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新細明體" svg:font-family="新細明體"/>
  </office:font-face-decls>
  <office:automatic-styles>
    <style:style style:name="ce1" style:family="table-cell" style:parent-style-name="Default" style:data-style-name="N0">
      <style:table-cell-properties fo:border="thin solid #000000" style:vertical-align="middle" fo:wrap-option="wrap"/>
    </style:style>
    <style:style style:name="ce2" style:family="table-cell" style:parent-style-name="Default" style:data-style-name="N0">
      <style:table-cell-properties fo:border-top="2pt solid #000000" fo:border-bottom="thin solid #000000" fo:border-left="thin solid #000000" fo:border-right="thin solid #000000" style:vertical-align="middle" fo:wrap-option="wrap"/>
    </style:style>
    <style:style style:name="ce3" style:family="table-cell" style:parent-style-name="Default" style:data-style-name="N0">
      <style:table-cell-properties fo:border-top="thin solid #000000" fo:border-bottom="thin solid #000000" fo:border-left="2pt solid #000000" fo:border-right="thin solid #000000" style:vertical-align="middle" fo:wrap-option="wrap"/>
    </style:style>
    <style:style style:name="ce4" style:family="table-cell" style:parent-style-name="Default" style:data-style-name="N0">
      <style:table-cell-properties fo:border-top="thin solid #000000" fo:border-bottom="thin solid #000000" fo:border-left="none" fo:border-right="thin solid #000000" style:vertical-align="middle" fo:wrap-option="wrap"/>
    </style:style>
    <style:style style:name="ce5" style:family="table-cell" style:parent-style-name="Default" style:data-style-name="N0">
      <style:table-cell-properties fo:border-top="none" fo:border-bottom="thin solid #000000" fo:border-left="none" fo:border-right="thin solid #000000" style:vertical-align="middle" fo:wrap-option="wrap"/>
    </style:style>
    <style:style style:name="ce6" style:family="table-cell" style:parent-style-name="Default" style:data-style-name="N0">
      <style:table-cell-properties fo:border-top="none" fo:border-bottom="thin solid #000000" fo:border-left="thin solid #000000" fo:border-right="thin solid #000000" style:vertical-align="middle" fo:wrap-option="wrap"/>
    </style:style>
    <style:style style:name="ce7" style:family="table-cell" style:parent-style-name="Default" style:data-style-name="N0">
      <style:table-cell-properties fo:border-top="thin solid #000000" fo:border-bottom="none" fo:border-left="none" fo:border-right="thin solid #000000" style:vertical-align="middle" fo:wrap-option="wrap"/>
    </style:style>
    <style:style style:name="ce8" style:family="table-cell" style:parent-style-name="Default" style:data-style-name="N0">
      <style:table-cell-properties fo:border-top="thin solid #000000" fo:border-bottom="none" fo:border-left="thin solid #000000" fo:border-right="thin solid #000000" style:vertical-align="middle" fo:wrap-option="wrap"/>
    </style:style>
    <style:style style:name="co1" style:family="table-column">
      <style:table-column-properties fo:break-before="auto" style:column-width="1.81680555555556cm" style:use-optimal-column-width="true"/>
    </style:style>
    <style:style style:name="co2" style:family="table-column">
      <style:table-column-properties fo:break-before="auto" style:column-width="3.63361111111111cm"/>
    </style:style>
    <style:style style:name="co3" style:family="table-column">
      <style:table-column-properties fo:break-before="auto" style:column-width="2.31069444444444cm"/>
    </style:style>
    <style:style style:name="co4" style:family="table-column">
      <style:table-column-properties fo:break-before="auto" style:column-width="1.69333333333333cm"/>
    </style:style>
    <style:style style:name="co5" style:family="table-column">
      <style:table-column-properties fo:break-before="auto" style:column-width="3.19263888888889cm"/>
    </style:style>
    <style:style style:name="co6" style:family="table-column">
      <style:table-column-properties fo:break-before="auto" style:column-width="1.86972222222222cm"/>
    </style:style>
    <style:style style:name="ro1" style:family="table-row">
      <style:table-row-properties style:row-height="17pt" style:use-optimal-row-height="true" fo:break-before="auto"/>
    </style:style>
    <style:style style:name="ro2" style:family="table-row">
      <style:table-row-properties style:row-height="409.5pt" style:use-optimal-row-height="true" fo:break-before="auto"/>
    </style:style>
    <style:style style:name="ro3" style:family="table-row">
      <style:table-row-properties style:row-height="408pt" style:use-optimal-row-height="true" fo:break-before="auto"/>
    </style:style>
    <style:style style:name="ro4" style:family="table-row">
      <style:table-row-properties style:row-height="306pt" style:use-optimal-row-height="true" fo:break-before="auto"/>
    </style:style>
    <style:style style:name="ro5" style:family="table-row">
      <style:table-row-properties style:row-height="357pt" style:use-optimal-row-height="true" fo:break-before="auto"/>
    </style:style>
    <style:style style:name="ro6" style:family="table-row">
      <style:table-row-properties style:row-height="340pt" style:use-optimal-row-height="true" fo:break-before="auto"/>
    </style:style>
    <style:style style:name="ro7" style:family="table-row">
      <style:table-row-properties style:row-height="323pt" style:use-optimal-row-height="true" fo:break-before="auto"/>
    </style:style>
    <style:style style:name="ro8" style:family="table-row">
      <style:table-row-properties style:row-height="289pt" style:use-optimal-row-height="true" fo:break-before="auto"/>
    </style:style>
    <style:style style:name="ro9" style:family="table-row">
      <style:table-row-properties style:row-height="374pt" style:use-optimal-row-height="true" fo:break-before="auto"/>
    </style:style>
    <style:style style:name="ro10" style:family="table-row">
      <style:table-row-properties style:row-height="272pt" style:use-optimal-row-height="true" fo:break-before="auto"/>
    </style:style>
    <style:style style:name="ro11" style:family="table-row">
      <style:table-row-properties style:row-height="238pt" style:use-optimal-row-height="true" fo:break-before="auto"/>
    </style:style>
    <style:style style:name="ro12" style:family="table-row">
      <style:table-row-properties style:row-height="221pt" style:use-optimal-row-height="true" fo:break-before="auto"/>
    </style:style>
    <style:style style:name="ro13" style:family="table-row">
      <style:table-row-properties style:row-height="119pt" style:use-optimal-row-height="true" fo:break-before="auto"/>
    </style:style>
    <style:style style:name="ro14" style:family="table-row">
      <style:table-row-properties style:row-height="187pt" style:use-optimal-row-height="true" fo:break-before="auto"/>
    </style:style>
    <style:style style:name="ro15" style:family="table-row">
      <style:table-row-properties style:row-height="391pt" style:use-optimal-row-height="true" fo:break-before="auto"/>
    </style:style>
    <style:style style:name="ro16" style:family="table-row">
      <style:table-row-properties style:row-height="25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85pt" style:use-optimal-row-height="true" fo:break-before="auto"/>
    </style:style>
    <style:style style:name="ro19" style:family="table-row">
      <style:table-row-properties style:row-height="34pt" style:use-optimal-row-height="true" fo:break-before="auto"/>
    </style:style>
    <style:style style:name="ro20" style:family="table-row">
      <style:table-row-properties style:row-height="5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urses_(6)" table:style-name="ta1">
        <table:table-column table:style-name="co1" table:default-cell-style-name="ce3"/>
        <table:table-column table:style-name="co2" table:default-cell-style-name="ce1"/>
        <table:table-column table:style-name="co3" table:number-columns-repeated="3" table:default-cell-style-name="ce1"/>
        <table:table-column table:style-name="co4"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number-columns-repeated="3" table:default-cell-style-name="ce1"/>
        <table:table-column table:style-name="co6" table:default-cell-style-name="ce1"/>
        <table:table-column table:style-name="co3" table:number-columns-repeated="6" table:default-cell-style-name="ce1"/>
        <table:table-column table:style-name="co4" table:default-cell-style-name="ce1"/>
        <table:table-column table:style-name="co5" table:number-columns-repeated="2" table:default-cell-style-name="ce1"/>
        <table:table-column table:style-name="co4" table:number-columns-repeated="16361" table:default-cell-style-name="ce1"/>
        <table:table-row table:style-name="ro1">
          <table:table-cell office:value-type="string" table:style-name="ce5">
            <text:p>學期</text:p>
          </table:table-cell>
          <table:table-cell office:value-type="string" table:style-name="ce6">
            <text:p>主開課教師姓名</text:p>
          </table:table-cell>
          <table:table-cell office:value-type="string" table:style-name="ce6">
            <text:p>課程全碼</text:p>
          </table:table-cell>
          <table:table-cell office:value-type="string" table:style-name="ce6">
            <text:p>系所代碼</text:p>
          </table:table-cell>
          <table:table-cell office:value-type="string" table:style-name="ce6">
            <text:p>系所名稱</text:p>
          </table:table-cell>
          <table:table-cell office:value-type="string" table:style-name="ce6">
            <text:p>學制</text:p>
          </table:table-cell>
          <table:table-cell office:value-type="string" table:style-name="ce6">
            <text:p>科目代碼</text:p>
          </table:table-cell>
          <table:table-cell office:value-type="string" table:style-name="ce6">
            <text:p>科目組別</text:p>
          </table:table-cell>
          <table:table-cell office:value-type="string" table:style-name="ce6">
            <text:p>年級</text:p>
          </table:table-cell>
          <table:table-cell office:value-type="string" table:style-name="ce6">
            <text:p>上課班組</text:p>
          </table:table-cell>
          <table:table-cell office:value-type="string" table:style-name="ce6">
            <text:p>科目中文名稱</text:p>
          </table:table-cell>
          <table:table-cell office:value-type="string" table:style-name="ce6">
            <text:p>科目英文名稱</text:p>
          </table:table-cell>
          <table:table-cell office:value-type="string" table:style-name="ce6">
            <text:p>授課教師姓名</text:p>
          </table:table-cell>
          <table:table-cell office:value-type="string" table:style-name="ce6">
            <text:p>學分數</text:p>
          </table:table-cell>
          <table:table-cell office:value-type="string" table:style-name="ce6">
            <text:p>上課週次</text:p>
          </table:table-cell>
          <table:table-cell office:value-type="string" table:style-name="ce6">
            <text:p>課別代碼</text:p>
          </table:table-cell>
          <table:table-cell office:value-type="string" table:style-name="ce6">
            <text:p>課別名稱</text:p>
          </table:table-cell>
          <table:table-cell office:value-type="string" table:style-name="ce6">
            <text:p>上課地點</text:p>
          </table:table-cell>
          <table:table-cell office:value-type="string" table:style-name="ce6">
            <text:p>上課星期</text:p>
          </table:table-cell>
          <table:table-cell office:value-type="string" table:style-name="ce6">
            <text:p>上課節次</text:p>
          </table:table-cell>
          <table:table-cell office:value-type="string" table:style-name="ce6">
            <text:p>備註</text:p>
          </table:table-cell>
          <table:table-cell office:value-type="string" table:style-name="ce6">
            <text:p>課程中文摘要</text:p>
          </table:table-cell>
          <table:table-cell office:value-type="string" table:style-name="ce6">
            <text:p>課程英文摘要</text:p>
          </table:table-cell>
          <table:table-cell table:number-columns-repeated="16361" table:style-name="ce2"/>
        </table:table-row>
        <table:table-row table:style-name="ro2">
          <table:table-cell office:value-type="float" office:value="1132" table:style-name="ce4">
            <text:p>1132</text:p>
          </table:table-cell>
          <table:table-cell office:value-type="string" table:style-name="ce1">
            <text:p>周雪棻</text:p>
          </table:table-cell>
          <table:table-cell office:value-type="float" office:value="11190005801110" table:style-name="ce1">
            <text:p>1.119E+13</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周雪棻</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4</text:p>
          </table:table-cell>
          <table:table-cell office:value-type="float" office:value="1" table:style-name="ce1">
            <text:p>1</text:p>
          </table:table-cell>
          <table:table-cell office:value-type="string" table:style-name="ce1">
            <text:p>6,7</text:p>
          </table:table-cell>
          <table:table-cell office:value-type="string" table:style-name="ce1">
            <text:p>1.修課限制：學士後、本系四技三年級以上、本系二技一般生。</text:p>
            <text:p>2.此為學士後護理系「實證健康照護」課程先修條件，建議選修。</text:p>
          </table:table-cell>
          <table:table-cell office:value-type="string" table:style-name="ce1">
            <text:p>本課程旨在提供學生基本的研究知識與批判技能，了解理論與知識之建立依據，並建立應用研究科學方法探索解決健康照護實務問題之基本概念，在實作課程中學生經由研究文獻批判之討論，提升對護理實務現象之研究質疑，進而能了解各類研究設計及相關之研究信效度等基本概念，提升團隊合作、克盡職責、批判性思考等能力，並反思臨床實務所面對之情境或問題。</text:p>
          </table:table-cell>
          <table:table-cell office:value-type="string" table:style-name="ce1">
            <text:p>This course provides students with the foundation of nursing research. Steps in the research process are introduced. This course prepares students to explore and solve problems regarding to scientific underpinnings of nursing research. A major emphasis of this course is to increase students' ability to formulate nursing research questions, to understand basic concepts such as research design and research-related reliability and validity, as well as to enhance students’ ability in teamwork, dedication, and critical thinking, and to reflect the contributions of research to advance nursing knowledge and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鍾美玲</text:p>
          </table:table-cell>
          <table:table-cell office:value-type="string" table:style-name="ce1">
            <text:p>111900410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0" table:style-name="ce1">
            <text:p>41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鍾美玲,林英,陳惠美,石雅文,林婷茹</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8,S402</text:p>
          </table:table-cell>
          <table:table-cell office:value-type="float" office:value="1" table:style-name="ce1">
            <text:p>1</text:p>
          </table:table-cell>
          <table:table-cell office:value-type="string" table:style-name="ce1">
            <text:p>1,2,3,4</text:p>
          </table:table-cell>
          <table:table-cell office:value-type="string" table:style-name="ce1">
            <text:p>1.授課期間：02/17-06/21，實際授課時間詳見教學計畫。</text:p>
            <text:p>2.核心課程網路退選書面加選。</text:p>
            <text:p>3.修課限制：護理系學士後、本系四技二年級以上。</text:p>
            <text:p>4.技術練習：W2(6-7節)，S408教室。</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鍾美玲</text:p>
          </table:table-cell>
          <table:table-cell office:value-type="string" table:style-name="ce1">
            <text:p>111900410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0" table:style-name="ce1">
            <text:p>41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鍾美玲,林英,陳惠美,石雅文,林婷茹</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8,S402</text:p>
          </table:table-cell>
          <table:table-cell office:value-type="float" office:value="2" table:style-name="ce1">
            <text:p>2</text:p>
          </table:table-cell>
          <table:table-cell office:value-type="string" table:style-name="ce1">
            <text:p>1,2,3,4,6,7</text:p>
          </table:table-cell>
          <table:table-cell office:value-type="string" table:style-name="ce1">
            <text:p>1.授課期間：02/17-06/21，實際授課時間詳見教學計畫。</text:p>
            <text:p>2.核心課程網路退選書面加選。</text:p>
            <text:p>3.修課限制：護理系學士後、本系四技二年級以上。</text:p>
            <text:p>4.技術練習：W2(6-7節)，S408教室。</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黃馨</text:p>
          </table:table-cell>
          <table:table-cell office:value-type="string" table:style-name="ce1">
            <text:p>111900409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09" table:style-name="ce1">
            <text:p>40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黃馨,陳怡禎,遲振婷,林佳蓉,林婷茹,吳曉雲,林庭妤,黃婷婷,洪珮真,王詩婷,林英,徐珮倚,劉茹涵,曾盈慈,杜帷希,王美華,王佩珊,褚怡菁</text:p>
          </table:table-cell>
          <table:table-cell office:value-type="float" office:value="2" table:style-name="ce1">
            <text:p>2</text:p>
          </table:table-cell>
          <table:table-cell office:value-type="string" table:style-name="ce1">
            <text:p>第1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實習課程，實習期間：寒假實習01/14-02/06(W2-W5)。</text:p>
            <text:p>2.核心課程網路退選書面加選。</text:p>
            <text:p>3.修課限制：護理系學士後、本系四技二年級以上。</text:p>
          </table:table-cell>
          <table:table-cell office:value-type="string" table:style-name="ce1">
            <text:p>本課程培養學生具有護理專業之基本知識與技能。實際運用基本護理所學之相關學理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3">
          <table:table-cell office:value-type="float" office:value="1132" table:style-name="ce4">
            <text:p>1132</text:p>
          </table:table-cell>
          <table:table-cell office:value-type="string" table:style-name="ce1">
            <text:p>戴君倚</text:p>
          </table:table-cell>
          <table:table-cell office:value-type="string" table:style-name="ce1">
            <text:p>111900417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7" table:style-name="ce1">
            <text:p>41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戴君倚,許碧芳,林秀貞,褚怡菁,李毓涵,洪珮真,潘婉琳,曾雅惠</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1.實習課程，實習期間：05/21-06/20(W3-W5)；06/23-07/18(W1-W5)。</text:p>
            <text:p>2.核心課程網路退選書面加選。</text:p>
            <text:p>3.修課限制：護理系學士後、本系四技三年級以上。</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BR,DR, and postpartum units) in order to enhance their childrear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3">
          <table:table-cell office:value-type="float" office:value="1132" table:style-name="ce4">
            <text:p>1132</text:p>
          </table:table-cell>
          <table:table-cell office:value-type="string" table:style-name="ce1">
            <text:p>戴君倚</text:p>
          </table:table-cell>
          <table:table-cell office:value-type="string" table:style-name="ce1">
            <text:p>111900417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7" table:style-name="ce1">
            <text:p>41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戴君倚,許碧芳,林秀貞,褚怡菁,李毓涵,洪珮真,潘婉琳,曾雅惠</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1.實習課程，實習期間：05/21-06/20(W3-W5)；06/23-07/18(W1-W5)。</text:p>
            <text:p>2.核心課程網路退選書面加選。</text:p>
            <text:p>3.修課限制：護理系學士後、本系四技三年級以上。</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BR,DR, and postpartum units) in order to enhance their childrear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3">
          <table:table-cell office:value-type="float" office:value="1132" table:style-name="ce4">
            <text:p>1132</text:p>
          </table:table-cell>
          <table:table-cell office:value-type="string" table:style-name="ce1">
            <text:p>戴君倚</text:p>
          </table:table-cell>
          <table:table-cell office:value-type="string" table:style-name="ce1">
            <text:p>111900417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7" table:style-name="ce1">
            <text:p>41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戴君倚,許碧芳,林秀貞,褚怡菁,李毓涵,洪珮真,潘婉琳,曾雅惠</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1.實習課程，實習期間：05/21-06/20(W3-W5)；06/23-07/18(W1-W5)。</text:p>
            <text:p>2.核心課程網路退選書面加選。</text:p>
            <text:p>3.修課限制：護理系學士後、本系四技三年級以上。</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BR,DR, and postpartum units) in order to enhance their childrear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2">
          <table:table-cell office:value-type="float" office:value="1132" table:style-name="ce4">
            <text:p>1132</text:p>
          </table:table-cell>
          <table:table-cell office:value-type="string" table:style-name="ce1">
            <text:p>戴君倚</text:p>
          </table:table-cell>
          <table:table-cell office:value-type="string" table:style-name="ce1">
            <text:p>111900416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6" table:style-name="ce1">
            <text:p>41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戴君倚</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4</text:p>
          </table:table-cell>
          <table:table-cell office:value-type="float" office:value="3" table:style-name="ce1">
            <text:p>3</text:p>
          </table:table-cell>
          <table:table-cell office:value-type="string" table:style-name="ce1">
            <text:p>1,2,3,4</text:p>
          </table:table-cell>
          <table:table-cell office:value-type="string" table:style-name="ce1">
            <text:p>1.授課期間：02/19-05/16，實際授課時間詳見教學計畫。</text:p>
            <text:p>2.核心課程網路退選書面加選。</text:p>
            <text:p>3.修課限制：護理系學士後、本系四技二年級以上。</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戴君倚</text:p>
          </table:table-cell>
          <table:table-cell office:value-type="string" table:style-name="ce1">
            <text:p>111900416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6" table:style-name="ce1">
            <text:p>41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戴君倚</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4</text:p>
          </table:table-cell>
          <table:table-cell office:value-type="float" office:value="4" table:style-name="ce1">
            <text:p>4</text:p>
          </table:table-cell>
          <table:table-cell office:value-type="string" table:style-name="ce1">
            <text:p>1,2,3,4</text:p>
          </table:table-cell>
          <table:table-cell office:value-type="string" table:style-name="ce1">
            <text:p>1.授課期間：02/19-05/16，實際授課時間詳見教學計畫。</text:p>
            <text:p>2.核心課程網路退選書面加選。</text:p>
            <text:p>3.修課限制：護理系學士後、本系四技二年級以上。</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戴君倚</text:p>
          </table:table-cell>
          <table:table-cell office:value-type="string" table:style-name="ce1">
            <text:p>111900416011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6" table:style-name="ce1">
            <text:p>41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戴君倚</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4</text:p>
          </table:table-cell>
          <table:table-cell office:value-type="float" office:value="5" table:style-name="ce1">
            <text:p>5</text:p>
          </table:table-cell>
          <table:table-cell office:value-type="string" table:style-name="ce1">
            <text:p>1,2,3,4</text:p>
          </table:table-cell>
          <table:table-cell office:value-type="string" table:style-name="ce1">
            <text:p>1.授課期間：02/19-05/16，實際授課時間詳見教學計畫。</text:p>
            <text:p>2.核心課程網路退選書面加選。</text:p>
            <text:p>3.修課限制：護理系學士後、本系四技二年級以上。</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198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198" table:style-name="ce1">
            <text:p>19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李慧貞,陳明宜,陳琬蓉,王詩晴</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1.實習課程，實習期間：05/22-06/21(W3-W5)；06/24-07/19(W2-W5)。各梯次實習時間詳見教學計畫。</text:p>
            <text:p>2.核心課程網路退選書面加選。</text:p>
            <text:p>3.修課限制：護理系學士後二年級以上、本系四技三年級以上。</text:p>
          </table:table-cell>
          <table:table-cell office:value-type="string" table:style-name="ce1">
            <text:p>學生能於實習過程中進行家庭的健康問題評估、分析影響家庭健康問題的因素並協助家庭處理健康問題；能進行社區或群體評估並發現社區或群體健康問題，以期整合社區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198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198" table:style-name="ce1">
            <text:p>19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李慧貞,陳明宜,陳琬蓉,王詩晴</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1.實習課程，實習期間：05/22-06/21(W3-W5)；06/24-07/19(W2-W5)。各梯次實習時間詳見教學計畫。</text:p>
            <text:p>2.核心課程網路退選書面加選。</text:p>
            <text:p>3.修課限制：護理系學士後二年級以上、本系四技三年級以上。</text:p>
          </table:table-cell>
          <table:table-cell office:value-type="string" table:style-name="ce1">
            <text:p>學生能於實習過程中進行家庭的健康問題評估、分析影響家庭健康問題的因素並協助家庭處理健康問題；能進行社區或群體評估並發現社區或群體健康問題，以期整合社區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198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198" table:style-name="ce1">
            <text:p>19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李慧貞,陳明宜,陳琬蓉,王詩晴</text:p>
          </table:table-cell>
          <table:table-cell office:value-type="float" office:value="3" table:style-name="ce1">
            <text:p>3</text:p>
          </table:table-cell>
          <table:table-cell office:value-type="string" table:style-name="ce1">
            <text:p>第1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1.實習課程，實習期間：05/22-06/21(W3-W5)；06/24-07/19(W2-W5)。各梯次實習時間詳見教學計畫。</text:p>
            <text:p>2.核心課程網路退選書面加選。</text:p>
            <text:p>3.修課限制：護理系學士後二年級以上、本系四技三年級以上。</text:p>
          </table:table-cell>
          <table:table-cell office:value-type="string" table:style-name="ce1">
            <text:p>學生能於實習過程中進行家庭的健康問題評估、分析影響家庭健康問題的因素並協助家庭處理健康問題；能進行社區或群體評估並發現社區或群體健康問題，以期整合社區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420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20" table:style-name="ce1">
            <text:p>42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李慧貞,徐淑貞</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3" table:style-name="ce1">
            <text:p>3</text:p>
          </table:table-cell>
          <table:table-cell office:value-type="string" table:style-name="ce1">
            <text:p>1,2,3,4,6,7,8,9</text:p>
          </table:table-cell>
          <table:table-cell office:value-type="string" table:style-name="ce1">
            <text:p>1.授課期間：02/19-03/14周三至周五PM，03/19-05/16三至周五AM，實際授課時間詳見教學計畫。</text:p>
            <text:p>2.核心課程網路退選書面加選。</text:p>
            <text:p>3.修課限制：護理系學士後二年級以上、本系四技三年級以上。</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420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20" table:style-name="ce1">
            <text:p>42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李慧貞,徐淑貞</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4" table:style-name="ce1">
            <text:p>4</text:p>
          </table:table-cell>
          <table:table-cell office:value-type="string" table:style-name="ce1">
            <text:p>1,2,3,4,6,7,8,9</text:p>
          </table:table-cell>
          <table:table-cell office:value-type="string" table:style-name="ce1">
            <text:p>1.授課期間：02/19-03/14周三至周五PM，03/19-05/16三至周五AM，實際授課時間詳見教學計畫。</text:p>
            <text:p>2.核心課程網路退選書面加選。</text:p>
            <text:p>3.修課限制：護理系學士後二年級以上、本系四技三年級以上。</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900420012A0</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20" table:style-name="ce1">
            <text:p>42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李慧貞,徐淑貞</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5" table:style-name="ce1">
            <text:p>5</text:p>
          </table:table-cell>
          <table:table-cell office:value-type="string" table:style-name="ce1">
            <text:p>1,2,3,4,6,7,8,9</text:p>
          </table:table-cell>
          <table:table-cell office:value-type="string" table:style-name="ce1">
            <text:p>1.授課期間：02/19-03/14周三至周五PM，03/19-05/16三至周五AM，實際授課時間詳見教學計畫。</text:p>
            <text:p>2.核心課程網路退選書面加選。</text:p>
            <text:p>3.修課限制：護理系學士後二年級以上、本系四技三年級以上。</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李怡賢</text:p>
          </table:table-cell>
          <table:table-cell office:value-type="string" table:style-name="ce1">
            <text:p>111900418012A1</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8" table:style-name="ce1">
            <text:p>418</text:p>
          </table:table-cell>
          <table:table-cell office:value-type="float" office:value="1" table:style-name="ce1">
            <text:p>1</text:p>
          </table:table-cell>
          <table:table-cell office:value-type="float" office:value="2" table:style-name="ce1">
            <text:p>2</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怡賢,李坤黛,韓惠萍</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3" table:style-name="ce1">
            <text:p>3</text:p>
          </table:table-cell>
          <table:table-cell office:value-type="string" table:style-name="ce1">
            <text:p>1,2,3,4,6,7,8,9</text:p>
          </table:table-cell>
          <table:table-cell office:value-type="string" table:style-name="ce1">
            <text:p>1.授課期間：02/19-03/14(W3-W5 AM)、03/19-05/16(W3-W5 PM)，實際授課時間詳見教學計畫。</text:p>
            <text:p>2.核心課程網路退選書面加選。</text:p>
            <text:p>3.修課限制：護理系學士後二年級以上、本系四技三年級以上。</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李怡賢</text:p>
          </table:table-cell>
          <table:table-cell office:value-type="string" table:style-name="ce1">
            <text:p>111900418012A1</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8" table:style-name="ce1">
            <text:p>418</text:p>
          </table:table-cell>
          <table:table-cell office:value-type="float" office:value="1" table:style-name="ce1">
            <text:p>1</text:p>
          </table:table-cell>
          <table:table-cell office:value-type="float" office:value="2" table:style-name="ce1">
            <text:p>2</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怡賢,李坤黛,韓惠萍</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4" table:style-name="ce1">
            <text:p>4</text:p>
          </table:table-cell>
          <table:table-cell office:value-type="string" table:style-name="ce1">
            <text:p>1,2,3,4,6,7,8,9</text:p>
          </table:table-cell>
          <table:table-cell office:value-type="string" table:style-name="ce1">
            <text:p>1.授課期間：02/19-03/14(W3-W5 AM)、03/19-05/16(W3-W5 PM)，實際授課時間詳見教學計畫。</text:p>
            <text:p>2.核心課程網路退選書面加選。</text:p>
            <text:p>3.修課限制：護理系學士後二年級以上、本系四技三年級以上。</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李怡賢</text:p>
          </table:table-cell>
          <table:table-cell office:value-type="string" table:style-name="ce1">
            <text:p>111900418012A1</text:p>
          </table:table-cell>
          <table:table-cell office:value-type="float" office:value="11190" table:style-name="ce1">
            <text:p>11190</text:p>
          </table:table-cell>
          <table:table-cell office:value-type="string" table:style-name="ce1">
            <text:p>護理系</text:p>
          </table:table-cell>
          <table:table-cell office:value-type="string" table:style-name="ce1">
            <text:p>學士後系</text:p>
          </table:table-cell>
          <table:table-cell office:value-type="float" office:value="418" table:style-name="ce1">
            <text:p>418</text:p>
          </table:table-cell>
          <table:table-cell office:value-type="float" office:value="1" table:style-name="ce1">
            <text:p>1</text:p>
          </table:table-cell>
          <table:table-cell office:value-type="float" office:value="2" table:style-name="ce1">
            <text:p>2</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怡賢,李坤黛,韓惠萍</text:p>
          </table:table-cell>
          <table:table-cell office:value-type="float" office:value="3" table:style-name="ce1">
            <text:p>3</text:p>
          </table:table-cell>
          <table:table-cell office:value-type="string" table:style-name="ce1">
            <text:p>第1~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5</text:p>
          </table:table-cell>
          <table:table-cell office:value-type="float" office:value="5" table:style-name="ce1">
            <text:p>5</text:p>
          </table:table-cell>
          <table:table-cell office:value-type="string" table:style-name="ce1">
            <text:p>1,2,3,4,6,7,8,9</text:p>
          </table:table-cell>
          <table:table-cell office:value-type="string" table:style-name="ce1">
            <text:p>1.授課期間：02/19-03/14(W3-W5 AM)、03/19-05/16(W3-W5 PM)，實際授課時間詳見教學計畫。</text:p>
            <text:p>2.核心課程網路退選書面加選。</text:p>
            <text:p>3.修課限制：護理系學士後二年級以上、本系四技三年級以上。</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翁仕彥</text:p>
          </table:table-cell>
          <table:table-cell office:value-type="float" office:value="11170083110110" table:style-name="ce1">
            <text:p>1.11701E+13</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31" table:style-name="ce1">
            <text:p>831</text:p>
          </table:table-cell>
          <table:table-cell office:value-type="float" office:value="10" table:style-name="ce1">
            <text:p>10</text:p>
          </table:table-cell>
          <table:table-cell office:value-type="float" office:value="1" table:style-name="ce1">
            <text:p>1</text:p>
          </table:table-cell>
          <table:table-cell office:value-type="float" office:value="10" table:style-name="ce1">
            <text:p>10</text:p>
          </table:table-cell>
          <table:table-cell office:value-type="string" table:style-name="ce1">
            <text:p>高等資料分析方法論</text:p>
          </table:table-cell>
          <table:table-cell office:value-type="string" table:style-name="ce1">
            <text:p>Advanced data analysis methods</text:p>
          </table:table-cell>
          <table:table-cell office:value-type="string" table:style-name="ce1">
            <text:p>翁仕彥</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3</text:p>
          </table:table-cell>
          <table:table-cell office:value-type="float" office:value="4" table:style-name="ce1">
            <text:p>4</text:p>
          </table:table-cell>
          <table:table-cell office:value-type="string" table:style-name="ce1">
            <text:p>10,11,12</text:p>
          </table:table-cell>
          <table:table-cell office:value-type="string" table:style-name="ce1">
            <text:p>修課限制：本所國內博士班、程式設計課程</text:p>
          </table:table-cell>
          <table:table-cell office:value-type="string" table:style-name="ce1">
            <text:p>本課程著眼於博士層級之量性資料分析理論與實務。主要是由以下課題：測度理論、廣義線性模式、抽樣分配、模型建立、高等相依資料處理等，選取適當課題，探討目前資料分析方法、實用觀念以及可行之技巧及工具，引導學生操作或使用SPSS和SAS等分析工具。透過本課程之講授和練習，可讓學生具備對介入性研究以及護理量性資料的分析能力，進一步能夠評估研究設計及相關推論之效能，並運用於研究與實務之專業上。</text:p>
          </table:table-cell>
          <table:table-cell office:value-type="string" table:style-name="ce1">
            <text:p>The focus of this course is applied statistical techniques, with emphasis on general linear model, sampling theory, model testing, longitudinal data analysis and multivariate analysis through the Statistical Package for the Social Sciences (SPSS) and the statistical analysis system (SAS). This course will complete weekly computer assignments that provide hands on" experience with data analysis and interpretation of results. Students will actually understand statistical procedures and apply statistical techniques to concrete data."</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700833011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33" table:style-name="ce1">
            <text:p>83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高等質性研究方法論</text:p>
          </table:table-cell>
          <table:table-cell office:value-type="string" table:style-name="ce1">
            <text:p>Advanced Qualitative Research</text:p>
          </table:table-cell>
          <table:table-cell office:value-type="string" table:style-name="ce1">
            <text:p>魏秀靜,林惠如,邱秀渝</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603</text:p>
          </table:table-cell>
          <table:table-cell office:value-type="float" office:value="4" table:style-name="ce1">
            <text:p>4</text:p>
          </table:table-cell>
          <table:table-cell office:value-type="string" table:style-name="ce1">
            <text:p>2,3,4</text:p>
          </table:table-cell>
          <table:table-cell office:value-type="string" table:style-name="ce1">
            <text:p>修課限制：本所國內博士班</text:p>
          </table:table-cell>
          <table:table-cell office:value-type="string" table:style-name="ce1">
            <text:p>此課程主要為質性研究方法論之介紹與練習，學生能了解質性研究之發展，典範</text:p>
            <text:p>與方法論，進而能運用質性研究練習收集資料，分析資料及批判質性研究，期使</text:p>
            <text:p>學生能有執行質性研究之專題經驗。課程內容包含：質性研究之典範，紮根理論，</text:p>
            <text:p>現象學，各類質性研究之比較，質性研究之收集資料，分析資料，嚴謹度，批判，</text:p>
            <text:p>撰寫等。</text:p>
          </table:table-cell>
          <table:table-cell office:value-type="string" table:style-name="ce1">
            <text:p>This course critically examines diverse qualitative approaches applied in research.</text:p>
            <text:p>The discussion emphasizes on philosophical bases of qualitative inquiries, whereas</text:p>
            <text:p>the analysis focuses on paradigmatic nature of qualitative approaches in contrast to</text:p>
            <text:p>quantitative approaches. The class presents sampling and a variety of data collection</text:p>
            <text:p>procedures; discusses issues on rigor; explores methods of analysis appropriate to the</text:p>
            <text:p>data; and considers ethical issues associated with each stage of the research. Students</text:p>
            <text:p>are expected to complete a qualitative project.</text:p>
          </table:table-cell>
          <table:table-cell table:number-columns-repeated="16361"/>
        </table:table-row>
        <table:table-row table:style-name="ro4">
          <table:table-cell office:value-type="float" office:value="1132" table:style-name="ce4">
            <text:p>1132</text:p>
          </table:table-cell>
          <table:table-cell office:value-type="string" table:style-name="ce1">
            <text:p>賴倩瑜</text:p>
          </table:table-cell>
          <table:table-cell office:value-type="string" table:style-name="ce1">
            <text:p>111700832011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32" table:style-name="ce1">
            <text:p>83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進階護理實務實習I</text:p>
          </table:table-cell>
          <table:table-cell office:value-type="string" table:style-name="ce1">
            <text:p>Advanced Nursing Practicum (Ι)</text:p>
          </table:table-cell>
          <table:table-cell office:value-type="string" table:style-name="ce1">
            <text:p>賴倩瑜,林惠如,張淑芳,葉美玲,劉玟宜,李梅琛</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603</text:p>
          </table:table-cell>
          <table:table-cell office:value-type="float" office:value="4" table:style-name="ce1">
            <text:p>4</text:p>
          </table:table-cell>
          <table:table-cell office:value-type="string" table:style-name="ce1">
            <text:p>5,6</text:p>
          </table:table-cell>
          <table:table-cell office:value-type="string" table:style-name="ce1">
            <text:p>修課限制：實習課程、本所國內博士班</text:p>
          </table:table-cell>
          <table:table-cell office:value-type="string" table:style-name="ce1">
            <text:p>本課程旨在提供護理系博士班學生於健康或相關機構獲得實務或研究經驗。過程中</text:p>
            <text:p>提供學生機會藉由熟識臨床實務問題，分析和詮釋目前護理科學之發展，參與相關</text:p>
            <text:p>之實證或實務活動。</text:p>
          </table:table-cell>
          <table:table-cell office:value-type="string" table:style-name="ce1">
            <text:p>This course aims to provide nursing doctoral students to obtain clinical or research</text:p>
            <text:p>experiences at health related institutions. Based on familiar with clinical issues, students will</text:p>
            <text:p>analyze and interpret the current development of nursing science, involve the related practice.</text:p>
          </table:table-cell>
          <table:table-cell table:number-columns-repeated="16361"/>
        </table:table-row>
        <table:table-row table:style-name="ro5">
          <table:table-cell office:value-type="float" office:value="1132" table:style-name="ce4">
            <text:p>1132</text:p>
          </table:table-cell>
          <table:table-cell office:value-type="string" table:style-name="ce1">
            <text:p>張淑芳</text:p>
          </table:table-cell>
          <table:table-cell office:value-type="float" office:value="11170038701220" table:style-name="ce1">
            <text:p>1.117E+13</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387" table:style-name="ce1">
            <text:p>387</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課程發展與設計</text:p>
          </table:table-cell>
          <table:table-cell office:value-type="string" table:style-name="ce1">
            <text:p>Curriculum Development</text:p>
          </table:table-cell>
          <table:table-cell office:value-type="string" table:style-name="ce1">
            <text:p>張淑芳,林梅香,劉玟宜</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636</text:p>
          </table:table-cell>
          <table:table-cell office:value-type="float" office:value="4" table:style-name="ce1">
            <text:p>4</text:p>
          </table:table-cell>
          <table:table-cell office:value-type="string" table:style-name="ce1">
            <text:p>6,7</text:p>
          </table:table-cell>
          <table:table-cell office:value-type="string" table:style-name="ce1">
            <text:p>修課限制：本所國內博士班博二以上</text:p>
          </table:table-cell>
          <table:table-cell office:value-type="string" table:style-name="ce1">
            <text:p>本課程主要在強化學生教學能力，是護理教育師資培育主要的起始點，課程內容包</text:p>
            <text:p>含(1) 分析課程發展的理論與過程；(2) 綜述及分析護理教育的演進及議題，來檢視護</text:p>
            <text:p>理教育者的角色與功能；(3)反思創意教學的策略與相關議題。本課程教學方法是強調自</text:p>
            <text:p>我導向、創意及批判性思考之能力培育。</text:p>
          </table:table-cell>
          <table:table-cell office:value-type="string" table:style-name="ce1">
            <text:p>This course examines the role of the nurse educator in both academic and health care settings.</text:p>
            <text:p>Curriculum development is analyzed, discussed, and evaluated. It could reflect current</text:p>
            <text:p>learning theory, technology, healthcare delivery systems, social issues, and trend, and</text:p>
            <text:p>evidence-based studies.</text:p>
          </table:table-cell>
          <table:table-cell table:number-columns-repeated="16361"/>
        </table:table-row>
        <table:table-row table:style-name="ro2">
          <table:table-cell office:value-type="float" office:value="1132" table:style-name="ce4">
            <text:p>1132</text:p>
          </table:table-cell>
          <table:table-cell office:value-type="string" table:style-name="ce1">
            <text:p>李慈音</text:p>
          </table:table-cell>
          <table:table-cell office:value-type="float" office:value="11170084401221" table:style-name="ce1">
            <text:p>1.11701E+13</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44" table:style-name="ce1">
            <text:p>844</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介入性與臨床試驗研究方法論</text:p>
          </table:table-cell>
          <table:table-cell office:value-type="string" table:style-name="ce1">
            <text:p>Design and Analysis of Nursing Intervention Studies</text:p>
          </table:table-cell>
          <table:table-cell office:value-type="string" table:style-name="ce1">
            <text:p>李慈音,梁淑媛,王采芷</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636</text:p>
          </table:table-cell>
          <table:table-cell office:value-type="float" office:value="4" table:style-name="ce1">
            <text:p>4</text:p>
          </table:table-cell>
          <table:table-cell office:value-type="string" table:style-name="ce1">
            <text:p>2,3,4</text:p>
          </table:table-cell>
          <table:table-cell office:value-type="string" table:style-name="ce1">
            <text:p>修課限制：本所博士班博二以上</text:p>
          </table:table-cell>
          <table:table-cell office:value-type="string" table:style-name="ce1">
            <text:p>This course is designed to familiarize students with theory-driven nursing intervention reearch and clinical trials, including design, conduct, analysis and interpretation of results. Topics will include commonly used designs, methods for randomization, blinding and sample size determination, choice of controls, collaborative/ multicenter trial requirements and operational issues, data management and data quality issues, interim analysis methods, critical review of clinical trial results, ethics considerations and statistical techniques for analyzing clinical trial and nursing intervention data.</text:p>
          </table:table-cell>
          <table:table-cell office:value-type="string" table:style-name="ce1">
            <text:p>This course is designed to familiarize students with theory-driven nursing intervention reearch and clinical trials, including design, conduct, analysis and interpretation of results. Topics will include commonly used designs, methods for randomization, blinding and sample size determination, choice of controls, collaborative/ multicenter trial requirements and operational issues, data management and data quality issues, interim analysis methods, critical review of clinical trial results, ethics considerations and statistical techniques for analyzing clinical trial and nursing intervention data.</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1700849012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49" table:style-name="ce1">
            <text:p>849</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論文專題研究I</text:p>
          </table:table-cell>
          <table:table-cell office:value-type="string" table:style-name="ce1">
            <text:p>Dissertation Independent Study I</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授課時間地點請洽指導教授，修課限制：本所國內博士班、書面選課</text:p>
          </table:table-cell>
          <table:table-cell office:value-type="string" table:style-name="ce1">
            <text:p>本課程以個別指導之形式，依據博士生未來護理專業發展方向，引導學生探索護理實務相關之研究議題，進行相關理論及照護模式之分析，結合其臨床專業技能，應用批判性思考及實證護理的概念，與產官學界等多方領域先進之討論，訂定研究方向及主題，擬定研究設計、進行或完成研究計畫之撰寫。</text:p>
          </table:table-cell>
          <table:table-cell office:value-type="string" table:style-name="ce1">
            <text:p>This course is conducted through individualized instruction and is designed to guide doctoral students in exploring research topics relevant to their future nursing professional development. It involves the analysis of pertinent theories and care models, integration of their clinical expertise, application of critical thinking and evidence-based nursing concepts, and engagement in discussions with experts from various sectors including academia, industry, and government. The course aims to help the student determine his/her research direction and topic, formulate research designs, and initiate or complete the writing of a research proposal.</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1700850012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50" table:style-name="ce1">
            <text:p>85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論文專題研究II</text:p>
          </table:table-cell>
          <table:table-cell office:value-type="string" table:style-name="ce1">
            <text:p>Dissertation Independent Study II</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3" table:style-name="ce1">
            <text:p>3</text:p>
          </table:table-cell>
          <table:table-cell office:value-type="string" table:style-name="ce1">
            <text:p>授課時間地點請洽指導教授，修課限制：本所國內博士班、書面選課</text:p>
          </table:table-cell>
          <table:table-cell office:value-type="string" table:style-name="ce1">
            <text:p>本課程以個別指導之形式，依據博士生未來護理專業發展方向，引導學生應用相關核心概念，發展護理相關理論及照護模式，結合其臨床專業技能，應用批判性思考及實證護理的概念，確認研究主題及設計、完成博士論文研究計畫之書寫。</text:p>
          </table:table-cell>
          <table:table-cell office:value-type="string" table:style-name="ce1">
            <text:p>This course is structured as individualized instruction, tailored to the doctoral student’s future development in the field of nursing. It guides the student to apply relevant core concepts, develop nursing-related theories and nursing care models, integrate his/her clinical expertise, employ critical thinking and evidence-based nursing concepts, and confirm his/her research topic and designs. It culminates in the completion of a written research proposal for his/her dissertation.</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1700854013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54" table:style-name="ce1">
            <text:p>854</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博士論文I</text:p>
          </table:table-cell>
          <table:table-cell office:value-type="string" table:style-name="ce1">
            <text:p>Dissertation I</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授課時間地點請洽指導教授，修課限制：本所國內博士班、書面選課</text:p>
          </table:table-cell>
          <table:table-cell office:value-type="string" table:style-name="ce1">
            <text:p>本課程以個別指導之形式，旨在協助博士生以臨床實務或護理專業發展為基礎，應用相關理論、照護模式及研究能力，執行研究計畫，進行資料分析、研究成果報告發表及博士論文之撰寫。</text:p>
          </table:table-cell>
          <table:table-cell office:value-type="string" table:style-name="ce1">
            <text:p>This course is structured as individualized instruction with the aim of assisting the doctoral student who is building upon his/her clinical practice or nursing professional development. It emphasizes the application of relevant theories, nursing care models, and research skills, the execution of research projects, data analysis, publishing of the results of studies, and the writing of his/her dissertation.</text:p>
          </table:table-cell>
          <table:table-cell table:number-columns-repeated="16361"/>
        </table:table-row>
        <table:table-row table:style-name="ro3">
          <table:table-cell office:value-type="float" office:value="1132" table:style-name="ce4">
            <text:p>1132</text:p>
          </table:table-cell>
          <table:table-cell office:value-type="string" table:style-name="ce1">
            <text:p>undefined</text:p>
          </table:table-cell>
          <table:table-cell office:value-type="string" table:style-name="ce1">
            <text:p>111700855013A0</text:p>
          </table:table-cell>
          <table:table-cell office:value-type="float" office:value="11170" table:style-name="ce1">
            <text:p>11170</text:p>
          </table:table-cell>
          <table:table-cell office:value-type="string" table:style-name="ce1">
            <text:p>護理系</text:p>
          </table:table-cell>
          <table:table-cell office:value-type="string" table:style-name="ce1">
            <text:p>博士班</text:p>
          </table:table-cell>
          <table:table-cell office:value-type="float" office:value="855" table:style-name="ce1">
            <text:p>855</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博士論文II</text:p>
          </table:table-cell>
          <table:table-cell office:value-type="string" table:style-name="ce1">
            <text:p>Dissertation II</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4" table:style-name="ce1">
            <text:p>4</text:p>
          </table:table-cell>
          <table:table-cell office:value-type="string" table:style-name="ce1">
            <text:p>授課時間地點請洽指導教授，修課限制：本所國內博士班、書面選課</text:p>
          </table:table-cell>
          <table:table-cell office:value-type="string" table:style-name="ce1">
            <text:p>本課程以個別指導之形式，旨在協助博士生以臨床實務或護理專業發展為基礎，應用相關理論、照護模式及研究能力，執行研究計畫，進行資料分析，完成博士論文之撰寫。</text:p>
          </table:table-cell>
          <table:table-cell office:value-type="string" table:style-name="ce1">
            <text:p>This course is conducted through individualized instruction with the objective of assisting the doctoral student who is building upon his/her clinical practice or nursing professional development. It focuses on the application of relevant theories, nursing care models, and research skills, the execution of research projects, data analysis, and the completion of the dissert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段慧瑩</text:p>
          </table:table-cell>
          <table:table-cell office:value-type="float" office:value="31180043601220" table:style-name="ce1">
            <text:p>3.118E+13</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36" table:style-name="ce1">
            <text:p>43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嬰幼兒健康照護</text:p>
          </table:table-cell>
          <table:table-cell office:value-type="string" table:style-name="ce1">
            <text:p>Infant and Child Health Care</text:p>
          </table:table-cell>
          <table:table-cell office:value-type="string" table:style-name="ce1">
            <text:p>段慧瑩</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5</text:p>
          </table:table-cell>
          <table:table-cell office:value-type="float" office:value="6" table:style-name="ce1">
            <text:p>6</text:p>
          </table:table-cell>
          <table:table-cell office:value-type="string" table:style-name="ce1">
            <text:p>6,7</text:p>
          </table:table-cell>
          <table:table-cell office:value-type="string" table:style-name="ce1">
            <text:p>修課限制：本系學士後、跨域課程。</text:p>
          </table:table-cell>
          <table:table-cell office:value-type="string" table:style-name="ce1">
            <text:p>本課程提供嬰幼兒的健康照護等專業議題，著重運用衛生教育的方法以避免疾病的發生、抑制傳染傳播與促進健康的保護措施；因嬰幼兒階段不具備自我照顧的能力。預防勝於治療之預防醫學概念培育嬰幼兒保育人員，期能使嬰幼兒可以得到高品質的照護。本課程內容以嬰幼兒的生理功能配合衛生教育及健康促進的學理、國內外嬰幼兒衛生保健現況、生命統計資料與臨床處理原則，循序漸進的獲取嬰幼兒健康照護的知識。此外，課程亦包括幼兒教育及照顧法及保健諮詢機構之介紹，以培育嬰幼兒保育人員具備相關法規之常識及善用資源的能力。</text:p>
          </table:table-cell>
          <table:table-cell office:value-type="string" table:style-name="ce1">
            <text:p>Using the method of health education in order to avoid the occurrence of diseases, inhibit the spread of infection and promote health protection measures; infant stages does not have the ability to take care of themselves. Prevention is better than cure and preventive medicine concepts foster caregivers of infants, can enable infants to receive quality care. Infants ' physiological functions combined with health education and health promotion theory, and infant health status and vital statistics data and clinical management principle of gradual access to infant health care knowledge; is able to have the knowledge and skills used in everyday life or in the workplace of the future.</text:p>
          </table:table-cell>
          <table:table-cell table:number-columns-repeated="16361"/>
        </table:table-row>
        <table:table-row table:style-name="ro6">
          <table:table-cell office:value-type="float" office:value="1132" table:style-name="ce4">
            <text:p>1132</text:p>
          </table:table-cell>
          <table:table-cell office:value-type="string" table:style-name="ce1">
            <text:p>undefined</text:p>
          </table:table-cell>
          <table:table-cell office:value-type="float" office:value="31180044101221" table:style-name="ce1">
            <text:p>3.118E+13</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41" table:style-name="ce1">
            <text:p>441</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幼兒園行政管理與實務</text:p>
          </table:table-cell>
          <table:table-cell office:value-type="string" table:style-name="ce1">
            <text:p>Administration and Practice of Preschool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5</text:p>
          </table:table-cell>
          <table:table-cell office:value-type="float" office:value="6" table:style-name="ce1">
            <text:p>6</text:p>
          </table:table-cell>
          <table:table-cell office:value-type="string" table:style-name="ce1">
            <text:p>3,4</text:p>
          </table:table-cell>
          <table:table-cell office:value-type="string" table:style-name="ce1">
            <text:p>修課限制：本系學士後。</text:p>
          </table:table-cell>
          <table:table-cell office:value-type="string" table:style-name="ce1">
            <text:p>本課程以行政經營管理之相關理論為依據，探討幼兒園經營管理之各項議題，包括法令政策、人事管理、幼兒保育、總務、檔案管理、硬體設備、環境管理、教保管理、機構評鑑以及社區與親職教育合作等實務探討。</text:p>
          </table:table-cell>
          <table:table-cell office:value-type="string" table:style-name="ce1">
            <text:p>The contents of the course reflect the areas of management of preschools.The course introduces the theories and skills of management. <text:s/>By definition of management of preschools, cases studying, group discussion, role playing and presentation, students develop a professional leadership in a preschoo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潘敏</text:p>
          </table:table-cell>
          <table:table-cell office:value-type="float" office:value="31180048501222" table:style-name="ce1">
            <text:p>3.118E+13</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85" table:style-name="ce1">
            <text:p>485</text:p>
          </table:table-cell>
          <table:table-cell office:value-type="float" office:value="1" table:style-name="ce1">
            <text:p>1</text:p>
          </table:table-cell>
          <table:table-cell office:value-type="float" office:value="2" table:style-name="ce1">
            <text:p>2</text:p>
          </table:table-cell>
          <table:table-cell office:value-type="float" office:value="22" table:style-name="ce1">
            <text:p>22</text:p>
          </table:table-cell>
          <table:table-cell office:value-type="string" table:style-name="ce1">
            <text:p>幼兒體能</text:p>
          </table:table-cell>
          <table:table-cell office:value-type="string" table:style-name="ce1">
            <text:p>Child Physical Ability</text:p>
          </table:table-cell>
          <table:table-cell office:value-type="string" table:style-name="ce1">
            <text:p>潘敏</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5</text:p>
          </table:table-cell>
          <table:table-cell office:value-type="float" office:value="6" table:style-name="ce1">
            <text:p>6</text:p>
          </table:table-cell>
          <table:table-cell office:value-type="string" table:style-name="ce1">
            <text:p>8,9</text:p>
          </table:table-cell>
          <table:table-cell office:value-type="string" table:style-name="ce1">
            <text:p>修課限制：本系學士後。</text:p>
          </table:table-cell>
          <table:table-cell office:value-type="string" table:style-name="ce1">
            <text:p>本課程旨在讓學生了解幼兒體能發展的過程，藉由團體活動、遊戲與競賽過程中培養並建立均衡體能發展。並說明活動的指導原則與相關課程活動安排的目的，設計適合的幼兒體適能處方(活動)，並藉由實務的操作增進幼兒體適能指導的經驗，有助於未來考取幼兒體適能指導員的能力。</text:p>
          </table:table-cell>
          <table:table-cell office:value-type="string" table:style-name="ce1">
            <text:p>The purpose of this course guides students to understand the</text:p>
            <text:p>development of children physical fitness and establish the balanced development via</text:p>
            <text:p>group activities, games, and competition. In this course, we also explain the instructive principles and the main purpose for activity arrangement and exercise prescription. In addition, the course also incorporate the practices in preschool and fitness studio for experience accumulation, which could be benefit to acquire the related children fitness certific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歐姿秀</text:p>
          </table:table-cell>
          <table:table-cell office:value-type="string" table:style-name="ce1">
            <text:p>311800453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3" table:style-name="ce1">
            <text:p>45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政策與法規</text:p>
          </table:table-cell>
          <table:table-cell office:value-type="string" table:style-name="ce1">
            <text:p>Introduction of Infant and Child Policy and Law</text:p>
          </table:table-cell>
          <table:table-cell office:value-type="string" table:style-name="ce1">
            <text:p>歐姿秀</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5</text:p>
          </table:table-cell>
          <table:table-cell office:value-type="float" office:value="6" table:style-name="ce1">
            <text:p>6</text:p>
          </table:table-cell>
          <table:table-cell office:value-type="string" table:style-name="ce1">
            <text:p>1,2</text:p>
          </table:table-cell>
          <table:table-cell office:value-type="string" table:style-name="ce1">
            <text:p>修課限制：本系學士後。</text:p>
          </table:table-cell>
          <table:table-cell office:value-type="string" table:style-name="ce1">
            <text:p>本課程運用問題本位導向的思維，引導與鼓勵學生利用時事觀察與案例討論，瞭解我國幼兒教保政策與法規的規劃設計與實務應用，培養未來在職場上能夠運用相關知能於保障嬰幼兒、家長與自我的權益，積極履行專業義務，在面臨相關問題時能夠做出合宜的專業判斷與實際行動。</text:p>
          </table:table-cell>
          <table:table-cell office:value-type="string" table:style-name="ce1">
            <text:p>Introduction of Infant and Child Policy and Law<text:s/></text:p>
            <text:p>The course is designed to introduce students to law and policy in the early childhood education and care.With an emphasis on the interplay between law and policy, legal decisions, and educational practice.Examines recent reform efforts at both the federal and local levels, with particular attention to integration of kindergarten and child care center and the debates around its reauthoriz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汪欣怡</text:p>
          </table:table-cell>
          <table:table-cell office:value-type="string" table:style-name="ce1">
            <text:p>311800451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Practice of infant &amp;amp; Child Care</text:p>
          </table:table-cell>
          <table:table-cell office:value-type="string" table:style-name="ce1">
            <text:p>汪欣怡,歐姿秀,孫沛婕,段慧瑩</text:p>
          </table:table-cell>
          <table:table-cell office:value-type="float" office:value="4" table:style-name="ce1">
            <text:p>4</text:p>
          </table:table-cell>
          <table:table-cell office:value-type="string" table:style-name="ce1">
            <text:p>第9~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text:p>
          </table:table-cell>
          <table:table-cell office:value-type="string" table:style-name="ce1">
            <text:p>修課限制：實習課程114/4/14-5/8(18天)、學士後</text:p>
          </table:table-cell>
          <table:table-cell office:value-type="string" table:style-name="ce1">
            <text:p>實習目的為促進學生了解保育機構之性質、組織狀況及業務內容。透過在教保現場觀摩及實作，學習實習機構專業工作者之角色與職責，印證演練幼兒保育專業知識與技能。實習表現依據教保機構之評量、實習作業及參與等評分。</text:p>
          </table:table-cell>
          <table:table-cell office:value-type="string" table:style-name="ce1">
            <text:p>The purpose of the practice is to promote students understand the character, the situation of organization and curriculum content of preschool. By observing and implementing, the students can learn the roles and responsibilities of professional cargivers in preschool. The students also can confirm professional knowledge and skills of child-Educare. The performance of practice is based on the evaluation of preschool, internship homework and particip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汪欣怡</text:p>
          </table:table-cell>
          <table:table-cell office:value-type="string" table:style-name="ce1">
            <text:p>311800451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Practice of infant &amp;amp; Child Care</text:p>
          </table:table-cell>
          <table:table-cell office:value-type="string" table:style-name="ce1">
            <text:p>汪欣怡,歐姿秀,孫沛婕,段慧瑩</text:p>
          </table:table-cell>
          <table:table-cell office:value-type="float" office:value="4" table:style-name="ce1">
            <text:p>4</text:p>
          </table:table-cell>
          <table:table-cell office:value-type="string" table:style-name="ce1">
            <text:p>第9~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text:p>
          </table:table-cell>
          <table:table-cell office:value-type="string" table:style-name="ce1">
            <text:p>修課限制：實習課程114/4/14-5/8(18天)、學士後</text:p>
          </table:table-cell>
          <table:table-cell office:value-type="string" table:style-name="ce1">
            <text:p>實習目的為促進學生了解保育機構之性質、組織狀況及業務內容。透過在教保現場觀摩及實作，學習實習機構專業工作者之角色與職責，印證演練幼兒保育專業知識與技能。實習表現依據教保機構之評量、實習作業及參與等評分。</text:p>
          </table:table-cell>
          <table:table-cell office:value-type="string" table:style-name="ce1">
            <text:p>The purpose of the practice is to promote students understand the character, the situation of organization and curriculum content of preschool. By observing and implementing, the students can learn the roles and responsibilities of professional cargivers in preschool. The students also can confirm professional knowledge and skills of child-Educare. The performance of practice is based on the evaluation of preschool, internship homework and particip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汪欣怡</text:p>
          </table:table-cell>
          <table:table-cell office:value-type="string" table:style-name="ce1">
            <text:p>311800451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Practice of infant &amp;amp; Child Care</text:p>
          </table:table-cell>
          <table:table-cell office:value-type="string" table:style-name="ce1">
            <text:p>汪欣怡,歐姿秀,孫沛婕,段慧瑩</text:p>
          </table:table-cell>
          <table:table-cell office:value-type="float" office:value="4" table:style-name="ce1">
            <text:p>4</text:p>
          </table:table-cell>
          <table:table-cell office:value-type="string" table:style-name="ce1">
            <text:p>第9~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text:p>
          </table:table-cell>
          <table:table-cell office:value-type="string" table:style-name="ce1">
            <text:p>修課限制：實習課程114/4/14-5/8(18天)、學士後</text:p>
          </table:table-cell>
          <table:table-cell office:value-type="string" table:style-name="ce1">
            <text:p>實習目的為促進學生了解保育機構之性質、組織狀況及業務內容。透過在教保現場觀摩及實作，學習實習機構專業工作者之角色與職責，印證演練幼兒保育專業知識與技能。實習表現依據教保機構之評量、實習作業及參與等評分。</text:p>
          </table:table-cell>
          <table:table-cell office:value-type="string" table:style-name="ce1">
            <text:p>The purpose of the practice is to promote students understand the character, the situation of organization and curriculum content of preschool. By observing and implementing, the students can learn the roles and responsibilities of professional cargivers in preschool. The students also can confirm professional knowledge and skills of child-Educare. The performance of practice is based on the evaluation of preschool, internship homework and particip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汪欣怡</text:p>
          </table:table-cell>
          <table:table-cell office:value-type="string" table:style-name="ce1">
            <text:p>311800451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Practice of infant &amp;amp; Child Care</text:p>
          </table:table-cell>
          <table:table-cell office:value-type="string" table:style-name="ce1">
            <text:p>汪欣怡,歐姿秀,孫沛婕,段慧瑩</text:p>
          </table:table-cell>
          <table:table-cell office:value-type="float" office:value="4" table:style-name="ce1">
            <text:p>4</text:p>
          </table:table-cell>
          <table:table-cell office:value-type="string" table:style-name="ce1">
            <text:p>第9~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text:p>
          </table:table-cell>
          <table:table-cell office:value-type="string" table:style-name="ce1">
            <text:p>修課限制：實習課程114/4/14-5/8(18天)、學士後</text:p>
          </table:table-cell>
          <table:table-cell office:value-type="string" table:style-name="ce1">
            <text:p>實習目的為促進學生了解保育機構之性質、組織狀況及業務內容。透過在教保現場觀摩及實作，學習實習機構專業工作者之角色與職責，印證演練幼兒保育專業知識與技能。實習表現依據教保機構之評量、實習作業及參與等評分。</text:p>
          </table:table-cell>
          <table:table-cell office:value-type="string" table:style-name="ce1">
            <text:p>The purpose of the practice is to promote students understand the character, the situation of organization and curriculum content of preschool. By observing and implementing, the students can learn the roles and responsibilities of professional cargivers in preschool. The students also can confirm professional knowledge and skills of child-Educare. The performance of practice is based on the evaluation of preschool, internship homework and particip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汪欣怡</text:p>
          </table:table-cell>
          <table:table-cell office:value-type="string" table:style-name="ce1">
            <text:p>311800451012A0</text:p>
          </table:table-cell>
          <table:table-cell office:value-type="float" office:value="31180" table:style-name="ce1">
            <text:p>31180</text:p>
          </table:table-cell>
          <table:table-cell office:value-type="string" table:style-name="ce1">
            <text:p>嬰幼兒保育系</text:p>
          </table:table-cell>
          <table:table-cell office:value-type="string" table:style-name="ce1">
            <text:p>學士後學位學程</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Practice of infant &amp;amp; Child Care</text:p>
          </table:table-cell>
          <table:table-cell office:value-type="string" table:style-name="ce1">
            <text:p>汪欣怡,歐姿秀,孫沛婕,段慧瑩</text:p>
          </table:table-cell>
          <table:table-cell office:value-type="float" office:value="4" table:style-name="ce1">
            <text:p>4</text:p>
          </table:table-cell>
          <table:table-cell office:value-type="string" table:style-name="ce1">
            <text:p>第9~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text:p>
          </table:table-cell>
          <table:table-cell office:value-type="string" table:style-name="ce1">
            <text:p>修課限制：實習課程114/4/14-5/8(18天)、學士後</text:p>
          </table:table-cell>
          <table:table-cell office:value-type="string" table:style-name="ce1">
            <text:p>實習目的為促進學生了解保育機構之性質、組織狀況及業務內容。透過在教保現場觀摩及實作，學習實習機構專業工作者之角色與職責，印證演練幼兒保育專業知識與技能。實習表現依據教保機構之評量、實習作業及參與等評分。</text:p>
          </table:table-cell>
          <table:table-cell office:value-type="string" table:style-name="ce1">
            <text:p>The purpose of the practice is to promote students understand the character, the situation of organization and curriculum content of preschool. By observing and implementing, the students can learn the roles and responsibilities of professional cargivers in preschool. The students also can confirm professional knowledge and skills of child-Educare. The performance of practice is based on the evaluation of preschool, internship homework and participation.</text:p>
          </table:table-cell>
          <table:table-cell table:number-columns-repeated="16361"/>
        </table:table-row>
        <table:table-row table:style-name="ro7">
          <table:table-cell office:value-type="float" office:value="1132" table:style-name="ce4">
            <text:p>1132</text:p>
          </table:table-cell>
          <table:table-cell office:value-type="string" table:style-name="ce1">
            <text:p>undefined</text:p>
          </table:table-cell>
          <table:table-cell office:value-type="float" office:value="31160007801110" table:style-name="ce1">
            <text:p>3.116E+13</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78" table:style-name="ce1">
            <text:p>7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質性研究</text:p>
          </table:table-cell>
          <table:table-cell office:value-type="string" table:style-name="ce1">
            <text:p>Qualitative Research</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304</text:p>
          </table:table-cell>
          <table:table-cell office:value-type="float" office:value="1" table:style-name="ce1">
            <text:p>1</text:p>
          </table:table-cell>
          <table:table-cell office:value-type="string" table:style-name="ce1">
            <text:p>8,9,10</text:p>
          </table:table-cell>
          <table:table-cell office:value-type="string" table:style-name="ce1">
            <text:p>修課限制：本所。</text:p>
          </table:table-cell>
          <table:table-cell office:value-type="string" table:style-name="ce1">
            <text:p>本課程旨在提供學生認識質性研究及其在護理上的運用。課程內容包括質性研究概念的介紹、研究設計、資料的收集與詮釋、以及報告的撰寫。本課程藉由課堂講授，輔以論文研討等方式帶領學生認識質性研究方法，並探討其在應用上的重要議題，以輔助學生在閱讀及使用質性研究方法的能力</text:p>
          </table:table-cell>
          <table:table-cell office:value-type="string" table:style-name="ce1">
            <text:p>This course focuses on the basic of qualitative research and its applications in the nursing field. The contents of this course include qualitative respective on research, qualitative research design, qualitative data collection and analysis, and qualitat</text:p>
          </table:table-cell>
          <table:table-cell table:number-columns-repeated="16361"/>
        </table:table-row>
        <table:table-row table:style-name="ro8">
          <table:table-cell office:value-type="float" office:value="1132" table:style-name="ce4">
            <text:p>1132</text:p>
          </table:table-cell>
          <table:table-cell office:value-type="string" table:style-name="ce1">
            <text:p>謝亞恆</text:p>
          </table:table-cell>
          <table:table-cell office:value-type="float" office:value="31160075001111" table:style-name="ce1">
            <text:p>3.11601E+13</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750" table:style-name="ce1">
            <text:p>750</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特殊嬰幼兒發展與輔導</text:p>
          </table:table-cell>
          <table:table-cell office:value-type="string" table:style-name="ce1">
            <text:p>The Development of Children with Developmental Delyed</text:p>
          </table:table-cell>
          <table:table-cell office:value-type="string" table:style-name="ce1">
            <text:p>謝亞恆</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304</text:p>
          </table:table-cell>
          <table:table-cell office:value-type="float" office:value="3" table:style-name="ce1">
            <text:p>3</text:p>
          </table:table-cell>
          <table:table-cell office:value-type="string" table:style-name="ce1">
            <text:p>8,9,10</text:p>
          </table:table-cell>
          <table:table-cell office:value-type="string" table:style-name="ce1">
            <text:p>修課限制：本所。</text:p>
          </table:table-cell>
          <table:table-cell office:value-type="string" table:style-name="ce1">
            <text:p>本課程共分成三部分，第一部份探討發展障礙的因素，例如生物性或環境性因素對於個體發展的影響。第二部分探討個體在各發展領域的發展序階與可能出現的障礙或限制。第三部分則探討特定障礙者輔導與教育的內涵。</text:p>
          </table:table-cell>
          <table:table-cell office:value-type="string" table:style-name="ce1">
            <text:p>The purpose of this course starts with a section which address what happens before, during, or shortly after birth to cause a child at risk to have a developmental disability. The next section covers comprehensive discussion of various developmental delay</text:p>
          </table:table-cell>
          <table:table-cell table:number-columns-repeated="16361"/>
        </table:table-row>
        <table:table-row table:style-name="ro5">
          <table:table-cell office:value-type="float" office:value="1132" table:style-name="ce4">
            <text:p>1132</text:p>
          </table:table-cell>
          <table:table-cell office:value-type="string" table:style-name="ce1">
            <text:p>孫沛婕</text:p>
          </table:table-cell>
          <table:table-cell office:value-type="float" office:value="31160076501112" table:style-name="ce1">
            <text:p>3.11601E+13</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765" table:style-name="ce1">
            <text:p>765</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親職教育研究</text:p>
          </table:table-cell>
          <table:table-cell office:value-type="string" table:style-name="ce1">
            <text:p>Topics in Parent Education</text:p>
          </table:table-cell>
          <table:table-cell office:value-type="string" table:style-name="ce1">
            <text:p>孫沛婕</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304</text:p>
          </table:table-cell>
          <table:table-cell office:value-type="float" office:value="4" table:style-name="ce1">
            <text:p>4</text:p>
          </table:table-cell>
          <table:table-cell office:value-type="string" table:style-name="ce1">
            <text:p>8,9,10</text:p>
          </table:table-cell>
          <table:table-cell office:value-type="string" table:style-name="ce1">
            <text:p>修課限制：本所。</text:p>
          </table:table-cell>
          <table:table-cell office:value-type="string" table:style-name="ce1">
            <text:p>本課程旨在帶領學生深入探討嬰幼兒教保專業領域中有關親職教育的重要議題。主要內容包括親職之內涵、社會變遷與親職教育、親子互動、親職教育的課程設計、活動安排與結果評估、親職教育模式以及各類家庭型態之親職教育等議題。務期學生能透過論文之閱讀與討論，深思各議題的內容，加以批判並形成己見。</text:p>
          </table:table-cell>
          <table:table-cell office:value-type="string" table:style-name="ce1">
            <text:p>This course focuses on the studies regarding parenting and parental education in infant and child care. The topics we will discuss in this course include the relationship between social changes and parenting, parent-child interaction, curriculum design, d</text:p>
          </table:table-cell>
          <table:table-cell table:number-columns-repeated="16361"/>
        </table:table-row>
        <table:table-row table:style-name="ro2">
          <table:table-cell office:value-type="float" office:value="1132" table:style-name="ce4">
            <text:p>1132</text:p>
          </table:table-cell>
          <table:table-cell office:value-type="string" table:style-name="ce1">
            <text:p>黃馨慧</text:p>
          </table:table-cell>
          <table:table-cell office:value-type="string" table:style-name="ce1">
            <text:p>311600067011A0</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67" table:style-name="ce1">
            <text:p>6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研究方法論</text:p>
          </table:table-cell>
          <table:table-cell office:value-type="string" table:style-name="ce1">
            <text:p>Research Methodology</text:p>
          </table:table-cell>
          <table:table-cell office:value-type="string" table:style-name="ce1">
            <text:p>黃馨慧</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I304</text:p>
          </table:table-cell>
          <table:table-cell office:value-type="float" office:value="2" table:style-name="ce1">
            <text:p>2</text:p>
          </table:table-cell>
          <table:table-cell office:value-type="string" table:style-name="ce1">
            <text:p>8,9,10</text:p>
          </table:table-cell>
          <table:table-cell office:value-type="string" table:style-name="ce1">
            <text:p>修課限制：本所、混合式遠距教學。</text:p>
          </table:table-cell>
          <table:table-cell office:value-type="string" table:style-name="ce1">
            <text:p>本課程著重於介紹從事社會科學研究的基本概念、方法與邏輯，涵蓋量化與質化兩種取向。授課內容包括科學研究的基本概念、文獻檢索與探討、研究問題的產生、研究設計、資料收集、資料分析及解釋、研究寫作、研究報告評鑑、及研究的倫理議題等。學生將透過閱讀與討論相關資料、評論及撰寫研究報告等，加強對社會科學研究之瞭解並能實際運用。</text:p>
          </table:table-cell>
          <table:table-cell office:value-type="string" table:style-name="ce1">
            <text:p>The purpose of this course is to provide an introduction to the research methods used in the social and behavioral sciences, and to enhance students’ ability in doing research. Amongst the topics covered in this course are basic research concepts, research questions and hypotheses, types of research design, research methods, data analysis and interpretation, and writing research reports. In addition, by examining the related literature in early childcare and in-class discussions, it is expected that students will gain valuable insights and enhance their ability to apply critical thinking while conducting research.</text:p>
          </table:table-cell>
          <table:table-cell table:number-columns-repeated="16361"/>
        </table:table-row>
        <table:table-row table:style-name="ro9">
          <table:table-cell office:value-type="float" office:value="1132" table:style-name="ce4">
            <text:p>1132</text:p>
          </table:table-cell>
          <table:table-cell office:value-type="string" table:style-name="ce1">
            <text:p>林芳怡</text:p>
          </table:table-cell>
          <table:table-cell office:value-type="string" table:style-name="ce1">
            <text:p>311600743011A0</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743" table:style-name="ce1">
            <text:p>74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嬰幼兒健康照護專論</text:p>
          </table:table-cell>
          <table:table-cell office:value-type="string" table:style-name="ce1">
            <text:p>Special Topics on the Health Care for Infants and Young Children</text:p>
          </table:table-cell>
          <table:table-cell office:value-type="string" table:style-name="ce1">
            <text:p>林芳怡</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I304</text:p>
          </table:table-cell>
          <table:table-cell office:value-type="float" office:value="5" table:style-name="ce1">
            <text:p>5</text:p>
          </table:table-cell>
          <table:table-cell office:value-type="string" table:style-name="ce1">
            <text:p>8,9,10</text:p>
          </table:table-cell>
          <table:table-cell office:value-type="string" table:style-name="ce1">
            <text:p>修課限制：本所。</text:p>
          </table:table-cell>
          <table:table-cell office:value-type="string" table:style-name="ce1">
            <text:p>從疾病 ,健康與照護的慨念進入嬰幼兒之人口數據 健康與照護的慨念進入嬰幼兒之人口數據 ,政策與各嬰幼兒照護體系及間的合作 . 簡介初生前至學鈴之兒童發展 ,兒童身體檢查 ,心理與發展評量 ,聯結至發展遲緩兒童的早期療育 , 最後以十四個各面向的兒童健康照護議題 為授課內容的結束,期待同學對嬰幼兒健康照護議題有初步全面性的理解！</text:p>
          </table:table-cell>
          <table:table-cell office:value-type="string" table:style-name="ce1">
            <text:p>Further understanding of the important diseases in infancy and young childhood</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31160016101220" table:style-name="ce1">
            <text:p>3.116E+13</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書面選課、實際上課時間及地點請洽授課教師。</text:p>
            <text:p>2.修課限制：本所二年級以上學生。</text:p>
          </table:table-cell>
          <table:table-cell office:value-type="string" table:style-name="ce1">
            <text:p>本課程旨在增進學生對研究的了解並提昇其研究能力。課程內容包括：依學生個人興趣擬定方向，進行文獻的查閱與整理、發現問題、進行探究，以期能發展出具專業性及學術性之研究計畫。藉由整信課程內容的設計，培養學生邏輯思考能力。學生將可在所選的教授指導下，進行個人有興趣之專題研究。</text:p>
          </table:table-cell>
          <table:table-cell office:value-type="string" table:style-name="ce1">
            <text:p>This course offers students opportunities to improve their research capabilities. The topics covered in this course include selecting research topics, doing literature reviews, identifying research questions, exploring problems, and developing professional research proposals. By conducting individual study of a selected topic with faculty guidance, students will improve their ability to think in a logical way and learn how to evaluate a research design.</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11600300012A0</text:p>
          </table:table-cell>
          <table:table-cell office:value-type="float" office:value="31160" table:style-name="ce1">
            <text:p>31160</text:p>
          </table:table-cell>
          <table:table-cell office:value-type="string" table:style-name="ce1">
            <text:p>嬰幼兒保育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1.書面選課、實際上課時間及地點請洽授課教師。</text:p>
            <text:p>2.修課限制：本所二年級以上學生，研二以上，須通過本所論文計畫口試3個月後方可提學位考試。</text:p>
          </table:table-cell>
          <table:table-cell office:value-type="string" table:style-name="ce1">
            <text:p>本課程主要目標在引導學生在嬰幼兒保育相關領域內，能對特定主題進行原創性實證研究，並作為完成碩士學位的重要工作。學生在指導教授的指導下，能建立特定的研究議題、進行嚴謹的文獻探討、選擇合宜的研究方法、符合學術專業倫理下執行研究，將研究結果撰寫論文並舉行口試。</text:p>
          </table:table-cell>
          <table:table-cell office:value-type="string" table:style-name="ce1">
            <text:p>The primary objective of this course is to guide students in conducting original empirical research on specific topics in the field of infant and child care, fulfilling the requirements for the completion of a master's degree. Under the guidance of their advisors, students will establish specific research topics, conduct rigorous literature reviews, select appropriate research methods, adhere to academic and professional ethics, write research papers, and participate in oral examin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徐建業</text:p>
          </table:table-cell>
          <table:table-cell office:value-type="float" office:value="25162094401110" table:style-name="ce1">
            <text:p>2.51621E+13</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944" table:style-name="ce1">
            <text:p>94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心理聲學</text:p>
          </table:table-cell>
          <table:table-cell office:value-type="string" table:style-name="ce1">
            <text:p>Psychology of Acoustics</text:p>
          </table:table-cell>
          <table:table-cell office:value-type="string" table:style-name="ce1">
            <text:p>徐建業</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31</text:p>
          </table:table-cell>
          <table:table-cell office:value-type="float" office:value="1" table:style-name="ce1">
            <text:p>1</text:p>
          </table:table-cell>
          <table:table-cell office:value-type="string" table:style-name="ce1">
            <text:p>2,3,4</text:p>
          </table:table-cell>
          <table:table-cell office:value-type="string" table:style-name="ce1">
            <text:p>修課限制：本所聽力組與語言組合開</text:p>
          </table:table-cell>
          <table:table-cell office:value-type="string" table:style-name="ce1">
            <text:p>本課程為一學期之課程，重點在教授心理聲學之基本原理及其應用。教學內容包括從聲音產生的基本原理開始，介紹聽覺系統的機制及原理，瞭解基礎的聽力科學，介紹聽覺系統的構造及其功能，介紹聽覺系統的感應知覺原理及應用包括聲音大小的感應(Perception of loudness)、頻率選擇機制(Frequency selectivity)、遮蔽效應及臨界頻寬(Masking and critical band)、聽覺系統的時間解析(Temporal Resolution)、音高知覺(Pitch perception</text:p>
          </table:table-cell>
          <table:table-cell office:value-type="string" table:style-name="ce1">
            <text:p>This course contains the following topics: Nature of sound, Basic mathematics for hearing science, Structure and function of the auditory system, Perception of loudness, Frequency selectivity, Masking and critical band, Temporal Resolution, Pitch percepti</text:p>
          </table:table-cell>
          <table:table-cell table:number-columns-repeated="16361"/>
        </table:table-row>
        <table:table-row table:style-name="ro7">
          <table:table-cell office:value-type="float" office:value="1132" table:style-name="ce4">
            <text:p>1132</text:p>
          </table:table-cell>
          <table:table-cell office:value-type="string" table:style-name="ce1">
            <text:p>邱怡婷</text:p>
          </table:table-cell>
          <table:table-cell office:value-type="float" office:value="25161089401110" table:style-name="ce1">
            <text:p>2.51611E+13</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894" table:style-name="ce1">
            <text:p>89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兒童語言異常</text:p>
          </table:table-cell>
          <table:table-cell office:value-type="string" table:style-name="ce1">
            <text:p>Language Disorders in Children</text:p>
          </table:table-cell>
          <table:table-cell office:value-type="string" table:style-name="ce1">
            <text:p>邱怡婷</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3</text:p>
          </table:table-cell>
          <table:table-cell office:value-type="float" office:value="4" table:style-name="ce1">
            <text:p>4</text:p>
          </table:table-cell>
          <table:table-cell office:value-type="string" table:style-name="ce1">
            <text:p>2,3,4</text:p>
          </table:table-cell>
          <table:table-cell office:value-type="string" table:style-name="ce1">
            <text:p>修課限制：本所語言組與聽力組合開</text:p>
          </table:table-cell>
          <table:table-cell office:value-type="string" table:style-name="ce1">
            <text:p>本課程主要目的為提供學生兒童語言學習與問題之相關知識與技能，課程內容包括語言的認知處理歷程、語言評量、語言介入，與各類障礙學童的語言問題。</text:p>
          </table:table-cell>
          <table:table-cell office:value-type="string" table:style-name="ce1">
            <text:p>This course is aimed to help students to learn about normal language acquisition and language disorders. Accordingly, the content of this course will include: the bases of language acquisition, diagnostic and descriptive assessment of language disorders.</text:p>
          </table:table-cell>
          <table:table-cell table:number-columns-repeated="16361"/>
        </table:table-row>
        <table:table-row table:style-name="ro10">
          <table:table-cell office:value-type="float" office:value="1132" table:style-name="ce4">
            <text:p>1132</text:p>
          </table:table-cell>
          <table:table-cell office:value-type="string" table:style-name="ce1">
            <text:p>張智婷</text:p>
          </table:table-cell>
          <table:table-cell office:value-type="float" office:value="25161101101110" table:style-name="ce1">
            <text:p>2.51611E+13</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1011" table:style-name="ce1">
            <text:p>101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音韻異常研究</text:p>
          </table:table-cell>
          <table:table-cell office:value-type="string" table:style-name="ce1">
            <text:p>Articulatory and phonological disorders research</text:p>
          </table:table-cell>
          <table:table-cell office:value-type="string" table:style-name="ce1">
            <text:p>張智婷</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3</text:p>
          </table:table-cell>
          <table:table-cell office:value-type="float" office:value="3" table:style-name="ce1">
            <text:p>3</text:p>
          </table:table-cell>
          <table:table-cell office:value-type="string" table:style-name="ce1">
            <text:p>2,3,4</text:p>
          </table:table-cell>
          <table:table-cell office:value-type="string" table:style-name="ce1">
            <text:p>修課限制：本所語言組與聽力組合開</text:p>
          </table:table-cell>
          <table:table-cell office:value-type="string" table:style-name="ce1">
            <text:p>本課程目地為建立學生構音/音韻異常學理及研究探討能力。範圍包括構音/音韻異常相關學理、障礙類別及音韻評估、診斷和治療之研究。</text:p>
          </table:table-cell>
          <table:table-cell office:value-type="string" table:style-name="ce1">
            <text:p>This course aims to provide students with an advance study in articulatory and phonological disorders. Areas covered include normal early and later phonological development as well as intervention for articulation and phonological disorders.</text:p>
          </table:table-cell>
          <table:table-cell table:number-columns-repeated="16361"/>
        </table:table-row>
        <table:table-row table:style-name="ro2">
          <table:table-cell office:value-type="float" office:value="1132" table:style-name="ce4">
            <text:p>1132</text:p>
          </table:table-cell>
          <table:table-cell office:value-type="string" table:style-name="ce1">
            <text:p>陳郁雯</text:p>
          </table:table-cell>
          <table:table-cell office:value-type="float" office:value="25161088501110" table:style-name="ce1">
            <text:p>2.51611E+13</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885" table:style-name="ce1">
            <text:p>88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進階嗓音異常研究</text:p>
          </table:table-cell>
          <table:table-cell office:value-type="string" table:style-name="ce1">
            <text:p>Advanced Voice Disorders Research</text:p>
          </table:table-cell>
          <table:table-cell office:value-type="string" table:style-name="ce1">
            <text:p>陳郁雯</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3</text:p>
          </table:table-cell>
          <table:table-cell office:value-type="float" office:value="4" table:style-name="ce1">
            <text:p>4</text:p>
          </table:table-cell>
          <table:table-cell office:value-type="string" table:style-name="ce1">
            <text:p>8,9,10</text:p>
          </table:table-cell>
          <table:table-cell office:value-type="string" table:style-name="ce1">
            <text:p>修課限制：本所語言組</text:p>
          </table:table-cell>
          <table:table-cell office:value-type="string" table:style-name="ce1">
            <text:p>本課程目的為建立學生嗓音異常相關的進階批判性研究思維及研究能力。範圍包括嗓音科學的研究、嗓音自我評估的研究、聲學測量、電聲門圖的研究、發聲閾壓、發聲氣流閾值的研究、高速數位攝影機與相關的分析、切除的喉的實驗、喉部再生醫學的研究、嗓音治療療效的研究。</text:p>
          </table:table-cell>
          <table:table-cell office:value-type="string" table:style-name="ce1">
            <text:p>This course will facilitate students to develop a critical mind of inquiry necessary for evaluating the research literature in human voice production and voice disorders. Students will become familiar with and be able to critique published research studies in voice-related areas, including self-assessment of voice disorders, acoustic and electroglottographic measures of phonation, phonation threshold pressure and phonation threshold flow, high-speed digital imaging of vocal fold vibration and videokymography, excised larynx experiments, laryngeal regenerative medicine, and efficacy studies of voice therapy approaches.</text:p>
          </table:table-cell>
          <table:table-cell table:number-columns-repeated="16361"/>
        </table:table-row>
        <table:table-row table:style-name="ro6">
          <table:table-cell office:value-type="float" office:value="1132" table:style-name="ce4">
            <text:p>1132</text:p>
          </table:table-cell>
          <table:table-cell office:value-type="string" table:style-name="ce1">
            <text:p>陳郁夫</text:p>
          </table:table-cell>
          <table:table-cell office:value-type="float" office:value="25162166301110" table:style-name="ce1">
            <text:p>2.51622E+13</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1663" table:style-name="ce1">
            <text:p>1663</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聽覺電生理</text:p>
          </table:table-cell>
          <table:table-cell office:value-type="string" table:style-name="ce1">
            <text:p>Auditory Electrophysiology</text:p>
          </table:table-cell>
          <table:table-cell office:value-type="string" table:style-name="ce1">
            <text:p>陳郁夫</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31</text:p>
          </table:table-cell>
          <table:table-cell office:value-type="float" office:value="3" table:style-name="ce1">
            <text:p>3</text:p>
          </table:table-cell>
          <table:table-cell office:value-type="string" table:style-name="ce1">
            <text:p>2,3,4</text:p>
          </table:table-cell>
          <table:table-cell office:value-type="string" table:style-name="ce1">
            <text:p>修課限制：本所聽力組</text:p>
          </table:table-cell>
          <table:table-cell office:value-type="string" table:style-name="ce1">
            <text:p>本課程介紹聽覺電生理學之生理基礎，測試方法及臨床應用。內容包括各類聽性誘發反應及耳聲傳射。並搭配研究論文閱讀。</text:p>
          </table:table-cell>
          <table:table-cell office:value-type="string" table:style-name="ce1">
            <text:p>This course is designed to study the physiological bases, methods and clinical application of auditory brainstem response and other electrophysiological measures as well as otoacoustic emissions. The focus of the course is in the areas of auditory brainstem response and evoked otoacoustic emissions including TEOAE and DPOAE.</text:p>
          </table:table-cell>
          <table:table-cell table:number-columns-repeated="16361"/>
        </table:table-row>
        <table:table-row table:style-name="ro8">
          <table:table-cell office:value-type="float" office:value="1132" table:style-name="ce4">
            <text:p>1132</text:p>
          </table:table-cell>
          <table:table-cell office:value-type="string" table:style-name="ce1">
            <text:p>翁仕明</text:p>
          </table:table-cell>
          <table:table-cell office:value-type="string" table:style-name="ce1">
            <text:p>251610067011A0</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67" table:style-name="ce1">
            <text:p>6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研究方法論</text:p>
          </table:table-cell>
          <table:table-cell office:value-type="string" table:style-name="ce1">
            <text:p>Experimental Research Design</text:p>
          </table:table-cell>
          <table:table-cell office:value-type="string" table:style-name="ce1">
            <text:p>翁仕明</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3</text:p>
          </table:table-cell>
          <table:table-cell office:value-type="float" office:value="5" table:style-name="ce1">
            <text:p>5</text:p>
          </table:table-cell>
          <table:table-cell office:value-type="string" table:style-name="ce1">
            <text:p>2,3,4</text:p>
          </table:table-cell>
          <table:table-cell office:value-type="string" table:style-name="ce1">
            <text:p>修課限制：本所語言組與聽力組合開</text:p>
          </table:table-cell>
          <table:table-cell office:value-type="string" table:style-name="ce1">
            <text:p>藉著統計學、問卷調查及實驗法等等為研究工具，引導研究生對聽語障礙研究相關領域有半獨立研究設計分析的能力。每位研究生將能蒐集與閱讀近期相關參考文獻及資料、初步應用適當的研究方法，並實務操作進階電腦統計軟體以分析相關範例資料及解釋結果。</text:p>
          </table:table-cell>
          <table:table-cell office:value-type="string" table:style-name="ce1">
            <text:p>The objective of this course is to provide graduate students with research training by means of statistics, survey, and experiments in the areas of speech and hearing disorders and sciences. Graduate students are required to search recent journal papers,</text:p>
          </table:table-cell>
          <table:table-cell table:number-columns-repeated="16361"/>
        </table:table-row>
        <table:table-row table:style-name="ro11">
          <table:table-cell office:value-type="float" office:value="1132" table:style-name="ce4">
            <text:p>1132</text:p>
          </table:table-cell>
          <table:table-cell office:value-type="string" table:style-name="ce1">
            <text:p>張智婷</text:p>
          </table:table-cell>
          <table:table-cell office:value-type="string" table:style-name="ce1">
            <text:p>251610879011A0</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879" table:style-name="ce1">
            <text:p>87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語言病理學專題討論(一)</text:p>
          </table:table-cell>
          <table:table-cell office:value-type="string" table:style-name="ce1">
            <text:p>Seminar: Speech-Language Pathology (for the 1st year graduate students)</text:p>
          </table:table-cell>
          <table:table-cell office:value-type="string" table:style-name="ce1">
            <text:p>張智婷</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3</text:p>
          </table:table-cell>
          <table:table-cell office:value-type="float" office:value="2" table:style-name="ce1">
            <text:p>2</text:p>
          </table:table-cell>
          <table:table-cell office:value-type="string" table:style-name="ce1">
            <text:p>6,7</text:p>
          </table:table-cell>
          <table:table-cell office:value-type="string" table:style-name="ce1">
            <text:p>修課限制：本所語言組</text:p>
          </table:table-cell>
          <table:table-cell office:value-type="string" table:style-name="ce1">
            <text:p>以討論會方式，由教師與研究生對語言病理學及其相關主題做深入之討論與研究。</text:p>
          </table:table-cell>
          <table:table-cell office:value-type="string" table:style-name="ce1">
            <text:p>This course includes deep discussions and exploration of various issues in the field of speech-language pathology which are interested to the students and instructors.</text:p>
            <text:p>Teacher’s academic code: 1671</text:p>
          </table:table-cell>
          <table:table-cell table:number-columns-repeated="16361"/>
        </table:table-row>
        <table:table-row table:style-name="ro2">
          <table:table-cell office:value-type="float" office:value="1132" table:style-name="ce4">
            <text:p>1132</text:p>
          </table:table-cell>
          <table:table-cell office:value-type="string" table:style-name="ce1">
            <text:p>巴甫仁</text:p>
          </table:table-cell>
          <table:table-cell office:value-type="string" table:style-name="ce1">
            <text:p>251610883011A0</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883" table:style-name="ce1">
            <text:p>88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應用生物統計學</text:p>
          </table:table-cell>
          <table:table-cell office:value-type="string" table:style-name="ce1">
            <text:p>Applied Biostatistics</text:p>
          </table:table-cell>
          <table:table-cell office:value-type="string" table:style-name="ce1">
            <text:p>巴甫仁</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2" table:style-name="ce1">
            <text:p>2</text:p>
          </table:table-cell>
          <table:table-cell office:value-type="string" table:style-name="ce1">
            <text:p>2,3,4</text:p>
          </table:table-cell>
          <table:table-cell office:value-type="string" table:style-name="ce1">
            <text:p>修課限制：本所語言組與聽力組合開、程式設計課程</text:p>
          </table:table-cell>
          <table:table-cell office:value-type="string" table:style-name="ce1">
            <text:p>本課程旨在介紹高等生物統計學之廣義線性模式分析方法、實用觀念、探討應用以及可行之技巧及工具，引導學生操作或使用SPSS、EXCEL、G*POWER等分析工具。透過本課程之講授和練習，可讓學生具備對廣泛醫學資料之模式分析能力，進一步能夠批判文獻、評估研究設計及相關推論之效能，並運用於工作之專業上。</text:p>
          </table:table-cell>
          <table:table-cell office:value-type="string" table:style-name="ce1">
            <text:p>The focus of this course is applied statistical techniques, with emphasis on data management, and data analysis through the Statistical Package for the Social Sciences. This course will complete weekly computer assignments that provide hands on" experience with data analysis and interpretation of results. Students will actually understand statistical procedures and apply statistical techniques to concrete data."</text:p>
          </table:table-cell>
          <table:table-cell table:number-columns-repeated="16361"/>
        </table:table-row>
        <table:table-row table:style-name="ro10">
          <table:table-cell office:value-type="float" office:value="1132" table:style-name="ce4">
            <text:p>1132</text:p>
          </table:table-cell>
          <table:table-cell office:value-type="string" table:style-name="ce1">
            <text:p>張宸瑋</text:p>
          </table:table-cell>
          <table:table-cell office:value-type="string" table:style-name="ce1">
            <text:p>251620930011A0</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930" table:style-name="ce1">
            <text:p>93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聽力學專題討論(二)</text:p>
          </table:table-cell>
          <table:table-cell office:value-type="string" table:style-name="ce1">
            <text:p>Seminars in AudiologyⅡ</text:p>
          </table:table-cell>
          <table:table-cell office:value-type="string" table:style-name="ce1">
            <text:p>張宸瑋</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3</text:p>
          </table:table-cell>
          <table:table-cell office:value-type="float" office:value="4" table:style-name="ce1">
            <text:p>4</text:p>
          </table:table-cell>
          <table:table-cell office:value-type="string" table:style-name="ce1">
            <text:p>6,7</text:p>
          </table:table-cell>
          <table:table-cell office:value-type="string" table:style-name="ce1">
            <text:p>修課限制：本所聽力組</text:p>
          </table:table-cell>
          <table:table-cell office:value-type="string" table:style-name="ce1">
            <text:p>此課程安排學生進行研究專題口頭報告，並邀請校外學者專家進行專題演講，以帶學生熟悉聽語領域的相關研究，並學習將研究專題以論文的寫作格式呈現於書面報告。</text:p>
          </table:table-cell>
          <table:table-cell office:value-type="string" table:style-name="ce1">
            <text:p>This course is designed for students to familiarize with contemporary topics in the field of. Invited talks and student presentations are included. Students will be required participate and write a summary of the content of the presentations during class.</text:p>
          </table:table-cell>
          <table:table-cell table:number-columns-repeated="16361"/>
        </table:table-row>
        <table:table-row table:style-name="ro10">
          <table:table-cell office:value-type="float" office:value="1132" table:style-name="ce4">
            <text:p>1132</text:p>
          </table:table-cell>
          <table:table-cell office:value-type="string" table:style-name="ce1">
            <text:p>undefined</text:p>
          </table:table-cell>
          <table:table-cell office:value-type="float" office:value="25161016101220" table:style-name="ce1">
            <text:p>2.5161E+13</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修課限制：本所語言組、書面選課、實際上課時間及地點請洽授課教師。學生修滿19學分可以提論文提要</text:p>
          </table:table-cell>
          <table:table-cell office:value-type="string" table:style-name="ce1">
            <text:p>撰寫論文前與指導老師之討論課程</text:p>
          </table:table-cell>
          <table:table-cell office:value-type="string" table:style-name="ce1">
            <text:p>Independent Study</text:p>
          </table:table-cell>
          <table:table-cell table:number-columns-repeated="16361"/>
        </table:table-row>
        <table:table-row table:style-name="ro10">
          <table:table-cell office:value-type="float" office:value="1132" table:style-name="ce4">
            <text:p>1132</text:p>
          </table:table-cell>
          <table:table-cell office:value-type="string" table:style-name="ce1">
            <text:p>undefined</text:p>
          </table:table-cell>
          <table:table-cell office:value-type="float" office:value="25162016101220" table:style-name="ce1">
            <text:p>2.5162E+13</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修課限制：本所聽力組、書面選課、實際上課時間及地點請洽授課教師。學生修滿19學分可以提論文提要</text:p>
          </table:table-cell>
          <table:table-cell office:value-type="string" table:style-name="ce1">
            <text:p>撰寫論文前與指導老師之討論課程</text:p>
          </table:table-cell>
          <table:table-cell office:value-type="string" table:style-name="ce1">
            <text:p>Independent Study</text:p>
          </table:table-cell>
          <table:table-cell table:number-columns-repeated="16361"/>
        </table:table-row>
        <table:table-row table:style-name="ro2">
          <table:table-cell office:value-type="float" office:value="1132" table:style-name="ce4">
            <text:p>1132</text:p>
          </table:table-cell>
          <table:table-cell office:value-type="string" table:style-name="ce1">
            <text:p>張智婷</text:p>
          </table:table-cell>
          <table:table-cell office:value-type="float" office:value="25161169601220" table:style-name="ce1">
            <text:p>2.51612E+13</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1696" table:style-name="ce1">
            <text:p>169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認知神經科學</text:p>
          </table:table-cell>
          <table:table-cell office:value-type="string" table:style-name="ce1">
            <text:p>Cognitive neuroscience</text:p>
          </table:table-cell>
          <table:table-cell office:value-type="string" table:style-name="ce1">
            <text:p>張智婷</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31</text:p>
          </table:table-cell>
          <table:table-cell office:value-type="float" office:value="5" table:style-name="ce1">
            <text:p>5</text:p>
          </table:table-cell>
          <table:table-cell office:value-type="string" table:style-name="ce1">
            <text:p>2,3,4</text:p>
          </table:table-cell>
          <table:table-cell office:value-type="string" table:style-name="ce1">
            <text:p>修課限制：本所二年級以上語言組</text:p>
          </table:table-cell>
          <table:table-cell office:value-type="string" table:style-name="ce1">
            <text:p>本課程目地為建立學生大腦與語言認知行為之學理及研究探討能力。範圍包括中樞神經系統、認知歷程包含注意力、記憶、語言與執行功能，以及影像工具之初步介紹。</text:p>
          </table:table-cell>
          <table:table-cell office:value-type="string" table:style-name="ce1">
            <text:p>This course aims to provide students with the introduction of cognitive neuroscience. Areas covered include the central nervous system, the basic knowledge of functional imaging techniques and their applications. Also, it includes the cognitive processes which support motor, perception, attention, memory, language and executive functions, and further incorporate evidences from patients with neurological diseases.</text:p>
          </table:table-cell>
          <table:table-cell table:number-columns-repeated="16361"/>
        </table:table-row>
        <table:table-row table:style-name="ro12">
          <table:table-cell office:value-type="float" office:value="1132" table:style-name="ce4">
            <text:p>1132</text:p>
          </table:table-cell>
          <table:table-cell office:value-type="string" table:style-name="ce1">
            <text:p>undefined</text:p>
          </table:table-cell>
          <table:table-cell office:value-type="string" table:style-name="ce1">
            <text:p>251620300012A0</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修課限制：本所二年級以上聽力組、書面選課、實際上課時間及地點請洽授課教師。</text:p>
          </table:table-cell>
          <table:table-cell office:value-type="string" table:style-name="ce1">
            <text:p>撰寫畢業論文</text:p>
          </table:table-cell>
          <table:table-cell office:value-type="string" table:style-name="ce1">
            <text:p>Thesis</text:p>
          </table:table-cell>
          <table:table-cell table:number-columns-repeated="16361"/>
        </table:table-row>
        <table:table-row table:style-name="ro12">
          <table:table-cell office:value-type="float" office:value="1132" table:style-name="ce4">
            <text:p>1132</text:p>
          </table:table-cell>
          <table:table-cell office:value-type="string" table:style-name="ce1">
            <text:p>undefined</text:p>
          </table:table-cell>
          <table:table-cell office:value-type="string" table:style-name="ce1">
            <text:p>251610300012A0</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修課限制：本所二年級以上語言組、書面選課、實際上課時間及地點請洽授課教師。</text:p>
          </table:table-cell>
          <table:table-cell office:value-type="string" table:style-name="ce1">
            <text:p>撰寫碩士論文</text:p>
          </table:table-cell>
          <table:table-cell office:value-type="string" table:style-name="ce1">
            <text:p>Thesis</text:p>
          </table:table-cell>
          <table:table-cell table:number-columns-repeated="16361"/>
        </table:table-row>
        <table:table-row table:style-name="ro13">
          <table:table-cell office:value-type="float" office:value="1132" table:style-name="ce4">
            <text:p>1132</text:p>
          </table:table-cell>
          <table:table-cell office:value-type="string" table:style-name="ce1">
            <text:p>翁仕明</text:p>
          </table:table-cell>
          <table:table-cell office:value-type="string" table:style-name="ce1">
            <text:p>251610880012A0</text:p>
          </table:table-cell>
          <table:table-cell office:value-type="float" office:value="25161" table:style-name="ce1">
            <text:p>25161</text:p>
          </table:table-cell>
          <table:table-cell office:value-type="string" table:style-name="ce1">
            <text:p>語言治療與聽力學系</text:p>
          </table:table-cell>
          <table:table-cell office:value-type="string" table:style-name="ce1">
            <text:p>碩士班</text:p>
          </table:table-cell>
          <table:table-cell office:value-type="float" office:value="880" table:style-name="ce1">
            <text:p>88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語言病理學專題討論(二)</text:p>
          </table:table-cell>
          <table:table-cell office:value-type="string" table:style-name="ce1">
            <text:p>Seminar: Speech-Language Pathology (for the second year graduate students)</text:p>
          </table:table-cell>
          <table:table-cell office:value-type="string" table:style-name="ce1">
            <text:p>翁仕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931</text:p>
          </table:table-cell>
          <table:table-cell office:value-type="float" office:value="2" table:style-name="ce1">
            <text:p>2</text:p>
          </table:table-cell>
          <table:table-cell office:value-type="string" table:style-name="ce1">
            <text:p>6,7</text:p>
          </table:table-cell>
          <table:table-cell office:value-type="string" table:style-name="ce1">
            <text:p>修課限制：本所二年級以上語言組</text:p>
          </table:table-cell>
          <table:table-cell office:value-type="string" table:style-name="ce1">
            <text:p>深入討論學生對於語言病理及聽力學特定領域或有興趣之語言病理研究。</text:p>
          </table:table-cell>
          <table:table-cell office:value-type="string" table:style-name="ce1">
            <text:p>A thorough discussion and exploration of various issues in speech language pathology and audiology</text:p>
          </table:table-cell>
          <table:table-cell table:number-columns-repeated="16361"/>
        </table:table-row>
        <table:table-row table:style-name="ro8">
          <table:table-cell office:value-type="float" office:value="1132" table:style-name="ce4">
            <text:p>1132</text:p>
          </table:table-cell>
          <table:table-cell office:value-type="string" table:style-name="ce1">
            <text:p>陳郁夫</text:p>
          </table:table-cell>
          <table:table-cell office:value-type="string" table:style-name="ce1">
            <text:p>251621234012A0</text:p>
          </table:table-cell>
          <table:table-cell office:value-type="float" office:value="25162" table:style-name="ce1">
            <text:p>25162</text:p>
          </table:table-cell>
          <table:table-cell office:value-type="string" table:style-name="ce1">
            <text:p>語言治療與聽力學系</text:p>
          </table:table-cell>
          <table:table-cell office:value-type="string" table:style-name="ce1">
            <text:p>碩士班</text:p>
          </table:table-cell>
          <table:table-cell office:value-type="float" office:value="1234" table:style-name="ce1">
            <text:p>1234</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聽力個案專題討論</text:p>
          </table:table-cell>
          <table:table-cell office:value-type="string" table:style-name="ce1">
            <text:p>Seminars in Hearing-Impaired Case Discussion</text:p>
          </table:table-cell>
          <table:table-cell office:value-type="string" table:style-name="ce1">
            <text:p>陳郁夫,徐建業</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931</text:p>
          </table:table-cell>
          <table:table-cell office:value-type="float" office:value="4" table:style-name="ce1">
            <text:p>4</text:p>
          </table:table-cell>
          <table:table-cell office:value-type="string" table:style-name="ce1">
            <text:p>6,7</text:p>
          </table:table-cell>
          <table:table-cell office:value-type="string" table:style-name="ce1">
            <text:p>修課限制：本所二年級以上聽力組</text:p>
          </table:table-cell>
          <table:table-cell office:value-type="string" table:style-name="ce1">
            <text:p>本課程將延續「聽力學專題討論」課程之內容，更深入帶領學生進一步探討各類型聽損個案並進行討論。</text:p>
          </table:table-cell>
          <table:table-cell office:value-type="string" table:style-name="ce1">
            <text:p>This course prepares audiology students to become a thoughtful and effective diagnostician. Various case studies and discussions will be provided to encourage students to be active participants during class and to apply the knowledge and clinical skills in future career.</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32160016101110" table:style-name="ce1">
            <text:p>3.216E+13</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書面選課、實際上課時間及地點請洽授課教師。</text:p>
            <text:p>2.修課限制：本所一般碩士班。</text:p>
          </table:table-cell>
          <table:table-cell office:value-type="string" table:style-name="ce1">
            <text:p>本課程旨在引導學生深入研究特定主題或問題，鼓勵他們運用跨學科知識，發展自己的研究問題和方法。學生將學習如何制定研究計劃、收集和分析數據，並獲得撰寫研究報告的技能。此外，學生還將研究學術文獻，以理解該主題的現有知識並尋找研究的空白。</text:p>
          </table:table-cell>
          <table:table-cell office:value-type="string" table:style-name="ce1">
            <text:p>This course is designed to guide students through an in-depth study of a specific topic or problem, encouraging them to apply interdisciplinary knowledge and develop their own research questions and methods. Students will learn how to develop a research plan, collect and analyze data, and gain skills in writing research reports. In addition, students will research academic literature to understand existing knowledge on the topic and identify research gaps.</text:p>
          </table:table-cell>
          <table:table-cell table:number-columns-repeated="16361"/>
        </table:table-row>
        <table:table-row table:style-name="ro2">
          <table:table-cell office:value-type="float" office:value="1132" table:style-name="ce4">
            <text:p>1132</text:p>
          </table:table-cell>
          <table:table-cell office:value-type="string" table:style-name="ce1">
            <text:p>廖翊宏</text:p>
          </table:table-cell>
          <table:table-cell office:value-type="float" office:value="32160063101111" table:style-name="ce1">
            <text:p>3.21601E+13</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631" table:style-name="ce1">
            <text:p>631</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學術論文寫作</text:p>
          </table:table-cell>
          <table:table-cell office:value-type="string" table:style-name="ce1">
            <text:p>Academic Writing for Publication</text:p>
          </table:table-cell>
          <table:table-cell office:value-type="string" table:style-name="ce1">
            <text:p>廖翊宏</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3</text:p>
          </table:table-cell>
          <table:table-cell office:value-type="float" office:value="4" table:style-name="ce1">
            <text:p>4</text:p>
          </table:table-cell>
          <table:table-cell office:value-type="string" table:style-name="ce1">
            <text:p>6,7</text:p>
          </table:table-cell>
          <table:table-cell office:value-type="string" table:style-name="ce1">
            <text:p>修課限制：本所一般碩士班、外所（是否列入畢業學分請參照入學年課程科目表）、跨校。</text:p>
          </table:table-cell>
          <table:table-cell office:value-type="string" table:style-name="ce1">
            <text:p>學術論文寫作主要協助學生培養縝密的思考及良好的寫作組織能力，才能在論文中呈現清晰的邏輯，以及順暢的文章條理。教學重點，包括學術寫作的基本原理及結構、句子段落寫作、文章連貫性，以及學術寫作最常運用的寫作方法，同時搭配適當的討論與寫作練習。希望能透過課程設計，幫助學生練習寫作策略與技巧，培養學生進行碩士論文寫作之基礎。</text:p>
          </table:table-cell>
          <table:table-cell office:value-type="string" table:style-name="ce1">
            <text:p>Academic writing and publication course is mainly designed to help students to develop their logical thinking and writing ability, which are critical to present clear logical thinking</text:p>
            <text:p>process in the academic papers and thesis. The primary teaching focus includes the basic principles of academic writing and structure, sentence paragraph writing, article coherence,</text:p>
            <text:p>and most commonly used writing methods in academic writing. Moreover, the appropriate discussion and writing practice will also be performed in this course. Through the curriculum design, we will help students to practice writing strategies and skills and guide students to familiarize the fundamental requirement of thesis writing.</text:p>
          </table:table-cell>
          <table:table-cell table:number-columns-repeated="16361"/>
        </table:table-row>
        <table:table-row table:style-name="ro2">
          <table:table-cell office:value-type="float" office:value="1132" table:style-name="ce4">
            <text:p>1132</text:p>
          </table:table-cell>
          <table:table-cell office:value-type="string" table:style-name="ce1">
            <text:p>吳孝觀</text:p>
          </table:table-cell>
          <table:table-cell office:value-type="float" office:value="32160135701112" table:style-name="ce1">
            <text:p>3.21601E+13</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1357" table:style-name="ce1">
            <text:p>1357</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資料處理與分析</text:p>
          </table:table-cell>
          <table:table-cell office:value-type="string" table:style-name="ce1">
            <text:p>Calculations and Analysis of Experimental Data</text:p>
          </table:table-cell>
          <table:table-cell office:value-type="string" table:style-name="ce1">
            <text:p>吳孝觀</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4</text:p>
          </table:table-cell>
          <table:table-cell office:value-type="float" office:value="3" table:style-name="ce1">
            <text:p>3</text:p>
          </table:table-cell>
          <table:table-cell office:value-type="string" table:style-name="ce1">
            <text:p>6,7</text:p>
          </table:table-cell>
          <table:table-cell office:value-type="string" table:style-name="ce1">
            <text:p>修課限制：本所一般碩士班、外所（是否列入畢業學分請參照入學年課程科目表）、跨校。</text:p>
          </table:table-cell>
          <table:table-cell office:value-type="string" table:style-name="ce1">
            <text:p>本課程將深入探討運動醫學研究領域常見的重要實驗數據處理與分析方式，例如：西方墨點、酵素免疫分析法，並進一步撰寫為實驗結果，再利用統計、繪圖及海報發表方式呈現自己的研究成果。此外，本課程亦將透過參觀組織完善之實驗室及文獻閱讀方式瞭解運動醫學領域的新知與發展。</text:p>
          </table:table-cell>
          <table:table-cell office:value-type="string" table:style-name="ce1">
            <text:p>In the course of doing research, we are called on to summarize our observations, to estimate their reliability, to make comparisons, and to draw inferences. Hence, this course presents the two main topics (western blotting and enzyme-linked immunosorbent assay, stain) of experimental design and statistical analysis of experimental results in the context of the sport medicine. All concepts will</text:p>
            <text:p>be illustrated with realistic examples, although sometimes the general theory is explained first.</text:p>
          </table:table-cell>
          <table:table-cell table:number-columns-repeated="16361"/>
        </table:table-row>
        <table:table-row table:style-name="ro2">
          <table:table-cell office:value-type="float" office:value="1132" table:style-name="ce4">
            <text:p>1132</text:p>
          </table:table-cell>
          <table:table-cell office:value-type="string" table:style-name="ce1">
            <text:p>周定衡</text:p>
          </table:table-cell>
          <table:table-cell office:value-type="float" office:value="32160169801113" table:style-name="ce1">
            <text:p>3.21602E+13</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1698" table:style-name="ce1">
            <text:p>1698</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運動訓練科學</text:p>
          </table:table-cell>
          <table:table-cell office:value-type="string" table:style-name="ce1">
            <text:p>Sports and Exercise Training Science</text:p>
          </table:table-cell>
          <table:table-cell office:value-type="string" table:style-name="ce1">
            <text:p>周定衡</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401</text:p>
          </table:table-cell>
          <table:table-cell office:value-type="float" office:value="3" table:style-name="ce1">
            <text:p>3</text:p>
          </table:table-cell>
          <table:table-cell office:value-type="string" table:style-name="ce1">
            <text:p>3,4</text:p>
          </table:table-cell>
          <table:table-cell office:value-type="string" table:style-name="ce1">
            <text:p>修課限制：本所一般碩士班、外所（是否列入畢業學分請參照入學年課程科目表）、跨校。</text:p>
          </table:table-cell>
          <table:table-cell office:value-type="string" table:style-name="ce1">
            <text:p>本課程旨在讓學生了解運動/健身教練了解的職責與扮演的角色，對於學生在未來從事運動訓練應用與研究上應具備有的基本原則與概念。課程主要藉由基礎的訓練理論的說明外，亦藉由實務議題的介紹了解與分析不同運動下所具備的專項體能，並說明不同的訓練方式與週期化訓練的原則，來提升競技/健身運動的表現與生理適應，對於接續的運動訓練介入研究施行與預期的成效具有重要影響。</text:p>
          </table:table-cell>
          <table:table-cell office:value-type="string" table:style-name="ce1">
            <text:p>This course aims to understand the responsibilities and roles as sports/exercise coaches, and the students could had the basic principles and concepts of training for the future researches and applications. In addition to the explanation of basic training theories, the course also introduces practical topics to understand and analyze the special physical fitness of different sports. The different training strategies and periodization could also important issues for sport/exercise benefits with higher performance and physiological adaptions. By this classes, students could apply the training concepts to integrate their interested studies to further identify the exercise training effects from different perspectives.</text:p>
          </table:table-cell>
          <table:table-cell table:number-columns-repeated="16361"/>
        </table:table-row>
        <table:table-row table:style-name="ro2">
          <table:table-cell office:value-type="float" office:value="1132" table:style-name="ce4">
            <text:p>1132</text:p>
          </table:table-cell>
          <table:table-cell office:value-type="string" table:style-name="ce1">
            <text:p>彭雪英</text:p>
          </table:table-cell>
          <table:table-cell office:value-type="string" table:style-name="ce1">
            <text:p>321601346011A0</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1346" table:style-name="ce1">
            <text:p>134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老化與身體活動專題研究</text:p>
          </table:table-cell>
          <table:table-cell office:value-type="string" table:style-name="ce1">
            <text:p>Study on aging and physical activity</text:p>
          </table:table-cell>
          <table:table-cell office:value-type="string" table:style-name="ce1">
            <text:p>彭雪英</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I202</text:p>
          </table:table-cell>
          <table:table-cell office:value-type="float" office:value="4" table:style-name="ce1">
            <text:p>4</text:p>
          </table:table-cell>
          <table:table-cell office:value-type="string" table:style-name="ce1">
            <text:p>8,9</text:p>
          </table:table-cell>
          <table:table-cell office:value-type="string" table:style-name="ce1">
            <text:p>修課限制：本所一般碩士班、外所（是否列入畢業學分請參照入學年課程科目表）、跨校。</text:p>
          </table:table-cell>
          <table:table-cell office:value-type="string" table:style-name="ce1">
            <text:p>本課程旨在教導學生老化進行過程、現象及相關理論、身體活動的測量、身體活動與與老化關係等相關知識，提升學生對中老年人進行運動處方及身體活動設計時所需要的能力，並藉由相關文獻選讀及發表讓學生了解有關身體活動的相關研究與理論。</text:p>
          </table:table-cell>
          <table:table-cell office:value-type="string" table:style-name="ce1">
            <text:p>This course, accompanied with topics on aging and physical activity, is to instruct students to understand the phenomenon and theory of aging, evaluation methods of physical activity, and the relationships between physical activity and aging. Students can not only learn how to evaluate their own physical activities, but also help the exercise participant live healthily via increasing their daily physical activities. In addition, students can know the latest physical activity-related research trends and theories via studying professional articles present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黃文經</text:p>
          </table:table-cell>
          <table:table-cell office:value-type="string" table:style-name="ce1">
            <text:p>321600810011A0</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810" table:style-name="ce1">
            <text:p>81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健康行為介入理論及應用</text:p>
          </table:table-cell>
          <table:table-cell office:value-type="string" table:style-name="ce1">
            <text:p>Theory and application of health behavior intervention</text:p>
          </table:table-cell>
          <table:table-cell office:value-type="string" table:style-name="ce1">
            <text:p>黃文經</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I401</text:p>
          </table:table-cell>
          <table:table-cell office:value-type="float" office:value="3" table:style-name="ce1">
            <text:p>3</text:p>
          </table:table-cell>
          <table:table-cell office:value-type="string" table:style-name="ce1">
            <text:p>1,2</text:p>
          </table:table-cell>
          <table:table-cell office:value-type="string" table:style-name="ce1">
            <text:p>修課限制：本所一般碩士班、外所（是否列入畢業學分請參照入學年課程科目表）、跨校。</text:p>
          </table:table-cell>
          <table:table-cell office:value-type="string" table:style-name="ce1">
            <text:p>以學生學過的社會學、心理學為基礎，配合相關的運動與醫療保健經驗，探討健康行為介入的理論及其於運動保健的應用。內容包括個人的、人際的、家庭的、社區機構的、社會的健康行為理論模式與實際應用；嬰幼兒期、兒童期、青少年期、成年期與老年期的健康行為；並包括健康行為改變理論與策略。另外再從行銷、大眾媒體、性別與種族文化等不同的角度來探討健康。</text:p>
          </table:table-cell>
          <table:table-cell office:value-type="string" table:style-name="ce1">
            <text:p>This course is based on the concepts of sociology, psychology and student’s working experience of exercise and health-related profession. It is aimed to explore theory and intervention of health behavior in exercise field. It comprises individual, interpersonal, family, community, institutional and social models of health behavior and practical applications; also health behaviors in infancy, childhood, adolescence, adulthood, and old age; and the theories and strategies of health behavior change. Besides, this course discusses health behavior from many points of view such as the effects of mass media and marketing, and the diversities in gender, race, as well as culture.</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21600300012A0</text:p>
          </table:table-cell>
          <table:table-cell office:value-type="float" office:value="32160" table:style-name="ce1">
            <text:p>32160</text:p>
          </table:table-cell>
          <table:table-cell office:value-type="string" table:style-name="ce1">
            <text:p>運動保健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Academic Writing for Publication</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1.書面選課、實際上課時間及地點請洽授課教師。</text:p>
            <text:p>2.修課限制：本所一般碩士班二年級以上學生。</text:p>
          </table:table-cell>
          <table:table-cell office:value-type="string" table:style-name="ce1">
            <text:p>本課程旨在增進學生寫作的技巧，以達到書寫學術性文章的能力即成功的發表論文於同儕審查的期刊上。故學生在學習結束時，應能完成初步的論文草案及達到以下目標：</text:p>
            <text:p>1.了解與熟悉學術論文寫作的方法、技巧與正確的論文寫作格式，如APA書寫方式等。</text:p>
            <text:p>2.利用學術論文文章批判的機會，提升寫作能力。</text:p>
            <text:p>3.了解學術期刊投稿方式、審查過程、及基本要求。</text:p>
            <text:p>4.了解口頭報告的技巧與海報的製作方式。</text:p>
          </table:table-cell>
          <table:table-cell office:value-type="string" table:style-name="ce1">
            <text:p>This course is aimed to promote students’ logical thinking and writing skills in order to attain the ability of writing academic article. This course focuses applying theories of teaching and learning as well as applying writing skill and computer information science. The course content includes database analyses, data searching, literature review, critical thinking, APA style/format, and ethical issues of writ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32460016101110" table:style-name="ce1">
            <text:p>3.246E+13</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書面選課、實際上課時間及地點請洽授課教師。</text:p>
            <text:p>2.修課限制：本所專班碩士班學生。</text:p>
          </table:table-cell>
          <table:table-cell office:value-type="string" table:style-name="ce1">
            <text:p>本課程旨在引導學生深入研究特定主題或問題，鼓勵運用跨學科知識，發展自己的研究問題和方法。學生將學習如何制定研究計劃、收集和分析數據，並獲得撰寫研究報告的技能。此外，學生還將研究學術文獻，以理解該主題的現有知識並尋找研究的空白。</text:p>
          </table:table-cell>
          <table:table-cell office:value-type="string" table:style-name="ce1">
            <text:p>The course is designed to lead students into an in-depth study of a particular topic or problem, encouraging the use of interdisciplinary knowledge and the development of their own research questions and methods. Students will learn how to develop a research plan, collect and analyze data, and gain skills in writing research reports. In addition, students will research academic literature to understand existing knowledge on the topic and identify research gaps.</text:p>
          </table:table-cell>
          <table:table-cell table:number-columns-repeated="16361"/>
        </table:table-row>
        <table:table-row table:style-name="ro5">
          <table:table-cell office:value-type="float" office:value="1132" table:style-name="ce4">
            <text:p>1132</text:p>
          </table:table-cell>
          <table:table-cell office:value-type="string" table:style-name="ce1">
            <text:p>周定衡</text:p>
          </table:table-cell>
          <table:table-cell office:value-type="float" office:value="32460081401111" table:style-name="ce1">
            <text:p>3.24601E+13</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814" table:style-name="ce1">
            <text:p>814</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運動指導理論與實務</text:p>
          </table:table-cell>
          <table:table-cell office:value-type="string" table:style-name="ce1">
            <text:p>The Theories and Practice in Exercise Instruction</text:p>
          </table:table-cell>
          <table:table-cell office:value-type="string" table:style-name="ce1">
            <text:p>周定衡</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4" table:style-name="ce1">
            <text:p>4</text:p>
          </table:table-cell>
          <table:table-cell office:value-type="string" table:style-name="ce1">
            <text:p>11,12,13,14</text:p>
          </table:table-cell>
          <table:table-cell office:value-type="string" table:style-name="ce1">
            <text:p>1.單數週上課。</text:p>
            <text:p>2.上課地點：能鑑中心健身房。</text:p>
            <text:p>3.修課限制：本所專班碩士班、外所（是否列入畢業學分請參照入學年課程科目表）、跨校。</text:p>
          </table:table-cell>
          <table:table-cell office:value-type="string" table:style-name="ce1">
            <text:p>本課程的目的在教導學生各種運動指導的理論、運動指導的活動實務及針對特殊族群的運動指導實務。課程內容包括：各種運動指導的理論與實務、國內外運動指導的服務、運動指導計畫的擬定、特殊族群的運動指導實務等。</text:p>
          </table:table-cell>
          <table:table-cell office:value-type="string" table:style-name="ce1">
            <text:p>The purpose of this course is to teach students the theories and practice of exercise instruction and the practice of exercise instruction in special population. Course contents include: the theories and practice of exercise instruction, the service of na</text:p>
          </table:table-cell>
          <table:table-cell table:number-columns-repeated="16361"/>
        </table:table-row>
        <table:table-row table:style-name="ro5">
          <table:table-cell office:value-type="float" office:value="1132" table:style-name="ce4">
            <text:p>1132</text:p>
          </table:table-cell>
          <table:table-cell office:value-type="string" table:style-name="ce1">
            <text:p>吳孝觀</text:p>
          </table:table-cell>
          <table:table-cell office:value-type="float" office:value="32460081601112" table:style-name="ce1">
            <text:p>3.24601E+13</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816" table:style-name="ce1">
            <text:p>816</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復健醫學專題研究</text:p>
          </table:table-cell>
          <table:table-cell office:value-type="string" table:style-name="ce1">
            <text:p>Rehabilitation Medicine Research</text:p>
          </table:table-cell>
          <table:table-cell office:value-type="string" table:style-name="ce1">
            <text:p>吳孝觀</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I103</text:p>
          </table:table-cell>
          <table:table-cell office:value-type="float" office:value="6" table:style-name="ce1">
            <text:p>6</text:p>
          </table:table-cell>
          <table:table-cell office:value-type="string" table:style-name="ce1">
            <text:p>1,2,3,4</text:p>
          </table:table-cell>
          <table:table-cell office:value-type="string" table:style-name="ce1">
            <text:p>1.單數週上課。</text:p>
            <text:p>2.修課限制：本所專班碩士班、外所（是否列入畢業學分請參照入學年課程科目表）、跨校。</text:p>
          </table:table-cell>
          <table:table-cell office:value-type="string" table:style-name="ce1">
            <text:p>本課程將深入探討復健與物理醫學在運動保健所扮演的重要角色及相互關係外，亦規劃學生選讀復健與物理醫學相關文獻與研究報告，以增加復健 與物理醫學研究之知識，進一步協助提昇進行復健醫學相關研究時的能力。</text:p>
          </table:table-cell>
          <table:table-cell office:value-type="string" table:style-name="ce1">
            <text:p>This graduate level course will discuss the role physical and rehabilitation medicine in exercise and health sciences through reading related literatures and research articles in this field. The goal of this course is facilitating the ability of students to establish knowledge bases for clinical applications and further research in related academic fields.</text:p>
          </table:table-cell>
          <table:table-cell table:number-columns-repeated="16361"/>
        </table:table-row>
        <table:table-row table:style-name="ro2">
          <table:table-cell office:value-type="float" office:value="1132" table:style-name="ce4">
            <text:p>1132</text:p>
          </table:table-cell>
          <table:table-cell office:value-type="string" table:style-name="ce1">
            <text:p>廖翊宏</text:p>
          </table:table-cell>
          <table:table-cell office:value-type="float" office:value="32460157201113" table:style-name="ce1">
            <text:p>3.24602E+13</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1572" table:style-name="ce1">
            <text:p>1572</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肌肉適能與全人健康專題研究</text:p>
          </table:table-cell>
          <table:table-cell office:value-type="string" table:style-name="ce1">
            <text:p>Individual studies in muscular fitness and holistic wellness</text:p>
          </table:table-cell>
          <table:table-cell office:value-type="string" table:style-name="ce1">
            <text:p>廖翊宏</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4</text:p>
          </table:table-cell>
          <table:table-cell office:value-type="float" office:value="5" table:style-name="ce1">
            <text:p>5</text:p>
          </table:table-cell>
          <table:table-cell office:value-type="string" table:style-name="ce1">
            <text:p>11,12,13,14</text:p>
          </table:table-cell>
          <table:table-cell office:value-type="string" table:style-name="ce1">
            <text:p>1.單數週上課。</text:p>
            <text:p>2.修課限制：本所專班碩士班、外所（是否列入畢業學分請參照入學年課程科目表）、跨校。</text:p>
          </table:table-cell>
          <table:table-cell office:value-type="string" table:style-name="ce1">
            <text:p>本課程主要目的是發展及提升學生對功能性肌肉適能與全人健康連結研究領域的知識，課程設計將著重於肌肉細胞的結構/功能、肌肉組織的組織型態和骨骼肌生理與功能特性，同時探討正常情況與運動挑戰或訓練狀態下，這些生理壓力或訓練挑戰對於骨骼肌組織的生理功能變化及運動表現的影響，同時探討骨骼肌/運動訓練在肥胖與退化性代謝疾病與預防所扮演的角色。</text:p>
          </table:table-cell>
          <table:table-cell office:value-type="string" table:style-name="ce1">
            <text:p>The scope of this course is to develop and enhance students' knowledge of functional muscular fitness and its linkage to human health. The course design will focus on the anatomical structure, functional characteristics, and basic metabolic features of skeletal muscle tissue. We will also discuss the changes in physiological function and motor performance under both resting and exercise challenges and/or training situations. Finally, the role of skeletal muscle tissue in the development and prevention of several degenerative chronic diseases, such as type 2 diabetes, cardiovascular diseases, obesity, and chronic systemic inflammation is also covered in this course.</text:p>
          </table:table-cell>
          <table:table-cell table:number-columns-repeated="16361"/>
        </table:table-row>
        <table:table-row table:style-name="ro3">
          <table:table-cell office:value-type="float" office:value="1132" table:style-name="ce4">
            <text:p>1132</text:p>
          </table:table-cell>
          <table:table-cell office:value-type="string" table:style-name="ce1">
            <text:p>黃文經</text:p>
          </table:table-cell>
          <table:table-cell office:value-type="string" table:style-name="ce1">
            <text:p>324600810011A0</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810" table:style-name="ce1">
            <text:p>81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健康行為介入理論及應用</text:p>
          </table:table-cell>
          <table:table-cell office:value-type="string" table:style-name="ce1">
            <text:p>Theory and application of health behavior intervention</text:p>
          </table:table-cell>
          <table:table-cell office:value-type="string" table:style-name="ce1">
            <text:p>黃文經</text:p>
          </table:table-cell>
          <table:table-cell office:value-type="float" office:value="2" table:style-name="ce1">
            <text:p>2</text:p>
          </table:table-cell>
          <table:table-cell office:value-type="string" table:style-name="ce1">
            <text:p>第2,4,6,8,10,12,14,16,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4" table:style-name="ce1">
            <text:p>4</text:p>
          </table:table-cell>
          <table:table-cell office:value-type="string" table:style-name="ce1">
            <text:p>11,12,13,14</text:p>
          </table:table-cell>
          <table:table-cell office:value-type="string" table:style-name="ce1">
            <text:p>1.雙數週上課。</text:p>
            <text:p>2.修課限制：本所專班碩士班、外所（是否列入畢業學分請參照入學年課程科目表）、跨校。</text:p>
          </table:table-cell>
          <table:table-cell office:value-type="string" table:style-name="ce1">
            <text:p>以學生學過的社會學、心理學為基礎，配合相關的運動與醫療保健經驗，探討健康行為介入的理論及其於運動保健的應用。內容包括個人的、人際的、家庭的、社區機構的、社會的健康行為理論模式與實際應用；嬰幼兒期、兒童期、青少年期、成年期與老年期的健康行為；並包括健康行為改變理論與策略。另外再從行銷、大眾媒體、性別與種族文化等不同的角度來探討健康。</text:p>
          </table:table-cell>
          <table:table-cell office:value-type="string" table:style-name="ce1">
            <text:p>This course is based on the concepts of sociology, psychology and student’s working experience of exercise and health-related profession. It is aimed to explore theory and intervention of health behavior in exercise field. It comprises individual, interpe</text:p>
          </table:table-cell>
          <table:table-cell table:number-columns-repeated="16361"/>
        </table:table-row>
        <table:table-row table:style-name="ro9">
          <table:table-cell office:value-type="float" office:value="1132" table:style-name="ce4">
            <text:p>1132</text:p>
          </table:table-cell>
          <table:table-cell office:value-type="string" table:style-name="ce1">
            <text:p>林懿苑</text:p>
          </table:table-cell>
          <table:table-cell office:value-type="string" table:style-name="ce1">
            <text:p>324600805011A0</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805" table:style-name="ce1">
            <text:p>80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進階生物統計學</text:p>
          </table:table-cell>
          <table:table-cell office:value-type="string" table:style-name="ce1">
            <text:p>Advanced Biostatistics</text:p>
          </table:table-cell>
          <table:table-cell office:value-type="string" table:style-name="ce1">
            <text:p>林懿苑</text:p>
          </table:table-cell>
          <table:table-cell office:value-type="float" office:value="2" table:style-name="ce1">
            <text:p>2</text:p>
          </table:table-cell>
          <table:table-cell office:value-type="string" table:style-name="ce1">
            <text:p>第2,4,6,8,10,12,14,16,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6" table:style-name="ce1">
            <text:p>6</text:p>
          </table:table-cell>
          <table:table-cell office:value-type="string" table:style-name="ce1">
            <text:p>1,2,3,4</text:p>
          </table:table-cell>
          <table:table-cell office:value-type="string" table:style-name="ce1">
            <text:p>1.雙數週上課。</text:p>
            <text:p>2.修課限制：本所專班碩士班、外所（是否列入畢業學分請參照入學年課程科目表）、跨校。</text:p>
          </table:table-cell>
          <table:table-cell office:value-type="string" table:style-name="ce1">
            <text:p>本課程旨在增進學生詮釋與應用健康科學相關之進階統計方法，並協助學生具體分辨各種統計檢定方法的適用時機，輔以相關健康議題之文獻閱讀討論及高等統計軟體實務資料之操作，以淺顯易懂方式作圖表呈現及解釋。課程內容除敘述統計學的複習外，將著重於推論統計學的 t 檢定、變異數分析、迴歸及相關分析、其他實用統計分析。</text:p>
          </table:table-cell>
          <table:table-cell office:value-type="string" table:style-name="ce1">
            <text:p>The objective of this course is to provide students with advanced methods of biostatistics in order for students to distinguish appropriate hypothesis tests of analyzing the health related research effectively. Students are trained to discuss and calculat</text:p>
          </table:table-cell>
          <table:table-cell table:number-columns-repeated="16361"/>
        </table:table-row>
        <table:table-row table:style-name="ro2">
          <table:table-cell office:value-type="float" office:value="1132" table:style-name="ce4">
            <text:p>1132</text:p>
          </table:table-cell>
          <table:table-cell office:value-type="string" table:style-name="ce1">
            <text:p>郭堉圻</text:p>
          </table:table-cell>
          <table:table-cell office:value-type="string" table:style-name="ce1">
            <text:p>324600808011A0</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808" table:style-name="ce1">
            <text:p>80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運動生理學專題研究</text:p>
          </table:table-cell>
          <table:table-cell office:value-type="string" table:style-name="ce1">
            <text:p>Study on physiology of exercise</text:p>
          </table:table-cell>
          <table:table-cell office:value-type="string" table:style-name="ce1">
            <text:p>郭堉圻</text:p>
          </table:table-cell>
          <table:table-cell office:value-type="float" office:value="2" table:style-name="ce1">
            <text:p>2</text:p>
          </table:table-cell>
          <table:table-cell office:value-type="string" table:style-name="ce1">
            <text:p>第2,4,6,8,10,12,14,16,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5" table:style-name="ce1">
            <text:p>5</text:p>
          </table:table-cell>
          <table:table-cell office:value-type="string" table:style-name="ce1">
            <text:p>11,12,13,14</text:p>
          </table:table-cell>
          <table:table-cell office:value-type="string" table:style-name="ce1">
            <text:p>1.雙數週上課。</text:p>
            <text:p>2.修課限制：本所專班碩士班、外所（是否列入畢業學分請參照入學年課程科目表）、跨校。</text:p>
          </table:table-cell>
          <table:table-cell office:value-type="string" table:style-name="ce1">
            <text:p>本課程旨在讓學生了解人體在進行各種不同強度及時間的運動時，生理器官所產生的適應反應與機制，而課程中所包含的專業文獻選讀與發表訓練亦能提升學生在運動指導時的專業能力。另外，本課程亦含括體適能及運動表現的概念及訓練方法等相關內容。</text:p>
          </table:table-cell>
          <table:table-cell office:value-type="string" table:style-name="ce1">
            <text:p>This course is to provide students with the general knowledge of Physiology of Exercise. <text:s/>Students can learn how the human organs and systems run to maintain the stability and functions of human body when people practice different kinds of exercise intensity and time. In addition, via studying professional research and presentation, students can also improve their ability to integrally supervise the exercise participants in the future. The concepts and training approaches of the health-related physical fitness and movement performance will also be covered in the course.</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24600300012A0</text:p>
          </table:table-cell>
          <table:table-cell office:value-type="float" office:value="32460" table:style-name="ce1">
            <text:p>32460</text:p>
          </table:table-cell>
          <table:table-cell office:value-type="string" table:style-name="ce1">
            <text:p>運動保健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Academic Writing for Publication</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1.書面選課、實際上課時間及地點請洽授課教師。</text:p>
            <text:p>2.修課限制：本所專班碩士班二年級以上學生。</text:p>
          </table:table-cell>
          <table:table-cell office:value-type="string" table:style-name="ce1">
            <text:p>本課程旨在增進學生寫作的技巧，以達到書寫學術性文章的能力即成功的發表論文於同儕審查的期刊上。故學生在學習結束時，應能完成初步的論文草案及達到以下目標：</text:p>
            <text:p>1.了解與熟悉學術論文寫作的方法、技巧與正確的論文寫作格式，如APA書寫方式等。</text:p>
            <text:p>2.利用學術論文文章批判的機會，提升寫作能力。</text:p>
            <text:p>3.了解學術期刊投稿方式、審查過程、及基本要求。</text:p>
            <text:p>4.了解口頭報告的技巧與海報的製作方式。</text:p>
          </table:table-cell>
          <table:table-cell office:value-type="string" table:style-name="ce1">
            <text:p>This course is aimed to promote students’ logical thinking and writing skills in order to attain the ability of writing academic article. This course focuses applying theories of teaching and learning as well as applying writing skill and computer information science. The course content includes database analyses, data searching, literature review, critical thinking, APA style/format, and ethical issues of writ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2160011501110" table:style-name="ce1">
            <text:p>2.216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115" table:style-name="ce1">
            <text:p>11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策略與資訊管理</text:p>
          </table:table-cell>
          <table:table-cell office:value-type="string" table:style-name="ce1">
            <text:p>Strategy and Information Management</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7</text:p>
          </table:table-cell>
          <table:table-cell office:value-type="float" office:value="3" table:style-name="ce1">
            <text:p>3</text:p>
          </table:table-cell>
          <table:table-cell office:value-type="string" table:style-name="ce1">
            <text:p>5,6,7</text:p>
          </table:table-cell>
          <table:table-cell office:value-type="string" table:style-name="ce1">
            <text:p>修課限制：本所、外所（是否列入畢業學分，請參照入學年課程科目表）。</text:p>
          </table:table-cell>
          <table:table-cell office:value-type="string" table:style-name="ce1">
            <text:p>資訊系統由於逐漸標準化、公開化、分享化以至於資訊系統架構逐漸趨於一致。由於競爭對手對於資訊的獲得較過去相對容易，極易產生模仿的效果，因此單單只靠IT資源所形成的競爭優勢根本不存在獨特性、差異性，更難以保持長期的領先地位。「策略與資訊管理」指的是在組織中發展出來一套有價值性的資訊策略規劃與應用模式，結合訊系統及資訊人員作最有效的管理，以其發揮最佳競爭優勢。</text:p>
          </table:table-cell>
          <table:table-cell office:value-type="string" table:style-name="ce1">
            <text:p>Information system has been standardized, open-sourced, and shared, which leads to a unified structure of information system. Competitors can easily obtain each others’ valuable information and mimic each others’ behavior. Thus, depending on information p</text:p>
          </table:table-cell>
          <table:table-cell table:number-columns-repeated="16361"/>
        </table:table-row>
        <table:table-row table:style-name="ro8">
          <table:table-cell office:value-type="float" office:value="1132" table:style-name="ce4">
            <text:p>1132</text:p>
          </table:table-cell>
          <table:table-cell office:value-type="string" table:style-name="ce1">
            <text:p>徐建業</text:p>
          </table:table-cell>
          <table:table-cell office:value-type="float" office:value="22160024401111" table:style-name="ce1">
            <text:p>2.216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44" table:style-name="ce1">
            <text:p>244</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決策支援系統</text:p>
          </table:table-cell>
          <table:table-cell office:value-type="string" table:style-name="ce1">
            <text:p>Decision Support Systems</text:p>
          </table:table-cell>
          <table:table-cell office:value-type="string" table:style-name="ce1">
            <text:p>徐建業</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3</text:p>
          </table:table-cell>
          <table:table-cell office:value-type="float" office:value="5" table:style-name="ce1">
            <text:p>5</text:p>
          </table:table-cell>
          <table:table-cell office:value-type="string" table:style-name="ce1">
            <text:p>2,3,4</text:p>
          </table:table-cell>
          <table:table-cell office:value-type="string" table:style-name="ce1">
            <text:p>修課限制：本所、外所（是否列入畢業學分請參照入學年課程科目表）。</text:p>
          </table:table-cell>
          <table:table-cell office:value-type="string" table:style-name="ce1">
            <text:p>應用決策支援系統與提升決策績效是資訊科技應用的一個重要方向。隨著企業電子化的普及，將資料進一步加值並作深入的分析，創造「運籌於帷幕之中，決勝於千里之外」之競爭力，是未來資訊應用的重要趨勢，也是資訊管理者必須充分瞭解的核心知識。</text:p>
          </table:table-cell>
          <table:table-cell office:value-type="string" table:style-name="ce1">
            <text:p>Applying decision support systems and making the better performance of decision is an very important of using information technology. Lots of information and data are produced by current information technology. More analysis on these information or data w</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2160029901112" table:style-name="ce1">
            <text:p>2.216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99" table:style-name="ce1">
            <text:p>299</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知識管理專案研討</text:p>
          </table:table-cell>
          <table:table-cell office:value-type="string" table:style-name="ce1">
            <text:p>Knowledge Management and Seminar</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3</text:p>
          </table:table-cell>
          <table:table-cell office:value-type="float" office:value="2" table:style-name="ce1">
            <text:p>2</text:p>
          </table:table-cell>
          <table:table-cell office:value-type="string" table:style-name="ce1">
            <text:p>7,8,9</text:p>
          </table:table-cell>
          <table:table-cell office:value-type="string" table:style-name="ce1">
            <text:p>修課限制：本所、外所（是否列入畢業學分，請參照入學年課程科目表）。</text:p>
          </table:table-cell>
          <table:table-cell office:value-type="string" table:style-name="ce1">
            <text:p>本課程著眼於縱向整合學生於大學部所學之資訊管理系統與組織企業管理策略之課程外，並希望經由課程之英文教材及互動教學來提升學生資訊管理國際化概念以及英文能力，並藉由課程所探討之專題來橫向銜接不同領域之知識如醫療及護理專業領域，進而增進同學於健康照護知識管理及醫療資訊管理等系統與理論之概念。</text:p>
          </table:table-cell>
          <table:table-cell office:value-type="string" table:style-name="ce1">
            <text:p>At the beginning of this course, we will introduce the concept and theoretical background of knowledge management, then we will assign some research papers for students to enhance the knowledge of KM and ask student to present and hand in their <text:s/>report of these research papers. The course will require personal assignment and group homework (in paired). The homework <text:s/>and assignment includes articles reading, writing and presenting. The course focuses on group dynamic learning and knowledge sharing.</text:p>
          </table:table-cell>
          <table:table-cell table:number-columns-repeated="16361"/>
        </table:table-row>
        <table:table-row table:style-name="ro2">
          <table:table-cell office:value-type="float" office:value="1132" table:style-name="ce4">
            <text:p>1132</text:p>
          </table:table-cell>
          <table:table-cell office:value-type="string" table:style-name="ce1">
            <text:p>祝國忠</text:p>
          </table:table-cell>
          <table:table-cell office:value-type="float" office:value="22160125201113" table:style-name="ce1">
            <text:p>2.21601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1252" table:style-name="ce1">
            <text:p>1252</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巨量資料分析研討</text:p>
          </table:table-cell>
          <table:table-cell office:value-type="string" table:style-name="ce1">
            <text:p>Seminar on Big Data Analysis</text:p>
          </table:table-cell>
          <table:table-cell office:value-type="string" table:style-name="ce1">
            <text:p>祝國忠</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7</text:p>
          </table:table-cell>
          <table:table-cell office:value-type="float" office:value="5" table:style-name="ce1">
            <text:p>5</text:p>
          </table:table-cell>
          <table:table-cell office:value-type="string" table:style-name="ce1">
            <text:p>6,7,8</text:p>
          </table:table-cell>
          <table:table-cell office:value-type="string" table:style-name="ce1">
            <text:p>修課限制：本所、外所（是否列入畢業學分請參照入學年課程科目表）。</text:p>
          </table:table-cell>
          <table:table-cell office:value-type="string" table:style-name="ce1">
            <text:p>本課程介紹巨量資料的基本知識與方法，內容包括巨量資料分析的趨勢與挑戰、如何運用機器學習(machine learning)演算法於巨量資料處理、巨量資料的架構與技術(Hadoop, MapReduce/MR, Ecosystem)、巨量資料處理的程式設計(以Python / R開發應用)。為使學生對巨量資料分析有全面性的瞭解，除教師授課外將輔以個案討論、範例實作，此外透過相關文獻閱讀可協助同學擬定期末專案方向，以落實學習目標。由於 Hadoop 是採用 Java 語言撰寫，對於許多不熟悉 Java 語言的同學來說有相當大的入門障礙，因此本課程會先調查同學程度，再進行考量。可能用到的工具會有Java, Python, R與Visualization等工具。主要能呈現期末專案成果與business value，與培養 story telling 的能力。</text:p>
          </table:table-cell>
          <table:table-cell office:value-type="string" table:style-name="ce1">
            <text:p>This course will begin with trend and challenges of big data analysis, and is followed by the machine learning algorithms, technical architecture (Hadoop, MapReduce/MR, Ecosystem), and programming (Crawler development with Python, text mining and SNA analysis with R); they are domain knowledge and techniques for the analysis. Students must propose a term project to justify learning achievement.</text:p>
          </table:table-cell>
          <table:table-cell table:number-columns-repeated="16361"/>
        </table:table-row>
        <table:table-row table:style-name="ro14">
          <table:table-cell office:value-type="float" office:value="1132" table:style-name="ce4">
            <text:p>1132</text:p>
          </table:table-cell>
          <table:table-cell office:value-type="string" table:style-name="ce1">
            <text:p>陳彥宏</text:p>
          </table:table-cell>
          <table:table-cell office:value-type="float" office:value="22160187701114" table:style-name="ce1">
            <text:p>2.21602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1877" table:style-name="ce1">
            <text:p>1877</text:p>
          </table:table-cell>
          <table:table-cell office:value-type="float" office:value="1" table:style-name="ce1">
            <text:p>1</text:p>
          </table:table-cell>
          <table:table-cell office:value-type="float" office:value="1" table:style-name="ce1">
            <text:p>1</text:p>
          </table:table-cell>
          <table:table-cell office:value-type="float" office:value="14" table:style-name="ce1">
            <text:p>14</text:p>
          </table:table-cell>
          <table:table-cell office:value-type="string" table:style-name="ce1">
            <text:p>進階提示工程與商務應用</text:p>
          </table:table-cell>
          <table:table-cell office:value-type="string" table:style-name="ce1">
            <text:p>undefined</text:p>
          </table:table-cell>
          <table:table-cell office:value-type="string" table:style-name="ce1">
            <text:p>陳彥宏</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3</text:p>
          </table:table-cell>
          <table:table-cell office:value-type="float" office:value="2" table:style-name="ce1">
            <text:p>2</text:p>
          </table:table-cell>
          <table:table-cell office:value-type="string" table:style-name="ce1">
            <text:p>2,3,4</text:p>
          </table:table-cell>
          <table:table-cell office:value-type="string" table:style-name="ce1">
            <text:p>修課限制：本所、外所（是否列入畢業學分，請參照入學年課程科目表）。</text:p>
          </table:table-cell>
          <table:table-cell office:value-type="string" table:style-name="ce1">
            <text:p>undefined</text:p>
          </table:table-cell>
          <table:table-cell office:value-type="string" table:style-name="ce1">
            <text:p>undefined</text:p>
          </table:table-cell>
          <table:table-cell table:number-columns-repeated="16361"/>
        </table:table-row>
        <table:table-row table:style-name="ro5">
          <table:table-cell office:value-type="float" office:value="1132" table:style-name="ce4">
            <text:p>1132</text:p>
          </table:table-cell>
          <table:table-cell office:value-type="string" table:style-name="ce1">
            <text:p>祝國忠</text:p>
          </table:table-cell>
          <table:table-cell office:value-type="string" table:style-name="ce1">
            <text:p>221600293011A0</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93" table:style-name="ce1">
            <text:p>29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專題研討(二)</text:p>
          </table:table-cell>
          <table:table-cell office:value-type="string" table:style-name="ce1">
            <text:p>Seminar II</text:p>
          </table:table-cell>
          <table:table-cell office:value-type="string" table:style-name="ce1">
            <text:p>祝國忠</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7</text:p>
          </table:table-cell>
          <table:table-cell office:value-type="float" office:value="5" table:style-name="ce1">
            <text:p>5</text:p>
          </table:table-cell>
          <table:table-cell office:value-type="float" office:value="9" table:style-name="ce1">
            <text:p>9</text:p>
          </table:table-cell>
          <table:table-cell office:value-type="string" table:style-name="ce1">
            <text:p>修課限制：本所。</text:p>
          </table:table-cell>
          <table:table-cell office:value-type="string" table:style-name="ce1">
            <text:p>本課程在於協助研究生瞭解資訊管理學門各研究領域及可能的研究方向，並希望讓學生透過此課程認識自己未來研究的主題。研究生需選擇兩篇未來可能研究方向的學術論文，於課堂上做報告、分析與討論，並寫出一篇可以投稿的論文草稿作為期末報告。此外，本課程也邀請專家學者針對資訊管理研究領域進行專題演講。</text:p>
          </table:table-cell>
          <table:table-cell office:value-type="string" table:style-name="ce1">
            <text:p>The purpose of this course is to help students realize research topics on information management. Students will gain some ideas about their future research through this course. All the students must choose three academic papers in the fields of informatio</text:p>
          </table:table-cell>
          <table:table-cell table:number-columns-repeated="16361"/>
        </table:table-row>
        <table:table-row table:style-name="ro2">
          <table:table-cell office:value-type="float" office:value="1132" table:style-name="ce4">
            <text:p>1132</text:p>
          </table:table-cell>
          <table:table-cell office:value-type="string" table:style-name="ce1">
            <text:p>林東正</text:p>
          </table:table-cell>
          <table:table-cell office:value-type="string" table:style-name="ce1">
            <text:p>221600298011A0</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98" table:style-name="ce1">
            <text:p>29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管理理論與實務</text:p>
          </table:table-cell>
          <table:table-cell office:value-type="string" table:style-name="ce1">
            <text:p>Management Theory and Practice</text:p>
          </table:table-cell>
          <table:table-cell office:value-type="string" table:style-name="ce1">
            <text:p>林東正</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7</text:p>
          </table:table-cell>
          <table:table-cell office:value-type="float" office:value="3" table:style-name="ce1">
            <text:p>3</text:p>
          </table:table-cell>
          <table:table-cell office:value-type="string" table:style-name="ce1">
            <text:p>2,3,4</text:p>
          </table:table-cell>
          <table:table-cell office:value-type="string" table:style-name="ce1">
            <text:p>修課限制：本所。</text:p>
          </table:table-cell>
          <table:table-cell office:value-type="string" table:style-name="ce1">
            <text:p>本課程協助同學瞭解基本管理理論，並輔以實際案例進行案例教學，課程涵蓋管理理論演進、企業環境分析簡介、策略規劃原理、決策理論、組織結構與設計、組織變革與創新、組織行為基礎、激勵理論、領導理論、溝通、組織控制程序及實務案例研討等。</text:p>
          </table:table-cell>
          <table:table-cell office:value-type="string" table:style-name="ce1">
            <text:p>The course assists students to familiarize the fundamentals of management and develop their analytical ability through case studies. The discussion issues will include the evolution of management theory, strategic planning, organization design, organization change and development, leadership theory, motivation theory, communication and negotiation, control theory and marketing management, operations management, information management and financial management.</text:p>
          </table:table-cell>
          <table:table-cell table:number-columns-repeated="16361"/>
        </table:table-row>
        <table:table-row table:style-name="ro4">
          <table:table-cell office:value-type="float" office:value="1132" table:style-name="ce4">
            <text:p>1132</text:p>
          </table:table-cell>
          <table:table-cell office:value-type="string" table:style-name="ce1">
            <text:p>連中岳</text:p>
          </table:table-cell>
          <table:table-cell office:value-type="string" table:style-name="ce1">
            <text:p>221600296011A0</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96" table:style-name="ce1">
            <text:p>29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醫療資訊系統基礎</text:p>
          </table:table-cell>
          <table:table-cell office:value-type="string" table:style-name="ce1">
            <text:p>Fundamental of Health Information System</text:p>
          </table:table-cell>
          <table:table-cell office:value-type="string" table:style-name="ce1">
            <text:p>連中岳</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4</text:p>
          </table:table-cell>
          <table:table-cell office:value-type="float" office:value="3" table:style-name="ce1">
            <text:p>3</text:p>
          </table:table-cell>
          <table:table-cell office:value-type="string" table:style-name="ce1">
            <text:p>8,9,10</text:p>
          </table:table-cell>
          <table:table-cell office:value-type="string" table:style-name="ce1">
            <text:p>修課限制：本所。</text:p>
          </table:table-cell>
          <table:table-cell office:value-type="string" table:style-name="ce1">
            <text:p>本課程介紹醫療照護機構的電腦系統規劃與設計，內容包括醫療資訊系統的軟硬體架構、通訊網路、資料庫及應用系統，並且強調完成醫護工作的電腦實務技術。</text:p>
          </table:table-cell>
          <table:table-cell office:value-type="string" table:style-name="ce1">
            <text:p>This course introduces the concepts of planning and designing information systems for health care organizations. It includes the hardware and software architecture, communication network, database and applications of health information systems and focuses</text:p>
          </table:table-cell>
          <table:table-cell table:number-columns-repeated="16361"/>
        </table:table-row>
        <table:table-row table:style-name="ro8">
          <table:table-cell office:value-type="float" office:value="1132" table:style-name="ce4">
            <text:p>1132</text:p>
          </table:table-cell>
          <table:table-cell office:value-type="string" table:style-name="ce1">
            <text:p>undefined</text:p>
          </table:table-cell>
          <table:table-cell office:value-type="float" office:value="22160016101220" table:style-name="ce1">
            <text:p>2.216E+13</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書面選課、實際上課時間及地點請洽授課教師。</text:p>
            <text:p>2.修課限制：本所二年級以上學生。</text:p>
          </table:table-cell>
          <table:table-cell office:value-type="string" table:style-name="ce1">
            <text:p>本課程的目的是培養學生的研究能力，包括數據收集和數據分析，最後組織和報告研究結果，鼓勵學生分享他們的知識和研究經驗。</text:p>
          </table:table-cell>
          <table:table-cell office:value-type="string" table:style-name="ce1">
            <text:p>The purposes of this course are to foster students research capability, include data collection and data analyzing, and finally to organize and report the research result, <text:s/>to establish a brain storming research climate, encourage students share their knowledge and research experience.</text:p>
          </table:table-cell>
          <table:table-cell table:number-columns-repeated="16361"/>
        </table:table-row>
        <table:table-row table:style-name="ro5">
          <table:table-cell office:value-type="float" office:value="1132" table:style-name="ce4">
            <text:p>1132</text:p>
          </table:table-cell>
          <table:table-cell office:value-type="string" table:style-name="ce1">
            <text:p>陳彥宏</text:p>
          </table:table-cell>
          <table:table-cell office:value-type="string" table:style-name="ce1">
            <text:p>221600295012A0</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295" table:style-name="ce1">
            <text:p>295</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專題研討(四)</text:p>
          </table:table-cell>
          <table:table-cell office:value-type="string" table:style-name="ce1">
            <text:p>Seminar and Journal Meeting</text:p>
          </table:table-cell>
          <table:table-cell office:value-type="string" table:style-name="ce1">
            <text:p>陳彥宏</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3</text:p>
          </table:table-cell>
          <table:table-cell office:value-type="float" office:value="2" table:style-name="ce1">
            <text:p>2</text:p>
          </table:table-cell>
          <table:table-cell office:value-type="float" office:value="6" table:style-name="ce1">
            <text:p>6</text:p>
          </table:table-cell>
          <table:table-cell office:value-type="string" table:style-name="ce1">
            <text:p>修課限制：本所二年級以上學生。</text:p>
          </table:table-cell>
          <table:table-cell office:value-type="string" table:style-name="ce1">
            <text:p>本課程在於協助研究生瞭解資訊管理學門各研究領域及可能的研究方向，並希望讓學生透過此課程認識自己未來研究的主題。研究生需選擇兩篇未來可能研究方向的學術論文，於課堂上做報告、分析與討論，並寫出一篇可以投稿的論文草稿作為期末報告。此外，本課程也邀請專家學者針對資訊管理研究領域進行專題演講。</text:p>
          </table:table-cell>
          <table:table-cell office:value-type="string" table:style-name="ce1">
            <text:p>The purpose of this course is to help students realize research topics on information management. Students will gain some ideas about their future research through this course. All the students must choose three academic papers in the fields of informatio</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string" table:style-name="ce1">
            <text:p>221600300012A0</text:p>
          </table:table-cell>
          <table:table-cell office:value-type="float" office:value="22160" table:style-name="ce1">
            <text:p>22160</text:p>
          </table:table-cell>
          <table:table-cell office:value-type="string" table:style-name="ce1">
            <text:p>資訊管理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1.書面選課、實際上課時間及地點請洽授課教師。</text:p>
            <text:p>2.修課限制：本所二年級以上學生。</text:p>
          </table:table-cell>
          <table:table-cell office:value-type="string" table:style-name="ce1">
            <text:p>本課程在於協助研究生瞭解資訊管理學門研究領域及可能研究方向；研究生需依教師指定論文中，分別選擇資訊科技、資訊管理領域論文各一篇，及自行決定一篇未來可能研究方向學術論文一篇(共三篇)，於課堂上做報告、分析與討論，藉此得以使學生了解其需求以及未來研究的方向。此外，本課程並定期邀請專家學者針對資訊管理研究領域進行專題演講。</text:p>
          </table:table-cell>
          <table:table-cell office:value-type="string" table:style-name="ce1">
            <text:p>The purpose of this course is to assist the student realizing the research topics of information management. All the student must be choose two papers from the fields of information technology and information management respectively.</text:p>
          </table:table-cell>
          <table:table-cell table:number-columns-repeated="16361"/>
        </table:table-row>
        <table:table-row table:style-name="ro2">
          <table:table-cell office:value-type="float" office:value="1132" table:style-name="ce4">
            <text:p>1132</text:p>
          </table:table-cell>
          <table:table-cell office:value-type="string" table:style-name="ce1">
            <text:p>王淑美</text:p>
          </table:table-cell>
          <table:table-cell office:value-type="float" office:value="24160087001110" table:style-name="ce1">
            <text:p>2.41601E+13</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870" table:style-name="ce1">
            <text:p>870</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長期照護文獻導讀與評析</text:p>
          </table:table-cell>
          <table:table-cell office:value-type="string" table:style-name="ce1">
            <text:p>Critical Review on Long Term Care Literature</text:p>
          </table:table-cell>
          <table:table-cell office:value-type="string" table:style-name="ce1">
            <text:p>王淑美</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9</text:p>
          </table:table-cell>
          <table:table-cell office:value-type="float" office:value="5" table:style-name="ce1">
            <text:p>5</text:p>
          </table:table-cell>
          <table:table-cell office:value-type="string" table:style-name="ce1">
            <text:p>8,9</text:p>
          </table:table-cell>
          <table:table-cell office:value-type="string" table:style-name="ce1">
            <text:p>修課限制：本所、外所、跨校</text:p>
          </table:table-cell>
          <table:table-cell office:value-type="string" table:style-name="ce1">
            <text:p>本課程旨在藉由選讀長期照護相關英文文獻，課程內容涵蓋認識長期照護相關領域相關期刊之資料庫、期刊研究之主題、期刊論文結構之解析與評論，每人依據專業興趣搜尋及閱讀相關實証性研究或理論性文獻，並於課堂上解析報告與評論。修完該課程後，學生應可增強下列各能力：(1)英文閱讀能力(2)對長期照護相關文獻重要概念及議題之理解(3)對期刊論文架構解析(4)批判性思考能力。</text:p>
          </table:table-cell>
          <table:table-cell office:value-type="string" table:style-name="ce1">
            <text:p>The purpose of this selected course is to help students to select and review the literature of long term care. The content of this course includes the introduction of data-base of health care management, the profile of selected journals, the basic structu</text:p>
          </table:table-cell>
          <table:table-cell table:number-columns-repeated="16361"/>
        </table:table-row>
        <table:table-row table:style-name="ro8">
          <table:table-cell office:value-type="float" office:value="1132" table:style-name="ce4">
            <text:p>1132</text:p>
          </table:table-cell>
          <table:table-cell office:value-type="string" table:style-name="ce1">
            <text:p>undefined</text:p>
          </table:table-cell>
          <table:table-cell office:value-type="float" office:value="24160016101110" table:style-name="ce1">
            <text:p>2.416E+13</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float" office:value="4" table:style-name="ce1">
            <text:p>4</text:p>
          </table:table-cell>
          <table:table-cell office:value-type="string" table:style-name="ce1">
            <text:p>修課限制：本所、書面選課、實際上課時間及地點請洽授課教師。</text:p>
          </table:table-cell>
          <table:table-cell office:value-type="string" table:style-name="ce1">
            <text:p>本課程在協助學生對未來論文撰述之相關議題，做更深入完備之研討。課程中，學生須與該專業領域相關專長之老師，共同訂定學習契約，並透過個別輔導達成學習目標。</text:p>
          </table:table-cell>
          <table:table-cell office:value-type="string" table:style-name="ce1">
            <text:p>The purpose of this course is to assist student to be prepared on the related issues of thesis. During the course, student is supposed to make the learning contract with the professional teacher. Through one-by-one counseling, the student will reach the goal learning proposed.</text:p>
          </table:table-cell>
          <table:table-cell table:number-columns-repeated="16361"/>
        </table:table-row>
        <table:table-row table:style-name="ro2">
          <table:table-cell office:value-type="float" office:value="1132" table:style-name="ce4">
            <text:p>1132</text:p>
          </table:table-cell>
          <table:table-cell office:value-type="string" table:style-name="ce1">
            <text:p>陳正芬</text:p>
          </table:table-cell>
          <table:table-cell office:value-type="string" table:style-name="ce1">
            <text:p>241600862011A0</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862" table:style-name="ce1">
            <text:p>86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長期照護組織經營與管理</text:p>
          </table:table-cell>
          <table:table-cell office:value-type="string" table:style-name="ce1">
            <text:p>Management of Long-Term Care Organizations</text:p>
          </table:table-cell>
          <table:table-cell office:value-type="string" table:style-name="ce1">
            <text:p>陳正芬</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909</text:p>
          </table:table-cell>
          <table:table-cell office:value-type="float" office:value="5" table:style-name="ce1">
            <text:p>5</text:p>
          </table:table-cell>
          <table:table-cell office:value-type="string" table:style-name="ce1">
            <text:p>5,6,7</text:p>
          </table:table-cell>
          <table:table-cell office:value-type="string" table:style-name="ce1">
            <text:p>修課限制：本所</text:p>
          </table:table-cell>
          <table:table-cell office:value-type="string" table:style-name="ce1">
            <text:p>本課程旨在協助長期照護的研究生，獲得有關我國長期照護體系(Long term Care System)內有關之機構的組織及管理的知識與技能，及其在護理及醫療部門管理之應用。課程內容以管理的功能: 規劃、組織、領導、控制及人員、財、物、資源、資訊管理之矩陣為架構。範圍從長期照護醫療組織與管理的簡介開始，再依循管理的過程分別介紹醫護管理有關的主題以問題解決及策略決擇的方式以期學生因此能開發各自的管理潛能並期望為其將來能成為高效率的管理者奠定基礎。</text:p>
          </table:table-cell>
          <table:table-cell office:value-type="string" table:style-name="ce1">
            <text:p>This course is designed to provide graduate students who are interested in pursuing long term care, with in-depth knowledge and skills in management theories and practices of long term care organizations. It is tailored to meet the demands of students in</text:p>
          </table:table-cell>
          <table:table-cell table:number-columns-repeated="16361"/>
        </table:table-row>
        <table:table-row table:style-name="ro2">
          <table:table-cell office:value-type="float" office:value="1132" table:style-name="ce4">
            <text:p>1132</text:p>
          </table:table-cell>
          <table:table-cell office:value-type="string" table:style-name="ce1">
            <text:p>邱恩琦</text:p>
          </table:table-cell>
          <table:table-cell office:value-type="string" table:style-name="ce1">
            <text:p>241601163011A0</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1163" table:style-name="ce1">
            <text:p>116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長期照護與實務統合</text:p>
          </table:table-cell>
          <table:table-cell office:value-type="string" table:style-name="ce1">
            <text:p>multi-disciplinary integration <text:s/>in Long-term care</text:p>
          </table:table-cell>
          <table:table-cell office:value-type="string" table:style-name="ce1">
            <text:p>邱恩琦,王淑美</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909</text:p>
          </table:table-cell>
          <table:table-cell office:value-type="float" office:value="5" table:style-name="ce1">
            <text:p>5</text:p>
          </table:table-cell>
          <table:table-cell office:value-type="string" table:style-name="ce1">
            <text:p>2,3,4</text:p>
          </table:table-cell>
          <table:table-cell office:value-type="string" table:style-name="ce1">
            <text:p>修課限制：本所</text:p>
          </table:table-cell>
          <table:table-cell office:value-type="string" table:style-name="ce1">
            <text:p>本課程旨在闡明在長期照護體系中專業照護及管理之界定、呈現、評估、介入、提供、以及相關之實務或操作施行等之總體概念，以及長期照護實務執行，包括有團隊實(運)作、專業知能技巧、評估介入、工具應用(研發)、(照護)計畫擬定、(照護)活動設計、資源需耗、品質監測等。期許學生能習得長期照護統合概念與實務運作機制等。</text:p>
          </table:table-cell>
          <table:table-cell office:value-type="string" table:style-name="ce1">
            <text:p>This course is designed to be interdisciplinary by integrating medical, nursing, psychological, social, and other aspects of long-term care perspectives. The course is aimed to delineate overall figure of defining, presenting, assessment, intervention, providing, and related issues of professional tasks and management, practices and delivery of Long-Term Care (support &amp;amp; protection, LTC). Along with the contemporary LTC, it encompassed the attainment of LTC team, skill &amp;amp; technology, assessment toolkit, care plan, care activity designing, quality control, and operating &amp;amp; managing, for the rooting and growing of care management, seed planting faculty &amp;amp; material, professional empowering and industry forming, rather, for related policy promotion campaign regarding LTC demand &amp;amp; supply, education &amp;amp; nurturing, advising &amp;amp; counseling, reviewing, and other necessary contextual factors.</text:p>
            <text:p>For the application of this care approaching &amp;amp; intervention, to empower or fulfill this new field in the country, we expect the course will examine LTC related living &amp;amp; life, activity, participation and health (aging, morbidity, de-conditioning), contextual factors and corresponding approaching and intervention on various care clients／recipients, sites, role. Through understanding, handling, delivering, and creating care services potentially can make good use of available resources linking, to interact, and to integrate with all related professional disciplines involved. Through lectures, oral presentation and in-class discussion, the learners with the professional background or basis would be supposed to organize the knowledge, skill and value(principle) of care, ultimately to provide pertinent relationship, prediction, agreement, plan, choice of tactics….etc., and then closing anyway.</text:p>
          </table:table-cell>
          <table:table-cell table:number-columns-repeated="16361"/>
        </table:table-row>
        <table:table-row table:style-name="ro2">
          <table:table-cell office:value-type="float" office:value="1132" table:style-name="ce4">
            <text:p>1132</text:p>
          </table:table-cell>
          <table:table-cell office:value-type="string" table:style-name="ce1">
            <text:p>施堯啓</text:p>
          </table:table-cell>
          <table:table-cell office:value-type="float" office:value="24160086601220" table:style-name="ce1">
            <text:p>2.41601E+13</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866" table:style-name="ce1">
            <text:p>86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老人學</text:p>
          </table:table-cell>
          <table:table-cell office:value-type="string" table:style-name="ce1">
            <text:p>Gerontology</text:p>
          </table:table-cell>
          <table:table-cell office:value-type="string" table:style-name="ce1">
            <text:p>施堯啓</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9</text:p>
          </table:table-cell>
          <table:table-cell office:value-type="float" office:value="4" table:style-name="ce1">
            <text:p>4</text:p>
          </table:table-cell>
          <table:table-cell office:value-type="string" table:style-name="ce1">
            <text:p>6,7</text:p>
          </table:table-cell>
          <table:table-cell office:value-type="string" table:style-name="ce1">
            <text:p>修課限制：本所二年級以上、外所</text:p>
          </table:table-cell>
          <table:table-cell office:value-type="string" table:style-name="ce1">
            <text:p>本課程旨在探討老化過程與老人族群相關之問題、事項及領域，主要的學習經驗在於熟悉老化及老人相關人口學、生物學、心理學、社會學及公共政策等內容，再由此進入老人學其他相關或延伸之領域。老人在各個層面發展衰退合併周邊人、事、物之討探與了解，其內容包括老人的身心社會及文化人文等綜合層面之本質與影響衝擊。老人之生理層面包含感官、知覺、健康情形、健康行為、失能、失智症等發展之特徵與相關議題；心理層面包含認知能力（智力、記憶、注意力、學習、和創造力等）、人格特質、精神違常、和壓力與調適、乃至於死亡與哀悼等；社會層面包含社會網絡、交友、婚姻關係、退休、休閒、居住安排、經濟狀況、照顧安排等發展之特徵與相關議題；另外，當還可能包含有靈性之層面。透過各層面及多元性教學與討論有助於了解掌握其潛在差異，如性別、族群、人生階段、互動、生活社會經驗方面之發展累積等，將有俾於了解老人多面及複雜之呈現。</text:p>
          </table:table-cell>
          <table:table-cell office:value-type="string" table:style-name="ce1">
            <text:p>The purpose of this two-credit hour course is to explore the developmental characteristics of the elderly. The major themes examined include biological, psychological, and social dimensions of development. The course will deal with a variety of topics, in</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241600300012A0</text:p>
          </table:table-cell>
          <table:table-cell office:value-type="float" office:value="24160" table:style-name="ce1">
            <text:p>24160</text:p>
          </table:table-cell>
          <table:table-cell office:value-type="string" table:style-name="ce1">
            <text:p>長期照護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6" table:style-name="ce1">
            <text:p>6</text:p>
          </table:table-cell>
          <table:table-cell office:value-type="string" table:style-name="ce1">
            <text:p>5,6,7,8,9,10</text:p>
          </table:table-cell>
          <table:table-cell office:value-type="string" table:style-name="ce1">
            <text:p>修課限制：本所二年級以上、書面選課、實際上課時間及地點請洽授課教師。</text:p>
          </table:table-cell>
          <table:table-cell office:value-type="string" table:style-name="ce1">
            <text:p>本課程旨在協助學生獨立完成一篇碩士論文。學生在指導教授的協助下，經驗一次以學術為導向之研究過程。其包括研究計劃、資料的收集、分析、與解釋，並統整成一份學術論文。</text:p>
          </table:table-cell>
          <table:table-cell office:value-type="string" table:style-name="ce1">
            <text:p>The purpose of the course is to assist students in independently finishing theses or projects for designated topic. With the professor’s help, students can experience the research process from intellectual and realistic prospects. This includes research plan (designated plan), investigative setup (designated setup), collection, evaluation and explanation of data and sorts out all the things into a complete written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陳裔專</text:p>
          </table:table-cell>
          <table:table-cell office:value-type="float" office:value="23160168101110" table:style-name="ce1">
            <text:p>2.31602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81" table:style-name="ce1">
            <text:p>168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休閒與健康資訊研究及應用</text:p>
          </table:table-cell>
          <table:table-cell office:value-type="string" table:style-name="ce1">
            <text:p>Seminar on Information Studies and Application in Leisure and Health</text:p>
          </table:table-cell>
          <table:table-cell office:value-type="string" table:style-name="ce1">
            <text:p>陳裔專</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4</text:p>
          </table:table-cell>
          <table:table-cell office:value-type="float" office:value="4" table:style-name="ce1">
            <text:p>4</text:p>
          </table:table-cell>
          <table:table-cell office:value-type="string" table:style-name="ce1">
            <text:p>6,7</text:p>
          </table:table-cell>
          <table:table-cell office:value-type="string" table:style-name="ce1">
            <text:p>修課限制：</text:p>
            <text:p>1.程式設計課程、本所一般生、外所本國生(是否列入畢業學分，請參照入學年課程科目表)、跨校 。</text:p>
            <text:p>2.為鼓勵學生修讀程式設計課程，有關「休閒與健康資訊研究及應用」2學分與「多變量解析」2學分為二擇一必選修課程，請於畢業前務必擇一修課。</text:p>
          </table:table-cell>
          <table:table-cell office:value-type="string" table:style-name="ce1">
            <text:p>本課程旨在探討資訊科技與休閒健康相關議題，鼓勵學生運用資訊知識和技能，培養同學在資訊科技進步的時代裡熟悉程式語言之操作與應用，能夠瞭解前瞻資訊科技的應用。</text:p>
          </table:table-cell>
          <table:table-cell office:value-type="string" table:style-name="ce1">
            <text:p>This course encourages students to use advanced information technology knowledge and skills, try to become the scene design content creators, training students with advanced information technology and practical ability. And be familiar with the operation and application of the programming language.</text:p>
          </table:table-cell>
          <table:table-cell table:number-columns-repeated="16361"/>
        </table:table-row>
        <table:table-row table:style-name="ro2">
          <table:table-cell office:value-type="float" office:value="1132" table:style-name="ce4">
            <text:p>1132</text:p>
          </table:table-cell>
          <table:table-cell office:value-type="string" table:style-name="ce1">
            <text:p>林俐吟</text:p>
          </table:table-cell>
          <table:table-cell office:value-type="float" office:value="23160016501110" table:style-name="ce1">
            <text:p>2.316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5" table:style-name="ce1">
            <text:p>16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旅遊餐飲與健康專題</text:p>
          </table:table-cell>
          <table:table-cell office:value-type="string" table:style-name="ce1">
            <text:p>Seminar of Tourism, Food and Health</text:p>
          </table:table-cell>
          <table:table-cell office:value-type="string" table:style-name="ce1">
            <text:p>林俐吟</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21</text:p>
          </table:table-cell>
          <table:table-cell office:value-type="float" office:value="4" table:style-name="ce1">
            <text:p>4</text:p>
          </table:table-cell>
          <table:table-cell office:value-type="string" table:style-name="ce1">
            <text:p>8,9</text:p>
          </table:table-cell>
          <table:table-cell office:value-type="string" table:style-name="ce1">
            <text:p>修課限制：</text:p>
            <text:p>本所一般碩士班、外所本國生（是否列入畢業學分請參照入學年課程科目表）、跨校。</text:p>
          </table:table-cell>
          <table:table-cell office:value-type="string" table:style-name="ce1">
            <text:p>隨著國民健康意識抬頭，遊客旅遊時不再只是享受美食，如何吃得健康也是旅遊者關注的議題。由於旅遊時的飲食營養會影響遊客的健康與旅遊品質，因此本課程結合旅遊、餐飲、營養與飲食文化等內容，藉以討論旅遊之餐飲與健康。主要課程內容說明如下: (一)旅遊與營養:旅遊中六大類食物與營養素、營養標示、每日飲食指南與食物代換表在健康飲食上之應用; (二)旅遊餐飲衛生與安全:旅遊飲食衛生之注意事項與食物中毒之預防; (三)慢性疾病遊客之飲食:糖尿病、高血壓、高血脂、痛風、腎臟病等患者旅遊時之營養照顧; (四)飲食文化與營養:討論各國不同的飲食文化與餐食營養。</text:p>
          </table:table-cell>
          <table:table-cell office:value-type="string" table:style-name="ce1">
            <text:p>As people are becoming more health conscious, tourists are no longer just seeking for gourmet food while traveling, but also caring about healthy eating. Diet while travelling affects both health and travel quality. Therefore, this course combines information concerning travel, nutrition, health, and culture to explore the experience of enjoying food &amp;amp; beverages while traveling abroad. The main topics covered in this course are the followings: (1) Travel &amp;amp; Nutrition: The six essential categories of food and their nutritional content, introduction to nutritional labeling, and daily dietary guidelines; (2) Food &amp;amp; Beverage Sanitation and Safety While Travelling: Precautions for food hygiene and prevention of food poisoning while travelling; (3) Diet for Tourists with Chronic Diseases: Nutritional care for Tourists travelling with diabetes, hypertension, high cholesterol, gout, kidney or other diseases; (4) Food Culture and Nutrition: A discussion of different food cultures and the nutritional content of their diet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3160007001110" table:style-name="ce1">
            <text:p>2.316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70" table:style-name="ce1">
            <text:p>70</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旅遊醫學與健康專題</text:p>
          </table:table-cell>
          <table:table-cell office:value-type="string" table:style-name="ce1">
            <text:p>Issue on travel medicine and health</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21</text:p>
          </table:table-cell>
          <table:table-cell office:value-type="float" office:value="2" table:style-name="ce1">
            <text:p>2</text:p>
          </table:table-cell>
          <table:table-cell office:value-type="string" table:style-name="ce1">
            <text:p>3,4</text:p>
          </table:table-cell>
          <table:table-cell office:value-type="string" table:style-name="ce1">
            <text:p>修課限制：</text:p>
            <text:p>本所一般碩士班、外所本國生（研究生下修，不計入畢業學分）、跨校</text:p>
          </table:table-cell>
          <table:table-cell office:value-type="string" table:style-name="ce1">
            <text:p>本課程旨在從旅遊醫學之角度闡明廣泛性之旅遊休閒與健康相關之總體概念，俾使學習者對其有所了解與體認。學習者將透過課程講授、分組報告與交互討論，研討旅遊休閒與健康相關之理念、模式、價值、原則與方法，以及了解旅遊休閒對健康之正負面效應。本課程也輔導研究生就現行旅遊健康議題加以討論，以為爾後進入旅遊休閒與健康有關職場之經營管理、指導、教育訓練以及研究等預作準備。</text:p>
          </table:table-cell>
          <table:table-cell office:value-type="string" table:style-name="ce1">
            <text:p>This gateway course intentionally and extensionally highlights the overall &amp;amp; general figure of travel medicine and the impact on health. Through facilitating lectures and discussions, the learners could approach the concepts, values, principles and methods of the above topics, and increasingly understand the effects of travel and leisure toward health. Alongside, this course provides the students with a discussion on the current popular topics of health and tourism, and thus fulfills the one of the objectives of integrating theory and practice which is helpful in future studies and research for the students.</text:p>
          </table:table-cell>
          <table:table-cell table:number-columns-repeated="16361"/>
        </table:table-row>
        <table:table-row table:style-name="ro2">
          <table:table-cell office:value-type="float" office:value="1132" table:style-name="ce4">
            <text:p>1132</text:p>
          </table:table-cell>
          <table:table-cell office:value-type="string" table:style-name="ce1">
            <text:p>湯幸芬</text:p>
          </table:table-cell>
          <table:table-cell office:value-type="float" office:value="23160122801110" table:style-name="ce1">
            <text:p>2.31601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228" table:style-name="ce1">
            <text:p>122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環境專題</text:p>
          </table:table-cell>
          <table:table-cell office:value-type="string" table:style-name="ce1">
            <text:p>Seminar in Healing Environments</text:p>
          </table:table-cell>
          <table:table-cell office:value-type="string" table:style-name="ce1">
            <text:p>湯幸芬</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21</text:p>
          </table:table-cell>
          <table:table-cell office:value-type="float" office:value="2" table:style-name="ce1">
            <text:p>2</text:p>
          </table:table-cell>
          <table:table-cell office:value-type="string" table:style-name="ce1">
            <text:p>6,7</text:p>
          </table:table-cell>
          <table:table-cell office:value-type="string" table:style-name="ce1">
            <text:p>修課限制：本所碩士一般生、外所(本國生)、跨校</text:p>
          </table:table-cell>
          <table:table-cell office:value-type="string" table:style-name="ce1">
            <text:p>健康/療癒環境研究與設計近來成為熱門議題，同時亦被認為能增進健康與關懷環境的方向，本課程從旅遊健康的角度介紹，主要內容包括療癒環境歷史與文化觀、健康/療癒相關作用機轉(如旅遊環境類型中之環境偏好、環境認知及其生心理反應效益等)、健康/療癒環境設計哲學、各族群使用者健康/療癒情境、健康/療癒旅遊環境相關研究等。</text:p>
          </table:table-cell>
          <table:table-cell office:value-type="string" table:style-name="ce1">
            <text:p>Healing Environment Research and Design has recently become a hot topic, but also considered the direction of sustainable environment. This course introduces the environment from the perspective of tourism and health, the main contents include historical and cultural of healing environment concept, related to the mechanism of action of healing (such as tourism and environment types of environmental preferences, environmental awareness and effectiveness of physiological-psychological, etc.), environmental design philosophy of healing, healing environment of various groups, tourism environment-related research.</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231600166011A0</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6" table:style-name="ce1">
            <text:p>16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旅遊健康緊急處理</text:p>
          </table:table-cell>
          <table:table-cell office:value-type="string" table:style-name="ce1">
            <text:p>Emergency Crisis Management in Tourism and Health Science</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902</text:p>
          </table:table-cell>
          <table:table-cell office:value-type="float" office:value="4" table:style-name="ce1">
            <text:p>4</text:p>
          </table:table-cell>
          <table:table-cell office:value-type="string" table:style-name="ce1">
            <text:p>1,2,3,4</text:p>
          </table:table-cell>
          <table:table-cell office:value-type="string" table:style-name="ce1">
            <text:p>修課限制：</text:p>
            <text:p>1.本所一般碩士班。</text:p>
            <text:p>2.課程內含EMT-1初級救護技術員56小時之訓練課程，全程不得缺席且通過筆試及術科考試者，可取得EMT-1初級救護技術員專業證照。</text:p>
          </table:table-cell>
          <table:table-cell office:value-type="string" table:style-name="ce1">
            <text:p>本課程旨在闡明旅遊相關之健康總體概念，尤其強調旅遊時處於較為緊急或迫切之問題狀況與因應之道，包括在旅遊過程中，任何相關可能產生危機之人、事、物、以及環境或情境等所衍生之相關議題。透過教學、討論與必要之操作修習，將使學生具備旅遊相關之健康總體概念，以及能從容面對旅遊相關之健康危機，必要時亦能於特定情境場合中落實相關之危機處理理論。</text:p>
          </table:table-cell>
          <table:table-cell office:value-type="string" table:style-name="ce1">
            <text:p>This course is tried to aim at overall ideology of health related to health, esp. focusing on coping with urgent/emergent health conditions during traveling, such as any related issue around persons, events, materials, and environments/situations…etc.. Going through this course, with mandatory lecture, in-class discussion, and some necessary practice, the student will be supposed to possess global concept of travel &amp;amp; health, and van take time to deal with those health and related crises, and furthermore in peculiar occasion, validating the theoretical content of crisis management.</text:p>
          </table:table-cell>
          <table:table-cell table:number-columns-repeated="16361"/>
        </table:table-row>
        <table:table-row table:style-name="ro2">
          <table:table-cell office:value-type="float" office:value="1132" table:style-name="ce4">
            <text:p>1132</text:p>
          </table:table-cell>
          <table:table-cell office:value-type="string" table:style-name="ce1">
            <text:p>張博雅</text:p>
          </table:table-cell>
          <table:table-cell office:value-type="string" table:style-name="ce1">
            <text:p>231600044011A0</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44" table:style-name="ce1">
            <text:p>4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進階應用統計學</text:p>
          </table:table-cell>
          <table:table-cell office:value-type="string" table:style-name="ce1">
            <text:p>Advanced Applied Statistics</text:p>
          </table:table-cell>
          <table:table-cell office:value-type="string" table:style-name="ce1">
            <text:p>張博雅</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4</text:p>
          </table:table-cell>
          <table:table-cell office:value-type="float" office:value="2" table:style-name="ce1">
            <text:p>2</text:p>
          </table:table-cell>
          <table:table-cell office:value-type="string" table:style-name="ce1">
            <text:p>8,9</text:p>
          </table:table-cell>
          <table:table-cell office:value-type="string" table:style-name="ce1">
            <text:p>修課限制：本所一般生、外所(本國生)、跨校</text:p>
          </table:table-cell>
          <table:table-cell office:value-type="string" table:style-name="ce1">
            <text:p>本課程旨在幫助學生瞭解統計學相關之概念，俾使學習者對其有所了解與體認。學習者將透過課程講授、交互討論、課後作業及學習報告方式，探討統計學相關之觀念、原則、模式及方法。並配合SPSS統計軟體著重於研究時之具體應用，以為爾後進行論文研究預作準備。</text:p>
          </table:table-cell>
          <table:table-cell office:value-type="string" table:style-name="ce1">
            <text:p>This course is designed to provide an analytical technique that students will understand and then would be interested in the specialty of advanced applied statistics with SPSS, and foster their abilities of independent thinking and problem solving. The course contents include descriptive statistics, estimation, hypothesis testing, regression analysis, ANOVA, factor analysis, etc.</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3160016101220" table:style-name="ce1">
            <text:p>2.316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float" office:value="1" table:style-name="ce1">
            <text:p>1</text:p>
          </table:table-cell>
          <table:table-cell office:value-type="string" table:style-name="ce1">
            <text:p>修課限制：本所二年級以上、書面選課，選課前請先至系辦詢問。</text:p>
          </table:table-cell>
          <table:table-cell office:value-type="string" table:style-name="ce1">
            <text:p>本課程旨在使學生獲得執行獨立研究之能力。課程中，學生須與任課老師針對碩士論文有關之議題訂正進度報告及討論以達成學習目標。以漸進的方式導引學生，使學生能了解論文計畫之撰寫方式，並朝正確之方向閱讀相關文獻。透過個別討論、團體討論、學習及報告，確立研究問題，組織文獻考查，設計研究可行之研究方法。學生藉由討論與主題相關的課題以增進研究實務能力。</text:p>
          </table:table-cell>
          <table:table-cell office:value-type="string" table:style-name="ce1">
            <text:p>The purpose of this course is to assist student’s independent research ability in preparing the related issue of master thesis. The students enrolling this class are expected to make progress report and have discussion with the advisor in order to reach the learning goal. Teach students how to present a well-done dissertation with systematically research approaches and related references. The purpose of this course is to promote students’ capacity to design a research proposal. Students will be able to apply research knowledge and formulate a research proposal through individual and group discussion and assignments. Students will be able to identify a research problem, organize relevant literature, and design a feasible method for their study.</text:p>
          </table:table-cell>
          <table:table-cell table:number-columns-repeated="16361"/>
        </table:table-row>
        <table:table-row table:style-name="ro2">
          <table:table-cell office:value-type="float" office:value="1132" table:style-name="ce4">
            <text:p>1132</text:p>
          </table:table-cell>
          <table:table-cell office:value-type="string" table:style-name="ce1">
            <text:p>李曉昀</text:p>
          </table:table-cell>
          <table:table-cell office:value-type="float" office:value="23160163601220" table:style-name="ce1">
            <text:p>2.31602E+13</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36" table:style-name="ce1">
            <text:p>163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論文寫作與評論</text:p>
          </table:table-cell>
          <table:table-cell office:value-type="string" table:style-name="ce1">
            <text:p>Dissertation writing and evaluation</text:p>
          </table:table-cell>
          <table:table-cell office:value-type="string" table:style-name="ce1">
            <text:p>李曉昀</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515</text:p>
          </table:table-cell>
          <table:table-cell office:value-type="float" office:value="2" table:style-name="ce1">
            <text:p>2</text:p>
          </table:table-cell>
          <table:table-cell office:value-type="string" table:style-name="ce1">
            <text:p>2,3,4</text:p>
          </table:table-cell>
          <table:table-cell office:value-type="string" table:style-name="ce1">
            <text:p>修課限制：本所二年級以上</text:p>
          </table:table-cell>
          <table:table-cell office:value-type="string" table:style-name="ce1">
            <text:p>本課程旨在幫助學生瞭解研究概論相關之概念以及科學論文寫作之方式，俾使學習者對其有所了解與體認。學習者將透過課程講授、交互討論、課後作業及學習考試方式，探討研究論文寫作之觀念、原則與寫作之基本技巧、方法。以為爾後進入有關職場之經營管理、指導、教育訓練以及研究等預作準備。</text:p>
          </table:table-cell>
          <table:table-cell office:value-type="string" table:style-name="ce1">
            <text:p>This course is provided to introduce the essential concepts in research methods, and help the students with fundamental understanding scientific writing in academic research. The class will be guided by different types of instruction including lectures, group discussions, homework and tests. By the end, the students will have a basic understanding on concepts, principle, model and method of research methods. These will be helpful to the students’ further studies and their career planning.</text:p>
          </table:table-cell>
          <table:table-cell table:number-columns-repeated="16361"/>
        </table:table-row>
        <table:table-row table:style-name="ro7">
          <table:table-cell office:value-type="float" office:value="1132" table:style-name="ce4">
            <text:p>1132</text:p>
          </table:table-cell>
          <table:table-cell office:value-type="string" table:style-name="ce1">
            <text:p>陳建和</text:p>
          </table:table-cell>
          <table:table-cell office:value-type="string" table:style-name="ce1">
            <text:p>231601236012A0</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236" table:style-name="ce1">
            <text:p>123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專題討論(二)</text:p>
          </table:table-cell>
          <table:table-cell office:value-type="string" table:style-name="ce1">
            <text:p>Seminar in Tourism and Health Science II</text:p>
          </table:table-cell>
          <table:table-cell office:value-type="string" table:style-name="ce1">
            <text:p>陳建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515</text:p>
          </table:table-cell>
          <table:table-cell office:value-type="float" office:value="2" table:style-name="ce1">
            <text:p>2</text:p>
          </table:table-cell>
          <table:table-cell office:value-type="string" table:style-name="ce1">
            <text:p>6,7</text:p>
          </table:table-cell>
          <table:table-cell office:value-type="string" table:style-name="ce1">
            <text:p>修課限制：本所一般生二年級以上</text:p>
          </table:table-cell>
          <table:table-cell office:value-type="string" table:style-name="ce1">
            <text:p>本課程旨在協助學生對正在進行中的論文之撰述與架構做反思。每個研究生的論文主題將成為研討課程的討論焦點。同儕間與師生間之腦力激盪、相互研討是本課程的主要學習策略。</text:p>
          </table:table-cell>
          <table:table-cell office:value-type="string" table:style-name="ce1">
            <text:p>The goal of this course is to assist students in making reflections on the compilation and structure of their thesis. Every graduate student’s thesis topic will become the discussion topic of the seminar. Brainstorming and mutual discussions among classmates and instructor are main learning strategies of this course.</text:p>
          </table:table-cell>
          <table:table-cell table:number-columns-repeated="16361"/>
        </table:table-row>
        <table:table-row table:style-name="ro3">
          <table:table-cell office:value-type="float" office:value="1132" table:style-name="ce4">
            <text:p>1132</text:p>
          </table:table-cell>
          <table:table-cell office:value-type="string" table:style-name="ce1">
            <text:p>undefined</text:p>
          </table:table-cell>
          <table:table-cell office:value-type="string" table:style-name="ce1">
            <text:p>231600300012A0</text:p>
          </table:table-cell>
          <table:table-cell office:value-type="float" office:value="23160" table:style-name="ce1">
            <text:p>231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6" table:style-name="ce1">
            <text:p>6</text:p>
          </table:table-cell>
          <table:table-cell office:value-type="float" office:value="2" table:style-name="ce1">
            <text:p>2</text:p>
          </table:table-cell>
          <table:table-cell office:value-type="string" table:style-name="ce1">
            <text:p>修課限制：本所二年級以上、書面選課，選課前請先至系辦詢問</text:p>
          </table:table-cell>
          <table:table-cell office:value-type="string" table:style-name="ce1">
            <text:p>本課程旨在協助學生獨立完成一篇碩士論文或專題製作報告。學生在指導教授的協助下，經驗一次以學術為導向或以實務為導向之研究過程。其包括研究計劃的撰寫、研究設計、資料的收集、分析、與解釋，並統整成一份書面報告。</text:p>
          </table:table-cell>
          <table:table-cell office:value-type="string" table:style-name="ce1">
            <text:p>The purpose of the course is to assist students in independently finishing theses or projects for designated topic. With the professors’ help, students can experience the research process from intellectual and realistic prospects. This includes research plan, investigative setup, collection, evaluation and explanation of data and sorts out all the things into a complete written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陳裔專</text:p>
          </table:table-cell>
          <table:table-cell office:value-type="float" office:value="23460168101110" table:style-name="ce1">
            <text:p>2.34602E+13</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81" table:style-name="ce1">
            <text:p>168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休閒與健康資訊研究及應用</text:p>
          </table:table-cell>
          <table:table-cell office:value-type="string" table:style-name="ce1">
            <text:p>Seminar on Information Studies and Application in Leisure and Health</text:p>
          </table:table-cell>
          <table:table-cell office:value-type="string" table:style-name="ce1">
            <text:p>陳裔專</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3</text:p>
          </table:table-cell>
          <table:table-cell office:value-type="float" office:value="6" table:style-name="ce1">
            <text:p>6</text:p>
          </table:table-cell>
          <table:table-cell office:value-type="string" table:style-name="ce1">
            <text:p>1,2,3,4</text:p>
          </table:table-cell>
          <table:table-cell office:value-type="string" table:style-name="ce1">
            <text:p>修課限制：</text:p>
            <text:p>1.程式設計課程、本所碩專班、外所(本國生)、單數周上課一次上4小時。</text:p>
            <text:p>2.為鼓勵學生修讀程式設計課程，有關「休閒與健康資訊研究及應用」2學分與「多變量解析」2學分為二擇一必選修課程，請於畢業前務必擇一修課。</text:p>
          </table:table-cell>
          <table:table-cell office:value-type="string" table:style-name="ce1">
            <text:p>本課程旨在探討資訊科技與休閒健康相關議題，鼓勵學生運用資訊知識和技能，培養同學在資訊科技進步的時代裡熟悉程式語言之操作與應用，能夠瞭解前瞻資訊科技的應用。</text:p>
          </table:table-cell>
          <table:table-cell office:value-type="string" table:style-name="ce1">
            <text:p>This course encourages students to use advanced information technology knowledge and skills, try to become the scene design content creators, training students with advanced information technology and practical ability. And be familiar with the operation and application of the programming language.</text:p>
          </table:table-cell>
          <table:table-cell table:number-columns-repeated="16361"/>
        </table:table-row>
        <table:table-row table:style-name="ro2">
          <table:table-cell office:value-type="float" office:value="1132" table:style-name="ce4">
            <text:p>1132</text:p>
          </table:table-cell>
          <table:table-cell office:value-type="string" table:style-name="ce1">
            <text:p>湯幸芬</text:p>
          </table:table-cell>
          <table:table-cell office:value-type="float" office:value="23460168401110" table:style-name="ce1">
            <text:p>2.34602E+13</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84" table:style-name="ce1">
            <text:p>168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環境研究</text:p>
          </table:table-cell>
          <table:table-cell office:value-type="string" table:style-name="ce1">
            <text:p>Research in Healing Environments</text:p>
          </table:table-cell>
          <table:table-cell office:value-type="string" table:style-name="ce1">
            <text:p>湯幸芬</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F1006</text:p>
          </table:table-cell>
          <table:table-cell office:value-type="float" office:value="6" table:style-name="ce1">
            <text:p>6</text:p>
          </table:table-cell>
          <table:table-cell office:value-type="string" table:style-name="ce1">
            <text:p>6,7,8,9</text:p>
          </table:table-cell>
          <table:table-cell office:value-type="string" table:style-name="ce1">
            <text:p>修課限制：單數周上課一次上4小時、本所碩專班</text:p>
          </table:table-cell>
          <table:table-cell office:value-type="string" table:style-name="ce1">
            <text:p>健康/療癒環境研究與設計近來成為熱門議題，同時亦被認為能增進健康與關懷環境的方向，本課程從旅遊健康的角度介紹，主要內容包括療癒環境歷史與文化觀、健康/療癒相關作用機轉（如旅遊環境類型中之環境偏好、環境認知及其生心理反應效益等）、健康/療癒環境設計哲學、各族群使用者健康/療癒情境、健康/療癒旅遊環境相關研究等。</text:p>
          </table:table-cell>
          <table:table-cell office:value-type="string" table:style-name="ce1">
            <text:p>Healing Environment Research and Design has recently become a hot topic, but also considered the direction of sustainable environment. This course introduces the environment from the perspective of tourism and health, the main contents include historical and cultural of healing environment concept, related to the mechanism of action of healing (such as tourism and environment types of environmental preferences, environmental awareness and effectiveness of physiological-psychological, etc.), environmental design philosophy of healing, healing environment of various groups, tourism environment-related research.</text:p>
          </table:table-cell>
          <table:table-cell table:number-columns-repeated="16361"/>
        </table:table-row>
        <table:table-row table:style-name="ro2">
          <table:table-cell office:value-type="float" office:value="1132" table:style-name="ce4">
            <text:p>1132</text:p>
          </table:table-cell>
          <table:table-cell office:value-type="string" table:style-name="ce1">
            <text:p>陳瑋苓</text:p>
          </table:table-cell>
          <table:table-cell office:value-type="float" office:value="23460168801110" table:style-name="ce1">
            <text:p>2.34602E+13</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88" table:style-name="ce1">
            <text:p>168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觀光遊憩資源管理研究</text:p>
          </table:table-cell>
          <table:table-cell office:value-type="string" table:style-name="ce1">
            <text:p>Research in Recreation Planning and Management</text:p>
          </table:table-cell>
          <table:table-cell office:value-type="string" table:style-name="ce1">
            <text:p>陳瑋苓</text:p>
          </table:table-cell>
          <table:table-cell office:value-type="float" office:value="2" table:style-name="ce1">
            <text:p>2</text:p>
          </table:table-cell>
          <table:table-cell office:value-type="string" table:style-name="ce1">
            <text:p>第2,4,6,8,10,12,14,16,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1006</text:p>
          </table:table-cell>
          <table:table-cell office:value-type="float" office:value="6" table:style-name="ce1">
            <text:p>6</text:p>
          </table:table-cell>
          <table:table-cell office:value-type="string" table:style-name="ce1">
            <text:p>1,2,3,4</text:p>
          </table:table-cell>
          <table:table-cell office:value-type="string" table:style-name="ce1">
            <text:p>修課限制：雙數周上課一次上4小時、本所碩專班。</text:p>
          </table:table-cell>
          <table:table-cell office:value-type="string" table:style-name="ce1">
            <text:p>本課程旨在傳授與遊憩與管理相關的概念、理論、方法和技術，學生不僅可習得專業知識，更可獲得相關的實務經驗。課程內容主要強調遊憩資源種類與遊憩資源調查方法、資源分析的方法、常見的規劃模式及遊憩規劃理論、及遊憩資源管理等，並輔以遊憩資源管理個案說明。</text:p>
          </table:table-cell>
          <table:table-cell office:value-type="string" table:style-name="ce1">
            <text:p>This course presents advanced principles of recreation planning and management, including concepts, theories, skills and techniques in survey, analysis, planning, programming, management and interpretation of recreation resources through lectures and field experiences. The contents of the course emphasize: (1) the planning models, factor analysis, and modern design concepts in recreation resources planning; (2) recreation program management: principles and methods for program planning, management, and evaluation; (3) tools and techniques for resources management; and supplemented by recreation resources management case study.</text:p>
          </table:table-cell>
          <table:table-cell table:number-columns-repeated="16361"/>
        </table:table-row>
        <table:table-row table:style-name="ro2">
          <table:table-cell office:value-type="float" office:value="1132" table:style-name="ce4">
            <text:p>1132</text:p>
          </table:table-cell>
          <table:table-cell office:value-type="string" table:style-name="ce1">
            <text:p>張博雅</text:p>
          </table:table-cell>
          <table:table-cell office:value-type="string" table:style-name="ce1">
            <text:p>234600044011A0</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44" table:style-name="ce1">
            <text:p>4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進階應用統計學</text:p>
          </table:table-cell>
          <table:table-cell office:value-type="string" table:style-name="ce1">
            <text:p>Advanced Applied Statistics</text:p>
          </table:table-cell>
          <table:table-cell office:value-type="string" table:style-name="ce1">
            <text:p>張博雅</text:p>
          </table:table-cell>
          <table:table-cell office:value-type="float" office:value="2" table:style-name="ce1">
            <text:p>2</text:p>
          </table:table-cell>
          <table:table-cell office:value-type="string" table:style-name="ce1">
            <text:p>第2,4,6,8,10,12,14,16,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6" table:style-name="ce1">
            <text:p>6</text:p>
          </table:table-cell>
          <table:table-cell office:value-type="string" table:style-name="ce1">
            <text:p>6,7,8,9</text:p>
          </table:table-cell>
          <table:table-cell office:value-type="string" table:style-name="ce1">
            <text:p>修課限制：本所專班碩士班、雙數周上課，一次上4小時。</text:p>
          </table:table-cell>
          <table:table-cell office:value-type="string" table:style-name="ce1">
            <text:p>本課程旨在幫助學生瞭解統計學相關之概念，俾使學習者對其有所了解與體認。學習者將透過課程講授、交互討論、課後作業及學習報告方式，探討統計學相關之觀念、原則、模式及方法。並配合SPSS統計軟體著重於研究時之具體應用，以為爾後進行論文研究預作準備。</text:p>
          </table:table-cell>
          <table:table-cell office:value-type="string" table:style-name="ce1">
            <text:p>This course is designed to provide an analytical technique that students will understand and then would be interested in the specialty of advanced applied statistics with SPSS, and foster their abilities of independent thinking and problem solving. The course contents include descriptive statistics, estimation, hypothesis testing, regression analysis, ANOVA, factor analysis, etc.</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3460016101220" table:style-name="ce1">
            <text:p>2.346E+13</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修課限制：本所碩專班二年級以上、書面選課，選課前請先至系辦詢問。</text:p>
          </table:table-cell>
          <table:table-cell office:value-type="string" table:style-name="ce1">
            <text:p>本課程旨在使學生獲得執行獨立研究之能力。課程中，學生須與任課老師針對碩士論文有關之議題訂正進度報告及討論以達成學習目標。以漸進的方式導引學生，使學生能了解論文計畫之撰寫方式，並朝正確之方向閱讀相關文獻。透過個別討論、團體討論、學習及報告，確立研究問題，組織文獻考查，設計研究可行之研究方法。學生藉由討論與主題相關的課題以增進研究實務能力。</text:p>
          </table:table-cell>
          <table:table-cell office:value-type="string" table:style-name="ce1">
            <text:p>The purpose of this course is to assist student’s independent research ability in preparing the related issue of master thesis. The students enrolling this class are expected to make progress report and have discussion with the advisor in order to reach the learning goal. Teach students how to present a well-done dissertation with systematically research approaches and related references. The purpose of this course is to promote students’ capacity to design a research proposal. Students will be able to apply research knowledge and formulate a research proposal through individual and group discussion and assignments. Students will be able to identify a research problem, organize relevant literature, and design a feasible method for their study.</text:p>
          </table:table-cell>
          <table:table-cell table:number-columns-repeated="16361"/>
        </table:table-row>
        <table:table-row table:style-name="ro2">
          <table:table-cell office:value-type="float" office:value="1132" table:style-name="ce4">
            <text:p>1132</text:p>
          </table:table-cell>
          <table:table-cell office:value-type="string" table:style-name="ce1">
            <text:p>方文熙</text:p>
          </table:table-cell>
          <table:table-cell office:value-type="float" office:value="23460163601220" table:style-name="ce1">
            <text:p>2.34602E+13</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636" table:style-name="ce1">
            <text:p>163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論文寫作與評論</text:p>
          </table:table-cell>
          <table:table-cell office:value-type="string" table:style-name="ce1">
            <text:p>Dissertation writing and evaluation</text:p>
          </table:table-cell>
          <table:table-cell office:value-type="string" table:style-name="ce1">
            <text:p>方文熙</text:p>
          </table:table-cell>
          <table:table-cell office:value-type="float" office:value="2" table:style-name="ce1">
            <text:p>2</text:p>
          </table:table-cell>
          <table:table-cell office:value-type="string" table:style-name="ce1">
            <text:p>第1,3,5,7,9,11,13,15,17週</text:p>
          </table:table-cell>
          <table:table-cell office:value-type="float" office:value="7" table:style-name="ce1">
            <text:p>7</text:p>
          </table:table-cell>
          <table:table-cell office:value-type="string" table:style-name="ce1">
            <text:p>專業選修(系所)</text:p>
          </table:table-cell>
          <table:table-cell office:value-type="string" table:style-name="ce1">
            <text:p>F9021</text:p>
          </table:table-cell>
          <table:table-cell office:value-type="float" office:value="6" table:style-name="ce1">
            <text:p>6</text:p>
          </table:table-cell>
          <table:table-cell office:value-type="string" table:style-name="ce1">
            <text:p>6,7,8,9</text:p>
          </table:table-cell>
          <table:table-cell office:value-type="string" table:style-name="ce1">
            <text:p>修課限制：單數周上課一次上4小時、本所碩專班二年級以上。</text:p>
          </table:table-cell>
          <table:table-cell office:value-type="string" table:style-name="ce1">
            <text:p>本課程旨在幫助學生瞭解研究概論相關之概念以及科學論文寫作之方式，俾使學習者對其有所了解與體認。學習者將透過課程講授、交互討論、課後作業及學習考試方式，探討研究論文寫作之觀念、原則與寫作之基本技巧、方法。以為爾後進入有關職場之經營管理、指導、教育訓練以及研究等預作準備。</text:p>
          </table:table-cell>
          <table:table-cell office:value-type="string" table:style-name="ce1">
            <text:p>This course is provided to introduce the essential concepts in research methods, and help the students with fundamental understanding scientific writing in academic research. The class will be guided by different types of instruction including lectures, group discussions, homework and tests. By the end, the students will have a basic understanding on concepts, principle, model and method of research methods. These will be helpful to the students’ further studies and their career planning.</text:p>
          </table:table-cell>
          <table:table-cell table:number-columns-repeated="16361"/>
        </table:table-row>
        <table:table-row table:style-name="ro5">
          <table:table-cell office:value-type="float" office:value="1132" table:style-name="ce4">
            <text:p>1132</text:p>
          </table:table-cell>
          <table:table-cell office:value-type="string" table:style-name="ce1">
            <text:p>陳冠仰</text:p>
          </table:table-cell>
          <table:table-cell office:value-type="string" table:style-name="ce1">
            <text:p>234601236012A0</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1236" table:style-name="ce1">
            <text:p>123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專題討論(二)</text:p>
          </table:table-cell>
          <table:table-cell office:value-type="string" table:style-name="ce1">
            <text:p>Seminar in Tourism and Health Science II</text:p>
          </table:table-cell>
          <table:table-cell office:value-type="string" table:style-name="ce1">
            <text:p>陳冠仰</text:p>
          </table:table-cell>
          <table:table-cell office:value-type="float" office:value="2" table:style-name="ce1">
            <text:p>2</text:p>
          </table:table-cell>
          <table:table-cell office:value-type="string" table:style-name="ce1">
            <text:p>第1,3,5,7,9,11,13,15,17週</text:p>
          </table:table-cell>
          <table:table-cell office:value-type="float" office:value="3" table:style-name="ce1">
            <text:p>3</text:p>
          </table:table-cell>
          <table:table-cell office:value-type="string" table:style-name="ce1">
            <text:p>專業必修(系所)</text:p>
          </table:table-cell>
          <table:table-cell office:value-type="string" table:style-name="ce1">
            <text:p>F9021</text:p>
          </table:table-cell>
          <table:table-cell office:value-type="float" office:value="6" table:style-name="ce1">
            <text:p>6</text:p>
          </table:table-cell>
          <table:table-cell office:value-type="string" table:style-name="ce1">
            <text:p>1,2,3,4</text:p>
          </table:table-cell>
          <table:table-cell office:value-type="string" table:style-name="ce1">
            <text:p>修課限制：本所碩專二年級、單數周上課，一次上4小時。</text:p>
          </table:table-cell>
          <table:table-cell office:value-type="string" table:style-name="ce1">
            <text:p>本課程旨在協助學生對未來論文撰述之相關議題做更深入、完備之研討。研究生所選擇的問題主題將成為研討會中的討論焦點。同儕間與師生間之腦力激盪、相互研討是本課程的主要學習策略。</text:p>
          </table:table-cell>
          <table:table-cell office:value-type="string" table:style-name="ce1">
            <text:p>This lesson aims at helping students to make deeper and more complete discussions in future theses and related problems. Problems and topics chosen by graduate students will be the focus of the discussions in seminar. The purpose of this course is to stimulate intellectual challenges and communications between students and professors.</text:p>
          </table:table-cell>
          <table:table-cell table:number-columns-repeated="16361"/>
        </table:table-row>
        <table:table-row table:style-name="ro3">
          <table:table-cell office:value-type="float" office:value="1132" table:style-name="ce4">
            <text:p>1132</text:p>
          </table:table-cell>
          <table:table-cell office:value-type="string" table:style-name="ce1">
            <text:p>undefined</text:p>
          </table:table-cell>
          <table:table-cell office:value-type="string" table:style-name="ce1">
            <text:p>234600300012A0</text:p>
          </table:table-cell>
          <table:table-cell office:value-type="float" office:value="23460" table:style-name="ce1">
            <text:p>23460</text:p>
          </table:table-cell>
          <table:table-cell office:value-type="string" table:style-name="ce1">
            <text:p>休閒產業與健康促進系旅遊健康</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修課限制：本所二年級以上、書面選課，選課前請先至系辦詢問。</text:p>
          </table:table-cell>
          <table:table-cell office:value-type="string" table:style-name="ce1">
            <text:p>本課程旨在協助學生獨立完成一篇碩士論文。學生在指導教授的協助下，經驗一次以學術為導向或以實務為導向之研究過程。其包括研究計劃的撰寫、研究設計、資料的收集、分析、與解釋，並統整成一份書面報告。</text:p>
          </table:table-cell>
          <table:table-cell office:value-type="string" table:style-name="ce1">
            <text:p>The purpose of the course is to assist students in independently finishing theses or projects for designated topic. With the professors’ help, students can experience the research process from intellectual and realistic prospects. This includes research plan, investigative setup, collection, evaluation and explanation of data and sorts out all the things into a complete written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郭瓈灧</text:p>
          </table:table-cell>
          <table:table-cell office:value-type="float" office:value="33161119201110" table:style-name="ce1">
            <text:p>3.3161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1192" table:style-name="ce1">
            <text:p>1192</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正念減壓法專題</text:p>
          </table:table-cell>
          <table:table-cell office:value-type="string" table:style-name="ce1">
            <text:p>Special Topic of Mindfulness Based Stress Reduction</text:p>
          </table:table-cell>
          <table:table-cell office:value-type="string" table:style-name="ce1">
            <text:p>郭瓈灧</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5</text:p>
          </table:table-cell>
          <table:table-cell office:value-type="float" office:value="1" table:style-name="ce1">
            <text:p>1</text:p>
          </table:table-cell>
          <table:table-cell office:value-type="string" table:style-name="ce1">
            <text:p>2,3,4</text:p>
          </table:table-cell>
          <table:table-cell office:value-type="string" table:style-name="ce1">
            <text:p>修課限制：</text:p>
            <text:p>1.本所開放兩組選課，第2-9周每次上課3小時，共8週。(課程2學分)</text:p>
            <text:p>2.外所(本國生)2名。</text:p>
            <text:p>3.跨校2名。</text:p>
          </table:table-cell>
          <table:table-cell office:value-type="string" table:style-name="ce1">
            <text:p>本課程為正念減壓法的自我經驗課程，修習正念，是學習一種自覺的生活之道，透過有系統的學習專注呼吸、靜坐、身體掃描、正念瑜珈、生活禪、探索艱辛禪、正念人際關係、慈心禪等多元方法，學習與自己建立親密關係，增長自己與壓力共處的能力，重新接觸自己智慧與活力的泉源，培育更具靈性深度的專業助人能力。本課程也將引領學生認識正念的理論與研究，以發展學生應用正念減壓法在專業領域之學術研究能力。</text:p>
          </table:table-cell>
          <table:table-cell office:value-type="string" table:style-name="ce1">
            <text:p>This course focuses on the knowledge areas of hospice care , bereavement and aftercare issues. We expect students to understand a variety of caring-related issues. Thus, course content will focus on palliative care in a peaceful, recognizing the loss of life, deep sorrow, grief and mourning, the aftercare planning and practice, students' understanding of care planning and application.</text:p>
          </table:table-cell>
          <table:table-cell table:number-columns-repeated="16361"/>
        </table:table-row>
        <table:table-row table:style-name="ro2">
          <table:table-cell office:value-type="float" office:value="1132" table:style-name="ce4">
            <text:p>1132</text:p>
          </table:table-cell>
          <table:table-cell office:value-type="string" table:style-name="ce1">
            <text:p>吳庶深</text:p>
          </table:table-cell>
          <table:table-cell office:value-type="float" office:value="33161096901110" table:style-name="ce1">
            <text:p>3.3161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969" table:style-name="ce1">
            <text:p>969</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性愛與婚姻倫理教育專題</text:p>
          </table:table-cell>
          <table:table-cell office:value-type="string" table:style-name="ce1">
            <text:p>Sex and Marriage Ethics education topics</text:p>
          </table:table-cell>
          <table:table-cell office:value-type="string" table:style-name="ce1">
            <text:p>吳庶深</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3" table:style-name="ce1">
            <text:p>3</text:p>
          </table:table-cell>
          <table:table-cell office:value-type="string" table:style-name="ce1">
            <text:p>6,7</text:p>
          </table:table-cell>
          <table:table-cell office:value-type="string" table:style-name="ce1">
            <text:p>修課限制：本所、外所本國生3名</text:p>
          </table:table-cell>
          <table:table-cell office:value-type="string" table:style-name="ce1">
            <text:p>本課程探討多元社會裡的性愛與婚姻之基本倫理原則，使學生不迷惑於社會諸多負面現象之衝擊，並能從中形塑健全積極之人生觀與處世態度，進而亦能引導他人，促進人我生命更多元而完整的發展。</text:p>
          </table:table-cell>
          <table:table-cell office:value-type="string" table:style-name="ce1">
            <text:p>Ethics is also known as moral philosophy, which related to the issues such as virtue, responsibility, justice and human value. <text:s/>This course is devoted to enquire the principles of morals with the applications to sex, love and marriage problems. <text:s/>Through the program, students can obtain better understanding and judgement of ethics, thus reinforce their faith and competences in both self-fulfilment and guiding others to develop healthy personalities.</text:p>
          </table:table-cell>
          <table:table-cell table:number-columns-repeated="16361"/>
        </table:table-row>
        <table:table-row table:style-name="ro10">
          <table:table-cell office:value-type="float" office:value="1132" table:style-name="ce4">
            <text:p>1132</text:p>
          </table:table-cell>
          <table:table-cell office:value-type="string" table:style-name="ce1">
            <text:p>陳伯瑋</text:p>
          </table:table-cell>
          <table:table-cell office:value-type="float" office:value="33161098401110" table:style-name="ce1">
            <text:p>3.3161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984" table:style-name="ce1">
            <text:p>98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社會生死學專題</text:p>
          </table:table-cell>
          <table:table-cell office:value-type="string" table:style-name="ce1">
            <text:p>Thanatology in Social Concerns</text:p>
          </table:table-cell>
          <table:table-cell office:value-type="string" table:style-name="ce1">
            <text:p>陳伯瑋</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3" table:style-name="ce1">
            <text:p>3</text:p>
          </table:table-cell>
          <table:table-cell office:value-type="string" table:style-name="ce1">
            <text:p>8,9,10</text:p>
          </table:table-cell>
          <table:table-cell office:value-type="string" table:style-name="ce1">
            <text:p>修課限制：本所、外所(本國生)2名、跨校2名。</text:p>
          </table:table-cell>
          <table:table-cell office:value-type="string" table:style-name="ce1">
            <text:p>透過特別設計的社會議題的探討活動，讓學員建立在「正視社會問題」、「針對問題進行討論與反省」、「維持社會正義應有的作為」三個步驟下的生命教育價值體系，以期培養正面積極的人生觀、建立安身立命的價值觀、調和個體的知情意行。</text:p>
          </table:table-cell>
          <table:table-cell office:value-type="string" table:style-name="ce1">
            <text:p>Social concerns is the major teaching method of this course. Students will follow the appropriate issues to listen、discuss and share their points of views. They are expected to achieve the purpose of life and death education. This course will try to explo</text:p>
          </table:table-cell>
          <table:table-cell table:number-columns-repeated="16361"/>
        </table:table-row>
        <table:table-row table:style-name="ro10">
          <table:table-cell office:value-type="float" office:value="1132" table:style-name="ce4">
            <text:p>1132</text:p>
          </table:table-cell>
          <table:table-cell office:value-type="string" table:style-name="ce1">
            <text:p>李佩怡</text:p>
          </table:table-cell>
          <table:table-cell office:value-type="float" office:value="3316209530111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953" table:style-name="ce1">
            <text:p>953</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團體諮商</text:p>
          </table:table-cell>
          <table:table-cell office:value-type="string" table:style-name="ce1">
            <text:p>Group Counseling</text:p>
          </table:table-cell>
          <table:table-cell office:value-type="string" table:style-name="ce1">
            <text:p>李佩怡</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4" table:style-name="ce1">
            <text:p>4</text:p>
          </table:table-cell>
          <table:table-cell office:value-type="string" table:style-name="ce1">
            <text:p>6,7,8</text:p>
          </table:table-cell>
          <table:table-cell office:value-type="string" table:style-name="ce1">
            <text:p>修課限制：本所諮商心理組學生</text:p>
          </table:table-cell>
          <table:table-cell office:value-type="string" table:style-name="ce1">
            <text:p>本課程旨在認識團體諮商的形式與功能之下，探討團體諮商的理論學派、策略和技巧，並熟悉團體領導及催化技巧的掌控。然後實際在結構式和非結構式團體方案之設計與參與過程中，體認團體諮商的特性、帶領方式和特殊問題處理經驗。</text:p>
          </table:table-cell>
          <table:table-cell office:value-type="string" table:style-name="ce1">
            <text:p>Starting from understanding the formation and function of group counseling, the course will also examine different group counseling theories、strategies and skills in order to familiarize students with group leading and facilitation skills. Students will l</text:p>
          </table:table-cell>
          <table:table-cell table:number-columns-repeated="16361"/>
        </table:table-row>
        <table:table-row table:style-name="ro7">
          <table:table-cell office:value-type="float" office:value="1132" table:style-name="ce4">
            <text:p>1132</text:p>
          </table:table-cell>
          <table:table-cell office:value-type="string" table:style-name="ce1">
            <text:p>吳庶深</text:p>
          </table:table-cell>
          <table:table-cell office:value-type="float" office:value="33161007801110" table:style-name="ce1">
            <text:p>3.316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78" table:style-name="ce1">
            <text:p>7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質性研究</text:p>
          </table:table-cell>
          <table:table-cell office:value-type="string" table:style-name="ce1">
            <text:p>Qualitative Research</text:p>
          </table:table-cell>
          <table:table-cell office:value-type="string" table:style-name="ce1">
            <text:p>吳庶深</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2" table:style-name="ce1">
            <text:p>2</text:p>
          </table:table-cell>
          <table:table-cell office:value-type="string" table:style-name="ce1">
            <text:p>3,4</text:p>
          </table:table-cell>
          <table:table-cell office:value-type="string" table:style-name="ce1">
            <text:p>修課限制：</text:p>
            <text:p>1.本所開放兩組選課，限18人。</text:p>
            <text:p>2.外所本國生3名。</text:p>
          </table:table-cell>
          <table:table-cell office:value-type="string" table:style-name="ce1">
            <text:p>本課程旨在提供學生認識質性研究及其在護理上的運用。課程內容包括質性研究概念的介紹、研究設計、資料的收集與詮釋、以及報告的撰寫。本課程藉由課堂講授，輔以論文研討等方式帶領學生認識質性研究方法，並探討其在應用上的重要議題，以輔助學生在閱讀及使用質性研究方法的能力</text:p>
          </table:table-cell>
          <table:table-cell office:value-type="string" table:style-name="ce1">
            <text:p>This course focuses on the basic of qualitative research and its applications in the nursing field. The contents of this course include qualitative respective on research, qualitative research design, qualitative data collection and analysis, and qualitat</text:p>
          </table:table-cell>
          <table:table-cell table:number-columns-repeated="16361"/>
        </table:table-row>
        <table:table-row table:style-name="ro2">
          <table:table-cell office:value-type="float" office:value="1132" table:style-name="ce4">
            <text:p>1132</text:p>
          </table:table-cell>
          <table:table-cell office:value-type="string" table:style-name="ce1">
            <text:p>鄧明宇</text:p>
          </table:table-cell>
          <table:table-cell office:value-type="float" office:value="3316209570111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957" table:style-name="ce1">
            <text:p>957</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諮商技術專題研究</text:p>
          </table:table-cell>
          <table:table-cell office:value-type="string" table:style-name="ce1">
            <text:p>Counseling Skills and Practice Seminar</text:p>
          </table:table-cell>
          <table:table-cell office:value-type="string" table:style-name="ce1">
            <text:p>鄧明宇</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3" table:style-name="ce1">
            <text:p>3</text:p>
          </table:table-cell>
          <table:table-cell office:value-type="string" table:style-name="ce1">
            <text:p>2,3,4</text:p>
          </table:table-cell>
          <table:table-cell office:value-type="string" table:style-name="ce1">
            <text:p>修課限制：本所諮商心理組</text:p>
          </table:table-cell>
          <table:table-cell office:value-type="string" table:style-name="ce1">
            <text:p>本課程旨在藉由諮商歷程三階段假設的理論為主軸，運用探索、洞察及行動三階段論進行，在課程中不僅會運用過往所學習之諮商理論，更會進一步在課程中藉由與同儕的實務演練及課後的練習深入將理論與實務進行更為彈性的結合，每個單元將會以助人技巧三階段假設為主軸依序介紹在諮商輔導歷程之中不同階段的理論基礎架構，以及在助人歷程之中依據個案的不同特質與需求，以個案最大福祉為核心價值，彈性運用在本課程之中所學習到之技術，以更能貼近個案，並實際運用於爾後的諮商輔導實務工作之中，以發展諮商實務中有效的助人技能。</text:p>
          </table:table-cell>
          <table:table-cell office:value-type="string" table:style-name="ce1">
            <text:p>The course intends to introduce integrative counseling approach or procedures of a certain counseling theory. Through clients’ study and practice of certain skills, students will develop effective helping skills. The course includes the establishment of counseling relationships, resistance, conceptualizing of clients’ problems, counseling plan, practice of counseling skills, reviewing counseling process and results assessment.</text:p>
          </table:table-cell>
          <table:table-cell table:number-columns-repeated="16361"/>
        </table:table-row>
        <table:table-row table:style-name="ro2">
          <table:table-cell office:value-type="float" office:value="1132" table:style-name="ce4">
            <text:p>1132</text:p>
          </table:table-cell>
          <table:table-cell office:value-type="string" table:style-name="ce1">
            <text:p>張本聖</text:p>
          </table:table-cell>
          <table:table-cell office:value-type="float" office:value="3316209580122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958" table:style-name="ce1">
            <text:p>958</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心理測驗與衡鑑專題</text:p>
          </table:table-cell>
          <table:table-cell office:value-type="string" table:style-name="ce1">
            <text:p>Speicial Topic of Psychological Test and Assessment</text:p>
          </table:table-cell>
          <table:table-cell office:value-type="string" table:style-name="ce1">
            <text:p>張本聖</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2" table:style-name="ce1">
            <text:p>2</text:p>
          </table:table-cell>
          <table:table-cell office:value-type="string" table:style-name="ce1">
            <text:p>6,7,8</text:p>
          </table:table-cell>
          <table:table-cell office:value-type="string" table:style-name="ce1">
            <text:p>修課限制：本所諮商心理組二年級以上</text:p>
          </table:table-cell>
          <table:table-cell office:value-type="string" table:style-name="ce1">
            <text:p>本課程旨在提供學生理解心理測驗與衡鑑之原理與實務，包括：介紹心理測驗的技術性特徵的原理和編制程序，熟悉諮商領域中常用的測驗與衡鑑工具與方法，以增進與建立學生的測驗、衡鑑理念，以及其執行諮商實務時應用測驗與衡鑑進行個案評估之能力。在課程中建立正確之概念學習、測驗施測與編制實作之認識以及衡鑑評估的邏輯程序，以期能有效應用測驗與衡鑑在未來諮商工作之中。</text:p>
          </table:table-cell>
          <table:table-cell office:value-type="string" table:style-name="ce1">
            <text:p>The purpose of the course is application of psychological tests in psychological assessment. The content of the course is as follows: (1) the nature of psychological tests; (2) how to utilize psychological tests (cognitive tests and personality tests) to</text:p>
          </table:table-cell>
          <table:table-cell table:number-columns-repeated="16361"/>
        </table:table-row>
        <table:table-row table:style-name="ro11">
          <table:table-cell office:value-type="float" office:value="1132" table:style-name="ce4">
            <text:p>1132</text:p>
          </table:table-cell>
          <table:table-cell office:value-type="string" table:style-name="ce1">
            <text:p>undefined</text:p>
          </table:table-cell>
          <table:table-cell office:value-type="float" office:value="33162016101220" table:style-name="ce1">
            <text:p>3.3162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2" table:style-name="ce1">
            <text:p>2</text:p>
          </table:table-cell>
          <table:table-cell office:value-type="float" office:value="1" table:style-name="ce1">
            <text:p>1</text:p>
          </table:table-cell>
          <table:table-cell office:value-type="string" table:style-name="ce1">
            <text:p>1.諮商心理組。</text:p>
            <text:p>2.書面選課、實際上課時間及地點請洽授課教師。</text:p>
            <text:p>3.修課限制：本所二年級以上學生。</text:p>
          </table:table-cell>
          <table:table-cell office:value-type="string" table:style-name="ce1">
            <text:p>本課程主要培養學生透過資料收集、文獻探討與資料分析和小組討論等方法，了解如何自我解決問題與培養團隊合作與溝通技巧之能力。</text:p>
          </table:table-cell>
          <table:table-cell office:value-type="string" table:style-name="ce1">
            <text:p>The aim is to make explicit the major research scope and the outlook of life and death education, and also guidance. The student will acquire research skills for in-depth special topics of education or guidance.</text:p>
          </table:table-cell>
          <table:table-cell table:number-columns-repeated="16361"/>
        </table:table-row>
        <table:table-row table:style-name="ro16">
          <table:table-cell office:value-type="float" office:value="1132" table:style-name="ce4">
            <text:p>1132</text:p>
          </table:table-cell>
          <table:table-cell office:value-type="string" table:style-name="ce1">
            <text:p>undefined</text:p>
          </table:table-cell>
          <table:table-cell office:value-type="float" office:value="33161016101220" table:style-name="ce1">
            <text:p>3.316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161" table:style-name="ce1">
            <text:p>161</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題研究</text:p>
          </table:table-cell>
          <table:table-cell office:value-type="string" table:style-name="ce1">
            <text:p>Independent Study</text:p>
          </table:table-cell>
          <table:table-cell office:value-type="string" table:style-name="ce1">
            <text:p>undefined</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2" table:style-name="ce1">
            <text:p>2</text:p>
          </table:table-cell>
          <table:table-cell office:value-type="float" office:value="1" table:style-name="ce1">
            <text:p>1</text:p>
          </table:table-cell>
          <table:table-cell office:value-type="string" table:style-name="ce1">
            <text:p>1.生死學組。</text:p>
            <text:p>2.書面選課、實際上課時間及地點請洽授課教師。</text:p>
            <text:p>3.修課限制：本所二年級以上學生。</text:p>
          </table:table-cell>
          <table:table-cell office:value-type="string" table:style-name="ce1">
            <text:p>本課程主要培養學生透過資料收集、文獻探討與資料分析和小組討論等方法，了解如何自我解決問題與培養團隊合作與溝通技巧之能力。</text:p>
          </table:table-cell>
          <table:table-cell office:value-type="string" table:style-name="ce1">
            <text:p>The course students through data collection, documentation method and its data analysis and group discussions, the ability to understand issues and culture of teamwork and communication skills of how to resolve themselves.</text:p>
          </table:table-cell>
          <table:table-cell table:number-columns-repeated="16361"/>
        </table:table-row>
        <table:table-row table:style-name="ro2">
          <table:table-cell office:value-type="float" office:value="1132" table:style-name="ce4">
            <text:p>1132</text:p>
          </table:table-cell>
          <table:table-cell office:value-type="string" table:style-name="ce1">
            <text:p>李玉嬋</text:p>
          </table:table-cell>
          <table:table-cell office:value-type="float" office:value="3316209970122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997" table:style-name="ce1">
            <text:p>997</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焦點解決短期諮商專題</text:p>
          </table:table-cell>
          <table:table-cell office:value-type="string" table:style-name="ce1">
            <text:p>Solution Focused Brief Therapy</text:p>
          </table:table-cell>
          <table:table-cell office:value-type="string" table:style-name="ce1">
            <text:p>李玉嬋</text:p>
          </table:table-cell>
          <table:table-cell office:value-type="float" office:value="2" table:style-name="ce1">
            <text:p>2</text:p>
          </table:table-cell>
          <table:table-cell office:value-type="string" table:style-name="ce1">
            <text:p>第1~12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5" table:style-name="ce1">
            <text:p>5</text:p>
          </table:table-cell>
          <table:table-cell office:value-type="string" table:style-name="ce1">
            <text:p>2,3,4</text:p>
          </table:table-cell>
          <table:table-cell office:value-type="string" table:style-name="ce1">
            <text:p>修課限制：開放本所兩組選課，每次上課3小時，共12周。</text:p>
          </table:table-cell>
          <table:table-cell office:value-type="string" table:style-name="ce1">
            <text:p>本課程旨在協助學生了解焦點解決短期心理諮商學派的基本概念、理論架構與操作技術，增進學生運用焦點解決短期心理諮商的知能實務能力。課程內容包括短期心理諮商的基本概念、焦點解決短期心理諮商的理念與哲學基礎、焦點解決短期心理諮商的工作流程與技術、解決架構的建構途徑與諮商技巧的實作演練與實例運用等。課程設計則強調透過諮商實務的演練與討論，以增加學生對諮商原理與實作技能的體驗與提昇，而能活用於於臨床實際工作。</text:p>
          </table:table-cell>
          <table:table-cell office:value-type="string" table:style-name="ce1">
            <text:p>This course provides students with the theory and practice of solution focused brief therapy by introducing basic process and skill and practices it. Course contents includes the development of and practices related to major solution focused brief therapy</text:p>
          </table:table-cell>
          <table:table-cell table:number-columns-repeated="16361"/>
        </table:table-row>
        <table:table-row table:style-name="ro2">
          <table:table-cell office:value-type="float" office:value="1132" table:style-name="ce4">
            <text:p>1132</text:p>
          </table:table-cell>
          <table:table-cell office:value-type="string" table:style-name="ce1">
            <text:p>鄧文章</text:p>
          </table:table-cell>
          <table:table-cell office:value-type="float" office:value="3316214640122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1464" table:style-name="ce1">
            <text:p>1464</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諮商實習（二）</text:p>
          </table:table-cell>
          <table:table-cell office:value-type="string" table:style-name="ce1">
            <text:p>Counseling Practicum(2)</text:p>
          </table:table-cell>
          <table:table-cell office:value-type="string" table:style-name="ce1">
            <text:p>鄧文章</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1" table:style-name="ce1">
            <text:p>1</text:p>
          </table:table-cell>
          <table:table-cell office:value-type="string" table:style-name="ce1">
            <text:p>6,7</text:p>
          </table:table-cell>
          <table:table-cell office:value-type="string" table:style-name="ce1">
            <text:p>修課限制：</text:p>
            <text:p>1.本所諮商心理組二年級以上。</text:p>
            <text:p>2.實習課程。</text:p>
            <text:p>3.提前開課(寒假：2/1-6/30)</text:p>
          </table:table-cell>
          <table:table-cell office:value-type="string" table:style-name="ce1">
            <text:p>本課程要求學生在實習場域裡，接受督導的範圍下，持續強化個別諮商實務能力與團體諮商實務能力。在個別諮商部分，要求學生能在實習場域裡，增進個人的諮商學派或諮商風格的覺察與形構；增進對於某類型諮商個案的個案概念化與實務做法的專業知能；增進對自己個人議題的覺察與成長；在團體諮商部分，要求學生能在實習場域裡，能帶領不同議題的團體諮商，學習增進團體帶領技術。</text:p>
          </table:table-cell>
          <table:table-cell office:value-type="string" table:style-name="ce1">
            <text:p>The course is the second semester of counseling practicum. The main purpose is to enhance students’ ability to practice counseling under supervision. Students will be required to improve in their individual counseling abilities and group counseling abilities.</text:p>
          </table:table-cell>
          <table:table-cell table:number-columns-repeated="16361"/>
        </table:table-row>
        <table:table-row table:style-name="ro5">
          <table:table-cell office:value-type="float" office:value="1132" table:style-name="ce4">
            <text:p>1132</text:p>
          </table:table-cell>
          <table:table-cell office:value-type="string" table:style-name="ce1">
            <text:p>鄧文章</text:p>
          </table:table-cell>
          <table:table-cell office:value-type="float" office:value="33161098501220" table:style-name="ce1">
            <text:p>3.31611E+13</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985" table:style-name="ce1">
            <text:p>985</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臨終與後續關懷專題</text:p>
          </table:table-cell>
          <table:table-cell office:value-type="string" table:style-name="ce1">
            <text:p>Funeral Aftercare Seminar</text:p>
          </table:table-cell>
          <table:table-cell office:value-type="string" table:style-name="ce1">
            <text:p>鄧文章</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1</text:p>
          </table:table-cell>
          <table:table-cell office:value-type="float" office:value="5" table:style-name="ce1">
            <text:p>5</text:p>
          </table:table-cell>
          <table:table-cell office:value-type="string" table:style-name="ce1">
            <text:p>6,7,8</text:p>
          </table:table-cell>
          <table:table-cell office:value-type="string" table:style-name="ce1">
            <text:p>修課限制：開放本所兩組選課、外所本國生2名</text:p>
          </table:table-cell>
          <table:table-cell office:value-type="string" table:style-name="ce1">
            <text:p>引導學生從喪葬議題的閱讀、討論、報告等方式，幫助學生了解喪葬教育的各項主題發展，認識近年來喪葬議題研究趨勢，並完成喪葬議題教育相關的一項研究專題報告。學生需查閱相關雜誌上喪葬議題教育專題研究的論文，並在上課時參與專題討論。學期末應就自己所選擇的喪葬議題教育專題提出口頭報告，並繳交學期報告。</text:p>
          </table:table-cell>
          <table:table-cell office:value-type="string" table:style-name="ce1">
            <text:p>From reading papers, discussion and presentation about the issues of funeral aftercare service, students will be able to learn the topics like How to Develop a Successful Aftercare Program, Step in Quality Care for the Bereaved, Intentional Aftercare, Aft</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31610300012A0</text:p>
          </table:table-cell>
          <table:table-cell office:value-type="float" office:value="33161" table:style-name="ce1">
            <text:p>33161</text:p>
          </table:table-cell>
          <table:table-cell office:value-type="string" table:style-name="ce1">
            <text:p>生死與健康心理諮商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1.生死學組。</text:p>
            <text:p>2.書面選課、實際上課時間及地點請洽授課教師。</text:p>
            <text:p>3.修課限制：本所二年級以上學生。</text:p>
          </table:table-cell>
          <table:table-cell office:value-type="string" table:style-name="ce1">
            <text:p>碩士專題以培養碩士論文寫作前研究方向為目的之學術探究課程，從而協助學生能在碩士論文進行研究時，可以學習: 1.培養研究的興趣與研究的意識。 2.瞭解學術研究的基本態度與方法。 3.瞭解論文寫作的核心觀念與技巧。 4.熟悉操作論文寫作與解決問題的歷程。 5.磨練學思歷程與解決問題的能力。</text:p>
          </table:table-cell>
          <table:table-cell office:value-type="string" table:style-name="ce1">
            <text:p>The master's topic is an academic inquiry course aimed at cultivating the research direction before writing the master's thesis, thereby helping students learn to: 1. Cultivate research interest and research awareness when conducting research on the master's thesis. 2. Understand the basic attitudes and methods of academic research. 3. Understand the core concepts and techniques of essay writing. 4. Be familiar with the process of paper writing and problem solving. 5. Hone your learning and thinking process and problem-solving abilitie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31620300012A0</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300" table:style-name="ce1">
            <text:p>30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碩士論文</text:p>
          </table:table-cell>
          <table:table-cell office:value-type="string" table:style-name="ce1">
            <text:p>Thesis</text:p>
          </table:table-cell>
          <table:table-cell office:value-type="string" table:style-name="ce1">
            <text:p>undefined</text:p>
          </table:table-cell>
          <table:table-cell office:value-type="float" office:value="6" table:style-name="ce1">
            <text:p>6</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1.諮商心理組。</text:p>
            <text:p>2.書面選課、實際上課時間及地點請洽授課教師。</text:p>
            <text:p>3.修課限制：本所二年級以上學生。</text:p>
          </table:table-cell>
          <table:table-cell office:value-type="string" table:style-name="ce1">
            <text:p>碩士專題以培養碩士論文寫作前研究方向為目的之學術探究課程，從而協助學生能在碩士論文進行研究時，可以學習: 1.培養研究的興趣與研究的意識。 2.瞭解學術研究的基本態度與方法。 3.瞭解論文寫作的核心觀念與技巧。 4.熟悉操作論文寫作與解決問題的歷程。 5.磨練學思歷程與解決問題的能力。</text:p>
          </table:table-cell>
          <table:table-cell office:value-type="string" table:style-name="ce1">
            <text:p>The master's topic is an academic inquiry course aimed at cultivating the research direction before writing the master's thesis, thereby helping students learn to: 1. Cultivate research interest and research awareness when conducting research on the master's thesis. 2. Understand the basic attitudes and methods of academic research. 3. Understand the core concepts and techniques of essay writing. 4. Be familiar with the process of paper writing and problem solving. 5. Hone your learning and thinking process and problem-solving abilities.</text:p>
          </table:table-cell>
          <table:table-cell table:number-columns-repeated="16361"/>
        </table:table-row>
        <table:table-row table:style-name="ro10">
          <table:table-cell office:value-type="float" office:value="1132" table:style-name="ce4">
            <text:p>1132</text:p>
          </table:table-cell>
          <table:table-cell office:value-type="string" table:style-name="ce1">
            <text:p>李玉嬋</text:p>
          </table:table-cell>
          <table:table-cell office:value-type="float" office:value="33162096501330" table:style-name="ce1">
            <text:p>3.31621E+13</text:p>
          </table:table-cell>
          <table:table-cell office:value-type="float" office:value="33162" table:style-name="ce1">
            <text:p>33162</text:p>
          </table:table-cell>
          <table:table-cell office:value-type="string" table:style-name="ce1">
            <text:p>生死與健康心理諮商系</text:p>
          </table:table-cell>
          <table:table-cell office:value-type="string" table:style-name="ce1">
            <text:p>碩士班</text:p>
          </table:table-cell>
          <table:table-cell office:value-type="float" office:value="965" table:style-name="ce1">
            <text:p>965</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諮商心理專業實習(二)</text:p>
          </table:table-cell>
          <table:table-cell office:value-type="string" table:style-name="ce1">
            <text:p>Counseling Practicum (I I )</text:p>
          </table:table-cell>
          <table:table-cell office:value-type="string" table:style-name="ce1">
            <text:p>李玉嬋</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B02</text:p>
          </table:table-cell>
          <table:table-cell office:value-type="float" office:value="5" table:style-name="ce1">
            <text:p>5</text:p>
          </table:table-cell>
          <table:table-cell office:value-type="string" table:style-name="ce1">
            <text:p>6,7,8</text:p>
          </table:table-cell>
          <table:table-cell office:value-type="string" table:style-name="ce1">
            <text:p>修課限制：僅開放本所諮商心理組3年級學生選課、提前開課（寒假2/1-6/30）、實習課程。</text:p>
          </table:table-cell>
          <table:table-cell office:value-type="string" table:style-name="ce1">
            <text:p>本課程旨在使學生充分應用諮商專業知識與技能於臨床實習情境。在督導協助下，學生必須擇一臨床機構服務一年，並能針對服務對象的問題及需求擬定各種諮商計劃，並實際進行諮商以協助服務對象解決問題。</text:p>
          </table:table-cell>
          <table:table-cell office:value-type="string" table:style-name="ce1">
            <text:p>The course intends to give students an opportunity to fully utilize counseling professional knowledge and skills. Under the assistance of supervisors, students have to intern at a clinical institution for one year. By completing the course, students will</text:p>
          </table:table-cell>
          <table:table-cell table:number-columns-repeated="16361"/>
        </table:table-row>
        <table:table-row table:style-name="ro8">
          <table:table-cell office:value-type="float" office:value="1132" table:style-name="ce4">
            <text:p>1132</text:p>
          </table:table-cell>
          <table:table-cell office:value-type="string" table:style-name="ce1">
            <text:p>翁仕彥</text:p>
          </table:table-cell>
          <table:table-cell office:value-type="string" table:style-name="ce1">
            <text:p>111400054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4" table:style-name="ce1">
            <text:p>5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化學</text:p>
          </table:table-cell>
          <table:table-cell office:value-type="string" table:style-name="ce1">
            <text:p>Biochemistry</text:p>
          </table:table-cell>
          <table:table-cell office:value-type="string" table:style-name="ce1">
            <text:p>翁仕彥</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5</text:p>
          </table:table-cell>
          <table:table-cell office:value-type="float" office:value="4" table:style-name="ce1">
            <text:p>4</text:p>
          </table:table-cell>
          <table:table-cell office:value-type="string" table:style-name="ce1">
            <text:p>6,7</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8">
          <table:table-cell office:value-type="float" office:value="1132" table:style-name="ce4">
            <text:p>1132</text:p>
          </table:table-cell>
          <table:table-cell office:value-type="string" table:style-name="ce1">
            <text:p>翁仕彥</text:p>
          </table:table-cell>
          <table:table-cell office:value-type="string" table:style-name="ce1">
            <text:p>111400301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1" table:style-name="ce1">
            <text:p>301</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化學實驗</text:p>
          </table:table-cell>
          <table:table-cell office:value-type="string" table:style-name="ce1">
            <text:p>Biochemistry Experiment</text:p>
          </table:table-cell>
          <table:table-cell office:value-type="string" table:style-name="ce1">
            <text:p>翁仕彥</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7</text:p>
          </table:table-cell>
          <table:table-cell office:value-type="float" office:value="4" table:style-name="ce1">
            <text:p>4</text:p>
          </table:table-cell>
          <table:table-cell office:value-type="string" table:style-name="ce1">
            <text:p>8,9</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9">
          <table:table-cell office:value-type="float" office:value="1132" table:style-name="ce4">
            <text:p>1132</text:p>
          </table:table-cell>
          <table:table-cell office:value-type="string" table:style-name="ce1">
            <text:p>李靜恬</text:p>
          </table:table-cell>
          <table:table-cell office:value-type="string" table:style-name="ce1">
            <text:p>111400052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2" table:style-name="ce1">
            <text:p>5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理學</text:p>
          </table:table-cell>
          <table:table-cell office:value-type="string" table:style-name="ce1">
            <text:p>Physiology</text:p>
          </table:table-cell>
          <table:table-cell office:value-type="string" table:style-name="ce1">
            <text:p>李靜恬</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4</text:p>
          </table:table-cell>
          <table:table-cell office:value-type="float" office:value="2" table:style-name="ce1">
            <text:p>2</text:p>
          </table:table-cell>
          <table:table-cell office:value-type="string" table:style-name="ce1">
            <text:p>2,3,4</text:p>
          </table:table-cell>
          <table:table-cell office:value-type="string" table:style-name="ce1">
            <text:p>預排考試時間：週一6、7節。修課限制：本系四技一般生、護理系學士後</text:p>
          </table:table-cell>
          <table:table-cell office:value-type="string" table:style-name="ce1">
            <text:p>本課程以基礎醫學的觀點，由淺入深詳細探討人體生理學原理，尤其加強各器官系統間之調節機轉，進而切入於生理失衡之分辨及科技新知之相關應用。內容包括生理機制概論、細胞生理學、神經系統功能、肌肉生理、內分泌之調控、心臟及血流動力循環生理學、呼吸、消化生理及代謝之調節、腎臟生理學、生殖與幹細胞之展望。</text:p>
          </table:table-cell>
          <table:table-cell office:value-type="string" table:style-name="ce1">
            <text:p>The purpose of this course is to introduce physiological principles and regulatory mechanisms in terms of cells, organs and systems, further helps students to integrate concepts of diverse normal human functions, and applied to related disease mechanism.</text:p>
          </table:table-cell>
          <table:table-cell table:number-columns-repeated="16361"/>
        </table:table-row>
        <table:table-row table:style-name="ro2">
          <table:table-cell office:value-type="float" office:value="1132" table:style-name="ce4">
            <text:p>1132</text:p>
          </table:table-cell>
          <table:table-cell office:value-type="string" table:style-name="ce1">
            <text:p>李靜恬</text:p>
          </table:table-cell>
          <table:table-cell office:value-type="string" table:style-name="ce1">
            <text:p>111400376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76" table:style-name="ce1">
            <text:p>37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理學實驗</text:p>
          </table:table-cell>
          <table:table-cell office:value-type="string" table:style-name="ce1">
            <text:p>Physiology Laboratory</text:p>
          </table:table-cell>
          <table:table-cell office:value-type="string" table:style-name="ce1">
            <text:p>李靜恬</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1</text:p>
          </table:table-cell>
          <table:table-cell office:value-type="float" office:value="4" table:style-name="ce1">
            <text:p>4</text:p>
          </table:table-cell>
          <table:table-cell office:value-type="string" table:style-name="ce1">
            <text:p>1,2</text:p>
          </table:table-cell>
          <table:table-cell office:value-type="string" table:style-name="ce1">
            <text:p>修課限制：本系四技一般生、護理系學士後</text:p>
          </table:table-cell>
          <table:table-cell office:value-type="string" table:style-name="ce1">
            <text:p>本實驗課程以學生學習過之解剖學與生理學為基礎，利用人體血液標本及動物實驗，以增進學生學習效果，協助其更瞭解人體生理學原理。實驗課程內容包括：細胞的等張溶液、紅血球比容實驗、紅白血球計數、白血球分類、神經肌肉功能、感覺試驗、心肌收縮之特性、心電圖原理與測定、血壓之測定、肺功能測試、滲透壓及內分泌實驗。由實驗之過程，希望學生了解生理學各單元之原理及功能，並能運用及融會於護理相關課程中。</text:p>
          </table:table-cell>
          <table:table-cell office:value-type="string" table:style-name="ce1">
            <text:p>The laboratory works are integrated with the course lecture topics of Physiology. By using human body or animals physiological mechanisms are assessed from simple single cell to systemic interactions. Experiments include membrane permeability, heamocytome</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string" table:style-name="ce1">
            <text:p>111400033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服務學習</text:p>
          </table:table-cell>
          <table:table-cell office:value-type="string" table:style-name="ce1">
            <text:p>Service Learning</text:p>
          </table:table-cell>
          <table:table-cell office:value-type="string" table:style-name="ce1">
            <text:p>林芳怡</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1" table:style-name="ce1">
            <text:p>1</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 By the end, the students will have basic understanding on concepts, principle, and management model in volunteer works and NPO. These will be helpful students for their future jobs and their quality of life.</text:p>
          </table:table-cell>
          <table:table-cell table:number-columns-repeated="16361"/>
        </table:table-row>
        <table:table-row table:style-name="ro2">
          <table:table-cell office:value-type="float" office:value="1132" table:style-name="ce4">
            <text:p>1132</text:p>
          </table:table-cell>
          <table:table-cell office:value-type="string" table:style-name="ce1">
            <text:p>崔道貞</text:p>
          </table:table-cell>
          <table:table-cell office:value-type="string" table:style-name="ce1">
            <text:p>111400055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5" table:style-name="ce1">
            <text:p>5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微生物及免疫學</text:p>
          </table:table-cell>
          <table:table-cell office:value-type="string" table:style-name="ce1">
            <text:p>Microbiology and Immunology</text:p>
          </table:table-cell>
          <table:table-cell office:value-type="string" table:style-name="ce1">
            <text:p>崔道貞,柳舒祥</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3" table:style-name="ce1">
            <text:p>3</text:p>
          </table:table-cell>
          <table:table-cell office:value-type="string" table:style-name="ce1">
            <text:p>6,7,8</text:p>
          </table:table-cell>
          <table:table-cell office:value-type="string" table:style-name="ce1">
            <text:p>預排考試時間：週二5節，修課限制：本系二技一般生、本系四技一般生、本系二技進修部、外系四技一般生、護理系學士後、本所國內班（研究生下修，不計入畢業學分）、跨校</text:p>
          </table:table-cell>
          <table:table-cell office:value-type="string" table:style-name="ce1">
            <text:p>醫用微生物與免疫學隸屬基礎醫學門，為醫學與護理之專業核心科目之一。近二十多年來,因分子生物學之蓬勃發展，使得微生物學與免疫學之內容日趨複雜。唯有以分子生物學為基礎來解說本課程,才能脫離以往只能說明表相之教學窠臼。</text:p>
            <text:p>本課程之設計配合前述趨勢，內容傾向臨床應用,並使學生易於瞭解。先由宿主與寄生者間競爭優勢之生態看感染性疾病之發生，免疫反應在此過程中決定了疾病之形成與否,由此介紹人體免疫的基本構成成員與免疫反應的種類與運作。再以人體之器官系統為主軸，分別介紹各種傳染性疾病及其病原體。由分子生物學之觀點探討疾病機制及現象，以預防醫學之角度看傳染性疾病之發生與控制。</text:p>
            <text:p>傳染性疾病由微生物造成，生態環境與生活方式之改變，使得傳染性疾病之面貌與半世紀前大不相同。傳染性疾病之控制，包括預防與醫療成為重要課題，微生物學著重此方向之探討。人體除藉由免疫系統防禦感染並負起消除不正常細胞之重責，因而健全之生理得以維持。萬一免疫系統之運作失調，除了無法對付感染之外，還可能反而造成對自身之傷害，現已知許多疾病即肇因於此。因此免疫學同列為本課程教學內容。</text:p>
          </table:table-cell>
          <table:table-cell office:value-type="string" table:style-name="ce1">
            <text:p>The knowledge in the field of both medical microbiology and immunology has accumulated amazingly. Taking into account the changes that are currently taking place in the teaching of medical microbiology in medical schools worldwide, the content of this course is geared towards making the subject more accessible and relevant to clinical practice.</text:p>
            <text:p>At the beginning of this course, we introduce infectious diseases regarding the conflict between the host and the parasite. Immunology plays a central role in this conflict, as a given microbe can infect and cause disease only if it can survive under the multitude of the immune response of the host. From this point of view, current basic concepts of immunology and the pathogenesis of immune disorders are introduced in the second section of this course. In the third part, clinically based accounts of infectious diseases are classified according to the particular organ system involved. We also place particular emphasis on pathogenesis, clinical symptom, control, and prevention as well as possible molecular mechanisms of the diseases. Moreover, we discuss the infectious diseases that burst out locally or somewhere in the world at present.</text:p>
          </table:table-cell>
          <table:table-cell table:number-columns-repeated="16361"/>
        </table:table-row>
        <table:table-row table:style-name="ro2">
          <table:table-cell office:value-type="float" office:value="1132" table:style-name="ce4">
            <text:p>1132</text:p>
          </table:table-cell>
          <table:table-cell office:value-type="string" table:style-name="ce1">
            <text:p>江春雪</text:p>
          </table:table-cell>
          <table:table-cell office:value-type="string" table:style-name="ce1">
            <text:p>111400380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0" table:style-name="ce1">
            <text:p>38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微生物及免疫學實驗</text:p>
          </table:table-cell>
          <table:table-cell office:value-type="string" table:style-name="ce1">
            <text:p>Microbiological and Immunological Experiment</text:p>
          </table:table-cell>
          <table:table-cell office:value-type="string" table:style-name="ce1">
            <text:p>江春雪,慕蓉蓉</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1" table:style-name="ce1">
            <text:p>1</text:p>
          </table:table-cell>
          <table:table-cell office:value-type="string" table:style-name="ce1">
            <text:p>6,7</text:p>
          </table:table-cell>
          <table:table-cell office:value-type="string" table:style-name="ce1">
            <text:p>必須同時修習正課或曾通過正課，方得修習。修課限制：本系四技一般生</text:p>
          </table:table-cell>
          <table:table-cell office:value-type="string" table:style-name="ce1">
            <text:p>微生物學為護理系學生之必修科, 微生物學實驗係配合微生物學,讓學生親自觀察、試驗的課程. 實驗內容以學生將來執行護理工作上可能遇到的項目為主. 本課程之教學活動為學習培養微生物的基本技術、觀察及鑑別微生物的基本方法. 進而學習自環境及人體採樣的方法,體認微生物的存在; 試驗消滅微生物的方法,包括各種物理方法及化學方法; 觀察微生物染色玻片,認識致病性細菌的形態; 操作運用免疫學原理的臨床血清學常用的試驗方法,並由錄影帶教學中學習免疫學之分子生物學學理.</text:p>
          </table:table-cell>
          <table:table-cell office:value-type="string" table:style-name="ce1">
            <text:p>This course provides the student to learn the basic technique to culture and to observe the characteristics of bacteria at first. Using this techniques, sampling, culture and identification of the existence of the bacteria in the environment are proceeded</text:p>
          </table:table-cell>
          <table:table-cell table:number-columns-repeated="16361"/>
        </table:table-row>
        <table:table-row table:style-name="ro2">
          <table:table-cell office:value-type="float" office:value="1132" table:style-name="ce4">
            <text:p>1132</text:p>
          </table:table-cell>
          <table:table-cell office:value-type="string" table:style-name="ce1">
            <text:p>林文絹</text:p>
          </table:table-cell>
          <table:table-cell office:value-type="string" table:style-name="ce1">
            <text:p>111400385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5" table:style-name="ce1">
            <text:p>38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護理專業導論</text:p>
          </table:table-cell>
          <table:table-cell office:value-type="string" table:style-name="ce1">
            <text:p>Introduction to Nursing Profession</text:p>
          </table:table-cell>
          <table:table-cell office:value-type="string" table:style-name="ce1">
            <text:p>林文絹</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3</text:p>
          </table:table-cell>
          <table:table-cell office:value-type="float" office:value="2" table:style-name="ce1">
            <text:p>2</text:p>
          </table:table-cell>
          <table:table-cell office:value-type="string" table:style-name="ce1">
            <text:p>8,9</text:p>
          </table:table-cell>
          <table:table-cell office:value-type="string" table:style-name="ce1">
            <text:p>修課限制：本系四技一般生</text:p>
          </table:table-cell>
          <table:table-cell office:value-type="string" table:style-name="ce1">
            <text:p>本課程旨在使學生對護理專業有初步認識，瞭解護理人員在目前健康照護體系中所扮演角色與功能，並培養專業護理人員應有的智能與態度。同時認識目前護理專業發展現況及影響因素，能體認護理專業未來發展趨勢，以激發學生投入護理專業的興趣與意願。</text:p>
          </table:table-cell>
          <table:table-cell office:value-type="string" table:style-name="ce1">
            <text:p>This course will assist students to understand the basic concepts of nursing profession, realize the professional nursing role and functions in health care delivery system, and foster the competence and attitudes of professional nurses. In addition, students would understand nursing profession development, contemporary challenges and influencing factors to nursing profession and can realize the future trends in nursing profession. Through this course, students are encouraged to the interest and will to invest the nursing profession.</text:p>
          </table:table-cell>
          <table:table-cell table:number-columns-repeated="16361"/>
        </table:table-row>
        <table:table-row table:style-name="ro2">
          <table:table-cell office:value-type="float" office:value="1132" table:style-name="ce4">
            <text:p>1132</text:p>
          </table:table-cell>
          <table:table-cell office:value-type="string" table:style-name="ce1">
            <text:p>簡名豪</text:p>
          </table:table-cell>
          <table:table-cell office:value-type="string" table:style-name="ce1">
            <text:p>111401716011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桌球2</text:p>
          </table:table-cell>
          <table:table-cell office:value-type="string" table:style-name="ce1">
            <text:p>PE-Table Tennis2</text:p>
          </table:table-cell>
          <table:table-cell office:value-type="string" table:style-name="ce1">
            <text:p>簡名豪</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3,4</text:p>
          </table:table-cell>
          <table:table-cell office:value-type="string" table:style-name="ce1">
            <text:p>1.第一階段志願選，僅由護四一Ａ、護四一Ｄ、資四二Ｂ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術的應用與結合，以期能在桌球比賽中獲得有效成果。如有優質的各種基本技術及搭配單打戰術應用就能在比賽中直接得分與攻擊。在比賽技術中有良好優質的接發球戰術就能先發制人，且能有效控制對方直接攻擊得分，其贏球機率高。因此在單打技術、戰術應用桌球技術中佔有極重要性。</text:p>
          </table:table-cell>
          <table:table-cell office:value-type="string" table:style-name="ce1">
            <text:p>After learning and cultivating various kinds of basic skills,</text:p>
            <text:p>a player should reinforce the applications and combinations of singles and tactics, aiming to have effective results in table tennis games. If a player has various kinds of superior basic skills combined with the applications of singles tactics, he/she can score and attack directly in a game. In terms of singles, if a player has superior tactics for receiving and serving the ball, he/she can take the initiative and control his/her opponent effectively to attack and score directly, so that he/she will have a greater chance to win the game; therefore, such tactics has great importance in table tennis skills regarding singles and tactics applications.</text:p>
          </table:table-cell>
          <table:table-cell table:number-columns-repeated="16361"/>
        </table:table-row>
        <table:table-row table:style-name="ro8">
          <table:table-cell office:value-type="float" office:value="1132" table:style-name="ce4">
            <text:p>1132</text:p>
          </table:table-cell>
          <table:table-cell office:value-type="string" table:style-name="ce1">
            <text:p>陳明毅</text:p>
          </table:table-cell>
          <table:table-cell office:value-type="string" table:style-name="ce1">
            <text:p>111400054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4" table:style-name="ce1">
            <text:p>54</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生物化學</text:p>
          </table:table-cell>
          <table:table-cell office:value-type="string" table:style-name="ce1">
            <text:p>Biochemistry</text:p>
          </table:table-cell>
          <table:table-cell office:value-type="string" table:style-name="ce1">
            <text:p>陳明毅</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5</text:p>
          </table:table-cell>
          <table:table-cell office:value-type="float" office:value="1" table:style-name="ce1">
            <text:p>1</text:p>
          </table:table-cell>
          <table:table-cell office:value-type="string" table:style-name="ce1">
            <text:p>6,7</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8">
          <table:table-cell office:value-type="float" office:value="1132" table:style-name="ce4">
            <text:p>1132</text:p>
          </table:table-cell>
          <table:table-cell office:value-type="string" table:style-name="ce1">
            <text:p>陳明毅</text:p>
          </table:table-cell>
          <table:table-cell office:value-type="string" table:style-name="ce1">
            <text:p>111400301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1" table:style-name="ce1">
            <text:p>301</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生物化學實驗</text:p>
          </table:table-cell>
          <table:table-cell office:value-type="string" table:style-name="ce1">
            <text:p>Biochemistry Experiment</text:p>
          </table:table-cell>
          <table:table-cell office:value-type="string" table:style-name="ce1">
            <text:p>陳明毅</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7</text:p>
          </table:table-cell>
          <table:table-cell office:value-type="float" office:value="1" table:style-name="ce1">
            <text:p>1</text:p>
          </table:table-cell>
          <table:table-cell office:value-type="string" table:style-name="ce1">
            <text:p>8,9</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9">
          <table:table-cell office:value-type="float" office:value="1132" table:style-name="ce4">
            <text:p>1132</text:p>
          </table:table-cell>
          <table:table-cell office:value-type="string" table:style-name="ce1">
            <text:p>李靜恬</text:p>
          </table:table-cell>
          <table:table-cell office:value-type="string" table:style-name="ce1">
            <text:p>111400052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2" table:style-name="ce1">
            <text:p>52</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生理學</text:p>
          </table:table-cell>
          <table:table-cell office:value-type="string" table:style-name="ce1">
            <text:p>Physiology</text:p>
          </table:table-cell>
          <table:table-cell office:value-type="string" table:style-name="ce1">
            <text:p>李靜恬</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4</text:p>
          </table:table-cell>
          <table:table-cell office:value-type="float" office:value="3" table:style-name="ce1">
            <text:p>3</text:p>
          </table:table-cell>
          <table:table-cell office:value-type="string" table:style-name="ce1">
            <text:p>6,7,8</text:p>
          </table:table-cell>
          <table:table-cell office:value-type="string" table:style-name="ce1">
            <text:p>預排考試時間：週一6、7節。修課限制：本系四技一般生、護理系學士後</text:p>
          </table:table-cell>
          <table:table-cell office:value-type="string" table:style-name="ce1">
            <text:p>本課程以基礎醫學的觀點，由淺入深詳細探討人體生理學原理，尤其加強各器官系統間之調節機轉，進而切入於生理失衡之分辨及科技新知之相關應用。內容包括生理機制概論、細胞生理學、神經系統功能、肌肉生理、內分泌之調控、心臟及血流動力循環生理學、呼吸、消化生理及代謝之調節、腎臟生理學、生殖與幹細胞之展望。</text:p>
          </table:table-cell>
          <table:table-cell office:value-type="string" table:style-name="ce1">
            <text:p>The purpose of this course is to introduce physiological principles and regulatory mechanisms in terms of cells, organs and systems, further helps students to integrate concepts of diverse normal human functions, and applied to related disease mechanism.</text:p>
          </table:table-cell>
          <table:table-cell table:number-columns-repeated="16361"/>
        </table:table-row>
        <table:table-row table:style-name="ro2">
          <table:table-cell office:value-type="float" office:value="1132" table:style-name="ce4">
            <text:p>1132</text:p>
          </table:table-cell>
          <table:table-cell office:value-type="string" table:style-name="ce1">
            <text:p>李靜恬</text:p>
          </table:table-cell>
          <table:table-cell office:value-type="string" table:style-name="ce1">
            <text:p>111400376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76" table:style-name="ce1">
            <text:p>376</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生理學實驗</text:p>
          </table:table-cell>
          <table:table-cell office:value-type="string" table:style-name="ce1">
            <text:p>Physiology Laboratory</text:p>
          </table:table-cell>
          <table:table-cell office:value-type="string" table:style-name="ce1">
            <text:p>李靜恬</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1</text:p>
          </table:table-cell>
          <table:table-cell office:value-type="float" office:value="4" table:style-name="ce1">
            <text:p>4</text:p>
          </table:table-cell>
          <table:table-cell office:value-type="string" table:style-name="ce1">
            <text:p>3,4</text:p>
          </table:table-cell>
          <table:table-cell office:value-type="string" table:style-name="ce1">
            <text:p>修課限制：本系四技一般生、護理系學士後</text:p>
          </table:table-cell>
          <table:table-cell office:value-type="string" table:style-name="ce1">
            <text:p>本實驗課程以學生學習過之解剖學與生理學為基礎，利用人體血液標本及動物實驗，以增進學生學習效果，協助其更瞭解人體生理學原理。實驗課程內容包括：細胞的等張溶液、紅血球比容實驗、紅白血球計數、白血球分類、神經肌肉功能、感覺試驗、心肌收縮之特性、心電圖原理與測定、血壓之測定、肺功能測試、滲透壓及內分泌實驗。由實驗之過程，希望學生了解生理學各單元之原理及功能，並能運用及融會於護理相關課程中。</text:p>
          </table:table-cell>
          <table:table-cell office:value-type="string" table:style-name="ce1">
            <text:p>The laboratory works are integrated with the course lecture topics of Physiology. By using human body or animals physiological mechanisms are assessed from simple single cell to systemic interactions. Experiments include membrane permeability, heamocytome</text:p>
          </table:table-cell>
          <table:table-cell table:number-columns-repeated="16361"/>
        </table:table-row>
        <table:table-row table:style-name="ro2">
          <table:table-cell office:value-type="float" office:value="1132" table:style-name="ce4">
            <text:p>1132</text:p>
          </table:table-cell>
          <table:table-cell office:value-type="string" table:style-name="ce1">
            <text:p>曾雅惠</text:p>
          </table:table-cell>
          <table:table-cell office:value-type="string" table:style-name="ce1">
            <text:p>111400033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服務學習</text:p>
          </table:table-cell>
          <table:table-cell office:value-type="string" table:style-name="ce1">
            <text:p>Service Learning</text:p>
          </table:table-cell>
          <table:table-cell office:value-type="string" table:style-name="ce1">
            <text:p>曾雅惠</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2" table:style-name="ce1">
            <text:p>2</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 By the end, the students will have basic understanding on concepts, principle, and management model in volunteer works and NPO. These will be helpful students for their future jobs and their quality of life.</text:p>
          </table:table-cell>
          <table:table-cell table:number-columns-repeated="16361"/>
        </table:table-row>
        <table:table-row table:style-name="ro2">
          <table:table-cell office:value-type="float" office:value="1132" table:style-name="ce4">
            <text:p>1132</text:p>
          </table:table-cell>
          <table:table-cell office:value-type="string" table:style-name="ce1">
            <text:p>吳孟娟</text:p>
          </table:table-cell>
          <table:table-cell office:value-type="string" table:style-name="ce1">
            <text:p>111400055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5" table:style-name="ce1">
            <text:p>55</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微生物及免疫學</text:p>
          </table:table-cell>
          <table:table-cell office:value-type="string" table:style-name="ce1">
            <text:p>Microbiology and Immunology</text:p>
          </table:table-cell>
          <table:table-cell office:value-type="string" table:style-name="ce1">
            <text:p>吳孟娟,柳舒祥</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4" table:style-name="ce1">
            <text:p>4</text:p>
          </table:table-cell>
          <table:table-cell office:value-type="string" table:style-name="ce1">
            <text:p>6,7,8</text:p>
          </table:table-cell>
          <table:table-cell office:value-type="string" table:style-name="ce1">
            <text:p>預排考試時間：週二5節，修課限制：本系二技一般生、本系四技一般生、本系二技進修部、外系四技一般生、護理系學士後、本所國內班（研究生下修，不計入畢業學分）、跨校</text:p>
          </table:table-cell>
          <table:table-cell office:value-type="string" table:style-name="ce1">
            <text:p>醫用微生物與免疫學隸屬基礎醫學門，為醫學與護理之專業核心科目之一。近二十多年來,因分子生物學之蓬勃發展，使得微生物學與免疫學之內容日趨複雜。唯有以分子生物學為基礎來解說本課程,才能脫離以往只能說明表相之教學窠臼。</text:p>
            <text:p>本課程之設計配合前述趨勢，內容傾向臨床應用,並使學生易於瞭解。先由宿主與寄生者間競爭優勢之生態看感染性疾病之發生，免疫反應在此過程中決定了疾病之形成與否,由此介紹人體免疫的基本構成成員與免疫反應的種類與運作。再以人體之器官系統為主軸，分別介紹各種傳染性疾病及其病原體。由分子生物學之觀點探討疾病機制及現象，以預防醫學之角度看傳染性疾病之發生與控制。</text:p>
            <text:p>傳染性疾病由微生物造成，生態環境與生活方式之改變，使得傳染性疾病之面貌與半世紀前大不相同。傳染性疾病之控制，包括預防與醫療成為重要課題，微生物學著重此方向之探討。人體除藉由免疫系統防禦感染並負起消除不正常細胞之重責，因而健全之生理得以維持。萬一免疫系統之運作失調，除了無法對付感染之外，還可能反而造成對自身之傷害，現已知許多疾病即肇因於此。因此免疫學同列為本課程教學內容。</text:p>
          </table:table-cell>
          <table:table-cell office:value-type="string" table:style-name="ce1">
            <text:p>The knowledge in the field of both medical microbiology and immunology has accumulated amazingly. Taking into account the changes that are currently taking place in the teaching of medical microbiology in medical schools worldwide, the content of this course is geared towards making the subject more accessible and relevant to clinical practice.</text:p>
            <text:p>At the beginning of this course, we introduce infectious diseases regarding the conflict between the host and the parasite. Immunology plays a central role in this conflict, as a given microbe can infect and cause disease only if it can survive under the multitude of the immune response of the host. From this point of view, current basic concepts of immunology and the pathogenesis of immune disorders are introduced in the second section of this course. In the third part, clinically based accounts of infectious diseases are classified according to the particular organ system involved. We also place particular emphasis on pathogenesis, clinical symptom, control, and prevention as well as possible molecular mechanisms of the diseases. Moreover, we discuss the infectious diseases that burst out locally or somewhere in the world at present.</text:p>
          </table:table-cell>
          <table:table-cell table:number-columns-repeated="16361"/>
        </table:table-row>
        <table:table-row table:style-name="ro2">
          <table:table-cell office:value-type="float" office:value="1132" table:style-name="ce4">
            <text:p>1132</text:p>
          </table:table-cell>
          <table:table-cell office:value-type="string" table:style-name="ce1">
            <text:p>黃玉文</text:p>
          </table:table-cell>
          <table:table-cell office:value-type="string" table:style-name="ce1">
            <text:p>111400380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0" table:style-name="ce1">
            <text:p>380</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微生物及免疫學實驗</text:p>
          </table:table-cell>
          <table:table-cell office:value-type="string" table:style-name="ce1">
            <text:p>Microbiological and Immunological Experiment</text:p>
          </table:table-cell>
          <table:table-cell office:value-type="string" table:style-name="ce1">
            <text:p>黃玉文,劉信孚</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2" table:style-name="ce1">
            <text:p>2</text:p>
          </table:table-cell>
          <table:table-cell office:value-type="string" table:style-name="ce1">
            <text:p>3,4</text:p>
          </table:table-cell>
          <table:table-cell office:value-type="string" table:style-name="ce1">
            <text:p>必須同時修習正課或曾通過正課，方得修習。修課限制：本系四技一般生</text:p>
          </table:table-cell>
          <table:table-cell office:value-type="string" table:style-name="ce1">
            <text:p>微生物學為護理系學生之必修科, 微生物學實驗係配合微生物學,讓學生親自觀察、試驗的課程. 實驗內容以學生將來執行護理工作上可能遇到的項目為主. 本課程之教學活動為學習培養微生物的基本技術、觀察及鑑別微生物的基本方法. 進而學習自環境及人體採樣的方法,體認微生物的存在; 試驗消滅微生物的方法,包括各種物理方法及化學方法; 觀察微生物染色玻片,認識致病性細菌的形態; 操作運用免疫學原理的臨床血清學常用的試驗方法,並由錄影帶教學中學習免疫學之分子生物學學理.</text:p>
          </table:table-cell>
          <table:table-cell office:value-type="string" table:style-name="ce1">
            <text:p>This course provides the student to learn the basic technique to culture and to observe the characteristics of bacteria at first. Using this techniques, sampling, culture and identification of the existence of the bacteria in the environment are proceeded</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400385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5" table:style-name="ce1">
            <text:p>385</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護理專業導論</text:p>
          </table:table-cell>
          <table:table-cell office:value-type="string" table:style-name="ce1">
            <text:p>Introduction to Nursing Profession</text:p>
          </table:table-cell>
          <table:table-cell office:value-type="string" table:style-name="ce1">
            <text:p>李慧貞</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2</text:p>
          </table:table-cell>
          <table:table-cell office:value-type="float" office:value="2" table:style-name="ce1">
            <text:p>2</text:p>
          </table:table-cell>
          <table:table-cell office:value-type="string" table:style-name="ce1">
            <text:p>6,7</text:p>
          </table:table-cell>
          <table:table-cell office:value-type="string" table:style-name="ce1">
            <text:p>修課限制：本系四技一般生</text:p>
          </table:table-cell>
          <table:table-cell office:value-type="string" table:style-name="ce1">
            <text:p>本課程旨在使學生對護理專業有初步認識，瞭解護理人員在目前健康照護體系中所扮演角色與功能，並培養專業護理人員應有的智能與態度。同時認識目前護理專業發展現況及影響因素，能體認護理專業未來發展趨勢，以激發學生投入護理專業的興趣與意願。</text:p>
          </table:table-cell>
          <table:table-cell office:value-type="string" table:style-name="ce1">
            <text:p>This course will assist students to understand the basic concepts of nursing profession, realize the professional nursing role and functions in health care delivery system, and foster the competence and attitudes of professional nurses. In addition, students would understand nursing profession development, contemporary challenges and influencing factors to nursing profession and can realize the future trends in nursing profession. Through this course, students are encouraged to the interest and will to invest the nursing profession.</text:p>
          </table:table-cell>
          <table:table-cell table:number-columns-repeated="16361"/>
        </table:table-row>
        <table:table-row table:style-name="ro2">
          <table:table-cell office:value-type="float" office:value="1132" table:style-name="ce4">
            <text:p>1132</text:p>
          </table:table-cell>
          <table:table-cell office:value-type="string" table:style-name="ce1">
            <text:p>田政文</text:p>
          </table:table-cell>
          <table:table-cell office:value-type="string" table:style-name="ce1">
            <text:p>111401716011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體育-桌球2</text:p>
          </table:table-cell>
          <table:table-cell office:value-type="string" table:style-name="ce1">
            <text:p>PE-Table Tennis2</text:p>
          </table:table-cell>
          <table:table-cell office:value-type="string" table:style-name="ce1">
            <text:p>田政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1,2</text:p>
          </table:table-cell>
          <table:table-cell office:value-type="string" table:style-name="ce1">
            <text:p>1.第一階段志願選，僅由幼四一Ｂ、資四二Ａ、護四一Ｂ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術的應用與結合，以期能在桌球比賽中獲得有效成果。如有優質的各種基本技術及搭配單打戰術應用就能在比賽中直接得分與攻擊。在比賽技術中有良好優質的接發球戰術就能先發制人，且能有效控制對方直接攻擊得分，其贏球機率高。因此在單打技術、戰術應用桌球技術中佔有極重要性。</text:p>
          </table:table-cell>
          <table:table-cell office:value-type="string" table:style-name="ce1">
            <text:p>After learning and cultivating various kinds of basic skills,</text:p>
            <text:p>a player should reinforce the applications and combinations of singles and tactics, aiming to have effective results in table tennis games. If a player has various kinds of superior basic skills combined with the applications of singles tactics, he/she can score and attack directly in a game. In terms of singles, if a player has superior tactics for receiving and serving the ball, he/she can take the initiative and control his/her opponent effectively to attack and score directly, so that he/she will have a greater chance to win the game; therefore, such tactics has great importance in table tennis skills regarding singles and tactics applications.</text:p>
          </table:table-cell>
          <table:table-cell table:number-columns-repeated="16361"/>
        </table:table-row>
        <table:table-row table:style-name="ro8">
          <table:table-cell office:value-type="float" office:value="1132" table:style-name="ce4">
            <text:p>1132</text:p>
          </table:table-cell>
          <table:table-cell office:value-type="string" table:style-name="ce1">
            <text:p>陳明毅</text:p>
          </table:table-cell>
          <table:table-cell office:value-type="string" table:style-name="ce1">
            <text:p>111400054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4" table:style-name="ce1">
            <text:p>54</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物化學</text:p>
          </table:table-cell>
          <table:table-cell office:value-type="string" table:style-name="ce1">
            <text:p>Biochemistry</text:p>
          </table:table-cell>
          <table:table-cell office:value-type="string" table:style-name="ce1">
            <text:p>陳明毅</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5</text:p>
          </table:table-cell>
          <table:table-cell office:value-type="float" office:value="2" table:style-name="ce1">
            <text:p>2</text:p>
          </table:table-cell>
          <table:table-cell office:value-type="string" table:style-name="ce1">
            <text:p>6,7</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8">
          <table:table-cell office:value-type="float" office:value="1132" table:style-name="ce4">
            <text:p>1132</text:p>
          </table:table-cell>
          <table:table-cell office:value-type="string" table:style-name="ce1">
            <text:p>陳明毅</text:p>
          </table:table-cell>
          <table:table-cell office:value-type="string" table:style-name="ce1">
            <text:p>111400301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1" table:style-name="ce1">
            <text:p>301</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物化學實驗</text:p>
          </table:table-cell>
          <table:table-cell office:value-type="string" table:style-name="ce1">
            <text:p>Biochemistry Experiment</text:p>
          </table:table-cell>
          <table:table-cell office:value-type="string" table:style-name="ce1">
            <text:p>陳明毅</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7</text:p>
          </table:table-cell>
          <table:table-cell office:value-type="float" office:value="2" table:style-name="ce1">
            <text:p>2</text:p>
          </table:table-cell>
          <table:table-cell office:value-type="string" table:style-name="ce1">
            <text:p>8,9</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9">
          <table:table-cell office:value-type="float" office:value="1132" table:style-name="ce4">
            <text:p>1132</text:p>
          </table:table-cell>
          <table:table-cell office:value-type="string" table:style-name="ce1">
            <text:p>周光儀</text:p>
          </table:table-cell>
          <table:table-cell office:value-type="string" table:style-name="ce1">
            <text:p>111400052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2" table:style-name="ce1">
            <text:p>52</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理學</text:p>
          </table:table-cell>
          <table:table-cell office:value-type="string" table:style-name="ce1">
            <text:p>Physiology</text:p>
          </table:table-cell>
          <table:table-cell office:value-type="string" table:style-name="ce1">
            <text:p>周光儀,許育弘</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3" table:style-name="ce1">
            <text:p>3</text:p>
          </table:table-cell>
          <table:table-cell office:value-type="string" table:style-name="ce1">
            <text:p>6,7,8</text:p>
          </table:table-cell>
          <table:table-cell office:value-type="string" table:style-name="ce1">
            <text:p>預排考試時間：週一6、7節。修課限制：本系四技一般生、護理系學士後</text:p>
          </table:table-cell>
          <table:table-cell office:value-type="string" table:style-name="ce1">
            <text:p>本課程以基礎醫學的觀點，由淺入深詳細探討人體生理學原理，尤其加強各器官系統間之調節機轉，進而切入於生理失衡之分辨及科技新知之相關應用。內容包括生理機制概論、細胞生理學、神經系統功能、肌肉生理、內分泌之調控、心臟及血流動力循環生理學、呼吸、消化生理及代謝之調節、腎臟生理學、生殖與幹細胞之展望。</text:p>
          </table:table-cell>
          <table:table-cell office:value-type="string" table:style-name="ce1">
            <text:p>The purpose of this course is to introduce physiological principles and regulatory mechanisms in terms of cells, organs and systems, further helps students to integrate concepts of diverse normal human functions, and applied to related disease mechanism.</text:p>
          </table:table-cell>
          <table:table-cell table:number-columns-repeated="16361"/>
        </table:table-row>
        <table:table-row table:style-name="ro2">
          <table:table-cell office:value-type="float" office:value="1132" table:style-name="ce4">
            <text:p>1132</text:p>
          </table:table-cell>
          <table:table-cell office:value-type="string" table:style-name="ce1">
            <text:p>周光儀</text:p>
          </table:table-cell>
          <table:table-cell office:value-type="string" table:style-name="ce1">
            <text:p>111400376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76" table:style-name="ce1">
            <text:p>376</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理學實驗</text:p>
          </table:table-cell>
          <table:table-cell office:value-type="string" table:style-name="ce1">
            <text:p>Physiology Laboratory</text:p>
          </table:table-cell>
          <table:table-cell office:value-type="string" table:style-name="ce1">
            <text:p>周光儀</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1</text:p>
          </table:table-cell>
          <table:table-cell office:value-type="float" office:value="4" table:style-name="ce1">
            <text:p>4</text:p>
          </table:table-cell>
          <table:table-cell office:value-type="string" table:style-name="ce1">
            <text:p>6,7</text:p>
          </table:table-cell>
          <table:table-cell office:value-type="string" table:style-name="ce1">
            <text:p>修課限制：本系四技一般生</text:p>
          </table:table-cell>
          <table:table-cell office:value-type="string" table:style-name="ce1">
            <text:p>本實驗課程以學生學習過之解剖學與生理學為基礎，利用人體血液標本及動物實驗，以增進學生學習效果，協助其更瞭解人體生理學原理。實驗課程內容包括：細胞的等張溶液、紅血球比容實驗、紅白血球計數、白血球分類、神經肌肉功能、感覺試驗、心肌收縮之特性、心電圖原理與測定、血壓之測定、肺功能測試、滲透壓及內分泌實驗。由實驗之過程，希望學生了解生理學各單元之原理及功能，並能運用及融會於護理相關課程中。</text:p>
          </table:table-cell>
          <table:table-cell office:value-type="string" table:style-name="ce1">
            <text:p>The laboratory works are integrated with the course lecture topics of Physiology. By using human body or animals physiological mechanisms are assessed from simple single cell to systemic interactions. Experiments include membrane permeability, heamocytome</text:p>
          </table:table-cell>
          <table:table-cell table:number-columns-repeated="16361"/>
        </table:table-row>
        <table:table-row table:style-name="ro2">
          <table:table-cell office:value-type="float" office:value="1132" table:style-name="ce4">
            <text:p>1132</text:p>
          </table:table-cell>
          <table:table-cell office:value-type="string" table:style-name="ce1">
            <text:p>黃馨</text:p>
          </table:table-cell>
          <table:table-cell office:value-type="string" table:style-name="ce1">
            <text:p>111400033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服務學習</text:p>
          </table:table-cell>
          <table:table-cell office:value-type="string" table:style-name="ce1">
            <text:p>Service Learning</text:p>
          </table:table-cell>
          <table:table-cell office:value-type="string" table:style-name="ce1">
            <text:p>黃馨</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3" table:style-name="ce1">
            <text:p>3</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 By the end, the students will have basic understanding on concepts, principle, and management model in volunteer works and NPO. These will be helpful students for their future jobs and their quality of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林君翰</text:p>
          </table:table-cell>
          <table:table-cell office:value-type="string" table:style-name="ce1">
            <text:p>111400055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5" table:style-name="ce1">
            <text:p>55</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微生物及免疫學</text:p>
          </table:table-cell>
          <table:table-cell office:value-type="string" table:style-name="ce1">
            <text:p>Microbiology and Immunology</text:p>
          </table:table-cell>
          <table:table-cell office:value-type="string" table:style-name="ce1">
            <text:p>林君翰,柳舒祥</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4" table:style-name="ce1">
            <text:p>4</text:p>
          </table:table-cell>
          <table:table-cell office:value-type="string" table:style-name="ce1">
            <text:p>2,3,4</text:p>
          </table:table-cell>
          <table:table-cell office:value-type="string" table:style-name="ce1">
            <text:p>預排考試時間：週二5節，修課限制：本系二技一般生、本系四技一般生、本系二技進修部、外系四技一般生、護理系學士後、本所國內班（研究生下修，不計入畢業學分）、跨校</text:p>
          </table:table-cell>
          <table:table-cell office:value-type="string" table:style-name="ce1">
            <text:p>醫用微生物與免疫學隸屬基礎醫學門，為醫學與護理之專業核心科目之一。近二十多年來,因分子生物學之蓬勃發展，使得微生物學與免疫學之內容日趨複雜。唯有以分子生物學為基礎來解說本課程,才能脫離以往只能說明表相之教學窠臼。</text:p>
            <text:p>本課程之設計配合前述趨勢，內容傾向臨床應用,並使學生易於瞭解。先由宿主與寄生者間競爭優勢之生態看感染性疾病之發生，免疫反應在此過程中決定了疾病之形成與否,由此介紹人體免疫的基本構成成員與免疫反應的種類與運作。再以人體之器官系統為主軸，分別介紹各種傳染性疾病及其病原體。由分子生物學之觀點探討疾病機制及現象，以預防醫學之角度看傳染性疾病之發生與控制。</text:p>
            <text:p>傳染性疾病由微生物造成，生態環境與生活方式之改變，使得傳染性疾病之面貌與半世紀前大不相同。傳染性疾病之控制，包括預防與醫療成為重要課題，微生物學著重此方向之探討。人體除藉由免疫系統防禦感染並負起消除不正常細胞之重責，因而健全之生理得以維持。萬一免疫系統之運作失調，除了無法對付感染之外，還可能反而造成對自身之傷害，現已知許多疾病即肇因於此。因此免疫學同列為本課程教學內容。</text:p>
          </table:table-cell>
          <table:table-cell office:value-type="string" table:style-name="ce1">
            <text:p>The knowledge in the field of both medical microbiology and immunology has accumulated amazingly. Taking into account the changes that are currently taking place in the teaching of medical microbiology in medical schools worldwide, the content of this course is geared towards making the subject more accessible and relevant to clinical practice.</text:p>
            <text:p>At the beginning of this course, we introduce infectious diseases regarding the conflict between the host and the parasite. Immunology plays a central role in this conflict, as a given microbe can infect and cause disease only if it can survive under the multitude of the immune response of the host. From this point of view, current basic concepts of immunology and the pathogenesis of immune disorders are introduced in the second section of this course. In the third part, clinically based accounts of infectious diseases are classified according to the particular organ system involved. We also place particular emphasis on pathogenesis, clinical symptom, control, and prevention as well as possible molecular mechanisms of the diseases. Moreover, we discuss the infectious diseases that burst out locally or somewhere in the world at present.</text:p>
          </table:table-cell>
          <table:table-cell table:number-columns-repeated="16361"/>
        </table:table-row>
        <table:table-row table:style-name="ro2">
          <table:table-cell office:value-type="float" office:value="1132" table:style-name="ce4">
            <text:p>1132</text:p>
          </table:table-cell>
          <table:table-cell office:value-type="string" table:style-name="ce1">
            <text:p>慕蓉蓉</text:p>
          </table:table-cell>
          <table:table-cell office:value-type="string" table:style-name="ce1">
            <text:p>111400380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0" table:style-name="ce1">
            <text:p>380</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微生物及免疫學實驗</text:p>
          </table:table-cell>
          <table:table-cell office:value-type="string" table:style-name="ce1">
            <text:p>Microbiological and Immunological Experiment</text:p>
          </table:table-cell>
          <table:table-cell office:value-type="string" table:style-name="ce1">
            <text:p>慕蓉蓉,江春雪</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1" table:style-name="ce1">
            <text:p>1</text:p>
          </table:table-cell>
          <table:table-cell office:value-type="string" table:style-name="ce1">
            <text:p>8,9</text:p>
          </table:table-cell>
          <table:table-cell office:value-type="string" table:style-name="ce1">
            <text:p>必須同時修習正課或曾通過正課，方得修習。修課限制：本系四技一般生</text:p>
          </table:table-cell>
          <table:table-cell office:value-type="string" table:style-name="ce1">
            <text:p>微生物學為護理系學生之必修科, 微生物學實驗係配合微生物學,讓學生親自觀察、試驗的課程. 實驗內容以學生將來執行護理工作上可能遇到的項目為主. 本課程之教學活動為學習培養微生物的基本技術、觀察及鑑別微生物的基本方法. 進而學習自環境及人體採樣的方法,體認微生物的存在; 試驗消滅微生物的方法,包括各種物理方法及化學方法; 觀察微生物染色玻片,認識致病性細菌的形態; 操作運用免疫學原理的臨床血清學常用的試驗方法,並由錄影帶教學中學習免疫學之分子生物學學理.</text:p>
          </table:table-cell>
          <table:table-cell office:value-type="string" table:style-name="ce1">
            <text:p>This course provides the student to learn the basic technique to culture and to observe the characteristics of bacteria at first. Using this techniques, sampling, culture and identification of the existence of the bacteria in the environment are proceeded</text:p>
          </table:table-cell>
          <table:table-cell table:number-columns-repeated="16361"/>
        </table:table-row>
        <table:table-row table:style-name="ro2">
          <table:table-cell office:value-type="float" office:value="1132" table:style-name="ce4">
            <text:p>1132</text:p>
          </table:table-cell>
          <table:table-cell office:value-type="string" table:style-name="ce1">
            <text:p>李慧貞</text:p>
          </table:table-cell>
          <table:table-cell office:value-type="string" table:style-name="ce1">
            <text:p>111400385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5" table:style-name="ce1">
            <text:p>385</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護理專業導論</text:p>
          </table:table-cell>
          <table:table-cell office:value-type="string" table:style-name="ce1">
            <text:p>Introduction to Nursing Profession</text:p>
          </table:table-cell>
          <table:table-cell office:value-type="string" table:style-name="ce1">
            <text:p>李慧貞</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2" table:style-name="ce1">
            <text:p>2</text:p>
          </table:table-cell>
          <table:table-cell office:value-type="string" table:style-name="ce1">
            <text:p>3,4</text:p>
          </table:table-cell>
          <table:table-cell office:value-type="string" table:style-name="ce1">
            <text:p>修課限制：本系四技一般生</text:p>
          </table:table-cell>
          <table:table-cell office:value-type="string" table:style-name="ce1">
            <text:p>本課程旨在使學生對護理專業有初步認識，瞭解護理人員在目前健康照護體系中所扮演角色與功能，並培養專業護理人員應有的智能與態度。同時認識目前護理專業發展現況及影響因素，能體認護理專業未來發展趨勢，以激發學生投入護理專業的興趣與意願。</text:p>
          </table:table-cell>
          <table:table-cell office:value-type="string" table:style-name="ce1">
            <text:p>This course will assist students to understand the basic concepts of nursing profession, realize the professional nursing role and functions in health care delivery system, and foster the competence and attitudes of professional nurses. In addition, students would understand nursing profession development, contemporary challenges and influencing factors to nursing profession and can realize the future trends in nursing profession. Through this course, students are encouraged to the interest and will to invest the nursing profession.</text:p>
          </table:table-cell>
          <table:table-cell table:number-columns-repeated="16361"/>
        </table:table-row>
        <table:table-row table:style-name="ro2">
          <table:table-cell office:value-type="float" office:value="1132" table:style-name="ce4">
            <text:p>1132</text:p>
          </table:table-cell>
          <table:table-cell office:value-type="string" table:style-name="ce1">
            <text:p>許均宇</text:p>
          </table:table-cell>
          <table:table-cell office:value-type="string" table:style-name="ce1">
            <text:p>111401717011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7" table:style-name="ce1">
            <text:p>1717</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體育-桌球3</text:p>
          </table:table-cell>
          <table:table-cell office:value-type="string" table:style-name="ce1">
            <text:p>PE-Table Tennis3</text:p>
          </table:table-cell>
          <table:table-cell office:value-type="string" table:style-name="ce1">
            <text:p>許均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1" table:style-name="ce1">
            <text:p>1</text:p>
          </table:table-cell>
          <table:table-cell office:value-type="string" table:style-name="ce1">
            <text:p>6,7</text:p>
          </table:table-cell>
          <table:table-cell office:value-type="string" table:style-name="ce1">
            <text:p>1.第一階段志願選，僅由護四三Ｂ、護四三Ｃ、護四一Ｃ互相跨班選課。</text:p>
            <text:p>2.第二階段加退選，開放全校二技一般生及四技一般生選課。</text:p>
            <text:p>3.上課地點請洽體育室，一學期至多修習2門必修體育。</text:p>
          </table:table-cell>
          <table:table-cell office:value-type="string" table:style-name="ce1">
            <text:p>此課程是先學習與養成良好的基本技術與接發球技術後再加強雙打戰術理論與應用。學習「雙打戰術理論模式」就是以理論為基礎，以提升雙打戰術觀念。而雙打注重的是技術與兩位球員搭配之默契並運用各種戰術以全面、快速、變化之打法獲得有效之成果或在比賽中贏取勝利。</text:p>
          </table:table-cell>
          <table:table-cell office:value-type="string" table:style-name="ce1">
            <text:p>In this course, a player should learn and cultivate good basic skills and the skills in receiving and serving the ball first, and then reinforce the theory and applications of doubles tactics. To learn “the model of doubles tactics theory” is to enhance the concept of doubles tactics based on theories. In doubles, the skills and the unspoken consensus of cooperation between the two players are emphasized; also, various kinds of tactics are applied, so as to use comprehensive, rapid and variable playing skills to obtain effective results or triumph.</text:p>
          </table:table-cell>
          <table:table-cell table:number-columns-repeated="16361"/>
        </table:table-row>
        <table:table-row table:style-name="ro8">
          <table:table-cell office:value-type="float" office:value="1132" table:style-name="ce4">
            <text:p>1132</text:p>
          </table:table-cell>
          <table:table-cell office:value-type="string" table:style-name="ce1">
            <text:p>翁仕彥</text:p>
          </table:table-cell>
          <table:table-cell office:value-type="string" table:style-name="ce1">
            <text:p>111400054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4" table:style-name="ce1">
            <text:p>54</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生物化學</text:p>
          </table:table-cell>
          <table:table-cell office:value-type="string" table:style-name="ce1">
            <text:p>Biochemistry</text:p>
          </table:table-cell>
          <table:table-cell office:value-type="string" table:style-name="ce1">
            <text:p>翁仕彥</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5</text:p>
          </table:table-cell>
          <table:table-cell office:value-type="float" office:value="3" table:style-name="ce1">
            <text:p>3</text:p>
          </table:table-cell>
          <table:table-cell office:value-type="string" table:style-name="ce1">
            <text:p>6,7</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8">
          <table:table-cell office:value-type="float" office:value="1132" table:style-name="ce4">
            <text:p>1132</text:p>
          </table:table-cell>
          <table:table-cell office:value-type="string" table:style-name="ce1">
            <text:p>翁仕彥</text:p>
          </table:table-cell>
          <table:table-cell office:value-type="string" table:style-name="ce1">
            <text:p>111400301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1" table:style-name="ce1">
            <text:p>301</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生物化學實驗</text:p>
          </table:table-cell>
          <table:table-cell office:value-type="string" table:style-name="ce1">
            <text:p>Biochemistry Experiment</text:p>
          </table:table-cell>
          <table:table-cell office:value-type="string" table:style-name="ce1">
            <text:p>翁仕彥</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7</text:p>
          </table:table-cell>
          <table:table-cell office:value-type="float" office:value="3" table:style-name="ce1">
            <text:p>3</text:p>
          </table:table-cell>
          <table:table-cell office:value-type="string" table:style-name="ce1">
            <text:p>8,9</text:p>
          </table:table-cell>
          <table:table-cell office:value-type="string" table:style-name="ce1">
            <text:p>預排考試時間：週一8、9節，修課限制：本系四技一般生、外系四技一般生、護理系學士後</text:p>
          </table:table-cell>
          <table:table-cell office:value-type="string" table:style-name="ce1">
            <text:p>本課程旨在從化學的觀點，詳細而深入地探究生物特有之分子組成與代謝，進而研究其生命現象。並以深入淺出之教學方法，將生化配合其他相關課程之需求，作一系統之教授，使符合本校之教育宗旨。</text:p>
          </table:table-cell>
          <table:table-cell office:value-type="string" table:style-name="ce1">
            <text:p>This course is to introduce the reactions of proteins, sugars and lipids in living thing; describing the meanings of data of energy exchange; techniques of manipulation of instruments and application in nursing; using model puzzle of DNA, RNA to present t</text:p>
          </table:table-cell>
          <table:table-cell table:number-columns-repeated="16361"/>
        </table:table-row>
        <table:table-row table:style-name="ro9">
          <table:table-cell office:value-type="float" office:value="1132" table:style-name="ce4">
            <text:p>1132</text:p>
          </table:table-cell>
          <table:table-cell office:value-type="string" table:style-name="ce1">
            <text:p>周光儀</text:p>
          </table:table-cell>
          <table:table-cell office:value-type="string" table:style-name="ce1">
            <text:p>111400052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2" table:style-name="ce1">
            <text:p>52</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生理學</text:p>
          </table:table-cell>
          <table:table-cell office:value-type="string" table:style-name="ce1">
            <text:p>Physiology</text:p>
          </table:table-cell>
          <table:table-cell office:value-type="string" table:style-name="ce1">
            <text:p>周光儀</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1" table:style-name="ce1">
            <text:p>1</text:p>
          </table:table-cell>
          <table:table-cell office:value-type="string" table:style-name="ce1">
            <text:p>6,7,8</text:p>
          </table:table-cell>
          <table:table-cell office:value-type="string" table:style-name="ce1">
            <text:p>預排考試時間：週一6、7節。修課限制：本系四技一般生、護理系學士後</text:p>
          </table:table-cell>
          <table:table-cell office:value-type="string" table:style-name="ce1">
            <text:p>本課程以基礎醫學的觀點，由淺入深詳細探討人體生理學原理，尤其加強各器官系統間之調節機轉，進而切入於生理失衡之分辨及科技新知之相關應用。內容包括生理機制概論、細胞生理學、神經系統功能、肌肉生理、內分泌之調控、心臟及血流動力循環生理學、呼吸、消化生理及代謝之調節、腎臟生理學、生殖與幹細胞之展望。</text:p>
          </table:table-cell>
          <table:table-cell office:value-type="string" table:style-name="ce1">
            <text:p>The purpose of this course is to introduce physiological principles and regulatory mechanisms in terms of cells, organs and systems, further helps students to integrate concepts of diverse normal human functions, and applied to related disease mechanism.</text:p>
          </table:table-cell>
          <table:table-cell table:number-columns-repeated="16361"/>
        </table:table-row>
        <table:table-row table:style-name="ro2">
          <table:table-cell office:value-type="float" office:value="1132" table:style-name="ce4">
            <text:p>1132</text:p>
          </table:table-cell>
          <table:table-cell office:value-type="string" table:style-name="ce1">
            <text:p>周光儀</text:p>
          </table:table-cell>
          <table:table-cell office:value-type="string" table:style-name="ce1">
            <text:p>111400376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76" table:style-name="ce1">
            <text:p>376</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生理學實驗</text:p>
          </table:table-cell>
          <table:table-cell office:value-type="string" table:style-name="ce1">
            <text:p>Physiology Laboratory</text:p>
          </table:table-cell>
          <table:table-cell office:value-type="string" table:style-name="ce1">
            <text:p>周光儀</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201</text:p>
          </table:table-cell>
          <table:table-cell office:value-type="float" office:value="4" table:style-name="ce1">
            <text:p>4</text:p>
          </table:table-cell>
          <table:table-cell office:value-type="string" table:style-name="ce1">
            <text:p>8,9</text:p>
          </table:table-cell>
          <table:table-cell office:value-type="string" table:style-name="ce1">
            <text:p>修課限制：本系四技一般生</text:p>
          </table:table-cell>
          <table:table-cell office:value-type="string" table:style-name="ce1">
            <text:p>本實驗課程以學生學習過之解剖學與生理學為基礎，利用人體血液標本及動物實驗，以增進學生學習效果，協助其更瞭解人體生理學原理。實驗課程內容包括：細胞的等張溶液、紅血球比容實驗、紅白血球計數、白血球分類、神經肌肉功能、感覺試驗、心肌收縮之特性、心電圖原理與測定、血壓之測定、肺功能測試、滲透壓及內分泌實驗。由實驗之過程，希望學生了解生理學各單元之原理及功能，並能運用及融會於護理相關課程中。</text:p>
          </table:table-cell>
          <table:table-cell office:value-type="string" table:style-name="ce1">
            <text:p>The laboratory works are integrated with the course lecture topics of Physiology. By using human body or animals physiological mechanisms are assessed from simple single cell to systemic interactions. Experiments include membrane permeability, heamocytome</text:p>
          </table:table-cell>
          <table:table-cell table:number-columns-repeated="16361"/>
        </table:table-row>
        <table:table-row table:style-name="ro2">
          <table:table-cell office:value-type="float" office:value="1132" table:style-name="ce4">
            <text:p>1132</text:p>
          </table:table-cell>
          <table:table-cell office:value-type="string" table:style-name="ce1">
            <text:p>林婷茹</text:p>
          </table:table-cell>
          <table:table-cell office:value-type="string" table:style-name="ce1">
            <text:p>111400033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服務學習</text:p>
          </table:table-cell>
          <table:table-cell office:value-type="string" table:style-name="ce1">
            <text:p>Service Learning</text:p>
          </table:table-cell>
          <table:table-cell office:value-type="string" table:style-name="ce1">
            <text:p>林婷茹</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1" table:style-name="ce1">
            <text:p>1</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 By the end, the students will have basic understanding on concepts, principle, and management model in volunteer works and NPO. These will be helpful students for their future jobs and their quality of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李重霈</text:p>
          </table:table-cell>
          <table:table-cell office:value-type="string" table:style-name="ce1">
            <text:p>111400055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5" table:style-name="ce1">
            <text:p>55</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微生物及免疫學</text:p>
          </table:table-cell>
          <table:table-cell office:value-type="string" table:style-name="ce1">
            <text:p>Microbiology and Immunology</text:p>
          </table:table-cell>
          <table:table-cell office:value-type="string" table:style-name="ce1">
            <text:p>李重霈,柳舒祥</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2" table:style-name="ce1">
            <text:p>2</text:p>
          </table:table-cell>
          <table:table-cell office:value-type="string" table:style-name="ce1">
            <text:p>6,7,8</text:p>
          </table:table-cell>
          <table:table-cell office:value-type="string" table:style-name="ce1">
            <text:p>預排考試時間：週二5節，修課限制：本系二技一般生、本系四技一般生、本系二技進修部、外系四技一般生、護理系學士後、本所國內班（研究生下修，不計入畢業學分）、跨校</text:p>
          </table:table-cell>
          <table:table-cell office:value-type="string" table:style-name="ce1">
            <text:p>醫用微生物與免疫學隸屬基礎醫學門，為醫學與護理之專業核心科目之一。近二十多年來,因分子生物學之蓬勃發展，使得微生物學與免疫學之內容日趨複雜。唯有以分子生物學為基礎來解說本課程,才能脫離以往只能說明表相之教學窠臼。</text:p>
            <text:p>本課程之設計配合前述趨勢，內容傾向臨床應用,並使學生易於瞭解。先由宿主與寄生者間競爭優勢之生態看感染性疾病之發生，免疫反應在此過程中決定了疾病之形成與否,由此介紹人體免疫的基本構成成員與免疫反應的種類與運作。再以人體之器官系統為主軸，分別介紹各種傳染性疾病及其病原體。由分子生物學之觀點探討疾病機制及現象，以預防醫學之角度看傳染性疾病之發生與控制。</text:p>
            <text:p>傳染性疾病由微生物造成，生態環境與生活方式之改變，使得傳染性疾病之面貌與半世紀前大不相同。傳染性疾病之控制，包括預防與醫療成為重要課題，微生物學著重此方向之探討。人體除藉由免疫系統防禦感染並負起消除不正常細胞之重責，因而健全之生理得以維持。萬一免疫系統之運作失調，除了無法對付感染之外，還可能反而造成對自身之傷害，現已知許多疾病即肇因於此。因此免疫學同列為本課程教學內容。</text:p>
          </table:table-cell>
          <table:table-cell office:value-type="string" table:style-name="ce1">
            <text:p>The knowledge in the field of both medical microbiology and immunology has accumulated amazingly. Taking into account the changes that are currently taking place in the teaching of medical microbiology in medical schools worldwide, the content of this course is geared towards making the subject more accessible and relevant to clinical practice.</text:p>
            <text:p>At the beginning of this course, we introduce infectious diseases regarding the conflict between the host and the parasite. Immunology plays a central role in this conflict, as a given microbe can infect and cause disease only if it can survive under the multitude of the immune response of the host. From this point of view, current basic concepts of immunology and the pathogenesis of immune disorders are introduced in the second section of this course. In the third part, clinically based accounts of infectious diseases are classified according to the particular organ system involved. We also place particular emphasis on pathogenesis, clinical symptom, control, and prevention as well as possible molecular mechanisms of the diseases. Moreover, we discuss the infectious diseases that burst out locally or somewhere in the world at present.</text:p>
          </table:table-cell>
          <table:table-cell table:number-columns-repeated="16361"/>
        </table:table-row>
        <table:table-row table:style-name="ro2">
          <table:table-cell office:value-type="float" office:value="1132" table:style-name="ce4">
            <text:p>1132</text:p>
          </table:table-cell>
          <table:table-cell office:value-type="string" table:style-name="ce1">
            <text:p>劉信孚</text:p>
          </table:table-cell>
          <table:table-cell office:value-type="string" table:style-name="ce1">
            <text:p>111400380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0" table:style-name="ce1">
            <text:p>380</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微生物及免疫學實驗</text:p>
          </table:table-cell>
          <table:table-cell office:value-type="string" table:style-name="ce1">
            <text:p>Microbiological and Immunological Experiment</text:p>
          </table:table-cell>
          <table:table-cell office:value-type="string" table:style-name="ce1">
            <text:p>劉信孚,黃玉文</text:p>
          </table:table-cell>
          <table:table-cell office:value-type="float" office:value="1" table:style-name="ce1">
            <text:p>1</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2" table:style-name="ce1">
            <text:p>2</text:p>
          </table:table-cell>
          <table:table-cell office:value-type="string" table:style-name="ce1">
            <text:p>1,2</text:p>
          </table:table-cell>
          <table:table-cell office:value-type="string" table:style-name="ce1">
            <text:p>必須同時修習正課或曾通過正課，方得修習。修課限制：本系四技一般生</text:p>
          </table:table-cell>
          <table:table-cell office:value-type="string" table:style-name="ce1">
            <text:p>微生物學為護理系學生之必修科, 微生物學實驗係配合微生物學,讓學生親自觀察、試驗的課程. 實驗內容以學生將來執行護理工作上可能遇到的項目為主. 本課程之教學活動為學習培養微生物的基本技術、觀察及鑑別微生物的基本方法. 進而學習自環境及人體採樣的方法,體認微生物的存在; 試驗消滅微生物的方法,包括各種物理方法及化學方法; 觀察微生物染色玻片,認識致病性細菌的形態; 操作運用免疫學原理的臨床血清學常用的試驗方法,並由錄影帶教學中學習免疫學之分子生物學學理.</text:p>
          </table:table-cell>
          <table:table-cell office:value-type="string" table:style-name="ce1">
            <text:p>This course provides the student to learn the basic technique to culture and to observe the characteristics of bacteria at first. Using this techniques, sampling, culture and identification of the existence of the bacteria in the environment are proceeded</text:p>
          </table:table-cell>
          <table:table-cell table:number-columns-repeated="16361"/>
        </table:table-row>
        <table:table-row table:style-name="ro2">
          <table:table-cell office:value-type="float" office:value="1132" table:style-name="ce4">
            <text:p>1132</text:p>
          </table:table-cell>
          <table:table-cell office:value-type="string" table:style-name="ce1">
            <text:p>黃慧芬</text:p>
          </table:table-cell>
          <table:table-cell office:value-type="string" table:style-name="ce1">
            <text:p>111400385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85" table:style-name="ce1">
            <text:p>385</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護理專業導論</text:p>
          </table:table-cell>
          <table:table-cell office:value-type="string" table:style-name="ce1">
            <text:p>Introduction to Nursing Profession</text:p>
          </table:table-cell>
          <table:table-cell office:value-type="string" table:style-name="ce1">
            <text:p>黃慧芬</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4" table:style-name="ce1">
            <text:p>4</text:p>
          </table:table-cell>
          <table:table-cell office:value-type="string" table:style-name="ce1">
            <text:p>6,7</text:p>
          </table:table-cell>
          <table:table-cell office:value-type="string" table:style-name="ce1">
            <text:p>修課限制：本系四技一般生</text:p>
          </table:table-cell>
          <table:table-cell office:value-type="string" table:style-name="ce1">
            <text:p>本課程旨在使學生對護理專業有初步認識，瞭解護理人員在目前健康照護體系中所扮演角色與功能，並培養專業護理人員應有的智能與態度。同時認識目前護理專業發展現況及影響因素，能體認護理專業未來發展趨勢，以激發學生投入護理專業的興趣與意願。</text:p>
          </table:table-cell>
          <table:table-cell office:value-type="string" table:style-name="ce1">
            <text:p>This course will assist students to understand the basic concepts of nursing profession, realize the professional nursing role and functions in health care delivery system, and foster the competence and attitudes of professional nurses. In addition, students would understand nursing profession development, contemporary challenges and influencing factors to nursing profession and can realize the future trends in nursing profession. Through this course, students are encouraged to the interest and will to invest the nursing profession.</text:p>
          </table:table-cell>
          <table:table-cell table:number-columns-repeated="16361"/>
        </table:table-row>
        <table:table-row table:style-name="ro2">
          <table:table-cell office:value-type="float" office:value="1132" table:style-name="ce4">
            <text:p>1132</text:p>
          </table:table-cell>
          <table:table-cell office:value-type="string" table:style-name="ce1">
            <text:p>劉虹蘭</text:p>
          </table:table-cell>
          <table:table-cell office:value-type="string" table:style-name="ce1">
            <text:p>111401726011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26" table:style-name="ce1">
            <text:p>1726</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體育-匹克球</text:p>
          </table:table-cell>
          <table:table-cell office:value-type="string" table:style-name="ce1">
            <text:p>PE- Pickleball</text:p>
          </table:table-cell>
          <table:table-cell office:value-type="string" table:style-name="ce1">
            <text:p>劉虹蘭</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3,4</text:p>
          </table:table-cell>
          <table:table-cell office:value-type="string" table:style-name="ce1">
            <text:p>1.第一階段志願選，僅由護四一Ａ、護四一Ｄ、資四二Ｂ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匹克球的基本動作，透過對匹克球基本動作的熟練，進而提昇學生對匹克球比賽的興趣、享受匹克球運動的樂趣。講授匹克球運動的規則及比賽策略。強調運動員必須在規則範圍內做合法的競賽，透過匹克球運動來幫助學生守法、守分與合作的精神，並協助運動習慣的養成，期望學生能以匹克球運動作為終身運動。</text:p>
          </table:table-cell>
          <table:table-cell office:value-type="string" table:style-name="ce1">
            <text:p>The content of course is to instruct students’ Pickleball skill by using step-by-step teaching method. Over the basic movement of the skilled is to enhance the students' interest in Pickleball game and enjoyment the fun of Pickleball. The rules and strategies of teaching Pickleball to emphasize that athletes must be legitimate competition in the scope of the rules through the sport of Pickleball to help students to obey the law, be law-abiding and cooperation spirit, Therefor, students are expected to develop the habit of exercise and to choice Pickleball as a lifetime of activity.</text:p>
          </table:table-cell>
          <table:table-cell table:number-columns-repeated="16361"/>
        </table:table-row>
        <table:table-row table:style-name="ro2">
          <table:table-cell office:value-type="float" office:value="1132" table:style-name="ce4">
            <text:p>1132</text:p>
          </table:table-cell>
          <table:table-cell office:value-type="string" table:style-name="ce1">
            <text:p>吳翠焄</text:p>
          </table:table-cell>
          <table:table-cell office:value-type="string" table:style-name="ce1">
            <text:p>111400053011R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53" table:style-name="ce1">
            <text:p>53</text:p>
          </table:table-cell>
          <table:table-cell office:value-type="float" office:value="1" table:style-name="ce1">
            <text:p>1</text:p>
          </table:table-cell>
          <table:table-cell office:value-type="float" office:value="1" table:style-name="ce1">
            <text:p>1</text:p>
          </table:table-cell>
          <table:table-cell office:value-type="string" table:style-name="ce1">
            <text:p>R0</text:p>
          </table:table-cell>
          <table:table-cell office:value-type="string" table:style-name="ce1">
            <text:p>化學</text:p>
          </table:table-cell>
          <table:table-cell office:value-type="string" table:style-name="ce1">
            <text:p>Chemistry</text:p>
          </table:table-cell>
          <table:table-cell office:value-type="string" table:style-name="ce1">
            <text:p>吳翠焄</text:p>
          </table:table-cell>
          <table:table-cell office:value-type="float" office:value="2" table:style-name="ce1">
            <text:p>2</text:p>
          </table:table-cell>
          <table:table-cell office:value-type="string" table:style-name="ce1">
            <text:p>第1~12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1" table:style-name="ce1">
            <text:p>1</text:p>
          </table:table-cell>
          <table:table-cell office:value-type="string" table:style-name="ce1">
            <text:p>11,12,13</text:p>
          </table:table-cell>
          <table:table-cell office:value-type="string" table:style-name="ce1">
            <text:p>修課限制：重修課程、本系四技一般生。重補修課程將收取學分費，選課時間及方式依教務處公告。</text:p>
          </table:table-cell>
          <table:table-cell office:value-type="string" table:style-name="ce1">
            <text:p>本課程旨在從基本之化學概念，引導學生進入自然科學之領域。由最簡單之物質概述“原子”闡述，漸序進入更大分子領域，進而對有關人體之各巨觀化學現象的了解。並以深入淺出之教學方法，並配合日後生物化學等相關課程，將著重於加強有機化學，分析化學等內容作更深入的探討。</text:p>
          </table:table-cell>
          <table:table-cell office:value-type="string" table:style-name="ce1">
            <text:p>Students of the biological sciences require a good grounding in chemistry if they are to fully<text:s/></text:p>
            <text:p>understand key aspects of their courses. <text:s/>The course is divided into 17 sections containing 59 topics. Each topic consists of a key notes panel with concise statements of the key points covered. These are expanded on in the main part of the topic which includes simple and clear black and white figures which many readily be reproduced for essays or examinations for example.</text:p>
          </table:table-cell>
          <table:table-cell table:number-columns-repeated="16361"/>
        </table:table-row>
        <table:table-row table:style-name="ro2">
          <table:table-cell office:value-type="float" office:value="1132" table:style-name="ce4">
            <text:p>1132</text:p>
          </table:table-cell>
          <table:table-cell office:value-type="string" table:style-name="ce1">
            <text:p>陳惠美</text:p>
          </table:table-cell>
          <table:table-cell office:value-type="string" table:style-name="ce1">
            <text:p>111400410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陳惠美,陳美玲,林英,柯莉珊,石雅文</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1" table:style-name="ce1">
            <text:p>1</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陳惠美</text:p>
          </table:table-cell>
          <table:table-cell office:value-type="string" table:style-name="ce1">
            <text:p>111400410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陳惠美,陳美玲,林英,柯莉珊,石雅文</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4" table:style-name="ce1">
            <text:p>4</text:p>
          </table:table-cell>
          <table:table-cell office:value-type="string" table:style-name="ce1">
            <text:p>1,2,3,4,6,7</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陳惠美</text:p>
          </table:table-cell>
          <table:table-cell office:value-type="string" table:style-name="ce1">
            <text:p>111400410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陳惠美,陳美玲,林英,柯莉珊,石雅文</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5" table:style-name="ce1">
            <text:p>5</text:p>
          </table:table-cell>
          <table:table-cell office:value-type="string" table:style-name="ce1">
            <text:p>1,2,3,4</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string" table:style-name="ce1">
            <text:p>111400042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 table:style-name="ce1">
            <text:p>42</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3" table:style-name="ce1">
            <text:p>3</text:p>
          </table:table-cell>
          <table:table-cell office:value-type="string" table:style-name="ce1">
            <text:p>8,9</text:p>
          </table:table-cell>
          <table:table-cell office:value-type="string" table:style-name="ce1">
            <text:p>修課限制：本系四技一般生大二以上</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陳妙言</text:p>
          </table:table-cell>
          <table:table-cell office:value-type="string" table:style-name="ce1">
            <text:p>111400409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陳妙言,遲振婷,王詩晴,張書璇,林英,杜帷希,曾娓娟</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2/20-03/21。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陳妙言</text:p>
          </table:table-cell>
          <table:table-cell office:value-type="string" table:style-name="ce1">
            <text:p>111400409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陳妙言,遲振婷,王詩晴,張書璇,林英,杜帷希,曾娓娟</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2/20-03/21。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梁昭玉</text:p>
          </table:table-cell>
          <table:table-cell office:value-type="string" table:style-name="ce1">
            <text:p>111400030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梁昭玉</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3</text:p>
          </table:table-cell>
          <table:table-cell office:value-type="float" office:value="3" table:style-name="ce1">
            <text:p>3</text:p>
          </table:table-cell>
          <table:table-cell office:value-type="string" table:style-name="ce1">
            <text:p>6,7</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藍偉雄</text:p>
          </table:table-cell>
          <table:table-cell office:value-type="string" table:style-name="ce1">
            <text:p>111401717012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7" table:style-name="ce1">
            <text:p>1717</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體育-桌球3</text:p>
          </table:table-cell>
          <table:table-cell office:value-type="string" table:style-name="ce1">
            <text:p>PE-Table Tennis3</text:p>
          </table:table-cell>
          <table:table-cell office:value-type="string" table:style-name="ce1">
            <text:p>藍偉雄</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1,2</text:p>
          </table:table-cell>
          <table:table-cell office:value-type="string" table:style-name="ce1">
            <text:p>1.第一階段志願選，僅由幼四二Ａ、幼四二Ｂ、護四二Ａ、休四一Ａ互相跨班選課。</text:p>
            <text:p>2.第二階段加退選，開放全校二技一般生及四技一般生選課。</text:p>
            <text:p>3.上課地點請洽體育室，一學期至多修習2門必修體育。</text:p>
          </table:table-cell>
          <table:table-cell office:value-type="string" table:style-name="ce1">
            <text:p>此課程是先學習與養成良好的基本技術與接發球技術後再加強雙打戰術理論與應用。學習「雙打戰術理論模式」就是以理論為基礎，以提升雙打戰術觀念。而雙打注重的是技術與兩位球員搭配之默契並運用各種戰術以全面、快速、變化之打法獲得有效之成果或在比賽中贏取勝利。</text:p>
          </table:table-cell>
          <table:table-cell office:value-type="string" table:style-name="ce1">
            <text:p>In this course, a player should learn and cultivate good basic skills and the skills in receiving and serving the ball first, and then reinforce the theory and applications of doubles tactics. To learn “the model of doubles tactics theory” is to enhance the concept of doubles tactics based on theories. In doubles, the skills and the unspoken consensus of cooperation between the two players are emphasized; also, various kinds of tactics are applied, so as to use comprehensive, rapid and variable playing skills to obtain effective results or triumph.</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string" table:style-name="ce1">
            <text:p>111400410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柯莉珊,鍾美玲,陳美玲,陳惠美,林婷茹</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1" table:style-name="ce1">
            <text:p>1</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string" table:style-name="ce1">
            <text:p>111400410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柯莉珊,鍾美玲,陳美玲,陳惠美,林婷茹</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2" table:style-name="ce1">
            <text:p>2</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string" table:style-name="ce1">
            <text:p>111400410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柯莉珊,鍾美玲,陳美玲,陳惠美,林婷茹</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1,S408</text:p>
          </table:table-cell>
          <table:table-cell office:value-type="float" office:value="4" table:style-name="ce1">
            <text:p>4</text:p>
          </table:table-cell>
          <table:table-cell office:value-type="string" table:style-name="ce1">
            <text:p>1,2,3,3,4,4</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廖婉彣</text:p>
          </table:table-cell>
          <table:table-cell office:value-type="string" table:style-name="ce1">
            <text:p>111400042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 table:style-name="ce1">
            <text:p>42</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廖婉彣</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5" table:style-name="ce1">
            <text:p>5</text:p>
          </table:table-cell>
          <table:table-cell office:value-type="string" table:style-name="ce1">
            <text:p>6,7</text:p>
          </table:table-cell>
          <table:table-cell office:value-type="string" table:style-name="ce1">
            <text:p>修課限制：本系四技一般生大二以上</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09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陳貞秀,陳琬蓉,林庭妤,張書璇,洪珮真,徐珮倚,王美華,曾娓娟</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實習期間：02/17-03/18。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09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陳貞秀,陳琬蓉,林庭妤,張書璇,洪珮真,徐珮倚,王美華,曾娓娟</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實習期間：02/17-03/18。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莫淑蘭</text:p>
          </table:table-cell>
          <table:table-cell office:value-type="string" table:style-name="ce1">
            <text:p>111400030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莫淑蘭</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3</text:p>
          </table:table-cell>
          <table:table-cell office:value-type="float" office:value="5" table:style-name="ce1">
            <text:p>5</text:p>
          </table:table-cell>
          <table:table-cell office:value-type="string" table:style-name="ce1">
            <text:p>8,9</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彭賢德</text:p>
          </table:table-cell>
          <table:table-cell office:value-type="string" table:style-name="ce1">
            <text:p>111401713012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3" table:style-name="ce1">
            <text:p>1713</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體育-羽球2</text:p>
          </table:table-cell>
          <table:table-cell office:value-type="string" table:style-name="ce1">
            <text:p>PE-Badminton2</text:p>
          </table:table-cell>
          <table:table-cell office:value-type="string" table:style-name="ce1">
            <text:p>彭賢德</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1,2</text:p>
          </table:table-cell>
          <table:table-cell office:value-type="string" table:style-name="ce1">
            <text:p>1.第一階段志願選，僅由護四二Ｂ、護四二Ｃ、幼四三Ａ、幼四三Ｂ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基本技能及相關知識的介紹，幫助學生認識羽球活動的各種技巧，並以引導學生充分運動及享受羽球運動樂趣為主軸，建立學生終身運動之基礎。授課內容包括單、雙打比賽技能與比賽觀念、比賽規則演變與羽壇現況的講解，以及實際引導學生體驗各種不同形式的比賽，使學生建立對羽球活動的基本技能與終身興趣。</text:p>
          </table:table-cell>
          <table:table-cell office:value-type="string" table:style-name="ce1">
            <text:p>This course is to help students know the various skills of badminton activities through the introduction of badminton basic skills and related knowledge aiming to have students fully exercise and enjoy the fun of badminton, and establish the foundation for lifelong exercise. Curriculum includes game techniques of singles and doubles and the explanation of game concepts, game rule evolution and status of badminton development, and to actually lead students to experience games of different forms, and establish the fundamental techniques and lifelong interest of badmintons.</text:p>
          </table:table-cell>
          <table:table-cell table:number-columns-repeated="16361"/>
        </table:table-row>
        <table:table-row table:style-name="ro2">
          <table:table-cell office:value-type="float" office:value="1132" table:style-name="ce4">
            <text:p>1132</text:p>
          </table:table-cell>
          <table:table-cell office:value-type="string" table:style-name="ce1">
            <text:p>簡靜慧</text:p>
          </table:table-cell>
          <table:table-cell office:value-type="string" table:style-name="ce1">
            <text:p>111400410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簡靜慧,江慧珠,謝雨珊,黎靜婷,陳貞秀</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2,S408</text:p>
          </table:table-cell>
          <table:table-cell office:value-type="float" office:value="3" table:style-name="ce1">
            <text:p>3</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簡靜慧</text:p>
          </table:table-cell>
          <table:table-cell office:value-type="string" table:style-name="ce1">
            <text:p>111400410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簡靜慧,江慧珠,謝雨珊,黎靜婷,陳貞秀</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2,S408</text:p>
          </table:table-cell>
          <table:table-cell office:value-type="float" office:value="4" table:style-name="ce1">
            <text:p>4</text:p>
          </table:table-cell>
          <table:table-cell office:value-type="string" table:style-name="ce1">
            <text:p>1,2,3,4</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string" table:style-name="ce1">
            <text:p>111400042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 table:style-name="ce1">
            <text:p>42</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5" table:style-name="ce1">
            <text:p>5</text:p>
          </table:table-cell>
          <table:table-cell office:value-type="string" table:style-name="ce1">
            <text:p>8,9</text:p>
          </table:table-cell>
          <table:table-cell office:value-type="string" table:style-name="ce1">
            <text:p>修課限制：本系四技一般生大二以上</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簡翠薇</text:p>
          </table:table-cell>
          <table:table-cell office:value-type="string" table:style-name="ce1">
            <text:p>111400409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簡翠薇,陳怡禎,遲振婷,黃馨,林佳蓉,林婷茹,吳曉雲,林庭妤,黃婷婷,洪珮真,王詩婷,林英,徐珮倚,劉茹涵,曾盈慈,杜帷希,王美華,王佩珊,褚怡菁</text:p>
          </table:table-cell>
          <table:table-cell office:value-type="float" office:value="2" table:style-name="ce1">
            <text:p>2</text:p>
          </table:table-cell>
          <table:table-cell office:value-type="string" table:style-name="ce1">
            <text:p>第1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實習期間：01/14-02/06寒假實習。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曾雅惠</text:p>
          </table:table-cell>
          <table:table-cell office:value-type="string" table:style-name="ce1">
            <text:p>111400416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6" table:style-name="ce1">
            <text:p>416</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曾雅惠</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3</text:p>
          </table:table-cell>
          <table:table-cell office:value-type="float" office:value="2" table:style-name="ce1">
            <text:p>2</text:p>
          </table:table-cell>
          <table:table-cell office:value-type="string" table:style-name="ce1">
            <text:p>1,2,3,4</text:p>
          </table:table-cell>
          <table:table-cell office:value-type="string" table:style-name="ce1">
            <text:p>授課期間：02/19-06/20。修課限制：本系四技一般生大二以上、護理系學士後、網路退選書面加選</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曾雅惠</text:p>
          </table:table-cell>
          <table:table-cell office:value-type="string" table:style-name="ce1">
            <text:p>111400416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6" table:style-name="ce1">
            <text:p>416</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曾雅惠</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3</text:p>
          </table:table-cell>
          <table:table-cell office:value-type="float" office:value="3" table:style-name="ce1">
            <text:p>3</text:p>
          </table:table-cell>
          <table:table-cell office:value-type="string" table:style-name="ce1">
            <text:p>1,2,3,4</text:p>
          </table:table-cell>
          <table:table-cell office:value-type="string" table:style-name="ce1">
            <text:p>授課期間：02/19-06/20。修課限制：本系四技一般生大二以上、護理系學士後、網路退選書面加選</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吳旻穎</text:p>
          </table:table-cell>
          <table:table-cell office:value-type="string" table:style-name="ce1">
            <text:p>111400030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吳旻穎</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7</text:p>
          </table:table-cell>
          <table:table-cell office:value-type="float" office:value="5" table:style-name="ce1">
            <text:p>5</text:p>
          </table:table-cell>
          <table:table-cell office:value-type="string" table:style-name="ce1">
            <text:p>3,4</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林進隆</text:p>
          </table:table-cell>
          <table:table-cell office:value-type="string" table:style-name="ce1">
            <text:p>111401716012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體育-桌球2</text:p>
          </table:table-cell>
          <table:table-cell office:value-type="string" table:style-name="ce1">
            <text:p>PE-Table Tennis2</text:p>
          </table:table-cell>
          <table:table-cell office:value-type="string" table:style-name="ce1">
            <text:p>林進隆</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1,2</text:p>
          </table:table-cell>
          <table:table-cell office:value-type="string" table:style-name="ce1">
            <text:p>1.第一階段志願選，僅由護四二Ｂ、護四二Ｃ、幼四三Ａ、幼四三Ｂ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術的應用與結合，以期能在桌球比賽中獲得有效成果。如有優質的各種基本技術及搭配單打戰術應用就能在比賽中直接得分與攻擊。在比賽技術中有良好優質的接發球戰術就能先發制人，且能有效控制對方直接攻擊得分，其贏球機率高。因此在單打技術、戰術應用桌球技術中佔有極重要性。</text:p>
          </table:table-cell>
          <table:table-cell office:value-type="string" table:style-name="ce1">
            <text:p>After learning and cultivating various kinds of basic skills,</text:p>
            <text:p>a player should reinforce the applications and combinations of singles and tactics, aiming to have effective results in table tennis games. If a player has various kinds of superior basic skills combined with the applications of singles tactics, he/she can score and attack directly in a game. In terms of singles, if a player has superior tactics for receiving and serving the ball, he/she can take the initiative and control his/her opponent effectively to attack and score directly, so that he/she will have a greater chance to win the game; therefore, such tactics has great importance in table tennis skills regarding singles and tactics applic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劉桂芬</text:p>
          </table:table-cell>
          <table:table-cell office:value-type="string" table:style-name="ce1">
            <text:p>111400410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劉桂芬,黃慧芬,江慧珠,陳貞秀</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2,S408</text:p>
          </table:table-cell>
          <table:table-cell office:value-type="float" office:value="1" table:style-name="ce1">
            <text:p>1</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劉桂芬</text:p>
          </table:table-cell>
          <table:table-cell office:value-type="string" table:style-name="ce1">
            <text:p>111400410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劉桂芬,黃慧芬,江慧珠,陳貞秀</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2,S408</text:p>
          </table:table-cell>
          <table:table-cell office:value-type="float" office:value="2" table:style-name="ce1">
            <text:p>2</text:p>
          </table:table-cell>
          <table:table-cell office:value-type="string" table:style-name="ce1">
            <text:p>6,7,8,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劉桂芬</text:p>
          </table:table-cell>
          <table:table-cell office:value-type="string" table:style-name="ce1">
            <text:p>111400410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0" table:style-name="ce1">
            <text:p>41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內外科護理學與實作 I</text:p>
          </table:table-cell>
          <table:table-cell office:value-type="string" table:style-name="ce1">
            <text:p>Medical-Surgical Nursing and practice I</text:p>
          </table:table-cell>
          <table:table-cell office:value-type="string" table:style-name="ce1">
            <text:p>劉桂芬,黃慧芬,江慧珠,陳貞秀</text:p>
          </table:table-cell>
          <table:table-cell office:value-type="float" office:value="5" table:style-name="ce1">
            <text:p>5</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402,S408</text:p>
          </table:table-cell>
          <table:table-cell office:value-type="float" office:value="4" table:style-name="ce1">
            <text:p>4</text:p>
          </table:table-cell>
          <table:table-cell office:value-type="string" table:style-name="ce1">
            <text:p>6,7,8,8,9,9</text:p>
          </table:table-cell>
          <table:table-cell office:value-type="string" table:style-name="ce1">
            <text:p>授課期間：02/17-06/20。修課限制：本系四技一般生大二以上、護理系學士後、網路退選書面加選</text:p>
          </table:table-cell>
          <table:table-cell office:value-type="string" table:style-name="ce1">
            <text:p>本課程目的為增進學生照顧住院內外科疾病個案的護理知識，瞭解個案因疾病、檢查及治療所產生的生理、心理及社會的行為反應，培養運用批判性思考及護理過程，在實作課程中進行整體需要評估，確立健康問題，依個別需要，計劃和執行可行的護理措施，以提供內外科疾病個案之整體性護理，並認識未來臨床護理實務發展趨勢。</text:p>
          </table:table-cell>
          <table:table-cell office:value-type="string" table:style-name="ce1">
            <text:p>This course is designed to enhance students’ nursing knowledge and skills for hospitalized clients with medical and surgical conditions. Students could learn to apply critical thinking and nursing process to identify clients’ physiological, psychological, and social behavioral responses related to disease, diagnostic tests, and treatment in nursing lab. After health problems are identified, students will make individualized care plans and feasible nursing interventions to meet the needs of clients. In addition, students could better understand th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王美華</text:p>
          </table:table-cell>
          <table:table-cell office:value-type="string" table:style-name="ce1">
            <text:p>111400042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 table:style-name="ce1">
            <text:p>42</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王美華</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4" table:style-name="ce1">
            <text:p>4</text:p>
          </table:table-cell>
          <table:table-cell office:value-type="string" table:style-name="ce1">
            <text:p>3,4</text:p>
          </table:table-cell>
          <table:table-cell office:value-type="string" table:style-name="ce1">
            <text:p>修課限制：本系四技一般生大二以上</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string" table:style-name="ce1">
            <text:p>111400409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柯莉珊,林佳蓉,吳曉雲,曾虹齡,林英,魏黛如,王佩珊</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實習期間：02/17-03/18。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string" table:style-name="ce1">
            <text:p>111400409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9" table:style-name="ce1">
            <text:p>409</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基本護理學實習</text:p>
          </table:table-cell>
          <table:table-cell office:value-type="string" table:style-name="ce1">
            <text:p>Fundamental Nursing Clinical Practice Practicum</text:p>
          </table:table-cell>
          <table:table-cell office:value-type="string" table:style-name="ce1">
            <text:p>柯莉珊,林佳蓉,吳曉雲,曾虹齡,林英,魏黛如,王佩珊</text:p>
          </table:table-cell>
          <table:table-cell office:value-type="float" office:value="2" table:style-name="ce1">
            <text:p>2</text:p>
          </table:table-cell>
          <table:table-cell office:value-type="string" table:style-name="ce1">
            <text:p>第1~5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實習期間：02/17-03/18。修課限制：實習課程、本系四技一般生大二以上、護理系學士後、網路退選書面加選</text:p>
          </table:table-cell>
          <table:table-cell office:value-type="string" table:style-name="ce1">
            <text:p>本課程培養學生具有護理專業之基本知識與技能。實際運用基本護理所學之相關學理與技術於臨床情境中。</text:p>
          </table:table-cell>
          <table:table-cell office:value-type="string" table:style-name="ce1">
            <text:p>This course is to help students to apply and practice basic nursing knowledge in clinical setting. Through this course, students can assess and intervene in the common health problems of adult clients. Students are also expected to observe health team in communication and coordinative activities. Meanwhile, they can realize the profession role of nursing care setting, and share with themselves feelings and role adjustment in clinical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梁昭玉</text:p>
          </table:table-cell>
          <table:table-cell office:value-type="string" table:style-name="ce1">
            <text:p>111400030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梁昭玉</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408</text:p>
          </table:table-cell>
          <table:table-cell office:value-type="float" office:value="3" table:style-name="ce1">
            <text:p>3</text:p>
          </table:table-cell>
          <table:table-cell office:value-type="string" table:style-name="ce1">
            <text:p>8,9</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賴孟君</text:p>
          </table:table-cell>
          <table:table-cell office:value-type="string" table:style-name="ce1">
            <text:p>111401719012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9" table:style-name="ce1">
            <text:p>1719</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體育-籃球2</text:p>
          </table:table-cell>
          <table:table-cell office:value-type="string" table:style-name="ce1">
            <text:p>PE-Basketball2</text:p>
          </table:table-cell>
          <table:table-cell office:value-type="string" table:style-name="ce1">
            <text:p>賴孟君</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3,4</text:p>
          </table:table-cell>
          <table:table-cell office:value-type="string" table:style-name="ce1">
            <text:p>1.第一階段志願選，僅由護四二Ｄ、語四二Ａ、長二一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籃球運動二人、三人進攻和防守組合的戰術與技術介紹，增進學生半場賽對抗的技能，並享受團隊互助合作與默契的樂趣，以及裁判能力的養成。課程內容包括二人組合進攻、防守戰術與技術，三人組合進攻、防守戰術與技術。規則部分各種違例、犯規的介紹，半場比賽裁判執法演練。</text:p>
          </table:table-cell>
          <table:table-cell office:value-type="string" table:style-name="ce1">
            <text:p>This program is through the introduction of tactics and techniques of two man and three man basketball defensive and offensive combinations to strengthen student’s techniques of half court matches and enjoy the fun of team work and spoken consensus and the establishment of the ability of referee. The program content has include the tactics and techniques of basketball team on two people , three people with defensive and offensive combinations to strengthen student’s techniques of matches ,rules of games include to introduction of breach of rules and foul, a referee judge practice from half court</text:p>
            <text:p>match.</text:p>
          </table:table-cell>
          <table:table-cell table:number-columns-repeated="16361"/>
        </table:table-row>
        <table:table-row table:style-name="ro2">
          <table:table-cell office:value-type="float" office:value="1132" table:style-name="ce4">
            <text:p>1132</text:p>
          </table:table-cell>
          <table:table-cell office:value-type="string" table:style-name="ce1">
            <text:p>羅素</text:p>
          </table:table-cell>
          <table:table-cell office:value-type="float" office:value="11140003401330"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4" table:style-name="ce1">
            <text:p>34</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流行病學</text:p>
          </table:table-cell>
          <table:table-cell office:value-type="string" table:style-name="ce1">
            <text:p>Epidemiology</text:p>
          </table:table-cell>
          <table:table-cell office:value-type="string" table:style-name="ce1">
            <text:p>羅素</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4</text:p>
          </table:table-cell>
          <table:table-cell office:value-type="float" office:value="1" table:style-name="ce1">
            <text:p>1</text:p>
          </table:table-cell>
          <table:table-cell office:value-type="string" table:style-name="ce1">
            <text:p>3,4</text:p>
          </table:table-cell>
          <table:table-cell office:value-type="string" table:style-name="ce1">
            <text:p>修課限制：EMI全英語授課、本系二技一般生、本系四技一般生、本系二技進修部、護理系學士後、護理學院二技一般生、護理學院四技一般生、護理學院二技進修部</text:p>
          </table:table-cell>
          <table:table-cell office:value-type="string" table:style-name="ce1">
            <text:p>本課程是介紹流行病學的基本概念和理論，強調學生能培養獨立思考判斷，具備發現及解決問題的能力。在課程設計方面除了使學生能練習操作在資料收集過程中，判斷資料的正確性及整合資訊的能力，並能針對社區及醫院中常見的問題討論及提出因應之道，課程內容除了介紹流行病學的基本知識外，學習疾病自然史、致病因即健康與疾病狀態的測量及監測，瞭解流行病學的方法及相關領域的知識，並進而能靈活應用在專業的實務工作中。</text:p>
          </table:table-cell>
          <table:table-cell office:value-type="string" table:style-name="ce1">
            <text:p>This course is aimed to consider the application of epidemiological concepts and methods to health care, planning, intervention and evaluation and to facilitate and develop skills of epidemiology into different community and clinical settings. The course content includes introduction to epidemiology, the nature history of disease, measuring and monitoring health and disease, types of epidemiological study, confounders and biases. By the end of this course, students should have:</text:p>
            <text:p/>
            <text:p>(a)developed an appreciation of the advantages and limitations of epidemiology in assessing health needs, determining priorities, establishing interventions and evaluating these;</text:p>
            <text:p>(b)consolidated their understanding of applied epidemiological concepts and methods, relating these to health problems in both community and clinical settings, and</text:p>
            <text:p>(c)participated actively in debates concerning the value of epidemiological evidence in health policy decision-making and considered how this might apply to health problems with which the course participant may be concerned.</text:p>
          </table:table-cell>
          <table:table-cell table:number-columns-repeated="16361"/>
        </table:table-row>
        <table:table-row table:style-name="ro2">
          <table:table-cell office:value-type="float" office:value="1132" table:style-name="ce4">
            <text:p>1132</text:p>
          </table:table-cell>
          <table:table-cell office:value-type="string" table:style-name="ce1">
            <text:p>陳惠美</text:p>
          </table:table-cell>
          <table:table-cell office:value-type="float" office:value="11140032901331"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29" table:style-name="ce1">
            <text:p>329</text:p>
          </table:table-cell>
          <table:table-cell office:value-type="float" office:value="1" table:style-name="ce1">
            <text:p>1</text:p>
          </table:table-cell>
          <table:table-cell office:value-type="float" office:value="3" table:style-name="ce1">
            <text:p>3</text:p>
          </table:table-cell>
          <table:table-cell office:value-type="float" office:value="31" table:style-name="ce1">
            <text:p>31</text:p>
          </table:table-cell>
          <table:table-cell office:value-type="string" table:style-name="ce1">
            <text:p>緊急救護</text:p>
          </table:table-cell>
          <table:table-cell office:value-type="string" table:style-name="ce1">
            <text:p>Incident Management and First Aid</text:p>
          </table:table-cell>
          <table:table-cell office:value-type="string" table:style-name="ce1">
            <text:p>陳惠美,王珏瑋</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414</text:p>
          </table:table-cell>
          <table:table-cell office:value-type="float" office:value="1" table:style-name="ce1">
            <text:p>1</text:p>
          </table:table-cell>
          <table:table-cell office:value-type="string" table:style-name="ce1">
            <text:p>2,3,4</text:p>
          </table:table-cell>
          <table:table-cell office:value-type="string" table:style-name="ce1">
            <text:p>修課限制：本系二技一般生、本系四技一般生、本系二技進修部、護理及長照與幼保學士後、外系二技一般生、外系四技一般生、外系二技進修部、本所及外所國內碩博士班（研究生下修，不計入畢業學分）、跨校、跨域課程。志願選開放10個外系名額，第二階段開放全校。</text:p>
          </table:table-cell>
          <table:table-cell office:value-type="string" table:style-name="ce1">
            <text:p>本課程旨在培養學生獲得緊急處置之知能及公共安全問題之認知。課程內容主要包括：緊急救護法規及政策、緊急救護系統、災難處置、逃生知識及傷病患疏散、救護等緊急處置。使其在發生緊急事故或災害之際，能冷靜、評估且迅速的做適當處理，使生命的傷害及財產損失降至最低。</text:p>
          </table:table-cell>
          <table:table-cell office:value-type="string" table:style-name="ce1">
            <text:p>The emphasis in this course is on the enhancement of the knowledge base and skill for<text:s/></text:p>
            <text:p>public security. The content includes legal aspects of hospital <text:s text:c="5"/>disaster management,<text:s/></text:p>
            <text:p>emergency care systems, prevention and management of common incidents seen in<text:s/></text:p>
            <text:p>hospital and related facilities, and ways of escape from dangerous scenes. In addition, the<text:s/></text:p>
            <text:p>practice of bandage and mobilization is provided. The student is expected to be able in<text:s/></text:p>
            <text:p>managing unexpected incidents critically and minimizing loss of health, lives, and<text:s/></text:p>
            <text:p>properties.</text:p>
          </table:table-cell>
          <table:table-cell table:number-columns-repeated="16361"/>
        </table:table-row>
        <table:table-row table:style-name="ro10">
          <table:table-cell office:value-type="float" office:value="1132" table:style-name="ce4">
            <text:p>1132</text:p>
          </table:table-cell>
          <table:table-cell office:value-type="string" table:style-name="ce1">
            <text:p>劉桂芬</text:p>
          </table:table-cell>
          <table:table-cell office:value-type="float" office:value="11140033001332"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30" table:style-name="ce1">
            <text:p>330</text:p>
          </table:table-cell>
          <table:table-cell office:value-type="float" office:value="1" table:style-name="ce1">
            <text:p>1</text:p>
          </table:table-cell>
          <table:table-cell office:value-type="float" office:value="3" table:style-name="ce1">
            <text:p>3</text:p>
          </table:table-cell>
          <table:table-cell office:value-type="float" office:value="32" table:style-name="ce1">
            <text:p>32</text:p>
          </table:table-cell>
          <table:table-cell office:value-type="string" table:style-name="ce1">
            <text:p>急症護理與實務</text:p>
          </table:table-cell>
          <table:table-cell office:value-type="string" table:style-name="ce1">
            <text:p>Emergency Nursing and Practice</text:p>
          </table:table-cell>
          <table:table-cell office:value-type="string" table:style-name="ce1">
            <text:p>劉桂芬,黃慧芬</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401</text:p>
          </table:table-cell>
          <table:table-cell office:value-type="float" office:value="1" table:style-name="ce1">
            <text:p>1</text:p>
          </table:table-cell>
          <table:table-cell office:value-type="string" table:style-name="ce1">
            <text:p>2,3,4</text:p>
          </table:table-cell>
          <table:table-cell office:value-type="string" table:style-name="ce1">
            <text:p>修課限制：本系四技一般生大三、護理系學士後</text:p>
          </table:table-cell>
          <table:table-cell office:value-type="string" table:style-name="ce1">
            <text:p>本課程旨在透過各科護理學為基礎，透過課室教學、情境模擬、討論等方式 進階學習身體各系統急症之處置與照護，學生能統合所學對生命危急之病 人，運用專業及批判性思考判斷病情優先次順，提供安全有效之照護與相關 護理指導。</text:p>
          </table:table-cell>
          <table:table-cell office:value-type="string" table:style-name="ce1">
            <text:p>This course in designed the physical,pathologic,psychosocial and spiritual related to emergence care. It to offer students the necessary knowledge and skills of emergency nursing that apply critical thinking skills and nursing procedures on emergency care units.</text:p>
          </table:table-cell>
          <table:table-cell table:number-columns-repeated="16361"/>
        </table:table-row>
        <table:table-row table:style-name="ro9">
          <table:table-cell office:value-type="float" office:value="1132" table:style-name="ce4">
            <text:p>1132</text:p>
          </table:table-cell>
          <table:table-cell office:value-type="string" table:style-name="ce1">
            <text:p>徐淑貞</text:p>
          </table:table-cell>
          <table:table-cell office:value-type="float" office:value="11140034601333"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46" table:style-name="ce1">
            <text:p>346</text:p>
          </table:table-cell>
          <table:table-cell office:value-type="float" office:value="1" table:style-name="ce1">
            <text:p>1</text:p>
          </table:table-cell>
          <table:table-cell office:value-type="float" office:value="3" table:style-name="ce1">
            <text:p>3</text:p>
          </table:table-cell>
          <table:table-cell office:value-type="float" office:value="33" table:style-name="ce1">
            <text:p>33</text:p>
          </table:table-cell>
          <table:table-cell office:value-type="string" table:style-name="ce1">
            <text:p>老人照護</text:p>
          </table:table-cell>
          <table:table-cell office:value-type="string" table:style-name="ce1">
            <text:p>Gerontological Nursing</text:p>
          </table:table-cell>
          <table:table-cell office:value-type="string" table:style-name="ce1">
            <text:p>徐淑貞</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5</text:p>
          </table:table-cell>
          <table:table-cell office:value-type="float" office:value="1" table:style-name="ce1">
            <text:p>1</text:p>
          </table:table-cell>
          <table:table-cell office:value-type="string" table:style-name="ce1">
            <text:p>3,4</text:p>
          </table:table-cell>
          <table:table-cell office:value-type="string" table:style-name="ce1">
            <text:p>修課限制：本系四技一般生大三以上、護理系學士後、外系四技一般生大三以上</text:p>
          </table:table-cell>
          <table:table-cell office:value-type="string" table:style-name="ce1">
            <text:p>本課程在增進學生對一般老人照護的認知，培養學生具備以多元化觀點評估照護一般老人的實務能力，課程內容包括：老人護理概論，與老人的溝通、文化及倫理議題，老人身體、心理、社會及靈性的評估與護理，老人常見健康問題與護理，老人居家照護與社區照護之網絡與資源等，教學活動包括：講習、討論、問答、影片欣賞、分組報告等。</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text:p>
          </table:table-cell>
          <table:table-cell table:number-columns-repeated="16361"/>
        </table:table-row>
        <table:table-row table:style-name="ro2">
          <table:table-cell office:value-type="float" office:value="1132" table:style-name="ce4">
            <text:p>1132</text:p>
          </table:table-cell>
          <table:table-cell office:value-type="string" table:style-name="ce1">
            <text:p>邱秀渝</text:p>
          </table:table-cell>
          <table:table-cell office:value-type="float" office:value="11140034701334"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47" table:style-name="ce1">
            <text:p>347</text:p>
          </table:table-cell>
          <table:table-cell office:value-type="float" office:value="1" table:style-name="ce1">
            <text:p>1</text:p>
          </table:table-cell>
          <table:table-cell office:value-type="float" office:value="3" table:style-name="ce1">
            <text:p>3</text:p>
          </table:table-cell>
          <table:table-cell office:value-type="float" office:value="34" table:style-name="ce1">
            <text:p>34</text:p>
          </table:table-cell>
          <table:table-cell office:value-type="string" table:style-name="ce1">
            <text:p>癌症照護</text:p>
          </table:table-cell>
          <table:table-cell office:value-type="string" table:style-name="ce1">
            <text:p>Cancer Care</text:p>
          </table:table-cell>
          <table:table-cell office:value-type="string" table:style-name="ce1">
            <text:p>邱秀渝</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6</text:p>
          </table:table-cell>
          <table:table-cell office:value-type="float" office:value="1" table:style-name="ce1">
            <text:p>1</text:p>
          </table:table-cell>
          <table:table-cell office:value-type="string" table:style-name="ce1">
            <text:p>3,4</text:p>
          </table:table-cell>
          <table:table-cell office:value-type="string" table:style-name="ce1">
            <text:p>修課限制：本系四技一般生大三以上、護理系學士後、護理學院二技一般生、護理學院四技一般生、護理學院二技進修部、本所國內碩士班（研究生下修，不計入畢業學分）。志願選同步開放給護理系學士後二年級。</text:p>
          </table:table-cell>
          <table:table-cell office:value-type="string" table:style-name="ce1">
            <text:p>本課程目標在協助學生獲得有關成人癌症的知識與技能，能評估癌症個案身、心、社會的需要與問題，並能識別個案家庭因癌症所造成之影響；綜合運用護理過程、教與學原理等相關知識與技能，協助癌症個案滿足身、心、社會的需要與家庭健康的照顧。課程內容包括：癌症的疾病基本概念，癌症的治療與其副作用護理，癌症病人常見的症狀評估與護理，如：感染、凝血障礙、營養、噁心嘔吐、疼痛、呼吸困難等。腫瘤急症護理及末期病人之安寧照護亦為本課程教授之重點。</text:p>
          </table:table-cell>
          <table:table-cell office:value-type="string" table:style-name="ce1">
            <text:p>This course aims to provide <text:s/>advanced knowledge <text:s/>about care for the adult oncology patients and<text:s/></text:p>
            <text:p>their family and <text:s/>to strengthen concepts of continuity care and <text:s/>the importance of multidisciplinary <text:s/>in<text:s/></text:p>
            <text:p>cancer care. The concept of holistic nursing care and the trajectory of cancer experience will be utilized<text:s/></text:p>
            <text:p>as frameworks to introduce nursing care for oncology patients. Course contents include general concepts<text:s/></text:p>
            <text:p>of cancer, cancer treatment modalities, symptom control, psycho-social needs of cancer patients, family</text:p>
            <text:p>impact in cancer care. Symptoms that are commonly seen in adult oncology patients will be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float" office:value="11140035101335"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51" table:style-name="ce1">
            <text:p>351</text:p>
          </table:table-cell>
          <table:table-cell office:value-type="float" office:value="1" table:style-name="ce1">
            <text:p>1</text:p>
          </table:table-cell>
          <table:table-cell office:value-type="float" office:value="3" table:style-name="ce1">
            <text:p>3</text:p>
          </table:table-cell>
          <table:table-cell office:value-type="float" office:value="35" table:style-name="ce1">
            <text:p>35</text:p>
          </table:table-cell>
          <table:table-cell office:value-type="string" table:style-name="ce1">
            <text:p>重症護理與實務</text:p>
          </table:table-cell>
          <table:table-cell office:value-type="string" table:style-name="ce1">
            <text:p>Critical Nursing and Practice</text:p>
          </table:table-cell>
          <table:table-cell office:value-type="string" table:style-name="ce1">
            <text:p>涂明香,梁惠玉</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213</text:p>
          </table:table-cell>
          <table:table-cell office:value-type="float" office:value="1" table:style-name="ce1">
            <text:p>1</text:p>
          </table:table-cell>
          <table:table-cell office:value-type="string" table:style-name="ce1">
            <text:p>2,3,4</text:p>
          </table:table-cell>
          <table:table-cell office:value-type="string" table:style-name="ce1">
            <text:p>修課限制：本系四技一般生大三以上、護理系學士後大二以上、護理學院二技一般生大二、護理學院四技一般生大三以上、護理學院二技進修部大三</text:p>
          </table:table-cell>
          <table:table-cell office:value-type="string" table:style-name="ce1">
            <text:p>本課程旨在於協助學生獲得基本常見成人重症照護知識，應用整體性照護及全腦教育理念，能夠經由體驗、觀察及主動的實驗等途徑，有創意和安全地照顧生命受到嚴重威脅的個案。課程內容主要教授成人重症有關的生理、病理變化、相關治療、藥物使用、儀器操作和重症護理實務；並藉情境模擬、特定主題的讀書報告和議題討論，來協助學生以護理過程的方式發展護理計劃並評值。</text:p>
          </table:table-cell>
          <table:table-cell office:value-type="string" table:style-name="ce1">
            <text:p>This course is to offer students the necessary knowledge and skills of nursing that apply holistic nursing care to provide direct patient care in critical care units. This course is based on the nursing management process, including planning, organizing, human resources management, leadership and controlling, etc. The curriculum focuses on the physiology, pathology, treatment and drug therapy. It is also demonstrate equipments and nursing care in critical care as well. Students are expected to initiate their knowledge and interests in nursing administration, and utilize these knowledge and skills in the future nursing career.</text:p>
          </table:table-cell>
          <table:table-cell table:number-columns-repeated="16361"/>
        </table:table-row>
        <table:table-row table:style-name="ro2">
          <table:table-cell office:value-type="float" office:value="1132" table:style-name="ce4">
            <text:p>1132</text:p>
          </table:table-cell>
          <table:table-cell office:value-type="string" table:style-name="ce1">
            <text:p>羅素</text:p>
          </table:table-cell>
          <table:table-cell office:value-type="float" office:value="11140040001336"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00" table:style-name="ce1">
            <text:p>400</text:p>
          </table:table-cell>
          <table:table-cell office:value-type="float" office:value="1" table:style-name="ce1">
            <text:p>1</text:p>
          </table:table-cell>
          <table:table-cell office:value-type="float" office:value="3" table:style-name="ce1">
            <text:p>3</text:p>
          </table:table-cell>
          <table:table-cell office:value-type="float" office:value="36" table:style-name="ce1">
            <text:p>36</text:p>
          </table:table-cell>
          <table:table-cell office:value-type="string" table:style-name="ce1">
            <text:p>國際健康概論</text:p>
          </table:table-cell>
          <table:table-cell office:value-type="string" table:style-name="ce1">
            <text:p>Introduction of International Health</text:p>
          </table:table-cell>
          <table:table-cell office:value-type="string" table:style-name="ce1">
            <text:p>羅素</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4</text:p>
          </table:table-cell>
          <table:table-cell office:value-type="float" office:value="1" table:style-name="ce1">
            <text:p>1</text:p>
          </table:table-cell>
          <table:table-cell office:value-type="string" table:style-name="ce1">
            <text:p>1,2</text:p>
          </table:table-cell>
          <table:table-cell office:value-type="string" table:style-name="ce1">
            <text:p>修課限制：EMI全英語授課、本系二技一般生、本系四技一般生、本系二技進修部、護理系學士後、護理學院二技一般生、護理學院四技一般生、護理學院二技進修部</text:p>
          </table:table-cell>
          <table:table-cell office:value-type="string" table:style-name="ce1">
            <text:p>本課程的目的在介紹有關全球健康議題相關概念給對於全球化有興趣的大學層級學生。課程主題包括全球健康議題，不同族群的健康焦點，包括全球不同地理區域的兒童、婦女、青少年、老人與原住民，以及傳染性疾病。學生將透過檢視國際健康資料庫以瞭解健康相關的衝擊與非政府組織之影響。</text:p>
          </table:table-cell>
          <table:table-cell office:value-type="string" table:style-name="ce1">
            <text:p>The course aims to provide introductory content in global health related issues useful for baccalaureate level of students who interests in the era of globalization, regardless of whether they personally plan to live or work. The themes introduced include global health issues, health foci in different aggregates which include children, women, adolescents, elderly and aboriginal health problem across geographic regions, communicable disease. Students will examine international documents that have the potential to impact health, and non-governmental organiz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float" office:value="11140178501337" table:style-name="ce1">
            <text:p>1.11402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85" table:style-name="ce1">
            <text:p>1785</text:p>
          </table:table-cell>
          <table:table-cell office:value-type="float" office:value="1" table:style-name="ce1">
            <text:p>1</text:p>
          </table:table-cell>
          <table:table-cell office:value-type="float" office:value="3" table:style-name="ce1">
            <text:p>3</text:p>
          </table:table-cell>
          <table:table-cell office:value-type="float" office:value="37" table:style-name="ce1">
            <text:p>37</text:p>
          </table:table-cell>
          <table:table-cell office:value-type="string" table:style-name="ce1">
            <text:p>國際健康照護文獻閱讀與簡報技巧</text:p>
          </table:table-cell>
          <table:table-cell office:value-type="string" table:style-name="ce1">
            <text:p>Global Academic Reading &amp;amp; Presentation Skills in Healthcare</text:p>
          </table:table-cell>
          <table:table-cell office:value-type="string" table:style-name="ce1">
            <text:p>黎靜婷,廖婉彣</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9</text:p>
          </table:table-cell>
          <table:table-cell office:value-type="float" office:value="1" table:style-name="ce1">
            <text:p>1</text:p>
          </table:table-cell>
          <table:table-cell office:value-type="string" table:style-name="ce1">
            <text:p>3,4</text:p>
          </table:table-cell>
          <table:table-cell office:value-type="string" table:style-name="ce1">
            <text:p>修課限制：EMI全英語授課、本系二技一般生、本系四技一般生、本系二技進修部、護理及長照與幼保學士後、外系二技一般生、外系四技一般生、外系二技進修部、本所國內及國際碩士班、外所國內及國際碩士班、（研究生下修，不計入畢業學分）、跨校、跨域課程。志願選開放10個外系名額，第二階段開放全校。</text:p>
          </table:table-cell>
          <table:table-cell office:value-type="string" table:style-name="ce1">
            <text:p>本課程旨在培育學生健康照護領域英文學術文獻之閱讀、寫作及報告能力；課程內容包含 學術文獻搜尋、文章結構賞析、書寫技巧、短文寫作、及口頭報告發表等。修畢本課程後 將可精進學生在國際健康照護情境之學術英文寫作與簡報能力、動機及信心，培養主動研 讀與報告國際照護專業英文文獻之終身學習態度和能力。</text:p>
          </table:table-cell>
          <table:table-cell office:value-type="string" table:style-name="ce1">
            <text:p>This course aims to cultivate students' reading, writing and reporting skills in English academic literature in the field of health care. The course content includes academic literature search, article structure appreciation, writing skills, essay writing, and oral report publishing. After completing this course, students will be able to improve their academic English writing and presentation skills, motivation and confidence in international health care situations, and cultivate their lifelong learning attitude and ability to actively study and report international nursing professional English literature.</text:p>
          </table:table-cell>
          <table:table-cell table:number-columns-repeated="16361"/>
        </table:table-row>
        <table:table-row table:style-name="ro2">
          <table:table-cell office:value-type="float" office:value="1132" table:style-name="ce4">
            <text:p>1132</text:p>
          </table:table-cell>
          <table:table-cell office:value-type="string" table:style-name="ce1">
            <text:p>范俊銘</text:p>
          </table:table-cell>
          <table:table-cell office:value-type="float" office:value="11140028901370" table:style-name="ce1">
            <text:p>1.114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89" table:style-name="ce1">
            <text:p>289</text:p>
          </table:table-cell>
          <table:table-cell office:value-type="float" office:value="1" table:style-name="ce1">
            <text:p>1</text:p>
          </table:table-cell>
          <table:table-cell office:value-type="float" office:value="3" table:style-name="ce1">
            <text:p>3</text:p>
          </table:table-cell>
          <table:table-cell office:value-type="float" office:value="70" table:style-name="ce1">
            <text:p>70</text:p>
          </table:table-cell>
          <table:table-cell office:value-type="string" table:style-name="ce1">
            <text:p>性別與生活</text:p>
          </table:table-cell>
          <table:table-cell office:value-type="string" table:style-name="ce1">
            <text:p>Gender and life</text:p>
          </table:table-cell>
          <table:table-cell office:value-type="string" table:style-name="ce1">
            <text:p>范俊銘</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106</text:p>
          </table:table-cell>
          <table:table-cell office:value-type="float" office:value="1" table:style-name="ce1">
            <text:p>1</text:p>
          </table:table-cell>
          <table:table-cell office:value-type="string" table:style-name="ce1">
            <text:p>1,2</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本課程以旨在透過講授､討論與訪談活動，探索媒體､文學作品，以及周遭親友的性別意識，引導學生反思自己的性別框架，以培養理解並尊重每個人不同的生理或心理性別認同的態度。</text:p>
          </table:table-cell>
          <table:table-cell office:value-type="string" table:style-name="ce1">
            <text:p>This course is based on the concept of gender awareness. By the teaching activities of lecture, discussion the media, and related literatures, as well as interviewing practice to enlighten student to aware the gender concept in daily life. The student are encouraged to recognize gender issues regarding family, workplace, and health practice. And, the students are expected to explore their gender awareness.</text:p>
          </table:table-cell>
          <table:table-cell table:number-columns-repeated="16361"/>
        </table:table-row>
        <table:table-row table:style-name="ro2">
          <table:table-cell office:value-type="float" office:value="1132" table:style-name="ce4">
            <text:p>1132</text:p>
          </table:table-cell>
          <table:table-cell office:value-type="string" table:style-name="ce1">
            <text:p>范光中</text:p>
          </table:table-cell>
          <table:table-cell office:value-type="float" office:value="11140114801371" table:style-name="ce1">
            <text:p>1.11401E+13</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148" table:style-name="ce1">
            <text:p>1148</text:p>
          </table:table-cell>
          <table:table-cell office:value-type="float" office:value="1" table:style-name="ce1">
            <text:p>1</text:p>
          </table:table-cell>
          <table:table-cell office:value-type="float" office:value="3" table:style-name="ce1">
            <text:p>3</text:p>
          </table:table-cell>
          <table:table-cell office:value-type="float" office:value="71" table:style-name="ce1">
            <text:p>71</text:p>
          </table:table-cell>
          <table:table-cell office:value-type="string" table:style-name="ce1">
            <text:p>生活中的賽局與決策</text:p>
          </table:table-cell>
          <table:table-cell office:value-type="string" table:style-name="ce1">
            <text:p>Games and Strategies</text:p>
          </table:table-cell>
          <table:table-cell office:value-type="string" table:style-name="ce1">
            <text:p>范光中</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105</text:p>
          </table:table-cell>
          <table:table-cell office:value-type="float" office:value="1" table:style-name="ce1">
            <text:p>1</text:p>
          </table:table-cell>
          <table:table-cell office:value-type="string" table:style-name="ce1">
            <text:p>1,2</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賽局理論」對多數人來說或許都是一個遙不可及的名詞。也許有一部份人從《美麗境界(a beautiful mind)》這部電影所描述的John Forbes Nash, Jr.生平事蹟獲得一些概念，也許一部份概念來自諾貝爾經濟學獎自1994頒發給包括Nash的三位專攻賽局的經濟學家（以及其後包括2005年的 ROBERT J. AUMANN 與THOMAS C. SCHELLING和2007年的LEONID HURWICZ , ERIC S. MASKIN , 與ROGER B. MYERSON）。儘管有這些訊息，賽局這個概念對多數人還是非常模糊。</text:p>
            <text:p>簡單地說，賽局在討論決策者在特定情境下的互動關係。從前面所提到這些學者的背景可以知道，賽局的研究在經濟學（以及數學）的應用相當重要而廣泛。事實上，賽局理論更明確的角色與地位應該屬於一種分析工具（或思考邏輯）。從這樣的界定裡，賽局的應用將更寬廣。不論是前面提到的經濟學、數學或是政治學、社會學、管理學乃至於生物學都可以看到賽局的蹤跡。</text:p>
          </table:table-cell>
          <table:table-cell office:value-type="string" table:style-name="ce1">
            <text:p>Game theory has become an enormously important field of study. It is now a vital methodology for researchers in many disciplines, including economics, business, political science, biology and law. The goals of the course are to provide a basic level of introduction of the subject and applications. We start from some familiar examples and application that we may easily observe. Along the introduction and discussion of the examples, we will incorporate some basic yet important concepts and terminologies of game theory.</text:p>
          </table:table-cell>
          <table:table-cell table:number-columns-repeated="16361"/>
        </table:table-row>
        <table:table-row table:style-name="ro3">
          <table:table-cell office:value-type="float" office:value="1132" table:style-name="ce4">
            <text:p>1132</text:p>
          </table:table-cell>
          <table:table-cell office:value-type="string" table:style-name="ce1">
            <text:p>潘婉琳</text:p>
          </table:table-cell>
          <table:table-cell office:value-type="string" table:style-name="ce1">
            <text:p>111400417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7" table:style-name="ce1">
            <text:p>417</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潘婉琳,許碧芳,褚怡菁,李毓涵,戴君倚,曾雅惠</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3/12-05/16。修課限制：實習課程、本系四技一般生大二以上、護理系學士後、網路退選書面加選</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 BR, DR, and postpartum units） in order to enhance their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3">
          <table:table-cell office:value-type="float" office:value="1132" table:style-name="ce4">
            <text:p>1132</text:p>
          </table:table-cell>
          <table:table-cell office:value-type="string" table:style-name="ce1">
            <text:p>潘婉琳</text:p>
          </table:table-cell>
          <table:table-cell office:value-type="string" table:style-name="ce1">
            <text:p>111400417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7" table:style-name="ce1">
            <text:p>417</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潘婉琳,許碧芳,褚怡菁,李毓涵,戴君倚,曾雅惠</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3/12-05/16。修課限制：實習課程、本系四技一般生大二以上、護理系學士後、網路退選書面加選</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 BR, DR, and postpartum units） in order to enhance their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3">
          <table:table-cell office:value-type="float" office:value="1132" table:style-name="ce4">
            <text:p>1132</text:p>
          </table:table-cell>
          <table:table-cell office:value-type="string" table:style-name="ce1">
            <text:p>潘婉琳</text:p>
          </table:table-cell>
          <table:table-cell office:value-type="string" table:style-name="ce1">
            <text:p>111400417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7" table:style-name="ce1">
            <text:p>417</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實習</text:p>
          </table:table-cell>
          <table:table-cell office:value-type="string" table:style-name="ce1">
            <text:p>Clinical Practice of Maternal-Newborn Nursing Care</text:p>
          </table:table-cell>
          <table:table-cell office:value-type="string" table:style-name="ce1">
            <text:p>潘婉琳,許碧芳,褚怡菁,李毓涵,戴君倚,曾雅惠</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3/12-05/16。修課限制：實習課程、本系四技一般生大二以上、護理系學士後、網路退選書面加選</text:p>
          </table:table-cell>
          <table:table-cell office:value-type="string" table:style-name="ce1">
            <text:p>本課程旨在提供學生有關孕期、分娩及產後的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 BR, DR, and postpartum units） in order to enhance their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416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6" table:style-name="ce1">
            <text:p>41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潘婉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3" table:style-name="ce1">
            <text:p>3</text:p>
          </table:table-cell>
          <table:table-cell office:value-type="string" table:style-name="ce1">
            <text:p>6,7,8,9</text:p>
          </table:table-cell>
          <table:table-cell office:value-type="string" table:style-name="ce1">
            <text:p>至前一學期及寒假提前授課，12/11-01/10寒假期間授課教室週三為F501、週四及週五為G405。授課期間：113/12/11-114/03/07。修課限制：本系四技一般生大二以上、護理系學士後、網路退選書面加選、提前開課</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416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6" table:style-name="ce1">
            <text:p>41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潘婉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4" table:style-name="ce1">
            <text:p>4</text:p>
          </table:table-cell>
          <table:table-cell office:value-type="string" table:style-name="ce1">
            <text:p>1,2,3,4</text:p>
          </table:table-cell>
          <table:table-cell office:value-type="string" table:style-name="ce1">
            <text:p>至前一學期及寒假提前授課，12/11-01/10寒假期間授課教室週三為F501、週四及週五為G405。授課期間：113/12/11-114/03/07。修課限制：本系四技一般生大二以上、護理系學士後、網路退選書面加選、提前開課</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416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6" table:style-name="ce1">
            <text:p>41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婦嬰護理學與實作</text:p>
          </table:table-cell>
          <table:table-cell office:value-type="string" table:style-name="ce1">
            <text:p>Maternal-Newborn Nursing Care and Practice</text:p>
          </table:table-cell>
          <table:table-cell office:value-type="string" table:style-name="ce1">
            <text:p>潘婉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5" table:style-name="ce1">
            <text:p>5</text:p>
          </table:table-cell>
          <table:table-cell office:value-type="string" table:style-name="ce1">
            <text:p>1,2,3,4</text:p>
          </table:table-cell>
          <table:table-cell office:value-type="string" table:style-name="ce1">
            <text:p>至前一學期及寒假提前授課，12/11-01/10寒假期間授課教室週三為F501、週四及週五為G405。授課期間：113/12/11-114/03/07。修課限制：本系四技一般生大二以上、護理系學士後、網路退選書面加選、提前開課</text:p>
          </table:table-cell>
          <table:table-cell office:value-type="string" table:style-name="ce1">
            <text:p>本課程旨在培養學生婦嬰照護的專業能力，課程內容強調正確臨床決策、不傷害的概念、以服務對象為中心的人際互動、護理指導、婦嬰實務及尊重文化差異等。課程結構以運用模擬情境為主，透過情境教學討論培養學生分析、綜合、批判、思考、創意等能力，並能於虛擬情境中融合婦嬰照護的專業知識、技能與態度完成護理過程。</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s/></text:p>
            <text:p>The structure of this course is emphasized on the modified clinical situation where the students could generate the knowledge, skills, and attitude related to Maternal-Newborn Nursing Care to apply nursing processes and perform the professional abilities in helping woman and her family to adapt the processes of pregnancy and childbirth. The contents include:<text:s/></text:p>
            <text:p>1. Family-centered maternity nursing care,</text:p>
            <text:p>2. Physical assessment,</text:p>
            <text:p>3. Childbirth education,</text:p>
            <text:p>4. Child-parental attachment,<text:s/></text:p>
            <text:p>5. Breast feeding, and</text:p>
            <text:p>6. Culture and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林婷茹</text:p>
          </table:table-cell>
          <table:table-cell office:value-type="string" table:style-name="ce1">
            <text:p>111400304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4" table:style-name="ce1">
            <text:p>304</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教學原理與護理實作</text:p>
          </table:table-cell>
          <table:table-cell office:value-type="string" table:style-name="ce1">
            <text:p>Principles of Teaching and Learning in Nursing Practice</text:p>
          </table:table-cell>
          <table:table-cell office:value-type="string" table:style-name="ce1">
            <text:p>林婷茹</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1" table:style-name="ce1">
            <text:p>1</text:p>
          </table:table-cell>
          <table:table-cell office:value-type="string" table:style-name="ce1">
            <text:p>6,7,8</text:p>
          </table:table-cell>
          <table:table-cell office:value-type="string" table:style-name="ce1">
            <text:p>修課限制：本系四技一般生大三以上</text:p>
          </table:table-cell>
          <table:table-cell office:value-type="string" table:style-name="ce1">
            <text:p>本課程旨在培養學生基本的教學能力，使學生能運用教學原理進行個人、家庭與社區等照護對象健康指導之教學過程，同時讓學生體認在健康照護實務中的功能及應有的態度。學生修習本課程中，必須實際完成教學計劃的擬定、執行與評值過程。課程單元包括：教學在健康照護中的角色與功能、教與學的原則、教學設計、學習評估、教學計畫、各種教學方法、教學媒體、教學評值等。</text:p>
          </table:table-cell>
          <table:table-cell office:value-type="string" table:style-name="ce1">
            <text:p>This course will assist student to develop basic competencies in health teaching for individuals, families and communities and to experience the teaching function and attitude in health care practice. Actual student teaching projects will be developed, implemented, and evaluated.</text:p>
            <text:p>The course content includes the interdisciplinary nature of health teaching, principles of teaching and learning, instructional design, assessment of learning needs, teaching plan, instructional strategies, instructional media and instructional evalu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梁惠玉</text:p>
          </table:table-cell>
          <table:table-cell office:value-type="string" table:style-name="ce1">
            <text:p>111400306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6" table:style-name="ce1">
            <text:p>30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醫療組織與管理</text:p>
          </table:table-cell>
          <table:table-cell office:value-type="string" table:style-name="ce1">
            <text:p>Medical Organization and Management</text:p>
          </table:table-cell>
          <table:table-cell office:value-type="string" table:style-name="ce1">
            <text:p>梁惠玉</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2" table:style-name="ce1">
            <text:p>2</text:p>
          </table:table-cell>
          <table:table-cell office:value-type="string" table:style-name="ce1">
            <text:p>3,4</text:p>
          </table:table-cell>
          <table:table-cell office:value-type="string" table:style-name="ce1">
            <text:p>修課限制：本系四技一般生大三以上</text:p>
          </table:table-cell>
          <table:table-cell office:value-type="string" table:style-name="ce1">
            <text:p>本課程旨在透過講述、e 化、翻轉、自主和案例省思等教學與學習方法，協助學生獲得護理行政管理之知識、態度與技能。課程內容以護理管理過程為架構，主要包括：規劃、組織、人力資源管理、領導及控制等，以期啟發學生對自我管理及護理行政管理之認識與興趣，並能實際運用於臨床業務。</text:p>
          </table:table-cell>
          <table:table-cell office:value-type="string" table:style-name="ce1">
            <text:p>This course is designed for students to acquire the knowledge and skills of nursing administration, and it contents nursing management process, planning, organization, human resource management, leadership, control, and so on. Each student is encouraged to initiate her or his knowledge and interest in nursing administrative field and to utilize the course knowledge and skills in nursing career in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田政文</text:p>
          </table:table-cell>
          <table:table-cell office:value-type="string" table:style-name="ce1">
            <text:p>111401721013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21" table:style-name="ce1">
            <text:p>1721</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體育-排球2</text:p>
          </table:table-cell>
          <table:table-cell office:value-type="string" table:style-name="ce1">
            <text:p>PE-Volleyball2</text:p>
          </table:table-cell>
          <table:table-cell office:value-type="string" table:style-name="ce1">
            <text:p>田政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6,7</text:p>
          </table:table-cell>
          <table:table-cell office:value-type="string" table:style-name="ce1">
            <text:p>1.第一階段志願選，僅由護四三Ａ、生四一Ａ、運四一Ｂ互相跨班選課。</text:p>
            <text:p>2.第二階段加退選，開放全校二技一般生及四技一般生選課。</text:p>
            <text:p>3.上課地點請洽體育室，一學期至多修習2門必修體育。</text:p>
          </table:table-cell>
          <table:table-cell office:value-type="string" table:style-name="ce1">
            <text:p>本課程透過攻防系統介紹與練習、團隊攻防練習、比賽系統介紹與練習等，使學生體會排球是項有趣的團隊運動，瞭解比賽場地設備和比賽規則。課程內容包含個人或多人的進攻與防守技術、戰術學習與運用，在比賽中培養學生的集體行動團結合作精神，進而達到增進友誼和同學間之情感，並享受比賽帶來的競爭與樂趣。</text:p>
          </table:table-cell>
          <table:table-cell office:value-type="string" table:style-name="ce1">
            <text:p>This course is through the introduction and practice of offensive-defensive system, group offensive-defensive practice, game system introduction and practice etc., to have students experience that volleyball is an interesting group sports, and understand game fields, equipment and the rules of game . Curriculum includes individual or group offensive and defensive techniques, the learning and application of tactics, establishing the spirit of team work through games so that to strengthen the friendship among classmates and enjoy the competition and fun with games.</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189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林佑蓉,賴倩瑜,黃婷婷,陳怡禎,魏黛如</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189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林佑蓉,賴倩瑜,黃婷婷,陳怡禎,魏黛如</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189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林佑蓉,賴倩瑜,黃婷婷,陳怡禎,魏黛如</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418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林佑蓉,賴倩瑜</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3" table:style-name="ce1">
            <text:p>3</text:p>
          </table:table-cell>
          <table:table-cell office:value-type="string" table:style-name="ce1">
            <text:p>1,2,3,4</text:p>
          </table:table-cell>
          <table:table-cell office:value-type="string" table:style-name="ce1">
            <text:p>至前一學期及寒假提前授課，12/11-01/10寒假期間授課教室週三為F501、週四及週五為G405。授課期間：113/12/11-114/03/07。修課限制：本系四技一般生大三以上、護理系學士後大二以上、網路退選書面加選、提前開課</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418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林佑蓉,賴倩瑜</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4" table:style-name="ce1">
            <text:p>4</text:p>
          </table:table-cell>
          <table:table-cell office:value-type="string" table:style-name="ce1">
            <text:p>6,7,8,9</text:p>
          </table:table-cell>
          <table:table-cell office:value-type="string" table:style-name="ce1">
            <text:p>至前一學期及寒假提前授課，12/11-01/10寒假期間授課教室週三為F501、週四及週五為G405。授課期間：113/12/11-114/03/07。修課限制：本系四技一般生大三以上、護理系學士後大二以上、網路退選書面加選、提前開課</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400418013A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A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林佑蓉,賴倩瑜</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5</text:p>
          </table:table-cell>
          <table:table-cell office:value-type="float" office:value="5" table:style-name="ce1">
            <text:p>5</text:p>
          </table:table-cell>
          <table:table-cell office:value-type="string" table:style-name="ce1">
            <text:p>6,7,8,9</text:p>
          </table:table-cell>
          <table:table-cell office:value-type="string" table:style-name="ce1">
            <text:p>至前一學期及寒假提前授課，12/11-01/10寒假期間授課教室週三為F501、週四及週五為G405。授課期間：113/12/11-114/03/07。修課限制：本系四技一般生大三以上、護理系學士後大二以上、網路退選書面加選、提前開課</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3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陳貞秀,曾虹齡,王佩珊,林佳蓉,吳曉雲,杜帷希,張書璇,曾盈慈</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3/12-05/16。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3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陳貞秀,曾虹齡,王佩珊,林佳蓉,吳曉雲,杜帷希,張書璇,曾盈慈</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3/12-05/16。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3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陳貞秀,曾虹齡,王佩珊,林佳蓉,吳曉雲,杜帷希,張書璇,曾盈慈</text:p>
          </table:table-cell>
          <table:table-cell office:value-type="float" office:value="3" table:style-name="ce1">
            <text:p>3</text:p>
          </table:table-cell>
          <table:table-cell office:value-type="string" table:style-name="ce1">
            <text:p>第4~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3/12-05/16。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2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陳貞秀,黃慧芬,江慧珠</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3" table:style-name="ce1">
            <text:p>3</text:p>
          </table:table-cell>
          <table:table-cell office:value-type="string" table:style-name="ce1">
            <text:p>1,2,3,4</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2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陳貞秀,黃慧芬,江慧珠</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4" table:style-name="ce1">
            <text:p>4</text:p>
          </table:table-cell>
          <table:table-cell office:value-type="string" table:style-name="ce1">
            <text:p>1,2,3,4</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1400412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陳貞秀,黃慧芬,江慧珠</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5" table:style-name="ce1">
            <text:p>5</text:p>
          </table:table-cell>
          <table:table-cell office:value-type="string" table:style-name="ce1">
            <text:p>1,2,3,4</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高千惠</text:p>
          </table:table-cell>
          <table:table-cell office:value-type="string" table:style-name="ce1">
            <text:p>111400304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4" table:style-name="ce1">
            <text:p>304</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教學原理與護理實作</text:p>
          </table:table-cell>
          <table:table-cell office:value-type="string" table:style-name="ce1">
            <text:p>Principles of Teaching and Learning in Nursing Practice</text:p>
          </table:table-cell>
          <table:table-cell office:value-type="string" table:style-name="ce1">
            <text:p>高千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2" table:style-name="ce1">
            <text:p>2</text:p>
          </table:table-cell>
          <table:table-cell office:value-type="string" table:style-name="ce1">
            <text:p>6,7,8</text:p>
          </table:table-cell>
          <table:table-cell office:value-type="string" table:style-name="ce1">
            <text:p>修課限制：本系四技一般生大三以上</text:p>
          </table:table-cell>
          <table:table-cell office:value-type="string" table:style-name="ce1">
            <text:p>本課程旨在培養學生基本的教學能力，使學生能運用教學原理進行個人、家庭與社區等照護對象健康指導之教學過程，同時讓學生體認在健康照護實務中的功能及應有的態度。學生修習本課程中，必須實際完成教學計劃的擬定、執行與評值過程。課程單元包括：教學在健康照護中的角色與功能、教與學的原則、教學設計、學習評估、教學計畫、各種教學方法、教學媒體、教學評值等。</text:p>
          </table:table-cell>
          <table:table-cell office:value-type="string" table:style-name="ce1">
            <text:p>This course will assist student to develop basic competencies in health teaching for individuals, families and communities and to experience the teaching function and attitude in health care practice. Actual student teaching projects will be developed, implemented, and evaluated.</text:p>
            <text:p>The course content includes the interdisciplinary nature of health teaching, principles of teaching and learning, instructional design, assessment of learning needs, teaching plan, instructional strategies, instructional media and instructional evaluation.</text:p>
          </table:table-cell>
          <table:table-cell table:number-columns-repeated="16361"/>
        </table:table-row>
        <table:table-row table:style-name="ro2">
          <table:table-cell office:value-type="float" office:value="1132" table:style-name="ce4">
            <text:p>1132</text:p>
          </table:table-cell>
          <table:table-cell office:value-type="string" table:style-name="ce1">
            <text:p>鄒瑜洳</text:p>
          </table:table-cell>
          <table:table-cell office:value-type="string" table:style-name="ce1">
            <text:p>111400306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6" table:style-name="ce1">
            <text:p>306</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醫療組織與管理</text:p>
          </table:table-cell>
          <table:table-cell office:value-type="string" table:style-name="ce1">
            <text:p>Medical Organization and Management</text:p>
          </table:table-cell>
          <table:table-cell office:value-type="string" table:style-name="ce1">
            <text:p>鄒瑜洳</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0</text:p>
          </table:table-cell>
          <table:table-cell office:value-type="float" office:value="2" table:style-name="ce1">
            <text:p>2</text:p>
          </table:table-cell>
          <table:table-cell office:value-type="string" table:style-name="ce1">
            <text:p>1,2</text:p>
          </table:table-cell>
          <table:table-cell office:value-type="string" table:style-name="ce1">
            <text:p>修課限制：本系四技一般生大三以上</text:p>
          </table:table-cell>
          <table:table-cell office:value-type="string" table:style-name="ce1">
            <text:p>本課程旨在透過講述、e 化、翻轉、自主和案例省思等教學與學習方法，協助學生獲得護理行政管理之知識、態度與技能。課程內容以護理管理過程為架構，主要包括：規劃、組織、人力資源管理、領導及控制等，以期啟發學生對自我管理及護理行政管理之認識與興趣，並能實際運用於臨床業務。</text:p>
          </table:table-cell>
          <table:table-cell office:value-type="string" table:style-name="ce1">
            <text:p>This course is designed for students to acquire the knowledge and skills of nursing administration, and it contents nursing management process, planning, organization, human resource management, leadership, control, and so on. Each student is encouraged to initiate her or his knowledge and interest in nursing administrative field and to utilize the course knowledge and skills in nursing career in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林維芬</text:p>
          </table:table-cell>
          <table:table-cell office:value-type="string" table:style-name="ce1">
            <text:p>111401727013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27" table:style-name="ce1">
            <text:p>1727</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體育-舞蹈</text:p>
          </table:table-cell>
          <table:table-cell office:value-type="string" table:style-name="ce1">
            <text:p>PE- Dance</text:p>
          </table:table-cell>
          <table:table-cell office:value-type="string" table:style-name="ce1">
            <text:p>林維芬</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1" table:style-name="ce1">
            <text:p>1</text:p>
          </table:table-cell>
          <table:table-cell office:value-type="string" table:style-name="ce1">
            <text:p>6,7</text:p>
          </table:table-cell>
          <table:table-cell office:value-type="string" table:style-name="ce1">
            <text:p>1.第一階段志願選，僅由護四三Ｂ、護四三Ｃ、護四一Ｃ互相跨班選課。</text:p>
            <text:p>2.第二階段加退選，開放全校二技一般生及四技一般生選課。</text:p>
            <text:p>3.上課地點請洽體育室，一學期至多修習2門必修體育。</text:p>
          </table:table-cell>
          <table:table-cell office:value-type="string" table:style-name="ce1">
            <text:p>本課程旨在介紹舞蹈的理論與實務，藉由課程學習提升學生動作技能、體適能及運動精神，能獨立思考動作的表現方式以增進個人美學涵養，促進身心健康，享受運動樂趣。</text:p>
          </table:table-cell>
          <table:table-cell office:value-type="string" table:style-name="ce1">
            <text:p>The aim of the couse is to introduce the theory and practice of dance,</text:p>
            <text:p>through courses to enhance students' motor skill, physical fitness and</text:p>
            <text:p>sportsmanship. Students can independent thinking of expressions to enhance</text:p>
            <text:p>personal aesthetic of conservation, to promote physical and mental health,</text:p>
            <text:p>enjoy the fun of dance.</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5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黃秀玫,陳昭誼,唐鈺婷,王詩婷,林庭妤,侯玟毅</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5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黃秀玫,陳昭誼,唐鈺婷,王詩婷,林庭妤,侯玟毅</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5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黃秀玫,陳昭誼,唐鈺婷,王詩婷,林庭妤,侯玟毅</text:p>
          </table:table-cell>
          <table:table-cell office:value-type="float" office:value="3" table:style-name="ce1">
            <text:p>3</text:p>
          </table:table-cell>
          <table:table-cell office:value-type="string" table:style-name="ce1">
            <text:p>第4~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3/12-06/20。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4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黃秀玫,李美銀,李慈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3" table:style-name="ce1">
            <text:p>3</text:p>
          </table:table-cell>
          <table:table-cell office:value-type="string" table:style-name="ce1">
            <text:p>6,7,8,9</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4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黃秀玫,李美銀,李慈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4" table:style-name="ce1">
            <text:p>4</text:p>
          </table:table-cell>
          <table:table-cell office:value-type="string" table:style-name="ce1">
            <text:p>6,7,8,9</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玫</text:p>
          </table:table-cell>
          <table:table-cell office:value-type="string" table:style-name="ce1">
            <text:p>111400414013B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B1</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黃秀玫,李美銀,李慈音</text:p>
          </table:table-cell>
          <table:table-cell office:value-type="float" office:value="3" table:style-name="ce1">
            <text:p>3</text:p>
          </table:table-cell>
          <table:table-cell office:value-type="string" table:style-name="ce1">
            <text:p>第1~3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5" table:style-name="ce1">
            <text:p>5</text:p>
          </table:table-cell>
          <table:table-cell office:value-type="string" table:style-name="ce1">
            <text:p>6,7,8,9</text:p>
          </table:table-cell>
          <table:table-cell office:value-type="string" table:style-name="ce1">
            <text:p>至前一學期及寒假提前授課，12/11-01/10寒假期間授課教室週三、週五為G402，週四為G408。授課期間：113/12/11-114/03/07。修課限制：本系四技一般生大三以上、護理系學士後大二以上、網路退選書面加選、提前開課</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3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黎靜婷,曾盈慈,曾娓娟,林佳蓉,遲振婷,徐珮倚,杜帷希,林郁汶</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3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黎靜婷,曾盈慈,曾娓娟,林佳蓉,遲振婷,徐珮倚,杜帷希,林郁汶</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3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3" table:style-name="ce1">
            <text:p>413</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實習 II</text:p>
          </table:table-cell>
          <table:table-cell office:value-type="string" table:style-name="ce1">
            <text:p>Medical-Surgical Nursing Practicum <text:s/>II</text:p>
          </table:table-cell>
          <table:table-cell office:value-type="string" table:style-name="ce1">
            <text:p>黎靜婷,曾盈慈,曾娓娟,林佳蓉,遲振婷,徐珮倚,杜帷希,林郁汶</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本實習課程主要是協助學生整合基礎醫學及內外科護理學I、II知識應用於臨床情境中。實習中學生能以護理專業知識為基礎，運用批判性思考及護理過程處理個案常見之健康問題，並判斷優先順序，擬定及執行個別性的護理措施，同時能提供個案及家屬所需的護理指導，並評值護理措施的成效。學生在實習過程中展現自我學習及參與醫療團隊的互動，藉以學習溝通合作能力，並分享其臨床實習之感受與角色適應。</text:p>
          </table:table-cell>
          <table:table-cell office:value-type="string" table:style-name="ce1">
            <text:p>This course aims to facilitate students to integrate knowledge learned in basic medicine courses and Medical and Surgical Nursing I and II in clinical situation. Students will be able to apply concepts of critical thinking and nursing process based on knowledge of nursing to identify health problems, design proper nursing activities and health education, and evaluate outcomes to clients with medical and surgical disorders. Observation activity in OR, recovery room or special exam rooms may be arranged if it can enhance students learning. Students also have opportunities to demonstrate self-directed learning, participate in interactions with medical team, and practice communication and cooperation abilities. Students are encouraged to share their feelings and role adaptation through the process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2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黎靜婷,簡靜慧,陳貞秀,劉桂芬</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3" table:style-name="ce1">
            <text:p>3</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2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黎靜婷,簡靜慧,陳貞秀,劉桂芬</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4" table:style-name="ce1">
            <text:p>4</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黎靜婷</text:p>
          </table:table-cell>
          <table:table-cell office:value-type="string" table:style-name="ce1">
            <text:p>111400412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2" table:style-name="ce1">
            <text:p>412</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內外科護理學與實作 II</text:p>
          </table:table-cell>
          <table:table-cell office:value-type="string" table:style-name="ce1">
            <text:p>Medical-Surgical Nursing and Practice II</text:p>
          </table:table-cell>
          <table:table-cell office:value-type="string" table:style-name="ce1">
            <text:p>黎靜婷,簡靜慧,陳貞秀,劉桂芬</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5" table:style-name="ce1">
            <text:p>5</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是以國人常見健康議題及現今內外科照護趨勢而設計，課程內容銜接內外科護理學與實作I，包括住院老人、癌症、傳染性疾病、急重症、燒傷等個案照護，學生能運用批判性思考進行整體性評估、辨識個案的健康問題、執行可行性護理措施於理論及實作課程中，以增進學生認識未來臨床護理實務發展趨勢。</text:p>
          </table:table-cell>
          <table:table-cell office:value-type="string" table:style-name="ce1">
            <text:p>This course extends contents from Medical-surgical Nursing Theory and Laboratory I with a consideration of current trends and topics in healthcare. With a core concept of nursing process, the course contents include topics related to medical-surgical nursing, assessment of physical, psychological, and social aspects of clients, critical thinking, and evidence based theories. Students will be able to apply course contents to identify health problems, design proper nursing activities, and evaluate outcomes of clients with medical and surgical disorders in nursing lab.</text:p>
          </table:table-cell>
          <table:table-cell table:number-columns-repeated="16361"/>
        </table:table-row>
        <table:table-row table:style-name="ro2">
          <table:table-cell office:value-type="float" office:value="1132" table:style-name="ce4">
            <text:p>1132</text:p>
          </table:table-cell>
          <table:table-cell office:value-type="string" table:style-name="ce1">
            <text:p>劉桂芬</text:p>
          </table:table-cell>
          <table:table-cell office:value-type="string" table:style-name="ce1">
            <text:p>111400304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4" table:style-name="ce1">
            <text:p>304</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教學原理與護理實作</text:p>
          </table:table-cell>
          <table:table-cell office:value-type="string" table:style-name="ce1">
            <text:p>Principles of Teaching and Learning in Nursing Practice</text:p>
          </table:table-cell>
          <table:table-cell office:value-type="string" table:style-name="ce1">
            <text:p>劉桂芬</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2" table:style-name="ce1">
            <text:p>2</text:p>
          </table:table-cell>
          <table:table-cell office:value-type="string" table:style-name="ce1">
            <text:p>2,3,4</text:p>
          </table:table-cell>
          <table:table-cell office:value-type="string" table:style-name="ce1">
            <text:p>修課限制：本系四技一般生大三以上</text:p>
          </table:table-cell>
          <table:table-cell office:value-type="string" table:style-name="ce1">
            <text:p>本課程旨在培養學生基本的教學能力，使學生能運用教學原理進行個人、家庭與社區等照護對象健康指導之教學過程，同時讓學生體認在健康照護實務中的功能及應有的態度。學生修習本課程中，必須實際完成教學計劃的擬定、執行與評值過程。課程單元包括：教學在健康照護中的角色與功能、教與學的原則、教學設計、學習評估、教學計畫、各種教學方法、教學媒體、教學評值等。</text:p>
          </table:table-cell>
          <table:table-cell office:value-type="string" table:style-name="ce1">
            <text:p>This course will assist student to develop basic competencies in health teaching for individuals, families and communities and to experience the teaching function and attitude in health care practice. Actual student teaching projects will be developed, implemented, and evaluated.</text:p>
            <text:p>The course content includes the interdisciplinary nature of health teaching, principles of teaching and learning, instructional design, assessment of learning needs, teaching plan, instructional strategies, instructional media and instructional evalu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梁惠玉</text:p>
          </table:table-cell>
          <table:table-cell office:value-type="string" table:style-name="ce1">
            <text:p>111400306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6" table:style-name="ce1">
            <text:p>306</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醫療組織與管理</text:p>
          </table:table-cell>
          <table:table-cell office:value-type="string" table:style-name="ce1">
            <text:p>Medical Organization and Management</text:p>
          </table:table-cell>
          <table:table-cell office:value-type="string" table:style-name="ce1">
            <text:p>梁惠玉</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2" table:style-name="ce1">
            <text:p>2</text:p>
          </table:table-cell>
          <table:table-cell office:value-type="string" table:style-name="ce1">
            <text:p>6,7</text:p>
          </table:table-cell>
          <table:table-cell office:value-type="string" table:style-name="ce1">
            <text:p>修課限制：本系四技一般生大三以上</text:p>
          </table:table-cell>
          <table:table-cell office:value-type="string" table:style-name="ce1">
            <text:p>本課程旨在透過講述、e 化、翻轉、自主和案例省思等教學與學習方法，協助學生獲得護理行政管理之知識、態度與技能。課程內容以護理管理過程為架構，主要包括：規劃、組織、人力資源管理、領導及控制等，以期啟發學生對自我管理及護理行政管理之認識與興趣，並能實際運用於臨床業務。</text:p>
          </table:table-cell>
          <table:table-cell office:value-type="string" table:style-name="ce1">
            <text:p>This course is designed for students to acquire the knowledge and skills of nursing administration, and it contents nursing management process, planning, organization, human resource management, leadership, control, and so on. Each student is encouraged to initiate her or his knowledge and interest in nursing administrative field and to utilize the course knowledge and skills in nursing career in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鄭俊雄</text:p>
          </table:table-cell>
          <table:table-cell office:value-type="string" table:style-name="ce1">
            <text:p>111401726013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26" table:style-name="ce1">
            <text:p>1726</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體育-匹克球</text:p>
          </table:table-cell>
          <table:table-cell office:value-type="string" table:style-name="ce1">
            <text:p>PE- Pickleball</text:p>
          </table:table-cell>
          <table:table-cell office:value-type="string" table:style-name="ce1">
            <text:p>鄭俊雄</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1" table:style-name="ce1">
            <text:p>1</text:p>
          </table:table-cell>
          <table:table-cell office:value-type="string" table:style-name="ce1">
            <text:p>6,7</text:p>
          </table:table-cell>
          <table:table-cell office:value-type="string" table:style-name="ce1">
            <text:p>1.第一階段志願選，僅由護四三Ｂ、護四三Ｃ、護四一Ｃ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匹克球的基本動作，透過對匹克球基本動作的熟練，進而提昇學生對匹克球比賽的興趣、享受匹克球運動的樂趣。講授匹克球運動的規則及比賽策略。強調運動員必須在規則範圍內做合法的競賽，透過匹克球運動來幫助學生守法、守分與合作的精神，並協助運動習慣的養成，期望學生能以匹克球運動作為終身運動。</text:p>
          </table:table-cell>
          <table:table-cell office:value-type="string" table:style-name="ce1">
            <text:p>The content of course is to instruct students’ Pickleball skill by using step-by-step teaching method. Over the basic movement of the skilled is to enhance the students' interest in Pickleball game and enjoyment the fun of Pickleball. The rules and strategies of teaching Pickleball to emphasize that athletes must be legitimate competition in the scope of the rules through the sport of Pickleball to help students to obey the law, be law-abiding and cooperation spirit, Therefor, students are expected to develop the habit of exercise and to choice Pickleball as a lifetime of activity.</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198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98" table:style-name="ce1">
            <text:p>198</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黃秀麗,林季宜,陳明宜,陳琬蓉,王詩晴</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學生能於實習過程中進行家 庭的健康問題評估、分析影響因素並協助庭處理健康問題；能進行社區或群體評估並發現 社區或群體健康問題， 以期整合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198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98" table:style-name="ce1">
            <text:p>198</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黃秀麗,林季宜,陳明宜,陳琬蓉,王詩晴</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學生能於實習過程中進行家 庭的健康問題評估、分析影響因素並協助庭處理健康問題；能進行社區或群體評估並發現 社區或群體健康問題， 以期整合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198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98" table:style-name="ce1">
            <text:p>198</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實習</text:p>
          </table:table-cell>
          <table:table-cell office:value-type="string" table:style-name="ce1">
            <text:p>Community Health Nursing Practicum</text:p>
          </table:table-cell>
          <table:table-cell office:value-type="string" table:style-name="ce1">
            <text:p>黃秀麗,林季宜,陳明宜,陳琬蓉,王詩晴</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4/16-06/20。修課限制：實習課程、本系四技一般生大三以上、護理系學士後大二以上、網路退選書面加選</text:p>
          </table:table-cell>
          <table:table-cell office:value-type="string" table:style-name="ce1">
            <text:p>學生能於實習過程中進行家 庭的健康問題評估、分析影響因素並協助庭處理健康問題；能進行社區或群體評估並發現 社區或群體健康問題， 以期整合資源達到促進及維護個人、家庭團體和社區健康。</text:p>
          </table:table-cell>
          <table:table-cell office:value-type="string" table:style-name="ce1">
            <text:p>The practice of the community health nursing is designed to assistant the students to develop the ability of family health nursing including assessment, analysis, diagnosis, implementation and evaluation. Meanwhile, in the process of practice, students can make use of professional role and function to engage individual, family and community nursing care and discover the health problem, design the health plan, and evaluate the affection of health program. By integration the source of community, the practice of the community health nursing can improve the holistic health of person, family, group and community.</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420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0" table:style-name="ce1">
            <text:p>420</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黃秀麗,蘇美禎</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3" table:style-name="ce1">
            <text:p>3</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420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0" table:style-name="ce1">
            <text:p>420</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黃秀麗,蘇美禎</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4" table:style-name="ce1">
            <text:p>4</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string" table:style-name="ce1">
            <text:p>111400420013C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20" table:style-name="ce1">
            <text:p>420</text:p>
          </table:table-cell>
          <table:table-cell office:value-type="float" office:value="1" table:style-name="ce1">
            <text:p>1</text:p>
          </table:table-cell>
          <table:table-cell office:value-type="float" office:value="3" table:style-name="ce1">
            <text:p>3</text:p>
          </table:table-cell>
          <table:table-cell office:value-type="string" table:style-name="ce1">
            <text:p>C1</text:p>
          </table:table-cell>
          <table:table-cell office:value-type="string" table:style-name="ce1">
            <text:p>社區衛生護理學與實作</text:p>
          </table:table-cell>
          <table:table-cell office:value-type="string" table:style-name="ce1">
            <text:p>Community Health Nursing and Practice</text:p>
          </table:table-cell>
          <table:table-cell office:value-type="string" table:style-name="ce1">
            <text:p>黃秀麗,蘇美禎</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5" table:style-name="ce1">
            <text:p>5</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以社區為導向之社區衛生護理相關概念，以奠定學生從事社區衛生護理工作的基礎。透過實作練習共同參與、團體互動、增進彼此溝通，培養其社區健康評估的知識和技能，期望學生能向下紮根做好個案及家庭護理，向外能敏銳的發現團體及社區健康問題，以期整合社區資源，達到促進及維護個人、家庭、團體和社區之整體健康。</text:p>
          </table:table-cell>
          <table:table-cell office:value-type="string" table:style-name="ce1">
            <text:p>This course is designed to provide community health services based on the diverse perspectives. The course includes the theoretical framework of community health nursing, primary health care system, community health assessment, diagnosis and intervention, characteristic and health promotion of human developed stage, family assessment and nursing, chronic physical health problem, impact of culture to community health nursing, environmental influence on community health, and long term care. In the end of the course, students may provide integrated individual and family care and be aware of community health problems, and use the community resource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5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李美銀,陳昭誼,唐鈺婷,林庭妤,侯玟毅</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5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李美銀,陳昭誼,唐鈺婷,林庭妤,侯玟毅</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5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5" table:style-name="ce1">
            <text:p>415</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實習</text:p>
          </table:table-cell>
          <table:table-cell office:value-type="string" table:style-name="ce1">
            <text:p>Clinical Practice in Child Health Nursing</text:p>
          </table:table-cell>
          <table:table-cell office:value-type="string" table:style-name="ce1">
            <text:p>李美銀,陳昭誼,唐鈺婷,林庭妤,侯玟毅</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課程設計旨在協助學生運用基礎生物醫學科學、一般臨床護理技能與批判性思考技巧於兒童及家庭之照護。課程內容以「家庭為中心」及「兒童發展理論」為主軸，探討各年齡層兒童生理、心理、社會發展及常見之健康議題，於臨床討論中展現關懷與克盡職責能力及對護理倫理議題之關注，透過臨床實作、反思、小組討論與分享等多元教學策略，發揮溝通合作與培養終身學習之能力，以達成本實習目標。</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4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李美銀,黃秀玫,李慈音</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3" table:style-name="ce1">
            <text:p>3</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4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李美銀,黃秀玫,李慈音</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4" table:style-name="ce1">
            <text:p>4</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美銀</text:p>
          </table:table-cell>
          <table:table-cell office:value-type="string" table:style-name="ce1">
            <text:p>111400414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4" table:style-name="ce1">
            <text:p>414</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兒童護理學與實作</text:p>
          </table:table-cell>
          <table:table-cell office:value-type="string" table:style-name="ce1">
            <text:p>Child Health Nursing and Practice</text:p>
          </table:table-cell>
          <table:table-cell office:value-type="string" table:style-name="ce1">
            <text:p>李美銀,黃秀玫,李慈音</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5" table:style-name="ce1">
            <text:p>5</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設計是以基礎生物醫學科學、一般臨床護理技能為基礎，課程內容以「家庭為中心」及「兒童發展理論」為主軸，探討各年齡層兒童生理、心理、社會發展及各系統之健康議題，透過講述、小組案例討論、模擬嬰兒照顧、「兒童用藥安全」數位平台課程及測驗、護師國考題庫平時測驗、數位教學平台討論、兒科技術示範、實作及檢核等多元教學策略，培養學生具備兒童照護知識與技能、關懷、倫理議題敏感度、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賴倩瑜</text:p>
          </table:table-cell>
          <table:table-cell office:value-type="string" table:style-name="ce1">
            <text:p>111400304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4" table:style-name="ce1">
            <text:p>304</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教學原理與護理實作</text:p>
          </table:table-cell>
          <table:table-cell office:value-type="string" table:style-name="ce1">
            <text:p>Principles of Teaching and Learning in Nursing Practice</text:p>
          </table:table-cell>
          <table:table-cell office:value-type="string" table:style-name="ce1">
            <text:p>賴倩瑜</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2" table:style-name="ce1">
            <text:p>2</text:p>
          </table:table-cell>
          <table:table-cell office:value-type="string" table:style-name="ce1">
            <text:p>8,9,10</text:p>
          </table:table-cell>
          <table:table-cell office:value-type="string" table:style-name="ce1">
            <text:p>修課限制：本系四技一般生大三以上</text:p>
          </table:table-cell>
          <table:table-cell office:value-type="string" table:style-name="ce1">
            <text:p>本課程旨在培養學生基本的教學能力，使學生能運用教學原理進行個人、家庭與社區等照護對象健康指導之教學過程，同時讓學生體認在健康照護實務中的功能及應有的態度。學生修習本課程中，必須實際完成教學計劃的擬定、執行與評值過程。課程單元包括：教學在健康照護中的角色與功能、教與學的原則、教學設計、學習評估、教學計畫、各種教學方法、教學媒體、教學評值等。</text:p>
          </table:table-cell>
          <table:table-cell office:value-type="string" table:style-name="ce1">
            <text:p>This course will assist student to develop basic competencies in health teaching for individuals, families and communities and to experience the teaching function and attitude in health care practice. Actual student teaching projects will be developed, implemented, and evaluated.</text:p>
            <text:p>The course content includes the interdisciplinary nature of health teaching, principles of teaching and learning, instructional design, assessment of learning needs, teaching plan, instructional strategies, instructional media and instructional evalu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林曼玲</text:p>
          </table:table-cell>
          <table:table-cell office:value-type="string" table:style-name="ce1">
            <text:p>111400306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306" table:style-name="ce1">
            <text:p>306</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醫療組織與管理</text:p>
          </table:table-cell>
          <table:table-cell office:value-type="string" table:style-name="ce1">
            <text:p>Medical Organization and Management</text:p>
          </table:table-cell>
          <table:table-cell office:value-type="string" table:style-name="ce1">
            <text:p>林曼玲</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2" table:style-name="ce1">
            <text:p>2</text:p>
          </table:table-cell>
          <table:table-cell office:value-type="string" table:style-name="ce1">
            <text:p>6,7</text:p>
          </table:table-cell>
          <table:table-cell office:value-type="string" table:style-name="ce1">
            <text:p>修課限制：本系四技一般生大三以上</text:p>
          </table:table-cell>
          <table:table-cell office:value-type="string" table:style-name="ce1">
            <text:p>本課程旨在透過講述、e 化、翻轉、自主和案例省思等教學與學習方法，協助學生獲得護理行政管理之知識、態度與技能。課程內容以護理管理過程為架構，主要包括：規劃、組織、人力資源管理、領導及控制等，以期啟發學生對自我管理及護理行政管理之認識與興趣，並能實際運用於臨床業務。</text:p>
          </table:table-cell>
          <table:table-cell office:value-type="string" table:style-name="ce1">
            <text:p>This course is designed for students to acquire the knowledge and skills of nursing administration, and it contents nursing management process, planning, organization, human resource management, leadership, control, and so on. Each student is encouraged to initiate her or his knowledge and interest in nursing administrative field and to utilize the course knowledge and skills in nursing career in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許均宇</text:p>
          </table:table-cell>
          <table:table-cell office:value-type="string" table:style-name="ce1">
            <text:p>111401716013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體育-桌球2</text:p>
          </table:table-cell>
          <table:table-cell office:value-type="string" table:style-name="ce1">
            <text:p>PE-Table Tennis2</text:p>
          </table:table-cell>
          <table:table-cell office:value-type="string" table:style-name="ce1">
            <text:p>許均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1" table:style-name="ce1">
            <text:p>1</text:p>
          </table:table-cell>
          <table:table-cell office:value-type="string" table:style-name="ce1">
            <text:p>8,9</text:p>
          </table:table-cell>
          <table:table-cell office:value-type="string" table:style-name="ce1">
            <text:p>1.第一階段志願選，僅由生四二Ａ、幼四一Ａ、護四三Ｄ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術的應用與結合，以期能在桌球比賽中獲得有效成果。如有優質的各種基本技術及搭配單打戰術應用就能在比賽中直接得分與攻擊。在比賽技術中有良好優質的接發球戰術就能先發制人，且能有效控制對方直接攻擊得分，其贏球機率高。因此在單打技術、戰術應用桌球技術中佔有極重要性。</text:p>
          </table:table-cell>
          <table:table-cell office:value-type="string" table:style-name="ce1">
            <text:p>After learning and cultivating various kinds of basic skills,</text:p>
            <text:p>a player should reinforce the applications and combinations of singles and tactics, aiming to have effective results in table tennis games. If a player has various kinds of superior basic skills combined with the applications of singles tactics, he/she can score and attack directly in a game. In terms of singles, if a player has superior tactics for receiving and serving the ball, he/she can take the initiative and control his/her opponent effectively to attack and score directly, so that he/she will have a greater chance to win the game; therefore, such tactics has great importance in table tennis skills regarding singles and tactics applic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189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李坤黛,林佑蓉,李怡賢,黃婷婷,陳怡禎,魏黛如,韓惠萍</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189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李坤黛,林佑蓉,李怡賢,黃婷婷,陳怡禎,魏黛如,韓惠萍</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189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89" table:style-name="ce1">
            <text:p>189</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實習</text:p>
          </table:table-cell>
          <table:table-cell office:value-type="string" table:style-name="ce1">
            <text:p>Practicum on Psychiatric Nursing</text:p>
          </table:table-cell>
          <table:table-cell office:value-type="string" table:style-name="ce1">
            <text:p>李坤黛,林佑蓉,李怡賢,黃婷婷,陳怡禎,魏黛如,韓惠萍</text:p>
          </table:table-cell>
          <table:table-cell office:value-type="float" office:value="3" table:style-name="ce1">
            <text:p>3</text:p>
          </table:table-cell>
          <table:table-cell office:value-type="string" table:style-name="ce1">
            <text:p>第9~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4/16-07/17。修課限制：實習課程、本系四技一般生大三以上、護理系學士後大二以上、網路退選書面加選</text:p>
          </table:table-cell>
          <table:table-cell office:value-type="string" table:style-name="ce1">
            <text:p>本實習課程旨在協助學生應用壓力適應模式與精神衛生護理相關理論，提供個案精神衛生之基本照顧活動與服務，含：建立治療性人際關係，進行整體性護理評估，提供精神衛生照顧與護理指導，探索精神衛生護理人員的角色與功能、認識與精神衛生治療相關的模式、法律知識、社區資源，進而體會到精神衛生對個人健康的重要性，並展現自我覺察、自治、自學的態度。</text:p>
          </table:table-cell>
          <table:table-cell office:value-type="string" table:style-name="ce1">
            <text:p>The purpose of this course is to cultivate the student an individual Psychiatric nursing ability. This course emphasis on that the students apply their psychiatric nursing knowledge and nursing skill in the clinical psychiatric nursing situation. The students are expected to experience the process of the therapeutic nurse- patient relationship, realize the therapeutic use of self, help client to develop a positive self-concept and corrective relationship、view and emulate the role and function of the psychiatric nurse.</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418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坤黛,韓惠萍,李怡賢</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3" table:style-name="ce1">
            <text:p>3</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418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坤黛,韓惠萍,李怡賢</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4" table:style-name="ce1">
            <text:p>4</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400418013D1</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418" table:style-name="ce1">
            <text:p>418</text:p>
          </table:table-cell>
          <table:table-cell office:value-type="float" office:value="1" table:style-name="ce1">
            <text:p>1</text:p>
          </table:table-cell>
          <table:table-cell office:value-type="float" office:value="3" table:style-name="ce1">
            <text:p>3</text:p>
          </table:table-cell>
          <table:table-cell office:value-type="string" table:style-name="ce1">
            <text:p>D1</text:p>
          </table:table-cell>
          <table:table-cell office:value-type="string" table:style-name="ce1">
            <text:p>精神科護理學與實作</text:p>
          </table:table-cell>
          <table:table-cell office:value-type="string" table:style-name="ce1">
            <text:p>Psychiatric Nursing and Practice</text:p>
          </table:table-cell>
          <table:table-cell office:value-type="string" table:style-name="ce1">
            <text:p>李坤黛,韓惠萍,李怡賢</text:p>
          </table:table-cell>
          <table:table-cell office:value-type="float" office:value="3" table:style-name="ce1">
            <text:p>3</text:p>
          </table:table-cell>
          <table:table-cell office:value-type="string" table:style-name="ce1">
            <text:p>第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7</text:p>
          </table:table-cell>
          <table:table-cell office:value-type="float" office:value="5" table:style-name="ce1">
            <text:p>5</text:p>
          </table:table-cell>
          <table:table-cell office:value-type="string" table:style-name="ce1">
            <text:p>1,2,3,4,6,7,8,9</text:p>
          </table:table-cell>
          <table:table-cell office:value-type="string" table:style-name="ce1">
            <text:p>授課期間：02/19-04/11。修課限制：本系四技一般生大三以上、護理系學士後大二以上、網路退選書面加選</text:p>
          </table:table-cell>
          <table:table-cell office:value-type="string" table:style-name="ce1">
            <text:p>本課程旨在培養四年制學生具備執行精神衛生護理的關懷、溝通與合作與批判思考等基本能力。課程內容包括我國精神衛生有關的政策、法律、業務與推展現況、基本理念、常用的精神衛生照護模式及處置，並期許學生增進精神衛生護理知識、態度與技能。</text:p>
          </table:table-cell>
          <table:table-cell office:value-type="string" table:style-name="ce1">
            <text:p>This course provides nursing students with the basic knowledge and skills about psychiatric patient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Nursing assessment, interventions and evaluation used by psychiatric clinicians are presented and discussed in this class.</text:p>
          </table:table-cell>
          <table:table-cell table:number-columns-repeated="16361"/>
        </table:table-row>
        <table:table-row table:style-name="ro9">
          <table:table-cell office:value-type="float" office:value="1132" table:style-name="ce4">
            <text:p>1132</text:p>
          </table:table-cell>
          <table:table-cell office:value-type="string" table:style-name="ce1">
            <text:p>林佑蓉</text:p>
          </table:table-cell>
          <table:table-cell office:value-type="string" table:style-name="ce1">
            <text:p>111401452014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佑蓉,石雅文,黃慧芬,江慧珠,謝雨珊,曾雅惠,李美銀,林季宜,王健珍,柳舒祥,李靜恬,李重霈,蘇美禎,黎靜婷,柯莉珊,劉茹涵,林芳怡,李怡賢,簡翠薇,廖珮宏,涂明香,徐淑貞,韓惠萍,謝佳容,張淑芳</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1" table:style-name="ce1">
            <text:p>1</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佑蓉</text:p>
          </table:table-cell>
          <table:table-cell office:value-type="string" table:style-name="ce1">
            <text:p>111401452014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佑蓉,石雅文,黃慧芬,江慧珠,謝雨珊,曾雅惠,李美銀,林季宜,王健珍,柳舒祥,李靜恬,李重霈,蘇美禎,黎靜婷,柯莉珊,劉茹涵,林芳怡,李怡賢,簡翠薇,廖珮宏,涂明香,徐淑貞,韓惠萍,謝佳容,張淑芳</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2" table:style-name="ce1">
            <text:p>2</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佑蓉</text:p>
          </table:table-cell>
          <table:table-cell office:value-type="string" table:style-name="ce1">
            <text:p>111401452014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佑蓉,石雅文,黃慧芬,江慧珠,謝雨珊,曾雅惠,李美銀,林季宜,王健珍,柳舒祥,李靜恬,李重霈,蘇美禎,黎靜婷,柯莉珊,劉茹涵,林芳怡,李怡賢,簡翠薇,廖珮宏,涂明香,徐淑貞,韓惠萍,謝佳容,張淑芳</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3" table:style-name="ce1">
            <text:p>3</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佑蓉</text:p>
          </table:table-cell>
          <table:table-cell office:value-type="string" table:style-name="ce1">
            <text:p>111401452014A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佑蓉,石雅文,黃慧芬,江慧珠,謝雨珊,曾雅惠,李美銀,林季宜,王健珍,柳舒祥,李靜恬,李重霈,蘇美禎,黎靜婷,柯莉珊,劉茹涵,林芳怡,李怡賢,簡翠薇,廖珮宏,涂明香,徐淑貞,韓惠萍,謝佳容,張淑芳</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4" table:style-name="ce1">
            <text:p>4</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曾雅惠</text:p>
          </table:table-cell>
          <table:table-cell office:value-type="string" table:style-name="ce1">
            <text:p>111401452014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B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曾雅惠,石雅文,黃慧芬,江慧珠,謝雨珊,李美銀,林佑蓉,林季宜,王健珍,柳舒祥,李靜恬,李重霈,王佩珊,陳琬蓉,許碧芳,黃婷婷,陳明宜,吳曉雲,曾虹齡,林佳蓉,徐珮倚,張書璇,唐鈺婷,杜帷希,陳貞秀,陳淑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2" table:style-name="ce1">
            <text:p>2</text:p>
          </table:table-cell>
          <table:table-cell office:value-type="string" table:style-name="ce1">
            <text:p>1,2,3,4</text:p>
          </table:table-cell>
          <table:table-cell office:value-type="string" table:style-name="ce1">
            <text:p>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曾雅惠</text:p>
          </table:table-cell>
          <table:table-cell office:value-type="string" table:style-name="ce1">
            <text:p>111401452014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B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曾雅惠,石雅文,黃慧芬,江慧珠,謝雨珊,李美銀,林佑蓉,林季宜,王健珍,柳舒祥,李靜恬,李重霈,王佩珊,陳琬蓉,許碧芳,黃婷婷,陳明宜,吳曉雲,曾虹齡,林佳蓉,徐珮倚,張書璇,唐鈺婷,杜帷希,陳貞秀,陳淑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3" table:style-name="ce1">
            <text:p>3</text:p>
          </table:table-cell>
          <table:table-cell office:value-type="string" table:style-name="ce1">
            <text:p>6,7,8,9</text:p>
          </table:table-cell>
          <table:table-cell office:value-type="string" table:style-name="ce1">
            <text:p>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曾雅惠</text:p>
          </table:table-cell>
          <table:table-cell office:value-type="string" table:style-name="ce1">
            <text:p>111401452014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B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曾雅惠,石雅文,黃慧芬,江慧珠,謝雨珊,李美銀,林佑蓉,林季宜,王健珍,柳舒祥,李靜恬,李重霈,王佩珊,陳琬蓉,許碧芳,黃婷婷,陳明宜,吳曉雲,曾虹齡,林佳蓉,徐珮倚,張書璇,唐鈺婷,杜帷希,陳貞秀,陳淑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4" table:style-name="ce1">
            <text:p>4</text:p>
          </table:table-cell>
          <table:table-cell office:value-type="string" table:style-name="ce1">
            <text:p>1,2,3,4</text:p>
          </table:table-cell>
          <table:table-cell office:value-type="string" table:style-name="ce1">
            <text:p>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曾雅惠</text:p>
          </table:table-cell>
          <table:table-cell office:value-type="string" table:style-name="ce1">
            <text:p>111401452014B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B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曾雅惠,石雅文,黃慧芬,江慧珠,謝雨珊,李美銀,林佑蓉,林季宜,王健珍,柳舒祥,李靜恬,李重霈,王佩珊,陳琬蓉,許碧芳,黃婷婷,陳明宜,吳曉雲,曾虹齡,林佳蓉,徐珮倚,張書璇,唐鈺婷,杜帷希,陳貞秀,陳淑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3</text:p>
          </table:table-cell>
          <table:table-cell office:value-type="float" office:value="5" table:style-name="ce1">
            <text:p>5</text:p>
          </table:table-cell>
          <table:table-cell office:value-type="string" table:style-name="ce1">
            <text:p>6,7,8,9</text:p>
          </table:table-cell>
          <table:table-cell office:value-type="string" table:style-name="ce1">
            <text:p>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季宜</text:p>
          </table:table-cell>
          <table:table-cell office:value-type="string" table:style-name="ce1">
            <text:p>111401452014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C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季宜,石雅文,黃慧芬,江慧珠,謝雨珊,曾雅惠,李美銀,林佑蓉,王健珍,柳舒祥,李靜恬,李重霈,林秀貞,陳怡禎,褚怡菁,侯玟毅,洪珮真,李毓涵,陳昭誼,曾娓娟,王詩晴,王詩婷,遲振婷,魏黛如,王美華,黃秀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1" table:style-name="ce1">
            <text:p>1</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季宜</text:p>
          </table:table-cell>
          <table:table-cell office:value-type="string" table:style-name="ce1">
            <text:p>111401452014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C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季宜,石雅文,黃慧芬,江慧珠,謝雨珊,曾雅惠,李美銀,林佑蓉,王健珍,柳舒祥,李靜恬,李重霈,林秀貞,陳怡禎,褚怡菁,侯玟毅,洪珮真,李毓涵,陳昭誼,曾娓娟,王詩晴,王詩婷,遲振婷,魏黛如,王美華,黃秀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2" table:style-name="ce1">
            <text:p>2</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季宜</text:p>
          </table:table-cell>
          <table:table-cell office:value-type="string" table:style-name="ce1">
            <text:p>111401452014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C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季宜,石雅文,黃慧芬,江慧珠,謝雨珊,曾雅惠,李美銀,林佑蓉,王健珍,柳舒祥,李靜恬,李重霈,林秀貞,陳怡禎,褚怡菁,侯玟毅,洪珮真,李毓涵,陳昭誼,曾娓娟,王詩晴,王詩婷,遲振婷,魏黛如,王美華,黃秀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3" table:style-name="ce1">
            <text:p>3</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林季宜</text:p>
          </table:table-cell>
          <table:table-cell office:value-type="string" table:style-name="ce1">
            <text:p>111401452014C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C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林季宜,石雅文,黃慧芬,江慧珠,謝雨珊,曾雅惠,李美銀,林佑蓉,王健珍,柳舒祥,李靜恬,李重霈,林秀貞,陳怡禎,褚怡菁,侯玟毅,洪珮真,李毓涵,陳昭誼,曾娓娟,王詩晴,王詩婷,遲振婷,魏黛如,王美華,黃秀玫</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4" table:style-name="ce1">
            <text:p>4</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李美銀</text:p>
          </table:table-cell>
          <table:table-cell office:value-type="string" table:style-name="ce1">
            <text:p>111401452014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D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李美銀,石雅文,黃慧芬,江慧珠,謝雨珊,曾雅惠,林佑蓉,林季宜,王健珍,柳舒祥,李靜恬,李重霈,林庭妤,曾盈慈,潘婉琳,陳美玲,林英,許智皓,李慧貞,江逸萱,吳桂花,戴君倚,陳惠美,鍾美玲,黃秀麗,賴倩瑜,李坤黛,黃馨,簡靜慧</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2" table:style-name="ce1">
            <text:p>2</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李美銀</text:p>
          </table:table-cell>
          <table:table-cell office:value-type="string" table:style-name="ce1">
            <text:p>111401452014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D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李美銀,石雅文,黃慧芬,江慧珠,謝雨珊,曾雅惠,林佑蓉,林季宜,王健珍,柳舒祥,李靜恬,李重霈,林庭妤,曾盈慈,潘婉琳,陳美玲,林英,許智皓,李慧貞,江逸萱,吳桂花,戴君倚,陳惠美,鍾美玲,黃秀麗,賴倩瑜,李坤黛,黃馨,簡靜慧</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3" table:style-name="ce1">
            <text:p>3</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李美銀</text:p>
          </table:table-cell>
          <table:table-cell office:value-type="string" table:style-name="ce1">
            <text:p>111401452014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D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李美銀,石雅文,黃慧芬,江慧珠,謝雨珊,曾雅惠,林佑蓉,林季宜,王健珍,柳舒祥,李靜恬,李重霈,林庭妤,曾盈慈,潘婉琳,陳美玲,林英,許智皓,李慧貞,江逸萱,吳桂花,戴君倚,陳惠美,鍾美玲,黃秀麗,賴倩瑜,李坤黛,黃馨,簡靜慧</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4" table:style-name="ce1">
            <text:p>4</text:p>
          </table:table-cell>
          <table:table-cell office:value-type="string" table:style-name="ce1">
            <text:p>6,7,8,9</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李美銀</text:p>
          </table:table-cell>
          <table:table-cell office:value-type="string" table:style-name="ce1">
            <text:p>111401452014D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1452" table:style-name="ce1">
            <text:p>1452</text:p>
          </table:table-cell>
          <table:table-cell office:value-type="float" office:value="1" table:style-name="ce1">
            <text:p>1</text:p>
          </table:table-cell>
          <table:table-cell office:value-type="float" office:value="4" table:style-name="ce1">
            <text:p>4</text:p>
          </table:table-cell>
          <table:table-cell office:value-type="string" table:style-name="ce1">
            <text:p>D0</text:p>
          </table:table-cell>
          <table:table-cell office:value-type="string" table:style-name="ce1">
            <text:p>綜合實作</text:p>
          </table:table-cell>
          <table:table-cell office:value-type="string" table:style-name="ce1">
            <text:p>Integrated clinical practice</text:p>
          </table:table-cell>
          <table:table-cell office:value-type="string" table:style-name="ce1">
            <text:p>李美銀,石雅文,黃慧芬,江慧珠,謝雨珊,曾雅惠,林佑蓉,林季宜,王健珍,柳舒祥,李靜恬,李重霈,林庭妤,曾盈慈,潘婉琳,陳美玲,林英,許智皓,李慧貞,江逸萱,吳桂花,戴君倚,陳惠美,鍾美玲,黃秀麗,賴倩瑜,李坤黛,黃馨,簡靜慧</text:p>
          </table:table-cell>
          <table:table-cell office:value-type="float" office:value="3" table:style-name="ce1">
            <text:p>3</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4</text:p>
          </table:table-cell>
          <table:table-cell office:value-type="float" office:value="5" table:style-name="ce1">
            <text:p>5</text:p>
          </table:table-cell>
          <table:table-cell office:value-type="string" table:style-name="ce1">
            <text:p>1,2,3,4</text:p>
          </table:table-cell>
          <table:table-cell office:value-type="string" table:style-name="ce1">
            <text:p>修課限制：本系四技一般生大四、護理系學士後大三、畢業班課程、不開放自行加退或換班</text:p>
          </table:table-cell>
          <table:table-cell office:value-type="string" table:style-name="ce1">
            <text:p>本課程旨在強化學生綜合護理實務應用的能力，課室內容包括各科情境模擬演練與評測。</text:p>
          </table:table-cell>
          <table:table-cell office:value-type="string" table:style-name="ce1">
            <text:p>This course is designed to enhance students’ nursing competence. Students could learn to apply critical thinking and nursing process to identify clients’ health problems and implement feasible nursing interventions to meet the needs of clients during simulation and Objective Structured Clinical Examination (OSCE).</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203014L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03" table:style-name="ce1">
            <text:p>203</text:p>
          </table:table-cell>
          <table:table-cell office:value-type="float" office:value="1" table:style-name="ce1">
            <text:p>1</text:p>
          </table:table-cell>
          <table:table-cell office:value-type="float" office:value="4" table:style-name="ce1">
            <text:p>4</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李榮芬,王靜慧,蘇瑞源,盧淑芬,蕭世美,熊道芬,張昭容,曲幗敏,劉雅芬,陳美蓉,張峰玉,李穎俐,劉士榳,蕭孟蘋,林秀玟,陳柑伴,洪嘉蕙,向慧芬,王秋雯,施淑鳳,許馨心,張宜華,吳浩婷,范曉雯,林姝含,林秀華,林瑛釗,謝秀容,蕭偉伶,官千意,蕭筑棋,李姵萱,林雯霞,黃詩婷,劉建宏,江旻懋,李怡惠,古雪貞,李玉霞,陳思佳,鄭雅靜,胡曉珍,宋翠葉,吳秀娟,周玫珍,陳香君,涂明香,陳貞秀,林季宜,簡翠薇</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實習期間：02/19-04/03，修課限制：實習課程、本系四技一般生大四、畢業班課程、修課名單由護理系實習辦公室提供</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203014L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03" table:style-name="ce1">
            <text:p>203</text:p>
          </table:table-cell>
          <table:table-cell office:value-type="float" office:value="1" table:style-name="ce1">
            <text:p>1</text:p>
          </table:table-cell>
          <table:table-cell office:value-type="float" office:value="4" table:style-name="ce1">
            <text:p>4</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李榮芬,王靜慧,蘇瑞源,盧淑芬,蕭世美,熊道芬,張昭容,曲幗敏,劉雅芬,陳美蓉,張峰玉,李穎俐,劉士榳,蕭孟蘋,林秀玟,陳柑伴,洪嘉蕙,向慧芬,王秋雯,施淑鳳,許馨心,張宜華,吳浩婷,范曉雯,林姝含,林秀華,林瑛釗,謝秀容,蕭偉伶,官千意,蕭筑棋,李姵萱,林雯霞,黃詩婷,劉建宏,江旻懋,李怡惠,古雪貞,李玉霞,陳思佳,鄭雅靜,胡曉珍,宋翠葉,吳秀娟,周玫珍,陳香君,涂明香,陳貞秀,林季宜,簡翠薇</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實習期間：02/19-04/03，修課限制：實習課程、本系四技一般生大四、畢業班課程、修課名單由護理系實習辦公室提供</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203014L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03" table:style-name="ce1">
            <text:p>203</text:p>
          </table:table-cell>
          <table:table-cell office:value-type="float" office:value="1" table:style-name="ce1">
            <text:p>1</text:p>
          </table:table-cell>
          <table:table-cell office:value-type="float" office:value="4" table:style-name="ce1">
            <text:p>4</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李榮芬,王靜慧,蘇瑞源,盧淑芬,蕭世美,熊道芬,張昭容,曲幗敏,劉雅芬,陳美蓉,張峰玉,李穎俐,劉士榳,蕭孟蘋,林秀玟,陳柑伴,洪嘉蕙,向慧芬,王秋雯,施淑鳳,許馨心,張宜華,吳浩婷,范曉雯,林姝含,林秀華,林瑛釗,謝秀容,蕭偉伶,官千意,蕭筑棋,李姵萱,林雯霞,黃詩婷,劉建宏,江旻懋,李怡惠,古雪貞,李玉霞,陳思佳,鄭雅靜,胡曉珍,宋翠葉,吳秀娟,周玫珍,陳香君,涂明香,陳貞秀,林季宜,簡翠薇</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實習期間：02/19-04/03，修課限制：實習課程、本系四技一般生大四、畢業班課程、修課名單由護理系實習辦公室提供</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203014L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03" table:style-name="ce1">
            <text:p>203</text:p>
          </table:table-cell>
          <table:table-cell office:value-type="float" office:value="1" table:style-name="ce1">
            <text:p>1</text:p>
          </table:table-cell>
          <table:table-cell office:value-type="float" office:value="4" table:style-name="ce1">
            <text:p>4</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李榮芬,王靜慧,蘇瑞源,盧淑芬,蕭世美,熊道芬,張昭容,曲幗敏,劉雅芬,陳美蓉,張峰玉,李穎俐,劉士榳,蕭孟蘋,林秀玟,陳柑伴,洪嘉蕙,向慧芬,王秋雯,施淑鳳,許馨心,張宜華,吳浩婷,范曉雯,林姝含,林秀華,林瑛釗,謝秀容,蕭偉伶,官千意,蕭筑棋,李姵萱,林雯霞,黃詩婷,劉建宏,江旻懋,李怡惠,古雪貞,李玉霞,陳思佳,鄭雅靜,胡曉珍,宋翠葉,吳秀娟,周玫珍,陳香君,涂明香,陳貞秀,林季宜,簡翠薇</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實習期間：02/19-04/03，修課限制：實習課程、本系四技一般生大四、畢業班課程、修課名單由護理系實習辦公室提供</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400203014L0</text:p>
          </table:table-cell>
          <table:table-cell office:value-type="float" office:value="11140" table:style-name="ce1">
            <text:p>11140</text:p>
          </table:table-cell>
          <table:table-cell office:value-type="string" table:style-name="ce1">
            <text:p>護理系</text:p>
          </table:table-cell>
          <table:table-cell office:value-type="string" table:style-name="ce1">
            <text:p>四年制</text:p>
          </table:table-cell>
          <table:table-cell office:value-type="float" office:value="203" table:style-name="ce1">
            <text:p>203</text:p>
          </table:table-cell>
          <table:table-cell office:value-type="float" office:value="1" table:style-name="ce1">
            <text:p>1</text:p>
          </table:table-cell>
          <table:table-cell office:value-type="float" office:value="4" table:style-name="ce1">
            <text:p>4</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李榮芬,王靜慧,蘇瑞源,盧淑芬,蕭世美,熊道芬,張昭容,曲幗敏,劉雅芬,陳美蓉,張峰玉,李穎俐,劉士榳,蕭孟蘋,林秀玟,陳柑伴,洪嘉蕙,向慧芬,王秋雯,施淑鳳,許馨心,張宜華,吳浩婷,范曉雯,林姝含,林秀華,林瑛釗,謝秀容,蕭偉伶,官千意,蕭筑棋,李姵萱,林雯霞,黃詩婷,劉建宏,江旻懋,李怡惠,古雪貞,李玉霞,陳思佳,鄭雅靜,胡曉珍,宋翠葉,吳秀娟,周玫珍,陳香君,涂明香,陳貞秀,林季宜,簡翠薇</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實習期間：02/19-04/03，修課限制：實習課程、本系四技一般生大四、畢業班課程、修課名單由護理系實習辦公室提供</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8">
          <table:table-cell office:value-type="float" office:value="1132" table:style-name="ce4">
            <text:p>1132</text:p>
          </table:table-cell>
          <table:table-cell office:value-type="string" table:style-name="ce1">
            <text:p>陳裔專</text:p>
          </table:table-cell>
          <table:table-cell office:value-type="string" table:style-name="ce1">
            <text:p>221400118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18" table:style-name="ce1">
            <text:p>11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多媒體製作與應用</text:p>
          </table:table-cell>
          <table:table-cell office:value-type="string" table:style-name="ce1">
            <text:p>Production and Application of multimedia</text:p>
          </table:table-cell>
          <table:table-cell office:value-type="string" table:style-name="ce1">
            <text:p>陳裔專</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3" table:style-name="ce1">
            <text:p>3</text:p>
          </table:table-cell>
          <table:table-cell office:value-type="string" table:style-name="ce1">
            <text:p>6,7</text:p>
          </table:table-cell>
          <table:table-cell office:value-type="string" table:style-name="ce1">
            <text:p>修課限制：本系四技一般生、外系四技一般生、本所（研究生下修，不計入畢業學分）</text:p>
          </table:table-cell>
          <table:table-cell office:value-type="string" table:style-name="ce1">
            <text:p>本課程旨在學習超媒體(hypermedia) 的素材製作，包含文案(text)、圖像(image)、語音(audio)、視訊(video)；並教導學生利用各種素材製作、文案編輯、圖像處理、語音合成及視訊剪輯，進而編撰成影音光碟VCD、SVCD、DVD與網路串流。</text:p>
          </table:table-cell>
          <table:table-cell office:value-type="string" table:style-name="ce1">
            <text:p>The course provides material source of hypermedia with computer software that includes text clips, image clips, audio clips, and video clips. The learner will integrate these clips to produce VCD, SVCD, DVD medium and steams in the web sites.</text:p>
          </table:table-cell>
          <table:table-cell table:number-columns-repeated="16361"/>
        </table:table-row>
        <table:table-row table:style-name="ro8">
          <table:table-cell office:value-type="float" office:value="1132" table:style-name="ce4">
            <text:p>1132</text:p>
          </table:table-cell>
          <table:table-cell office:value-type="string" table:style-name="ce1">
            <text:p>林東正</text:p>
          </table:table-cell>
          <table:table-cell office:value-type="string" table:style-name="ce1">
            <text:p>221400033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服務學習</text:p>
          </table:table-cell>
          <table:table-cell office:value-type="string" table:style-name="ce1">
            <text:p>Service Learning</text:p>
          </table:table-cell>
          <table:table-cell office:value-type="string" table:style-name="ce1">
            <text:p>林東正</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5</text:p>
          </table:table-cell>
          <table:table-cell office:value-type="float" office:value="2" table:style-name="ce1">
            <text:p>2</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text:p>
          </table:table-cell>
          <table:table-cell table:number-columns-repeated="16361"/>
        </table:table-row>
        <table:table-row table:style-name="ro2">
          <table:table-cell office:value-type="float" office:value="1132" table:style-name="ce4">
            <text:p>1132</text:p>
          </table:table-cell>
          <table:table-cell office:value-type="string" table:style-name="ce1">
            <text:p>吳承翰</text:p>
          </table:table-cell>
          <table:table-cell office:value-type="string" table:style-name="ce1">
            <text:p>221401621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621" table:style-name="ce1">
            <text:p>1621</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健康科技導論</text:p>
          </table:table-cell>
          <table:table-cell office:value-type="string" table:style-name="ce1">
            <text:p>Introduction to Health Technology</text:p>
          </table:table-cell>
          <table:table-cell office:value-type="string" table:style-name="ce1">
            <text:p>吳承翰</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5</text:p>
          </table:table-cell>
          <table:table-cell office:value-type="float" office:value="1" table:style-name="ce1">
            <text:p>1</text:p>
          </table:table-cell>
          <table:table-cell office:value-type="string" table:style-name="ce1">
            <text:p>6,7</text:p>
          </table:table-cell>
          <table:table-cell office:value-type="string" table:style-name="ce1">
            <text:p>修課限制：健科學院四技一般生。健科學院四技一年級生不開放換班，如有特殊加退選需求請洽健科學院。</text:p>
          </table:table-cell>
          <table:table-cell office:value-type="string" table:style-name="ce1">
            <text:p>本課程先介紹有關休閒產業、健康事業、健康科技照護以及語言治療與聽力障礙的發展趨勢，並了解目前各領域科技應用的現況及跨領域之可能性，內容包括保健旅遊之跨域整合、管理方法應用、資訊科技與長照領域之結合，以及聽語治療的應用等。藉由各領域發展趨勢的了解，進一步透過企劃案構思，讓學生能充分了解跨領域應用的精隨。</text:p>
          </table:table-cell>
          <table:table-cell office:value-type="string" table:style-name="ce1">
            <text:p>This course introduces the development trends of leisure and health industry, healthcare technology, and speech language pathology and audiology. The course also briefs the current state of technology applications, and identifies the possibility of cross-domain integration that includes the domains on health tourism, management, information technology, the long-term care, and speech language pathology and audiology. Based on the understanding of cross-domain background, students can propose business plan to fulfill the requirement of cross-domain applications on healthcare domain.</text:p>
          </table:table-cell>
          <table:table-cell table:number-columns-repeated="16361"/>
        </table:table-row>
        <table:table-row table:style-name="ro8">
          <table:table-cell office:value-type="float" office:value="1132" table:style-name="ce4">
            <text:p>1132</text:p>
          </table:table-cell>
          <table:table-cell office:value-type="string" table:style-name="ce1">
            <text:p>林東正</text:p>
          </table:table-cell>
          <table:table-cell office:value-type="string" table:style-name="ce1">
            <text:p>221400047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47" table:style-name="ce1">
            <text:p>47</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統計學</text:p>
          </table:table-cell>
          <table:table-cell office:value-type="string" table:style-name="ce1">
            <text:p>Statistics</text:p>
          </table:table-cell>
          <table:table-cell office:value-type="string" table:style-name="ce1">
            <text:p>林東正</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5</text:p>
          </table:table-cell>
          <table:table-cell office:value-type="float" office:value="2" table:style-name="ce1">
            <text:p>2</text:p>
          </table:table-cell>
          <table:table-cell office:value-type="string" table:style-name="ce1">
            <text:p>3,4</text:p>
          </table:table-cell>
          <table:table-cell office:value-type="string" table:style-name="ce1">
            <text:p>修課限制：本系四技一般生、外系四技一般生、本所（研究生下修，不計入畢業學分）</text:p>
          </table:table-cell>
          <table:table-cell office:value-type="string" table:style-name="ce1">
            <text:p>先介紹敘述性統計之資料性質、資料整理等基本觀念後，再就推論統計部分之假設檢定、變異數分析、回歸與相關及卡方檢定等進行深入探討。</text:p>
          </table:table-cell>
          <table:table-cell office:value-type="string" table:style-name="ce1">
            <text:p>The course first will quickly introduce the Descriptive statistics which include data type, data measurement, and statistic. The focus of this course is inferential statistics- including hypothesis testing, ANOVA, correlation and linear regression, and Ch</text:p>
          </table:table-cell>
          <table:table-cell table:number-columns-repeated="16361"/>
        </table:table-row>
        <table:table-row table:style-name="ro2">
          <table:table-cell office:value-type="float" office:value="1132" table:style-name="ce4">
            <text:p>1132</text:p>
          </table:table-cell>
          <table:table-cell office:value-type="string" table:style-name="ce1">
            <text:p>徐建業</text:p>
          </table:table-cell>
          <table:table-cell office:value-type="string" table:style-name="ce1">
            <text:p>221401200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200" table:style-name="ce1">
            <text:p>120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程式設計案例與應用</text:p>
          </table:table-cell>
          <table:table-cell office:value-type="string" table:style-name="ce1">
            <text:p>Introduction to JAVA Programming</text:p>
          </table:table-cell>
          <table:table-cell office:value-type="string" table:style-name="ce1">
            <text:p>徐建業</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2</text:p>
          </table:table-cell>
          <table:table-cell office:value-type="float" office:value="1" table:style-name="ce1">
            <text:p>1</text:p>
          </table:table-cell>
          <table:table-cell office:value-type="string" table:style-name="ce1">
            <text:p>8,9,10</text:p>
          </table:table-cell>
          <table:table-cell office:value-type="string" table:style-name="ce1">
            <text:p>修課限制：本系四技一般生、外系四技一般生、本所（研究生下修，不計入畢業學分）、程式設計課程</text:p>
          </table:table-cell>
          <table:table-cell office:value-type="string" table:style-name="ce1">
            <text:p>本課程為JAVA程式語言入門課程，主要教學內容包含JAVA指令的語法，I/O的處理、程式邏輯運算、程式流程控制、陣列字串處理、JAVA套件等。另一方面，針對基本物件導向的程式設計，例如繼承、過載、多形等，亦會加以簡單講解並讓學生演練。</text:p>
          </table:table-cell>
          <table:table-cell office:value-type="string" table:style-name="ce1">
            <text:p>Object-oriented programming is an important and basic IT skills, the purpose of this course is to teach students have the basic ability to establish a JAVA application and give students the concepts and the benefits of object-oriented programming include the characteristics Inheritance, Overload and Polymorphism. Topics covered include the Java programming language syntax, input and output functions, Array and strings, math functions, collection classes. Students will develop and test Java applications (typically) using Eclipse.</text:p>
          </table:table-cell>
          <table:table-cell table:number-columns-repeated="16361"/>
        </table:table-row>
        <table:table-row table:style-name="ro8">
          <table:table-cell office:value-type="float" office:value="1132" table:style-name="ce4">
            <text:p>1132</text:p>
          </table:table-cell>
          <table:table-cell office:value-type="string" table:style-name="ce1">
            <text:p>陳亮均</text:p>
          </table:table-cell>
          <table:table-cell office:value-type="string" table:style-name="ce1">
            <text:p>221400060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60" table:style-name="ce1">
            <text:p>6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資訊管理概論</text:p>
          </table:table-cell>
          <table:table-cell office:value-type="string" table:style-name="ce1">
            <text:p>Information Management Concept</text:p>
          </table:table-cell>
          <table:table-cell office:value-type="string" table:style-name="ce1">
            <text:p>陳亮均</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3" table:style-name="ce1">
            <text:p>3</text:p>
          </table:table-cell>
          <table:table-cell office:value-type="string" table:style-name="ce1">
            <text:p>2,3,4</text:p>
          </table:table-cell>
          <table:table-cell office:value-type="string" table:style-name="ce1">
            <text:p>修課限制：本系四技一般生、外系四技一般生、本所（研究生下修，不計入畢業學分）</text:p>
          </table:table-cell>
          <table:table-cell office:value-type="string" table:style-name="ce1">
            <text:p>讓學生研習本課程後能對資訊科技與管理有更深入的瞭解，也希望藉由課程的教授能讓同學對資訊科技及管理的策略使用及最先進的企業資訊科技管理與應用有所體認。</text:p>
          </table:table-cell>
          <table:table-cell office:value-type="string" table:style-name="ce1">
            <text:p>The main objective of this course is to assist students establish a concept of Management Information Systems, the course will introduce new knowledge of Management Information Systems in digital company, students will learn the role of information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林君樺</text:p>
          </table:table-cell>
          <table:table-cell office:value-type="string" table:style-name="ce1">
            <text:p>221401724011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24" table:style-name="ce1">
            <text:p>172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撞球</text:p>
          </table:table-cell>
          <table:table-cell office:value-type="string" table:style-name="ce1">
            <text:p>PE-Billiards</text:p>
          </table:table-cell>
          <table:table-cell office:value-type="string" table:style-name="ce1">
            <text:p>林君樺</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8,9</text:p>
          </table:table-cell>
          <table:table-cell office:value-type="string" table:style-name="ce1">
            <text:p>1.第一階段志願選，僅由資四一Ａ、聽四一Ａ、幼二一Ａ互相跨班選課。</text:p>
            <text:p>2.第二階段加退選，開放全校二技一般生及四技一般生選課。</text:p>
            <text:p>3.上課地點請洽體育室，一學期至多修習2門必修體育。</text:p>
          </table:table-cell>
          <table:table-cell office:value-type="string" table:style-name="ce1">
            <text:p>本課程旨在培養撞球運動基本認知與技術能力，並籍由撞</text:p>
            <text:p>球運動的學習,促進學生身心機能的發展，增進人際關係及規律運動習慣之養成。</text:p>
          </table:table-cell>
          <table:table-cell office:value-type="string" table:style-name="ce1">
            <text:p>The aim of the course is to learn billiard in mind and learn skills through</text:p>
            <text:p>the game of billiard, so that learners experience the fun of learning golf</text:p>
            <text:p>skills, and thus become the future health-related physical fitness and</text:p>
            <text:p>life-long sports movement options.</text:p>
          </table:table-cell>
          <table:table-cell table:number-columns-repeated="16361"/>
        </table:table-row>
        <table:table-row table:style-name="ro8">
          <table:table-cell office:value-type="float" office:value="1132" table:style-name="ce4">
            <text:p>1132</text:p>
          </table:table-cell>
          <table:table-cell office:value-type="string" table:style-name="ce1">
            <text:p>陳裔專</text:p>
          </table:table-cell>
          <table:table-cell office:value-type="string" table:style-name="ce1">
            <text:p>221400118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18" table:style-name="ce1">
            <text:p>118</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多媒體製作與應用</text:p>
          </table:table-cell>
          <table:table-cell office:value-type="string" table:style-name="ce1">
            <text:p>Production and Application of multimedia</text:p>
          </table:table-cell>
          <table:table-cell office:value-type="string" table:style-name="ce1">
            <text:p>陳裔專</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3" table:style-name="ce1">
            <text:p>3</text:p>
          </table:table-cell>
          <table:table-cell office:value-type="string" table:style-name="ce1">
            <text:p>3,4</text:p>
          </table:table-cell>
          <table:table-cell office:value-type="string" table:style-name="ce1">
            <text:p>修課限制：本系四技一般生、外系四技一般生、本所（研究生下修，不計入畢業學分）</text:p>
          </table:table-cell>
          <table:table-cell office:value-type="string" table:style-name="ce1">
            <text:p>本課程旨在學習超媒體(hypermedia) 的素材製作，包含文案(text)、圖像(image)、語音(audio)、視訊(video)；並教導學生利用各種素材製作、文案編輯、圖像處理、語音合成及視訊剪輯，進而編撰成影音光碟VCD、SVCD、DVD與網路串流。</text:p>
          </table:table-cell>
          <table:table-cell office:value-type="string" table:style-name="ce1">
            <text:p>The course provides material source of hypermedia with computer software that includes text clips, image clips, audio clips, and video clips. The learner will integrate these clips to produce VCD, SVCD, DVD medium and steams in the web sites.</text:p>
          </table:table-cell>
          <table:table-cell table:number-columns-repeated="16361"/>
        </table:table-row>
        <table:table-row table:style-name="ro8">
          <table:table-cell office:value-type="float" office:value="1132" table:style-name="ce4">
            <text:p>1132</text:p>
          </table:table-cell>
          <table:table-cell office:value-type="string" table:style-name="ce1">
            <text:p>吳承翰</text:p>
          </table:table-cell>
          <table:table-cell office:value-type="string" table:style-name="ce1">
            <text:p>221400033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服務學習</text:p>
          </table:table-cell>
          <table:table-cell office:value-type="string" table:style-name="ce1">
            <text:p>Service Learning</text:p>
          </table:table-cell>
          <table:table-cell office:value-type="string" table:style-name="ce1">
            <text:p>吳承翰</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4" table:style-name="ce1">
            <text:p>4</text:p>
          </table:table-cell>
          <table:table-cell office:value-type="float" office:value="5" table:style-name="ce1">
            <text:p>5</text:p>
          </table:table-cell>
          <table:table-cell office:value-type="string" table:style-name="ce1">
            <text:p>修課限制：本系四技一般生</text:p>
          </table:table-cell>
          <table:table-cell office:value-type="string" table:style-name="ce1">
            <text:p>本課程設計旨在協助學生培養服務的精神，藉由至服務機構提供服務，落實課堂所學之服務知識與理念，並進而從服務中學習、瞭解服務於社區之重要性與體驗服務之意義，培養正向的服務態度，以期自我省思、瞭解自我進而促進自我成長與肯定生命價值。</text:p>
          </table:table-cell>
          <table:table-cell office:value-type="string" table:style-name="ce1">
            <text:p>This course is provided to introduce the basic concepts of volunteer, and help the students with fundamental understanding in non-profit organization (NPO). The class will be guided by different instructions of lecture, group discussion, homework and test</text:p>
          </table:table-cell>
          <table:table-cell table:number-columns-repeated="16361"/>
        </table:table-row>
        <table:table-row table:style-name="ro8">
          <table:table-cell office:value-type="float" office:value="1132" table:style-name="ce4">
            <text:p>1132</text:p>
          </table:table-cell>
          <table:table-cell office:value-type="string" table:style-name="ce1">
            <text:p>林東正</text:p>
          </table:table-cell>
          <table:table-cell office:value-type="string" table:style-name="ce1">
            <text:p>221400047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47" table:style-name="ce1">
            <text:p>47</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統計學</text:p>
          </table:table-cell>
          <table:table-cell office:value-type="string" table:style-name="ce1">
            <text:p>Statistics</text:p>
          </table:table-cell>
          <table:table-cell office:value-type="string" table:style-name="ce1">
            <text:p>林東正</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6</text:p>
          </table:table-cell>
          <table:table-cell office:value-type="float" office:value="3" table:style-name="ce1">
            <text:p>3</text:p>
          </table:table-cell>
          <table:table-cell office:value-type="string" table:style-name="ce1">
            <text:p>6,7</text:p>
          </table:table-cell>
          <table:table-cell office:value-type="string" table:style-name="ce1">
            <text:p>修課限制：本系四技一般生、外系四技一般生、本所（研究生下修，不計入畢業學分）</text:p>
          </table:table-cell>
          <table:table-cell office:value-type="string" table:style-name="ce1">
            <text:p>先介紹敘述性統計之資料性質、資料整理等基本觀念後，再就推論統計部分之假設檢定、變異數分析、回歸與相關及卡方檢定等進行深入探討。</text:p>
          </table:table-cell>
          <table:table-cell office:value-type="string" table:style-name="ce1">
            <text:p>The course first will quickly introduce the Descriptive statistics which include data type, data measurement, and statistic. The focus of this course is inferential statistics- including hypothesis testing, ANOVA, correlation and linear regression, and Ch</text:p>
          </table:table-cell>
          <table:table-cell table:number-columns-repeated="16361"/>
        </table:table-row>
        <table:table-row table:style-name="ro2">
          <table:table-cell office:value-type="float" office:value="1132" table:style-name="ce4">
            <text:p>1132</text:p>
          </table:table-cell>
          <table:table-cell office:value-type="string" table:style-name="ce1">
            <text:p>徐建業</text:p>
          </table:table-cell>
          <table:table-cell office:value-type="string" table:style-name="ce1">
            <text:p>221401200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200" table:style-name="ce1">
            <text:p>1200</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程式設計案例與應用</text:p>
          </table:table-cell>
          <table:table-cell office:value-type="string" table:style-name="ce1">
            <text:p>Introduction to JAVA Programming</text:p>
          </table:table-cell>
          <table:table-cell office:value-type="string" table:style-name="ce1">
            <text:p>徐建業</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2" table:style-name="ce1">
            <text:p>2</text:p>
          </table:table-cell>
          <table:table-cell office:value-type="string" table:style-name="ce1">
            <text:p>6,7,8</text:p>
          </table:table-cell>
          <table:table-cell office:value-type="string" table:style-name="ce1">
            <text:p>修課限制：本系四技一般生、外系四技一般生、本所（研究生下修，不計入畢業學分）、程式設計課程</text:p>
          </table:table-cell>
          <table:table-cell office:value-type="string" table:style-name="ce1">
            <text:p>本課程為JAVA程式語言入門課程，主要教學內容包含JAVA指令的語法，I/O的處理、程式邏輯運算、程式流程控制、陣列字串處理、JAVA套件等。另一方面，針對基本物件導向的程式設計，例如繼承、過載、多形等，亦會加以簡單講解並讓學生演練。</text:p>
          </table:table-cell>
          <table:table-cell office:value-type="string" table:style-name="ce1">
            <text:p>Object-oriented programming is an important and basic IT skills, the purpose of this course is to teach students have the basic ability to establish a JAVA application and give students the concepts and the benefits of object-oriented programming include the characteristics Inheritance, Overload and Polymorphism. Topics covered include the Java programming language syntax, input and output functions, Array and strings, math functions, collection classes. Students will develop and test Java applications (typically) using Eclipse.</text:p>
          </table:table-cell>
          <table:table-cell table:number-columns-repeated="16361"/>
        </table:table-row>
        <table:table-row table:style-name="ro8">
          <table:table-cell office:value-type="float" office:value="1132" table:style-name="ce4">
            <text:p>1132</text:p>
          </table:table-cell>
          <table:table-cell office:value-type="string" table:style-name="ce1">
            <text:p>陳亮均</text:p>
          </table:table-cell>
          <table:table-cell office:value-type="string" table:style-name="ce1">
            <text:p>221400060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60" table:style-name="ce1">
            <text:p>60</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資訊管理概論</text:p>
          </table:table-cell>
          <table:table-cell office:value-type="string" table:style-name="ce1">
            <text:p>Information Management Concept</text:p>
          </table:table-cell>
          <table:table-cell office:value-type="string" table:style-name="ce1">
            <text:p>陳亮均</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210</text:p>
          </table:table-cell>
          <table:table-cell office:value-type="float" office:value="2" table:style-name="ce1">
            <text:p>2</text:p>
          </table:table-cell>
          <table:table-cell office:value-type="string" table:style-name="ce1">
            <text:p>2,3,4</text:p>
          </table:table-cell>
          <table:table-cell office:value-type="string" table:style-name="ce1">
            <text:p>修課限制：本系四技一般生、外系四技一般生、本所（研究生下修，不計入畢業學分）</text:p>
          </table:table-cell>
          <table:table-cell office:value-type="string" table:style-name="ce1">
            <text:p>讓學生研習本課程後能對資訊科技與管理有更深入的瞭解，也希望藉由課程的教授能讓同學對資訊科技及管理的策略使用及最先進的企業資訊科技管理與應用有所體認。</text:p>
          </table:table-cell>
          <table:table-cell office:value-type="string" table:style-name="ce1">
            <text:p>The main objective of this course is to assist students establish a concept of Management Information Systems, the course will introduce new knowledge of Management Information Systems in digital company, students will learn the role of information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藍偉雄</text:p>
          </table:table-cell>
          <table:table-cell office:value-type="string" table:style-name="ce1">
            <text:p>221401719011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19" table:style-name="ce1">
            <text:p>1719</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體育-籃球2</text:p>
          </table:table-cell>
          <table:table-cell office:value-type="string" table:style-name="ce1">
            <text:p>PE-Basketball2</text:p>
          </table:table-cell>
          <table:table-cell office:value-type="string" table:style-name="ce1">
            <text:p>藍偉雄</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6,7</text:p>
          </table:table-cell>
          <table:table-cell office:value-type="string" table:style-name="ce1">
            <text:p>1.第一階段志願選，僅由健四一Ａ、資四一Ｂ、醫二一Ａ、健四一Ｂ互相跨班選課。</text:p>
            <text:p>2.第二階段加退選，開放全校二技一般生及四技一般生選課。</text:p>
            <text:p>3.上課地點請洽體育室，一學期至多修習2門必修體育。</text:p>
          </table:table-cell>
          <table:table-cell office:value-type="string" table:style-name="ce1">
            <text:p>本課程透過對籃球運動二人、三人進攻和防守組合的戰</text:p>
            <text:p>術與技術介紹，增進學生半場賽對抗的技能，並享受團隊互助合作與默契的樂趣，以及</text:p>
            <text:p>裁判能力的養成。課程內容包括二人組合進攻、防守戰術與技術，三人組合進攻、防守</text:p>
            <text:p>戰術與技術。規則部分各種違例、犯規的介紹，半場比賽裁判執法演練。</text:p>
          </table:table-cell>
          <table:table-cell office:value-type="string" table:style-name="ce1">
            <text:p>This program is through the introduction of tactics and techniques of two man<text:s/></text:p>
            <text:p>and three man basketball defensive and offensive combinations to strengthen<text:s/></text:p>
            <text:p>student’s techniques of half court matches and enjoy the fun of team work and<text:s/></text:p>
            <text:p>spoken consensus and the establishment of the ability of referee. The<text:s/></text:p>
            <text:p>program content has include the tactics and techniques of basketball team on<text:s/></text:p>
            <text:p>two people , three people with defensive and offensive combinations to<text:s/></text:p>
            <text:p>strengthen student’s techniques of matches ,rules of games include to<text:s/></text:p>
            <text:p>introduction of breach of rules and foul, a referee judge practice from half court<text:s/></text:p>
            <text:p>match.</text:p>
          </table:table-cell>
          <table:table-cell table:number-columns-repeated="16361"/>
        </table:table-row>
        <table:table-row table:style-name="ro5">
          <table:table-cell office:value-type="float" office:value="1132" table:style-name="ce4">
            <text:p>1132</text:p>
          </table:table-cell>
          <table:table-cell office:value-type="string" table:style-name="ce1">
            <text:p>趙曜</text:p>
          </table:table-cell>
          <table:table-cell office:value-type="string" table:style-name="ce1">
            <text:p>221401263011R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263" table:style-name="ce1">
            <text:p>1263</text:p>
          </table:table-cell>
          <table:table-cell office:value-type="float" office:value="1" table:style-name="ce1">
            <text:p>1</text:p>
          </table:table-cell>
          <table:table-cell office:value-type="float" office:value="1" table:style-name="ce1">
            <text:p>1</text:p>
          </table:table-cell>
          <table:table-cell office:value-type="string" table:style-name="ce1">
            <text:p>R0</text:p>
          </table:table-cell>
          <table:table-cell office:value-type="string" table:style-name="ce1">
            <text:p>適應體育</text:p>
          </table:table-cell>
          <table:table-cell office:value-type="string" table:style-name="ce1">
            <text:p>Physical Education</text:p>
          </table:table-cell>
          <table:table-cell office:value-type="string" table:style-name="ce1">
            <text:p>趙曜</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1" table:style-name="ce1">
            <text:p>1</text:p>
          </table:table-cell>
          <table:table-cell office:value-type="float" office:value="5" table:style-name="ce1">
            <text:p>5</text:p>
          </table:table-cell>
          <table:table-cell office:value-type="string" table:style-name="ce1">
            <text:p>修課限制：書面選課（申請方式請洽體育室）、上課地點請洽體育室</text:p>
          </table:table-cell>
          <table:table-cell office:value-type="string" table:style-name="ce1">
            <text:p>課程內容著重在鼓勵特殊狀況學生能藉由適應體育活動設計以提供修正、降低能力限制而仍然能夠在活動中漸漸增進健康體適能與運動表現能力，並進而促進身心健全發展。</text:p>
          </table:table-cell>
          <table:table-cell office:value-type="string" table:style-name="ce1">
            <text:p>The purpose of this course not only emphasis on the maintenance of physical fitness and sport skill, but also on the cultivation of the leisure, for the improving the concept of injury prevention. In the activities, students can gradually improve health fitness and sports performance, and further promote the development of physical and mental.</text:p>
          </table:table-cell>
          <table:table-cell table:number-columns-repeated="16361"/>
        </table:table-row>
        <table:table-row table:style-name="ro5">
          <table:table-cell office:value-type="float" office:value="1132" table:style-name="ce4">
            <text:p>1132</text:p>
          </table:table-cell>
          <table:table-cell office:value-type="string" table:style-name="ce1">
            <text:p>趙曜</text:p>
          </table:table-cell>
          <table:table-cell office:value-type="string" table:style-name="ce1">
            <text:p>221401263011R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263" table:style-name="ce1">
            <text:p>1263</text:p>
          </table:table-cell>
          <table:table-cell office:value-type="float" office:value="1" table:style-name="ce1">
            <text:p>1</text:p>
          </table:table-cell>
          <table:table-cell office:value-type="float" office:value="1" table:style-name="ce1">
            <text:p>1</text:p>
          </table:table-cell>
          <table:table-cell office:value-type="string" table:style-name="ce1">
            <text:p>R0</text:p>
          </table:table-cell>
          <table:table-cell office:value-type="string" table:style-name="ce1">
            <text:p>適應體育</text:p>
          </table:table-cell>
          <table:table-cell office:value-type="string" table:style-name="ce1">
            <text:p>Physical Education</text:p>
          </table:table-cell>
          <table:table-cell office:value-type="string" table:style-name="ce1">
            <text:p>趙曜</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float" office:value="5" table:style-name="ce1">
            <text:p>5</text:p>
          </table:table-cell>
          <table:table-cell office:value-type="string" table:style-name="ce1">
            <text:p>修課限制：書面選課（申請方式請洽體育室）、上課地點請洽體育室</text:p>
          </table:table-cell>
          <table:table-cell office:value-type="string" table:style-name="ce1">
            <text:p>課程內容著重在鼓勵特殊狀況學生能藉由適應體育活動設計以提供修正、降低能力限制而仍然能夠在活動中漸漸增進健康體適能與運動表現能力，並進而促進身心健全發展。</text:p>
          </table:table-cell>
          <table:table-cell office:value-type="string" table:style-name="ce1">
            <text:p>The purpose of this course not only emphasis on the maintenance of physical fitness and sport skill, but also on the cultivation of the leisure, for the improving the concept of injury prevention. In the activities, students can gradually improve health fitness and sports performance, and further promote the development of physical and mental.</text:p>
          </table:table-cell>
          <table:table-cell table:number-columns-repeated="16361"/>
        </table:table-row>
        <table:table-row table:style-name="ro7">
          <table:table-cell office:value-type="float" office:value="1132" table:style-name="ce4">
            <text:p>1132</text:p>
          </table:table-cell>
          <table:table-cell office:value-type="string" table:style-name="ce1">
            <text:p>陳亮均</text:p>
          </table:table-cell>
          <table:table-cell office:value-type="float" office:value="22140003501220"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35" table:style-name="ce1">
            <text:p>35</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組織行為學</text:p>
          </table:table-cell>
          <table:table-cell office:value-type="string" table:style-name="ce1">
            <text:p>Organizational Behavior</text:p>
          </table:table-cell>
          <table:table-cell office:value-type="string" table:style-name="ce1">
            <text:p>陳亮均</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5</text:p>
          </table:table-cell>
          <table:table-cell office:value-type="float" office:value="5" table:style-name="ce1">
            <text:p>5</text:p>
          </table:table-cell>
          <table:table-cell office:value-type="string" table:style-name="ce1">
            <text:p>6,7,8</text:p>
          </table:table-cell>
          <table:table-cell office:value-type="string" table:style-name="ce1">
            <text:p>修課限制：EMI全英語授課、本系四技一般生大二以上、外系四技一般生大二以上、本所（研究生下修，不計入畢業學分）</text:p>
          </table:table-cell>
          <table:table-cell office:value-type="string" table:style-name="ce1">
            <text:p>本課程將從組織之定義及組織行為之定義開始討論組織行為在管理層面之重要性，課程會包括組織行為全球觀點、組織行為之行程與差異、組織之激勵、個體決策、工作團對與溝通領導等組織研究領域相關重點。課程會以講授、活動與戶外教學來啟發同學在組織行為學上的概念及興趣。</text:p>
          </table:table-cell>
          <table:table-cell office:value-type="string" table:style-name="ce1">
            <text:p>The main objective of this course is to introduce the concept of Organizational Behavior (OB), such as the definition of OB and why this subject is important to enterprise. Second, the course attempts to stimulate students’ interest in the area of OB, so</text:p>
          </table:table-cell>
          <table:table-cell table:number-columns-repeated="16361"/>
        </table:table-row>
        <table:table-row table:style-name="ro7">
          <table:table-cell office:value-type="float" office:value="1132" table:style-name="ce4">
            <text:p>1132</text:p>
          </table:table-cell>
          <table:table-cell office:value-type="string" table:style-name="ce1">
            <text:p>蔡坤孝</text:p>
          </table:table-cell>
          <table:table-cell office:value-type="float" office:value="22140013101221"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31" table:style-name="ce1">
            <text:p>131</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網路程式設計</text:p>
          </table:table-cell>
          <table:table-cell office:value-type="string" table:style-name="ce1">
            <text:p>Internet Programming</text:p>
          </table:table-cell>
          <table:table-cell office:value-type="string" table:style-name="ce1">
            <text:p>蔡坤孝</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5</text:p>
          </table:table-cell>
          <table:table-cell office:value-type="float" office:value="1" table:style-name="ce1">
            <text:p>1</text:p>
          </table:table-cell>
          <table:table-cell office:value-type="string" table:style-name="ce1">
            <text:p>5,6,7</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將對「Web-Based程式設計」做綜合性的介紹，內容著重在「WWW運作模型」、「Web應用系統程式設計」和「Web Services程式設計」，由於Microsoft的.NET和Sun的JSP是目前Web Programming的兩大技術陣營，兩方各有專長，我們在課程中將會同時討論到這兩派的技術。</text:p>
          </table:table-cell>
          <table:table-cell office:value-type="string" table:style-name="ce1">
            <text:p>This course provides a comprehensive introduction to web programming. We will focus on understanding the web operational model, building web applications and web services. And we will talk about both Microsoft’s .NET and Sun’s JSP technologies. Technologi</text:p>
          </table:table-cell>
          <table:table-cell table:number-columns-repeated="16361"/>
        </table:table-row>
        <table:table-row table:style-name="ro10">
          <table:table-cell office:value-type="float" office:value="1132" table:style-name="ce4">
            <text:p>1132</text:p>
          </table:table-cell>
          <table:table-cell office:value-type="string" table:style-name="ce1">
            <text:p>祝國忠</text:p>
          </table:table-cell>
          <table:table-cell office:value-type="float" office:value="22140022901222"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229" table:style-name="ce1">
            <text:p>229</text:p>
          </table:table-cell>
          <table:table-cell office:value-type="float" office:value="1" table:style-name="ce1">
            <text:p>1</text:p>
          </table:table-cell>
          <table:table-cell office:value-type="float" office:value="2" table:style-name="ce1">
            <text:p>2</text:p>
          </table:table-cell>
          <table:table-cell office:value-type="float" office:value="22" table:style-name="ce1">
            <text:p>22</text:p>
          </table:table-cell>
          <table:table-cell office:value-type="string" table:style-name="ce1">
            <text:p>人工智慧</text:p>
          </table:table-cell>
          <table:table-cell office:value-type="string" table:style-name="ce1">
            <text:p>Artificial Intelligence</text:p>
          </table:table-cell>
          <table:table-cell office:value-type="string" table:style-name="ce1">
            <text:p>祝國忠</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5" table:style-name="ce1">
            <text:p>5</text:p>
          </table:table-cell>
          <table:table-cell office:value-type="string" table:style-name="ce1">
            <text:p>2,3,4</text:p>
          </table:table-cell>
          <table:table-cell office:value-type="string" table:style-name="ce1">
            <text:p>修課限制：本系四技一般生大二以上、外系四技一般生大二以上、本所（研究生下修，不計入畢業學分）</text:p>
          </table:table-cell>
          <table:table-cell office:value-type="string" table:style-name="ce1">
            <text:p>his course serves as an introduction to diﬀerent type of expert systems. This systems are used mainly of problems that cannot be addressed using a more traditional approach. We will cover rule-based systems, fuzzy expert systems, neural networks and evolu</text:p>
          </table:table-cell>
          <table:table-cell office:value-type="string" table:style-name="ce1">
            <text:p>This course serves as an introduction to di?erent type of expert systems. This systems are used mainly of problems that cannot be addressed using a more traditional approach. We will cover rule-based systems, fuzzy expert systems, neural networks and evol</text:p>
          </table:table-cell>
          <table:table-cell table:number-columns-repeated="16361"/>
        </table:table-row>
        <table:table-row table:style-name="ro2">
          <table:table-cell office:value-type="float" office:value="1132" table:style-name="ce4">
            <text:p>1132</text:p>
          </table:table-cell>
          <table:table-cell office:value-type="string" table:style-name="ce1">
            <text:p>陳彥宏</text:p>
          </table:table-cell>
          <table:table-cell office:value-type="float" office:value="22140147001223"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70" table:style-name="ce1">
            <text:p>1470</text:p>
          </table:table-cell>
          <table:table-cell office:value-type="float" office:value="1" table:style-name="ce1">
            <text:p>1</text:p>
          </table:table-cell>
          <table:table-cell office:value-type="float" office:value="2" table:style-name="ce1">
            <text:p>2</text:p>
          </table:table-cell>
          <table:table-cell office:value-type="float" office:value="23" table:style-name="ce1">
            <text:p>23</text:p>
          </table:table-cell>
          <table:table-cell office:value-type="string" table:style-name="ce1">
            <text:p>C#.NET程式開發與應用</text:p>
          </table:table-cell>
          <table:table-cell office:value-type="string" table:style-name="ce1">
            <text:p>C# .NET Program Development and Application</text:p>
          </table:table-cell>
          <table:table-cell office:value-type="string" table:style-name="ce1">
            <text:p>陳彥宏</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2" table:style-name="ce1">
            <text:p>2</text:p>
          </table:table-cell>
          <table:table-cell office:value-type="string" table:style-name="ce1">
            <text:p>8,9,10</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為一學期 C#.NET 應用程式設計課程，以微軟.NET 平台 Visual Studio 2015 開發工</text:p>
            <text:p>具為程式開發基礎，課程內容將詳盡說明 C#語言的語法結構及流程控制能力同時加強</text:p>
            <text:p>多工處理程式之撰寫技巧及物件設計之能力。對於使用者圖形化介面則透過 WPF 技術</text:p>
            <text:p>之整合使程式邏輯與資料分開管理、而對資料庫之應用則加強存取串聯、整合等為課程</text:p>
            <text:p>教學重點，得以使學生具備就業市場中所需.NET 環境資訊系統開發能力。</text:p>
          </table:table-cell>
          <table:table-cell office:value-type="string" table:style-name="ce1">
            <text:p>One semester C # .NET application design courses, under the Microsoft .NET platform by using</text:p>
            <text:p>Visual Studio 2015 development tools to develop program. At the mean time the speaker will</text:p>
            <text:p>detailed description of the course content grammatical structure and process control capabilities</text:p>
            <text:p>of C # language and strengthen the multi-processing program writing skills and ability to design of</text:p>
            <text:p>objects. For the graphical user interface makes the WPF technology through the integration of</text:p>
            <text:p>programmable logic and data managed separately, and for the strengthening of the database</text:p>
            <text:p>application, to equip students with the job market in the required .NET environmental</text:p>
            <text:p>information system development capabilities.</text:p>
          </table:table-cell>
          <table:table-cell table:number-columns-repeated="16361"/>
        </table:table-row>
        <table:table-row table:style-name="ro2">
          <table:table-cell office:value-type="float" office:value="1132" table:style-name="ce4">
            <text:p>1132</text:p>
          </table:table-cell>
          <table:table-cell office:value-type="string" table:style-name="ce1">
            <text:p>洪論評</text:p>
          </table:table-cell>
          <table:table-cell office:value-type="float" office:value="22140156801224" table:style-name="ce1">
            <text:p>2.21402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568" table:style-name="ce1">
            <text:p>1568</text:p>
          </table:table-cell>
          <table:table-cell office:value-type="float" office:value="1" table:style-name="ce1">
            <text:p>1</text:p>
          </table:table-cell>
          <table:table-cell office:value-type="float" office:value="2" table:style-name="ce1">
            <text:p>2</text:p>
          </table:table-cell>
          <table:table-cell office:value-type="float" office:value="24" table:style-name="ce1">
            <text:p>24</text:p>
          </table:table-cell>
          <table:table-cell office:value-type="string" table:style-name="ce1">
            <text:p>健康照護物聯網導論</text:p>
          </table:table-cell>
          <table:table-cell office:value-type="string" table:style-name="ce1">
            <text:p>Internet of Things on Healthcare</text:p>
          </table:table-cell>
          <table:table-cell office:value-type="string" table:style-name="ce1">
            <text:p>洪論評</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1" table:style-name="ce1">
            <text:p>1</text:p>
          </table:table-cell>
          <table:table-cell office:value-type="string" table:style-name="ce1">
            <text:p>2,3,4</text:p>
          </table:table-cell>
          <table:table-cell office:value-type="string" table:style-name="ce1">
            <text:p>修課限制：本系四技一般生大二以上、外系四技一般生大二以上、本所（研究生下修，不計入畢業學分）、跨域課程、程式設計課程</text:p>
          </table:table-cell>
          <table:table-cell office:value-type="string" table:style-name="ce1">
            <text:p>本課程將以物聯網資訊促進健康發展為基礎導論，分別由健康、亞健康以及失能照護等分階段進行簡介，其中特別著重高齡照護議題，藉由專家訪談、案例分享，及進行課堂討論，讓學員認識健康照護物聯網的應用之效益。</text:p>
            <text:p>在資訊技術的導引方面，物聯網的概念已從傳統式的單一產品與技術導向，進而邁向大規模生活應用、醫療健康、與資料分析的發展模式；本課程將引導學員從物聯網基本架構、裝置開發實務進行個案了解，並以此延伸開始認識三段五級的健康促進與預防等概念，進而激發學員發揮健康照護與醫療資訊跨領域的創新結合。</text:p>
          </table:table-cell>
          <table:table-cell office:value-type="string" table:style-name="ce1">
            <text:p>This course mainly discusses the theory of healthcare on elderly who are classified as healthy, partial healthy, and disabled. Through case analysis, trend analysis, and expert interview, students are able to explore the application of Internet of Things (IOT) technology on healthcare of elderly and the current development of healthcare industry. Internet of Things refers to the interactive activities among machines. In this course, we introduce the basic concept and the application of IOT technology, the trend and challenge of IOT technology, how to connect IOT technology and healthcare service, and the application of IOT technology on healthcare of elderly.</text:p>
          </table:table-cell>
          <table:table-cell table:number-columns-repeated="16361"/>
        </table:table-row>
        <table:table-row table:style-name="ro8">
          <table:table-cell office:value-type="float" office:value="1132" table:style-name="ce4">
            <text:p>1132</text:p>
          </table:table-cell>
          <table:table-cell office:value-type="string" table:style-name="ce1">
            <text:p>吳承翰</text:p>
          </table:table-cell>
          <table:table-cell office:value-type="string" table:style-name="ce1">
            <text:p>221400080012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80" table:style-name="ce1">
            <text:p>8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作業系統</text:p>
          </table:table-cell>
          <table:table-cell office:value-type="string" table:style-name="ce1">
            <text:p>Operating System</text:p>
          </table:table-cell>
          <table:table-cell office:value-type="string" table:style-name="ce1">
            <text:p>吳承翰</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3" table:style-name="ce1">
            <text:p>3</text:p>
          </table:table-cell>
          <table:table-cell office:value-type="string" table:style-name="ce1">
            <text:p>6,7,8</text:p>
          </table:table-cell>
          <table:table-cell office:value-type="string" table:style-name="ce1">
            <text:p>修課限制：本系四技一般生大二以上、外系四技一般生大二以上、本所（研究生下修，不計入畢業學分）</text:p>
          </table:table-cell>
          <table:table-cell office:value-type="string" table:style-name="ce1">
            <text:p>ntroduction to operating system ‧ Operating system structure o monolithic kernel o micro-kernel o virtual machine ‧ process concept ‧ Process synchronization ‧ memory management ‧ address space ‧ file system ‧ I/O system ‧ protection Linux ope</text:p>
          </table:table-cell>
          <table:table-cell office:value-type="string" table:style-name="ce1">
            <text:p>Introduction to operating system,Operating system structure; process concept, Process synchronization; memory management; address space; file system; I/O system; protection</text:p>
          </table:table-cell>
          <table:table-cell table:number-columns-repeated="16361"/>
        </table:table-row>
        <table:table-row table:style-name="ro4">
          <table:table-cell office:value-type="float" office:value="1132" table:style-name="ce4">
            <text:p>1132</text:p>
          </table:table-cell>
          <table:table-cell office:value-type="string" table:style-name="ce1">
            <text:p>連中岳</text:p>
          </table:table-cell>
          <table:table-cell office:value-type="string" table:style-name="ce1">
            <text:p>221400133012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33" table:style-name="ce1">
            <text:p>13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資料庫管理系統</text:p>
          </table:table-cell>
          <table:table-cell office:value-type="string" table:style-name="ce1">
            <text:p>Data Base Management System</text:p>
          </table:table-cell>
          <table:table-cell office:value-type="string" table:style-name="ce1">
            <text:p>連中岳</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2</text:p>
          </table:table-cell>
          <table:table-cell office:value-type="float" office:value="2" table:style-name="ce1">
            <text:p>2</text:p>
          </table:table-cell>
          <table:table-cell office:value-type="string" table:style-name="ce1">
            <text:p>2,3,4</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將對於目前資料庫系統相關方法給予一完整介紹，課程內容包含傳統之實體關係模型、關聯式資料庫、SQL資料庫查詢語言、功能相一與資料庫正規劃以及其他資料庫管理相關主題。</text:p>
          </table:table-cell>
          <table:table-cell office:value-type="string" table:style-name="ce1">
            <text:p>The main objective of this course is to provide students with the background to design, implement, and use database management systems. Topics included: Evolution of database management systems Entity Relationship Modeling and Normalization Relational Dat</text:p>
          </table:table-cell>
          <table:table-cell table:number-columns-repeated="16361"/>
        </table:table-row>
        <table:table-row table:style-name="ro6">
          <table:table-cell office:value-type="float" office:value="1132" table:style-name="ce4">
            <text:p>1132</text:p>
          </table:table-cell>
          <table:table-cell office:value-type="string" table:style-name="ce1">
            <text:p>林良憲</text:p>
          </table:table-cell>
          <table:table-cell office:value-type="string" table:style-name="ce1">
            <text:p>221400145012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5" table:style-name="ce1">
            <text:p>145</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資料結構</text:p>
          </table:table-cell>
          <table:table-cell office:value-type="string" table:style-name="ce1">
            <text:p>Data Structures</text:p>
          </table:table-cell>
          <table:table-cell office:value-type="string" table:style-name="ce1">
            <text:p>林良憲</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6</text:p>
          </table:table-cell>
          <table:table-cell office:value-type="float" office:value="2" table:style-name="ce1">
            <text:p>2</text:p>
          </table:table-cell>
          <table:table-cell office:value-type="string" table:style-name="ce1">
            <text:p>5,6,7</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的內容，在介紹常見的資料結構，如陣列(array)、串列(list)、堆疊(stack)、佇列(queue)、樹(tree)、圖形(graph)等，讓學生能設計出適當的資料結構，完成所需的程式功能。透過遞迴、排序(sort)、搜尋、雜湊(hashing)、找出最短路徑等各種演算法的說明，增進學生程式設計的能力。</text:p>
          </table:table-cell>
          <table:table-cell office:value-type="string" table:style-name="ce1">
            <text:p>This course describes the most important data structures used in programming, including array, list, stack, queue, tree, and graph. The algorithms of recursion, sorting, searching, hashing and finding the shortest path are also taught in this course. The</text:p>
          </table:table-cell>
          <table:table-cell table:number-columns-repeated="16361"/>
        </table:table-row>
        <table:table-row table:style-name="ro2">
          <table:table-cell office:value-type="float" office:value="1132" table:style-name="ce4">
            <text:p>1132</text:p>
          </table:table-cell>
          <table:table-cell office:value-type="string" table:style-name="ce1">
            <text:p>劉虹蘭</text:p>
          </table:table-cell>
          <table:table-cell office:value-type="string" table:style-name="ce1">
            <text:p>221401726012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26" table:style-name="ce1">
            <text:p>172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體育-匹克球</text:p>
          </table:table-cell>
          <table:table-cell office:value-type="string" table:style-name="ce1">
            <text:p>PE- Pickleball</text:p>
          </table:table-cell>
          <table:table-cell office:value-type="string" table:style-name="ce1">
            <text:p>劉虹蘭</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1,2</text:p>
          </table:table-cell>
          <table:table-cell office:value-type="string" table:style-name="ce1">
            <text:p>1.第一階段志願選，僅由幼四一Ｂ、資四二Ａ、護四一Ｂ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匹克球的基本動作，</text:p>
            <text:p>透過對匹克球基本動作的熟練，進而提昇學生對匹克球比賽的興趣、享受匹克球運動的</text:p>
            <text:p>樂趣。講授匹克球運動的規則及比賽策略。強調運動員必須在規則範圍內做合法的競賽，</text:p>
            <text:p>透過匹克球運動來幫助學生守法、守分與合作的精神，並協助運動習慣的養成，期望學</text:p>
            <text:p>生能以匹克球運動作為終身運動。</text:p>
          </table:table-cell>
          <table:table-cell office:value-type="string" table:style-name="ce1">
            <text:p>The content of course is to instruct students’ Pickleball skill by using<text:s/></text:p>
            <text:p>step-by-step teaching method. Over the basic movement of the skilled is to<text:s/></text:p>
            <text:p>enhance the students' interest in Pickleball game and enjoyment the fun of<text:s/></text:p>
            <text:p>Pickleball. The rules and strategies of teaching Pickleball to emphasize that<text:s/></text:p>
            <text:p>athletes must be legitimate competition in the scope of the rules through the<text:s/></text:p>
            <text:p>sport of Pickleball to help students to obey the law, be law-abiding and<text:s/></text:p>
            <text:p>cooperation spirit, Therefor, students are expected to develop the habit of<text:s/></text:p>
            <text:p>exercise and to choice Pickleball as a lifetime of activity.</text:p>
          </table:table-cell>
          <table:table-cell table:number-columns-repeated="16361"/>
        </table:table-row>
        <table:table-row table:style-name="ro8">
          <table:table-cell office:value-type="float" office:value="1132" table:style-name="ce4">
            <text:p>1132</text:p>
          </table:table-cell>
          <table:table-cell office:value-type="string" table:style-name="ce1">
            <text:p>吳承翰</text:p>
          </table:table-cell>
          <table:table-cell office:value-type="string" table:style-name="ce1">
            <text:p>221400080012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80" table:style-name="ce1">
            <text:p>8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作業系統</text:p>
          </table:table-cell>
          <table:table-cell office:value-type="string" table:style-name="ce1">
            <text:p>Operating System</text:p>
          </table:table-cell>
          <table:table-cell office:value-type="string" table:style-name="ce1">
            <text:p>吳承翰</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1" table:style-name="ce1">
            <text:p>1</text:p>
          </table:table-cell>
          <table:table-cell office:value-type="string" table:style-name="ce1">
            <text:p>8,9,10</text:p>
          </table:table-cell>
          <table:table-cell office:value-type="string" table:style-name="ce1">
            <text:p>修課限制：本系四技一般生大二以上、外系四技一般生大二以上、本所（研究生下修，不計入畢業學分）</text:p>
          </table:table-cell>
          <table:table-cell office:value-type="string" table:style-name="ce1">
            <text:p>ntroduction to operating system ‧ Operating system structure o monolithic kernel o micro-kernel o virtual machine ‧ process concept ‧ Process synchronization ‧ memory management ‧ address space ‧ file system ‧ I/O system ‧ protection Linux ope</text:p>
          </table:table-cell>
          <table:table-cell office:value-type="string" table:style-name="ce1">
            <text:p>Introduction to operating system,Operating system structure; process concept, Process synchronization; memory management; address space; file system; I/O system; protection</text:p>
          </table:table-cell>
          <table:table-cell table:number-columns-repeated="16361"/>
        </table:table-row>
        <table:table-row table:style-name="ro4">
          <table:table-cell office:value-type="float" office:value="1132" table:style-name="ce4">
            <text:p>1132</text:p>
          </table:table-cell>
          <table:table-cell office:value-type="string" table:style-name="ce1">
            <text:p>連中岳</text:p>
          </table:table-cell>
          <table:table-cell office:value-type="string" table:style-name="ce1">
            <text:p>221400133012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33" table:style-name="ce1">
            <text:p>133</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資料庫管理系統</text:p>
          </table:table-cell>
          <table:table-cell office:value-type="string" table:style-name="ce1">
            <text:p>Data Base Management System</text:p>
          </table:table-cell>
          <table:table-cell office:value-type="string" table:style-name="ce1">
            <text:p>連中岳</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2</text:p>
          </table:table-cell>
          <table:table-cell office:value-type="float" office:value="2" table:style-name="ce1">
            <text:p>2</text:p>
          </table:table-cell>
          <table:table-cell office:value-type="string" table:style-name="ce1">
            <text:p>5,6,7</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將對於目前資料庫系統相關方法給予一完整介紹，課程內容包含傳統之實體關係模型、關聯式資料庫、SQL資料庫查詢語言、功能相一與資料庫正規劃以及其他資料庫管理相關主題。</text:p>
          </table:table-cell>
          <table:table-cell office:value-type="string" table:style-name="ce1">
            <text:p>The main objective of this course is to provide students with the background to design, implement, and use database management systems. Topics included: Evolution of database management systems Entity Relationship Modeling and Normalization Relational Dat</text:p>
          </table:table-cell>
          <table:table-cell table:number-columns-repeated="16361"/>
        </table:table-row>
        <table:table-row table:style-name="ro6">
          <table:table-cell office:value-type="float" office:value="1132" table:style-name="ce4">
            <text:p>1132</text:p>
          </table:table-cell>
          <table:table-cell office:value-type="string" table:style-name="ce1">
            <text:p>林良憲</text:p>
          </table:table-cell>
          <table:table-cell office:value-type="string" table:style-name="ce1">
            <text:p>221400145012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5" table:style-name="ce1">
            <text:p>145</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資料結構</text:p>
          </table:table-cell>
          <table:table-cell office:value-type="string" table:style-name="ce1">
            <text:p>Data Structures</text:p>
          </table:table-cell>
          <table:table-cell office:value-type="string" table:style-name="ce1">
            <text:p>林良憲</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6</text:p>
          </table:table-cell>
          <table:table-cell office:value-type="float" office:value="2" table:style-name="ce1">
            <text:p>2</text:p>
          </table:table-cell>
          <table:table-cell office:value-type="string" table:style-name="ce1">
            <text:p>2,3,4</text:p>
          </table:table-cell>
          <table:table-cell office:value-type="string" table:style-name="ce1">
            <text:p>修課限制：本系四技一般生大二以上、外系四技一般生大二以上、本所（研究生下修，不計入畢業學分）、程式設計課程</text:p>
          </table:table-cell>
          <table:table-cell office:value-type="string" table:style-name="ce1">
            <text:p>本課程的內容，在介紹常見的資料結構，如陣列(array)、串列(list)、堆疊(stack)、佇列(queue)、樹(tree)、圖形(graph)等，讓學生能設計出適當的資料結構，完成所需的程式功能。透過遞迴、排序(sort)、搜尋、雜湊(hashing)、找出最短路徑等各種演算法的說明，增進學生程式設計的能力。</text:p>
          </table:table-cell>
          <table:table-cell office:value-type="string" table:style-name="ce1">
            <text:p>This course describes the most important data structures used in programming, including array, list, stack, queue, tree, and graph. The algorithms of recursion, sorting, searching, hashing and finding the shortest path are also taught in this course. The</text:p>
          </table:table-cell>
          <table:table-cell table:number-columns-repeated="16361"/>
        </table:table-row>
        <table:table-row table:style-name="ro2">
          <table:table-cell office:value-type="float" office:value="1132" table:style-name="ce4">
            <text:p>1132</text:p>
          </table:table-cell>
          <table:table-cell office:value-type="string" table:style-name="ce1">
            <text:p>廖莉安</text:p>
          </table:table-cell>
          <table:table-cell office:value-type="string" table:style-name="ce1">
            <text:p>221401721012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21" table:style-name="ce1">
            <text:p>1721</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體育-排球2</text:p>
          </table:table-cell>
          <table:table-cell office:value-type="string" table:style-name="ce1">
            <text:p>PE-Volleyball2</text:p>
          </table:table-cell>
          <table:table-cell office:value-type="string" table:style-name="ce1">
            <text:p>廖莉安</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3,4</text:p>
          </table:table-cell>
          <table:table-cell office:value-type="string" table:style-name="ce1">
            <text:p>1.第一階段志願選，僅由護四一Ａ、護四一Ｄ、資四二Ｂ互相跨班選課。</text:p>
            <text:p>2.第二階段加退選，開放全校二技一般生及四技一般生選課。</text:p>
            <text:p>3.上課地點請洽體育室，一學期至多修習2門必修體育。</text:p>
          </table:table-cell>
          <table:table-cell office:value-type="string" table:style-name="ce1">
            <text:p>本課程透過攻防系統介紹與練習、團隊攻防練習、比</text:p>
            <text:p>賽系統介紹與練習等，使學生體會排球是項有趣的團隊運動，瞭解比賽場地設備</text:p>
            <text:p>和比賽規則。課程內容包含個人或多人的進攻與防守技術、戰術學習與運用，在</text:p>
            <text:p>比賽中培養學生的集體行動團結合作精神，進而達到增進友誼和同學間之情感，</text:p>
            <text:p>並享受比賽帶來的競爭與樂趣。</text:p>
          </table:table-cell>
          <table:table-cell office:value-type="string" table:style-name="ce1">
            <text:p>This course is through the introduction and practice of offensive-defensive<text:s/></text:p>
            <text:p>system, group offensive-defensive practice, game system introduction and<text:s/></text:p>
            <text:p>practice etc., to have students experience that volleyball is an interesting<text:s/></text:p>
            <text:p>group sports, and understand game fields, equipment and the rules of game .<text:s/></text:p>
            <text:p>Curriculum includes individual or group offensive and defensive techniques,<text:s/></text:p>
            <text:p>the learning and application of tactics, establishing the spirit of team work<text:s/></text:p>
            <text:p>through games so that to strengthen the friendship among classmates and<text:s/></text:p>
            <text:p>enjoy the competition and fun with games.</text:p>
          </table:table-cell>
          <table:table-cell table:number-columns-repeated="16361"/>
        </table:table-row>
        <table:table-row table:style-name="ro2">
          <table:table-cell office:value-type="float" office:value="1132" table:style-name="ce4">
            <text:p>1132</text:p>
          </table:table-cell>
          <table:table-cell office:value-type="string" table:style-name="ce1">
            <text:p>闕瑞紋</text:p>
          </table:table-cell>
          <table:table-cell office:value-type="float" office:value="22140008301330"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83" table:style-name="ce1">
            <text:p>83</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健康照護管理學</text:p>
          </table:table-cell>
          <table:table-cell office:value-type="string" table:style-name="ce1">
            <text:p>Healthcare Organizational Management</text:p>
          </table:table-cell>
          <table:table-cell office:value-type="string" table:style-name="ce1">
            <text:p>闕瑞紋</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5</text:p>
          </table:table-cell>
          <table:table-cell office:value-type="float" office:value="2" table:style-name="ce1">
            <text:p>2</text:p>
          </table:table-cell>
          <table:table-cell office:value-type="string" table:style-name="ce1">
            <text:p>6,7,8</text:p>
          </table:table-cell>
          <table:table-cell office:value-type="string" table:style-name="ce1">
            <text:p>修課限制：本系四技一般生大三以上、外系四技一般生大三以上、本所（研究生下修，不計入畢業學分）</text:p>
          </table:table-cell>
          <table:table-cell office:value-type="string" table:style-name="ce1">
            <text:p>本課程旨在協助學生獲得有關我國保健及醫療照護體系(Health Care System)內有關機構之組織及管理的基本知識與技能，及其在醫療相關部門管理之應用。課程內容以管理程序為架構，範圍從管理的簡介開始，再依循管理的過程分別介紹健康照護管理有關的主題－醫療體系與環境、規劃、組織、人力資源管理、領導與激勵、品管，風險管理等之理論與實務層面。以期學生由此能對健康照護管理有一基本的但完整的認識，以開發自己的管理潛能。</text:p>
          </table:table-cell>
          <table:table-cell office:value-type="string" table:style-name="ce1">
            <text:p>The purpose of this course is to assist the student with nursing experiences to gain the knowledge and skills of the organization and management, in turn, and to be able to apply those to healthcare management. Topics include：The concept of “Customer-Focu</text:p>
          </table:table-cell>
          <table:table-cell table:number-columns-repeated="16361"/>
        </table:table-row>
        <table:table-row table:style-name="ro7">
          <table:table-cell office:value-type="float" office:value="1132" table:style-name="ce4">
            <text:p>1132</text:p>
          </table:table-cell>
          <table:table-cell office:value-type="string" table:style-name="ce1">
            <text:p>朱原嘉</text:p>
          </table:table-cell>
          <table:table-cell office:value-type="float" office:value="22140014101331"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1" table:style-name="ce1">
            <text:p>141</text:p>
          </table:table-cell>
          <table:table-cell office:value-type="float" office:value="1" table:style-name="ce1">
            <text:p>1</text:p>
          </table:table-cell>
          <table:table-cell office:value-type="float" office:value="3" table:style-name="ce1">
            <text:p>3</text:p>
          </table:table-cell>
          <table:table-cell office:value-type="float" office:value="31" table:style-name="ce1">
            <text:p>31</text:p>
          </table:table-cell>
          <table:table-cell office:value-type="string" table:style-name="ce1">
            <text:p>健康照護資訊系統</text:p>
          </table:table-cell>
          <table:table-cell office:value-type="string" table:style-name="ce1">
            <text:p>Health care information system</text:p>
          </table:table-cell>
          <table:table-cell office:value-type="string" table:style-name="ce1">
            <text:p>朱原嘉</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4" table:style-name="ce1">
            <text:p>4</text:p>
          </table:table-cell>
          <table:table-cell office:value-type="string" table:style-name="ce1">
            <text:p>2,3,4</text:p>
          </table:table-cell>
          <table:table-cell office:value-type="string" table:style-name="ce1">
            <text:p>修課限制：本系四技一般生大三以上、外系四技一般生大三以上、本所（研究生下修，不計入畢業學分）</text:p>
          </table:table-cell>
          <table:table-cell office:value-type="string" table:style-name="ce1">
            <text:p>本課程內容包括健康照護資訊簡介、醫學語言與分類系統、醫學資料處理、電子病歷、生醫訊號處理、病人安全資訊系統、醫學資訊傳輸與資料交換標準（HL7）、醫學數位影像傳輸標準（DICOM）、醫療決策分析與智慧型系統、遠距醫療、網路健康照顧服務及公共衛生資訊系統等。</text:p>
          </table:table-cell>
          <table:table-cell office:value-type="string" table:style-name="ce1">
            <text:p>The content of this course includes Introduction to Health Informatics, Medical Data Process, Electronic Medical Records, Medical Image, Medical Coding and Classification systems, Medical Decision Support and Intelligent Systems, Health Level Seven (HL7),</text:p>
          </table:table-cell>
          <table:table-cell table:number-columns-repeated="16361"/>
        </table:table-row>
        <table:table-row table:style-name="ro2">
          <table:table-cell office:value-type="float" office:value="1132" table:style-name="ce4">
            <text:p>1132</text:p>
          </table:table-cell>
          <table:table-cell office:value-type="string" table:style-name="ce1">
            <text:p>蔡坤孝</text:p>
          </table:table-cell>
          <table:table-cell office:value-type="float" office:value="22140113101332"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131" table:style-name="ce1">
            <text:p>1131</text:p>
          </table:table-cell>
          <table:table-cell office:value-type="float" office:value="1" table:style-name="ce1">
            <text:p>1</text:p>
          </table:table-cell>
          <table:table-cell office:value-type="float" office:value="3" table:style-name="ce1">
            <text:p>3</text:p>
          </table:table-cell>
          <table:table-cell office:value-type="float" office:value="32" table:style-name="ce1">
            <text:p>32</text:p>
          </table:table-cell>
          <table:table-cell office:value-type="string" table:style-name="ce1">
            <text:p>行動應用程式設計</text:p>
          </table:table-cell>
          <table:table-cell office:value-type="string" table:style-name="ce1">
            <text:p>Mobile Application Development</text:p>
          </table:table-cell>
          <table:table-cell office:value-type="string" table:style-name="ce1">
            <text:p>蔡坤孝</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5</text:p>
          </table:table-cell>
          <table:table-cell office:value-type="float" office:value="1" table:style-name="ce1">
            <text:p>1</text:p>
          </table:table-cell>
          <table:table-cell office:value-type="string" table:style-name="ce1">
            <text:p>8,9,10</text:p>
          </table:table-cell>
          <table:table-cell office:value-type="string" table:style-name="ce1">
            <text:p>修課限制：本系四技一般生大三以上、外系四技一般生大三以上、本所（研究生下修，不計入畢業學分）、程式設計課程</text:p>
          </table:table-cell>
          <table:table-cell office:value-type="string" table:style-name="ce1">
            <text:p>本課程為教導學生撰寫行動應用軟體(Application software, Mobile</text:p>
            <text:p>application, 或簡稱 App)。近年來，行動裝置已非常普及，無論智慧型手機</text:p>
            <text:p>或平板電腦，這些行動裝置上的應用軟體，皆有很大的需求，因此，行動應</text:p>
            <text:p>用軟體可說是目前當紅的應用軟體開發領域。</text:p>
            <text:p>本教學著重於 Android 系統上的軟體開發，因此，同學應熟悉 Java 程</text:p>
            <text:p>式語言(不熟悉的同學可一邊上課學 Android，一邊利用課外時間惡補 Java)，</text:p>
            <text:p>上課開發環境為 Android Studio，課程包含學習使用介面、事件處理與其他</text:p>
            <text:p>進階功能，以讓學生能具備開發行動應用軟體之能力。</text:p>
          </table:table-cell>
          <table:table-cell office:value-type="string" table:style-name="ce1">
            <text:p>Technology continues to evolve and provide us with increasingly powerful</text:p>
            <text:p>mobile devices. Computers are no longer confined to desks and laps but instead live</text:p>
            <text:p>in our pockets and hands. The purpose of this course is to teach students how to build</text:p>
            <text:p>Teacher’s academic code: 9996</text:p>
            <text:p>mobile apps for Android operating platform. We learn to write both web apps and</text:p>
            <text:p>native apps for Android using Eclipse and the Android SDK. Moreover, the course</text:p>
            <text:p>teaches students to think about the unique design and deployment issues that must be</text:p>
            <text:p>taken into consideration when developing applications for mobile devices.</text:p>
          </table:table-cell>
          <table:table-cell table:number-columns-repeated="16361"/>
        </table:table-row>
        <table:table-row table:style-name="ro9">
          <table:table-cell office:value-type="float" office:value="1132" table:style-name="ce4">
            <text:p>1132</text:p>
          </table:table-cell>
          <table:table-cell office:value-type="string" table:style-name="ce1">
            <text:p>吳承翰</text:p>
          </table:table-cell>
          <table:table-cell office:value-type="float" office:value="22140145601333"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56" table:style-name="ce1">
            <text:p>1456</text:p>
          </table:table-cell>
          <table:table-cell office:value-type="float" office:value="1" table:style-name="ce1">
            <text:p>1</text:p>
          </table:table-cell>
          <table:table-cell office:value-type="float" office:value="3" table:style-name="ce1">
            <text:p>3</text:p>
          </table:table-cell>
          <table:table-cell office:value-type="float" office:value="33" table:style-name="ce1">
            <text:p>33</text:p>
          </table:table-cell>
          <table:table-cell office:value-type="string" table:style-name="ce1">
            <text:p>行動軟體APP設計</text:p>
          </table:table-cell>
          <table:table-cell office:value-type="string" table:style-name="ce1">
            <text:p>Mobile Application Development</text:p>
          </table:table-cell>
          <table:table-cell office:value-type="string" table:style-name="ce1">
            <text:p>吳承翰</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1</text:p>
          </table:table-cell>
          <table:table-cell office:value-type="float" office:value="4" table:style-name="ce1">
            <text:p>4</text:p>
          </table:table-cell>
          <table:table-cell office:value-type="string" table:style-name="ce1">
            <text:p>6,7,8</text:p>
          </table:table-cell>
          <table:table-cell office:value-type="string" table:style-name="ce1">
            <text:p>修課限制：本系四技一般生大三以上、外系四技一般生大三以上、本所（研究生下修，不計入畢業學分）、程式設計課程</text:p>
          </table:table-cell>
          <table:table-cell office:value-type="string" table:style-name="ce1">
            <text:p>本課程主要在教授行動軟體APP (1)軟體製作技術，(2)UI/UX設計技術，(3)企畫技術。我們將指導學生實作幾項APP習作作品，並且完成一項APP應用作品。</text:p>
          </table:table-cell>
          <table:table-cell office:value-type="string" table:style-name="ce1">
            <text:p>The essential of this course is leading students to build up their APP software programming skills, to be familiar with APP UI/UX design skills, and to practice the APP development teamwork. Students will be guide to practice several APP development. And they are asked to develop and make one APPs in this course by themselves.</text:p>
          </table:table-cell>
          <table:table-cell table:number-columns-repeated="16361"/>
        </table:table-row>
        <table:table-row table:style-name="ro3">
          <table:table-cell office:value-type="float" office:value="1132" table:style-name="ce4">
            <text:p>1132</text:p>
          </table:table-cell>
          <table:table-cell office:value-type="string" table:style-name="ce1">
            <text:p>陳宏亮</text:p>
          </table:table-cell>
          <table:table-cell office:value-type="float" office:value="22140145801334"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58" table:style-name="ce1">
            <text:p>1458</text:p>
          </table:table-cell>
          <table:table-cell office:value-type="float" office:value="1" table:style-name="ce1">
            <text:p>1</text:p>
          </table:table-cell>
          <table:table-cell office:value-type="float" office:value="3" table:style-name="ce1">
            <text:p>3</text:p>
          </table:table-cell>
          <table:table-cell office:value-type="float" office:value="34" table:style-name="ce1">
            <text:p>34</text:p>
          </table:table-cell>
          <table:table-cell office:value-type="string" table:style-name="ce1">
            <text:p>SAS應用資料處理</text:p>
          </table:table-cell>
          <table:table-cell office:value-type="string" table:style-name="ce1">
            <text:p>Applied Data Manipulation in SAS</text:p>
          </table:table-cell>
          <table:table-cell office:value-type="string" table:style-name="ce1">
            <text:p>陳宏亮</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3" table:style-name="ce1">
            <text:p>3</text:p>
          </table:table-cell>
          <table:table-cell office:value-type="string" table:style-name="ce1">
            <text:p>1,2,3</text:p>
          </table:table-cell>
          <table:table-cell office:value-type="string" table:style-name="ce1">
            <text:p>修課限制：本系四技一般生大三以上、外系四技一般生大三以上、本所（研究生下修，不計入畢業學分）、程式設計課程</text:p>
          </table:table-cell>
          <table:table-cell office:value-type="string" table:style-name="ce1">
            <text:p>SAS系列軟體是當今重要的資料處理、資料應用、資料分析軟體，可以用在一般資料處理應用分析也可以用在Big Data資料處理應用分析。在SAS資料處理、應用與分析架構上，本課程著重於「從資料應用角度，如何使用SAS資料處理技術來整理分析資料，並製作相關文件」。</text:p>
          </table:table-cell>
          <table:table-cell office:value-type="string" table:style-name="ce1">
            <text:p>We are intended to introduce the concept of planning, designing, and executing applied data manipulation projects using SAS technologies. Through step-by-step guiding of case studies, students are going to be familiar with the processes of applied data manipulation. And they are going to study SAS basic data manipulation skills. Students are asked to work on several projects in this course.</text:p>
          </table:table-cell>
          <table:table-cell table:number-columns-repeated="16361"/>
        </table:table-row>
        <table:table-row table:style-name="ro9">
          <table:table-cell office:value-type="float" office:value="1132" table:style-name="ce4">
            <text:p>1132</text:p>
          </table:table-cell>
          <table:table-cell office:value-type="string" table:style-name="ce1">
            <text:p>陳亮均</text:p>
          </table:table-cell>
          <table:table-cell office:value-type="float" office:value="22140165401335" table:style-name="ce1">
            <text:p>2.21402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654" table:style-name="ce1">
            <text:p>1654</text:p>
          </table:table-cell>
          <table:table-cell office:value-type="float" office:value="1" table:style-name="ce1">
            <text:p>1</text:p>
          </table:table-cell>
          <table:table-cell office:value-type="float" office:value="3" table:style-name="ce1">
            <text:p>3</text:p>
          </table:table-cell>
          <table:table-cell office:value-type="float" office:value="35" table:style-name="ce1">
            <text:p>35</text:p>
          </table:table-cell>
          <table:table-cell office:value-type="string" table:style-name="ce1">
            <text:p>資訊實務實習</text:p>
          </table:table-cell>
          <table:table-cell office:value-type="string" table:style-name="ce1">
            <text:p>Practice Training For Information Technology</text:p>
          </table:table-cell>
          <table:table-cell office:value-type="string" table:style-name="ce1">
            <text:p>陳亮均</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float" office:value="5" table:style-name="ce1">
            <text:p>5</text:p>
          </table:table-cell>
          <table:table-cell office:value-type="string" table:style-name="ce1">
            <text:p>修課限制：實習課程、本系四技一般生大三以上、本所（研究生下修，不計入畢業學分）、書面選課</text:p>
          </table:table-cell>
          <table:table-cell office:value-type="string" table:style-name="ce1">
            <text:p>運用企業社會資源，讓學生進行實習，拓展學生在專業實務方面之知識與經驗；實習指導老師提供相關諮詢與輔導。</text:p>
          </table:table-cell>
          <table:table-cell office:value-type="string" table:style-name="ce1">
            <text:p>(1) Let students be familiar with working environment and cultivate correct concepts and work ethic.<text:s/></text:p>
            <text:p>(2) School utilizes social resources to have students expand their knowledge and experience in the areas of professional practice;<text:s/></text:p>
            <text:p>(3) Instructors provide consulting and counseling.<text:s/></text:p>
            <text:p>(4) Instructors assess students’ learning outcomes.</text:p>
          </table:table-cell>
          <table:table-cell table:number-columns-repeated="16361"/>
        </table:table-row>
        <table:table-row table:style-name="ro2">
          <table:table-cell office:value-type="float" office:value="1132" table:style-name="ce4">
            <text:p>1132</text:p>
          </table:table-cell>
          <table:table-cell office:value-type="string" table:style-name="ce1">
            <text:p>林劍秋</text:p>
          </table:table-cell>
          <table:table-cell office:value-type="float" office:value="22140170001336" table:style-name="ce1">
            <text:p>2.21402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00" table:style-name="ce1">
            <text:p>1700</text:p>
          </table:table-cell>
          <table:table-cell office:value-type="float" office:value="1" table:style-name="ce1">
            <text:p>1</text:p>
          </table:table-cell>
          <table:table-cell office:value-type="float" office:value="3" table:style-name="ce1">
            <text:p>3</text:p>
          </table:table-cell>
          <table:table-cell office:value-type="float" office:value="36" table:style-name="ce1">
            <text:p>36</text:p>
          </table:table-cell>
          <table:table-cell office:value-type="string" table:style-name="ce1">
            <text:p>產業經營績效之大數據分析</text:p>
          </table:table-cell>
          <table:table-cell office:value-type="string" table:style-name="ce1">
            <text:p>Big data analysis for industrial operating performance</text:p>
          </table:table-cell>
          <table:table-cell office:value-type="string" table:style-name="ce1">
            <text:p>林劍秋</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5" table:style-name="ce1">
            <text:p>5</text:p>
          </table:table-cell>
          <table:table-cell office:value-type="string" table:style-name="ce1">
            <text:p>8,9,10</text:p>
          </table:table-cell>
          <table:table-cell office:value-type="string" table:style-name="ce1">
            <text:p>修課限制：本系四技一般生大三以上、外系四技一般生大三以上、本所（研究生下修，不計入畢業學分）</text:p>
          </table:table-cell>
          <table:table-cell office:value-type="string" table:style-name="ce1">
            <text:p>本課程將教授學生如何透過大數據發展過程與產業/領域應用案例，掌握產業經營如何與大數據分析結合，掌握產業的發展、成本與費用的控制、經營效率管理技巧。本課程將讓學生整合數據分析與商業管理理論，透過策略規劃掌握企業發展，控管企業營運執行，奠基學生養成以大數據分析作為企業經營分析與決策之依據。</text:p>
          </table:table-cell>
          <table:table-cell office:value-type="string" table:style-name="ce1">
            <text:p>This course will demonstrate how to aggregate industrial operating performance data through understanding of history and case of data analysis. This help student to master big data analysis, cost/expense control, and operational efficiency management skills. This course will allow students to integrate data analysis and business management theory in order to realize the framework of business development and business execution performance, which is the foundation for students applying big data analysis as the basis of enterprise business analysis and decision-making.</text:p>
          </table:table-cell>
          <table:table-cell table:number-columns-repeated="16361"/>
        </table:table-row>
        <table:table-row table:style-name="ro8">
          <table:table-cell office:value-type="float" office:value="1132" table:style-name="ce4">
            <text:p>1132</text:p>
          </table:table-cell>
          <table:table-cell office:value-type="string" table:style-name="ce1">
            <text:p>張力允</text:p>
          </table:table-cell>
          <table:table-cell office:value-type="string" table:style-name="ce1">
            <text:p>221400149013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9" table:style-name="ce1">
            <text:p>149</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資訊安全</text:p>
          </table:table-cell>
          <table:table-cell office:value-type="string" table:style-name="ce1">
            <text:p>Information Security</text:p>
          </table:table-cell>
          <table:table-cell office:value-type="string" table:style-name="ce1">
            <text:p>張力允,黃純文</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5" table:style-name="ce1">
            <text:p>5</text:p>
          </table:table-cell>
          <table:table-cell office:value-type="string" table:style-name="ce1">
            <text:p>2,3,4</text:p>
          </table:table-cell>
          <table:table-cell office:value-type="string" table:style-name="ce1">
            <text:p>修課限制：本系四技一般生大三以上、外系四技一般生大三以上、本所（研究生下修，不計入畢業學分）</text:p>
          </table:table-cell>
          <table:table-cell office:value-type="string" table:style-name="ce1">
            <text:p>本課程旨在介紹資訊安全的理論與實務，包括資料加解密技術與演算法，數位簽章與認證，及現行網際網路上駭客行為及防駭。</text:p>
          </table:table-cell>
          <table:table-cell office:value-type="string" table:style-name="ce1">
            <text:p>This course provides the basic concepts of information security. It includes the principles of encryption, decryption, signatures and authentication. The security practices in the Internet and electronic commerce will also be introduced in the course.</text:p>
          </table:table-cell>
          <table:table-cell table:number-columns-repeated="16361"/>
        </table:table-row>
        <table:table-row table:style-name="ro17">
          <table:table-cell office:value-type="float" office:value="1132" table:style-name="ce4">
            <text:p>1132</text:p>
          </table:table-cell>
          <table:table-cell office:value-type="string" table:style-name="ce1">
            <text:p>徐建業</text:p>
          </table:table-cell>
          <table:table-cell office:value-type="string" table:style-name="ce1">
            <text:p>221400089013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89" table:style-name="ce1">
            <text:p>89</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實務專題(一)</text:p>
          </table:table-cell>
          <table:table-cell office:value-type="string" table:style-name="ce1">
            <text:p>Practical Project I</text:p>
          </table:table-cell>
          <table:table-cell office:value-type="string" table:style-name="ce1">
            <text:p>徐建業,祝國忠,洪論評,林東正,陳彥宏,連中岳,林良憲,陳亮均,吳承翰</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6" table:style-name="ce1">
            <text:p>6</text:p>
          </table:table-cell>
          <table:table-cell office:value-type="float" office:value="1" table:style-name="ce1">
            <text:p>1</text:p>
          </table:table-cell>
          <table:table-cell office:value-type="string" table:style-name="ce1">
            <text:p>修課限制：本系四技一般生大三以上、專題製作、程式設計課程</text:p>
          </table:table-cell>
          <table:table-cell office:value-type="string" table:style-name="ce1">
            <text:p>為某一主題上提出創新觀念，或對某主題存在的問題提出解決方案，或在效能上提出改進具體建議之研究，並驗證之。</text:p>
          </table:table-cell>
          <table:table-cell office:value-type="string" table:style-name="ce1">
            <text:p>The topics of this course bring up creative ideas on certain topics, make solutions to known problems on certain topics; or researches in making effective suggestions to improve efficiency and prove it.</text:p>
          </table:table-cell>
          <table:table-cell table:number-columns-repeated="16361"/>
        </table:table-row>
        <table:table-row table:style-name="ro2">
          <table:table-cell office:value-type="float" office:value="1132" table:style-name="ce4">
            <text:p>1132</text:p>
          </table:table-cell>
          <table:table-cell office:value-type="string" table:style-name="ce1">
            <text:p>邱慧洳</text:p>
          </table:table-cell>
          <table:table-cell office:value-type="string" table:style-name="ce1">
            <text:p>221400026013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26" table:style-name="ce1">
            <text:p>2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應用法規導論</text:p>
          </table:table-cell>
          <table:table-cell office:value-type="string" table:style-name="ce1">
            <text:p>Introduction of Professional Law</text:p>
          </table:table-cell>
          <table:table-cell office:value-type="string" table:style-name="ce1">
            <text:p>邱慧洳</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607</text:p>
          </table:table-cell>
          <table:table-cell office:value-type="float" office:value="2" table:style-name="ce1">
            <text:p>2</text:p>
          </table:table-cell>
          <table:table-cell office:value-type="string" table:style-name="ce1">
            <text:p>1,2</text:p>
          </table:table-cell>
          <table:table-cell office:value-type="string" table:style-name="ce1">
            <text:p>修課限制：本系四技一般生</text:p>
          </table:table-cell>
          <table:table-cell office:value-type="string" table:style-name="ce1">
            <text:p>本課程醫護法學之介紹，使學生對法律結構、法學理念及我國現行法有一整體性的認知，以奠定法學啟發基礎。從醫護正義概念出發，就醫護法規、醫護法制、護理法律責任與訴訟、醫護人員切身法律問題等，深入淺出有系統的介紹，以培養現代醫護人員正確的法律觀。並從醫護業務與法律實務的角度，點出護理人員與其他醫事人員的責任分際、臨床醫護人員與公共衛生醫護人員面臨法律問題的不同、醫病糾紛的預防與處理等，以強化醫護人員處理法律問題的能力。</text:p>
          </table:table-cell>
          <table:table-cell office:value-type="string" table:style-name="ce1">
            <text:p>This subject is taught by way of the introduction of the basic law to let the students to understand the whole outline of the construction of law，the virtue of the jurisprudence and the <text:s/>present law in Taiwan. <text:s/>It begins as the teaching of the concept of the professional justice and is succeeded by introducing the medical and nursing law，the institution of the professional law，the responsibility and litigation as well as the professional liability of the member of professional society to ensure the students to know the exact concept of the law and to develop problem-solving abilities .</text:p>
          </table:table-cell>
          <table:table-cell table:number-columns-repeated="16361"/>
        </table:table-row>
        <table:table-row table:style-name="ro2">
          <table:table-cell office:value-type="float" office:value="1132" table:style-name="ce4">
            <text:p>1132</text:p>
          </table:table-cell>
          <table:table-cell office:value-type="string" table:style-name="ce1">
            <text:p>吳承螢</text:p>
          </table:table-cell>
          <table:table-cell office:value-type="string" table:style-name="ce1">
            <text:p>221401714013A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14" table:style-name="ce1">
            <text:p>1714</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體育-羽球3</text:p>
          </table:table-cell>
          <table:table-cell office:value-type="string" table:style-name="ce1">
            <text:p>PE-Badminton3</text:p>
          </table:table-cell>
          <table:table-cell office:value-type="string" table:style-name="ce1">
            <text:p>吳承螢</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3,4</text:p>
          </table:table-cell>
          <table:table-cell office:value-type="string" table:style-name="ce1">
            <text:p>1.第一階段志願選，僅由資四三Ｂ、資四三Ａ、高四一Ａ、聽四三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雙打常用技術及比賽概念的介紹，引</text:p>
            <text:p>導學生體驗羽球雙打比賽的奧妙。授課內容包括發球、網邊球、挑球、切球、平擊球、</text:p>
            <text:p>高遠球、殺球、球路組合、雙打站位、比賽規則與戰術介紹及實際比賽體驗。</text:p>
          </table:table-cell>
          <table:table-cell office:value-type="string" table:style-name="ce1">
            <text:p>This program leads students to experience the secret of badminton doubles<text:s/></text:p>
            <text:p>through the introduction of the common skills and game concept of badminton<text:s/></text:p>
            <text:p>doubles. Course content includes service, drop shot, lobs, cut, drive, clear,<text:s/></text:p>
            <text:p>smashes, technique combination, doubles standing position, game rules,<text:s/></text:p>
            <text:p>tactic introduction and actual experience of games.</text:p>
          </table:table-cell>
          <table:table-cell table:number-columns-repeated="16361"/>
        </table:table-row>
        <table:table-row table:style-name="ro8">
          <table:table-cell office:value-type="float" office:value="1132" table:style-name="ce4">
            <text:p>1132</text:p>
          </table:table-cell>
          <table:table-cell office:value-type="string" table:style-name="ce1">
            <text:p>張力允</text:p>
          </table:table-cell>
          <table:table-cell office:value-type="string" table:style-name="ce1">
            <text:p>221400149013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49" table:style-name="ce1">
            <text:p>149</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資訊安全</text:p>
          </table:table-cell>
          <table:table-cell office:value-type="string" table:style-name="ce1">
            <text:p>Information Security</text:p>
          </table:table-cell>
          <table:table-cell office:value-type="string" table:style-name="ce1">
            <text:p>張力允,黃純文</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1" table:style-name="ce1">
            <text:p>1</text:p>
          </table:table-cell>
          <table:table-cell office:value-type="string" table:style-name="ce1">
            <text:p>2,3,4</text:p>
          </table:table-cell>
          <table:table-cell office:value-type="string" table:style-name="ce1">
            <text:p>修課限制：本系四技一般生大三以上、外系四技一般生大三以上、本所（研究生下修，不計入畢業學分）</text:p>
          </table:table-cell>
          <table:table-cell office:value-type="string" table:style-name="ce1">
            <text:p>本課程旨在介紹資訊安全的理論與實務，包括資料加解密技術與演算法，數位簽章與認證，及現行網際網路上駭客行為及防駭。</text:p>
          </table:table-cell>
          <table:table-cell office:value-type="string" table:style-name="ce1">
            <text:p>This course provides the basic concepts of information security. It includes the principles of encryption, decryption, signatures and authentication. The security practices in the Internet and electronic commerce will also be introduced in the course.</text:p>
          </table:table-cell>
          <table:table-cell table:number-columns-repeated="16361"/>
        </table:table-row>
        <table:table-row table:style-name="ro2">
          <table:table-cell office:value-type="float" office:value="1132" table:style-name="ce4">
            <text:p>1132</text:p>
          </table:table-cell>
          <table:table-cell office:value-type="string" table:style-name="ce1">
            <text:p>吳大椿</text:p>
          </table:table-cell>
          <table:table-cell office:value-type="string" table:style-name="ce1">
            <text:p>221400026013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26" table:style-name="ce1">
            <text:p>26</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應用法規導論</text:p>
          </table:table-cell>
          <table:table-cell office:value-type="string" table:style-name="ce1">
            <text:p>Introduction of Professional Law</text:p>
          </table:table-cell>
          <table:table-cell office:value-type="string" table:style-name="ce1">
            <text:p>吳大椿</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104</text:p>
          </table:table-cell>
          <table:table-cell office:value-type="float" office:value="2" table:style-name="ce1">
            <text:p>2</text:p>
          </table:table-cell>
          <table:table-cell office:value-type="string" table:style-name="ce1">
            <text:p>1,2</text:p>
          </table:table-cell>
          <table:table-cell office:value-type="string" table:style-name="ce1">
            <text:p>修課限制：本系四技一般生</text:p>
          </table:table-cell>
          <table:table-cell office:value-type="string" table:style-name="ce1">
            <text:p>本課程醫護法學之介紹，使學生對法律結構、法學理念及我國現行法有一整體性的認知，以奠定法學啟發基礎。從醫護正義概念出發，就醫護法規、醫護法制、護理法律責任與訴訟、醫護人員切身法律問題等，深入淺出有系統的介紹，以培養現代醫護人員正確的法律觀。並從醫護業務與法律實務的角度，點出護理人員與其他醫事人員的責任分際、臨床醫護人員與公共衛生醫護人員面臨法律問題的不同、醫病糾紛的預防與處理等，以強化醫護人員處理法律問題的能力。</text:p>
          </table:table-cell>
          <table:table-cell office:value-type="string" table:style-name="ce1">
            <text:p>This subject is taught by way of the introduction of the basic law to let the students to understand the whole outline of the construction of law，the virtue of the jurisprudence and the <text:s/>present law in Taiwan. <text:s/>It begins as the teaching of the concept of the professional justice and is succeeded by introducing the medical and nursing law，the institution of the professional law，the responsibility and litigation as well as the professional liability of the member of professional society to ensure the students to know the exact concept of the law and to develop problem-solving abilities .</text:p>
          </table:table-cell>
          <table:table-cell table:number-columns-repeated="16361"/>
        </table:table-row>
        <table:table-row table:style-name="ro2">
          <table:table-cell office:value-type="float" office:value="1132" table:style-name="ce4">
            <text:p>1132</text:p>
          </table:table-cell>
          <table:table-cell office:value-type="string" table:style-name="ce1">
            <text:p>簡名豪</text:p>
          </table:table-cell>
          <table:table-cell office:value-type="string" table:style-name="ce1">
            <text:p>221401716013B0</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體育-桌球2</text:p>
          </table:table-cell>
          <table:table-cell office:value-type="string" table:style-name="ce1">
            <text:p>PE-Table Tennis2</text:p>
          </table:table-cell>
          <table:table-cell office:value-type="string" table:style-name="ce1">
            <text:p>簡名豪</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3,4</text:p>
          </table:table-cell>
          <table:table-cell office:value-type="string" table:style-name="ce1">
            <text:p>1.第一階段志願選，僅由資四三Ｂ、資四三Ａ、高四一Ａ、聽四三Ａ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text:p>
            <text:p>術的應用與結合，以期能在桌球比賽中獲得有效成果。如有優質的各種基本技術及搭配</text:p>
            <text:p>單打戰術應用就能在比賽中直接得分與攻擊。在比賽技術中有良好優質的接發球戰術就</text:p>
            <text:p>能先發制人，且能有效控制對方直接攻擊得分，其贏球機率高。因此在單打技術、戰術</text:p>
            <text:p>應用桌球技術中佔有極重要性。</text:p>
          </table:table-cell>
          <table:table-cell office:value-type="string" table:style-name="ce1">
            <text:p>After learning and cultivating various kinds of basic skills,<text:s/></text:p>
            <text:p>a player should reinforce the applications and combinations of singles and<text:s/></text:p>
            <text:p>tactics, aiming to have effective results in table tennis games. If a player has<text:s/></text:p>
            <text:p>various kinds of superior basic skills combined with the applications of singles<text:s/></text:p>
            <text:p>tactics, he/she can score and attack directly in a game. In terms of singles, if a<text:s/></text:p>
            <text:p>player has superior tactics for receiving and serving the ball, he/she can take<text:s/></text:p>
            <text:p>the initiative and control his/her opponent effectively to attack and score<text:s/></text:p>
            <text:p>directly, so that he/she will have a greater chance to win the game; therefore,<text:s/></text:p>
            <text:p>such tactics has great importance in table tennis skills regarding singles and<text:s/></text:p>
            <text:p>tactics applications.</text:p>
          </table:table-cell>
          <table:table-cell table:number-columns-repeated="16361"/>
        </table:table-row>
        <table:table-row table:style-name="ro4">
          <table:table-cell office:value-type="float" office:value="1132" table:style-name="ce4">
            <text:p>1132</text:p>
          </table:table-cell>
          <table:table-cell office:value-type="string" table:style-name="ce1">
            <text:p>張顯洋</text:p>
          </table:table-cell>
          <table:table-cell office:value-type="float" office:value="22140006901440"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69" table:style-name="ce1">
            <text:p>69</text:p>
          </table:table-cell>
          <table:table-cell office:value-type="float" office:value="1" table:style-name="ce1">
            <text:p>1</text:p>
          </table:table-cell>
          <table:table-cell office:value-type="float" office:value="4" table:style-name="ce1">
            <text:p>4</text:p>
          </table:table-cell>
          <table:table-cell office:value-type="float" office:value="40" table:style-name="ce1">
            <text:p>40</text:p>
          </table:table-cell>
          <table:table-cell office:value-type="string" table:style-name="ce1">
            <text:p>資訊管理證照綜論</text:p>
          </table:table-cell>
          <table:table-cell office:value-type="string" table:style-name="ce1">
            <text:p>Introduction to Information Management Certificates</text:p>
          </table:table-cell>
          <table:table-cell office:value-type="string" table:style-name="ce1">
            <text:p>張顯洋</text:p>
          </table:table-cell>
          <table:table-cell office:value-type="float" office:value="3" table:style-name="ce1">
            <text:p>3</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3" table:style-name="ce1">
            <text:p>3</text:p>
          </table:table-cell>
          <table:table-cell office:value-type="string" table:style-name="ce1">
            <text:p>5,6,7,8</text:p>
          </table:table-cell>
          <table:table-cell office:value-type="string" table:style-name="ce1">
            <text:p>修課限制：本系四技一般生、外系四技一般生、本所（研究生下修，不計入畢業學分）、畢業班課程</text:p>
          </table:table-cell>
          <table:table-cell office:value-type="string" table:style-name="ce1">
            <text:p>本課程主要目標為輔導同學考取有利就業與深造的資訊管理相關證照，涵蓋醫資管理師、Microsoft與TQC證照等，內容包括Excel試算表的進階操作功能、Excel/VBA物件導向程式設計、Access資料庫管理系統的進階操作功能、結構化查詢語言SQL的設計技巧以及醫學資理管理。</text:p>
          </table:table-cell>
          <table:table-cell office:value-type="string" table:style-name="ce1">
            <text:p>This course introduces the advanced functions of Excel and Access, programming of Excel/VBA and SQL, and basic concepts of medical informatics. This course also helps the students prepare for and pass the related certification.</text:p>
          </table:table-cell>
          <table:table-cell table:number-columns-repeated="16361"/>
        </table:table-row>
        <table:table-row table:style-name="ro16">
          <table:table-cell office:value-type="float" office:value="1132" table:style-name="ce4">
            <text:p>1132</text:p>
          </table:table-cell>
          <table:table-cell office:value-type="string" table:style-name="ce1">
            <text:p>陳彥宏</text:p>
          </table:table-cell>
          <table:table-cell office:value-type="float" office:value="22140041901441" table:style-name="ce1">
            <text:p>2.214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419" table:style-name="ce1">
            <text:p>419</text:p>
          </table:table-cell>
          <table:table-cell office:value-type="float" office:value="1" table:style-name="ce1">
            <text:p>1</text:p>
          </table:table-cell>
          <table:table-cell office:value-type="float" office:value="4" table:style-name="ce1">
            <text:p>4</text:p>
          </table:table-cell>
          <table:table-cell office:value-type="float" office:value="41" table:style-name="ce1">
            <text:p>41</text:p>
          </table:table-cell>
          <table:table-cell office:value-type="string" table:style-name="ce1">
            <text:p>提示工程與商務應用</text:p>
          </table:table-cell>
          <table:table-cell office:value-type="string" table:style-name="ce1">
            <text:p>undefined</text:p>
          </table:table-cell>
          <table:table-cell office:value-type="string" table:style-name="ce1">
            <text:p>陳彥宏</text:p>
          </table:table-cell>
          <table:table-cell office:value-type="float" office:value="3" table:style-name="ce1">
            <text:p>3</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5</text:p>
          </table:table-cell>
          <table:table-cell office:value-type="float" office:value="1" table:style-name="ce1">
            <text:p>1</text:p>
          </table:table-cell>
          <table:table-cell office:value-type="string" table:style-name="ce1">
            <text:p>1,2,3,4</text:p>
          </table:table-cell>
          <table:table-cell office:value-type="string" table:style-name="ce1">
            <text:p>修課限制：本系四技一般生大四、本所（研究生下修，不計入畢業學分）、畢業班課程、程式設計課程</text:p>
          </table:table-cell>
          <table:table-cell office:value-type="string" table:style-name="ce1">
            <text:p>undefined</text:p>
          </table:table-cell>
          <table:table-cell office:value-type="string" table:style-name="ce1">
            <text:p>undefined</text:p>
          </table:table-cell>
          <table:table-cell table:number-columns-repeated="16361"/>
        </table:table-row>
        <table:table-row table:style-name="ro2">
          <table:table-cell office:value-type="float" office:value="1132" table:style-name="ce4">
            <text:p>1132</text:p>
          </table:table-cell>
          <table:table-cell office:value-type="string" table:style-name="ce1">
            <text:p>陳亮均</text:p>
          </table:table-cell>
          <table:table-cell office:value-type="float" office:value="22140119701442"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197" table:style-name="ce1">
            <text:p>1197</text:p>
          </table:table-cell>
          <table:table-cell office:value-type="float" office:value="1" table:style-name="ce1">
            <text:p>1</text:p>
          </table:table-cell>
          <table:table-cell office:value-type="float" office:value="4" table:style-name="ce1">
            <text:p>4</text:p>
          </table:table-cell>
          <table:table-cell office:value-type="float" office:value="42" table:style-name="ce1">
            <text:p>42</text:p>
          </table:table-cell>
          <table:table-cell office:value-type="string" table:style-name="ce1">
            <text:p>資訊管理實習</text:p>
          </table:table-cell>
          <table:table-cell office:value-type="string" table:style-name="ce1">
            <text:p>Practice of Information Management</text:p>
          </table:table-cell>
          <table:table-cell office:value-type="string" table:style-name="ce1">
            <text:p>陳亮均</text:p>
          </table:table-cell>
          <table:table-cell office:value-type="float" office:value="4" table:style-name="ce1">
            <text:p>4</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float" office:value="6" table:style-name="ce1">
            <text:p>6</text:p>
          </table:table-cell>
          <table:table-cell office:value-type="string" table:style-name="ce1">
            <text:p>開學第1週前至系辦申請，經甄選後，採人工方式選課。</text:p>
            <text:p>修課限制：實習課程、本系四技一般生大二以上、本所（研究生下修，不計入畢業學分）、畢業班課程、程式設計課程</text:p>
          </table:table-cell>
          <table:table-cell office:value-type="string" table:style-name="ce1">
            <text:p>(1) 讓學生認識環境並建立正確職場觀念與工作倫理。</text:p>
            <text:p>(2) 運用企業社會資源，讓學生進行實習，拓展學生在專業實務方面之知識與經驗；</text:p>
            <text:p>(3) 實習指導老師提供相關諮詢與輔導。</text:p>
            <text:p>(4) 評估實習之學習成效。</text:p>
          </table:table-cell>
          <table:table-cell office:value-type="string" table:style-name="ce1">
            <text:p>(1) Let students be familiar with working environment and cultivate correct concepts and work ethic.<text:s/></text:p>
            <text:p>(2) School utilizes social resources to have students expand their knowledge and experience in the areas of professional practice;<text:s/></text:p>
            <text:p>(3) Instructors provide consulting and counseling.<text:s/></text:p>
            <text:p>(4) Instructors assess students’ learning outcomes.</text:p>
          </table:table-cell>
          <table:table-cell table:number-columns-repeated="16361"/>
        </table:table-row>
        <table:table-row table:style-name="ro2">
          <table:table-cell office:value-type="float" office:value="1132" table:style-name="ce4">
            <text:p>1132</text:p>
          </table:table-cell>
          <table:table-cell office:value-type="string" table:style-name="ce1">
            <text:p>陳亮均</text:p>
          </table:table-cell>
          <table:table-cell office:value-type="float" office:value="22140119801443" table:style-name="ce1">
            <text:p>2.21401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198" table:style-name="ce1">
            <text:p>1198</text:p>
          </table:table-cell>
          <table:table-cell office:value-type="float" office:value="1" table:style-name="ce1">
            <text:p>1</text:p>
          </table:table-cell>
          <table:table-cell office:value-type="float" office:value="4" table:style-name="ce1">
            <text:p>4</text:p>
          </table:table-cell>
          <table:table-cell office:value-type="float" office:value="43" table:style-name="ce1">
            <text:p>43</text:p>
          </table:table-cell>
          <table:table-cell office:value-type="string" table:style-name="ce1">
            <text:p>企業實習</text:p>
          </table:table-cell>
          <table:table-cell office:value-type="string" table:style-name="ce1">
            <text:p>Enterprise Practicum</text:p>
          </table:table-cell>
          <table:table-cell office:value-type="string" table:style-name="ce1">
            <text:p>陳亮均</text:p>
          </table:table-cell>
          <table:table-cell office:value-type="float" office:value="9" table:style-name="ce1">
            <text:p>9</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float" office:value="7" table:style-name="ce1">
            <text:p>7</text:p>
          </table:table-cell>
          <table:table-cell office:value-type="string" table:style-name="ce1">
            <text:p>開學第1週前至系辦申請，經甄選後，採人工方式選課。</text:p>
            <text:p>修課限制：實習課程、本系四技一般生大二以上、本所（研究生下修，不計入畢業學分）、畢業班課程、程式設計課程</text:p>
          </table:table-cell>
          <table:table-cell office:value-type="string" table:style-name="ce1">
            <text:p>(1) 讓學生認識環境並建立正確職場觀念與工作倫理。</text:p>
            <text:p>(2) 運用企業社會資源，讓學生進行實習，拓展學生在專業實務方面之知識與經驗；</text:p>
            <text:p>(3) 實習指導老師提供相關諮詢與輔導。</text:p>
            <text:p>(4) 評估實習之學習成效。</text:p>
          </table:table-cell>
          <table:table-cell office:value-type="string" table:style-name="ce1">
            <text:p>(1) Let students be familiar with working environment and cultivate correct concepts and work ethic.<text:s/></text:p>
            <text:p>(2) School utilizes social resources to have students expand their knowledge and experience in the areas of professional practice;<text:s/></text:p>
            <text:p>(3) Instructors provide consulting and counseling.<text:s/></text:p>
            <text:p>(4) Instructors assess students’ learning outcomes.</text:p>
          </table:table-cell>
          <table:table-cell table:number-columns-repeated="16361"/>
        </table:table-row>
        <table:table-row table:style-name="ro2">
          <table:table-cell office:value-type="float" office:value="1132" table:style-name="ce4">
            <text:p>1132</text:p>
          </table:table-cell>
          <table:table-cell office:value-type="string" table:style-name="ce1">
            <text:p>楊岳</text:p>
          </table:table-cell>
          <table:table-cell office:value-type="float" office:value="22140158601444" table:style-name="ce1">
            <text:p>2.21402E+13</text:p>
          </table:table-cell>
          <table:table-cell office:value-type="float" office:value="22140" table:style-name="ce1">
            <text:p>22140</text:p>
          </table:table-cell>
          <table:table-cell office:value-type="string" table:style-name="ce1">
            <text:p>資訊管理系</text:p>
          </table:table-cell>
          <table:table-cell office:value-type="string" table:style-name="ce1">
            <text:p>四年制</text:p>
          </table:table-cell>
          <table:table-cell office:value-type="float" office:value="1586" table:style-name="ce1">
            <text:p>1586</text:p>
          </table:table-cell>
          <table:table-cell office:value-type="float" office:value="1" table:style-name="ce1">
            <text:p>1</text:p>
          </table:table-cell>
          <table:table-cell office:value-type="float" office:value="4" table:style-name="ce1">
            <text:p>4</text:p>
          </table:table-cell>
          <table:table-cell office:value-type="float" office:value="44" table:style-name="ce1">
            <text:p>44</text:p>
          </table:table-cell>
          <table:table-cell office:value-type="string" table:style-name="ce1">
            <text:p>使用者體驗設計</text:p>
          </table:table-cell>
          <table:table-cell office:value-type="string" table:style-name="ce1">
            <text:p>User Experience Design</text:p>
          </table:table-cell>
          <table:table-cell office:value-type="string" table:style-name="ce1">
            <text:p>楊岳</text:p>
          </table:table-cell>
          <table:table-cell office:value-type="float" office:value="3" table:style-name="ce1">
            <text:p>3</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2</text:p>
          </table:table-cell>
          <table:table-cell office:value-type="float" office:value="4" table:style-name="ce1">
            <text:p>4</text:p>
          </table:table-cell>
          <table:table-cell office:value-type="string" table:style-name="ce1">
            <text:p>6,7,8,9</text:p>
          </table:table-cell>
          <table:table-cell office:value-type="string" table:style-name="ce1">
            <text:p>修課限制：本系四技一般生大四、外系四技一般生大四、本所（研究生下修，不計入畢業學分）、畢業班課程</text:p>
          </table:table-cell>
          <table:table-cell office:value-type="string" table:style-name="ce1">
            <text:p>本課程旨在介紹學生使用者體驗(UX)與使用者介面(UI)設計中使用的方法和工具。使用者體驗設計專注於產品生命週期的早期設計階段，旨在確保產品滿足使用者需求；涵蓋的範例工具和方法包括角色、場景、故事板、焦點團體、線框圖、原型設計等，以及InVision、Áxure、Balsamiq等軟體。</text:p>
            <text:p>在本課程中，學生將透過三個團隊活動實際演練當今行動科技的產品設計中一個或多個使用者體驗設計的方法，藉以讓學生清楚瞭解使用者體驗與使用者介面設計的概括全貌。</text:p>
          </table:table-cell>
          <table:table-cell office:value-type="string" table:style-name="ce1">
            <text:p>This course provides an introduction to the fields of UX research and design. Students will gain an understanding of what is involved in UX research, including conducting interviews, evaluating systems, and analyzing systems using principles of good design. Students will also learn about the work involved in UX Design, including the generation of promising design solutions and the creation of prototypes at multiple levels of fidelity. By interleaving successive phases of UX Research and Design, students will see how to learn from inevitable mistakes and improve towards a product with a great UX.</text:p>
          </table:table-cell>
          <table:table-cell table:number-columns-repeated="16361"/>
        </table:table-row>
        <table:table-row table:style-name="ro2">
          <table:table-cell office:value-type="float" office:value="1132" table:style-name="ce4">
            <text:p>1132</text:p>
          </table:table-cell>
          <table:table-cell office:value-type="string" table:style-name="ce1">
            <text:p>孫若馨</text:p>
          </table:table-cell>
          <table:table-cell office:value-type="float" office:value="13140131401110" table:style-name="ce1">
            <text:p>1.31401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314" table:style-name="ce1">
            <text:p>131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家庭動力學</text:p>
          </table:table-cell>
          <table:table-cell office:value-type="string" table:style-name="ce1">
            <text:p>Family <text:s/>Dynamics</text:p>
          </table:table-cell>
          <table:table-cell office:value-type="string" table:style-name="ce1">
            <text:p>孫若馨</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7</text:p>
          </table:table-cell>
          <table:table-cell office:value-type="float" office:value="2" table:style-name="ce1">
            <text:p>2</text:p>
          </table:table-cell>
          <table:table-cell office:value-type="string" table:style-name="ce1">
            <text:p>6,7</text:p>
          </table:table-cell>
          <table:table-cell office:value-type="string" table:style-name="ce1">
            <text:p>修課限制：本系四技一般生、外系四技一般生、學士後</text:p>
          </table:table-cell>
          <table:table-cell office:value-type="string" table:style-name="ce1">
            <text:p>藉由教授家庭動力理論與完成個人自我家庭動力分析作業，培養學生瞭解如何評估與分析家庭動力的能力。此課程亦會探討長照家庭之各式家庭動力之議題，以其協助學生對於長期照護有更進深之認識。</text:p>
          </table:table-cell>
          <table:table-cell office:value-type="string" table:style-name="ce1">
            <text:p>This course leads students to talk about the basic concepts of family dynamics, and then in-depth study of family history, development, life cycle, system view, and related practices and research. Through the exploration, experience and analysis of personal family dynamics, students will be inspired to understand how multiculturalism, gender role status and interaction patterns affect family dynamics, so as to cultivate the ability to evaluate and analyze family dynamics as a professional worker in the future. In addition to the teaching method of the course, the course is supplemented by film appreciation, group discussion to assist students in thinking, hoping to achieve a combination of theory and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鄒昌婷</text:p>
          </table:table-cell>
          <table:table-cell office:value-type="string" table:style-name="ce1">
            <text:p>131400042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統計學</text:p>
          </table:table-cell>
          <table:table-cell office:value-type="string" table:style-name="ce1">
            <text:p>Biostatistics</text:p>
          </table:table-cell>
          <table:table-cell office:value-type="string" table:style-name="ce1">
            <text:p>鄒昌婷</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4" table:style-name="ce1">
            <text:p>4</text:p>
          </table:table-cell>
          <table:table-cell office:value-type="string" table:style-name="ce1">
            <text:p>3,4</text:p>
          </table:table-cell>
          <table:table-cell office:value-type="string" table:style-name="ce1">
            <text:p>修課限制：本系四技一般生</text:p>
          </table:table-cell>
          <table:table-cell office:value-type="string" table:style-name="ce1">
            <text:p>本課程介紹生物統計學的基本概念，使學生成為生統的使用及受益者。協助其於閱讀研究論文時對資料內容進行正確的思考判斷，具備發現及解決問題的能力，並進而能靈活應用在專業的實務工作中。</text:p>
          </table:table-cell>
          <table:table-cell office:value-type="string" table:style-name="ce1">
            <text:p>This course’s objective is to help the student became an informed consumer and user of biostatistics. Emphasize to cultivate the abilities of evaluating the nursing literature and applying study results to patient care. The designs of curriculum are focused on introducing the basic methods of organizing, summarizing and presenting a set of data; the concept of probability, sampling, and probability distributions; confidence intervals and hypothesis testing; comparison of two or more groups means; nonparametric methods; contingency tables; correlation and simple linear regression. Expect students can participant in nursing research.</text:p>
          </table:table-cell>
          <table:table-cell table:number-columns-repeated="16361"/>
        </table:table-row>
        <table:table-row table:style-name="ro6">
          <table:table-cell office:value-type="float" office:value="1132" table:style-name="ce4">
            <text:p>1132</text:p>
          </table:table-cell>
          <table:table-cell office:value-type="string" table:style-name="ce1">
            <text:p>蔡君明</text:p>
          </table:table-cell>
          <table:table-cell office:value-type="string" table:style-name="ce1">
            <text:p>131401475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75" table:style-name="ce1">
            <text:p>147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老人服務事業與福利</text:p>
          </table:table-cell>
          <table:table-cell office:value-type="string" table:style-name="ce1">
            <text:p>Senior Citizen Service and Welfare</text:p>
          </table:table-cell>
          <table:table-cell office:value-type="string" table:style-name="ce1">
            <text:p>蔡君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2" table:style-name="ce1">
            <text:p>2</text:p>
          </table:table-cell>
          <table:table-cell office:value-type="string" table:style-name="ce1">
            <text:p>3,4</text:p>
          </table:table-cell>
          <table:table-cell office:value-type="string" table:style-name="ce1">
            <text:p>修課限制：本系四技一般生</text:p>
          </table:table-cell>
          <table:table-cell office:value-type="string" table:style-name="ce1">
            <text:p>高齡化社會的來臨，銀髮蓬勃發展。本課程將透過老人服務需求的討論，使同學對於老人福利、老人服務事業以及銀髮產業有一概括性的認識與瞭解，以建立其服務銀髮族群之基礎知能，期能激發學生投入銀髮專業的意願與興趣或職涯發展。</text:p>
          </table:table-cell>
          <table:table-cell office:value-type="string" table:style-name="ce1">
            <text:p>The purpose of this course is to the need of the service through the elderly welfares so that the students have a general knowledge and understanding in order to establish the basis of knowledge and ability.The course can stimulate students' willingness to invest Sseniors Industrial and professional for their career developments.</text:p>
          </table:table-cell>
          <table:table-cell table:number-columns-repeated="16361"/>
        </table:table-row>
        <table:table-row table:style-name="ro15">
          <table:table-cell office:value-type="float" office:value="1132" table:style-name="ce4">
            <text:p>1132</text:p>
          </table:table-cell>
          <table:table-cell office:value-type="string" table:style-name="ce1">
            <text:p>陳書毓</text:p>
          </table:table-cell>
          <table:table-cell office:value-type="string" table:style-name="ce1">
            <text:p>131401474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74" table:style-name="ce1">
            <text:p>147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老人疾病概論</text:p>
          </table:table-cell>
          <table:table-cell office:value-type="string" table:style-name="ce1">
            <text:p>Introduction to elderly disease</text:p>
          </table:table-cell>
          <table:table-cell office:value-type="string" table:style-name="ce1">
            <text:p>陳書毓</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1" table:style-name="ce1">
            <text:p>1</text:p>
          </table:table-cell>
          <table:table-cell office:value-type="string" table:style-name="ce1">
            <text:p>6,7</text:p>
          </table:table-cell>
          <table:table-cell office:value-type="string" table:style-name="ce1">
            <text:p>修課限制：本系四技一般生</text:p>
          </table:table-cell>
          <table:table-cell office:value-type="string" table:style-name="ce1">
            <text:p>隨著人口老化現象益趨顯著，老年人口不斷增加，老人健康照護及失能老人的長期照護已成為當前重要課題。本課 程旨在讓學生認識正常老化個案身體各系統的變化，功能衰退老年人常見的疾病、評估方式及安全照護原則與方法，瞭解老人健康照護所需運用之知識與資訊，以增加服務老年個案之專業能力。</text:p>
          </table:table-cell>
          <table:table-cell office:value-type="string" table:style-name="ce1">
            <text:p>The main focal point of this subject is to introduce old man and relevant topics that are looked after for a long time, enable students with looking after preliminary understanding for a long time to the old man, in order to enter relevant old men to serve and look after relevant job markets such as the field's foundation for a long time as the future.</text:p>
          </table:table-cell>
          <table:table-cell table:number-columns-repeated="16361"/>
        </table:table-row>
        <table:table-row table:style-name="ro10">
          <table:table-cell office:value-type="float" office:value="1132" table:style-name="ce4">
            <text:p>1132</text:p>
          </table:table-cell>
          <table:table-cell office:value-type="string" table:style-name="ce1">
            <text:p>鄒昌婷</text:p>
          </table:table-cell>
          <table:table-cell office:value-type="string" table:style-name="ce1">
            <text:p>131400033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33" table:style-name="ce1">
            <text:p>3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服務學習</text:p>
          </table:table-cell>
          <table:table-cell office:value-type="string" table:style-name="ce1">
            <text:p>Service Learning</text:p>
          </table:table-cell>
          <table:table-cell office:value-type="string" table:style-name="ce1">
            <text:p>鄒昌婷</text:p>
          </table:table-cell>
          <table:table-cell office:value-type="float" office:value="0" table:style-name="ce1">
            <text:p>0</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4" table:style-name="ce1">
            <text:p>4</text:p>
          </table:table-cell>
          <table:table-cell office:value-type="float" office:value="5" table:style-name="ce1">
            <text:p>5</text:p>
          </table:table-cell>
          <table:table-cell office:value-type="string" table:style-name="ce1">
            <text:p>修課限制：本系四技一般生一年級。</text:p>
          </table:table-cell>
          <table:table-cell office:value-type="string" table:style-name="ce1">
            <text:p>本課程主要是以做體驗為主，將帶領學生至社區關懷據點、老人安養機構實際做老人服務的工作，培養學生做中學，服務中學習的態度與能力。</text:p>
          </table:table-cell>
          <table:table-cell office:value-type="string" table:style-name="ce1">
            <text:p>This course focus on experience learning. Students will go to the community and long term care facilities to care the elderly. We hope students can learn by doing.Through the course, students will learn the right attitude and ability through the participation.</text:p>
          </table:table-cell>
          <table:table-cell table:number-columns-repeated="16361"/>
        </table:table-row>
        <table:table-row table:style-name="ro2">
          <table:table-cell office:value-type="float" office:value="1132" table:style-name="ce4">
            <text:p>1132</text:p>
          </table:table-cell>
          <table:table-cell office:value-type="string" table:style-name="ce1">
            <text:p>孫若馨</text:p>
          </table:table-cell>
          <table:table-cell office:value-type="string" table:style-name="ce1">
            <text:p>131400374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374" table:style-name="ce1">
            <text:p>37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社會學</text:p>
          </table:table-cell>
          <table:table-cell office:value-type="string" table:style-name="ce1">
            <text:p>Sociology</text:p>
          </table:table-cell>
          <table:table-cell office:value-type="string" table:style-name="ce1">
            <text:p>孫若馨</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3" table:style-name="ce1">
            <text:p>3</text:p>
          </table:table-cell>
          <table:table-cell office:value-type="string" table:style-name="ce1">
            <text:p>8,9</text:p>
          </table:table-cell>
          <table:table-cell office:value-type="string" table:style-name="ce1">
            <text:p>修課限制：本系四技一般生、外系四技一般生</text:p>
          </table:table-cell>
          <table:table-cell office:value-type="string" table:style-name="ce1">
            <text:p>介紹社會學的基本觀念，如社會的組成、社會結構、社會變遷、各種社會制度 (如家庭、宗教、經濟等) ，以及社會學的分析方法，使學生學習培養社會學的思考方式，期能運用於日常生活與專業領域之中。全部課程的規劃分為六大部分：社會學基本原理、個人與社會的關係、社會不平等、社會制度、社會變遷與社會學的應用等。</text:p>
          </table:table-cell>
          <table:table-cell office:value-type="string" table:style-name="ce1">
            <text:p>The purpose of this course is threefold: to examine the methodologies and theories in sociology, to examine the major themes, and to apply the major tenets of sociological knowledge to the real life situations. The emphasis will be on the applications of sociological knowledge to health care management. The conduction of the class features arts and crafts, small group discussion, audio-visual films. The major themes explored include socialization, culture, family systems, group dynamics, family violence as a social phenomenon, crime, racial relationship, political party and elections, and others. Final term exams will be held in the end of the semester.</text:p>
          </table:table-cell>
          <table:table-cell table:number-columns-repeated="16361"/>
        </table:table-row>
        <table:table-row table:style-name="ro2">
          <table:table-cell office:value-type="float" office:value="1132" table:style-name="ce4">
            <text:p>1132</text:p>
          </table:table-cell>
          <table:table-cell office:value-type="string" table:style-name="ce1">
            <text:p>王曉萍</text:p>
          </table:table-cell>
          <table:table-cell office:value-type="string" table:style-name="ce1">
            <text:p>131401476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76" table:style-name="ce1">
            <text:p>147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高齡營養與養生</text:p>
          </table:table-cell>
          <table:table-cell office:value-type="string" table:style-name="ce1">
            <text:p>Gerontologic Nutrition and Health <text:s/>Promotion</text:p>
          </table:table-cell>
          <table:table-cell office:value-type="string" table:style-name="ce1">
            <text:p>王曉萍</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5" table:style-name="ce1">
            <text:p>5</text:p>
          </table:table-cell>
          <table:table-cell office:value-type="string" table:style-name="ce1">
            <text:p>6,7</text:p>
          </table:table-cell>
          <table:table-cell office:value-type="string" table:style-name="ce1">
            <text:p>修課限制：</text:p>
            <text:p>1.本系四技一般生、外系四技一般生。</text:p>
            <text:p>2.跨域課程。45人修課人數上限。</text:p>
          </table:table-cell>
          <table:table-cell office:value-type="string" table:style-name="ce1">
            <text:p>本課程的內容包括老化理論、自由基對老化的影響、各器官抗老養生飲食、機能性食品簡介及如何利用機能性食品抗老。</text:p>
          </table:table-cell>
          <table:table-cell office:value-type="string" table:style-name="ce1">
            <text:p>The course of Gerontological Health Nutrition is design for the 4- year program of Department of Gerontological health Care consists two parts. The first part introduces the concept of elderly nutrition. Such as body weight management, elderly dietary guideline, dietary goal, exchange list, nutrition label. The second part introduces the nutritional care and the diet therapy on various elderly diseases, such as obesity, DM, atherosclerosis disease, chronic renal failure, osteoporosis, nutritional deficiency (such anemia) etc.</text:p>
          </table:table-cell>
          <table:table-cell table:number-columns-repeated="16361"/>
        </table:table-row>
        <table:table-row table:style-name="ro2">
          <table:table-cell office:value-type="float" office:value="1132" table:style-name="ce4">
            <text:p>1132</text:p>
          </table:table-cell>
          <table:table-cell office:value-type="string" table:style-name="ce1">
            <text:p>陳書毓</text:p>
          </table:table-cell>
          <table:table-cell office:value-type="string" table:style-name="ce1">
            <text:p>131400305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305" table:style-name="ce1">
            <text:p>30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專業與倫理</text:p>
          </table:table-cell>
          <table:table-cell office:value-type="string" table:style-name="ce1">
            <text:p>Profession and ethics</text:p>
          </table:table-cell>
          <table:table-cell office:value-type="string" table:style-name="ce1">
            <text:p>陳書毓</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8</text:p>
          </table:table-cell>
          <table:table-cell office:value-type="float" office:value="4" table:style-name="ce1">
            <text:p>4</text:p>
          </table:table-cell>
          <table:table-cell office:value-type="string" table:style-name="ce1">
            <text:p>6,7</text:p>
          </table:table-cell>
          <table:table-cell office:value-type="string" table:style-name="ce1">
            <text:p>修課限制：本系四技一般生</text:p>
          </table:table-cell>
          <table:table-cell office:value-type="string" table:style-name="ce1">
            <text:p>本課程旨在使學生獲得專業與倫理之基本知識、概念及各種照護倫理困境之分析與決策能力，進而激發學生發展批判性的倫理思考與判斷之潛能。課程內容以專業倫理之基本概念及倫理理論與原則，銜接人文社會學科 (如哲學、宗教、邏輯、法律等)， 並以臨床常見之案例、加深學生對高齡照護倫理的印象。透過講解、分析與討論等教學方法，檢視價值觀與衝突、倫理與道德觀、病人權利與責任、照顧工作者權利與責任、倫理理論、基本倫理原則、倫理困境與倫理決策等等議題。</text:p>
          </table:table-cell>
          <table:table-cell office:value-type="string" table:style-name="ce1">
            <text:p>The purposes of this course are to help students to gain the basic knowledge, concepts and standardized behavior of ethics, to distinguish clinical ethical issues, as well as the ability to analyze and make decisions of ethical dilemma in order to urge them to develop critical thinking and proper judgment. The concepts of this course focus on the ethical basic concepts and the application of ethical principles: including the analysis and discussion of ethics and moral concepts; the formation and conflicts of values, the rights and responsibilities of patients and care givers; application the main theories and principles of ethical dilemma, and the ethical decision framework.</text:p>
          </table:table-cell>
          <table:table-cell table:number-columns-repeated="16361"/>
        </table:table-row>
        <table:table-row table:style-name="ro2">
          <table:table-cell office:value-type="float" office:value="1132" table:style-name="ce4">
            <text:p>1132</text:p>
          </table:table-cell>
          <table:table-cell office:value-type="string" table:style-name="ce1">
            <text:p>孫源宏</text:p>
          </table:table-cell>
          <table:table-cell office:value-type="string" table:style-name="ce1">
            <text:p>131401719011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719" table:style-name="ce1">
            <text:p>171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籃球2</text:p>
          </table:table-cell>
          <table:table-cell office:value-type="string" table:style-name="ce1">
            <text:p>PE-Basketball2</text:p>
          </table:table-cell>
          <table:table-cell office:value-type="string" table:style-name="ce1">
            <text:p>孫源宏</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1,2</text:p>
          </table:table-cell>
          <table:table-cell office:value-type="string" table:style-name="ce1">
            <text:p>1.第一階段志願選，僅由健四三Ａ、健四三Ｂ、高四一Ａ、運四三Ｂ互相跨班選課。</text:p>
            <text:p>2.第二階段加退選，開放全校二技一般生及四技一般生選課。</text:p>
            <text:p>3.上課地點請洽體育室，一學期至多修習2門必修體育。</text:p>
          </table:table-cell>
          <table:table-cell office:value-type="string" table:style-name="ce1">
            <text:p>本課程透過對籃球運動二人、三人進攻和防守組合的戰</text:p>
            <text:p>術與技術介紹，增進學生半場賽對抗的技能，並享受團隊互助合作與默契的樂趣，以及</text:p>
            <text:p>裁判能力的養成。課程內容包括二人組合進攻、防守戰術與技術，三人組合進攻、防守</text:p>
            <text:p>戰術與技術。規則部分各種違例、犯規的介紹，半場比賽裁判執法演練。</text:p>
          </table:table-cell>
          <table:table-cell office:value-type="string" table:style-name="ce1">
            <text:p>This program is through the introduction of tactics and techniques of two man<text:s/></text:p>
            <text:p>and three man basketball defensive and offensive combinations to strengthen<text:s/></text:p>
            <text:p>student’s techniques of half court matches and enjoy the fun of team work and<text:s/></text:p>
            <text:p>spoken consensus and the establishment of the ability of referee. The<text:s/></text:p>
            <text:p>program content has include the tactics and techniques of basketball team on<text:s/></text:p>
            <text:p>two people , three people with defensive and offensive combinations to<text:s/></text:p>
            <text:p>strengthen student’s techniques of matches ,rules of games include to<text:s/></text:p>
            <text:p>introduction of breach of rules and foul, a referee judge practice from half court<text:s/></text:p>
            <text:p>match</text:p>
          </table:table-cell>
          <table:table-cell table:number-columns-repeated="16361"/>
        </table:table-row>
        <table:table-row table:style-name="ro2">
          <table:table-cell office:value-type="float" office:value="1132" table:style-name="ce4">
            <text:p>1132</text:p>
          </table:table-cell>
          <table:table-cell office:value-type="string" table:style-name="ce1">
            <text:p>林莉如</text:p>
          </table:table-cell>
          <table:table-cell office:value-type="float" office:value="13140158201220" table:style-name="ce1">
            <text:p>1.31402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582" table:style-name="ce1">
            <text:p>1582</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長照政策與行銷概論</text:p>
          </table:table-cell>
          <table:table-cell office:value-type="string" table:style-name="ce1">
            <text:p>Introduction of Policy and Marketing in Long-term Care</text:p>
          </table:table-cell>
          <table:table-cell office:value-type="string" table:style-name="ce1">
            <text:p>林莉如</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6</text:p>
          </table:table-cell>
          <table:table-cell office:value-type="float" office:value="4" table:style-name="ce1">
            <text:p>4</text:p>
          </table:table-cell>
          <table:table-cell office:value-type="string" table:style-name="ce1">
            <text:p>3,4</text:p>
          </table:table-cell>
          <table:table-cell office:value-type="string" table:style-name="ce1">
            <text:p>修課限制：本系四技一般生、外系二技一般生、外系四技一般生、外系二技進修部、學士後、本所(本國生)、外所(本國生)</text:p>
          </table:table-cell>
          <table:table-cell office:value-type="string" table:style-name="ce1">
            <text:p>本課程主要以台灣長照政策與發展歷程為肇始，相關理論為依據，介紹台灣長照發展政策與未來發展趨勢，並因應社會與長照產業市場改變，在長照經營行銷策略、行銷與品牌管理，機構行銷與公共行銷、長照市場分析與區隔等，讓學生對長期照護品牌經營與市場行銷有概括性認識，期能激發學生長照產業營運行銷企劃能力。</text:p>
          </table:table-cell>
          <table:table-cell office:value-type="string" table:style-name="ce1">
            <text:p>This course will introduce the long-term policy in Taiwan and other countries. Based on the current policy and future trend, the course will applies theories and practices of services marketing on the subject of Long term care marketing. In addition to the concepts of consumer behavior, service product positioning, and market segmentation, the 4Ps of service marketing will also be introduced in the class. Learners are expected to catch up the essence of the long-term care, and possessing independent thinking and judging potential, rather, applying to the professional field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3140162901280" table:style-name="ce1">
            <text:p>1.31402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629" table:style-name="ce1">
            <text:p>1629</text:p>
          </table:table-cell>
          <table:table-cell office:value-type="float" office:value="1" table:style-name="ce1">
            <text:p>1</text:p>
          </table:table-cell>
          <table:table-cell office:value-type="float" office:value="2" table:style-name="ce1">
            <text:p>2</text:p>
          </table:table-cell>
          <table:table-cell office:value-type="float" office:value="80" table:style-name="ce1">
            <text:p>80</text:p>
          </table:table-cell>
          <table:table-cell office:value-type="string" table:style-name="ce1">
            <text:p>介護日語</text:p>
          </table:table-cell>
          <table:table-cell office:value-type="string" table:style-name="ce1">
            <text:p>Occupational Japanese in Aged Car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7</text:p>
          </table:table-cell>
          <table:table-cell office:value-type="float" office:value="4" table:style-name="ce1">
            <text:p>4</text:p>
          </table:table-cell>
          <table:table-cell office:value-type="string" table:style-name="ce1">
            <text:p>8,9</text:p>
          </table:table-cell>
          <table:table-cell office:value-type="string" table:style-name="ce1">
            <text:p>修課限制：本系四技一般生、外系二技一般生、外系四技一般生、外系二技進修部</text:p>
          </table:table-cell>
          <table:table-cell office:value-type="string" table:style-name="ce1">
            <text:p>本課程旨在培養學生了解高齡者及需長期照護者常用日語能力。學習介護日語，瞭解日本介護文化及長照禮儀，學習如何給予高齡者、長照者更溫馨的照顧。以照顧者常用到的單字做教學，藉由會話、分組演練等方式增進學生基礎日語照顧對話能力。</text:p>
          </table:table-cell>
          <table:table-cell office:value-type="string" table:style-name="ce1">
            <text:p>The purpose of this course is to learn the regular Japanese language of aging and long-term care, to experience Japanese culture and comprehend the differences between Taiwanese and Japanese long-term service etiquette and care, to learn how to give older people an intimate care. The students can enhance the primary Japanese conversation of care by practicing the common vocabulary through dialog and group exercises... etc.</text:p>
          </table:table-cell>
          <table:table-cell table:number-columns-repeated="16361"/>
        </table:table-row>
        <table:table-row table:style-name="ro2">
          <table:table-cell office:value-type="float" office:value="1132" table:style-name="ce4">
            <text:p>1132</text:p>
          </table:table-cell>
          <table:table-cell office:value-type="string" table:style-name="ce1">
            <text:p>葉馨婷</text:p>
          </table:table-cell>
          <table:table-cell office:value-type="string" table:style-name="ce1">
            <text:p>131401308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308" table:style-name="ce1">
            <text:p>130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非營利組織概論</text:p>
          </table:table-cell>
          <table:table-cell office:value-type="string" table:style-name="ce1">
            <text:p>Introduction of Nonprofit Organization</text:p>
          </table:table-cell>
          <table:table-cell office:value-type="string" table:style-name="ce1">
            <text:p>葉馨婷</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4" table:style-name="ce1">
            <text:p>4</text:p>
          </table:table-cell>
          <table:table-cell office:value-type="string" table:style-name="ce1">
            <text:p>6,7</text:p>
          </table:table-cell>
          <table:table-cell office:value-type="string" table:style-name="ce1">
            <text:p>修課限制：本系四技一般生二年級以上、外系二技一般生、外系四技一般生二年級以上、外系二技進修部二年級以上</text:p>
          </table:table-cell>
          <table:table-cell office:value-type="string" table:style-name="ce1">
            <text:p>本課程旨在協助同學了解非營利組織的實務運作，以及其與政府、產業的合作互動。除了對非營利組織之意義、發展策略、組織行銷等主題介紹，更在實務上有多面向的探討，諸如非營利組織的法制條件、人力資源管理、資源募集整合、組織內部運作、社會企業等非營利組織有效管理之重要議題，期能協助同學對非營利組織有正確的瞭解並有效掌握其運作的關鍵要素，並兼顧理論與實務應用。</text:p>
          </table:table-cell>
          <table:table-cell office:value-type="string" table:style-name="ce1">
            <text:p>This course is to lead the students to understand how NPO operate and cooperation with government and market. This course will help students to identify and secure resources for the support of nonprofit agencies by understanding basic concept of non-profit organization and the techniques for developing comprehensive plans, conducting prospect action plans and cultivation, practicing appropriate stewardship, leading campaigns for various types and vehicles of giving, utilizing technology to facilitate resource on the non-profit organization development, and implementing creative approaches.</text:p>
          </table:table-cell>
          <table:table-cell table:number-columns-repeated="16361"/>
        </table:table-row>
        <table:table-row table:style-name="ro2">
          <table:table-cell office:value-type="float" office:value="1132" table:style-name="ce4">
            <text:p>1132</text:p>
          </table:table-cell>
          <table:table-cell office:value-type="string" table:style-name="ce1">
            <text:p>鄒昌婷</text:p>
          </table:table-cell>
          <table:table-cell office:value-type="string" table:style-name="ce1">
            <text:p>131401478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78" table:style-name="ce1">
            <text:p>147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個案管理與照顧管理</text:p>
          </table:table-cell>
          <table:table-cell office:value-type="string" table:style-name="ce1">
            <text:p>Long Term Care Management and Individual Service Plan</text:p>
          </table:table-cell>
          <table:table-cell office:value-type="string" table:style-name="ce1">
            <text:p>鄒昌婷</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5" table:style-name="ce1">
            <text:p>5</text:p>
          </table:table-cell>
          <table:table-cell office:value-type="string" table:style-name="ce1">
            <text:p>6,7</text:p>
          </table:table-cell>
          <table:table-cell office:value-type="string" table:style-name="ce1">
            <text:p>修課限制：本系四技一般生二年級以上</text:p>
          </table:table-cell>
          <table:table-cell office:value-type="string" table:style-name="ce1">
            <text:p>本課程內容以需照護對象最大宗的老人照護為主，旨在提供學生獲得長期照護管理知能之實際應用，特別聚焦於個案個別性之照護計畫或方案，課中強調站在需照護本人觀點的照護概念及需求評估的重要性。透過實務操作技巧的活用及演習，期許同學由有體驗、體認、感動、投入而學得有用的學問。</text:p>
          </table:table-cell>
          <table:table-cell office:value-type="string" table:style-name="ce1">
            <text:p>Care management can be approached as personal assistance technology.<text:s/></text:p>
            <text:p>From this viewpoint, it is important to understand a process as management, even though care planning and assessment play a central role.On the other hand, we can also understand care management as a system.From this perspective, the design of institutional arrangements of care management is crucial.The two perspectives show that care management is not just about individual support or its alternatives, but an entire system that needs to be designed and managed.The goal of the class is for students to understand care management with this concept in mind.</text:p>
          </table:table-cell>
          <table:table-cell table:number-columns-repeated="16361"/>
        </table:table-row>
        <table:table-row table:style-name="ro2">
          <table:table-cell office:value-type="float" office:value="1132" table:style-name="ce4">
            <text:p>1132</text:p>
          </table:table-cell>
          <table:table-cell office:value-type="string" table:style-name="ce1">
            <text:p>陳紹韻</text:p>
          </table:table-cell>
          <table:table-cell office:value-type="string" table:style-name="ce1">
            <text:p>131400031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31" table:style-name="ce1">
            <text:p>3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哲學與人生</text:p>
          </table:table-cell>
          <table:table-cell office:value-type="string" table:style-name="ce1">
            <text:p>Philosophy and Life</text:p>
          </table:table-cell>
          <table:table-cell office:value-type="string" table:style-name="ce1">
            <text:p>陳紹韻</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5" table:style-name="ce1">
            <text:p>5</text:p>
          </table:table-cell>
          <table:table-cell office:value-type="string" table:style-name="ce1">
            <text:p>1,2</text:p>
          </table:table-cell>
          <table:table-cell office:value-type="string" table:style-name="ce1">
            <text:p>1.第二階段開放修習「哲學與人生/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哲學與人生」是對「人的生命」所作的「哲學反省」。人，作為自然的、社會的、歷史的存在，在他所生活的世界中，面臨著繁複多樣、瞬息萬變的問題：處境、命運、愛情、知識、道德、藝術、宗教、臨終與死亡……其中有些問題事實上已經深深困擾著我們，另外一些則伺機突襲，在我們還來不及準備的時候，就被迫面對。生命的意義究竟是什麼？本課程嘗試以深入淺出的討論，藉由過去、當代人物的所感、所思，促進學習者進一步反省自我生命之種種。</text:p>
          </table:table-cell>
          <table:table-cell office:value-type="string" table:style-name="ce1">
            <text:p>Philosophy and Life is as a philosophical reflective thinking for the life.</text:p>
            <text:p>Human beings, as natural, social and historical beings, face a great many complex varied and fast changing problems in the life-world, for example, love, destiny, knowledge, morality, art, religion, dying, and moreover the death so on.... Actually some of them have deeply perplexed us, while others watch for their chances to attack there would leave no time for covering our ears and we are merely compelled to confront with them. After all, what does Life mean?</text:p>
            <text:p>Whereas this course tries to take up by the way a kind of discussion in explaining the profound in simple terms, and in making use of whatever in history, or the present age somebody's feeling and thinking, in order to promote the students to question themselves more about, and reflect further on all sorts of life-self.</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79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79" table:style-name="ce1">
            <text:p>1479</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高齡健康促進理論與實務</text:p>
          </table:table-cell>
          <table:table-cell office:value-type="string" table:style-name="ce1">
            <text:p>Gerontological Health Promotion Theory and Practice</text:p>
          </table:table-cell>
          <table:table-cell office:value-type="string" table:style-name="ce1">
            <text:p>彭晴憶</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1" table:style-name="ce1">
            <text:p>1</text:p>
          </table:table-cell>
          <table:table-cell office:value-type="string" table:style-name="ce1">
            <text:p>6,7</text:p>
          </table:table-cell>
          <table:table-cell office:value-type="string" table:style-name="ce1">
            <text:p>修課限制：本系四技一般生二年級以上</text:p>
          </table:table-cell>
          <table:table-cell office:value-type="string" table:style-name="ce1">
            <text:p>介紹高齡者健康的定義、健康促進與疾病預防之關係、個人健康促進生活評估、行為改變之方法與原則、健康促進行動策略，將健康促進之概念應用於運動、飲食、社會支持、健康責任、壓力與情緒管理、時間管理、自我實現、網路與睡眠及靈性健康等領域。讓學生具有高齡者健康促進相關知識與技能，透過邏輯推理與 批判性思考找出健康問題，並利用行為改變原則或健康促進行 動策略發展健康促進計畫；並藉由團體健康促進策略與實作報告透過溝通、合作讓學生能將實際執行健康促進活動於日常生活中。</text:p>
          </table:table-cell>
          <table:table-cell office:value-type="string" table:style-name="ce1">
            <text:p>This course is aimed to obtain the knowledge of basic concept and method to health promotion, planning, intervention and evaluation and to facilitate and develop advanced skill of health promotion among elderly. The course content includes concepts and definitions of health promotion, history and development of health promotion, models and approaches to health promotion, application and skill to health promotion, assessing gerontological health Care needs, planning health promotion interventions, implementing health promotion and evaluation in health promotion. To improve the quality and well being of life achieves the goal of health for elderly.</text:p>
          </table:table-cell>
          <table:table-cell table:number-columns-repeated="16361"/>
        </table:table-row>
        <table:table-row table:style-name="ro2">
          <table:table-cell office:value-type="float" office:value="1132" table:style-name="ce4">
            <text:p>1132</text:p>
          </table:table-cell>
          <table:table-cell office:value-type="string" table:style-name="ce1">
            <text:p>王曉萍</text:p>
          </table:table-cell>
          <table:table-cell office:value-type="string" table:style-name="ce1">
            <text:p>131401302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302" table:style-name="ce1">
            <text:p>1302</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基本照護實務實習</text:p>
          </table:table-cell>
          <table:table-cell office:value-type="string" table:style-name="ce1">
            <text:p>Practicum for Fundamental Care</text:p>
          </table:table-cell>
          <table:table-cell office:value-type="string" table:style-name="ce1">
            <text:p>王曉萍,鄒昌婷,張蘇鈺,黃香香,陳書毓</text:p>
          </table:table-cell>
          <table:table-cell office:value-type="float" office:value="2" table:style-name="ce1">
            <text:p>2</text:p>
          </table:table-cell>
          <table:table-cell office:value-type="string" table:style-name="ce1">
            <text:p>第4~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四技一般生二年級以上，實習日期：114/3/11-114/5/5</text:p>
          </table:table-cell>
          <table:table-cell office:value-type="string" table:style-name="ce1">
            <text:p>本課程培養學生具有高齡健康照護專業之基本知識與技能，實際運用高齡健康照護所學之相關學理技術於臨床情境中。</text:p>
          </table:table-cell>
          <table:table-cell office:value-type="string" table:style-name="ce1">
            <text:p>The purpose of the course is to develop students’ clinical competence in gerontological health care settings. <text:s/>Within the practicum, students will be trained to apply gerontological theories, related knowledge, and skills in daily gerontological practice. <text:s/>Students will also be trained to communicate and cooperate with other team members, and to provide elderly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王曉萍</text:p>
          </table:table-cell>
          <table:table-cell office:value-type="string" table:style-name="ce1">
            <text:p>131401302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302" table:style-name="ce1">
            <text:p>1302</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基本照護實務實習</text:p>
          </table:table-cell>
          <table:table-cell office:value-type="string" table:style-name="ce1">
            <text:p>Practicum for Fundamental Care</text:p>
          </table:table-cell>
          <table:table-cell office:value-type="string" table:style-name="ce1">
            <text:p>王曉萍,鄒昌婷,張蘇鈺,黃香香,陳書毓</text:p>
          </table:table-cell>
          <table:table-cell office:value-type="float" office:value="2" table:style-name="ce1">
            <text:p>2</text:p>
          </table:table-cell>
          <table:table-cell office:value-type="string" table:style-name="ce1">
            <text:p>第4~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實習課程、本系四技一般生二年級以上，實習日期：114/3/11-114/5/5</text:p>
          </table:table-cell>
          <table:table-cell office:value-type="string" table:style-name="ce1">
            <text:p>本課程培養學生具有高齡健康照護專業之基本知識與技能，實際運用高齡健康照護所學之相關學理技術於臨床情境中。</text:p>
          </table:table-cell>
          <table:table-cell office:value-type="string" table:style-name="ce1">
            <text:p>The purpose of the course is to develop students’ clinical competence in gerontological health care settings. <text:s/>Within the practicum, students will be trained to apply gerontological theories, related knowledge, and skills in daily gerontological practice. <text:s/>Students will also be trained to communicate and cooperate with other team members, and to provide elderly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彭賢德</text:p>
          </table:table-cell>
          <table:table-cell office:value-type="string" table:style-name="ce1">
            <text:p>131401713012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713" table:style-name="ce1">
            <text:p>171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體育-羽球2</text:p>
          </table:table-cell>
          <table:table-cell office:value-type="string" table:style-name="ce1">
            <text:p>PE-Badminton2</text:p>
          </table:table-cell>
          <table:table-cell office:value-type="string" table:style-name="ce1">
            <text:p>彭賢德</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3,4</text:p>
          </table:table-cell>
          <table:table-cell office:value-type="string" table:style-name="ce1">
            <text:p>1.第一階段志願選，僅由高四二Ａ、健四二Ａ、健四二Ｂ、休四二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基本技能及相關知識的介紹，幫助學</text:p>
            <text:p>生認識羽球活動的各種技巧，並以引導學生充分運動及享受羽球運動樂趣為主軸，建立</text:p>
            <text:p>學生終身運動之基礎。授課內容包括單、雙打比賽技能與比賽觀念、比賽規則演變與羽</text:p>
            <text:p>壇現況的講解，以及實際引導學生體驗各種不同形式的比賽，使學生建立對羽球活動的</text:p>
            <text:p>基本技能與終身興趣。</text:p>
          </table:table-cell>
          <table:table-cell office:value-type="string" table:style-name="ce1">
            <text:p>This course is to help students know the various skills of badminton activities<text:s/></text:p>
            <text:p>through the introduction of badminton basic skills and related knowledge<text:s/></text:p>
            <text:p>aiming to have students fully exercise and enjoy the fun of badminton, and<text:s/></text:p>
            <text:p>establish the foundation for lifelong exercise. Curriculum includes game<text:s/></text:p>
            <text:p>techniques of singles and doubles and the explanation of game concepts,<text:s/></text:p>
            <text:p>game rule evolution and status of badminton development, and to actually<text:s/></text:p>
            <text:p>lead students to experience games of different forms, and establish the<text:s/></text:p>
            <text:p>fundamental techniques and lifelong interest of badmintons.</text:p>
          </table:table-cell>
          <table:table-cell table:number-columns-repeated="16361"/>
        </table:table-row>
        <table:table-row table:style-name="ro2">
          <table:table-cell office:value-type="float" office:value="1132" table:style-name="ce4">
            <text:p>1132</text:p>
          </table:table-cell>
          <table:table-cell office:value-type="string" table:style-name="ce1">
            <text:p>陳書毓</text:p>
          </table:table-cell>
          <table:table-cell office:value-type="float" office:value="13140161701330" table:style-name="ce1">
            <text:p>1.31402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617" table:style-name="ce1">
            <text:p>1617</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口腔照護與實作</text:p>
          </table:table-cell>
          <table:table-cell office:value-type="string" table:style-name="ce1">
            <text:p>Oral Hygiene Care and Practices</text:p>
          </table:table-cell>
          <table:table-cell office:value-type="string" table:style-name="ce1">
            <text:p>陳書毓</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721</text:p>
          </table:table-cell>
          <table:table-cell office:value-type="float" office:value="1" table:style-name="ce1">
            <text:p>1</text:p>
          </table:table-cell>
          <table:table-cell office:value-type="string" table:style-name="ce1">
            <text:p>8,9</text:p>
          </table:table-cell>
          <table:table-cell office:value-type="string" table:style-name="ce1">
            <text:p>修課限制：本系四技一般生、外系四技一般生，教室容量限30人。</text:p>
          </table:table-cell>
          <table:table-cell office:value-type="string" table:style-name="ce1">
            <text:p>本課程旨於培育學生口腔衛生照護知識及技能，課程內容包含口腔健康與營養、口腔疾病的成因與預防、口腔保健方法與實作技能，透過口腔衛生基礎學理知識的學習及實作演練照護之技能，進而將口腔衛生照護的知能，能應用於個人、他人及所照護之族群，同時也透過專題報告與討論，反思學習的成效，進一步修正所學的照護知識與技能，並應用於高齡照護情境中。</text:p>
          </table:table-cell>
          <table:table-cell office:value-type="string" table:style-name="ce1">
            <text:p>The objectives of this course are to foster knowledge and skills of oral hygiene care in students. Course contents include oral hygiene and nutrition, etiology and prevention of oral diseases, and oral hygiene techniques and practical skills. After learning the basic principles and knowledge of oral hygiene and actual performance of oral hygiene care skills, students learn to apply oral hygiene knowledge and ability to themselves, to others, and to populations under their care. Students reflect on their learning results through presentations and discussions. They further revise their knowledge and caregiving skills and learn to apply these to the care of older adult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float" office:value="13140162301330" table:style-name="ce1">
            <text:p>1.31402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623" table:style-name="ce1">
            <text:p>1623</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長期照護需求評估與運用</text:p>
          </table:table-cell>
          <table:table-cell office:value-type="string" table:style-name="ce1">
            <text:p>The Needs <text:s/>Assessment and Application in Long Term Care</text:p>
          </table:table-cell>
          <table:table-cell office:value-type="string" table:style-name="ce1">
            <text:p>彭晴憶</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6</text:p>
          </table:table-cell>
          <table:table-cell office:value-type="float" office:value="5" table:style-name="ce1">
            <text:p>5</text:p>
          </table:table-cell>
          <table:table-cell office:value-type="string" table:style-name="ce1">
            <text:p>8,9</text:p>
          </table:table-cell>
          <table:table-cell office:value-type="string" table:style-name="ce1">
            <text:p>修課限制：本系四技一般生三年級以上</text:p>
          </table:table-cell>
          <table:table-cell office:value-type="string" table:style-name="ce1">
            <text:p>本課程介紹實務和教學中使用的評估工具，評估的對象為高齡者，主要針對日常生活活動、動作評估及肌耐力、動作控制、認知功能、視知覺、心理社會功能及情境因素等層面之評估工具。</text:p>
            <text:p>本課程幫助學習者熟悉使用評估工具，以利在機構、社區及居家場域運用適宜的評估工具。</text:p>
          </table:table-cell>
          <table:table-cell office:value-type="string" table:style-name="ce1">
            <text:p>The course introduces the assessments used in clinical and research settings. The<text:s/></text:p>
            <text:p>assessments are for assessing activities of daily life, muscle strength and endurance, motor control, cognition, visual perception, psychosocial function, and the physical environment. In this course, the students can be familiar with the assessments and understand how to choose and use appropriate assessment in clinical settings, such as hospital, origination for longterm care and home care.</text:p>
          </table:table-cell>
          <table:table-cell table:number-columns-repeated="16361"/>
        </table:table-row>
        <table:table-row table:style-name="ro2">
          <table:table-cell office:value-type="float" office:value="1132" table:style-name="ce4">
            <text:p>1132</text:p>
          </table:table-cell>
          <table:table-cell office:value-type="string" table:style-name="ce1">
            <text:p>廖婉彣</text:p>
          </table:table-cell>
          <table:table-cell office:value-type="float" office:value="13140148701330" table:style-name="ce1">
            <text:p>1.31401E+13</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87" table:style-name="ce1">
            <text:p>1487</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高齡者居住環境</text:p>
          </table:table-cell>
          <table:table-cell office:value-type="string" table:style-name="ce1">
            <text:p>Gerontological Living Environment</text:p>
          </table:table-cell>
          <table:table-cell office:value-type="string" table:style-name="ce1">
            <text:p>廖婉彣</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6</text:p>
          </table:table-cell>
          <table:table-cell office:value-type="float" office:value="4" table:style-name="ce1">
            <text:p>4</text:p>
          </table:table-cell>
          <table:table-cell office:value-type="string" table:style-name="ce1">
            <text:p>6,7</text:p>
          </table:table-cell>
          <table:table-cell office:value-type="string" table:style-name="ce1">
            <text:p>修課限制：本系四技一般生</text:p>
          </table:table-cell>
          <table:table-cell office:value-type="string" table:style-name="ce1">
            <text:p>藉由專業問題的提出及案例分析，使學生瞭解高齡照護專業之居住的考量因素、居住環境的需求、高齡安養住宅的型態、居住環境的設施及高齡居住環境的品質，以促進個人高齡健康專業照護品質的提升。</text:p>
          </table:table-cell>
          <table:table-cell office:value-type="string" table:style-name="ce1">
            <text:p>This course will introduce the issues in terms of the planning theory of environment, facilities of public safety, facilities of barrier-free, and building material for gerontological health care environments. The process of lecture goes through the discussion of the revolution, development, existing cases, building criteria, and detailed designing of gerontological care facilities from the comparison of advanced countries. There is a serious of case studies, including new buildings and reforming of existing buildings during the lecture in order to help the learners understanding the practical information of environmental design.</text:p>
          </table:table-cell>
          <table:table-cell table:number-columns-repeated="16361"/>
        </table:table-row>
        <table:table-row table:style-name="ro2">
          <table:table-cell office:value-type="float" office:value="1132" table:style-name="ce4">
            <text:p>1132</text:p>
          </table:table-cell>
          <table:table-cell office:value-type="string" table:style-name="ce1">
            <text:p>蔡君明</text:p>
          </table:table-cell>
          <table:table-cell office:value-type="string" table:style-name="ce1">
            <text:p>131401491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1" table:style-name="ce1">
            <text:p>1491</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方案設計與計畫撰寫</text:p>
          </table:table-cell>
          <table:table-cell office:value-type="string" table:style-name="ce1">
            <text:p>Project Planning and Proposal Writing</text:p>
          </table:table-cell>
          <table:table-cell office:value-type="string" table:style-name="ce1">
            <text:p>蔡君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4" table:style-name="ce1">
            <text:p>4</text:p>
          </table:table-cell>
          <table:table-cell office:value-type="string" table:style-name="ce1">
            <text:p>3,4</text:p>
          </table:table-cell>
          <table:table-cell office:value-type="string" table:style-name="ce1">
            <text:p>修課限制：本系四技一般生三年級以上</text:p>
          </table:table-cell>
          <table:table-cell office:value-type="string" table:style-name="ce1">
            <text:p>本課程旨在培育學生學習方案設計基本的知識與工具，從方案設計的意義、需求評量、策略方案、服務成效評估、資源應用等進行有系統的學習。藉由課程上的互動與議題的討論，啟發同學對於社會議題與問題思考的實踐。希望修習本課程後，同學具備創新思考與方案設計規劃的實作能力，未來發揮所學於長期照護與健康產業之中。設計之初步概念。希望修習本課程後，同學具備方案設計的基本觀念與實作能力，並能夠將課程所學運用於職場與生活之中。</text:p>
          </table:table-cell>
          <table:table-cell office:value-type="string" table:style-name="ce1">
            <text:p>This course is designed to prepare the students to develop the knowledge, skills and strategies required for grantsmanship in relation to project planning, proposal writing, service effect evaluation and fund application at the practice operational level. It also benefits society and helps practitioners, whatever the problem or specialty, to practice more effectively. It appeals the students to this course, enlightens their thinking and creativity from innovation practice and provides assistance on entering long-term care or healthcare industries.</text:p>
          </table:table-cell>
          <table:table-cell table:number-columns-repeated="16361"/>
        </table:table-row>
        <table:table-row table:style-name="ro2">
          <table:table-cell office:value-type="float" office:value="1132" table:style-name="ce4">
            <text:p>1132</text:p>
          </table:table-cell>
          <table:table-cell office:value-type="string" table:style-name="ce1">
            <text:p>郭麗敏</text:p>
          </table:table-cell>
          <table:table-cell office:value-type="string" table:style-name="ce1">
            <text:p>131401488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88" table:style-name="ce1">
            <text:p>1488</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安寧與癌症照顧</text:p>
          </table:table-cell>
          <table:table-cell office:value-type="string" table:style-name="ce1">
            <text:p>Hospice and Cancer Care</text:p>
          </table:table-cell>
          <table:table-cell office:value-type="string" table:style-name="ce1">
            <text:p>郭麗敏</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4</text:p>
          </table:table-cell>
          <table:table-cell office:value-type="float" office:value="5" table:style-name="ce1">
            <text:p>5</text:p>
          </table:table-cell>
          <table:table-cell office:value-type="string" table:style-name="ce1">
            <text:p>6,7</text:p>
          </table:table-cell>
          <table:table-cell office:value-type="string" table:style-name="ce1">
            <text:p>修課限制：本系四技一般生三年級</text:p>
          </table:table-cell>
          <table:table-cell office:value-type="string" table:style-name="ce1">
            <text:p>本課程主旨在建立學生緩和與安寧照護的概念與認知。藉由了解末期疾病病人身、心、社會的衝擊及面對死亡的準備，體認多科專業團隊與義工團隊在末期疾病照護的協同合作功能。以增進學生對疾病末期病人及其家屬身心社會照顧及協助病人及其家屬面對死亡的準備。課程中，亦同時探討護理人員在照顧末期病人時所面臨的壓力與倫理困境。</text:p>
          </table:table-cell>
          <table:table-cell office:value-type="string" table:style-name="ce1">
            <text:p>This course aims to provide advanced knowledge about care for the adult oncology patients and their familyand to strengthen concepts of continuity care and the importance of multidisciplinary in cancer care. The concept of holistic nursing care and the trajectory of cancer experience will be utilized as frameworks to introduce nursing care for oncology patients. Course contents include general concepts of cancer, cancer treatment modalities, symptom control, psycho-social needs of cancer patients, family impact in cancer care. Symptoms that are commonly seen in adult oncology patients will be emphasized.</text:p>
          </table:table-cell>
          <table:table-cell table:number-columns-repeated="16361"/>
        </table:table-row>
        <table:table-row table:style-name="ro9">
          <table:table-cell office:value-type="float" office:value="1132" table:style-name="ce4">
            <text:p>1132</text:p>
          </table:table-cell>
          <table:table-cell office:value-type="string" table:style-name="ce1">
            <text:p>廖英壹</text:p>
          </table:table-cell>
          <table:table-cell office:value-type="string" table:style-name="ce1">
            <text:p>131401490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0" table:style-name="ce1">
            <text:p>1490</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高齡者活動設計與規畫</text:p>
          </table:table-cell>
          <table:table-cell office:value-type="string" table:style-name="ce1">
            <text:p>Elderly Activities Design and Planning</text:p>
          </table:table-cell>
          <table:table-cell office:value-type="string" table:style-name="ce1">
            <text:p>廖英壹</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1" table:style-name="ce1">
            <text:p>1</text:p>
          </table:table-cell>
          <table:table-cell office:value-type="string" table:style-name="ce1">
            <text:p>6,7</text:p>
          </table:table-cell>
          <table:table-cell office:value-type="string" table:style-name="ce1">
            <text:p>修課限制：本系四技一般生三年級以上</text:p>
          </table:table-cell>
          <table:table-cell office:value-type="string" table:style-name="ce1">
            <text:p>高齡者活動設計與規畫是在高齡照護臨床工作上，必然需要面臨的工作內容，在現今的照顧潮流中，也越來越受到重視，尤其是活動設計的執行過程、原則以及必須注意的事項諸多，稍不留意將會影響活動執行過程的困擾，因此，透過本學期課程學習讓學生具備高齡者活動設計規劃與實務帶領能力。</text:p>
          </table:table-cell>
          <table:table-cell office:value-type="string" table:style-name="ce1">
            <text:p>Elderly activity design for elderly care will need to face today's trends, but also more and more attention, especially, implementation of the design process activities, principles and matters; They must be affected the troubled process of implementation of activities, therefore, through this semester course for students with elderly activity programs.</text:p>
          </table:table-cell>
          <table:table-cell table:number-columns-repeated="16361"/>
        </table:table-row>
        <table:table-row table:style-name="ro2">
          <table:table-cell office:value-type="float" office:value="1132" table:style-name="ce4">
            <text:p>1132</text:p>
          </table:table-cell>
          <table:table-cell office:value-type="string" table:style-name="ce1">
            <text:p>廖英壹</text:p>
          </table:table-cell>
          <table:table-cell office:value-type="string" table:style-name="ce1">
            <text:p>131401484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84" table:style-name="ce1">
            <text:p>1484</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高齡健康照護學實習I</text:p>
          </table:table-cell>
          <table:table-cell office:value-type="string" table:style-name="ce1">
            <text:p>Geriatric Healthcare Practicum I</text:p>
          </table:table-cell>
          <table:table-cell office:value-type="string" table:style-name="ce1">
            <text:p>廖英壹,郭麗敏,王曉萍,廖婉彣</text:p>
          </table:table-cell>
          <table:table-cell office:value-type="float" office:value="2" table:style-name="ce1">
            <text:p>2</text:p>
          </table:table-cell>
          <table:table-cell office:value-type="string" table:style-name="ce1">
            <text:p>第1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修課限制：本系四技一般生三年級以上、實習課程、提前開課，密集10天(114/1/13-114/1/23)。</text:p>
          </table:table-cell>
          <table:table-cell office:value-type="string" table:style-name="ce1">
            <text:p>本課程旨在使學生能將健康及亞健康之老年族群高齡健康照護學理智能實際運用於臨床實務，體認健康照護員在目前健康照護體系中所扮演角色與功能。藉由實習發現健康照護專業發展的現況及相關問題，深入探討並反思提升自我能力，熟悉健康及亞健康之老年族群高齡健康照護流程及內涵，並培養專業健康照護人員應有的智能、態度及技巧。</text:p>
          </table:table-cell>
          <table:table-cell office:value-type="string" table:style-name="ce1">
            <text:p>This practicum is designed to help students integrate and apply the knowledge in gerontological health Care. It also helps students apply the skills of critical thinking in the processes of health care. In the practicum, students should learn to evaluate the inadaptability in a clients’s physical, psychological, and social adjustments, verify a clients’ health problems, used the acquired knowledge to formulate and carry out customized health care interventions, and evaluate the health care interventions. During the practicum, students should actively participate in the communication and collaboration process with the health care teams, and share their feelings in practicum and role adaptation in order to prepare for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梁昭玉</text:p>
          </table:table-cell>
          <table:table-cell office:value-type="string" table:style-name="ce1">
            <text:p>131400030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梁昭玉</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308</text:p>
          </table:table-cell>
          <table:table-cell office:value-type="float" office:value="3" table:style-name="ce1">
            <text:p>3</text:p>
          </table:table-cell>
          <table:table-cell office:value-type="string" table:style-name="ce1">
            <text:p>3,4</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許均宇</text:p>
          </table:table-cell>
          <table:table-cell office:value-type="string" table:style-name="ce1">
            <text:p>131401714013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714" table:style-name="ce1">
            <text:p>1714</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體育-羽球3</text:p>
          </table:table-cell>
          <table:table-cell office:value-type="string" table:style-name="ce1">
            <text:p>PE-Badminton3</text:p>
          </table:table-cell>
          <table:table-cell office:value-type="string" table:style-name="ce1">
            <text:p>許均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8,9</text:p>
          </table:table-cell>
          <table:table-cell office:value-type="string" table:style-name="ce1">
            <text:p>1.第一階段志願選，僅由高四三Ａ、生四三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雙打常用技術及比賽概念的介紹，引</text:p>
            <text:p>導學生體驗羽球雙打比賽的奧妙。授課內容包括發球、網邊球、挑球、切球、平擊球、</text:p>
            <text:p>高遠球、殺球、球路組合、雙打站位、比賽規則與戰術介紹及實際比賽體驗。</text:p>
          </table:table-cell>
          <table:table-cell office:value-type="string" table:style-name="ce1">
            <text:p>This program leads students to experience the secret of badminton doubles<text:s/></text:p>
            <text:p>through the introduction of the common skills and game concept of badminton<text:s/></text:p>
            <text:p>doubles. Course content includes service, drop shot, lobs, cut, drive, clear,<text:s/></text:p>
            <text:p>smashes, technique combination, doubles standing position, game rules,<text:s/></text:p>
            <text:p>tactic introduction and actual experience of game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97014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7" table:style-name="ce1">
            <text:p>1497</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高齡照護就業選習</text:p>
          </table:table-cell>
          <table:table-cell office:value-type="string" table:style-name="ce1">
            <text:p>Practicum for Obtaining gerontological health care Employment</text:p>
          </table:table-cell>
          <table:table-cell office:value-type="string" table:style-name="ce1">
            <text:p>彭晴憶,王曉萍,郭麗敏,廖婉彣,鄒昌婷,陳書毓</text:p>
          </table:table-cell>
          <table:table-cell office:value-type="float" office:value="9" table:style-name="ce1">
            <text:p>9</text:p>
          </table:table-cell>
          <table:table-cell office:value-type="string" table:style-name="ce1">
            <text:p>第2~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本系四技一般生四年級、實習課程，實習日期：114/2/24-114/5/16、畢業班課程</text:p>
          </table:table-cell>
          <table:table-cell office:value-type="string" table:style-name="ce1">
            <text:p>本課程旨在培養學生整合並運用高齡健康照護相關之知識與技能，於照顧實務工作中，透過連續性且全時高齡健康照護實習，增加學生職場就業機會及提升工作適應能力，以奠定學生從事高齡健康照護工作的基礎。</text:p>
          </table:table-cell>
          <table:table-cell office:value-type="string" table:style-name="ce1">
            <text:p>The purpose of the course is to develop students’ caring competence in gerontological health care settings. Within the practicum, students will be trained to integrate and apply gerontological health care theories, related knowledge, and skills in daily gerontological practice. Students are expected to provide evidence-based, individualized, and prioritized gerontological care based on assessment. Students will also be trained to communicate and cooperate with other professional team members, and to provide elderly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97014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7" table:style-name="ce1">
            <text:p>1497</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高齡照護就業選習</text:p>
          </table:table-cell>
          <table:table-cell office:value-type="string" table:style-name="ce1">
            <text:p>Practicum for Obtaining gerontological health care Employment</text:p>
          </table:table-cell>
          <table:table-cell office:value-type="string" table:style-name="ce1">
            <text:p>彭晴憶,王曉萍,郭麗敏,廖婉彣,鄒昌婷,陳書毓</text:p>
          </table:table-cell>
          <table:table-cell office:value-type="float" office:value="9" table:style-name="ce1">
            <text:p>9</text:p>
          </table:table-cell>
          <table:table-cell office:value-type="string" table:style-name="ce1">
            <text:p>第2~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本系四技一般生四年級、實習課程，實習日期：114/2/24-114/5/16、畢業班課程</text:p>
          </table:table-cell>
          <table:table-cell office:value-type="string" table:style-name="ce1">
            <text:p>本課程旨在培養學生整合並運用高齡健康照護相關之知識與技能，於照顧實務工作中，透過連續性且全時高齡健康照護實習，增加學生職場就業機會及提升工作適應能力，以奠定學生從事高齡健康照護工作的基礎。</text:p>
          </table:table-cell>
          <table:table-cell office:value-type="string" table:style-name="ce1">
            <text:p>The purpose of the course is to develop students’ caring competence in gerontological health care settings. Within the practicum, students will be trained to integrate and apply gerontological health care theories, related knowledge, and skills in daily gerontological practice. Students are expected to provide evidence-based, individualized, and prioritized gerontological care based on assessment. Students will also be trained to communicate and cooperate with other professional team members, and to provide elderly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97014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7" table:style-name="ce1">
            <text:p>1497</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高齡照護就業選習</text:p>
          </table:table-cell>
          <table:table-cell office:value-type="string" table:style-name="ce1">
            <text:p>Practicum for Obtaining gerontological health care Employment</text:p>
          </table:table-cell>
          <table:table-cell office:value-type="string" table:style-name="ce1">
            <text:p>彭晴憶,王曉萍,郭麗敏,廖婉彣,鄒昌婷,陳書毓</text:p>
          </table:table-cell>
          <table:table-cell office:value-type="float" office:value="9" table:style-name="ce1">
            <text:p>9</text:p>
          </table:table-cell>
          <table:table-cell office:value-type="string" table:style-name="ce1">
            <text:p>第2~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本系四技一般生四年級、實習課程，實習日期：114/2/24-114/5/16、畢業班課程</text:p>
          </table:table-cell>
          <table:table-cell office:value-type="string" table:style-name="ce1">
            <text:p>本課程旨在培養學生整合並運用高齡健康照護相關之知識與技能，於照顧實務工作中，透過連續性且全時高齡健康照護實習，增加學生職場就業機會及提升工作適應能力，以奠定學生從事高齡健康照護工作的基礎。</text:p>
          </table:table-cell>
          <table:table-cell office:value-type="string" table:style-name="ce1">
            <text:p>The purpose of the course is to develop students’ caring competence in gerontological health care settings. Within the practicum, students will be trained to integrate and apply gerontological health care theories, related knowledge, and skills in daily gerontological practice. Students are expected to provide evidence-based, individualized, and prioritized gerontological care based on assessment. Students will also be trained to communicate and cooperate with other professional team members, and to provide elderly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97014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7" table:style-name="ce1">
            <text:p>1497</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高齡照護就業選習</text:p>
          </table:table-cell>
          <table:table-cell office:value-type="string" table:style-name="ce1">
            <text:p>Practicum for Obtaining gerontological health care Employment</text:p>
          </table:table-cell>
          <table:table-cell office:value-type="string" table:style-name="ce1">
            <text:p>彭晴憶,王曉萍,郭麗敏,廖婉彣,鄒昌婷,陳書毓</text:p>
          </table:table-cell>
          <table:table-cell office:value-type="float" office:value="9" table:style-name="ce1">
            <text:p>9</text:p>
          </table:table-cell>
          <table:table-cell office:value-type="string" table:style-name="ce1">
            <text:p>第2~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修課限制：本系四技一般生四年級、實習課程，實習日期：114/2/24-114/5/16、畢業班課程</text:p>
          </table:table-cell>
          <table:table-cell office:value-type="string" table:style-name="ce1">
            <text:p>本課程旨在培養學生整合並運用高齡健康照護相關之知識與技能，於照顧實務工作中，透過連續性且全時高齡健康照護實習，增加學生職場就業機會及提升工作適應能力，以奠定學生從事高齡健康照護工作的基礎。</text:p>
          </table:table-cell>
          <table:table-cell office:value-type="string" table:style-name="ce1">
            <text:p>The purpose of the course is to develop students’ caring competence in gerontological health care settings. Within the practicum, students will be trained to integrate and apply gerontological health care theories, related knowledge, and skills in daily gerontological practice. Students are expected to provide evidence-based, individualized, and prioritized gerontological care based on assessment. Students will also be trained to communicate and cooperate with other professional team members, and to provide elderly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彭晴憶</text:p>
          </table:table-cell>
          <table:table-cell office:value-type="string" table:style-name="ce1">
            <text:p>131401497014A0</text:p>
          </table:table-cell>
          <table:table-cell office:value-type="float" office:value="13140" table:style-name="ce1">
            <text:p>13140</text:p>
          </table:table-cell>
          <table:table-cell office:value-type="string" table:style-name="ce1">
            <text:p>高齡健康照護系</text:p>
          </table:table-cell>
          <table:table-cell office:value-type="string" table:style-name="ce1">
            <text:p>四年制</text:p>
          </table:table-cell>
          <table:table-cell office:value-type="float" office:value="1497" table:style-name="ce1">
            <text:p>1497</text:p>
          </table:table-cell>
          <table:table-cell office:value-type="float" office:value="1" table:style-name="ce1">
            <text:p>1</text:p>
          </table:table-cell>
          <table:table-cell office:value-type="float" office:value="4" table:style-name="ce1">
            <text:p>4</text:p>
          </table:table-cell>
          <table:table-cell office:value-type="string" table:style-name="ce1">
            <text:p>A0</text:p>
          </table:table-cell>
          <table:table-cell office:value-type="string" table:style-name="ce1">
            <text:p>高齡照護就業選習</text:p>
          </table:table-cell>
          <table:table-cell office:value-type="string" table:style-name="ce1">
            <text:p>Practicum for Obtaining gerontological health care Employment</text:p>
          </table:table-cell>
          <table:table-cell office:value-type="string" table:style-name="ce1">
            <text:p>彭晴憶,王曉萍,郭麗敏,廖婉彣,鄒昌婷,陳書毓</text:p>
          </table:table-cell>
          <table:table-cell office:value-type="float" office:value="9" table:style-name="ce1">
            <text:p>9</text:p>
          </table:table-cell>
          <table:table-cell office:value-type="string" table:style-name="ce1">
            <text:p>第2~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修課限制：本系四技一般生四年級、實習課程，實習日期：114/2/24-114/5/16、畢業班課程</text:p>
          </table:table-cell>
          <table:table-cell office:value-type="string" table:style-name="ce1">
            <text:p>本課程旨在培養學生整合並運用高齡健康照護相關之知識與技能，於照顧實務工作中，透過連續性且全時高齡健康照護實習，增加學生職場就業機會及提升工作適應能力，以奠定學生從事高齡健康照護工作的基礎。</text:p>
          </table:table-cell>
          <table:table-cell office:value-type="string" table:style-name="ce1">
            <text:p>The purpose of the course is to develop students’ caring competence in gerontological health care settings. Within the practicum, students will be trained to integrate and apply gerontological health care theories, related knowledge, and skills in daily gerontological practice. Students are expected to provide evidence-based, individualized, and prioritized gerontological care based on assessment. Students will also be trained to communicate and cooperate with other professional team members, and to provide elderly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江慧珠</text:p>
          </table:table-cell>
          <table:table-cell office:value-type="float" office:value="11120037001110"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70" table:style-name="ce1">
            <text:p>370</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中醫照護應用</text:p>
          </table:table-cell>
          <table:table-cell office:value-type="string" table:style-name="ce1">
            <text:p>Application of Traditional Chinese Medicine in Care</text:p>
          </table:table-cell>
          <table:table-cell office:value-type="string" table:style-name="ce1">
            <text:p>江慧珠,劉茹涵</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6</text:p>
          </table:table-cell>
          <table:table-cell office:value-type="float" office:value="4" table:style-name="ce1">
            <text:p>4</text:p>
          </table:table-cell>
          <table:table-cell office:value-type="string" table:style-name="ce1">
            <text:p>8,9</text:p>
          </table:table-cell>
          <table:table-cell office:value-type="string" table:style-name="ce1">
            <text:p>修課限制：</text:p>
            <text:p>1.跨域課程。志願選開放10個外系名額，第二階段開放全校。<text:s/></text:p>
            <text:p>2.本系二技一般生、本系四技一般生、本系二技進修部、外系二技一般生、外系四技一般生、外系二技進修部、學士後、本所(本國生)、外所(本國生)。</text:p>
          </table:table-cell>
          <table:table-cell office:value-type="string" table:style-name="ce1">
            <text:p>本課程旨在介紹我國具有民俗特色之保健活動—刮痧、拔罐、按摩推拿、灸法、耳穴保健和養生健身法。學生除了學習傳統民俗保健方法有關的基本理論之外，並藉著練習不同的技術，習得調身（姿勢）、調心（意識）及調息（呼吸）的技術，鍛鍊自己的精、氣、神，達到疏通經絡、增強抵抗力，促進自己及他人的健康層次，培養學生對中醫使用開放之態度，並將所學應用於專業照護上。</text:p>
          </table:table-cell>
          <table:table-cell office:value-type="string" table:style-name="ce1">
            <text:p>This course is to offer students the necessary knowledge and skills of Chinese traditional care methods. It is based upon the traditional theories of Ch'i, blood, visceral organs, meridians and collateral. In additional to traditional theories and techniques of scraping, cupping, massage, moxibustion, ear acupuncture and Ch'i exercises will be demonstrated. Students are required to understand the theories and to practice the techniques learned from the class in order to adjust their mind and breathing, to improve the flow of Ch'i and blood, to regulate the functions of visceral organs, and strengthen the resistance, promote the health of oneself and others, cultivate students' open attitude to the use of traditional Chinese medicine, and apply what they have learned to professional care.</text:p>
          </table:table-cell>
          <table:table-cell table:number-columns-repeated="16361"/>
        </table:table-row>
        <table:table-row table:style-name="ro2">
          <table:table-cell office:value-type="float" office:value="1132" table:style-name="ce4">
            <text:p>1132</text:p>
          </table:table-cell>
          <table:table-cell office:value-type="string" table:style-name="ce1">
            <text:p>王美華</text:p>
          </table:table-cell>
          <table:table-cell office:value-type="float" office:value="11120031301110"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13" table:style-name="ce1">
            <text:p>313</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中醫學概論</text:p>
          </table:table-cell>
          <table:table-cell office:value-type="string" table:style-name="ce1">
            <text:p>The Introduction of Traditional Chinese Medicine</text:p>
          </table:table-cell>
          <table:table-cell office:value-type="string" table:style-name="ce1">
            <text:p>王美華</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8</text:p>
          </table:table-cell>
          <table:table-cell office:value-type="float" office:value="4" table:style-name="ce1">
            <text:p>4</text:p>
          </table:table-cell>
          <table:table-cell office:value-type="string" table:style-name="ce1">
            <text:p>6,7</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text:p>
          </table:table-cell>
          <table:table-cell office:value-type="string" table:style-name="ce1">
            <text:p>本課程旨在介紹中醫學基本理論及辨證論治，內容包含陰陽學說、五行學說、臟象學說、經絡學說、氣血及津液學說、中醫疾病機轉、四診八綱、辨證、治則治法。此課程可提升健康照護人才具備中醫照護專業能力。</text:p>
          </table:table-cell>
          <table:table-cell office:value-type="string" table:style-name="ce1">
            <text:p>This course attempts to introduce the fundamental theories and concepts of traditional Chinese medicine, and syndrome differentiation and treatment. The major course contents include principles of yin and yang, five phases theory, five zang-organs, six fu-organs, meridians and acupoint theory, qi, blood, and fluids theory, pathogenesis of traditional Chinese medicine, eight principal syndromes for diagnosis, organ pattern identification, principle and method of treatment. This can promote students’ professional skills for traditional Chinese medicine nursing</text:p>
          </table:table-cell>
          <table:table-cell table:number-columns-repeated="16361"/>
        </table:table-row>
        <table:table-row table:style-name="ro2">
          <table:table-cell office:value-type="float" office:value="1132" table:style-name="ce4">
            <text:p>1132</text:p>
          </table:table-cell>
          <table:table-cell office:value-type="string" table:style-name="ce1">
            <text:p>謝佳容</text:p>
          </table:table-cell>
          <table:table-cell office:value-type="float" office:value="11120170201110"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02" table:style-name="ce1">
            <text:p>1702</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高齡照護創新設計</text:p>
          </table:table-cell>
          <table:table-cell office:value-type="string" table:style-name="ce1">
            <text:p>Innovation Design in Elderly Health Service</text:p>
          </table:table-cell>
          <table:table-cell office:value-type="string" table:style-name="ce1">
            <text:p>謝佳容,葉馨婷,陳妙言</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6</text:p>
          </table:table-cell>
          <table:table-cell office:value-type="float" office:value="3" table:style-name="ce1">
            <text:p>3</text:p>
          </table:table-cell>
          <table:table-cell office:value-type="string" table:style-name="ce1">
            <text:p>3,4</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text:p>
          </table:table-cell>
          <table:table-cell office:value-type="string" table:style-name="ce1">
            <text:p>本課程旨在提供學生瞭解高齡健康照護服務發展及需求，並發掘實際場域問題，進而利用創新設計思維學習以問題解決策略提供可能的解決方案。本課程教學架構擬導入「設計思考五步驟」，培養學生高齡者同理、高齡健康照護場域問題定義、智慧照護解決方案構思、及貼心創新設計產品或服務流程原型架設等能力，藉由課堂互動、工作坊參與、實作演練與討論，啟發學生應用創新思維定義高齡健康照護服務問題並提出初步的可能策略或方案。期望學生修習本課程後能具備創新思考之基本觀念與實作應用技能，並能夠運用在高齡健康照護服務創新設計之發展。</text:p>
          </table:table-cell>
          <table:table-cell office:value-type="string" table:style-name="ce1">
            <text:p>The purpose of this course is to help students to gain innovation design knowledge and skill that related to elderly health care service and solved the real problems in care settings. The teaching framework of this course intends to introduce the Five Steps of Design Thinking"</text:p>
          </table:table-cell>
          <table:table-cell table:number-columns-repeated="16361"/>
        </table:table-row>
        <table:table-row table:style-name="ro9">
          <table:table-cell office:value-type="float" office:value="1132" table:style-name="ce4">
            <text:p>1132</text:p>
          </table:table-cell>
          <table:table-cell office:value-type="string" table:style-name="ce1">
            <text:p>undefined</text:p>
          </table:table-cell>
          <table:table-cell office:value-type="float" office:value="11120117001111" table:style-name="ce1">
            <text:p>1.11201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170" table:style-name="ce1">
            <text:p>1170</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手術全期護理學</text:p>
          </table:table-cell>
          <table:table-cell office:value-type="string" table:style-name="ce1">
            <text:p>Perioperative Nursing</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9</text:p>
          </table:table-cell>
          <table:table-cell office:value-type="float" office:value="2" table:style-name="ce1">
            <text:p>2</text:p>
          </table:table-cell>
          <table:table-cell office:value-type="string" table:style-name="ce1">
            <text:p>11,12</text:p>
          </table:table-cell>
          <table:table-cell office:value-type="string" table:style-name="ce1">
            <text:p>修課限制：本系二技一般生、本系四技一般生三年級以上、學士後二年級以上。</text:p>
          </table:table-cell>
          <table:table-cell office:value-type="string" table:style-name="ce1">
            <text:p>本課程以手術病人和家屬為中心，強調手術前、中、後的連續性及完整性，</text:p>
            <text:p>藉由講述、討論及示範教學等方法，介紹手術全期護理之歷史發展以及重要內</text:p>
            <text:p>容，包括：手術室環境、手術全期護理人員的角色功能、手術全期護理的概念、感染控制與無菌原則以及病人安全議題與照護技能。</text:p>
          </table:table-cell>
          <table:table-cell office:value-type="string" table:style-name="ce1">
            <text:p>This course is designed to introduce the undergraduate students to perioperative nursing.<text:s/></text:p>
            <text:p>This course includes an introduction to the development of perioperative nursing, operating<text:s/></text:p>
            <text:p>room environment, role function of operating room nurses, infection control, aseptic<text:s/></text:p>
            <text:p>technique, and the issues of patient safety.</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float" office:value="11120032401111"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4" table:style-name="ce1">
            <text:p>324</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兒童遊戲與觀察</text:p>
          </table:table-cell>
          <table:table-cell office:value-type="string" table:style-name="ce1">
            <text:p>Designing and Observing Child's Play Activity</text:p>
          </table:table-cell>
          <table:table-cell office:value-type="string" table:style-name="ce1">
            <text:p>林芳怡</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9</text:p>
          </table:table-cell>
          <table:table-cell office:value-type="float" office:value="3" table:style-name="ce1">
            <text:p>3</text:p>
          </table:table-cell>
          <table:table-cell office:value-type="string" table:style-name="ce1">
            <text:p>3,4</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text:s/></text:p>
            <text:p>3.非同步遠距教學、遠距輔助課程。</text:p>
          </table:table-cell>
          <table:table-cell office:value-type="string" table:style-name="ce1">
            <text:p>本課程設計旨在了解遊戲相關學理，運用遊戲的方式觀察兒童行為並藉由遊戲的方式與兒童互動，了解成人於兒童遊戲中應扮演之角色，進而依不同年齡層兒童進行遊戲活動設計，促進學生於兒童照護之專業科目之觀察與溝通能力。。</text:p>
          </table:table-cell>
          <table:table-cell office:value-type="string" table:style-name="ce1">
            <text:p>The purpose of this course is to assist the students to appreciate the child’s play behaviors based on various developmental perspectives. The course includes two sections. In the first section, the students will learn how to interact with the children and design age-appropriate play activities. In the second section, the students have to observe and analyze the child’s play behaviors in a chosen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許智皓</text:p>
          </table:table-cell>
          <table:table-cell office:value-type="float" office:value="11120040001111"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00" table:style-name="ce1">
            <text:p>400</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國際健康概論</text:p>
          </table:table-cell>
          <table:table-cell office:value-type="string" table:style-name="ce1">
            <text:p>Introduction of International Health</text:p>
          </table:table-cell>
          <table:table-cell office:value-type="string" table:style-name="ce1">
            <text:p>許智皓</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6</text:p>
          </table:table-cell>
          <table:table-cell office:value-type="float" office:value="4" table:style-name="ce1">
            <text:p>4</text:p>
          </table:table-cell>
          <table:table-cell office:value-type="string" table:style-name="ce1">
            <text:p>6,7</text:p>
          </table:table-cell>
          <table:table-cell office:value-type="string" table:style-name="ce1">
            <text:p>修課限制：本系二技一般生、本系四技一般生、本系二技進修部、本系學士後、護理學院全。</text:p>
          </table:table-cell>
          <table:table-cell office:value-type="string" table:style-name="ce1">
            <text:p>本課程的目的在介紹有關全球健康議題相關概念給對於全球化有興趣的大學層級學生。課程主題包括全球健康議題，不同族群的健康焦點，包括全球不同地理區域的兒童、婦女、青少年、老人與原住民，以及傳染性疾病。學生將透過檢視國際健康資料庫以瞭解健康相關的衝擊與非政府組織之影響。</text:p>
          </table:table-cell>
          <table:table-cell office:value-type="string" table:style-name="ce1">
            <text:p>The course aims to provide introductory content in global health related issues useful for baccalaureate level of students who interests in the era of globalization, regardless of whether they personally plan to live or work. The themes introduced include global health issues, health foci in different aggregates which include children, women, adolescents, elderly and aboriginal health problem across geographic regions, communicable disease. Students will examine international documents that have the potential to impact health, and non-governmental organizations.</text:p>
          </table:table-cell>
          <table:table-cell table:number-columns-repeated="16361"/>
        </table:table-row>
        <table:table-row table:style-name="ro11">
          <table:table-cell office:value-type="float" office:value="1132" table:style-name="ce4">
            <text:p>1132</text:p>
          </table:table-cell>
          <table:table-cell office:value-type="string" table:style-name="ce1">
            <text:p>江逸萱</text:p>
          </table:table-cell>
          <table:table-cell office:value-type="float" office:value="11120187601112"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76" table:style-name="ce1">
            <text:p>1876</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人工智慧與健康照護應用</text:p>
          </table:table-cell>
          <table:table-cell office:value-type="string" table:style-name="ce1">
            <text:p>undefined</text:p>
          </table:table-cell>
          <table:table-cell office:value-type="string" table:style-name="ce1">
            <text:p>江逸萱,李怡賢</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1</text:p>
          </table:table-cell>
          <table:table-cell office:value-type="float" office:value="3" table:style-name="ce1">
            <text:p>3</text:p>
          </table:table-cell>
          <table:table-cell office:value-type="string" table:style-name="ce1">
            <text:p>3,4</text:p>
          </table:table-cell>
          <table:table-cell office:value-type="string" table:style-name="ce1">
            <text:p>修課限制：本系二技一般生、本系四技一般生、本系二技進修部、護理學院全、學士後。</text:p>
          </table:table-cell>
          <table:table-cell office:value-type="string" table:style-name="ce1">
            <text:p>undefined</text:p>
          </table:table-cell>
          <table:table-cell office:value-type="string" table:style-name="ce1">
            <text:p>undefined</text:p>
          </table:table-cell>
          <table:table-cell table:number-columns-repeated="16361"/>
        </table:table-row>
        <table:table-row table:style-name="ro2">
          <table:table-cell office:value-type="float" office:value="1132" table:style-name="ce4">
            <text:p>1132</text:p>
          </table:table-cell>
          <table:table-cell office:value-type="string" table:style-name="ce1">
            <text:p>邱秀渝</text:p>
          </table:table-cell>
          <table:table-cell office:value-type="float" office:value="11120032701112"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7" table:style-name="ce1">
            <text:p>327</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安寧照護</text:p>
          </table:table-cell>
          <table:table-cell office:value-type="string" table:style-name="ce1">
            <text:p>Palliative and Hospice Care</text:p>
          </table:table-cell>
          <table:table-cell office:value-type="string" table:style-name="ce1">
            <text:p>邱秀渝,陳妙言</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6</text:p>
          </table:table-cell>
          <table:table-cell office:value-type="float" office:value="4" table:style-name="ce1">
            <text:p>4</text:p>
          </table:table-cell>
          <table:table-cell office:value-type="string" table:style-name="ce1">
            <text:p>6,7</text:p>
          </table:table-cell>
          <table:table-cell office:value-type="string" table:style-name="ce1">
            <text:p>修課限制：</text:p>
            <text:p>1.本系二技一般生、學士後、本所(本國生)、護理學院全。<text:s/></text:p>
            <text:p>2.先手動選課，模組課程，剩餘名額再開放。<text:s/></text:p>
            <text:p>3.課程設計含臨床實務一天見習，礙於場所資源限制，修課人數限40人。</text:p>
          </table:table-cell>
          <table:table-cell office:value-type="string" table:style-name="ce1">
            <text:p>本課程主旨在建立學生緩和與安寧照護的概念與認知。藉由了解末期疾病病人身、心、社會的衝擊及面對死亡的準備，體認多科專業團隊與義工團隊在末期疾病照護的協同合作功能。以增進學生對疾病末期病人及其家庭身心社會照顧及協助病人及其家屬面對死亡的準備。課程中，亦同時探討護理人員在照顧末期病人時所面臨的壓力與倫理困境。</text:p>
          </table:table-cell>
          <table:table-cell office:value-type="string" table:style-name="ce1">
            <text:p>The design of this course is aimed to increase students’ understanding about concepts of<text:s/></text:p>
            <text:p>palliative care and hospice care, and advance their competence of caring for the terminally ill<text:s/></text:p>
            <text:p>patients and their family. The physical and psychosocial impact of terminal illness, the common<text:s/></text:p>
            <text:p>signs and symptom during the 72-hour before death and their care will be explored. The<text:s/></text:p>
            <text:p>collaboration of multidisciplinary professionals and volunteer, the function of religious, art or<text:s/></text:p>
            <text:p>music in hospice care, the impact of caring activities on staff will be also discussed.</text:p>
          </table:table-cell>
          <table:table-cell table:number-columns-repeated="16361"/>
        </table:table-row>
        <table:table-row table:style-name="ro2">
          <table:table-cell office:value-type="float" office:value="1132" table:style-name="ce4">
            <text:p>1132</text:p>
          </table:table-cell>
          <table:table-cell office:value-type="string" table:style-name="ce1">
            <text:p>許智皓</text:p>
          </table:table-cell>
          <table:table-cell office:value-type="float" office:value="11120032801113"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8" table:style-name="ce1">
            <text:p>328</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健康促進理論與實務</text:p>
          </table:table-cell>
          <table:table-cell office:value-type="string" table:style-name="ce1">
            <text:p>Theory and Practice of Health Promotion</text:p>
          </table:table-cell>
          <table:table-cell office:value-type="string" table:style-name="ce1">
            <text:p>許智皓</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3</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本系四技一般生、本系二技進修部、本系學士後、護理學院全。</text:p>
          </table:table-cell>
          <table:table-cell office:value-type="string" table:style-name="ce1">
            <text:p>本課程設計的特色在於藉由健康促進理論與實務的學習及技巧的演練，並針對不同的護理情境，應用相關的理論及技術，精進在健康促進實務上的知能。課程內容包括健康促進的概念及定義、健康促進的歷史及發展、健康促進的理論架構模式、應用健康促進的技巧如健康體能、飲食控制、體重控制、放鬆冥想、音樂療法、芳香療法、穴道按摩等在不同的護理工作情境包含社區、學校及職場、評估各年齡層及不同團體的健康需要及健康促進的實務能力。強調增進安寧幸福和生命品質，以期達到全民均健之目標。</text:p>
          </table:table-cell>
          <table:table-cell office:value-type="string" table:style-name="ce1">
            <text:p>This course is aimed to obtain the knowledge of basic concept and method to health promotion, planning, intervention and evaluation and to facilitate and develop advanced skill of health promotion into different nursing settings. The course content includes concepts and definitions of health promotion, history and development of health promotion, models and approaches to health promotion, application and skill to health promotion (e.g. fitness, diet control, body weight control, music therapy, aromatherapy, stress release and message), assessing different ages’ and groups’ needs, planning health promotion interventions, implementing health promotion and evaluation in health promotion. To improve the quality and well being of life achieves the goal of health for all.</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float" office:value="11120167001113"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670" table:style-name="ce1">
            <text:p>1670</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智慧照護科技應用</text:p>
          </table:table-cell>
          <table:table-cell office:value-type="string" table:style-name="ce1">
            <text:p>Application of smart care technology</text:p>
          </table:table-cell>
          <table:table-cell office:value-type="string" table:style-name="ce1">
            <text:p>廖珮宏,李明忠</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4</text:p>
          </table:table-cell>
          <table:table-cell office:value-type="float" office:value="3" table:style-name="ce1">
            <text:p>3</text:p>
          </table:table-cell>
          <table:table-cell office:value-type="string" table:style-name="ce1">
            <text:p>3,4</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text:p>
            <text:p>3.因電腦教室容納限制，選課人數為30人。</text:p>
          </table:table-cell>
          <table:table-cell office:value-type="string" table:style-name="ce1">
            <text:p>本課程主要目的為介紹各式新型態資訊及通訊科技在健康、照護與醫療的 技術與應用，讓學習者對於智慧照護科技應用有所認識與理解，並能有效的選 擇。課程內容包括穿戴式科技、聯網健康照護(Connected Health)、生理健康監測 科技、健康大數據、整合穿戴式裝置平台、照護機器人、居家機器人、藥物服 用監控、健康照護 APP、虛擬實境(Virtual Reality)等介紹與小組專題實作演練。</text:p>
          </table:table-cell>
          <table:table-cell office:value-type="string" table:style-name="ce1">
            <text:p>The primary purpose of this course is to introduce the various technologies and applications of information and communication technology in health care and medical care; so that students can understand the application of smart caring technology and can choice and creation effectively. This course content includes Wearable Technology, Connected Health, Physiological Health Monitoring Technology, Health Big Data, Integrated Wearable Device Platform, Care Robot, Drug Monitoring, Health Care APP, Virtual Reality, and project-based learning.</text:p>
          </table:table-cell>
          <table:table-cell table:number-columns-repeated="16361"/>
        </table:table-row>
        <table:table-row table:style-name="ro2">
          <table:table-cell office:value-type="float" office:value="1132" table:style-name="ce4">
            <text:p>1132</text:p>
          </table:table-cell>
          <table:table-cell office:value-type="string" table:style-name="ce1">
            <text:p>陳妙言</text:p>
          </table:table-cell>
          <table:table-cell office:value-type="float" office:value="11120163801113"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638" table:style-name="ce1">
            <text:p>1638</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綜觀長期照護服務</text:p>
          </table:table-cell>
          <table:table-cell office:value-type="string" table:style-name="ce1">
            <text:p>Overview of Long-Term Care Services</text:p>
          </table:table-cell>
          <table:table-cell office:value-type="string" table:style-name="ce1">
            <text:p>陳妙言,鄒昌婷</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4</text:p>
          </table:table-cell>
          <table:table-cell office:value-type="float" office:value="4" table:style-name="ce1">
            <text:p>4</text:p>
          </table:table-cell>
          <table:table-cell office:value-type="string" table:style-name="ce1">
            <text:p>6,7</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text:p>
          </table:table-cell>
          <table:table-cell office:value-type="string" table:style-name="ce1">
            <text:p>本課程旨在闡明長期照護整體基本概念，使學習者對長期照護及其實務發展有所了解及體認。在引導下，學習者透過反思、參觀長期照護機構、通用設計相關物件、案例省思與分享、長期照護體驗活動等多元教學策略與學習方法，學習關懷態度，發揮團隊合作完成課室指定之實作，以達成學習者對長期照護服務之認知，並能在既有的專業基礎上了解長期照護實務角色、執行及運作等領域。</text:p>
          </table:table-cell>
          <table:table-cell office:value-type="string" table:style-name="ce1">
            <text:p>This course aims to clarify the basic concepts of long-term care and to enable learners to understand and recognize long-term care. Under the guidance, learners through multi-teaching strategies and learning methods through reflection, visits to the long-term care institutions, case reflection and sharing, self-learning aging and disability experience activities. Learn to take the initiative to show concern, take care of the dilemma of senior citizens, disabled people and their main caregivers, and work as a team to complete the classroom assignments to achieve learners' awareness of long-term care services. It can be applied to the field of long-term care practice role, execution and management in the existing professional foundation.</text:p>
          </table:table-cell>
          <table:table-cell table:number-columns-repeated="16361"/>
        </table:table-row>
        <table:table-row table:style-name="ro2">
          <table:table-cell office:value-type="float" office:value="1132" table:style-name="ce4">
            <text:p>1132</text:p>
          </table:table-cell>
          <table:table-cell office:value-type="string" table:style-name="ce1">
            <text:p>陳妙言</text:p>
          </table:table-cell>
          <table:table-cell office:value-type="float" office:value="11120169901114"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699" table:style-name="ce1">
            <text:p>1699</text:p>
          </table:table-cell>
          <table:table-cell office:value-type="float" office:value="1" table:style-name="ce1">
            <text:p>1</text:p>
          </table:table-cell>
          <table:table-cell office:value-type="float" office:value="1" table:style-name="ce1">
            <text:p>1</text:p>
          </table:table-cell>
          <table:table-cell office:value-type="float" office:value="14" table:style-name="ce1">
            <text:p>14</text:p>
          </table:table-cell>
          <table:table-cell office:value-type="string" table:style-name="ce1">
            <text:p>長期照護個案管理綜論</text:p>
          </table:table-cell>
          <table:table-cell office:value-type="string" table:style-name="ce1">
            <text:p>Introduction of Case Management in Long-Term Care</text:p>
          </table:table-cell>
          <table:table-cell office:value-type="string" table:style-name="ce1">
            <text:p>陳妙言,鄒昌婷</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4</text:p>
          </table:table-cell>
          <table:table-cell office:value-type="float" office:value="4" table:style-name="ce1">
            <text:p>4</text:p>
          </table:table-cell>
          <table:table-cell office:value-type="string" table:style-name="ce1">
            <text:p>8,9</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text:p>
          </table:table-cell>
          <table:table-cell office:value-type="string" table:style-name="ce1">
            <text:p>本課程主在介紹長期照護個案管理的基本知能，包括：個案管理/照護管理名詞、緣起與發展、個案管理在長期照護常見應用領域與樣態、個管實務操作流程與原則、個案管理人員的角色功能、個管服務成效以及國外個管發展的應用經驗等議題。學習者在引導下，同時透過長期照護不同服務情境與案例，運用反思進行討論，同時也發揮關懷態度及團隊合作能力完成課程指定學習活動，使學生能夠在既有專業基礎上增加長期照護個案管理相關知能。</text:p>
          </table:table-cell>
          <table:table-cell office:value-type="string" table:style-name="ce1">
            <text:p>The purpose of this course is to help students to gain the basic knowledge and skill that related to the case management in Long Term Care. It include the concept, models, process and the application and practice of case management in long term care.Under the guidance, learners through multi-teaching strategies and learning methods (for example: through reflection, group discussion and sharing, self-learning activities, etc.) to acquire the knowledge of case management. Learners take the initiative to show concern and work as a team to complete the classroom assignments to achieve learners' awareness of case management in long-term care services. After complete the course, the students will be able: (1) to understand the knowledge of case management; (2) to apply the case management values and principles in long term care practices; (3) to identify the role/competency, and the function of a case manager in long term care. It can be applied to the field of long-term care practice role, execution and management in the existing professional foundation.</text:p>
          </table:table-cell>
          <table:table-cell table:number-columns-repeated="16361"/>
        </table:table-row>
        <table:table-row table:style-name="ro10">
          <table:table-cell office:value-type="float" office:value="1132" table:style-name="ce4">
            <text:p>1132</text:p>
          </table:table-cell>
          <table:table-cell office:value-type="string" table:style-name="ce1">
            <text:p>undefined</text:p>
          </table:table-cell>
          <table:table-cell office:value-type="float" office:value="11120033001115"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30" table:style-name="ce1">
            <text:p>330</text:p>
          </table:table-cell>
          <table:table-cell office:value-type="float" office:value="1" table:style-name="ce1">
            <text:p>1</text:p>
          </table:table-cell>
          <table:table-cell office:value-type="float" office:value="1" table:style-name="ce1">
            <text:p>1</text:p>
          </table:table-cell>
          <table:table-cell office:value-type="float" office:value="15" table:style-name="ce1">
            <text:p>15</text:p>
          </table:table-cell>
          <table:table-cell office:value-type="string" table:style-name="ce1">
            <text:p>急症護理與實務</text:p>
          </table:table-cell>
          <table:table-cell office:value-type="string" table:style-name="ce1">
            <text:p>Emergency Nursing and Practice</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401</text:p>
          </table:table-cell>
          <table:table-cell office:value-type="float" office:value="3" table:style-name="ce1">
            <text:p>3</text:p>
          </table:table-cell>
          <table:table-cell office:value-type="string" table:style-name="ce1">
            <text:p>3,4,5</text:p>
          </table:table-cell>
          <table:table-cell office:value-type="string" table:style-name="ce1">
            <text:p>修課限制：本系二技一般生、本系四技一般生三年級以上、學士後二年級以上、本系二技進修部。</text:p>
          </table:table-cell>
          <table:table-cell office:value-type="string" table:style-name="ce1">
            <text:p>本課程旨在透過各科護理學為基礎，透過課室教學、情境模擬、討論等方式 進階學習身體各系統急症之處置與照護，學生能統合所學對生命危急之病 人，運用專業及批判性思考判斷病情優先次順，提供安全有效之照護與相關 護理指導</text:p>
          </table:table-cell>
          <table:table-cell office:value-type="string" table:style-name="ce1">
            <text:p>This course in designed the physical,pathologic,psychosocial and spiritual related to emergence care. It to offer students the necessary knowledge and skills of emergency nursing that apply critical thinking skills and nursing procedures on emergency care units.</text:p>
          </table:table-cell>
          <table:table-cell table:number-columns-repeated="16361"/>
        </table:table-row>
        <table:table-row table:style-name="ro2">
          <table:table-cell office:value-type="float" office:value="1132" table:style-name="ce4">
            <text:p>1132</text:p>
          </table:table-cell>
          <table:table-cell office:value-type="string" table:style-name="ce1">
            <text:p>陳惠美</text:p>
          </table:table-cell>
          <table:table-cell office:value-type="float" office:value="11120032901115"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9" table:style-name="ce1">
            <text:p>329</text:p>
          </table:table-cell>
          <table:table-cell office:value-type="float" office:value="1" table:style-name="ce1">
            <text:p>1</text:p>
          </table:table-cell>
          <table:table-cell office:value-type="float" office:value="1" table:style-name="ce1">
            <text:p>1</text:p>
          </table:table-cell>
          <table:table-cell office:value-type="float" office:value="15" table:style-name="ce1">
            <text:p>15</text:p>
          </table:table-cell>
          <table:table-cell office:value-type="string" table:style-name="ce1">
            <text:p>緊急救護</text:p>
          </table:table-cell>
          <table:table-cell office:value-type="string" table:style-name="ce1">
            <text:p>Incident Management and First Aid</text:p>
          </table:table-cell>
          <table:table-cell office:value-type="string" table:style-name="ce1">
            <text:p>陳惠美</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414</text:p>
          </table:table-cell>
          <table:table-cell office:value-type="float" office:value="4" table:style-name="ce1">
            <text:p>4</text:p>
          </table:table-cell>
          <table:table-cell office:value-type="string" table:style-name="ce1">
            <text:p>6,7,8</text:p>
          </table:table-cell>
          <table:table-cell office:value-type="string" table:style-name="ce1">
            <text:p>修課限制：</text:p>
            <text:p>1.跨域課程、志願選開放10個外系名額，第二階段開放全校。</text:p>
            <text:p>2.本系二技一般生、本系四技一般生、本系二技進修部、外系二技一般生、外系四技一般生、外系二技進修部、學士後、本所(本國生)、外所(本國生)、跨校。</text:p>
          </table:table-cell>
          <table:table-cell office:value-type="string" table:style-name="ce1">
            <text:p>本課程旨在培養學生獲得緊急處置之知能及公共安全問題之認知。課程內容主要包括：緊急救護法規及政策、緊急救護系統、災難處置、逃生知識及傷病患疏散、救護等緊急處置。使其在發生緊急事故或災害之際，能冷靜、評估且迅速的做適當處理，使生命的傷害及財產損失降至最低。</text:p>
          </table:table-cell>
          <table:table-cell office:value-type="string" table:style-name="ce1">
            <text:p>The emphasis in this course is on the enhancement of the knowledge base and skill for<text:s/></text:p>
            <text:p>public security. The content includes legal aspects of hospital <text:s text:c="5"/>disaster management,<text:s/></text:p>
            <text:p>emergency care systems, prevention and management of common incidents seen in<text:s/></text:p>
            <text:p>hospital and related facilities, and ways of escape from dangerous scenes. In addition, the<text:s/></text:p>
            <text:p>practice of bandage and mobilization is provided. The student is expected to be able in<text:s/></text:p>
            <text:p>managing unexpected incidents critically and minimizing loss of health, lives, and<text:s/></text:p>
            <text:p>properties.</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float" office:value="11120035001116"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50" table:style-name="ce1">
            <text:p>350</text:p>
          </table:table-cell>
          <table:table-cell office:value-type="float" office:value="1" table:style-name="ce1">
            <text:p>1</text:p>
          </table:table-cell>
          <table:table-cell office:value-type="float" office:value="1" table:style-name="ce1">
            <text:p>1</text:p>
          </table:table-cell>
          <table:table-cell office:value-type="float" office:value="16" table:style-name="ce1">
            <text:p>16</text:p>
          </table:table-cell>
          <table:table-cell office:value-type="string" table:style-name="ce1">
            <text:p>長期照護概論</text:p>
          </table:table-cell>
          <table:table-cell office:value-type="string" table:style-name="ce1">
            <text:p>Introduction of Long Term Care</text:p>
          </table:table-cell>
          <table:table-cell office:value-type="string" table:style-name="ce1">
            <text:p>涂明香,陳妙言,簡翠薇</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3</text:p>
          </table:table-cell>
          <table:table-cell office:value-type="float" office:value="4" table:style-name="ce1">
            <text:p>4</text:p>
          </table:table-cell>
          <table:table-cell office:value-type="string" table:style-name="ce1">
            <text:p>6,7</text:p>
          </table:table-cell>
          <table:table-cell office:value-type="string" table:style-name="ce1">
            <text:p>修課限制：本系二技一般生、護理學院全。</text:p>
          </table:table-cell>
          <table:table-cell office:value-type="string" table:style-name="ce1">
            <text:p>本課程目的是使學生獲得長期照護之整體性基本概念。課程之設計參考當前國家法令、政策、社會發展照護問題等相關議題與護理實務。課程內容包括：長期照護需求、國內外長期照護的發展與現況、長期照護的概論（本質、理念、定義、服務範圍）、長期照護相關政策及法規、我國現行長期照護體系、居家照護、日間照護及安寧護理（沿革、現況、相關護理實務）、機構式長期照護（如護理之家沿革、現況及住民常見護理問題等）、長期照護相關議題（含個案管理、社會資源應用、活動、動物輔助治療、美術治療等另類輔助治療及倫理議題）等。</text:p>
          </table:table-cell>
          <table:table-cell office:value-type="string" table:style-name="ce1">
            <text:p>This course is aimed at integrating basic concepts about long-term care globally. <text:s/>It’s designing is dealing with current conditions and social development in related themes and practice about long-term care. <text:s/>Course content include need, status, development and introduction（essences, philosophy, definition and service eligibility）, policy , rules , regulation , and current delivery system in our count, i.e. home care, day care, hospice care, institutionalized care and special topics on long-term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林英</text:p>
          </table:table-cell>
          <table:table-cell office:value-type="float" office:value="11120040001116"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00" table:style-name="ce1">
            <text:p>400</text:p>
          </table:table-cell>
          <table:table-cell office:value-type="float" office:value="1" table:style-name="ce1">
            <text:p>1</text:p>
          </table:table-cell>
          <table:table-cell office:value-type="float" office:value="1" table:style-name="ce1">
            <text:p>1</text:p>
          </table:table-cell>
          <table:table-cell office:value-type="float" office:value="16" table:style-name="ce1">
            <text:p>16</text:p>
          </table:table-cell>
          <table:table-cell office:value-type="string" table:style-name="ce1">
            <text:p>國際健康概論</text:p>
          </table:table-cell>
          <table:table-cell office:value-type="string" table:style-name="ce1">
            <text:p>Introduction of International Health</text:p>
          </table:table-cell>
          <table:table-cell office:value-type="string" table:style-name="ce1">
            <text:p>林英</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5</text:p>
          </table:table-cell>
          <table:table-cell office:value-type="float" office:value="3" table:style-name="ce1">
            <text:p>3</text:p>
          </table:table-cell>
          <table:table-cell office:value-type="string" table:style-name="ce1">
            <text:p>3,4</text:p>
          </table:table-cell>
          <table:table-cell office:value-type="string" table:style-name="ce1">
            <text:p>修課限制：本系二技一般生、本系四技一般生、學士後、護理學院全。</text:p>
          </table:table-cell>
          <table:table-cell office:value-type="string" table:style-name="ce1">
            <text:p>本課程的目的在介紹有關全球健康議題相關概念給對於全球化有興趣的大學層級學生。課程主題包括全球健康議題，不同族群的健康焦點，包括全球不同地理區域的兒童、婦女、青少年、老人與原住民，以及傳染性疾病。學生將透過檢視國際健康資料庫以瞭解健康相關的衝擊與非政府組織之影響。</text:p>
          </table:table-cell>
          <table:table-cell office:value-type="string" table:style-name="ce1">
            <text:p>The course aims to provide introductory content in global health related issues useful for baccalaureate level of students who interests in the era of globalization, regardless of whether they personally plan to live or work. The themes introduced include global health issues, health foci in different aggregates which include children, women, adolescents, elderly and aboriginal health problem across geographic regions, communicable disease. Students will examine international documents that have the potential to impact health, and non-governmental organiz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柯莉珊</text:p>
          </table:table-cell>
          <table:table-cell office:value-type="float" office:value="11120035101117"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51" table:style-name="ce1">
            <text:p>351</text:p>
          </table:table-cell>
          <table:table-cell office:value-type="float" office:value="1" table:style-name="ce1">
            <text:p>1</text:p>
          </table:table-cell>
          <table:table-cell office:value-type="float" office:value="1" table:style-name="ce1">
            <text:p>1</text:p>
          </table:table-cell>
          <table:table-cell office:value-type="float" office:value="17" table:style-name="ce1">
            <text:p>17</text:p>
          </table:table-cell>
          <table:table-cell office:value-type="string" table:style-name="ce1">
            <text:p>重症護理與實務</text:p>
          </table:table-cell>
          <table:table-cell office:value-type="string" table:style-name="ce1">
            <text:p>Critical Nursing and Practice</text:p>
          </table:table-cell>
          <table:table-cell office:value-type="string" table:style-name="ce1">
            <text:p>柯莉珊</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401</text:p>
          </table:table-cell>
          <table:table-cell office:value-type="float" office:value="4" table:style-name="ce1">
            <text:p>4</text:p>
          </table:table-cell>
          <table:table-cell office:value-type="string" table:style-name="ce1">
            <text:p>6,7,8</text:p>
          </table:table-cell>
          <table:table-cell office:value-type="string" table:style-name="ce1">
            <text:p>修課限制：本系二技一般生、本系二技進修部</text:p>
          </table:table-cell>
          <table:table-cell office:value-type="string" table:style-name="ce1">
            <text:p>本課程旨在於協助學生獲得基本常見成人重症照護知識，應用整體性照護及全腦教育理念，能夠經由體驗、觀察及主動的實驗等途徑，有創意和安全地照顧生命受到嚴重威脅的個案。課程內容主要教授成人重症有關的生理、病理變化、相關治療、藥物使用、儀器操作和重症護理；並藉情境模擬、特定主題的讀書報告和議題討論，來協助學生以護理過程的方式發展護理計劃並評值。</text:p>
          </table:table-cell>
          <table:table-cell office:value-type="string" table:style-name="ce1">
            <text:p>This course is to offer students the necessary knowledge and skills of nursing that apply holistic nursing care to provide direct patient care in critical care units. This course is based on the nursing management process, including planning, organizing, human resources management, leadership and controlling, etc. The curriculum focuses on the physiology, pathology, treatment and drug therapy. It is also demonstrate equipments and nursing care in critical care as well. Students are expected to initiate their knowledge and interests in nursing administration, and utilize these knowledge and skills in the future nursing career.</text:p>
          </table:table-cell>
          <table:table-cell table:number-columns-repeated="16361"/>
        </table:table-row>
        <table:table-row table:style-name="ro2">
          <table:table-cell office:value-type="float" office:value="1132" table:style-name="ce4">
            <text:p>1132</text:p>
          </table:table-cell>
          <table:table-cell office:value-type="string" table:style-name="ce1">
            <text:p>許智皓</text:p>
          </table:table-cell>
          <table:table-cell office:value-type="float" office:value="11120036501118"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5" table:style-name="ce1">
            <text:p>365</text:p>
          </table:table-cell>
          <table:table-cell office:value-type="float" office:value="1" table:style-name="ce1">
            <text:p>1</text:p>
          </table:table-cell>
          <table:table-cell office:value-type="float" office:value="1" table:style-name="ce1">
            <text:p>1</text:p>
          </table:table-cell>
          <table:table-cell office:value-type="float" office:value="18" table:style-name="ce1">
            <text:p>18</text:p>
          </table:table-cell>
          <table:table-cell office:value-type="string" table:style-name="ce1">
            <text:p>媒體與健康議題研討</text:p>
          </table:table-cell>
          <table:table-cell office:value-type="string" table:style-name="ce1">
            <text:p>Seminar of Human Health Issue in Media</text:p>
          </table:table-cell>
          <table:table-cell office:value-type="string" table:style-name="ce1">
            <text:p>許智皓</text:p>
          </table:table-cell>
          <table:table-cell office:value-type="float" office:value="2" table:style-name="ce1">
            <text:p>2</text:p>
          </table:table-cell>
          <table:table-cell office:value-type="string" table:style-name="ce1">
            <text:p>第1~12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6</text:p>
          </table:table-cell>
          <table:table-cell office:value-type="float" office:value="3" table:style-name="ce1">
            <text:p>3</text:p>
          </table:table-cell>
          <table:table-cell office:value-type="string" table:style-name="ce1">
            <text:p>3,4,5</text:p>
          </table:table-cell>
          <table:table-cell office:value-type="string" table:style-name="ce1">
            <text:p>修課限制：本系二技一般生、本系四技一般生、本系二技進修部、本系學士後、護理學院全。12周課程</text:p>
          </table:table-cell>
          <table:table-cell office:value-type="string" table:style-name="ce1">
            <text:p>本課程的目的在應用電影具像的媒體，協助學生瞭解並感受全球與在地相關的健康議題，培養其對國際健康議題的基本概念；並藉由具體影像的呈現，引發學生思考與討論的興趣。課程主題包括文化差異、弱勢族群、環境與健康、災難與健康照護、飲食與健康照護、傳染病、失智症、罕見疾病、安樂死、醫護倫理與生命教育等議題。</text:p>
          </table:table-cell>
          <table:table-cell office:value-type="string" table:style-name="ce1">
            <text:p>This course is designed to provide introductory content in human health issues which useful for all level of health care students who will be practicing in the era of globalization through the media. The themes introduced several international health foci, include cultural diversity, vulnerable group health, environment and health, economic, policy and health, single parents, drug abused, dementia etc. Students will be simulated to think critically about global health issues and share their experience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120152101190"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521" table:style-name="ce1">
            <text:p>1521</text:p>
          </table:table-cell>
          <table:table-cell office:value-type="float" office:value="1" table:style-name="ce1">
            <text:p>1</text:p>
          </table:table-cell>
          <table:table-cell office:value-type="float" office:value="1" table:style-name="ce1">
            <text:p>1</text:p>
          </table:table-cell>
          <table:table-cell office:value-type="float" office:value="90" table:style-name="ce1">
            <text:p>90</text:p>
          </table:table-cell>
          <table:table-cell office:value-type="string" table:style-name="ce1">
            <text:p>醫護台語初階班</text:p>
          </table:table-cell>
          <table:table-cell office:value-type="string" table:style-name="ce1">
            <text:p>Beginner Medical Taiwanes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403</text:p>
          </table:table-cell>
          <table:table-cell office:value-type="float" office:value="4" table:style-name="ce1">
            <text:p>4</text:p>
          </table:table-cell>
          <table:table-cell office:value-type="string" table:style-name="ce1">
            <text:p>6,7</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教學對象設定為台語不熟悉也不會講的學生，目標定為讓選修的學生可以在這門課程中可以學到基本的醫用現場台語說法及台灣文化。從基本台語音標教起，再逐步引領學生熟悉台語發音，從簡單生活用語逐步帶入完整句子，建立學生說台語的信心，再循序教導和醫學相關的名詞及人體器官、疾病台語說法。</text:p>
          </table:table-cell>
          <table:table-cell office:value-type="string" table:style-name="ce1">
            <text:p>Course Description: This elective course is intended for students with interest in Taiwanese but have neither the basic knowledge nor the ability to speak the language. It is designed to teach students to correctly pronounce as well as to properly utilize Taiwanese in everyday conversations. Because the students in the course will not be familiar with Taiwanese, the main goal of this class is to train students to learn the basic level language in various medical situations. The curriculum is especially designed to enhance the students' listening and speaking abilities in Taiwanese. Since the course will be taught entirely in Taiwanese, students will be immersed in the language and will become capable of speaking basic conversations after the curriculum.</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120156401191" table:style-name="ce1">
            <text:p>1.1120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564" table:style-name="ce1">
            <text:p>1564</text:p>
          </table:table-cell>
          <table:table-cell office:value-type="float" office:value="1" table:style-name="ce1">
            <text:p>1</text:p>
          </table:table-cell>
          <table:table-cell office:value-type="float" office:value="1" table:style-name="ce1">
            <text:p>1</text:p>
          </table:table-cell>
          <table:table-cell office:value-type="float" office:value="91" table:style-name="ce1">
            <text:p>91</text:p>
          </table:table-cell>
          <table:table-cell office:value-type="string" table:style-name="ce1">
            <text:p>醫護台語進階班</text:p>
          </table:table-cell>
          <table:table-cell office:value-type="string" table:style-name="ce1">
            <text:p>Advanced Medical Taiwanes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403</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本課程會教授台灣百家姓台語說法，與醫療相關台灣俗諺語教學，讓學生更具有台灣文化視野，再以台灣常見各科的醫療情境劇本教導學生學習適用的醫護台語，建立學生說台語的信心。在「醫護台語進階班」課程中可以學到實用的內科、外科、婦科、骨科、眼科、泌尿科等醫療現場台語說法及台灣文化。</text:p>
          </table:table-cell>
          <table:table-cell office:value-type="string" table:style-name="ce1">
            <text:p>The purpose of this course is to teach the usage of Taiwanese surname , and the healthcare related colloquial expressions in Taiwanese. In order to let the participants have a broader and deeper understanding on Taiwanese culture, it is thus to increase the participants' confidence of speaking Taiwanese through simulated hospital scenario. In this course, one can acquire the practical Taiwanese usage of specific departments in the hospital, such as internal medicine, surgery, gynaecology, orthopaedics, ophthalmology and urology.</text:p>
          </table:table-cell>
          <table:table-cell table:number-columns-repeated="16361"/>
        </table:table-row>
        <table:table-row table:style-name="ro7">
          <table:table-cell office:value-type="float" office:value="1132" table:style-name="ce4">
            <text:p>1132</text:p>
          </table:table-cell>
          <table:table-cell office:value-type="string" table:style-name="ce1">
            <text:p>undefined</text:p>
          </table:table-cell>
          <table:table-cell office:value-type="float" office:value="11120028301192" table:style-name="ce1">
            <text:p>1.112E+1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83" table:style-name="ce1">
            <text:p>283</text:p>
          </table:table-cell>
          <table:table-cell office:value-type="float" office:value="1" table:style-name="ce1">
            <text:p>1</text:p>
          </table:table-cell>
          <table:table-cell office:value-type="float" office:value="1" table:style-name="ce1">
            <text:p>1</text:p>
          </table:table-cell>
          <table:table-cell office:value-type="float" office:value="92" table:style-name="ce1">
            <text:p>92</text:p>
          </table:table-cell>
          <table:table-cell office:value-type="string" table:style-name="ce1">
            <text:p>傳播與生活</text:p>
          </table:table-cell>
          <table:table-cell office:value-type="string" table:style-name="ce1">
            <text:p>Communications in Daily Lif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106</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介紹當代的主要傳播媒介及其與一般民眾日常生活之互動關係。</text:p>
          </table:table-cell>
          <table:table-cell office:value-type="string" table:style-name="ce1">
            <text:p>To introduce contemporary communication tools and their influence with our lives</text:p>
          </table:table-cell>
          <table:table-cell table:number-columns-repeated="16361"/>
        </table:table-row>
        <table:table-row table:style-name="ro2">
          <table:table-cell office:value-type="float" office:value="1132" table:style-name="ce4">
            <text:p>1132</text:p>
          </table:table-cell>
          <table:table-cell office:value-type="string" table:style-name="ce1">
            <text:p>李梅琛</text:p>
          </table:table-cell>
          <table:table-cell office:value-type="string" table:style-name="ce1">
            <text:p>111200303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身體評估</text:p>
          </table:table-cell>
          <table:table-cell office:value-type="string" table:style-name="ce1">
            <text:p>Physical Examination</text:p>
          </table:table-cell>
          <table:table-cell office:value-type="string" table:style-name="ce1">
            <text:p>李梅琛,江慧珠</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414</text:p>
          </table:table-cell>
          <table:table-cell office:value-type="float" office:value="4" table:style-name="ce1">
            <text:p>4</text:p>
          </table:table-cell>
          <table:table-cell office:value-type="string" table:style-name="ce1">
            <text:p>2,3,4</text:p>
          </table:table-cell>
          <table:table-cell office:value-type="string" table:style-name="ce1">
            <text:p>修課限制：本系二技一般生、本系二技進修部、本所(本國生)</text:p>
          </table:table-cell>
          <table:table-cell office:value-type="string" table:style-name="ce1">
            <text:p>本課程旨在提供已具有解剖、生理、病理及心理學知識的學習者，學習身體評估之知識與技巧。課程目標在增進學生身體評估技術的正確性與完整性，進而培育學生關懷、溝通與合作的專業素養; 教學策略將針對不足之學理，進行澄清和討論，各項評估能力則利用角色扮演並藉由示教及分組練習，使學生能有系統的進行個案整體性的身體評估。課程內涵強調以人為本及整體觀，使學生能於設計的模擬情境中展現臨床決策、溝通能力、關懷與專業倫理，並應用於護理情境中。</text:p>
          </table:table-cell>
          <table:table-cell office:value-type="string" table:style-name="ce1">
            <text:p>This course is designed to provide students who already have knowledge of anatomy and physiology to learn the knowledge and skills of physical examination. The goal of the course is to improve the correctness and completeness of students' physical examination techniques, thereby develop students' professional qualities of care, communication, and cooperation. The teaching strategy will be to clarify and discuss deficiencies in academic theory, and to practice physical examination through role-play, demonstration, and group practice. Thereafter, students can systematically conduct a comprehensive physical examination of different cases. The content of the course emphasizes a person-centered and holistic view, enabling students to demonstrate clinical decision-making, communication skills, caring and professional ethics in designed simulated situations, and allow students to apply them in actual nursing situ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1200049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5" table:style-name="ce1">
            <text:p>5</text:p>
          </table:table-cell>
          <table:table-cell office:value-type="string" table:style-name="ce1">
            <text:p>1,2</text:p>
          </table:table-cell>
          <table:table-cell office:value-type="string" table:style-name="ce1">
            <text:p>修課限制：本系二技一般生、本系四技一般生二年級以上、本系二技進修部、外系二技一般生、外系四技一般生二年級以上、外系二技進修部、本系學士後、跨校</text:p>
            <text:p>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text:s/>Pathogenesis of diseases will be discussed on the molecular basis to facilitate the understanding of difficult concepts. The content of this coursed are design to fit the requirement for who will be working in the field of nursing.<text:s text:c="3"/></text:p>
            <text:p>The curriculum is divided into 2 major parts: (1) General Pathology and (2) Systemic Pathology. <text:s text:c="5"/>General Pathology introduces the effects of exogenous injurious agents on the cells and tissues, and the resultant cellular changes, reactions and diseases. <text:s/>The contents include: introduction, cell injury and cell death, metabolic disturbances of the body fluids, immunologic disorders, inflammation and repair, neoplasia, genetic disorders, chemical and physical injuries and metabolic and nutritional diseases.<text:s text:c="4"/></text:p>
            <text:p>Systemic pathology discusses the etiology and pathogenesis of various disease entities from the aspects of each organ system. <text:s/>This covers the diseases of the cardiovascular system, <text:s/>the respiratory system, the digestive system, the musculoskeletal system and nervous system; <text:s text:c="2"/>the disorders of the endocrines, the kidneys, the male reproductive organs, the breast and the female reproductive organs and the skin.</text:p>
          </table:table-cell>
          <table:table-cell table:number-columns-repeated="16361"/>
        </table:table-row>
        <table:table-row table:style-name="ro2">
          <table:table-cell office:value-type="float" office:value="1132" table:style-name="ce4">
            <text:p>1132</text:p>
          </table:table-cell>
          <table:table-cell office:value-type="string" table:style-name="ce1">
            <text:p>翁逸奎</text:p>
          </table:table-cell>
          <table:table-cell office:value-type="string" table:style-name="ce1">
            <text:p>111200050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藥理學</text:p>
          </table:table-cell>
          <table:table-cell office:value-type="string" table:style-name="ce1">
            <text:p>Pharmacology</text:p>
          </table:table-cell>
          <table:table-cell office:value-type="string" table:style-name="ce1">
            <text:p>翁逸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5" table:style-name="ce1">
            <text:p>5</text:p>
          </table:table-cell>
          <table:table-cell office:value-type="string" table:style-name="ce1">
            <text:p>3,4</text:p>
          </table:table-cell>
          <table:table-cell office:value-type="string" table:style-name="ce1">
            <text:p>1.修課限制：本系二技一般生、本系四技一般生二年級以上、本系二技進修部、學士後、本所本國生、（研究生下修，不計入畢業學分）</text:p>
            <text:p>2.本課程設定需有生理學基礎才可修。先修課程：生理學。</text:p>
          </table:table-cell>
          <table:table-cell office:value-type="string" table:style-name="ce1">
            <text:p>本課程之設計係以護理系學生為授課對象，課程內容著重以深入淺出之方式探討藥物之藥理作用機轉，並介紹與臨床應用有關之藥品動力、交互作用及藥物中毒之解毒等，課程內容包括：藥理學概論、 自主神經系統作用劑、影響內分泌及新陳代謝藥物、中樞神經作用劑、心臟血管疾病用藥以及化學療法藥物等。</text:p>
          </table:table-cell>
          <table:table-cell office:value-type="string" table:style-name="ce1">
            <text:p>The pharmacology is a two credit hours course and design especially for students majoring in nursing. This program emphasizes on the clinical applications and the action mechanisms of the most commonly used drug classes in the clinical practice. The program trends will start from more details and bring a completely concepts of each typical drug class. The subjects include autonomic neuropharmacology, autacoids, cardiovascular drugs, analgesics, anesthesia and drugs acting on the central nervous system, chemotherapy of microbial diseases and neoplastic disease, hormones and hormone antagonists and drugs acting on the blood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李怡賢</text:p>
          </table:table-cell>
          <table:table-cell office:value-type="string" table:style-name="ce1">
            <text:p>111200302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李怡賢,郭倩琳</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3" table:style-name="ce1">
            <text:p>3</text:p>
          </table:table-cell>
          <table:table-cell office:value-type="string" table:style-name="ce1">
            <text:p>1,2</text:p>
          </table:table-cell>
          <table:table-cell office:value-type="string" table:style-name="ce1">
            <text:p>修課限制：</text:p>
            <text:p>1.跨域課程。</text:p>
            <text:p>2.本系二技一般生、本系二技進修部、外系二技一般生、外系四技一般生、外系二技進修部。</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 art of caring, caring and nursing, critical attributes of communication, communication model and related factors. The course emphasizes self-refection, student will be able to integrate the knowledge, attitude and skills of communication and caring, to aware self’s pattern of communication, analyze the influences in daily life and nursing performance, willing to change, and demonstrate communication skill and caring in daily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戴宇光</text:p>
          </table:table-cell>
          <table:table-cell office:value-type="string" table:style-name="ce1">
            <text:p>111200032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 table:style-name="ce1">
            <text:p>3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邏輯概論</text:p>
          </table:table-cell>
          <table:table-cell office:value-type="string" table:style-name="ce1">
            <text:p>Introduction to Logic</text:p>
          </table:table-cell>
          <table:table-cell office:value-type="string" table:style-name="ce1">
            <text:p>戴宇光</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5" table:style-name="ce1">
            <text:p>5</text:p>
          </table:table-cell>
          <table:table-cell office:value-type="string" table:style-name="ce1">
            <text:p>6,7</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邏輯涉及論證與推論，它的主要功用在於提供若干方法，使我們可據以區 別正確與不正確的推論（論證）。本課程係概論性質。在導論中，首先針對 本學科關鍵詞（推論、論證、命題、有效性……）給予一概念清晰的定義， 以明確界定邏輯的範圍。其次，為加強學習者在從事思考、溝通與討論的 過程中，能具體應用相關的知識，特專章介紹非形式謬誤及語言的陷阱。 傳統邏輯的基本內涵，如演繹法與歸納法，也是本課程的重點，包括定言 論證、假言論證、兩難法、類比法、枚舉歸納法等等。</text:p>
          </table:table-cell>
          <table:table-cell office:value-type="string" table:style-name="ce1">
            <text:p>Logic is a method of reasoning that means related to the argument and the inference. The primary function of Logic is to provide some methods by which we could distinguish between the correct and incorrect inference (arguments). Here belongs to a kind of general course. Within the introduction, we firstly point at the keywords of the discipline itself (e.g. inference, arguments, propositions, validity, etc.) and give them the clear definition in order to precisely define the extent of Logic. Secondly, for the purpose of enhancing the ability of the students whereby those who are able to concretely apply those relative knowledge in the way of thinking, communicating and discussing, there is thus one special part to introduce the informal fallacies and the other possible traps of the language. By any means, deduction and induction, which are both the basic contents of traditional Logic are of course our core subjects, including the categorical argument, the conditional argument, Dilemma, Analogy, and Induction by enumeration etc.</text:p>
          </table:table-cell>
          <table:table-cell table:number-columns-repeated="16361"/>
        </table:table-row>
        <table:table-row table:style-name="ro2">
          <table:table-cell office:value-type="float" office:value="1132" table:style-name="ce4">
            <text:p>1132</text:p>
          </table:table-cell>
          <table:table-cell office:value-type="string" table:style-name="ce1">
            <text:p>張寧</text:p>
          </table:table-cell>
          <table:table-cell office:value-type="string" table:style-name="ce1">
            <text:p>111201742011A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42" table:style-name="ce1">
            <text:p>174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飛盤</text:p>
          </table:table-cell>
          <table:table-cell office:value-type="string" table:style-name="ce1">
            <text:p>PE- Frisbee</text:p>
          </table:table-cell>
          <table:table-cell office:value-type="string" table:style-name="ce1">
            <text:p>張寧</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8,9</text:p>
          </table:table-cell>
          <table:table-cell office:value-type="string" table:style-name="ce1">
            <text:p>1.第一階段志願選，僅由護二一Ａ、護二一Ｅ、運四一Ａ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飛盤的基本動作，透過對飛盤基本動作的熟練，進而提昇學生對飛盤比賽的興趣、享受飛盤運動的樂趣。講授飛盤運動的規則及比賽策略。強調運動員必須在規則範圍內做合法的競賽，透過飛盤運動來幫助學生守法、守分與合作的精神，並協助運動習慣的養成，期望學生能以飛盤運動作為終身運動。</text:p>
          </table:table-cell>
          <table:table-cell office:value-type="string" table:style-name="ce1">
            <text:p>Course Description:</text:p>
            <text:p>The content of course is to instruct students’ Frisbee skill by using step-by-step teaching method. Over the basic movement of the skilled is to enhance the students' interest in Frisbee game and enjoyment the fun of Frisbee. The rules and strategies of teaching Frisbee to emphasize that athletes must be legitimate competition in the scope of the rules through the sport of Frisbee to help students to obey the law, be law-abiding and cooperation spirit, Therefor, students are expected to develop the habit of exercise and to choice Frisbee as a lifetime of activity.</text:p>
          </table:table-cell>
          <table:table-cell table:number-columns-repeated="16361"/>
        </table:table-row>
        <table:table-row table:style-name="ro2">
          <table:table-cell office:value-type="float" office:value="1132" table:style-name="ce4">
            <text:p>1132</text:p>
          </table:table-cell>
          <table:table-cell office:value-type="string" table:style-name="ce1">
            <text:p>石雅文</text:p>
          </table:table-cell>
          <table:table-cell office:value-type="string" table:style-name="ce1">
            <text:p>111200303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身體評估</text:p>
          </table:table-cell>
          <table:table-cell office:value-type="string" table:style-name="ce1">
            <text:p>Physical Examination</text:p>
          </table:table-cell>
          <table:table-cell office:value-type="string" table:style-name="ce1">
            <text:p>石雅文</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414</text:p>
          </table:table-cell>
          <table:table-cell office:value-type="float" office:value="3" table:style-name="ce1">
            <text:p>3</text:p>
          </table:table-cell>
          <table:table-cell office:value-type="string" table:style-name="ce1">
            <text:p>8,9,10</text:p>
          </table:table-cell>
          <table:table-cell office:value-type="string" table:style-name="ce1">
            <text:p>修課限制：本系二技一般生</text:p>
          </table:table-cell>
          <table:table-cell office:value-type="string" table:style-name="ce1">
            <text:p>本課程旨在提供已具有解剖、生理、病理及心理學知識的學習者，學習身體評估之知識與技巧。課程目標在增進學生身體評估技術的正確性與完整性，進而培育學生關懷、溝通與合作的專業素養; 教學策略將針對不足之學理，進行澄清和討論，各項評估能力則利用角色扮演並藉由示教及分組練習，使學生能有系統的進行個案整體性的身體評估。課程內涵強調以人為本及整體觀，使學生能於設計的模擬情境中展現臨床決策、溝通能力、關懷與專業倫理，並應用於護理情境中。</text:p>
          </table:table-cell>
          <table:table-cell office:value-type="string" table:style-name="ce1">
            <text:p>This course is designed to provide students who already have knowledge of anatomy and physiology to learn the knowledge and skills of physical examination. The goal of the course is to improve the correctness and completeness of students' physical examination techniques, thereby develop students' professional qualities of care, communication, and cooperation. The teaching strategy will be to clarify and discuss deficiencies in academic theory, and to practice physical examination through role-play, demonstration, and group practice. Thereafter, students can systematically conduct a comprehensive physical examination of different cases. The content of the course emphasizes a person-centered and holistic view, enabling students to demonstrate clinical decision-making, communication skills, caring and professional ethics in designed simulated situations, and allow students to apply them in actual nursing situ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1200049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0</text:p>
          </table:table-cell>
          <table:table-cell office:value-type="float" office:value="5" table:style-name="ce1">
            <text:p>5</text:p>
          </table:table-cell>
          <table:table-cell office:value-type="string" table:style-name="ce1">
            <text:p>3,4</text:p>
          </table:table-cell>
          <table:table-cell office:value-type="string" table:style-name="ce1">
            <text:p>修課限制：本系二技一般生、本系四技一般生二年級以上、本系二技進修部、外系二技一般生、外系四技一般生二年級以上、外系二技進修部、本系學士後、跨校</text:p>
            <text:p>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text:s/>Pathogenesis of diseases will be discussed on the molecular basis to facilitate the understanding of difficult concepts. The content of this coursed are design to fit the requirement for who will be working in the field of nursing.<text:s text:c="3"/></text:p>
            <text:p>The curriculum is divided into 2 major parts: (1) General Pathology and (2) Systemic Pathology. <text:s text:c="5"/>General Pathology introduces the effects of exogenous injurious agents on the cells and tissues, and the resultant cellular changes, reactions and diseases. <text:s/>The contents include: introduction, cell injury and cell death, metabolic disturbances of the body fluids, immunologic disorders, inflammation and repair, neoplasia, genetic disorders, chemical and physical injuries and metabolic and nutritional diseases.<text:s text:c="4"/></text:p>
            <text:p>Systemic pathology discusses the etiology and pathogenesis of various disease entities from the aspects of each organ system. <text:s/>This covers the diseases of the cardiovascular system, <text:s/>the respiratory system, the digestive system, the musculoskeletal system and nervous system; <text:s text:c="2"/>the disorders of the endocrines, the kidneys, the male reproductive organs, the breast and the female reproductive organs and the skin.</text:p>
          </table:table-cell>
          <table:table-cell table:number-columns-repeated="16361"/>
        </table:table-row>
        <table:table-row table:style-name="ro2">
          <table:table-cell office:value-type="float" office:value="1132" table:style-name="ce4">
            <text:p>1132</text:p>
          </table:table-cell>
          <table:table-cell office:value-type="string" table:style-name="ce1">
            <text:p>翁逸奎</text:p>
          </table:table-cell>
          <table:table-cell office:value-type="string" table:style-name="ce1">
            <text:p>111200050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藥理學</text:p>
          </table:table-cell>
          <table:table-cell office:value-type="string" table:style-name="ce1">
            <text:p>Pharmacology</text:p>
          </table:table-cell>
          <table:table-cell office:value-type="string" table:style-name="ce1">
            <text:p>翁逸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0</text:p>
          </table:table-cell>
          <table:table-cell office:value-type="float" office:value="5" table:style-name="ce1">
            <text:p>5</text:p>
          </table:table-cell>
          <table:table-cell office:value-type="string" table:style-name="ce1">
            <text:p>1,2</text:p>
          </table:table-cell>
          <table:table-cell office:value-type="string" table:style-name="ce1">
            <text:p>1.修課限制：本系二技一般生、本系四技一般生二年級以上、本系二技進修部、學士後、本所本國生、（研究生下修，不計入畢業學分）</text:p>
            <text:p>2.本課程設定需有生理學基礎才可修。先修課程：生理學。</text:p>
          </table:table-cell>
          <table:table-cell office:value-type="string" table:style-name="ce1">
            <text:p>本課程之設計係以護理系學生為授課對象，課程內容著重以深入淺出之方式探討藥物之藥理作用機轉，並介紹與臨床應用有關之藥品動力、交互作用及藥物中毒之解毒等，課程內容包括：藥理學概論、 自主神經系統作用劑、影響內分泌及新陳代謝藥物、中樞神經作用劑、心臟血管疾病用藥以及化學療法藥物等。</text:p>
          </table:table-cell>
          <table:table-cell office:value-type="string" table:style-name="ce1">
            <text:p>The pharmacology is a two credit hours course and design especially for students majoring in nursing. This program emphasizes on the clinical applications and the action mechanisms of the most commonly used drug classes in the clinical practice. The program trends will start from more details and bring a completely concepts of each typical drug class. The subjects include autonomic neuropharmacology, autacoids, cardiovascular drugs, analgesics, anesthesia and drugs acting on the central nervous system, chemotherapy of microbial diseases and neoplastic disease, hormones and hormone antagonists and drugs acting on the blood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劉茹涵</text:p>
          </table:table-cell>
          <table:table-cell office:value-type="string" table:style-name="ce1">
            <text:p>111200302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劉茹涵,李怡賢,郭倩琳</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3" table:style-name="ce1">
            <text:p>3</text:p>
          </table:table-cell>
          <table:table-cell office:value-type="string" table:style-name="ce1">
            <text:p>6,7</text:p>
          </table:table-cell>
          <table:table-cell office:value-type="string" table:style-name="ce1">
            <text:p>修課限制：</text:p>
            <text:p>1.跨域課程。</text:p>
            <text:p>2.本系二技一般生、本系二技進修部、外系二技一般生、外系四技一般生、外系二技進修部。</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 art of caring, caring and nursing, critical attributes of communication, communication model and related factors. The course emphasizes self-refection, student will be able to integrate the knowledge, attitude and skills of communication and caring, to aware self’s pattern of communication, analyze the influences in daily life and nursing performance, willing to change, and demonstrate communication skill and caring in daily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李佳馨</text:p>
          </table:table-cell>
          <table:table-cell office:value-type="string" table:style-name="ce1">
            <text:p>111200032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 table:style-name="ce1">
            <text:p>32</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邏輯概論</text:p>
          </table:table-cell>
          <table:table-cell office:value-type="string" table:style-name="ce1">
            <text:p>Introduction to Logic</text:p>
          </table:table-cell>
          <table:table-cell office:value-type="string" table:style-name="ce1">
            <text:p>李佳馨</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4" table:style-name="ce1">
            <text:p>4</text:p>
          </table:table-cell>
          <table:table-cell office:value-type="string" table:style-name="ce1">
            <text:p>3,4</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邏輯涉及論證與推論，它的主要功用在於提供若干方法，使我們可據以區 別正確與不正確的推論（論證）。本課程係概論性質。在導論中，首先針對 本學科關鍵詞（推論、論證、命題、有效性……）給予一概念清晰的定義， 以明確界定邏輯的範圍。其次，為加強學習者在從事思考、溝通與討論的 過程中，能具體應用相關的知識，特專章介紹非形式謬誤及語言的陷阱。 傳統邏輯的基本內涵，如演繹法與歸納法，也是本課程的重點，包括定言 論證、假言論證、兩難法、類比法、枚舉歸納法等等。</text:p>
          </table:table-cell>
          <table:table-cell office:value-type="string" table:style-name="ce1">
            <text:p>Logic is a method of reasoning that means related to the argument and the inference. The primary function of Logic is to provide some methods by which we could distinguish between the correct and incorrect inference (arguments). Here belongs to a kind of general course. Within the introduction, we firstly point at the keywords of the discipline itself (e.g. inference, arguments, propositions, validity, etc.) and give them the clear definition in order to precisely define the extent of Logic. Secondly, for the purpose of enhancing the ability of the students whereby those who are able to concretely apply those relative knowledge in the way of thinking, communicating and discussing, there is thus one special part to introduce the informal fallacies and the other possible traps of the language. By any means, deduction and induction, which are both the basic contents of traditional Logic are of course our core subjects, including the categorical argument, the conditional argument, Dilemma, Analogy, and Induction by enumeration etc.</text:p>
          </table:table-cell>
          <table:table-cell table:number-columns-repeated="16361"/>
        </table:table-row>
        <table:table-row table:style-name="ro2">
          <table:table-cell office:value-type="float" office:value="1132" table:style-name="ce4">
            <text:p>1132</text:p>
          </table:table-cell>
          <table:table-cell office:value-type="string" table:style-name="ce1">
            <text:p>田政文</text:p>
          </table:table-cell>
          <table:table-cell office:value-type="string" table:style-name="ce1">
            <text:p>111201739011B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39" table:style-name="ce1">
            <text:p>1739</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體育-跑步訓練</text:p>
          </table:table-cell>
          <table:table-cell office:value-type="string" table:style-name="ce1">
            <text:p>PE-Running</text:p>
          </table:table-cell>
          <table:table-cell office:value-type="string" table:style-name="ce1">
            <text:p>田政文</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6,7</text:p>
          </table:table-cell>
          <table:table-cell office:value-type="string" table:style-name="ce1">
            <text:p>1.第一階段志願選，僅由健二一Ｃ、護二一Ｂ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跑步的基本動作，透過對跑步基本動作的熟練，進而提昇學生對跑步的興趣、享受跑步運動的樂趣。講授木球運動的規則及比賽策略。強調運動員必須在規則範圍內做合法的競賽，透過跑步運動來幫助學生守法、守分與合作的精神，並協助運動習慣的養成，期望學生能以跑步運動作為終身運動。</text:p>
          </table:table-cell>
          <table:table-cell office:value-type="string" table:style-name="ce1">
            <text:p>The content of course is to instruct students’ Running skill by using step-by-step teaching method. Over the basic movement of the skilled is to enhance the students' interest in Running and enjoyment the fun of Running l. The rules and strategies of teaching Running to emphasize that athletes must be legitimate competition in the scope of the rules through the sport of Running to help students to obey the law, be law-abiding and cooperation spirit, Therefor, students are expected to develop the habit of exercise and to choice Running as a lifetime of activity.</text:p>
          </table:table-cell>
          <table:table-cell table:number-columns-repeated="16361"/>
        </table:table-row>
        <table:table-row table:style-name="ro2">
          <table:table-cell office:value-type="float" office:value="1132" table:style-name="ce4">
            <text:p>1132</text:p>
          </table:table-cell>
          <table:table-cell office:value-type="string" table:style-name="ce1">
            <text:p>陳美玲</text:p>
          </table:table-cell>
          <table:table-cell office:value-type="string" table:style-name="ce1">
            <text:p>111200303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身體評估</text:p>
          </table:table-cell>
          <table:table-cell office:value-type="string" table:style-name="ce1">
            <text:p>Physical Examination</text:p>
          </table:table-cell>
          <table:table-cell office:value-type="string" table:style-name="ce1">
            <text:p>陳美玲</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414</text:p>
          </table:table-cell>
          <table:table-cell office:value-type="float" office:value="5" table:style-name="ce1">
            <text:p>5</text:p>
          </table:table-cell>
          <table:table-cell office:value-type="string" table:style-name="ce1">
            <text:p>2,3,4</text:p>
          </table:table-cell>
          <table:table-cell office:value-type="string" table:style-name="ce1">
            <text:p>修課限制：本系二技一般生</text:p>
          </table:table-cell>
          <table:table-cell office:value-type="string" table:style-name="ce1">
            <text:p>本課程旨在提供已具有解剖、生理、病理及心理學知識的學習者，學習身體評估之知識與技巧。課程目標在增進學生身體評估技術的正確性與完整性，進而培育學生關懷、溝通與合作的專業素養; 教學策略將針對不足之學理，進行澄清和討論，各項評估能力則利用角色扮演並藉由示教及分組練習，使學生能有系統的進行個案整體性的身體評估。課程內涵強調以人為本及整體觀，使學生能於設計的模擬情境中展現臨床決策、溝通能力、關懷與專業倫理，並應用於護理情境中。</text:p>
          </table:table-cell>
          <table:table-cell office:value-type="string" table:style-name="ce1">
            <text:p>This course is designed to provide students who already have knowledge of anatomy and physiology to learn the knowledge and skills of physical examination. The goal of the course is to improve the correctness and completeness of students' physical examination techniques, thereby develop students' professional qualities of care, communication, and cooperation. The teaching strategy will be to clarify and discuss deficiencies in academic theory, and to practice physical examination through role-play, demonstration, and group practice. Thereafter, students can systematically conduct a comprehensive physical examination of different cases. The content of the course emphasizes a person-centered and holistic view, enabling students to demonstrate clinical decision-making, communication skills, caring and professional ethics in designed simulated situations, and allow students to apply them in actual nursing situ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1200049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5" table:style-name="ce1">
            <text:p>5</text:p>
          </table:table-cell>
          <table:table-cell office:value-type="string" table:style-name="ce1">
            <text:p>6,7</text:p>
          </table:table-cell>
          <table:table-cell office:value-type="string" table:style-name="ce1">
            <text:p>修課限制：本系二技一般生、本系四技一般生二年級以上、本系二技進修部、外系二技一般生、外系四技一般生二年級以上、外系二技進修部、本系學士後、跨校</text:p>
            <text:p>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text:s/>Pathogenesis of diseases will be discussed on the molecular basis to facilitate the understanding of difficult concepts. The content of this coursed are design to fit the requirement for who will be working in the field of nursing.<text:s text:c="3"/></text:p>
            <text:p>The curriculum is divided into 2 major parts: (1) General Pathology and (2) Systemic Pathology. <text:s text:c="5"/>General Pathology introduces the effects of exogenous injurious agents on the cells and tissues, and the resultant cellular changes, reactions and diseases. <text:s/>The contents include: introduction, cell injury and cell death, metabolic disturbances of the body fluids, immunologic disorders, inflammation and repair, neoplasia, genetic disorders, chemical and physical injuries and metabolic and nutritional diseases.<text:s text:c="4"/></text:p>
            <text:p>Systemic pathology discusses the etiology and pathogenesis of various disease entities from the aspects of each organ system. <text:s/>This covers the diseases of the cardiovascular system, <text:s/>the respiratory system, the digestive system, the musculoskeletal system and nervous system; <text:s text:c="2"/>the disorders of the endocrines, the kidneys, the male reproductive organs, the breast and the female reproductive organs and the skin.</text:p>
          </table:table-cell>
          <table:table-cell table:number-columns-repeated="16361"/>
        </table:table-row>
        <table:table-row table:style-name="ro2">
          <table:table-cell office:value-type="float" office:value="1132" table:style-name="ce4">
            <text:p>1132</text:p>
          </table:table-cell>
          <table:table-cell office:value-type="string" table:style-name="ce1">
            <text:p>王健珍</text:p>
          </table:table-cell>
          <table:table-cell office:value-type="string" table:style-name="ce1">
            <text:p>111200050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藥理學</text:p>
          </table:table-cell>
          <table:table-cell office:value-type="string" table:style-name="ce1">
            <text:p>Pharmacology</text:p>
          </table:table-cell>
          <table:table-cell office:value-type="string" table:style-name="ce1">
            <text:p>王健珍</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5" table:style-name="ce1">
            <text:p>5</text:p>
          </table:table-cell>
          <table:table-cell office:value-type="string" table:style-name="ce1">
            <text:p>8,9</text:p>
          </table:table-cell>
          <table:table-cell office:value-type="string" table:style-name="ce1">
            <text:p>1.修課限制：本系二技一般生、本系四技一般生二年級以上、本系二技進修部、學士後、本所本國生、（研究生下修，不計入畢業學分）</text:p>
            <text:p>2.本課程設定需有生理學基礎才可修。先修課程：生理學。</text:p>
          </table:table-cell>
          <table:table-cell office:value-type="string" table:style-name="ce1">
            <text:p>本課程之設計係以護理系學生為授課對象，課程內容著重以深入淺出之方式探討藥物之藥理作用機轉，並介紹與臨床應用有關之藥品動力、交互作用及藥物中毒之解毒等，課程內容包括：藥理學概論、 自主神經系統作用劑、影響內分泌及新陳代謝藥物、中樞神經作用劑、心臟血管疾病用藥以及化學療法藥物等。</text:p>
          </table:table-cell>
          <table:table-cell office:value-type="string" table:style-name="ce1">
            <text:p>The pharmacology is a two credit hours course and design especially for students majoring in nursing. This program emphasizes on the clinical applications and the action mechanisms of the most commonly used drug classes in the clinical practice. The program trends will start from more details and bring a completely concepts of each typical drug class. The subjects include autonomic neuropharmacology, autacoids, cardiovascular drugs, analgesics, anesthesia and drugs acting on the central nervous system, chemotherapy of microbial diseases and neoplastic disease, hormones and hormone antagonists and drugs acting on the blood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林佑蓉</text:p>
          </table:table-cell>
          <table:table-cell office:value-type="string" table:style-name="ce1">
            <text:p>111200302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林佑蓉,高千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4" table:style-name="ce1">
            <text:p>4</text:p>
          </table:table-cell>
          <table:table-cell office:value-type="string" table:style-name="ce1">
            <text:p>3,4</text:p>
          </table:table-cell>
          <table:table-cell office:value-type="string" table:style-name="ce1">
            <text:p>修課限制：</text:p>
            <text:p>1.跨域課程。</text:p>
            <text:p>2.本系二技一般生、本系二技進修部、外系二技一般生、外系四技一般生、外系二技進修部。</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 art of caring, caring and nursing, critical attributes of communication, communication model and related factors. The course emphasizes self-refection, student will be able to integrate the knowledge, attitude and skills of communication and caring, to aware self’s pattern of communication, analyze the influences in daily life and nursing performance, willing to change, and demonstrate communication skill and caring in daily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李佳馨</text:p>
          </table:table-cell>
          <table:table-cell office:value-type="string" table:style-name="ce1">
            <text:p>111200032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 table:style-name="ce1">
            <text:p>32</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邏輯概論</text:p>
          </table:table-cell>
          <table:table-cell office:value-type="string" table:style-name="ce1">
            <text:p>Introduction to Logic</text:p>
          </table:table-cell>
          <table:table-cell office:value-type="string" table:style-name="ce1">
            <text:p>李佳馨</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4" table:style-name="ce1">
            <text:p>4</text:p>
          </table:table-cell>
          <table:table-cell office:value-type="string" table:style-name="ce1">
            <text:p>1,2</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邏輯涉及論證與推論，它的主要功用在於提供若干方法，使我們可據以區 別正確與不正確的推論（論證）。本課程係概論性質。在導論中，首先針對 本學科關鍵詞（推論、論證、命題、有效性……）給予一概念清晰的定義， 以明確界定邏輯的範圍。其次，為加強學習者在從事思考、溝通與討論的 過程中，能具體應用相關的知識，特專章介紹非形式謬誤及語言的陷阱。 傳統邏輯的基本內涵，如演繹法與歸納法，也是本課程的重點，包括定言 論證、假言論證、兩難法、類比法、枚舉歸納法等等。</text:p>
          </table:table-cell>
          <table:table-cell office:value-type="string" table:style-name="ce1">
            <text:p>Logic is a method of reasoning that means related to the argument and the inference. The primary function of Logic is to provide some methods by which we could distinguish between the correct and incorrect inference (arguments). Here belongs to a kind of general course. Within the introduction, we firstly point at the keywords of the discipline itself (e.g. inference, arguments, propositions, validity, etc.) and give them the clear definition in order to precisely define the extent of Logic. Secondly, for the purpose of enhancing the ability of the students whereby those who are able to concretely apply those relative knowledge in the way of thinking, communicating and discussing, there is thus one special part to introduce the informal fallacies and the other possible traps of the language. By any means, deduction and induction, which are both the basic contents of traditional Logic are of course our core subjects, including the categorical argument, the conditional argument, Dilemma, Analogy, and Induction by enumeration etc.</text:p>
          </table:table-cell>
          <table:table-cell table:number-columns-repeated="16361"/>
        </table:table-row>
        <table:table-row table:style-name="ro2">
          <table:table-cell office:value-type="float" office:value="1132" table:style-name="ce4">
            <text:p>1132</text:p>
          </table:table-cell>
          <table:table-cell office:value-type="string" table:style-name="ce1">
            <text:p>曹健仲</text:p>
          </table:table-cell>
          <table:table-cell office:value-type="string" table:style-name="ce1">
            <text:p>111201714011C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14" table:style-name="ce1">
            <text:p>1714</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體育-羽球3</text:p>
          </table:table-cell>
          <table:table-cell office:value-type="string" table:style-name="ce1">
            <text:p>PE-Badminton3</text:p>
          </table:table-cell>
          <table:table-cell office:value-type="string" table:style-name="ce1">
            <text:p>曹健仲</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6,7</text:p>
          </table:table-cell>
          <table:table-cell office:value-type="string" table:style-name="ce1">
            <text:p>1.第一階段志願選，僅由護二一Ｄ、護二一Ｃ、休四三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雙打常用技術及比賽概念的介紹，引導學生體驗羽球雙打比賽的奧妙。授課內容包括發球、網邊球、挑球、切球、平擊球、高遠球、殺球、球路組合、雙打站位、比賽規則與戰術介紹及實際比賽體驗。</text:p>
          </table:table-cell>
          <table:table-cell office:value-type="string" table:style-name="ce1">
            <text:p>This program leads students to experience the secret of badminton doubles through the introduction of the common skills and game concept of badminton doubles. Course content includes service, drop shot, lobs, cut, drive, clear, smashes, technique combination, doubles standing position, game rules, tactic introduction and actual experience of games</text:p>
          </table:table-cell>
          <table:table-cell table:number-columns-repeated="16361"/>
        </table:table-row>
        <table:table-row table:style-name="ro2">
          <table:table-cell office:value-type="float" office:value="1132" table:style-name="ce4">
            <text:p>1132</text:p>
          </table:table-cell>
          <table:table-cell office:value-type="string" table:style-name="ce1">
            <text:p>謝雨珊</text:p>
          </table:table-cell>
          <table:table-cell office:value-type="string" table:style-name="ce1">
            <text:p>111200303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身體評估</text:p>
          </table:table-cell>
          <table:table-cell office:value-type="string" table:style-name="ce1">
            <text:p>Physical Examination</text:p>
          </table:table-cell>
          <table:table-cell office:value-type="string" table:style-name="ce1">
            <text:p>謝雨珊</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420</text:p>
          </table:table-cell>
          <table:table-cell office:value-type="float" office:value="3" table:style-name="ce1">
            <text:p>3</text:p>
          </table:table-cell>
          <table:table-cell office:value-type="string" table:style-name="ce1">
            <text:p>8,9,10</text:p>
          </table:table-cell>
          <table:table-cell office:value-type="string" table:style-name="ce1">
            <text:p>修課限制：本系二技一般生、本系二技進修部、本所(本國生)</text:p>
          </table:table-cell>
          <table:table-cell office:value-type="string" table:style-name="ce1">
            <text:p>本課程旨在提供已具有解剖、生理、病理及心理學知識的學習者，學習身體評估之知識與技巧。課程目標在增進學生身體評估技術的正確性與完整性，進而培育學生關懷、溝通與合作的專業素養; 教學策略將針對不足之學理，進行澄清和討論，各項評估能力則利用角色扮演並藉由示教及分組練習，使學生能有系統的進行個案整體性的身體評估。課程內涵強調以人為本及整體觀，使學生能於設計的模擬情境中展現臨床決策、溝通能力、關懷與專業倫理，並應用於護理情境中。</text:p>
          </table:table-cell>
          <table:table-cell office:value-type="string" table:style-name="ce1">
            <text:p>This course is designed to provide students who already have knowledge of anatomy and physiology to learn the knowledge and skills of physical examination. The goal of the course is to improve the correctness and completeness of students' physical examination techniques, thereby develop students' professional qualities of care, communication, and cooperation. The teaching strategy will be to clarify and discuss deficiencies in academic theory, and to practice physical examination through role-play, demonstration, and group practice. Thereafter, students can systematically conduct a comprehensive physical examination of different cases. The content of the course emphasizes a person-centered and holistic view, enabling students to demonstrate clinical decision-making, communication skills, caring and professional ethics in designed simulated situations, and allow students to apply them in actual nursing situ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1200049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4" table:style-name="ce1">
            <text:p>4</text:p>
          </table:table-cell>
          <table:table-cell office:value-type="string" table:style-name="ce1">
            <text:p>3,4</text:p>
          </table:table-cell>
          <table:table-cell office:value-type="string" table:style-name="ce1">
            <text:p>修課限制：本系二技一般生、本系四技一般生二年級以上、本系二技進修部、外系二技一般生、外系四技一般生二年級以上、外系二技進修部、本系學士後、跨校</text:p>
            <text:p>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text:s/>Pathogenesis of diseases will be discussed on the molecular basis to facilitate the understanding of difficult concepts. The content of this coursed are design to fit the requirement for who will be working in the field of nursing.<text:s text:c="3"/></text:p>
            <text:p>The curriculum is divided into 2 major parts: (1) General Pathology and (2) Systemic Pathology. <text:s text:c="5"/>General Pathology introduces the effects of exogenous injurious agents on the cells and tissues, and the resultant cellular changes, reactions and diseases. <text:s/>The contents include: introduction, cell injury and cell death, metabolic disturbances of the body fluids, immunologic disorders, inflammation and repair, neoplasia, genetic disorders, chemical and physical injuries and metabolic and nutritional diseases.<text:s text:c="4"/></text:p>
            <text:p>Systemic pathology discusses the etiology and pathogenesis of various disease entities from the aspects of each organ system. <text:s/>This covers the diseases of the cardiovascular system, <text:s/>the respiratory system, the digestive system, the musculoskeletal system and nervous system; <text:s text:c="2"/>the disorders of the endocrines, the kidneys, the male reproductive organs, the breast and the female reproductive organs and the skin.</text:p>
          </table:table-cell>
          <table:table-cell table:number-columns-repeated="16361"/>
        </table:table-row>
        <table:table-row table:style-name="ro2">
          <table:table-cell office:value-type="float" office:value="1132" table:style-name="ce4">
            <text:p>1132</text:p>
          </table:table-cell>
          <table:table-cell office:value-type="string" table:style-name="ce1">
            <text:p>翁逸奎</text:p>
          </table:table-cell>
          <table:table-cell office:value-type="string" table:style-name="ce1">
            <text:p>111200050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藥理學</text:p>
          </table:table-cell>
          <table:table-cell office:value-type="string" table:style-name="ce1">
            <text:p>Pharmacology</text:p>
          </table:table-cell>
          <table:table-cell office:value-type="string" table:style-name="ce1">
            <text:p>翁逸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9</text:p>
          </table:table-cell>
          <table:table-cell office:value-type="float" office:value="4" table:style-name="ce1">
            <text:p>4</text:p>
          </table:table-cell>
          <table:table-cell office:value-type="string" table:style-name="ce1">
            <text:p>1,2</text:p>
          </table:table-cell>
          <table:table-cell office:value-type="string" table:style-name="ce1">
            <text:p>1.修課限制：本系二技一般生、本系四技一般生二年級以上、本系二技進修部、學士後、本所本國生、（研究生下修，不計入畢業學分）</text:p>
            <text:p>2.本課程設定需有生理學基礎才可修。先修課程：生理學。</text:p>
          </table:table-cell>
          <table:table-cell office:value-type="string" table:style-name="ce1">
            <text:p>本課程之設計係以護理系學生為授課對象，課程內容著重以深入淺出之方式探討藥物之藥理作用機轉，並介紹與臨床應用有關之藥品動力、交互作用及藥物中毒之解毒等，課程內容包括：藥理學概論、 自主神經系統作用劑、影響內分泌及新陳代謝藥物、中樞神經作用劑、心臟血管疾病用藥以及化學療法藥物等。</text:p>
          </table:table-cell>
          <table:table-cell office:value-type="string" table:style-name="ce1">
            <text:p>The pharmacology is a two credit hours course and design especially for students majoring in nursing. This program emphasizes on the clinical applications and the action mechanisms of the most commonly used drug classes in the clinical practice. The program trends will start from more details and bring a completely concepts of each typical drug class. The subjects include autonomic neuropharmacology, autacoids, cardiovascular drugs, analgesics, anesthesia and drugs acting on the central nervous system, chemotherapy of microbial diseases and neoplastic disease, hormones and hormone antagonists and drugs acting on the blood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江逸萱</text:p>
          </table:table-cell>
          <table:table-cell office:value-type="string" table:style-name="ce1">
            <text:p>111200302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江逸萱,郭倩琳</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4</text:p>
          </table:table-cell>
          <table:table-cell office:value-type="float" office:value="5" table:style-name="ce1">
            <text:p>5</text:p>
          </table:table-cell>
          <table:table-cell office:value-type="string" table:style-name="ce1">
            <text:p>3,4</text:p>
          </table:table-cell>
          <table:table-cell office:value-type="string" table:style-name="ce1">
            <text:p>修課限制：</text:p>
            <text:p>1.跨域課程。</text:p>
            <text:p>2.本系二技一般生、本系二技進修部、外系二技一般生、外系四技一般生、外系二技進修部。</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 art of caring, caring and nursing, critical attributes of communication, communication model and related factors. The course emphasizes self-refection, student will be able to integrate the knowledge, attitude and skills of communication and caring, to aware self’s pattern of communication, analyze the influences in daily life and nursing performance, willing to change, and demonstrate communication skill and caring in daily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戴宇光</text:p>
          </table:table-cell>
          <table:table-cell office:value-type="string" table:style-name="ce1">
            <text:p>111200032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 table:style-name="ce1">
            <text:p>32</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邏輯概論</text:p>
          </table:table-cell>
          <table:table-cell office:value-type="string" table:style-name="ce1">
            <text:p>Introduction to Logic</text:p>
          </table:table-cell>
          <table:table-cell office:value-type="string" table:style-name="ce1">
            <text:p>戴宇光</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4</text:p>
          </table:table-cell>
          <table:table-cell office:value-type="float" office:value="5" table:style-name="ce1">
            <text:p>5</text:p>
          </table:table-cell>
          <table:table-cell office:value-type="string" table:style-name="ce1">
            <text:p>1,2</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邏輯涉及論證與推論，它的主要功用在於提供若干方法，使我們可據以區 別正確與不正確的推論（論證）。本課程係概論性質。在導論中，首先針對 本學科關鍵詞（推論、論證、命題、有效性……）給予一概念清晰的定義， 以明確界定邏輯的範圍。其次，為加強學習者在從事思考、溝通與討論的 過程中，能具體應用相關的知識，特專章介紹非形式謬誤及語言的陷阱。 傳統邏輯的基本內涵，如演繹法與歸納法，也是本課程的重點，包括定言 論證、假言論證、兩難法、類比法、枚舉歸納法等等。</text:p>
          </table:table-cell>
          <table:table-cell office:value-type="string" table:style-name="ce1">
            <text:p>Logic is a method of reasoning that means related to the argument and the inference. The primary function of Logic is to provide some methods by which we could distinguish between the correct and incorrect inference (arguments). Here belongs to a kind of general course. Within the introduction, we firstly point at the keywords of the discipline itself (e.g. inference, arguments, propositions, validity, etc.) and give them the clear definition in order to precisely define the extent of Logic. Secondly, for the purpose of enhancing the ability of the students whereby those who are able to concretely apply those relative knowledge in the way of thinking, communicating and discussing, there is thus one special part to introduce the informal fallacies and the other possible traps of the language. By any means, deduction and induction, which are both the basic contents of traditional Logic are of course our core subjects, including the categorical argument, the conditional argument, Dilemma, Analogy, and Induction by enumeration etc.</text:p>
          </table:table-cell>
          <table:table-cell table:number-columns-repeated="16361"/>
        </table:table-row>
        <table:table-row table:style-name="ro2">
          <table:table-cell office:value-type="float" office:value="1132" table:style-name="ce4">
            <text:p>1132</text:p>
          </table:table-cell>
          <table:table-cell office:value-type="string" table:style-name="ce1">
            <text:p>張寧</text:p>
          </table:table-cell>
          <table:table-cell office:value-type="string" table:style-name="ce1">
            <text:p>111201721011D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21" table:style-name="ce1">
            <text:p>1721</text:p>
          </table:table-cell>
          <table:table-cell office:value-type="float" office:value="1" table:style-name="ce1">
            <text:p>1</text:p>
          </table:table-cell>
          <table:table-cell office:value-type="float" office:value="1" table:style-name="ce1">
            <text:p>1</text:p>
          </table:table-cell>
          <table:table-cell office:value-type="string" table:style-name="ce1">
            <text:p>D0</text:p>
          </table:table-cell>
          <table:table-cell office:value-type="string" table:style-name="ce1">
            <text:p>體育-排球2</text:p>
          </table:table-cell>
          <table:table-cell office:value-type="string" table:style-name="ce1">
            <text:p>PE-Volleyball2</text:p>
          </table:table-cell>
          <table:table-cell office:value-type="string" table:style-name="ce1">
            <text:p>張寧</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6,7</text:p>
          </table:table-cell>
          <table:table-cell office:value-type="string" table:style-name="ce1">
            <text:p>1.第一階段志願選，僅由護二一Ｄ、護二一Ｃ、休四三Ａ互相跨班選課。</text:p>
            <text:p>2.第二階段加退選，開放全校二技一般生及四技一般生選課。</text:p>
            <text:p>3.上課地點請洽體育室，一學期至多修習2門必修體育。</text:p>
          </table:table-cell>
          <table:table-cell office:value-type="string" table:style-name="ce1">
            <text:p>本課程透過攻防系統介紹與練習、團隊攻防練習、比賽系統介紹與練習等，使學生體會排球是項有趣的團隊運動，瞭解比賽場地設備和比賽規則。課程內容包含個人或多人的進攻與防守技術、戰術學習與運用，在比賽中培養學生的集體行動團結合作精神，進而達到增進友誼和同學間之情感，並享受比賽帶來的競爭與樂趣。</text:p>
          </table:table-cell>
          <table:table-cell office:value-type="string" table:style-name="ce1">
            <text:p>This course is through the introduction and practice of offensive-defensive system, group offensive-defensive practice, game system introduction and practice etc., to have students experience that volleyball is an interesting group sports, and understand game fields, equipment and the rules of game . Curriculum includes individual or group offensive and defensive techniques, the learning and application of tactics, establishing the spirit of team work through games so that to strengthen the friendship among classmates and enjoy the competition and fun with games.</text:p>
          </table:table-cell>
          <table:table-cell table:number-columns-repeated="16361"/>
        </table:table-row>
        <table:table-row table:style-name="ro2">
          <table:table-cell office:value-type="float" office:value="1132" table:style-name="ce4">
            <text:p>1132</text:p>
          </table:table-cell>
          <table:table-cell office:value-type="string" table:style-name="ce1">
            <text:p>簡翠薇</text:p>
          </table:table-cell>
          <table:table-cell office:value-type="float" office:value="111200303011" table:style-name="ce1">
            <text:p>1.11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身體評估</text:p>
          </table:table-cell>
          <table:table-cell office:value-type="string" table:style-name="ce1">
            <text:p>Physical Examination</text:p>
          </table:table-cell>
          <table:table-cell office:value-type="string" table:style-name="ce1">
            <text:p>簡翠薇,張靜芬</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420</text:p>
          </table:table-cell>
          <table:table-cell office:value-type="float" office:value="5" table:style-name="ce1">
            <text:p>5</text:p>
          </table:table-cell>
          <table:table-cell office:value-type="string" table:style-name="ce1">
            <text:p>2,3,4</text:p>
          </table:table-cell>
          <table:table-cell office:value-type="string" table:style-name="ce1">
            <text:p>修課限制：本系二技一般生、本系二技進修部、本所(本國生)</text:p>
          </table:table-cell>
          <table:table-cell office:value-type="string" table:style-name="ce1">
            <text:p>本課程旨在提供已具有解剖、生理、病理及心理學知識的學習者，學習身體評估之知識與技巧。課程目標在增進學生身體評估技術的正確性與完整性，進而培育學生關懷、溝通與合作的專業素養; 教學策略將針對不足之學理，進行澄清和討論，各項評估能力則利用角色扮演並藉由示教及分組練習，使學生能有系統的進行個案整體性的身體評估。課程內涵強調以人為本及整體觀，使學生能於設計的模擬情境中展現臨床決策、溝通能力、關懷與專業倫理，並應用於護理情境中。</text:p>
          </table:table-cell>
          <table:table-cell office:value-type="string" table:style-name="ce1">
            <text:p>This course is designed to provide students who already have knowledge of anatomy and physiology to learn the knowledge and skills of physical examination. The goal of the course is to improve the correctness and completeness of students' physical examination techniques, thereby develop students' professional qualities of care, communication, and cooperation. The teaching strategy will be to clarify and discuss deficiencies in academic theory, and to practice physical examination through role-play, demonstration, and group practice. Thereafter, students can systematically conduct a comprehensive physical examination of different cases. The content of the course emphasizes a person-centered and holistic view, enabling students to demonstrate clinical decision-making, communication skills, caring and professional ethics in designed simulated situations, and allow students to apply them in actual nursing situ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float" office:value="111200049011" table:style-name="ce1">
            <text:p>1.11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0</text:p>
          </table:table-cell>
          <table:table-cell office:value-type="float" office:value="4" table:style-name="ce1">
            <text:p>4</text:p>
          </table:table-cell>
          <table:table-cell office:value-type="string" table:style-name="ce1">
            <text:p>1,2</text:p>
          </table:table-cell>
          <table:table-cell office:value-type="string" table:style-name="ce1">
            <text:p>修課限制：本系二技一般生、本系四技一般生二年級以上、本系二技進修部、外系二技一般生、外系四技一般生二年級以上、外系二技進修部、本系學士後、跨校</text:p>
            <text:p>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text:s/>Pathogenesis of diseases will be discussed on the molecular basis to facilitate the understanding of difficult concepts. The content of this coursed are design to fit the requirement for who will be working in the field of nursing.<text:s text:c="3"/></text:p>
            <text:p>The curriculum is divided into 2 major parts: (1) General Pathology and (2) Systemic Pathology. <text:s text:c="5"/>General Pathology introduces the effects of exogenous injurious agents on the cells and tissues, and the resultant cellular changes, reactions and diseases. <text:s/>The contents include: introduction, cell injury and cell death, metabolic disturbances of the body fluids, immunologic disorders, inflammation and repair, neoplasia, genetic disorders, chemical and physical injuries and metabolic and nutritional diseases.<text:s text:c="4"/></text:p>
            <text:p>Systemic pathology discusses the etiology and pathogenesis of various disease entities from the aspects of each organ system. <text:s/>This covers the diseases of the cardiovascular system, <text:s/>the respiratory system, the digestive system, the musculoskeletal system and nervous system; <text:s text:c="2"/>the disorders of the endocrines, the kidneys, the male reproductive organs, the breast and the female reproductive organs and the skin.</text:p>
          </table:table-cell>
          <table:table-cell table:number-columns-repeated="16361"/>
        </table:table-row>
        <table:table-row table:style-name="ro2">
          <table:table-cell office:value-type="float" office:value="1132" table:style-name="ce4">
            <text:p>1132</text:p>
          </table:table-cell>
          <table:table-cell office:value-type="string" table:style-name="ce1">
            <text:p>翁逸奎</text:p>
          </table:table-cell>
          <table:table-cell office:value-type="float" office:value="111200050011" table:style-name="ce1">
            <text:p>1.11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藥理學</text:p>
          </table:table-cell>
          <table:table-cell office:value-type="string" table:style-name="ce1">
            <text:p>Pharmacology</text:p>
          </table:table-cell>
          <table:table-cell office:value-type="string" table:style-name="ce1">
            <text:p>翁逸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0</text:p>
          </table:table-cell>
          <table:table-cell office:value-type="float" office:value="4" table:style-name="ce1">
            <text:p>4</text:p>
          </table:table-cell>
          <table:table-cell office:value-type="string" table:style-name="ce1">
            <text:p>3,4</text:p>
          </table:table-cell>
          <table:table-cell office:value-type="string" table:style-name="ce1">
            <text:p>1.修課限制：本系二技一般生、本系四技一般生二年級以上、本系二技進修部、學士後、本所本國生、（研究生下修，不計入畢業學分）</text:p>
            <text:p>2.本課程設定需有生理學基礎才可修。先修課程：生理學。</text:p>
          </table:table-cell>
          <table:table-cell office:value-type="string" table:style-name="ce1">
            <text:p>本課程之設計係以護理系學生為授課對象，課程內容著重以深入淺出之方式探討藥物之藥理作用機轉，並介紹與臨床應用有關之藥品動力、交互作用及藥物中毒之解毒等，課程內容包括：藥理學概論、 自主神經系統作用劑、影響內分泌及新陳代謝藥物、中樞神經作用劑、心臟血管疾病用藥以及化學療法藥物等。</text:p>
          </table:table-cell>
          <table:table-cell office:value-type="string" table:style-name="ce1">
            <text:p>The pharmacology is a two credit hours course and design especially for students majoring in nursing. This program emphasizes on the clinical applications and the action mechanisms of the most commonly used drug classes in the clinical practice. The program trends will start from more details and bring a completely concepts of each typical drug class. The subjects include autonomic neuropharmacology, autacoids, cardiovascular drugs, analgesics, anesthesia and drugs acting on the central nervous system, chemotherapy of microbial diseases and neoplastic disease, hormones and hormone antagonists and drugs acting on the blood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陳淑溫</text:p>
          </table:table-cell>
          <table:table-cell office:value-type="float" office:value="111200302011" table:style-name="ce1">
            <text:p>1.11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陳淑溫,高千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3" table:style-name="ce1">
            <text:p>3</text:p>
          </table:table-cell>
          <table:table-cell office:value-type="string" table:style-name="ce1">
            <text:p>1,2</text:p>
          </table:table-cell>
          <table:table-cell office:value-type="string" table:style-name="ce1">
            <text:p>修課限制：</text:p>
            <text:p>1.跨域課程。</text:p>
            <text:p>2.本系二技一般生、本系二技進修部、外系二技一般生、外系四技一般生、外系二技進修部。</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 art of caring, caring and nursing, critical attributes of communication, communication model and related factors. The course emphasizes self-refection, student will be able to integrate the knowledge, attitude and skills of communication and caring, to aware self’s pattern of communication, analyze the influences in daily life and nursing performance, willing to change, and demonstrate communication skill and caring in daily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李佳馨</text:p>
          </table:table-cell>
          <table:table-cell office:value-type="float" office:value="111200032011" table:style-name="ce1">
            <text:p>1.11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 table:style-name="ce1">
            <text:p>32</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邏輯概論</text:p>
          </table:table-cell>
          <table:table-cell office:value-type="string" table:style-name="ce1">
            <text:p>Introduction to Logic</text:p>
          </table:table-cell>
          <table:table-cell office:value-type="string" table:style-name="ce1">
            <text:p>李佳馨</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3" table:style-name="ce1">
            <text:p>3</text:p>
          </table:table-cell>
          <table:table-cell office:value-type="string" table:style-name="ce1">
            <text:p>6,7</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邏輯涉及論證與推論，它的主要功用在於提供若干方法，使我們可據以區 別正確與不正確的推論（論證）。本課程係概論性質。在導論中，首先針對 本學科關鍵詞（推論、論證、命題、有效性……）給予一概念清晰的定義， 以明確界定邏輯的範圍。其次，為加強學習者在從事思考、溝通與討論的 過程中，能具體應用相關的知識，特專章介紹非形式謬誤及語言的陷阱。 傳統邏輯的基本內涵，如演繹法與歸納法，也是本課程的重點，包括定言 論證、假言論證、兩難法、類比法、枚舉歸納法等等。</text:p>
          </table:table-cell>
          <table:table-cell office:value-type="string" table:style-name="ce1">
            <text:p>Logic is a method of reasoning that means related to the argument and the inference. The primary function of Logic is to provide some methods by which we could distinguish between the correct and incorrect inference (arguments). Here belongs to a kind of general course. Within the introduction, we firstly point at the keywords of the discipline itself (e.g. inference, arguments, propositions, validity, etc.) and give them the clear definition in order to precisely define the extent of Logic. Secondly, for the purpose of enhancing the ability of the students whereby those who are able to concretely apply those relative knowledge in the way of thinking, communicating and discussing, there is thus one special part to introduce the informal fallacies and the other possible traps of the language. By any means, deduction and induction, which are both the basic contents of traditional Logic are of course our core subjects, including the categorical argument, the conditional argument, Dilemma, Analogy, and Induction by enumeration etc.</text:p>
          </table:table-cell>
          <table:table-cell table:number-columns-repeated="16361"/>
        </table:table-row>
        <table:table-row table:style-name="ro2">
          <table:table-cell office:value-type="float" office:value="1132" table:style-name="ce4">
            <text:p>1132</text:p>
          </table:table-cell>
          <table:table-cell office:value-type="string" table:style-name="ce1">
            <text:p>曹健仲</text:p>
          </table:table-cell>
          <table:table-cell office:value-type="float" office:value="111201713011" table:style-name="ce1">
            <text:p>1.11202E+1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13" table:style-name="ce1">
            <text:p>1713</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體育-羽球2</text:p>
          </table:table-cell>
          <table:table-cell office:value-type="string" table:style-name="ce1">
            <text:p>PE-Badminton2</text:p>
          </table:table-cell>
          <table:table-cell office:value-type="string" table:style-name="ce1">
            <text:p>曹健仲</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8,9</text:p>
          </table:table-cell>
          <table:table-cell office:value-type="string" table:style-name="ce1">
            <text:p>1.第一階段志願選，僅由護二一Ａ、護二一Ｅ、運四一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基本技能及相關知識的介紹，幫助學生認識羽球活動的各種技巧，並以引導學生充分運動及享受羽球運動樂趣為主軸，建立學生終身運動之基礎。授課內容包括單、雙打比賽技能與比賽觀念、比賽規則演變與羽壇現況的講解，以及實際引導學生體驗各種不同形式的比賽，使學生建立對羽球活動的基本技能與終身興趣。</text:p>
          </table:table-cell>
          <table:table-cell office:value-type="string" table:style-name="ce1">
            <text:p>This course is to help students know the various skills of badminton activities through the introduction of badminton basic skills and related knowledge aiming to have students fully exercise and enjoy the fun of badminton, and establish the foundation for lifelong exercise. Curriculum includes game techniques of singles and doubles and the explanation of game concepts, game rule evolution and status of badminton development, and to actually lead students to experience games of different forms, and establish the fundamental techniques and lifelong interest of badmintons.</text:p>
          </table:table-cell>
          <table:table-cell table:number-columns-repeated="16361"/>
        </table:table-row>
        <table:table-row table:style-name="ro2">
          <table:table-cell office:value-type="float" office:value="1132" table:style-name="ce4">
            <text:p>1132</text:p>
          </table:table-cell>
          <table:table-cell office:value-type="string" table:style-name="ce1">
            <text:p>張靜芬</text:p>
          </table:table-cell>
          <table:table-cell office:value-type="string" table:style-name="ce1">
            <text:p>111200375011Z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75" table:style-name="ce1">
            <text:p>375</text:p>
          </table:table-cell>
          <table:table-cell office:value-type="float" office:value="1" table:style-name="ce1">
            <text:p>1</text:p>
          </table:table-cell>
          <table:table-cell office:value-type="float" office:value="1" table:style-name="ce1">
            <text:p>1</text:p>
          </table:table-cell>
          <table:table-cell office:value-type="string" table:style-name="ce1">
            <text:p>Z0</text:p>
          </table:table-cell>
          <table:table-cell office:value-type="string" table:style-name="ce1">
            <text:p>內外科護理</text:p>
          </table:table-cell>
          <table:table-cell office:value-type="string" table:style-name="ce1">
            <text:p>Medical-Surgical Nursing</text:p>
          </table:table-cell>
          <table:table-cell office:value-type="string" table:style-name="ce1">
            <text:p>張靜芬,林梅香,李梅琛,廖珮宏</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1" table:style-name="ce1">
            <text:p>1</text:p>
          </table:table-cell>
          <table:table-cell office:value-type="string" table:style-name="ce1">
            <text:p>1,2,3,4</text:p>
          </table:table-cell>
          <table:table-cell office:value-type="string" table:style-name="ce1">
            <text:p>修課限制：本系二技一般生一年級、本所本國生、書面選課，2/17-4/1(第1~7周)。</text:p>
          </table:table-cell>
          <table:table-cell office:value-type="string" table:style-name="ce1">
            <text:p>本課程旨在培養學生運用批判性思考及護理過程技能於臨床照護對象照顧，重點在於增進學生統整運用內外科護理學知識，著重感染控制、慢性疾病照護，進行病人整體需要之評估，分析與確立照護對象的健康問題，並依照護對象的身心狀況及個別需要，提供具關懷態度之專業護理服務。透過小組分組討論方式，培養學生主動學習及與他人合作學習的能力，藉由案例分析學習全人照護、辨識臨床常見的倫理困境、體認護理人員在內外科護理情境中可扮演的角色與功能，並對未來臨床實務發展趨勢進一步認識。</text:p>
          </table:table-cell>
          <table:table-cell office:value-type="string" table:style-name="ce1">
            <text:p>This course is designed to train the students to apply critical thinking skills and nursing procedures on the clinical practice. The key point is to enhance their skill of integrating medical and surgical nursing knowledge, especially for infection control and chronic illness and conduct the needed medical and surgical evaluations for patients. At the same time, they should be able to analyze patients’ health problems and their consequences, and provide professional nursing services based on each patient’s physical/psychological development and individual needs. Through group discussion, this course cultivates students’ skills of active learning and team work. Through cases analysis, students will learn about holistic care, nurses’ possible roles and functions in medical and surgical fields as well as the futur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張靜芬</text:p>
          </table:table-cell>
          <table:table-cell office:value-type="string" table:style-name="ce1">
            <text:p>111200375011Z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75" table:style-name="ce1">
            <text:p>375</text:p>
          </table:table-cell>
          <table:table-cell office:value-type="float" office:value="1" table:style-name="ce1">
            <text:p>1</text:p>
          </table:table-cell>
          <table:table-cell office:value-type="float" office:value="1" table:style-name="ce1">
            <text:p>1</text:p>
          </table:table-cell>
          <table:table-cell office:value-type="string" table:style-name="ce1">
            <text:p>Z0</text:p>
          </table:table-cell>
          <table:table-cell office:value-type="string" table:style-name="ce1">
            <text:p>內外科護理</text:p>
          </table:table-cell>
          <table:table-cell office:value-type="string" table:style-name="ce1">
            <text:p>Medical-Surgical Nursing</text:p>
          </table:table-cell>
          <table:table-cell office:value-type="string" table:style-name="ce1">
            <text:p>張靜芬,林梅香,李梅琛,廖珮宏</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B315</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一年級、本所本國生、書面選課，2/17-4/1(第1~7周)。</text:p>
          </table:table-cell>
          <table:table-cell office:value-type="string" table:style-name="ce1">
            <text:p>本課程旨在培養學生運用批判性思考及護理過程技能於臨床照護對象照顧，重點在於增進學生統整運用內外科護理學知識，著重感染控制、慢性疾病照護，進行病人整體需要之評估，分析與確立照護對象的健康問題，並依照護對象的身心狀況及個別需要，提供具關懷態度之專業護理服務。透過小組分組討論方式，培養學生主動學習及與他人合作學習的能力，藉由案例分析學習全人照護、辨識臨床常見的倫理困境、體認護理人員在內外科護理情境中可扮演的角色與功能，並對未來臨床實務發展趨勢進一步認識。</text:p>
          </table:table-cell>
          <table:table-cell office:value-type="string" table:style-name="ce1">
            <text:p>This course is designed to train the students to apply critical thinking skills and nursing procedures on the clinical practice. The key point is to enhance their skill of integrating medical and surgical nursing knowledge, especially for infection control and chronic illness and conduct the needed medical and surgical evaluations for patients. At the same time, they should be able to analyze patients’ health problems and their consequences, and provide professional nursing services based on each patient’s physical/psychological development and individual needs. Through group discussion, this course cultivates students’ skills of active learning and team work. Through cases analysis, students will learn about holistic care, nurses’ possible roles and functions in medical and surgical fields as well as the future trend of clinical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張靜芬</text:p>
          </table:table-cell>
          <table:table-cell office:value-type="string" table:style-name="ce1">
            <text:p>111200184011Z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4" table:style-name="ce1">
            <text:p>184</text:p>
          </table:table-cell>
          <table:table-cell office:value-type="float" office:value="1" table:style-name="ce1">
            <text:p>1</text:p>
          </table:table-cell>
          <table:table-cell office:value-type="float" office:value="1" table:style-name="ce1">
            <text:p>1</text:p>
          </table:table-cell>
          <table:table-cell office:value-type="string" table:style-name="ce1">
            <text:p>Z0</text:p>
          </table:table-cell>
          <table:table-cell office:value-type="string" table:style-name="ce1">
            <text:p>內外科護理實習</text:p>
          </table:table-cell>
          <table:table-cell office:value-type="string" table:style-name="ce1">
            <text:p>Clinical Practice of Medical-Surgical Nursing</text:p>
          </table:table-cell>
          <table:table-cell office:value-type="string" table:style-name="ce1">
            <text:p>張靜芬,遲振婷,洪珮真,吳曉雲,林庭妤,曾虹齡,王佩珊,徐珮倚,陳美玲</text:p>
          </table:table-cell>
          <table:table-cell office:value-type="float" office:value="2" table:style-name="ce1">
            <text:p>2</text:p>
          </table:table-cell>
          <table:table-cell office:value-type="string" table:style-name="ce1">
            <text:p>第8~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本系二技一般生、本所本國生、實習課程、書面選課。(4/7-5/6 第8~12周)</text:p>
          </table:table-cell>
          <table:table-cell office:value-type="string" table:style-name="ce1">
            <text:p>本實習課程主要是協助學生整合內外科護理學知識應用於臨床情境中，培養學生運用批判性思考及護理過程技能於臨床病人照顧。實習中學生能評估病人身體、心理、社會調適過程中所出現的不適應行為，確立病人的健康問題，應用所學的知識擬定及執行個別性的護理措施，並針對所提供護理服務進行評值。學生在實習過程中，應主動參與醫療團隊之溝通及合作事項，同時對於內外科疾病情境中，護理人員所扮演角色功能進行批判，並能分享臨床實習之感受與角色適應，以做為未來就業的準備。</text:p>
          </table:table-cell>
          <table:table-cell office:value-type="string" table:style-name="ce1">
            <text:p>This practicum is designed to help students integrate and apply the knowledge in medical/surgical nursing on clinical situations. It also helps students apply the skills of critical thinking in the processes of nursing care. In the practicum, students should learn to evaluate the inadaptability in a patient’s physical, psychological, and social adjustments, verify a patient’s health problems, used the acquired knowledge to formulate and carry out customized nursing interventions, and evaluate the nursing interventions. During the practicum, students should actively participate in the communication and collaboration process with the medical teams, evaluate nurses’ roles in medical/surgical illnesses, and share their feelings in practicum and role adaptation in order to prepare for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張靜芬</text:p>
          </table:table-cell>
          <table:table-cell office:value-type="string" table:style-name="ce1">
            <text:p>111200184011Z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4" table:style-name="ce1">
            <text:p>184</text:p>
          </table:table-cell>
          <table:table-cell office:value-type="float" office:value="1" table:style-name="ce1">
            <text:p>1</text:p>
          </table:table-cell>
          <table:table-cell office:value-type="float" office:value="1" table:style-name="ce1">
            <text:p>1</text:p>
          </table:table-cell>
          <table:table-cell office:value-type="string" table:style-name="ce1">
            <text:p>Z0</text:p>
          </table:table-cell>
          <table:table-cell office:value-type="string" table:style-name="ce1">
            <text:p>內外科護理實習</text:p>
          </table:table-cell>
          <table:table-cell office:value-type="string" table:style-name="ce1">
            <text:p>Clinical Practice of Medical-Surgical Nursing</text:p>
          </table:table-cell>
          <table:table-cell office:value-type="string" table:style-name="ce1">
            <text:p>張靜芬,遲振婷,洪珮真,吳曉雲,林庭妤,曾虹齡,王佩珊,徐珮倚,陳美玲</text:p>
          </table:table-cell>
          <table:table-cell office:value-type="float" office:value="2" table:style-name="ce1">
            <text:p>2</text:p>
          </table:table-cell>
          <table:table-cell office:value-type="string" table:style-name="ce1">
            <text:p>第8~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本系二技一般生、本所本國生、實習課程、書面選課。(4/7-5/6 第8~12周)</text:p>
          </table:table-cell>
          <table:table-cell office:value-type="string" table:style-name="ce1">
            <text:p>本實習課程主要是協助學生整合內外科護理學知識應用於臨床情境中，培養學生運用批判性思考及護理過程技能於臨床病人照顧。實習中學生能評估病人身體、心理、社會調適過程中所出現的不適應行為，確立病人的健康問題，應用所學的知識擬定及執行個別性的護理措施，並針對所提供護理服務進行評值。學生在實習過程中，應主動參與醫療團隊之溝通及合作事項，同時對於內外科疾病情境中，護理人員所扮演角色功能進行批判，並能分享臨床實習之感受與角色適應，以做為未來就業的準備。</text:p>
          </table:table-cell>
          <table:table-cell office:value-type="string" table:style-name="ce1">
            <text:p>This practicum is designed to help students integrate and apply the knowledge in medical/surgical nursing on clinical situations. It also helps students apply the skills of critical thinking in the processes of nursing care. In the practicum, students should learn to evaluate the inadaptability in a patient’s physical, psychological, and social adjustments, verify a patient’s health problems, used the acquired knowledge to formulate and carry out customized nursing interventions, and evaluate the nursing interventions. During the practicum, students should actively participate in the communication and collaboration process with the medical teams, evaluate nurses’ roles in medical/surgical illnesses, and share their feelings in practicum and role adaptation in order to prepare for the future.</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200188011Z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8" table:style-name="ce1">
            <text:p>188</text:p>
          </table:table-cell>
          <table:table-cell office:value-type="float" office:value="1" table:style-name="ce1">
            <text:p>1</text:p>
          </table:table-cell>
          <table:table-cell office:value-type="float" office:value="1" table:style-name="ce1">
            <text:p>1</text:p>
          </table:table-cell>
          <table:table-cell office:value-type="string" table:style-name="ce1">
            <text:p>Z1</text:p>
          </table:table-cell>
          <table:table-cell office:value-type="string" table:style-name="ce1">
            <text:p>精神衛生護理學</text:p>
          </table:table-cell>
          <table:table-cell office:value-type="string" table:style-name="ce1">
            <text:p>Psychiatric-Mental Health Nursing</text:p>
          </table:table-cell>
          <table:table-cell office:value-type="string" table:style-name="ce1">
            <text:p>魏秀靜,江逸萱</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F301</text:p>
          </table:table-cell>
          <table:table-cell office:value-type="float" office:value="1" table:style-name="ce1">
            <text:p>1</text:p>
          </table:table-cell>
          <table:table-cell office:value-type="string" table:style-name="ce1">
            <text:p>1,2,3,4</text:p>
          </table:table-cell>
          <table:table-cell office:value-type="string" table:style-name="ce1">
            <text:p>修課限制：本系二技一般生，上課時間前七周(2/17-4/1)。</text:p>
          </table:table-cell>
          <table:table-cell office:value-type="string" table:style-name="ce1">
            <text:p>本課程旨在培養二年制學生具備執行精神衛生護理的基本知能。課程內容包括我國精神衛生有關的政策、法律、業務與推展現況、基本理念和常用的精神衛生照護處置；如治療性溝通、精神衛生護理評估與處置、同理心、環境治療、團體動力及家庭動力等。學生藉著小組討論、影片欣賞、專題演講、案例分析及模擬情境練習等活動，整合習得的相關知能、增進精神衛生護理實務處置態度與技能。</text:p>
          </table:table-cell>
          <table:table-cell office:value-type="string" table:style-name="ce1">
            <text:p>This course provides nursing students with the essential knowledge and skills about psychiatric mental health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text:s/>Nursing assessment,<text:s/></text:p>
            <text:p>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200188011Z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8" table:style-name="ce1">
            <text:p>188</text:p>
          </table:table-cell>
          <table:table-cell office:value-type="float" office:value="1" table:style-name="ce1">
            <text:p>1</text:p>
          </table:table-cell>
          <table:table-cell office:value-type="float" office:value="1" table:style-name="ce1">
            <text:p>1</text:p>
          </table:table-cell>
          <table:table-cell office:value-type="string" table:style-name="ce1">
            <text:p>Z1</text:p>
          </table:table-cell>
          <table:table-cell office:value-type="string" table:style-name="ce1">
            <text:p>精神衛生護理學</text:p>
          </table:table-cell>
          <table:table-cell office:value-type="string" table:style-name="ce1">
            <text:p>Psychiatric-Mental Health Nursing</text:p>
          </table:table-cell>
          <table:table-cell office:value-type="string" table:style-name="ce1">
            <text:p>魏秀靜,江逸萱</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F301</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上課時間前七周(2/17-4/1)。</text:p>
          </table:table-cell>
          <table:table-cell office:value-type="string" table:style-name="ce1">
            <text:p>本課程旨在培養二年制學生具備執行精神衛生護理的基本知能。課程內容包括我國精神衛生有關的政策、法律、業務與推展現況、基本理念和常用的精神衛生照護處置；如治療性溝通、精神衛生護理評估與處置、同理心、環境治療、團體動力及家庭動力等。學生藉著小組討論、影片欣賞、專題演講、案例分析及模擬情境練習等活動，整合習得的相關知能、增進精神衛生護理實務處置態度與技能。</text:p>
          </table:table-cell>
          <table:table-cell office:value-type="string" table:style-name="ce1">
            <text:p>This course provides nursing students with the essential knowledge and skills about psychiatric mental health nursing care. The major elements include the policies, laws, regulations, theories and skills of advanced psychiatric mental health nursing, and missions of psychiatric nursing organizations. Students are required to identify and establish their own philosophy of nursing as well as to recognize psychiatric mental health nurse’s roles and functions. <text:s/>Nursing assessment,<text:s/></text:p>
            <text:p>interventions and evaluation used by psychiatric clinicians are presented and discussed in this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200187011Z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7" table:style-name="ce1">
            <text:p>187</text:p>
          </table:table-cell>
          <table:table-cell office:value-type="float" office:value="1" table:style-name="ce1">
            <text:p>1</text:p>
          </table:table-cell>
          <table:table-cell office:value-type="float" office:value="1" table:style-name="ce1">
            <text:p>1</text:p>
          </table:table-cell>
          <table:table-cell office:value-type="string" table:style-name="ce1">
            <text:p>Z1</text:p>
          </table:table-cell>
          <table:table-cell office:value-type="string" table:style-name="ce1">
            <text:p>精神衛生護理學實習</text:p>
          </table:table-cell>
          <table:table-cell office:value-type="string" table:style-name="ce1">
            <text:p>Practicum on Psychiatric-Mental Health Nursing</text:p>
          </table:table-cell>
          <table:table-cell office:value-type="string" table:style-name="ce1">
            <text:p>魏秀靜,江逸萱,黃婷婷,陳怡禎,魏黛如</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書面選課。實習日期: 4/7-5/6、5/12-6/10</text:p>
          </table:table-cell>
          <table:table-cell office:value-type="string" table:style-name="ce1">
            <text:p>本實習課程旨在協助學生應用壓力適應模式與精神衛生護理相關理論，提供個案精神衛生之基本照顧活動與服務。透過實習活動，學生能與個案建立治療性人際關係，進行整體性護理評估與診斷，提供個別性的精神衛生照顧與護理指導。經由實習之教學活動，學生能體察到精神衛生護理人員的角色與功能、認識與精神衛生相關的法律知識、瞭解社區資源與團體動力在治療上的運作，進而體會到精神衛生對個人健康的重要性，並展現自我覺察、自治、自學的態度。</text:p>
          </table:table-cell>
          <table:table-cell office:value-type="string" table:style-name="ce1">
            <text:p>The course is to enhance the registered nurse students of two-year program with the<text:s/></text:p>
            <text:p>problem solving skills on <text:s/>psychiatric mental health <text:s/>nursing interventions. A learning<text:s/></text:p>
            <text:p>contract is <text:s/>used <text:s/>as a tool by nurse faculty to assist the nurse students to achieve the<text:s/></text:p>
            <text:p>course objectives. The <text:s/>major experiences obtained by students <text:s/>include therapeutic<text:s/></text:p>
            <text:p>relationship, self-assertive training, group process, milieu therapy, various modalities of<text:s/></text:p>
            <text:p>psychiatric treatment, crisis intervention, <text:s/>case transferring process, cooperative<text:s/></text:p>
            <text:p>strategies used by medical team members, and decision making on the ethical and legal<text:s/></text:p>
            <text:p>issues of psychiatric-mental health nursing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200187011Z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87" table:style-name="ce1">
            <text:p>187</text:p>
          </table:table-cell>
          <table:table-cell office:value-type="float" office:value="1" table:style-name="ce1">
            <text:p>1</text:p>
          </table:table-cell>
          <table:table-cell office:value-type="float" office:value="1" table:style-name="ce1">
            <text:p>1</text:p>
          </table:table-cell>
          <table:table-cell office:value-type="string" table:style-name="ce1">
            <text:p>Z1</text:p>
          </table:table-cell>
          <table:table-cell office:value-type="string" table:style-name="ce1">
            <text:p>精神衛生護理學實習</text:p>
          </table:table-cell>
          <table:table-cell office:value-type="string" table:style-name="ce1">
            <text:p>Practicum on Psychiatric-Mental Health Nursing</text:p>
          </table:table-cell>
          <table:table-cell office:value-type="string" table:style-name="ce1">
            <text:p>魏秀靜,江逸萱,黃婷婷,陳怡禎,魏黛如</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書面選課。實習日期: 4/7-5/6、5/12-6/10</text:p>
          </table:table-cell>
          <table:table-cell office:value-type="string" table:style-name="ce1">
            <text:p>本實習課程旨在協助學生應用壓力適應模式與精神衛生護理相關理論，提供個案精神衛生之基本照顧活動與服務。透過實習活動，學生能與個案建立治療性人際關係，進行整體性護理評估與診斷，提供個別性的精神衛生照顧與護理指導。經由實習之教學活動，學生能體察到精神衛生護理人員的角色與功能、認識與精神衛生相關的法律知識、瞭解社區資源與團體動力在治療上的運作，進而體會到精神衛生對個人健康的重要性，並展現自我覺察、自治、自學的態度。</text:p>
          </table:table-cell>
          <table:table-cell office:value-type="string" table:style-name="ce1">
            <text:p>The course is to enhance the registered nurse students of two-year program with the<text:s/></text:p>
            <text:p>problem solving skills on <text:s/>psychiatric mental health <text:s/>nursing interventions. A learning<text:s/></text:p>
            <text:p>contract is <text:s/>used <text:s/>as a tool by nurse faculty to assist the nurse students to achieve the<text:s/></text:p>
            <text:p>course objectives. The <text:s/>major experiences obtained by students <text:s/>include therapeutic<text:s/></text:p>
            <text:p>relationship, self-assertive training, group process, milieu therapy, various modalities of<text:s/></text:p>
            <text:p>psychiatric treatment, crisis intervention, <text:s/>case transferring process, cooperative<text:s/></text:p>
            <text:p>strategies used by medical team members, and decision making on the ethical and legal<text:s/></text:p>
            <text:p>issues of psychiatric-mental health nursing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string" table:style-name="ce1">
            <text:p>111200190011Z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0" table:style-name="ce1">
            <text:p>190</text:p>
          </table:table-cell>
          <table:table-cell office:value-type="float" office:value="1" table:style-name="ce1">
            <text:p>1</text:p>
          </table:table-cell>
          <table:table-cell office:value-type="float" office:value="1" table:style-name="ce1">
            <text:p>1</text:p>
          </table:table-cell>
          <table:table-cell office:value-type="string" table:style-name="ce1">
            <text:p>Z2</text:p>
          </table:table-cell>
          <table:table-cell office:value-type="string" table:style-name="ce1">
            <text:p>兒童護理</text:p>
          </table:table-cell>
          <table:table-cell office:value-type="string" table:style-name="ce1">
            <text:p>Child Health Nursing</text:p>
          </table:table-cell>
          <table:table-cell office:value-type="string" table:style-name="ce1">
            <text:p>林芳怡</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210</text:p>
          </table:table-cell>
          <table:table-cell office:value-type="float" office:value="1" table:style-name="ce1">
            <text:p>1</text:p>
          </table:table-cell>
          <table:table-cell office:value-type="string" table:style-name="ce1">
            <text:p>1,2,3,4</text:p>
          </table:table-cell>
          <table:table-cell office:value-type="string" table:style-name="ce1">
            <text:p>修課限制：本系二技一般生，上課日期前七周2/17-4/1。</text:p>
          </table:table-cell>
          <table:table-cell office:value-type="string" table:style-name="ce1">
            <text:p>本課程設計是以基礎生物醫學科、一般臨床護理技能為 ，內容「家庭中心」及「兒童發展理論為主軸，探討各年齡層生、社會常見之健康議題，透過講述、小組案例分析模擬嬰兒照顧 (兒科照護技術 )、「兒童用藥安全」數位平台課程及測驗、數位教學平討論等多元策略，培養生具備兒童照護知識與技能關懷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string" table:style-name="ce1">
            <text:p>111200190011Z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0" table:style-name="ce1">
            <text:p>190</text:p>
          </table:table-cell>
          <table:table-cell office:value-type="float" office:value="1" table:style-name="ce1">
            <text:p>1</text:p>
          </table:table-cell>
          <table:table-cell office:value-type="float" office:value="1" table:style-name="ce1">
            <text:p>1</text:p>
          </table:table-cell>
          <table:table-cell office:value-type="string" table:style-name="ce1">
            <text:p>Z2</text:p>
          </table:table-cell>
          <table:table-cell office:value-type="string" table:style-name="ce1">
            <text:p>兒童護理</text:p>
          </table:table-cell>
          <table:table-cell office:value-type="string" table:style-name="ce1">
            <text:p>Child Health Nursing</text:p>
          </table:table-cell>
          <table:table-cell office:value-type="string" table:style-name="ce1">
            <text:p>林芳怡</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210</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上課日期前七周2/17-4/1。</text:p>
          </table:table-cell>
          <table:table-cell office:value-type="string" table:style-name="ce1">
            <text:p>本課程設計是以基礎生物醫學科、一般臨床護理技能為 ，內容「家庭中心」及「兒童發展理論為主軸，探討各年齡層生、社會常見之健康議題，透過講述、小組案例分析模擬嬰兒照顧 (兒科照護技術 )、「兒童用藥安全」數位平台課程及測驗、數位教學平討論等多元策略，培養生具備兒童照護知識與技能關懷及批判思考能力，發揮溝通合作與培養終身學習之能力。</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string" table:style-name="ce1">
            <text:p>111200191011Z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1" table:style-name="ce1">
            <text:p>191</text:p>
          </table:table-cell>
          <table:table-cell office:value-type="float" office:value="1" table:style-name="ce1">
            <text:p>1</text:p>
          </table:table-cell>
          <table:table-cell office:value-type="float" office:value="1" table:style-name="ce1">
            <text:p>1</text:p>
          </table:table-cell>
          <table:table-cell office:value-type="string" table:style-name="ce1">
            <text:p>Z2</text:p>
          </table:table-cell>
          <table:table-cell office:value-type="string" table:style-name="ce1">
            <text:p>兒童護理實習</text:p>
          </table:table-cell>
          <table:table-cell office:value-type="string" table:style-name="ce1">
            <text:p>Clinical Practicum in Child Health Nursing</text:p>
          </table:table-cell>
          <table:table-cell office:value-type="string" table:style-name="ce1">
            <text:p>林芳怡,黃秀玫,侯玟毅,陳昭誼,褚怡菁</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實習日期:114.04.07.-114.05.06.、114.05.12.-114.06.10.</text:p>
            <text:p/>
          </table:table-cell>
          <table:table-cell office:value-type="string" table:style-name="ce1">
            <text:p>本課程設計旨在協助學生將有關兒童照護的知識運用於臨床照護之實務中。學習以家庭為中心及發展理論的觀點，評估兒童各階段生理、心理、社會發展及常見之健康問題，並運用護理過程，協助兒童及其家庭成員維持健康、促進健康及預防常見之健康問題。</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林芳怡</text:p>
          </table:table-cell>
          <table:table-cell office:value-type="string" table:style-name="ce1">
            <text:p>111200191011Z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1" table:style-name="ce1">
            <text:p>191</text:p>
          </table:table-cell>
          <table:table-cell office:value-type="float" office:value="1" table:style-name="ce1">
            <text:p>1</text:p>
          </table:table-cell>
          <table:table-cell office:value-type="float" office:value="1" table:style-name="ce1">
            <text:p>1</text:p>
          </table:table-cell>
          <table:table-cell office:value-type="string" table:style-name="ce1">
            <text:p>Z2</text:p>
          </table:table-cell>
          <table:table-cell office:value-type="string" table:style-name="ce1">
            <text:p>兒童護理實習</text:p>
          </table:table-cell>
          <table:table-cell office:value-type="string" table:style-name="ce1">
            <text:p>Clinical Practicum in Child Health Nursing</text:p>
          </table:table-cell>
          <table:table-cell office:value-type="string" table:style-name="ce1">
            <text:p>林芳怡,黃秀玫,侯玟毅,陳昭誼,褚怡菁</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實習日期:114.04.07.-114.05.06.、114.05.12.-114.06.10.</text:p>
            <text:p/>
          </table:table-cell>
          <table:table-cell office:value-type="string" table:style-name="ce1">
            <text:p>本課程設計旨在協助學生將有關兒童照護的知識運用於臨床照護之實務中。學習以家庭為中心及發展理論的觀點，評估兒童各階段生理、心理、社會發展及常見之健康問題，並運用護理過程，協助兒童及其家庭成員維持健康、促進健康及預防常見之健康問題。</text:p>
          </table:table-cell>
          <table:table-cell office:value-type="string" table:style-name="ce1">
            <text:p>This course focuses on the application of nursing process in prevention, maintenance and restoration of common children health problems. The content includes etiology, pathophysiology, treatment and nursing modalities of these health problems. Application of theoretical concepts of growth and development related to nursing care of the child and his/her family is strong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陳淑溫</text:p>
          </table:table-cell>
          <table:table-cell office:value-type="string" table:style-name="ce1">
            <text:p>111200194011Z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4" table:style-name="ce1">
            <text:p>194</text:p>
          </table:table-cell>
          <table:table-cell office:value-type="float" office:value="1" table:style-name="ce1">
            <text:p>1</text:p>
          </table:table-cell>
          <table:table-cell office:value-type="float" office:value="1" table:style-name="ce1">
            <text:p>1</text:p>
          </table:table-cell>
          <table:table-cell office:value-type="string" table:style-name="ce1">
            <text:p>Z3</text:p>
          </table:table-cell>
          <table:table-cell office:value-type="string" table:style-name="ce1">
            <text:p>婦嬰護理</text:p>
          </table:table-cell>
          <table:table-cell office:value-type="string" table:style-name="ce1">
            <text:p>Maternity-newborn Nursing</text:p>
          </table:table-cell>
          <table:table-cell office:value-type="string" table:style-name="ce1">
            <text:p>陳淑溫,盧玉嬴</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1" table:style-name="ce1">
            <text:p>1</text:p>
          </table:table-cell>
          <table:table-cell office:value-type="string" table:style-name="ce1">
            <text:p>1,2,3,4</text:p>
          </table:table-cell>
          <table:table-cell office:value-type="string" table:style-name="ce1">
            <text:p>修課限制：本系二技一般生，前七週上課。114.02.17-114.04.01</text:p>
          </table:table-cell>
          <table:table-cell office:value-type="string" table:style-name="ce1">
            <text:p>本課程旨在培養學生婦嬰照護的專業能力，包含正確臨床決策、不傷害、以服務對象為中心的人際互動、護理指導、婦嬰實務，尊重文化差異。課程結構強調模擬護理情境的設計，使學生能於虛擬情境中融合婦嬰照護的知識技能與態度完成護理過程並展現專業能力。課程內涵以家庭為中心、強調孕期、分娩、產後對婦女及家庭的影響及其調適過程、重點加強身體評估、生產教育課程、親子關係、母乳哺餵、文化與生育。</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p>
          </table:table-cell>
          <table:table-cell table:number-columns-repeated="16361"/>
        </table:table-row>
        <table:table-row table:style-name="ro2">
          <table:table-cell office:value-type="float" office:value="1132" table:style-name="ce4">
            <text:p>1132</text:p>
          </table:table-cell>
          <table:table-cell office:value-type="string" table:style-name="ce1">
            <text:p>陳淑溫</text:p>
          </table:table-cell>
          <table:table-cell office:value-type="string" table:style-name="ce1">
            <text:p>111200194011Z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4" table:style-name="ce1">
            <text:p>194</text:p>
          </table:table-cell>
          <table:table-cell office:value-type="float" office:value="1" table:style-name="ce1">
            <text:p>1</text:p>
          </table:table-cell>
          <table:table-cell office:value-type="float" office:value="1" table:style-name="ce1">
            <text:p>1</text:p>
          </table:table-cell>
          <table:table-cell office:value-type="string" table:style-name="ce1">
            <text:p>Z3</text:p>
          </table:table-cell>
          <table:table-cell office:value-type="string" table:style-name="ce1">
            <text:p>婦嬰護理</text:p>
          </table:table-cell>
          <table:table-cell office:value-type="string" table:style-name="ce1">
            <text:p>Maternity-newborn Nursing</text:p>
          </table:table-cell>
          <table:table-cell office:value-type="string" table:style-name="ce1">
            <text:p>陳淑溫,盧玉嬴</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7</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前七週上課。114.02.17-114.04.01</text:p>
          </table:table-cell>
          <table:table-cell office:value-type="string" table:style-name="ce1">
            <text:p>本課程旨在培養學生婦嬰照護的專業能力，包含正確臨床決策、不傷害、以服務對象為中心的人際互動、護理指導、婦嬰實務，尊重文化差異。課程結構強調模擬護理情境的設計，使學生能於虛擬情境中融合婦嬰照護的知識技能與態度完成護理過程並展現專業能力。課程內涵以家庭為中心、強調孕期、分娩、產後對婦女及家庭的影響及其調適過程、重點加強身體評估、生產教育課程、親子關係、母乳哺餵、文化與生育。</text:p>
          </table:table-cell>
          <table:table-cell office:value-type="string" table:style-name="ce1">
            <text:p>The purpose of this course is to assist the students having the professional abilities of Maternal-Newborn nursing Care which including precious decision-making, client-centered interrelationships, nursing direction, clinical practice and respecting cultural differences.</text:p>
          </table:table-cell>
          <table:table-cell table:number-columns-repeated="16361"/>
        </table:table-row>
        <table:table-row table:style-name="ro3">
          <table:table-cell office:value-type="float" office:value="1132" table:style-name="ce4">
            <text:p>1132</text:p>
          </table:table-cell>
          <table:table-cell office:value-type="string" table:style-name="ce1">
            <text:p>陳淑溫</text:p>
          </table:table-cell>
          <table:table-cell office:value-type="string" table:style-name="ce1">
            <text:p>111200193011Z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3" table:style-name="ce1">
            <text:p>193</text:p>
          </table:table-cell>
          <table:table-cell office:value-type="float" office:value="1" table:style-name="ce1">
            <text:p>1</text:p>
          </table:table-cell>
          <table:table-cell office:value-type="float" office:value="1" table:style-name="ce1">
            <text:p>1</text:p>
          </table:table-cell>
          <table:table-cell office:value-type="string" table:style-name="ce1">
            <text:p>Z3</text:p>
          </table:table-cell>
          <table:table-cell office:value-type="string" table:style-name="ce1">
            <text:p>婦嬰護理實習</text:p>
          </table:table-cell>
          <table:table-cell office:value-type="string" table:style-name="ce1">
            <text:p>Maternity-newborn Nursing Practicum</text:p>
          </table:table-cell>
          <table:table-cell office:value-type="string" table:style-name="ce1">
            <text:p>陳淑溫,林秀貞,許碧芳,李毓涵</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實習日期：114.4.07-114.05.06; 114.05.12-114.06.10</text:p>
          </table:table-cell>
          <table:table-cell office:value-type="string" table:style-name="ce1">
            <text:p>本課程旨在提供學生有關孕期、分娩及產後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 BR, DR, and postpartum units） in order to enhance their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3">
          <table:table-cell office:value-type="float" office:value="1132" table:style-name="ce4">
            <text:p>1132</text:p>
          </table:table-cell>
          <table:table-cell office:value-type="string" table:style-name="ce1">
            <text:p>陳淑溫</text:p>
          </table:table-cell>
          <table:table-cell office:value-type="string" table:style-name="ce1">
            <text:p>111200193011Z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3" table:style-name="ce1">
            <text:p>193</text:p>
          </table:table-cell>
          <table:table-cell office:value-type="float" office:value="1" table:style-name="ce1">
            <text:p>1</text:p>
          </table:table-cell>
          <table:table-cell office:value-type="float" office:value="1" table:style-name="ce1">
            <text:p>1</text:p>
          </table:table-cell>
          <table:table-cell office:value-type="string" table:style-name="ce1">
            <text:p>Z3</text:p>
          </table:table-cell>
          <table:table-cell office:value-type="string" table:style-name="ce1">
            <text:p>婦嬰護理實習</text:p>
          </table:table-cell>
          <table:table-cell office:value-type="string" table:style-name="ce1">
            <text:p>Maternity-newborn Nursing Practicum</text:p>
          </table:table-cell>
          <table:table-cell office:value-type="string" table:style-name="ce1">
            <text:p>陳淑溫,林秀貞,許碧芳,李毓涵</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實習日期：114.4.07-114.05.06; 114.05.12-114.06.10</text:p>
          </table:table-cell>
          <table:table-cell office:value-type="string" table:style-name="ce1">
            <text:p>本課程旨在提供學生有關孕期、分娩及產後婦女及家庭真實的臨床護理情境使學生能融合婦嬰照護的知識、技能與態度完成護理過程並展現專業能力。</text:p>
          </table:table-cell>
          <table:table-cell office:value-type="string" table:style-name="ce1">
            <text:p>The purposes of this clinical course are designed to provide the students with a variety of clinical experiences （OPD, BR, DR, and postpartum units） in order to enhance their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197011Z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7" table:style-name="ce1">
            <text:p>197</text:p>
          </table:table-cell>
          <table:table-cell office:value-type="float" office:value="1" table:style-name="ce1">
            <text:p>1</text:p>
          </table:table-cell>
          <table:table-cell office:value-type="float" office:value="1" table:style-name="ce1">
            <text:p>1</text:p>
          </table:table-cell>
          <table:table-cell office:value-type="string" table:style-name="ce1">
            <text:p>Z4</text:p>
          </table:table-cell>
          <table:table-cell office:value-type="string" table:style-name="ce1">
            <text:p>社區衛生護理</text:p>
          </table:table-cell>
          <table:table-cell office:value-type="string" table:style-name="ce1">
            <text:p>Community Health Nursing</text:p>
          </table:table-cell>
          <table:table-cell office:value-type="string" table:style-name="ce1">
            <text:p>吳桂花</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1" table:style-name="ce1">
            <text:p>1</text:p>
          </table:table-cell>
          <table:table-cell office:value-type="string" table:style-name="ce1">
            <text:p>1,2,3,4</text:p>
          </table:table-cell>
          <table:table-cell office:value-type="string" table:style-name="ce1">
            <text:p>修課限制：本系二技一般生，上課時間：</text:p>
          </table:table-cell>
          <table:table-cell office:value-type="string" table:style-name="ce1">
            <text:p>本課程提供學生以社區為整體，以家庭為服務的基本單位之社區衛生護理相關概念，奠定學生從事社區衛生護理工作的學理基礎。課程單元包括緒論、健康促進、社區健康評估及分析、社區健康計劃、各年齡群人口特性及健康需求、家庭健康評估及護理、傳染病防治、團體健康、居家護理等。</text:p>
          </table:table-cell>
          <table:table-cell office:value-type="string" table:style-name="ce1">
            <text:p>This course is designed to provide the theoretical foundation of community health nursing. The course contents include family assessment and family nursing, community assessment and diagnosis and visit diverse community health units , students may pride integrated individual and family care, and become very sensitively to the community health problems, using the community resources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197011Z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7" table:style-name="ce1">
            <text:p>197</text:p>
          </table:table-cell>
          <table:table-cell office:value-type="float" office:value="1" table:style-name="ce1">
            <text:p>1</text:p>
          </table:table-cell>
          <table:table-cell office:value-type="float" office:value="1" table:style-name="ce1">
            <text:p>1</text:p>
          </table:table-cell>
          <table:table-cell office:value-type="string" table:style-name="ce1">
            <text:p>Z4</text:p>
          </table:table-cell>
          <table:table-cell office:value-type="string" table:style-name="ce1">
            <text:p>社區衛生護理</text:p>
          </table:table-cell>
          <table:table-cell office:value-type="string" table:style-name="ce1">
            <text:p>Community Health Nursing</text:p>
          </table:table-cell>
          <table:table-cell office:value-type="string" table:style-name="ce1">
            <text:p>吳桂花</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2</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上課時間：</text:p>
          </table:table-cell>
          <table:table-cell office:value-type="string" table:style-name="ce1">
            <text:p>本課程提供學生以社區為整體，以家庭為服務的基本單位之社區衛生護理相關概念，奠定學生從事社區衛生護理工作的學理基礎。課程單元包括緒論、健康促進、社區健康評估及分析、社區健康計劃、各年齡群人口特性及健康需求、家庭健康評估及護理、傳染病防治、團體健康、居家護理等。</text:p>
          </table:table-cell>
          <table:table-cell office:value-type="string" table:style-name="ce1">
            <text:p>This course is designed to provide the theoretical foundation of community health nursing. The course contents include family assessment and family nursing, community assessment and diagnosis and visit diverse community health units , students may pride integrated individual and family care, and become very sensitively to the community health problems, using the community resources to achieve community development.</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196011Z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6" table:style-name="ce1">
            <text:p>196</text:p>
          </table:table-cell>
          <table:table-cell office:value-type="float" office:value="1" table:style-name="ce1">
            <text:p>1</text:p>
          </table:table-cell>
          <table:table-cell office:value-type="float" office:value="1" table:style-name="ce1">
            <text:p>1</text:p>
          </table:table-cell>
          <table:table-cell office:value-type="string" table:style-name="ce1">
            <text:p>Z4</text:p>
          </table:table-cell>
          <table:table-cell office:value-type="string" table:style-name="ce1">
            <text:p>社區衛生護理實習</text:p>
          </table:table-cell>
          <table:table-cell office:value-type="string" table:style-name="ce1">
            <text:p>Community Health Nursing Practicum</text:p>
          </table:table-cell>
          <table:table-cell office:value-type="string" table:style-name="ce1">
            <text:p>吳桂花</text:p>
          </table:table-cell>
          <table:table-cell office:value-type="float" office:value="2" table:style-name="ce1">
            <text:p>2</text:p>
          </table:table-cell>
          <table:table-cell office:value-type="string" table:style-name="ce1">
            <text:p>第8~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text:p>
            <text:p/>
          </table:table-cell>
          <table:table-cell office:value-type="string" table:style-name="ce1">
            <text:p>透過實習活動，學生能運用以社區為導向的相關概念，進行社區健康評估，分析影響社區健康問題的因素，確認社區健康需求，擬定社區健康計畫；體認社區衛生護理人員於工作情境中的角色與功能。</text:p>
          </table:table-cell>
          <table:table-cell office:value-type="string" table:style-name="ce1">
            <text:p>This course is designed to provide community health services place for students. The course contents include case management, community health assessment and diagnosis, and group health education. Students are expected to perform individual care in home environment, and become very sensitive to the community health need, integrate community resources to meet community’s health needs.</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196011Z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96" table:style-name="ce1">
            <text:p>196</text:p>
          </table:table-cell>
          <table:table-cell office:value-type="float" office:value="1" table:style-name="ce1">
            <text:p>1</text:p>
          </table:table-cell>
          <table:table-cell office:value-type="float" office:value="1" table:style-name="ce1">
            <text:p>1</text:p>
          </table:table-cell>
          <table:table-cell office:value-type="string" table:style-name="ce1">
            <text:p>Z4</text:p>
          </table:table-cell>
          <table:table-cell office:value-type="string" table:style-name="ce1">
            <text:p>社區衛生護理實習</text:p>
          </table:table-cell>
          <table:table-cell office:value-type="string" table:style-name="ce1">
            <text:p>Community Health Nursing Practicum</text:p>
          </table:table-cell>
          <table:table-cell office:value-type="string" table:style-name="ce1">
            <text:p>吳桂花</text:p>
          </table:table-cell>
          <table:table-cell office:value-type="float" office:value="2" table:style-name="ce1">
            <text:p>2</text:p>
          </table:table-cell>
          <table:table-cell office:value-type="string" table:style-name="ce1">
            <text:p>第8~12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text:p>
            <text:p/>
          </table:table-cell>
          <table:table-cell office:value-type="string" table:style-name="ce1">
            <text:p>透過實習活動，學生能運用以社區為導向的相關概念，進行社區健康評估，分析影響社區健康問題的因素，確認社區健康需求，擬定社區健康計畫；體認社區衛生護理人員於工作情境中的角色與功能。</text:p>
          </table:table-cell>
          <table:table-cell office:value-type="string" table:style-name="ce1">
            <text:p>This course is designed to provide community health services place for students. The course contents include case management, community health assessment and diagnosis, and group health education. Students are expected to perform individual care in home environment, and become very sensitive to the community health need, integrate community resources to meet community’s health needs.</text:p>
          </table:table-cell>
          <table:table-cell table:number-columns-repeated="16361"/>
        </table:table-row>
        <table:table-row table:style-name="ro2">
          <table:table-cell office:value-type="float" office:value="1132" table:style-name="ce4">
            <text:p>1132</text:p>
          </table:table-cell>
          <table:table-cell office:value-type="string" table:style-name="ce1">
            <text:p>譚延綸</text:p>
          </table:table-cell>
          <table:table-cell office:value-type="string" table:style-name="ce1">
            <text:p>111200257012A5</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57" table:style-name="ce1">
            <text:p>257</text:p>
          </table:table-cell>
          <table:table-cell office:value-type="float" office:value="1" table:style-name="ce1">
            <text:p>1</text:p>
          </table:table-cell>
          <table:table-cell office:value-type="float" office:value="2" table:style-name="ce1">
            <text:p>2</text:p>
          </table:table-cell>
          <table:table-cell office:value-type="string" table:style-name="ce1">
            <text:p>A5</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譚延綸</text:p>
          </table:table-cell>
          <table:table-cell office:value-type="float" office:value="0" table:style-name="ce1">
            <text:p>0</text:p>
          </table:table-cell>
          <table:table-cell office:value-type="string" table:style-name="ce1">
            <text:p>第1~7週</text:p>
          </table:table-cell>
          <table:table-cell office:value-type="float" office:value="1" table:style-name="ce1">
            <text:p>1</text:p>
          </table:table-cell>
          <table:table-cell office:value-type="string" table:style-name="ce1">
            <text:p>通識必修(通識)</text:p>
          </table:table-cell>
          <table:table-cell office:value-type="string" table:style-name="ce1">
            <text:p>F609</text:p>
          </table:table-cell>
          <table:table-cell office:value-type="float" office:value="1" table:style-name="ce1">
            <text:p>1</text:p>
          </table:table-cell>
          <table:table-cell office:value-type="string" table:style-name="ce1">
            <text:p>6,7,8,9,10</text:p>
          </table:table-cell>
          <table:table-cell office:value-type="string" table:style-name="ce1">
            <text:p>1.本課程上課日期為02/17-03/31。2.第一階段加退選開放尚未通過英文畢業門檻之延畢生及應屆畢業生。3.第二、三階段僅開放退選。4.本課程出席情況計入分數，若課程進行中需實習或其他個人因素無法正常上課，請不要選課以免影響學習成績。5.本課程僅四技及二技一般生可修習。6.自112 學年度起之入學生修習英語測驗分析「成績及格者」，仍需參加校內英檢，且測驗成績達標準者始得通過英文畢業門檻。</text:p>
          </table:table-cell>
          <table:table-cell office:value-type="string" table:style-name="ce1">
            <text:p>本課程在閱讀測驗應試技巧上，培養學生對於英語使用之認知，提升學生英文單字與文法能力，增進學生英文閱讀技巧。在聽力測驗應試技巧上，幫助學生瞭解口說英語語音變化之特性與幫助學生熟悉職場使用之非正式英語表達法。在多益或其他英語檢定考試上，引導學生熟悉開英語檢定考試試題，幫助學生培養臨場應試經驗並強化學生於本課程習得之語言使用技巧與應試策略。</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臺淑娟</text:p>
          </table:table-cell>
          <table:table-cell office:value-type="string" table:style-name="ce1">
            <text:p>111200257012A6</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57" table:style-name="ce1">
            <text:p>257</text:p>
          </table:table-cell>
          <table:table-cell office:value-type="float" office:value="1" table:style-name="ce1">
            <text:p>1</text:p>
          </table:table-cell>
          <table:table-cell office:value-type="float" office:value="2" table:style-name="ce1">
            <text:p>2</text:p>
          </table:table-cell>
          <table:table-cell office:value-type="string" table:style-name="ce1">
            <text:p>A6</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臺淑娟</text:p>
          </table:table-cell>
          <table:table-cell office:value-type="float" office:value="0" table:style-name="ce1">
            <text:p>0</text:p>
          </table:table-cell>
          <table:table-cell office:value-type="string" table:style-name="ce1">
            <text:p>第8~14週</text:p>
          </table:table-cell>
          <table:table-cell office:value-type="float" office:value="1" table:style-name="ce1">
            <text:p>1</text:p>
          </table:table-cell>
          <table:table-cell office:value-type="string" table:style-name="ce1">
            <text:p>通識必修(通識)</text:p>
          </table:table-cell>
          <table:table-cell office:value-type="string" table:style-name="ce1">
            <text:p>F609</text:p>
          </table:table-cell>
          <table:table-cell office:value-type="float" office:value="1" table:style-name="ce1">
            <text:p>1</text:p>
          </table:table-cell>
          <table:table-cell office:value-type="string" table:style-name="ce1">
            <text:p>6,7,8,9,10</text:p>
          </table:table-cell>
          <table:table-cell office:value-type="string" table:style-name="ce1">
            <text:p>1.本課程上課日期為04/07-05/19。2.第一階段開放未通過英文畢業門檻之四技及二技延畢生選課。3.第二階段加退選開未通過英文畢業門檻之四技及二技一般生應屆畢業生選課。4.第三階段加退選開放未通過英文畢業門檻之四技4、3、2年級/二技一般生選課。5.本課程出席情況計入分數，若課程進行中需實習或其他個人因素無法正常上課，請不要選課以免影響學習成績。6.本課程僅四技及二技一般生可修習。7.自112 學年度起之入學生修習英語測驗分析「成績及格者」，仍需參加校內英檢，且測驗成績達標準者始得通過英文畢業門檻。</text:p>
          </table:table-cell>
          <table:table-cell office:value-type="string" table:style-name="ce1">
            <text:p>本課程在閱讀測驗應試技巧上，培養學生對於英語使用之認知，提升學生英文單字與文法能力，增進學生英文閱讀技巧。在聽力測驗應試技巧上，幫助學生瞭解口說英語語音變化之特性與幫助學生熟悉職場使用之非正式英語表達法。在多益或其他英語檢定考試上，引導學生熟悉開英語檢定考試試題，幫助學生培養臨場應試經驗並強化學生於本課程習得之語言使用技巧與應試策略。</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L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二年級，畢業班課程。不開放選課，前七周實習。第一梯次:114/2/19-114/4/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L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二年級，畢業班課程。不開放選課，前七周實習。第一梯次:114/2/19-114/4/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L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實習課程、本系二技一般生二年級，畢業班課程。不開放選課，前七周實習。第一梯次:114/2/19-114/4/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L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修課限制：實習課程、本系二技一般生二年級，畢業班課程。不開放選課，前七周實習。第一梯次:114/2/19-114/4/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L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L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修課限制：實習課程、本系二技一般生二年級，畢業班課程。不開放選課，前七周實習。第一梯次:114/2/19-114/4/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M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M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二年級，畢業班課程。不開放選課，後七周實習。第二梯次: 114/4/7-114/5/2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M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M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二年級，畢業班課程。不開放選課，後七周實習。第二梯次: 114/4/7-114/5/2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M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M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實習課程、本系二技一般生二年級，畢業班課程。不開放選課，後七周實習。第二梯次: 114/4/7-114/5/2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M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M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修課限制：實習課程、本系二技一般生二年級，畢業班課程。不開放選課，後七周實習。第二梯次: 114/4/7-114/5/2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潘婉琳</text:p>
          </table:table-cell>
          <table:table-cell office:value-type="string" table:style-name="ce1">
            <text:p>111200203012M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203" table:style-name="ce1">
            <text:p>203</text:p>
          </table:table-cell>
          <table:table-cell office:value-type="float" office:value="1" table:style-name="ce1">
            <text:p>1</text:p>
          </table:table-cell>
          <table:table-cell office:value-type="float" office:value="2" table:style-name="ce1">
            <text:p>2</text:p>
          </table:table-cell>
          <table:table-cell office:value-type="string" table:style-name="ce1">
            <text:p>M0</text:p>
          </table:table-cell>
          <table:table-cell office:value-type="string" table:style-name="ce1">
            <text:p>臨床就業選習</text:p>
          </table:table-cell>
          <table:table-cell office:value-type="string" table:style-name="ce1">
            <text:p>Practicum for Obtaining Nursing Employment</text:p>
          </table:table-cell>
          <table:table-cell office:value-type="string" table:style-name="ce1">
            <text:p>潘婉琳</text:p>
          </table:table-cell>
          <table:table-cell office:value-type="float" office:value="6" table:style-name="ce1">
            <text:p>6</text:p>
          </table:table-cell>
          <table:table-cell office:value-type="string" table:style-name="ce1">
            <text:p>第8~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9</text:p>
          </table:table-cell>
          <table:table-cell office:value-type="string" table:style-name="ce1">
            <text:p>修課限制：實習課程、本系二技一般生二年級，畢業班課程。不開放選課，後七周實習。第二梯次: 114/4/7-114/5/23</text:p>
          </table:table-cell>
          <table:table-cell office:value-type="string" table:style-name="ce1">
            <text:p>本課程旨在培養學生整合並運用專業護理相關之知識與技能，於護理實務工作中，透過連續性且全時臨床護理實習，增加學生職場就業機會及提升工作適應能力，以奠定學生從事臨床護理工作的基礎。</text:p>
          </table:table-cell>
          <table:table-cell office:value-type="string" table:style-name="ce1">
            <text:p>The purpose of the course is to develop students’ clinical competence in hospital settings. Within the practicum, students will be trained to integrate and apply nursing theories, related knowledge, and skills in daily nursing practice. The training contents include practicing nursing routings, writing nursing records, familiar with nursing staff job descriptions, and participating in managing emergency situations. Students are expected to provide evidence-based, individualized, and prioritized nursing care based on assessment. Students will also be trained to communicate and cooperate with other medical team members, and to provide patients and their families health education and consultation. Students are also encouraged to actively participating in clinical and ethical issue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黃馨</text:p>
          </table:table-cell>
          <table:table-cell office:value-type="string" table:style-name="ce1">
            <text:p>111200320012S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20" table:style-name="ce1">
            <text:p>320</text:p>
          </table:table-cell>
          <table:table-cell office:value-type="float" office:value="1" table:style-name="ce1">
            <text:p>1</text:p>
          </table:table-cell>
          <table:table-cell office:value-type="float" office:value="2" table:style-name="ce1">
            <text:p>2</text:p>
          </table:table-cell>
          <table:table-cell office:value-type="string" table:style-name="ce1">
            <text:p>S0</text:p>
          </table:table-cell>
          <table:table-cell office:value-type="string" table:style-name="ce1">
            <text:p>護理資訊概論</text:p>
          </table:table-cell>
          <table:table-cell office:value-type="string" table:style-name="ce1">
            <text:p>Introduction of Nursing Informatics</text:p>
          </table:table-cell>
          <table:table-cell office:value-type="string" table:style-name="ce1">
            <text:p>黃馨</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1</text:p>
          </table:table-cell>
          <table:table-cell office:value-type="float" office:value="2" table:style-name="ce1">
            <text:p>2</text:p>
          </table:table-cell>
          <table:table-cell office:value-type="string" table:style-name="ce1">
            <text:p>1,2,3,4,5</text:p>
          </table:table-cell>
          <table:table-cell office:value-type="string" table:style-name="ce1">
            <text:p>修課限制：本系二技一般生二年級，前七周上課、畢業班課程。</text:p>
          </table:table-cell>
          <table:table-cell office:value-type="string" table:style-name="ce1">
            <text:p>本課程之目的在於教授與護理資訊相關的基本概念。課程內容包括護理人員在資訊系統評估的功能與角色，以及對臨床、行政及教育電腦應用軟體的分析與運用。本課程亦討論到電腦化系統對社會、倫理、法律等層面所造成的衝擊。選讀本課程之後，學生將可了解如何運用電腦與資訊系統於健康照護及其相關領域中，並可評估健康照護資訊系統的使用對整個機構及社會造成的影響。</text:p>
          </table:table-cell>
          <table:table-cell office:value-type="string" table:style-name="ce1">
            <text:p>This course aims to train students the basic concepts of the nursing informatics to understand the application of computer and information technology knowledge and skills in the field of nursing profession. While allowing the students to recognize the roles and functions played by today's computer and information technology in the field of health care and after the import of the information system of medical institutions,nursing and social impact.</text:p>
          </table:table-cell>
          <table:table-cell table:number-columns-repeated="16361"/>
        </table:table-row>
        <table:table-row table:style-name="ro2">
          <table:table-cell office:value-type="float" office:value="1132" table:style-name="ce4">
            <text:p>1132</text:p>
          </table:table-cell>
          <table:table-cell office:value-type="string" table:style-name="ce1">
            <text:p>李坤黛</text:p>
          </table:table-cell>
          <table:table-cell office:value-type="string" table:style-name="ce1">
            <text:p>111200311012S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11" table:style-name="ce1">
            <text:p>311</text:p>
          </table:table-cell>
          <table:table-cell office:value-type="float" office:value="1" table:style-name="ce1">
            <text:p>1</text:p>
          </table:table-cell>
          <table:table-cell office:value-type="float" office:value="2" table:style-name="ce1">
            <text:p>2</text:p>
          </table:table-cell>
          <table:table-cell office:value-type="string" table:style-name="ce1">
            <text:p>S1</text:p>
          </table:table-cell>
          <table:table-cell office:value-type="string" table:style-name="ce1">
            <text:p>危機處理</text:p>
          </table:table-cell>
          <table:table-cell office:value-type="string" table:style-name="ce1">
            <text:p>Crisis Intervention</text:p>
          </table:table-cell>
          <table:table-cell office:value-type="string" table:style-name="ce1">
            <text:p>李坤黛</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6</text:p>
          </table:table-cell>
          <table:table-cell office:value-type="float" office:value="2" table:style-name="ce1">
            <text:p>2</text:p>
          </table:table-cell>
          <table:table-cell office:value-type="string" table:style-name="ce1">
            <text:p>6,7,8,9,10</text:p>
          </table:table-cell>
          <table:table-cell office:value-type="string" table:style-name="ce1">
            <text:p>修課限制：本系二技一般生二年級，前七周上課、畢業班課程。</text:p>
          </table:table-cell>
          <table:table-cell office:value-type="string" table:style-name="ce1">
            <text:p>本課程旨在提供學生獲得危機處置之理論、知識與技能。內容分為危機處置基本概念、個人危機處置、危機案例分析三部份。學生經由分組討論、情境演練、角色扮演、家庭作業、案例分析，增加自我了解與危機處置的能力。</text:p>
          </table:table-cell>
          <table:table-cell office:value-type="string" table:style-name="ce1">
            <text:p>The aim of this course is to provide theory、knowledge and techniques of crisis intervention for students with nursing experience. The content will emphasize on developmental、social and situational crisis and related intervention techniques. Students’ crisis intervention ability can be strengthened through lecture、small group discussion and videotape discussion.</text:p>
          </table:table-cell>
          <table:table-cell table:number-columns-repeated="16361"/>
        </table:table-row>
        <table:table-row table:style-name="ro2">
          <table:table-cell office:value-type="float" office:value="1132" table:style-name="ce4">
            <text:p>1132</text:p>
          </table:table-cell>
          <table:table-cell office:value-type="string" table:style-name="ce1">
            <text:p>劉吉豐</text:p>
          </table:table-cell>
          <table:table-cell office:value-type="string" table:style-name="ce1">
            <text:p>111200366012S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6" table:style-name="ce1">
            <text:p>366</text:p>
          </table:table-cell>
          <table:table-cell office:value-type="float" office:value="1" table:style-name="ce1">
            <text:p>1</text:p>
          </table:table-cell>
          <table:table-cell office:value-type="float" office:value="2" table:style-name="ce1">
            <text:p>2</text:p>
          </table:table-cell>
          <table:table-cell office:value-type="string" table:style-name="ce1">
            <text:p>S2</text:p>
          </table:table-cell>
          <table:table-cell office:value-type="string" table:style-name="ce1">
            <text:p>耳穴貼壓理論與實務</text:p>
          </table:table-cell>
          <table:table-cell office:value-type="string" table:style-name="ce1">
            <text:p>Auricular Acupressure</text:p>
          </table:table-cell>
          <table:table-cell office:value-type="string" table:style-name="ce1">
            <text:p>劉吉豐</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4</text:p>
          </table:table-cell>
          <table:table-cell office:value-type="float" office:value="2" table:style-name="ce1">
            <text:p>2</text:p>
          </table:table-cell>
          <table:table-cell office:value-type="string" table:style-name="ce1">
            <text:p>6,7,8,9,10</text:p>
          </table:table-cell>
          <table:table-cell office:value-type="string" table:style-name="ce1">
            <text:p>修課限制：本系二技一般生二年級、本系四技一般生四年級，前七周上課、畢業班課程。</text:p>
          </table:table-cell>
          <table:table-cell office:value-type="string" table:style-name="ce1">
            <text:p>本科目希望透過耳穴貼壓知識介紹與實作技巧之結合，讓學生有基本的健康措施與中醫照護的概念，能搜尋相關文獻瞭解非傷害性中醫措施的重要，可分析目前市場求需求及相關照護的優缺點，學習問題解決與激發中醫措施創意之動機與實作，促進健康照護創意思考與創造力。課程包含：陰陽理論、五行概念、健康照護產品實務創作或改良等。</text:p>
          </table:table-cell>
          <table:table-cell office:value-type="string" table:style-name="ce1">
            <text:p>This course aims to provide students with the basic concepts of health-care auricular acupressure design and through delivering health promotion knowledge and practical application. It enables them to search relevant research papers and patent materials, so as to realize the importance of intellectual property rights. Meanwhile, they are taught to analyze the current market demands and the strength and weakness of related health promotion methods, learning problem solution and creativity of health-care products, and be encouraged creativity thinking of health care. Major focuses of the course include concepts of Chinese medical sciences, universal design, and practical application and improvement of health promotion.</text:p>
          </table:table-cell>
          <table:table-cell table:number-columns-repeated="16361"/>
        </table:table-row>
        <table:table-row table:style-name="ro2">
          <table:table-cell office:value-type="float" office:value="1132" table:style-name="ce4">
            <text:p>1132</text:p>
          </table:table-cell>
          <table:table-cell office:value-type="string" table:style-name="ce1">
            <text:p>鍾美玲</text:p>
          </table:table-cell>
          <table:table-cell office:value-type="string" table:style-name="ce1">
            <text:p>111200332012S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32" table:style-name="ce1">
            <text:p>332</text:p>
          </table:table-cell>
          <table:table-cell office:value-type="float" office:value="1" table:style-name="ce1">
            <text:p>1</text:p>
          </table:table-cell>
          <table:table-cell office:value-type="float" office:value="2" table:style-name="ce1">
            <text:p>2</text:p>
          </table:table-cell>
          <table:table-cell office:value-type="string" table:style-name="ce1">
            <text:p>S3</text:p>
          </table:table-cell>
          <table:table-cell office:value-type="string" table:style-name="ce1">
            <text:p>壓力與情緒管理</text:p>
          </table:table-cell>
          <table:table-cell office:value-type="string" table:style-name="ce1">
            <text:p>Stress and Emotion Management</text:p>
          </table:table-cell>
          <table:table-cell office:value-type="string" table:style-name="ce1">
            <text:p>鍾美玲</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0</text:p>
          </table:table-cell>
          <table:table-cell office:value-type="float" office:value="3" table:style-name="ce1">
            <text:p>3</text:p>
          </table:table-cell>
          <table:table-cell office:value-type="string" table:style-name="ce1">
            <text:p>1,2,3,4,5</text:p>
          </table:table-cell>
          <table:table-cell office:value-type="string" table:style-name="ce1">
            <text:p>修課限制：跨域課程、本系二技一般生二年級、本系四技一般生四年級，前七周上課、畢業班課程。</text:p>
          </table:table-cell>
          <table:table-cell office:value-type="string" table:style-name="ce1">
            <text:p>本課程主旨在協助學生了解個體壓力與情緒管理之相關理論，經由教學活動的參與，洞察自己壓力及情緒來源、壓力與情緒反應的模式、以及本身健康、工作、人際關係、日常生活受情緒影響之部份，並從中學習良好的壓力與情緒控制管理方法。使學生能在任何情境下，藉由合宜的表達得以發揮潛能、愉快的工作並提昇生活滿意度。教學方法包括:講解、課室活動、經驗分享、角色扮演、實例演練及作業習作。</text:p>
          </table:table-cell>
          <table:table-cell office:value-type="string" table:style-name="ce1">
            <text:p>This course provides students with advanced knowledge and skills about individual sentiment and emotion management. Through the participation of the teaching activities, the students can understand thoroughly the origin of their emotion, the model of the emotional response and how their health, work, human relation and day-to-day life are affected by the emotion. Moreover, the students can learn the skills of emotion control and management so that their emotional expression can have a good fit and enjoy their work.</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1200363012S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3" table:style-name="ce1">
            <text:p>363</text:p>
          </table:table-cell>
          <table:table-cell office:value-type="float" office:value="1" table:style-name="ce1">
            <text:p>1</text:p>
          </table:table-cell>
          <table:table-cell office:value-type="float" office:value="2" table:style-name="ce1">
            <text:p>2</text:p>
          </table:table-cell>
          <table:table-cell office:value-type="string" table:style-name="ce1">
            <text:p>S4</text:p>
          </table:table-cell>
          <table:table-cell office:value-type="string" table:style-name="ce1">
            <text:p>藝術治療概論</text:p>
          </table:table-cell>
          <table:table-cell office:value-type="string" table:style-name="ce1">
            <text:p>Introduction of Art Therapy</text:p>
          </table:table-cell>
          <table:table-cell office:value-type="string" table:style-name="ce1">
            <text:p>undefined</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3" table:style-name="ce1">
            <text:p>3</text:p>
          </table:table-cell>
          <table:table-cell office:value-type="string" table:style-name="ce1">
            <text:p>6,7,8,9,10</text:p>
          </table:table-cell>
          <table:table-cell office:value-type="string" table:style-name="ce1">
            <text:p>修課限制：本系二技一般生二年級、本系四技一般生四年級，前七周上課、畢業班課程。</text:p>
          </table:table-cell>
          <table:table-cell office:value-type="string" table:style-name="ce1">
            <text:p>本課程內容以認知的、心理的、表現的三項訴求為主。將提供視覺心理與藝術治療基礎，並連結藝術活動的機能至應用練習。課程中講解實務經驗，教導學生如何利用非言語表達方式，在輔導照顧上透過對繪畫等藝術作品的感受，建立起潛意識的自然對話，促使生理、心理、社會與心靈層面邁向良性的溝通。課程設計同時著重學生之自學、創意與問題解決的能力。</text:p>
          </table:table-cell>
          <table:table-cell office:value-type="string" table:style-name="ce1">
            <text:p>This course is inspired from our study of cognition, psychology, and expression. It will start from building a solid foundation for visual psychology and fine art therapy; then we illustrate the theory by applying art activity to practical cases. We offer years of experience from our practice, which enables the students to use effective, non-verbal methods in the caring of souls. Natural and subconscious dialog can be built upon the appreciation of paintings and art. It will facilitate constructive communication at different levels of physiology, psychology, sociology and mind.</text:p>
          </table:table-cell>
          <table:table-cell table:number-columns-repeated="16361"/>
        </table:table-row>
        <table:table-row table:style-name="ro2">
          <table:table-cell office:value-type="float" office:value="1132" table:style-name="ce4">
            <text:p>1132</text:p>
          </table:table-cell>
          <table:table-cell office:value-type="string" table:style-name="ce1">
            <text:p>許智皓</text:p>
          </table:table-cell>
          <table:table-cell office:value-type="string" table:style-name="ce1">
            <text:p>111200365012S5</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5" table:style-name="ce1">
            <text:p>365</text:p>
          </table:table-cell>
          <table:table-cell office:value-type="float" office:value="1" table:style-name="ce1">
            <text:p>1</text:p>
          </table:table-cell>
          <table:table-cell office:value-type="float" office:value="2" table:style-name="ce1">
            <text:p>2</text:p>
          </table:table-cell>
          <table:table-cell office:value-type="string" table:style-name="ce1">
            <text:p>S5</text:p>
          </table:table-cell>
          <table:table-cell office:value-type="string" table:style-name="ce1">
            <text:p>媒體與健康議題研討</text:p>
          </table:table-cell>
          <table:table-cell office:value-type="string" table:style-name="ce1">
            <text:p>Seminar of Human Health Issue in Media</text:p>
          </table:table-cell>
          <table:table-cell office:value-type="string" table:style-name="ce1">
            <text:p>許智皓</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3</text:p>
          </table:table-cell>
          <table:table-cell office:value-type="float" office:value="4" table:style-name="ce1">
            <text:p>4</text:p>
          </table:table-cell>
          <table:table-cell office:value-type="string" table:style-name="ce1">
            <text:p>1,2,3,4,5</text:p>
          </table:table-cell>
          <table:table-cell office:value-type="string" table:style-name="ce1">
            <text:p>修課限制：本系二技一般生二年級、本系四技一般生四年級，前七周上課、畢業班課程。</text:p>
          </table:table-cell>
          <table:table-cell office:value-type="string" table:style-name="ce1">
            <text:p>本課程的目的在應用電影具像的媒體，協助學生瞭解並感受全球與在地相關的健康議題，培養其對國際健康議題的基本概念；並藉由具體影像的呈現，引發學生思考與討論的興趣。課程主題包括文化差異、弱勢族群、環境與健康、災難與健康照護、飲食與健康照護、傳染病、失智症、罕見疾病、安樂死、醫護倫理與生命教育等議題。</text:p>
          </table:table-cell>
          <table:table-cell office:value-type="string" table:style-name="ce1">
            <text:p>This course is designed to provide introductory content in human health issues which useful for all level of health care students who will be practicing in the era of globalization through the media. The themes introduced several international health foci, include cultural diversity, vulnerable group health, environment and health, economic, policy and health, single parents, drug abused, dementia etc. Students will be simulated to think critically about global health issues and share their experiences.</text:p>
          </table:table-cell>
          <table:table-cell table:number-columns-repeated="16361"/>
        </table:table-row>
        <table:table-row table:style-name="ro2">
          <table:table-cell office:value-type="float" office:value="1132" table:style-name="ce4">
            <text:p>1132</text:p>
          </table:table-cell>
          <table:table-cell office:value-type="string" table:style-name="ce1">
            <text:p>李梅琛</text:p>
          </table:table-cell>
          <table:table-cell office:value-type="string" table:style-name="ce1">
            <text:p>111200360012S6</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0" table:style-name="ce1">
            <text:p>360</text:p>
          </table:table-cell>
          <table:table-cell office:value-type="float" office:value="1" table:style-name="ce1">
            <text:p>1</text:p>
          </table:table-cell>
          <table:table-cell office:value-type="float" office:value="2" table:style-name="ce1">
            <text:p>2</text:p>
          </table:table-cell>
          <table:table-cell office:value-type="string" table:style-name="ce1">
            <text:p>S6</text:p>
          </table:table-cell>
          <table:table-cell office:value-type="string" table:style-name="ce1">
            <text:p>護理個案報告撰寫</text:p>
          </table:table-cell>
          <table:table-cell office:value-type="string" table:style-name="ce1">
            <text:p>Nursing Case Report in Writing</text:p>
          </table:table-cell>
          <table:table-cell office:value-type="string" table:style-name="ce1">
            <text:p>李梅琛</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B114</text:p>
          </table:table-cell>
          <table:table-cell office:value-type="float" office:value="4" table:style-name="ce1">
            <text:p>4</text:p>
          </table:table-cell>
          <table:table-cell office:value-type="string" table:style-name="ce1">
            <text:p>6,7,8,9,10</text:p>
          </table:table-cell>
          <table:table-cell office:value-type="string" table:style-name="ce1">
            <text:p>修課限制：本系二技一般生二年級，前七周上課、畢業班課程。</text:p>
          </table:table-cell>
          <table:table-cell office:value-type="string" table:style-name="ce1">
            <text:p>本課程旨在協助學生獲得有關個案報告撰寫之知識及技巧，運用各科基礎醫學及護理學知識，以護理過程之概念，識別個案之健康問題，設計個案所需之護理活動，並依邏輯思考、寫作技巧、統整基礎醫學及護理專業相關知識進行個案報告之書寫，進而將護理理論與護理實務做緊密之聯結，以提升學生於臨床實習之書面撰寫個案報告之能力。課程內容包括：個案報告撰寫之基本架構、文獻查證之技巧及統整、護理理論與評估之運用、撰寫個案報告之實務訓練等。</text:p>
          </table:table-cell>
          <table:table-cell office:value-type="string" table:style-name="ce1">
            <text:p>This course is designed to promote students’ ability to write nursing case reports in nursing clinical practice. Teaching strategies include helping the students to obtain the requisite knowledge and skills for writing <text:s/>nursing case reports, enhancing <text:s/>their skills of integrating various kinds of nursing knowledge and concept of <text:s/>providing holistic nursing care for patients, <text:s/>families, and <text:s/>communities, recognizing clients’ health problems and <text:s/>applying clinical thinking, writing skills, <text:s/>and the knowledge of nursing in writing case reports, as well as incorporating with nursing theories and nursing application.<text:s/></text:p>
            <text:p>This course content includes the basic construction of nursing case reports, skills in searching literature, and the organization of literature review, application of nursing theories and nursing assessments, and writing practice of nursing case reports.</text:p>
          </table:table-cell>
          <table:table-cell table:number-columns-repeated="16361"/>
        </table:table-row>
        <table:table-row table:style-name="ro9">
          <table:table-cell office:value-type="float" office:value="1132" table:style-name="ce4">
            <text:p>1132</text:p>
          </table:table-cell>
          <table:table-cell office:value-type="string" table:style-name="ce1">
            <text:p>張淑芳</text:p>
          </table:table-cell>
          <table:table-cell office:value-type="string" table:style-name="ce1">
            <text:p>111200356012S7</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56" table:style-name="ce1">
            <text:p>356</text:p>
          </table:table-cell>
          <table:table-cell office:value-type="float" office:value="1" table:style-name="ce1">
            <text:p>1</text:p>
          </table:table-cell>
          <table:table-cell office:value-type="float" office:value="2" table:style-name="ce1">
            <text:p>2</text:p>
          </table:table-cell>
          <table:table-cell office:value-type="string" table:style-name="ce1">
            <text:p>S7</text:p>
          </table:table-cell>
          <table:table-cell office:value-type="string" table:style-name="ce1">
            <text:p>皮膚美容科學</text:p>
          </table:table-cell>
          <table:table-cell office:value-type="string" table:style-name="ce1">
            <text:p>Skin Health Care and Practice of Cosmetics</text:p>
          </table:table-cell>
          <table:table-cell office:value-type="string" table:style-name="ce1">
            <text:p>張淑芳</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B517</text:p>
          </table:table-cell>
          <table:table-cell office:value-type="float" office:value="5" table:style-name="ce1">
            <text:p>5</text:p>
          </table:table-cell>
          <table:table-cell office:value-type="string" table:style-name="ce1">
            <text:p>1,2,3,4,5</text:p>
          </table:table-cell>
          <table:table-cell office:value-type="string" table:style-name="ce1">
            <text:p>修課限制：本系二技一般生二年級、本系四技一般生四年級，前七周上課、畢業班課程。</text:p>
          </table:table-cell>
          <table:table-cell office:value-type="string" table:style-name="ce1">
            <text:p>本課程旨在使學生結合健康及美容的專業知識運用於皮膚美容護理，進而探索目前醫學美容產業現況及國內美容證照考試之趨勢。本課程以丙級美容證照考試內容為課程主要架構，涵蓋四大主題：美容衛生、護膚技術、基礎彩妝及美容療法，藉由課室講解與實作演練，培訓護理學生熟練皮膚美容保養方法與技巧及執行健康美容之能力。</text:p>
          </table:table-cell>
          <table:table-cell office:value-type="string" table:style-name="ce1">
            <text:p>The purpose of this course is to integrate the knowledge of health and cosmetics to perform the skin self-care skills. The course contents include four main parts: beauty and hygienic; facial treatment; basic make up design and beauty therapies. Nursing students also need to practice the skin care and cosmetic procedures.</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346012S8</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46" table:style-name="ce1">
            <text:p>346</text:p>
          </table:table-cell>
          <table:table-cell office:value-type="float" office:value="1" table:style-name="ce1">
            <text:p>1</text:p>
          </table:table-cell>
          <table:table-cell office:value-type="float" office:value="2" table:style-name="ce1">
            <text:p>2</text:p>
          </table:table-cell>
          <table:table-cell office:value-type="string" table:style-name="ce1">
            <text:p>S8</text:p>
          </table:table-cell>
          <table:table-cell office:value-type="string" table:style-name="ce1">
            <text:p>老人照護</text:p>
          </table:table-cell>
          <table:table-cell office:value-type="string" table:style-name="ce1">
            <text:p>Gerontological Nursing</text:p>
          </table:table-cell>
          <table:table-cell office:value-type="string" table:style-name="ce1">
            <text:p>吳桂花</text:p>
          </table:table-cell>
          <table:table-cell office:value-type="float" office:value="2" table:style-name="ce1">
            <text:p>2</text:p>
          </table:table-cell>
          <table:table-cell office:value-type="string" table:style-name="ce1">
            <text:p>第1~7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3</text:p>
          </table:table-cell>
          <table:table-cell office:value-type="float" office:value="5" table:style-name="ce1">
            <text:p>5</text:p>
          </table:table-cell>
          <table:table-cell office:value-type="string" table:style-name="ce1">
            <text:p>6,7,8,9,10</text:p>
          </table:table-cell>
          <table:table-cell office:value-type="string" table:style-name="ce1">
            <text:p>修課限制：本系二技一般生二年級、本系四技一般生四年級，前七周上課、畢業班課程，非同步遠距教學、遠距教學課程。</text:p>
          </table:table-cell>
          <table:table-cell office:value-type="string" table:style-name="ce1">
            <text:p>本課程在增進學生對一般老人照護的認知，培養學生具備以多元化觀點評估照護一般老人的實務能力，課程內容包括：老人護理概論，與老人的溝通、文化及倫理議題，老人身體、心理、社會及靈性的評估與護理，老人常見健康問題與護理，老人居家照護與社區照護之網絡與資源等，教學活動包括：講習、討論、問答、影片欣賞、分組報告等。</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ng; the assessment and nursing care of physiological, psychosocial, and spirit aspects of elders; the response of loss, dying; the conceptual framework of Gerontological nursing; community network and resources for nursing care of elders; and the presence and future of Gerontological nursing. Teaching activities include lecture, discussing, questioning, watching movie, visiting,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魏秀靜</text:p>
          </table:table-cell>
          <table:table-cell office:value-type="string" table:style-name="ce1">
            <text:p>111201195012W0</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195" table:style-name="ce1">
            <text:p>1195</text:p>
          </table:table-cell>
          <table:table-cell office:value-type="float" office:value="1" table:style-name="ce1">
            <text:p>1</text:p>
          </table:table-cell>
          <table:table-cell office:value-type="float" office:value="2" table:style-name="ce1">
            <text:p>2</text:p>
          </table:table-cell>
          <table:table-cell office:value-type="string" table:style-name="ce1">
            <text:p>W0</text:p>
          </table:table-cell>
          <table:table-cell office:value-type="string" table:style-name="ce1">
            <text:p>飲食文化與健康</text:p>
          </table:table-cell>
          <table:table-cell office:value-type="string" table:style-name="ce1">
            <text:p>Dietary Culture and Health</text:p>
          </table:table-cell>
          <table:table-cell office:value-type="string" table:style-name="ce1">
            <text:p>魏秀靜,方文熙</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1</text:p>
          </table:table-cell>
          <table:table-cell office:value-type="float" office:value="2" table:style-name="ce1">
            <text:p>2</text:p>
          </table:table-cell>
          <table:table-cell office:value-type="string" table:style-name="ce1">
            <text:p>1,2,3,4,5</text:p>
          </table:table-cell>
          <table:table-cell office:value-type="string" table:style-name="ce1">
            <text:p>修課限制：跨域課程、本系二技一般生二年級、本系四技一般生四年級，後七周上課、畢業班課程。</text:p>
          </table:table-cell>
          <table:table-cell office:value-type="string" table:style-name="ce1">
            <text:p>本課程旨在引導學生認識台灣人文、社會、歷史、及人口組成所產生的特殊飲食文化，</text:p>
            <text:p>瞭解飲食所傳遞的符號與表徵，進而識別台灣族群文化，以及飲食文化與健康的</text:p>
            <text:p>相關議題。本課程著重介紹台灣本地陸、閩、客、原住民文化的認識，探究其歷</text:p>
            <text:p>史人文背景、飲食特色、以及各族群飲食融合演進的過程，增進學生瞭解多元文化</text:p>
            <text:p>對個（群）體在飲食、健康與疾病上的影響，進而能在評估與計劃個（群）體的飲食與</text:p>
            <text:p>健康需求時，能展現文化的敏感度，符合多元文化的飲食特色。</text:p>
          </table:table-cell>
          <table:table-cell office:value-type="string" table:style-name="ce1">
            <text:p>Dietary carries cultural symbol and heritage. It affects the physical, psychological, and spiritual<text:s/></text:p>
            <text:p>wellbeing of people who share the same culture. The purpose of this course is to introduce<text:s/></text:p>
            <text:p>historical, social, and cultural influences on the diversity of dietary culture in Taiwan. This course<text:s/></text:p>
            <text:p>takes students on an exploration of the links between dietary culture and health issue. This course<text:s/></text:p>
            <text:p>emphasizes on the appreciation of cultural diversity from mainland China, Fu-jian, Hakka, and<text:s/></text:p>
            <text:p>Aboriginal groups in Taiwan. Students will be encouraged to examine the process of integration of<text:s/></text:p>
            <text:p>cultural background, dietary habits, and wellbeing in assessing and implementing activities meeting<text:s/></text:p>
            <text:p>people’s health needs.</text:p>
          </table:table-cell>
          <table:table-cell table:number-columns-repeated="16361"/>
        </table:table-row>
        <table:table-row table:style-name="ro2">
          <table:table-cell office:value-type="float" office:value="1132" table:style-name="ce4">
            <text:p>1132</text:p>
          </table:table-cell>
          <table:table-cell office:value-type="string" table:style-name="ce1">
            <text:p>劉吉豐</text:p>
          </table:table-cell>
          <table:table-cell office:value-type="string" table:style-name="ce1">
            <text:p>111200366012W1</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6" table:style-name="ce1">
            <text:p>366</text:p>
          </table:table-cell>
          <table:table-cell office:value-type="float" office:value="1" table:style-name="ce1">
            <text:p>1</text:p>
          </table:table-cell>
          <table:table-cell office:value-type="float" office:value="2" table:style-name="ce1">
            <text:p>2</text:p>
          </table:table-cell>
          <table:table-cell office:value-type="string" table:style-name="ce1">
            <text:p>W1</text:p>
          </table:table-cell>
          <table:table-cell office:value-type="string" table:style-name="ce1">
            <text:p>耳穴貼壓理論與實務</text:p>
          </table:table-cell>
          <table:table-cell office:value-type="string" table:style-name="ce1">
            <text:p>Auricular Acupressure</text:p>
          </table:table-cell>
          <table:table-cell office:value-type="string" table:style-name="ce1">
            <text:p>劉吉豐</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4</text:p>
          </table:table-cell>
          <table:table-cell office:value-type="float" office:value="2" table:style-name="ce1">
            <text:p>2</text:p>
          </table:table-cell>
          <table:table-cell office:value-type="string" table:style-name="ce1">
            <text:p>6,7,8,9,10</text:p>
          </table:table-cell>
          <table:table-cell office:value-type="string" table:style-name="ce1">
            <text:p>修課限制：本系二技一般生二年級、本系四技一般生四年級，後七周上課、畢業班課程。</text:p>
          </table:table-cell>
          <table:table-cell office:value-type="string" table:style-name="ce1">
            <text:p>本科目希望透過耳穴貼壓知識介紹與實作技巧之結合，讓學生有基本的健康措施與中醫照護的概念，能搜尋相關文獻瞭解非傷害性中醫措施的重要，可分析目前市場求需求及相關照護的優缺點，學習問題解決與激發中醫措施創意之動機與實作，促進健康照護創意思考與創造力。課程包含：陰陽理論、五行概念、健康照護產品實務創作或改良等。</text:p>
          </table:table-cell>
          <table:table-cell office:value-type="string" table:style-name="ce1">
            <text:p>This course aims to provide students with the basic concepts of health-care auricular acupressure design and through delivering health promotion knowledge and practical application. It enables them to search relevant research papers and patent materials, so as to realize the importance of intellectual property rights. Meanwhile, they are taught to analyze the current market demands and the strength and weakness of related health promotion methods, learning problem solution and creativity of health-care products, and be encouraged creativity thinking of health care. Major focuses of the course include concepts of Chinese medical sciences, universal design, and practical application and improvement of health promotion.</text:p>
          </table:table-cell>
          <table:table-cell table:number-columns-repeated="16361"/>
        </table:table-row>
        <table:table-row table:style-name="ro2">
          <table:table-cell office:value-type="float" office:value="1132" table:style-name="ce4">
            <text:p>1132</text:p>
          </table:table-cell>
          <table:table-cell office:value-type="string" table:style-name="ce1">
            <text:p>李梅琛</text:p>
          </table:table-cell>
          <table:table-cell office:value-type="string" table:style-name="ce1">
            <text:p>111200360012W2</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0" table:style-name="ce1">
            <text:p>360</text:p>
          </table:table-cell>
          <table:table-cell office:value-type="float" office:value="1" table:style-name="ce1">
            <text:p>1</text:p>
          </table:table-cell>
          <table:table-cell office:value-type="float" office:value="2" table:style-name="ce1">
            <text:p>2</text:p>
          </table:table-cell>
          <table:table-cell office:value-type="string" table:style-name="ce1">
            <text:p>W2</text:p>
          </table:table-cell>
          <table:table-cell office:value-type="string" table:style-name="ce1">
            <text:p>護理個案報告撰寫</text:p>
          </table:table-cell>
          <table:table-cell office:value-type="string" table:style-name="ce1">
            <text:p>Nursing Case Report in Writing</text:p>
          </table:table-cell>
          <table:table-cell office:value-type="string" table:style-name="ce1">
            <text:p>李梅琛</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6</text:p>
          </table:table-cell>
          <table:table-cell office:value-type="float" office:value="2" table:style-name="ce1">
            <text:p>2</text:p>
          </table:table-cell>
          <table:table-cell office:value-type="string" table:style-name="ce1">
            <text:p>6,7,8,9,10</text:p>
          </table:table-cell>
          <table:table-cell office:value-type="string" table:style-name="ce1">
            <text:p>修課限制：本系二技一般生二年級，後七周上課、畢業班課程。</text:p>
          </table:table-cell>
          <table:table-cell office:value-type="string" table:style-name="ce1">
            <text:p>本課程旨在協助學生獲得有關個案報告撰寫之知識及技巧，運用各科基礎醫學及護理學知識，以護理過程之概念，識別個案之健康問題，設計個案所需之護理活動，並依邏輯思考、寫作技巧、統整基礎醫學及護理專業相關知識進行個案報告之書寫，進而將護理理論與護理實務做緊密之聯結，以提升學生於臨床實習之書面撰寫個案報告之能力。課程內容包括：個案報告撰寫之基本架構、文獻查證之技巧及統整、護理理論與評估之運用、撰寫個案報告之實務訓練等。</text:p>
          </table:table-cell>
          <table:table-cell office:value-type="string" table:style-name="ce1">
            <text:p>This course is designed to promote students’ ability to write nursing case reports in nursing clinical practice. Teaching strategies include helping the students to obtain the requisite knowledge and skills for writing <text:s/>nursing case reports, enhancing <text:s/>their skills of integrating various kinds of nursing knowledge and concept of <text:s/>providing holistic nursing care for patients, <text:s/>families, and <text:s/>communities, recognizing clients’ health problems and <text:s/>applying clinical thinking, writing skills, <text:s/>and the knowledge of nursing in writing case reports, as well as incorporating with nursing theories and nursing application.<text:s/></text:p>
            <text:p>This course content includes the basic construction of nursing case reports, skills in searching literature, and the organization of literature review, application of nursing theories and nursing assessments, and writing practice of nursing case reports.</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string" table:style-name="ce1">
            <text:p>111201702012W3</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1702" table:style-name="ce1">
            <text:p>1702</text:p>
          </table:table-cell>
          <table:table-cell office:value-type="float" office:value="1" table:style-name="ce1">
            <text:p>1</text:p>
          </table:table-cell>
          <table:table-cell office:value-type="float" office:value="2" table:style-name="ce1">
            <text:p>2</text:p>
          </table:table-cell>
          <table:table-cell office:value-type="string" table:style-name="ce1">
            <text:p>W3</text:p>
          </table:table-cell>
          <table:table-cell office:value-type="string" table:style-name="ce1">
            <text:p>高齡照護創新設計</text:p>
          </table:table-cell>
          <table:table-cell office:value-type="string" table:style-name="ce1">
            <text:p>Innovation Design in Elderly Health Service</text:p>
          </table:table-cell>
          <table:table-cell office:value-type="string" table:style-name="ce1">
            <text:p>廖珮宏</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0</text:p>
          </table:table-cell>
          <table:table-cell office:value-type="float" office:value="3" table:style-name="ce1">
            <text:p>3</text:p>
          </table:table-cell>
          <table:table-cell office:value-type="string" table:style-name="ce1">
            <text:p>1,2,3,4,5</text:p>
          </table:table-cell>
          <table:table-cell office:value-type="string" table:style-name="ce1">
            <text:p>修課限制：跨域課程、本系二技一般生二年級、本系四技一般生四年級，後七周上課、畢業班課程。</text:p>
          </table:table-cell>
          <table:table-cell office:value-type="string" table:style-name="ce1">
            <text:p>本課程旨在提供學生瞭解高齡健康照護服務發展及需求，並發掘實際場域問題，進而利用創新設計思維學習以問題解決策略提供可能的解決方案。本課程教學架構擬導入「設計思考五步驟」，培養學生高齡者同理、高齡健康照護場域問題定義、智慧照護解決方案構思、及貼心創新設計產品或服務流程原型架設等能力，藉由課堂互動、工作坊參與、實作演練與討論，啟發學生應用創新思維定義高齡健康照護服務問題並提出初步的可能策略或方案。期望學生修習本課程後能具備創新思考之基本觀念與實作應用技能，並能夠運用在高齡健康照護服務創新設計之發展。</text:p>
          </table:table-cell>
          <table:table-cell office:value-type="string" table:style-name="ce1">
            <text:p>The purpose of this course is to help students to gain innovation design knowledge and skill that related to elderly health care service and solved the real problems in care settings. The teaching framework of this course intends to introduce the Five Steps of Design Think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1200363012W4</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63" table:style-name="ce1">
            <text:p>363</text:p>
          </table:table-cell>
          <table:table-cell office:value-type="float" office:value="1" table:style-name="ce1">
            <text:p>1</text:p>
          </table:table-cell>
          <table:table-cell office:value-type="float" office:value="2" table:style-name="ce1">
            <text:p>2</text:p>
          </table:table-cell>
          <table:table-cell office:value-type="string" table:style-name="ce1">
            <text:p>W4</text:p>
          </table:table-cell>
          <table:table-cell office:value-type="string" table:style-name="ce1">
            <text:p>藝術治療概論</text:p>
          </table:table-cell>
          <table:table-cell office:value-type="string" table:style-name="ce1">
            <text:p>Introduction of Art Therapy</text:p>
          </table:table-cell>
          <table:table-cell office:value-type="string" table:style-name="ce1">
            <text:p>undefined</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3" table:style-name="ce1">
            <text:p>3</text:p>
          </table:table-cell>
          <table:table-cell office:value-type="string" table:style-name="ce1">
            <text:p>6,7,8,9,10</text:p>
          </table:table-cell>
          <table:table-cell office:value-type="string" table:style-name="ce1">
            <text:p>修課限制：本系二技一般生二年級、本系四技一般生四年級，後七周上課、畢業班課程。</text:p>
          </table:table-cell>
          <table:table-cell office:value-type="string" table:style-name="ce1">
            <text:p>本課程內容以認知的、心理的、表現的三項訴求為主。將提供視覺心理與藝術治療基礎，並連結藝術活動的機能至應用練習。課程中講解實務經驗，教導學生如何利用非言語表達方式，在輔導照顧上透過對繪畫等藝術作品的感受，建立起潛意識的自然對話，促使生理、心理、社會與心靈層面邁向良性的溝通。課程設計同時著重學生之自學、創意與問題解決的能力。</text:p>
          </table:table-cell>
          <table:table-cell office:value-type="string" table:style-name="ce1">
            <text:p>This course is inspired from our study of cognition, psychology, and expression. It will start from building a solid foundation for visual psychology and fine art therapy; then we illustrate the theory by applying art activity to practical cases. We offer years of experience from our practice, which enables the students to use effective, non-verbal methods in the caring of souls. Natural and subconscious dialog can be built upon the appreciation of paintings and art. It will facilitate constructive communication at different levels of physiology, psychology, sociology and mind.</text:p>
          </table:table-cell>
          <table:table-cell table:number-columns-repeated="16361"/>
        </table:table-row>
        <table:table-row table:style-name="ro2">
          <table:table-cell office:value-type="float" office:value="1132" table:style-name="ce4">
            <text:p>1132</text:p>
          </table:table-cell>
          <table:table-cell office:value-type="string" table:style-name="ce1">
            <text:p>許智皓</text:p>
          </table:table-cell>
          <table:table-cell office:value-type="string" table:style-name="ce1">
            <text:p>111200400012W5</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400" table:style-name="ce1">
            <text:p>400</text:p>
          </table:table-cell>
          <table:table-cell office:value-type="float" office:value="1" table:style-name="ce1">
            <text:p>1</text:p>
          </table:table-cell>
          <table:table-cell office:value-type="float" office:value="2" table:style-name="ce1">
            <text:p>2</text:p>
          </table:table-cell>
          <table:table-cell office:value-type="string" table:style-name="ce1">
            <text:p>W5</text:p>
          </table:table-cell>
          <table:table-cell office:value-type="string" table:style-name="ce1">
            <text:p>國際健康概論</text:p>
          </table:table-cell>
          <table:table-cell office:value-type="string" table:style-name="ce1">
            <text:p>Introduction of International Health</text:p>
          </table:table-cell>
          <table:table-cell office:value-type="string" table:style-name="ce1">
            <text:p>許智皓</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3</text:p>
          </table:table-cell>
          <table:table-cell office:value-type="float" office:value="4" table:style-name="ce1">
            <text:p>4</text:p>
          </table:table-cell>
          <table:table-cell office:value-type="string" table:style-name="ce1">
            <text:p>1,2,3,4,5</text:p>
          </table:table-cell>
          <table:table-cell office:value-type="string" table:style-name="ce1">
            <text:p>修課限制：本系二技一般生二年級、本系四技一般生四年級，後七周上課、畢業班課程。</text:p>
          </table:table-cell>
          <table:table-cell office:value-type="string" table:style-name="ce1">
            <text:p>本課程的目的在介紹有關全球健康議題相關概念給對於全球化有興趣的大學層級學生。課程主題包括全球健康議題，不同族群的健康焦點，包括全球不同地理區域的兒童、婦女、青少年、老人與原住民，以及傳染性疾病。學生將透過檢視國際健康資料庫以瞭解健康相關的衝擊與非政府組織之影響。</text:p>
          </table:table-cell>
          <table:table-cell office:value-type="string" table:style-name="ce1">
            <text:p>The course aims to provide introductory content in global health related issues useful for baccalaureate level of students who interests in the era of globalization, regardless of whether they personally plan to live or work. The themes introduced include global health issues, health foci in different aggregates which include children, women, adolescents, elderly and aboriginal health problem across geographic regions, communicable disease. Students will examine international documents that have the potential to impact health, and non-governmental organizations.</text:p>
          </table:table-cell>
          <table:table-cell table:number-columns-repeated="16361"/>
        </table:table-row>
        <table:table-row table:style-name="ro15">
          <table:table-cell office:value-type="float" office:value="1132" table:style-name="ce4">
            <text:p>1132</text:p>
          </table:table-cell>
          <table:table-cell office:value-type="string" table:style-name="ce1">
            <text:p>廖珮宏</text:p>
          </table:table-cell>
          <table:table-cell office:value-type="string" table:style-name="ce1">
            <text:p>111200399012W6</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99" table:style-name="ce1">
            <text:p>399</text:p>
          </table:table-cell>
          <table:table-cell office:value-type="float" office:value="1" table:style-name="ce1">
            <text:p>1</text:p>
          </table:table-cell>
          <table:table-cell office:value-type="float" office:value="2" table:style-name="ce1">
            <text:p>2</text:p>
          </table:table-cell>
          <table:table-cell office:value-type="string" table:style-name="ce1">
            <text:p>W6</text:p>
          </table:table-cell>
          <table:table-cell office:value-type="string" table:style-name="ce1">
            <text:p>健康照護產品與創造概論</text:p>
          </table:table-cell>
          <table:table-cell office:value-type="string" table:style-name="ce1">
            <text:p>General Introduction of Health-Care Products and Creativity</text:p>
          </table:table-cell>
          <table:table-cell office:value-type="string" table:style-name="ce1">
            <text:p>廖珮宏</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10</text:p>
          </table:table-cell>
          <table:table-cell office:value-type="float" office:value="4" table:style-name="ce1">
            <text:p>4</text:p>
          </table:table-cell>
          <table:table-cell office:value-type="string" table:style-name="ce1">
            <text:p>6,7,8,9,10</text:p>
          </table:table-cell>
          <table:table-cell office:value-type="string" table:style-name="ce1">
            <text:p>修課限制：本系二技一般生二年級、本系四技一般生四年級，後七周上課、畢業班課程。</text:p>
          </table:table-cell>
          <table:table-cell office:value-type="string" table:style-name="ce1">
            <text:p>本科目希望透過健康照護與產品設計知識結合之介紹，讓學生有基本的健康產品設計概念，欣賞及瞭解現有健康照護產品設計思維，以及分析目前市場需要，以期在未來的照護工作領域中，能以健康產品設計層面，激發健康產品創意之思維與動機，以促進健康照護創意思考與創造力。課程包含：人因工程、通用設計、健康照護產品欣賞與分析等。</text:p>
          </table:table-cell>
          <table:table-cell office:value-type="string" table:style-name="ce1">
            <text:p>This course provides students to have the basic concepts of well-being design for health care and daily living. The major focus of the course encompasses: the concepts of Ergonomics, university design, and the knowing of well-being design. Students present their understanding and motivation for well being design through the participation and discussion in the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吳桂花</text:p>
          </table:table-cell>
          <table:table-cell office:value-type="string" table:style-name="ce1">
            <text:p>111200346012W7</text:p>
          </table:table-cell>
          <table:table-cell office:value-type="float" office:value="11120" table:style-name="ce1">
            <text:p>11120</text:p>
          </table:table-cell>
          <table:table-cell office:value-type="string" table:style-name="ce1">
            <text:p>護理系</text:p>
          </table:table-cell>
          <table:table-cell office:value-type="string" table:style-name="ce1">
            <text:p>二年制</text:p>
          </table:table-cell>
          <table:table-cell office:value-type="float" office:value="346" table:style-name="ce1">
            <text:p>346</text:p>
          </table:table-cell>
          <table:table-cell office:value-type="float" office:value="1" table:style-name="ce1">
            <text:p>1</text:p>
          </table:table-cell>
          <table:table-cell office:value-type="float" office:value="2" table:style-name="ce1">
            <text:p>2</text:p>
          </table:table-cell>
          <table:table-cell office:value-type="string" table:style-name="ce1">
            <text:p>W7</text:p>
          </table:table-cell>
          <table:table-cell office:value-type="string" table:style-name="ce1">
            <text:p>老人照護</text:p>
          </table:table-cell>
          <table:table-cell office:value-type="string" table:style-name="ce1">
            <text:p>Gerontological Nursing</text:p>
          </table:table-cell>
          <table:table-cell office:value-type="string" table:style-name="ce1">
            <text:p>吳桂花</text:p>
          </table:table-cell>
          <table:table-cell office:value-type="float" office:value="2" table:style-name="ce1">
            <text:p>2</text:p>
          </table:table-cell>
          <table:table-cell office:value-type="string" table:style-name="ce1">
            <text:p>第8~14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3</text:p>
          </table:table-cell>
          <table:table-cell office:value-type="float" office:value="5" table:style-name="ce1">
            <text:p>5</text:p>
          </table:table-cell>
          <table:table-cell office:value-type="string" table:style-name="ce1">
            <text:p>6,7,8,9,10</text:p>
          </table:table-cell>
          <table:table-cell office:value-type="string" table:style-name="ce1">
            <text:p>修課限制：本系二技一般生二年級、本系四技一般生四年級，後七周上課、畢業班課程，非同步遠距教學、遠距教學課程。</text:p>
          </table:table-cell>
          <table:table-cell office:value-type="string" table:style-name="ce1">
            <text:p>本課程在增進學生對一般老人照護的認知，培養學生具備以多元化觀點評估照護一般老人的實務能力，課程內容包括：老人護理概論，與老人的溝通、文化及倫理議題，老人身體、心理、社會及靈性的評估與護理，老人常見健康問題與護理，老人居家照護與社區照護之網絡與資源等，教學活動包括：講習、討論、問答、影片欣賞、分組報告等。</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ng; the assessment and nursing care of physiological, psychosocial, and spirit aspects of elders; the response of loss, dying; the conceptual framework of Gerontological nursing; community network and resources for nursing care of elders; and the presence and future of Gerontological nursing. Teaching activities include lecture, discussing, questioning, watching movie, visiting,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C12000340111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34" table:style-name="ce1">
            <text:p>34</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流行病學</text:p>
          </table:table-cell>
          <table:table-cell office:value-type="string" table:style-name="ce1">
            <text:p>Introduction to Epidemiolog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5</text:p>
          </table:table-cell>
          <table:table-cell office:value-type="float" office:value="3" table:style-name="ce1">
            <text:p>3</text:p>
          </table:table-cell>
          <table:table-cell office:value-type="string" table:style-name="ce1">
            <text:p>6,7</text:p>
          </table:table-cell>
          <table:table-cell office:value-type="string" table:style-name="ce1">
            <text:p>修課限制：</text:p>
            <text:p>1.本系二技一般生、本系二技進修部。</text:p>
            <text:p>2.外系二技一般生、外系二技進修部、外系四技一般生、學士後（是否列入畢業學分請參照入學年課程科目表）。</text:p>
          </table:table-cell>
          <table:table-cell office:value-type="string" table:style-name="ce1">
            <text:p>流行病學為公共衛生領域中之基礎科學，它也是一門結合科學與藝術的學科，在科學的用途上，流行病學藉著嚴謹的觀察或介入性的實驗來描述疾病的發生、探討疾病發生的危險因子與致病的作用機制進而促進疾病的防治。本課程的內容將從講述流行病學的定義與歷史開始，課程內容的設計在期中考前主要以介紹衛生統計方法、疾病群突發的調查、疾病診斷與篩檢、以及描述性流行病學的介紹。在下半學期課程主要以介紹流行病學的方法學為主，最後本課程將會介紹研究設計與蒐集研究資料的實務方法。本課程將以課堂講述為主，在學期中也會有數次的隨堂測驗與作業來評估學生的學習成效。</text:p>
          </table:table-cell>
          <table:table-cell office:value-type="string" table:style-name="ce1">
            <text:p>Epidemiology is a fundamental science of public health. Its function is to identify and describe patterns of disease occurrence, and evaluate potential determinants of disease in order to prevent disease occurrence. This course provides an introduction to the fundamental definitions, concepts, and methods used in epidemiology. The first half of the course will include topics of vital statistics, the parameters of measuring disease frequency, and screening instruments. Later, the course will mainly focus on the validity and reliability issues in epidemiology, and study design including ecologic design, case-control, cohort studies, and randomized clinical trials. The goal of this class is to train students with the ability to conduct epidemiological study and to correctly interpreting the study results from epidemiological investig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高千惠</text:p>
          </table:table-cell>
          <table:table-cell office:value-type="string" table:style-name="ce1">
            <text:p>1C120036101111</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361" table:style-name="ce1">
            <text:p>361</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性愛與健康</text:p>
          </table:table-cell>
          <table:table-cell office:value-type="string" table:style-name="ce1">
            <text:p>Human Sexuality and Health</text:p>
          </table:table-cell>
          <table:table-cell office:value-type="string" table:style-name="ce1">
            <text:p>高千惠,陳姿伶,魏秀靜</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5</text:p>
          </table:table-cell>
          <table:table-cell office:value-type="float" office:value="4" table:style-name="ce1">
            <text:p>4</text:p>
          </table:table-cell>
          <table:table-cell office:value-type="string" table:style-name="ce1">
            <text:p>6,7</text:p>
          </table:table-cell>
          <table:table-cell office:value-type="string" table:style-name="ce1">
            <text:p>修課限制：</text:p>
            <text:p>1.跨域課程。</text:p>
            <text:p>2.與護理系二技合開，志願選即開放護理系二技一般生選課，名額：助產系二技一般生16名。</text:p>
            <text:p>3.本系二技一般生、本系二技進修部。</text:p>
            <text:p>4.護理系二技一般生、二技進修部（是否列入畢業學分請參照入學年課程科目表）。</text:p>
            <text:p>5.外系二技一般生、外系二技進修部、外系四技一般生、學士後（是否列入畢業學分請參照入學年課程科目表）。</text:p>
          </table:table-cell>
          <table:table-cell office:value-type="string" table:style-name="ce1">
            <text:p>本課程設計乃藉由健康照護、性與生育、心理諮商、醫療與法律的相關知識理論為基礎，探討人類的性、愛與健康生活，探討人類的與性、愛與健康照護議題。並能分析和運用性、愛與健康的知能，發展實際及理性態度，與促進自己及服務對象之性健康。</text:p>
          </table:table-cell>
          <table:table-cell office:value-type="string" table:style-name="ce1">
            <text:p>The course integrates the biological and psychological sexual health, reproductive health, counseling, legal, and ethical realities of life and waves them together in a rich tapestry called Human sexuality. The aims of this course are designed to encourage thoughtful sexual decision making, promote sexual well-being, and prevent sexual health problems. It will help student explore the sexuality issues, such as physical development, promotion of sexual health, prevention of disease, affection, interpersonal relationships, and sexual health care. A combination of activities and discussion offers students the opportunity to discuss possible outcomes of caring for a person’s sexual needs in the context of human health.</text:p>
          </table:table-cell>
          <table:table-cell table:number-columns-repeated="16361"/>
        </table:table-row>
        <table:table-row table:style-name="ro2">
          <table:table-cell office:value-type="float" office:value="1132" table:style-name="ce4">
            <text:p>1132</text:p>
          </table:table-cell>
          <table:table-cell office:value-type="string" table:style-name="ce1">
            <text:p>高美玲</text:p>
          </table:table-cell>
          <table:table-cell office:value-type="string" table:style-name="ce1">
            <text:p>1C120157101112</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571" table:style-name="ce1">
            <text:p>1571</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母乳哺育臨床實務運用 II</text:p>
          </table:table-cell>
          <table:table-cell office:value-type="string" table:style-name="ce1">
            <text:p>Breastfeeding and Clinical Application II</text:p>
          </table:table-cell>
          <table:table-cell office:value-type="string" table:style-name="ce1">
            <text:p>高美玲</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5</text:p>
          </table:table-cell>
          <table:table-cell office:value-type="float" office:value="2" table:style-name="ce1">
            <text:p>2</text:p>
          </table:table-cell>
          <table:table-cell office:value-type="string" table:style-name="ce1">
            <text:p>6,7,8</text:p>
          </table:table-cell>
          <table:table-cell office:value-type="string" table:style-name="ce1">
            <text:p>1.與進修助二一甲合開。</text:p>
            <text:p>2.修課限制：本國本所（研究生下修不計入畢業學分）、本系二技一般生、本系二技進修部、外系二技一般生、外系四技一般生、、外系二技進修部、學士後（是否列入畢業學分請參照入學年課程科目表）。</text:p>
          </table:table-cell>
          <table:table-cell office:value-type="string" table:style-name="ce1">
            <text:p>本課程設計旨在讓學生運用諮詢溝通技巧處理母嬰於母乳哺育相關問題，並練習以PICO詢問臨床母乳哺育相關問題、搜尋回答問題之最佳證據、練習評讀隨機控制研究、判斷證據等級及提出臨床決策建議；並認識服務於不同場域的泌乳諮詢專家之角色功能及面臨的倫理議題。</text:p>
          </table:table-cell>
          <table:table-cell office:value-type="string" table:style-name="ce1">
            <text:p>This course is designed to provide students practicing consulting and communication skills to support and manage mothers’ and their children’ breastfeeding problems. Practicing PICO processes to ask breastfeeding related problems, to acquire evidence-based research studies, to appraisal RCT studies, and to provide suggestions for clinical decision. The role and functions of international lactation consultant in different workplace and its ethical issues related to practice were also introduced.</text:p>
          </table:table-cell>
          <table:table-cell table:number-columns-repeated="16361"/>
        </table:table-row>
        <table:table-row table:style-name="ro2">
          <table:table-cell office:value-type="float" office:value="1132" table:style-name="ce4">
            <text:p>1132</text:p>
          </table:table-cell>
          <table:table-cell office:value-type="string" table:style-name="ce1">
            <text:p>高千惠</text:p>
          </table:table-cell>
          <table:table-cell office:value-type="string" table:style-name="ce1">
            <text:p>1C1201512011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512" table:style-name="ce1">
            <text:p>151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助產學及實作(二)</text:p>
          </table:table-cell>
          <table:table-cell office:value-type="string" table:style-name="ce1">
            <text:p>Midwifery and practice II</text:p>
          </table:table-cell>
          <table:table-cell office:value-type="string" table:style-name="ce1">
            <text:p>高千惠,高美玲,周雪棻,陳姿伶</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2" table:style-name="ce1">
            <text:p>2</text:p>
          </table:table-cell>
          <table:table-cell office:value-type="string" table:style-name="ce1">
            <text:p>1,2,3,4</text:p>
          </table:table-cell>
          <table:table-cell office:value-type="string" table:style-name="ce1">
            <text:p>修課限制：本系二技一般生、本國本所（研究生下修，不計入畢業學分）。</text:p>
          </table:table-cell>
          <table:table-cell office:value-type="string" table:style-name="ce1">
            <text:p>此課程為培育學生發展助產專業能力的第二階段課程，整體助產學課程架構旨在強調助產師的角色功能，課程內容包括以家庭為中心的取向，促進和維持低危險妊娠婦女和其家庭成員的健康，及實施生產階段婦女、新生兒和家庭的健康管理。助產學及實作II的課程著重在助產師於待產、生產及產後過程的角色及其功能、親善生產的核心概念、維持正常分娩的照護措施，觀察及評估產後婦女在生理及心理方面的變化及調適，並能提供產後婦女及其家庭文化適切的健康照護。</text:p>
          </table:table-cell>
          <table:table-cell office:value-type="string" table:style-name="ce1">
            <text:p>These series midwifery courses are designed to prepare students for specialization in midwifery practice. The core concepts include: (1) women and family-centered approach to care; (2) promotion and maintenance of health for women and the family during low risk child bearing and the child rearing periods; (3) conducting health management for the women in labor and the family; and (4) promotion of health for childbearing stage women. Midwifery and practice II emphasizes on the role and function of midwives during intrapartum and postpartum periods, core concepts of mother-friendly childbirth, intrapartum biopsychological assessment and care practices, facilitating normal childbirth practices. Assessing of postpartum family needs and provide individualized, culturally-appropriated as well as family-centered care.</text:p>
          </table:table-cell>
          <table:table-cell table:number-columns-repeated="16361"/>
        </table:table-row>
        <table:table-row table:style-name="ro15">
          <table:table-cell office:value-type="float" office:value="1132" table:style-name="ce4">
            <text:p>1132</text:p>
          </table:table-cell>
          <table:table-cell office:value-type="string" table:style-name="ce1">
            <text:p>李嘉雯</text:p>
          </table:table-cell>
          <table:table-cell office:value-type="string" table:style-name="ce1">
            <text:p>1C1200303011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303" table:style-name="ce1">
            <text:p>30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身體評估</text:p>
          </table:table-cell>
          <table:table-cell office:value-type="string" table:style-name="ce1">
            <text:p>Physical Examination</text:p>
          </table:table-cell>
          <table:table-cell office:value-type="string" table:style-name="ce1">
            <text:p>李嘉雯</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4" table:style-name="ce1">
            <text:p>4</text:p>
          </table:table-cell>
          <table:table-cell office:value-type="string" table:style-name="ce1">
            <text:p>2,3,4</text:p>
          </table:table-cell>
          <table:table-cell office:value-type="string" table:style-name="ce1">
            <text:p>修課限制：本系二技一般生、本國本所（研究生下修，不計入畢業學分）。</text:p>
          </table:table-cell>
          <table:table-cell office:value-type="string" table:style-name="ce1">
            <text:p>本課程旨在訓練學生對於身體評估之知識與技巧。課程目標強調週產期婦女身體評估技術之正確性與完整性，教學策略將針對不足之學理進行澄清與討論，各項評估技巧則藉由示教及分組練習，使學生能有系統執行懷孕期、待產中、產後期婦女，以及新生兒常用的身體評估，並應用於婦嬰護理實務工作。</text:p>
          </table:table-cell>
          <table:table-cell office:value-type="string" table:style-name="ce1">
            <text:p>This course is designed to improve students the knowledge and skills of physical assessment. The objective of the course is to emphasize the correctness and completeness of physical assessment techniques. By teaching and grouping exercises to make students familiar with the skills of physical assessment, and applied to the maternal-child care practice. .</text:p>
          </table:table-cell>
          <table:table-cell table:number-columns-repeated="16361"/>
        </table:table-row>
        <table:table-row table:style-name="ro2">
          <table:table-cell office:value-type="float" office:value="1132" table:style-name="ce4">
            <text:p>1132</text:p>
          </table:table-cell>
          <table:table-cell office:value-type="string" table:style-name="ce1">
            <text:p>盧玉嬴</text:p>
          </table:table-cell>
          <table:table-cell office:value-type="string" table:style-name="ce1">
            <text:p>1C1200058011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研究概論</text:p>
          </table:table-cell>
          <table:table-cell office:value-type="string" table:style-name="ce1">
            <text:p>Introduction to Midwifery and Women Health Research</text:p>
          </table:table-cell>
          <table:table-cell office:value-type="string" table:style-name="ce1">
            <text:p>盧玉嬴</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1" table:style-name="ce1">
            <text:p>1</text:p>
          </table:table-cell>
          <table:table-cell office:value-type="string" table:style-name="ce1">
            <text:p>6,7</text:p>
          </table:table-cell>
          <table:table-cell office:value-type="string" table:style-name="ce1">
            <text:p>修課限制：本系二技一般生、本國本所（研究生下修，不計入畢業學分）。</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midwifery and women health research. <text:s/>Students will have the opportunity for a systematic investigation of a health-related topic of the student’s interest demonstrating knowledge and skills of research methodology. <text:s/>This course provides students step by step guidance of the research process as well as the critique of in-progress and completed research.</text:p>
          </table:table-cell>
          <table:table-cell table:number-columns-repeated="16361"/>
        </table:table-row>
        <table:table-row table:style-name="ro2">
          <table:table-cell office:value-type="float" office:value="1132" table:style-name="ce4">
            <text:p>1132</text:p>
          </table:table-cell>
          <table:table-cell office:value-type="string" table:style-name="ce1">
            <text:p>周雪棻</text:p>
          </table:table-cell>
          <table:table-cell office:value-type="string" table:style-name="ce1">
            <text:p>1C1201509011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509" table:style-name="ce1">
            <text:p>150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女健康照護(一)</text:p>
          </table:table-cell>
          <table:table-cell office:value-type="string" table:style-name="ce1">
            <text:p>Women Health Care (Ⅰ)</text:p>
          </table:table-cell>
          <table:table-cell office:value-type="string" table:style-name="ce1">
            <text:p>周雪棻</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3" table:style-name="ce1">
            <text:p>3</text:p>
          </table:table-cell>
          <table:table-cell office:value-type="string" table:style-name="ce1">
            <text:p>2,3,4</text:p>
          </table:table-cell>
          <table:table-cell office:value-type="string" table:style-name="ce1">
            <text:p>修課限制：本系二技一般生、本國本所（研究生下修，不計入畢業學分）。</text:p>
          </table:table-cell>
          <table:table-cell office:value-type="string" table:style-name="ce1">
            <text:p>本課程由婦女為中心的健康點出發，由不同的論點探討社會因素、文化因素、環境因素、健康政策是如何影響婦女健康，以及了解婦女角色、婦女心像、性別角色與婦女健康的相關性，進而由婦女生命週期與生涯規劃探討婦女身心變化及健康相關議題。期待學生能跳脫傳統的生理醫學模式，以更寬廣的視野及整體性的概念檢視婦女健康相關議題。</text:p>
          </table:table-cell>
          <table:table-cell office:value-type="string" table:style-name="ce1">
            <text:p>This course examines the diverse social, cultural, psychological, developmental and biological factors that affect women's health status and health promotion during their different life stages. The course specifically considers how these diverse factors interact with gender regarding women's health. Developmental and other transitions that affect women's health trajectories are also considered.</text:p>
          </table:table-cell>
          <table:table-cell table:number-columns-repeated="16361"/>
        </table:table-row>
        <table:table-row table:style-name="ro2">
          <table:table-cell office:value-type="float" office:value="1132" table:style-name="ce4">
            <text:p>1132</text:p>
          </table:table-cell>
          <table:table-cell office:value-type="string" table:style-name="ce1">
            <text:p>林文絹</text:p>
          </table:table-cell>
          <table:table-cell office:value-type="string" table:style-name="ce1">
            <text:p>1C1200519011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519" table:style-name="ce1">
            <text:p>51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教學原理與健康照護實務</text:p>
          </table:table-cell>
          <table:table-cell office:value-type="string" table:style-name="ce1">
            <text:p>Teaching Principles: the application in health care practice</text:p>
          </table:table-cell>
          <table:table-cell office:value-type="string" table:style-name="ce1">
            <text:p>林文絹</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本國本所（研究生下修，不計入畢業學分）。</text:p>
          </table:table-cell>
          <table:table-cell office:value-type="string" table:style-name="ce1">
            <text:p>本課程旨在培養學生基本的教學能力，使學生能運用教學的原理進行個人或團體等服務對象健康指導之教學過程。同時讓學生體認教學在健康照護實務中的功能，並培養學生對教學的興趣與應有態度。學生修習本課程中必需實際完成學習對象評估、教學計畫的擬定、執行、與評值。課程內容包括教學在健康照護相關實務中之角色功能、教與學原則、教學設計、學習評估、擬定教學計畫、各種教學方法、教學媒體與資源、教學評值。</text:p>
          </table:table-cell>
          <table:table-cell office:value-type="string" table:style-name="ce1">
            <text:p>This course will assist students to develop basic competencies in health teaching for individuals, families, and communities. The interdisciplinary nature of health teaching, theories of teaching and learning, and their applications in client education, clinical teaching of students and staff development will be thoroughly discussed. Actual student teaching project will be developed, implemented, and evaluated.</text:p>
          </table:table-cell>
          <table:table-cell table:number-columns-repeated="16361"/>
        </table:table-row>
        <table:table-row table:style-name="ro2">
          <table:table-cell office:value-type="float" office:value="1132" table:style-name="ce4">
            <text:p>1132</text:p>
          </table:table-cell>
          <table:table-cell office:value-type="string" table:style-name="ce1">
            <text:p>高千惠</text:p>
          </table:table-cell>
          <table:table-cell office:value-type="string" table:style-name="ce1">
            <text:p>1C1201515012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515" table:style-name="ce1">
            <text:p>1515</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助產學實習(二)</text:p>
          </table:table-cell>
          <table:table-cell office:value-type="string" table:style-name="ce1">
            <text:p>Midwifery Practice (II)</text:p>
          </table:table-cell>
          <table:table-cell office:value-type="string" table:style-name="ce1">
            <text:p>高千惠,陳姿伶,陳莉莉,周竹宜,楊志貞</text:p>
          </table:table-cell>
          <table:table-cell office:value-type="float" office:value="4" table:style-name="ce1">
            <text:p>4</text:p>
          </table:table-cell>
          <table:table-cell office:value-type="string" table:style-name="ce1">
            <text:p>第1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1" table:style-name="ce1">
            <text:p>1</text:p>
          </table:table-cell>
          <table:table-cell office:value-type="string" table:style-name="ce1">
            <text:p>1.實習課程，寒假提前開課，實習期間：113.12.23~114.1.2(W1~W4)、114.1.6~114.1.24(W1~W5)，實習時間詳見教學計畫。</text:p>
            <text:p>2.修課限制：本系二技一般生二年級，先修課程：助產學及實作(二)、助產學實習(一)。</text:p>
            <text:p>3.畢業班課程。</text:p>
          </table:table-cell>
          <table:table-cell office:value-type="string" table:style-name="ce1">
            <text:p>此課程旨在協助學生發展助產專業照護的能力，統整並能運用相關學理，增進照護低危險的孕產婦及其家人的助產照護實務能力，實習內容於產房實施待產婦護理、胎兒分娩、產婦和新生兒即刻身體評估及護理及執行產後期照護。</text:p>
          </table:table-cell>
          <table:table-cell office:value-type="string" table:style-name="ce1">
            <text:p>The purposes of this clinical course are designed to provide the students with a variety of clinical experiences （DR and postpartum units） in order to enhance their midwifery knowledge base. It also provides the opportunities for students to provide nursing care to the childbearing family during the intrapartum, and postpartum periods.</text:p>
          </table:table-cell>
          <table:table-cell table:number-columns-repeated="16361"/>
        </table:table-row>
        <table:table-row table:style-name="ro2">
          <table:table-cell office:value-type="float" office:value="1132" table:style-name="ce4">
            <text:p>1132</text:p>
          </table:table-cell>
          <table:table-cell office:value-type="string" table:style-name="ce1">
            <text:p>李嘉雯</text:p>
          </table:table-cell>
          <table:table-cell office:value-type="string" table:style-name="ce1">
            <text:p>1C1201516012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516" table:style-name="ce1">
            <text:p>151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助產學實習(三)</text:p>
          </table:table-cell>
          <table:table-cell office:value-type="string" table:style-name="ce1">
            <text:p>Midwifery Practice (Ⅲ)</text:p>
          </table:table-cell>
          <table:table-cell office:value-type="string" table:style-name="ce1">
            <text:p>李嘉雯,周竹宜</text:p>
          </table:table-cell>
          <table:table-cell office:value-type="float" office:value="4" table:style-name="ce1">
            <text:p>4</text:p>
          </table:table-cell>
          <table:table-cell office:value-type="string" table:style-name="ce1">
            <text:p>第1~9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7" table:style-name="ce1">
            <text:p>7</text:p>
          </table:table-cell>
          <table:table-cell office:value-type="float" office:value="2" table:style-name="ce1">
            <text:p>2</text:p>
          </table:table-cell>
          <table:table-cell office:value-type="string" table:style-name="ce1">
            <text:p>1.實習課程，實習期間：114.02.17~114.04.14，實習時間詳見教學計畫。<text:s/></text:p>
            <text:p>2.修課限制：本系二技一般生二年級。</text:p>
            <text:p>3.先修課程：助產學及實作(三)、助產學實習(一)。</text:p>
            <text:p>4.畢業班課程。</text:p>
          </table:table-cell>
          <table:table-cell office:value-type="string" table:style-name="ce1">
            <text:p>此課程旨在協助學生發展助產專業照護的能力，統整並能運用相關學理、實務經驗及研究於低危險的孕婦及其家人的助產照護業務，本課程也強調溝通及協調的能力，實習的內容包括對低危險孕產婦的由產前、生產、產後的持續性照護、不孕症婦女照護及高危險妊娠孕產婦的持續性照護。</text:p>
          </table:table-cell>
          <table:table-cell office:value-type="string" table:style-name="ce1">
            <text:p>The purposes of this clinical course are designed to provide the students with a variety of clinical experiences （OPD, BR, DR, and postpartum units） in order to enhance their Midwifery, childreading/childbearing knowledge base. It also provides the opportunities for students to provide nursing care to the childbearing family during the antepartum, intrapartum, and postpartum periods.</text:p>
          </table:table-cell>
          <table:table-cell table:number-columns-repeated="16361"/>
        </table:table-row>
        <table:table-row table:style-name="ro2">
          <table:table-cell office:value-type="float" office:value="1132" table:style-name="ce4">
            <text:p>1132</text:p>
          </table:table-cell>
          <table:table-cell office:value-type="string" table:style-name="ce1">
            <text:p>尤昭良</text:p>
          </table:table-cell>
          <table:table-cell office:value-type="string" table:style-name="ce1">
            <text:p>1C1200030012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尤昭良</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4" table:style-name="ce1">
            <text:p>4</text:p>
          </table:table-cell>
          <table:table-cell office:value-type="string" table:style-name="ce1">
            <text:p>6,7,8,9</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第7-16週，上滿36小時。</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9">
          <table:table-cell office:value-type="float" office:value="1132" table:style-name="ce4">
            <text:p>1132</text:p>
          </table:table-cell>
          <table:table-cell office:value-type="string" table:style-name="ce1">
            <text:p>高千惠</text:p>
          </table:table-cell>
          <table:table-cell office:value-type="string" table:style-name="ce1">
            <text:p>1C1201452012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452" table:style-name="ce1">
            <text:p>1452</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綜合實作</text:p>
          </table:table-cell>
          <table:table-cell office:value-type="string" table:style-name="ce1">
            <text:p>Integrated midwifery practice</text:p>
          </table:table-cell>
          <table:table-cell office:value-type="string" table:style-name="ce1">
            <text:p>高千惠,陳莉莉</text:p>
          </table:table-cell>
          <table:table-cell office:value-type="float" office:value="1" table:style-name="ce1">
            <text:p>1</text:p>
          </table:table-cell>
          <table:table-cell office:value-type="string" table:style-name="ce1">
            <text:p>第12~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3" table:style-name="ce1">
            <text:p>3</text:p>
          </table:table-cell>
          <table:table-cell office:value-type="string" table:style-name="ce1">
            <text:p>6,7,8</text:p>
          </table:table-cell>
          <table:table-cell office:value-type="string" table:style-name="ce1">
            <text:p>修課限制：本系二技一般生二年級、畢業班課程。</text:p>
          </table:table-cell>
          <table:table-cell office:value-type="string" table:style-name="ce1">
            <text:p>本課程旨在強化學生綜合助產實務應用的能力，提升臨床情境的判斷與解決問題的能力。內容係以助產學情境模擬演練與評測。</text:p>
          </table:table-cell>
          <table:table-cell office:value-type="string" table:style-name="ce1">
            <text:p>This course is designed to enhance students’ midwifery competence. Students could learn to apply critical thinking and nursing process to identify women’s health problems and implement feasible nursing interventions to meet the needs of women during simulation and Objective Structured Clinical Examination (OSCE).</text:p>
          </table:table-cell>
          <table:table-cell table:number-columns-repeated="16361"/>
        </table:table-row>
        <table:table-row table:style-name="ro9">
          <table:table-cell office:value-type="float" office:value="1132" table:style-name="ce4">
            <text:p>1132</text:p>
          </table:table-cell>
          <table:table-cell office:value-type="string" table:style-name="ce1">
            <text:p>高千惠</text:p>
          </table:table-cell>
          <table:table-cell office:value-type="string" table:style-name="ce1">
            <text:p>1C1201452012A0</text:p>
          </table:table-cell>
          <table:table-cell office:value-type="string" table:style-name="ce1">
            <text:p>1C120</text:p>
          </table:table-cell>
          <table:table-cell office:value-type="string" table:style-name="ce1">
            <text:p>護理助產及婦女健康系</text:p>
          </table:table-cell>
          <table:table-cell office:value-type="string" table:style-name="ce1">
            <text:p>二年制</text:p>
          </table:table-cell>
          <table:table-cell office:value-type="float" office:value="1452" table:style-name="ce1">
            <text:p>1452</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綜合實作</text:p>
          </table:table-cell>
          <table:table-cell office:value-type="string" table:style-name="ce1">
            <text:p>Integrated midwifery practice</text:p>
          </table:table-cell>
          <table:table-cell office:value-type="string" table:style-name="ce1">
            <text:p>高千惠,陳莉莉</text:p>
          </table:table-cell>
          <table:table-cell office:value-type="float" office:value="1" table:style-name="ce1">
            <text:p>1</text:p>
          </table:table-cell>
          <table:table-cell office:value-type="string" table:style-name="ce1">
            <text:p>第12~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4" table:style-name="ce1">
            <text:p>4</text:p>
          </table:table-cell>
          <table:table-cell office:value-type="string" table:style-name="ce1">
            <text:p>3,4</text:p>
          </table:table-cell>
          <table:table-cell office:value-type="string" table:style-name="ce1">
            <text:p>修課限制：本系二技一般生二年級、畢業班課程。</text:p>
          </table:table-cell>
          <table:table-cell office:value-type="string" table:style-name="ce1">
            <text:p>本課程旨在強化學生綜合助產實務應用的能力，提升臨床情境的判斷與解決問題的能力。內容係以助產學情境模擬演練與評測。</text:p>
          </table:table-cell>
          <table:table-cell office:value-type="string" table:style-name="ce1">
            <text:p>This course is designed to enhance students’ midwifery competence. Students could learn to apply critical thinking and nursing process to identify women’s health problems and implement feasible nursing interventions to meet the needs of women during simulation and Objective Structured Clinical Examination (OSCE).</text:p>
          </table:table-cell>
          <table:table-cell table:number-columns-repeated="16361"/>
        </table:table-row>
        <table:table-row table:style-name="ro2">
          <table:table-cell office:value-type="float" office:value="1132" table:style-name="ce4">
            <text:p>1132</text:p>
          </table:table-cell>
          <table:table-cell office:value-type="string" table:style-name="ce1">
            <text:p>陳稚均</text:p>
          </table:table-cell>
          <table:table-cell office:value-type="string" table:style-name="ce1">
            <text:p>1D12014800111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480" table:style-name="ce1">
            <text:p>1480</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照護創新與創業</text:p>
          </table:table-cell>
          <table:table-cell office:value-type="string" table:style-name="ce1">
            <text:p>Innovation and Entrepreneurship in Healthcare Industry</text:p>
          </table:table-cell>
          <table:table-cell office:value-type="string" table:style-name="ce1">
            <text:p>陳稚均</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1</text:p>
          </table:table-cell>
          <table:table-cell office:value-type="float" office:value="2" table:style-name="ce1">
            <text:p>2</text:p>
          </table:table-cell>
          <table:table-cell office:value-type="string" table:style-name="ce1">
            <text:p>6,7</text:p>
          </table:table-cell>
          <table:table-cell office:value-type="string" table:style-name="ce1">
            <text:p>修課限制：本系二技一般生一年級、外系二技一般生、外系四技一般生、外系二技進修部</text:p>
          </table:table-cell>
          <table:table-cell office:value-type="string" table:style-name="ce1">
            <text:p>本課程聚焦健康照護領域，結合科技與創業，探討醫療創新趨勢、解決現實挑戰的方法，並培養學生成為具備跨領域思維的健康創業者。透過案例研究、實際專案以及業界合作，學生將瞭解如何運用創新技術、管理策略，構</text:p>
            <text:p>建可行的健康照護創業計畫。</text:p>
          </table:table-cell>
          <table:table-cell office:value-type="string" table:style-name="ce1">
            <text:p>This course focuses on the healthcare sector, integrating technology and entrepreneurship to explore trends in medical innovation and methods to address realworld challenges. It aims to cultivate students into interdisciplinary thinkers and healthcare entrepreneurs. Through case studies, hands-on projects, and industry collaborations, students will gain insights into applying innovative technologies and management strategies to develop viable healthcare entrepreneurial plans.</text:p>
          </table:table-cell>
          <table:table-cell table:number-columns-repeated="16361"/>
        </table:table-row>
        <table:table-row table:style-name="ro9">
          <table:table-cell office:value-type="float" office:value="1132" table:style-name="ce4">
            <text:p>1132</text:p>
          </table:table-cell>
          <table:table-cell office:value-type="string" table:style-name="ce1">
            <text:p>陳稚均</text:p>
          </table:table-cell>
          <table:table-cell office:value-type="string" table:style-name="ce1">
            <text:p>1D12015500111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50" table:style-name="ce1">
            <text:p>1550</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醫護教育行銷</text:p>
          </table:table-cell>
          <table:table-cell office:value-type="string" table:style-name="ce1">
            <text:p>Allied Health Education Marketing</text:p>
          </table:table-cell>
          <table:table-cell office:value-type="string" table:style-name="ce1">
            <text:p>陳稚均</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303</text:p>
          </table:table-cell>
          <table:table-cell office:value-type="float" office:value="1" table:style-name="ce1">
            <text:p>1</text:p>
          </table:table-cell>
          <table:table-cell office:value-type="string" table:style-name="ce1">
            <text:p>8,9</text:p>
          </table:table-cell>
          <table:table-cell office:value-type="string" table:style-name="ce1">
            <text:p>修課限制：</text:p>
            <text:p>1.跨域課程。</text:p>
            <text:p>2.本系二技一般生一年級、外系二技一般生、外系四技一般生、外系二技進修部。</text:p>
          </table:table-cell>
          <table:table-cell office:value-type="string" table:style-name="ce1">
            <text:p>本科目旨在增強學生應用行銷學理論與實務於醫護教育的推廣能力。主要內容包含：策略性行銷管理、內部分析與內外環境分析、策略性分析與策略決策、產品行銷與公共形象、行銷組合變數、促銷與行動、非營利行銷、資訊行銷與廣電媒體。透過醫護與教育訓練產學行銷的引導，達到本科目的教學目標。</text:p>
          </table:table-cell>
          <table:table-cell office:value-type="string" table:style-name="ce1">
            <text:p>This course applies theories and practices of services marketing on the subject of health care marketing. In addition to the concepts of consumer behavior, service product positioning, and market segmentation, the 4Ps (i.e., Products, Place,Promotion, and Process) of service marketing will also be introduced in the class.</text:p>
          </table:table-cell>
          <table:table-cell table:number-columns-repeated="16361"/>
        </table:table-row>
        <table:table-row table:style-name="ro2">
          <table:table-cell office:value-type="float" office:value="1132" table:style-name="ce4">
            <text:p>1132</text:p>
          </table:table-cell>
          <table:table-cell office:value-type="string" table:style-name="ce1">
            <text:p>宋涵鈺</text:p>
          </table:table-cell>
          <table:table-cell office:value-type="string" table:style-name="ce1">
            <text:p>1D12016150111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615" table:style-name="ce1">
            <text:p>161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醫護智慧學習設計</text:p>
          </table:table-cell>
          <table:table-cell office:value-type="string" table:style-name="ce1">
            <text:p>Intelligent learning Design of Health Allied Education</text:p>
          </table:table-cell>
          <table:table-cell office:value-type="string" table:style-name="ce1">
            <text:p>宋涵鈺</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3</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一年級、護理學院二技一般生。</text:p>
          </table:table-cell>
          <table:table-cell office:value-type="string" table:style-name="ce1">
            <text:p>本課程目標是希望能讓同學瞭解智慧教學與學習的理論基礎與教學策略，能夠將教案轉換成與環境互動之醫護教材，並學會如何利用App、IRS、AR、VR等工具來創作醫護領域課程之教材。修完這門課之後，學生將瞭解智慧學習、智慧教學與智慧環境在醫護相關領域所需用到之資訊技術，且具備發展醫護教育智慧學習環境的技能。</text:p>
          </table:table-cell>
          <table:table-cell office:value-type="string" table:style-name="ce1">
            <text:p>This course introduces the basic concept and design method of intelligent learning design of health allied education. The goal of the course is to enable students to convert lesson plans into intelligent learning environment and learn how to use App, IRS, AR and VR to create material for health care courses. After completing this course, students will have the ability to design intelligent learning environment and materials.</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string" table:style-name="ce1">
            <text:p>1D1200042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1" table:style-name="ce1">
            <text:p>1</text:p>
          </table:table-cell>
          <table:table-cell office:value-type="string" table:style-name="ce1">
            <text:p>6,7</text:p>
          </table:table-cell>
          <table:table-cell office:value-type="string" table:style-name="ce1">
            <text:p>修課限制：本系二技一般生</text:p>
          </table:table-cell>
          <table:table-cell office:value-type="string" table:style-name="ce1">
            <text:p>本課程以教授大學部學生具有基本應用生物統計學分析的能力。強調生物統計學之應用與醫學及護理臨床研究結合，以奠定學生具有資料收集、資料分析及統計報表解讀之能力。課程內容包括：基本機率論、機率分佈理論、統計估計及檢定(獨立樣本及成對樣本 t-test)、變異數分析(ANOVA)、相關係數以及簡單迴歸分析等。本課程將會使用 EXCEL 及 SPSS 等專業統計軟體之操作。</text:p>
          </table:table-cell>
          <table:table-cell office:value-type="string" table:style-name="ce1">
            <text:p>The objective of this course is to provide students with the elementary knowledge and understanding of the methods of statistical analysis applicable to medical and nursing research. Also, this course is directed to equip students with basic capability of applying statistical analysis. The course is 'math-lite' emphasizing concepts and application of statistical thinking and application. Basic probability theory, parametric statistics, correlation, regression, ANOVA, non-parametric statistics along with computer package practice (SAS and SPSS) will be introduced.</text:p>
          </table:table-cell>
          <table:table-cell table:number-columns-repeated="16361"/>
        </table:table-row>
        <table:table-row table:style-name="ro2">
          <table:table-cell office:value-type="float" office:value="1132" table:style-name="ce4">
            <text:p>1132</text:p>
          </table:table-cell>
          <table:table-cell office:value-type="string" table:style-name="ce1">
            <text:p>陳紹韻</text:p>
          </table:table-cell>
          <table:table-cell office:value-type="string" table:style-name="ce1">
            <text:p>1D1200029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29" table:style-name="ce1">
            <text:p>2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哲學與宗教</text:p>
          </table:table-cell>
          <table:table-cell office:value-type="string" table:style-name="ce1">
            <text:p>Philosophy and Religion</text:p>
          </table:table-cell>
          <table:table-cell office:value-type="string" table:style-name="ce1">
            <text:p>陳紹韻</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5" table:style-name="ce1">
            <text:p>5</text:p>
          </table:table-cell>
          <table:table-cell office:value-type="string" table:style-name="ce1">
            <text:p>3,4</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直向生命與橫向生命為主軸，引導學子正確的認識哲學、了解宗教，並將重心放在各哲學理論與宗教義理對生命的看法上，使哲學與宗教和人生「生、老、病、死」與「我、人、事、物」等不同面向相連結，探究人的特性與價值、人生的欲望與煩惱、對錯與善惡、真善美聖等問題，再融入各種人生觀、價值觀、知識論、倫理學、道德觀、宗教觀、修行觀等，使知、情、意、行能夠融為一體，藉以培養學生自我檢視與自我成長的態度，深入且多元的思考人生種種經驗與體會，進而建立良好的哲學思惟與宗教觀念，訂立適切且自他兩利的人生目標，展開幸福健康的生命旅程。</text:p>
          </table:table-cell>
          <table:table-cell office:value-type="string" table:style-name="ce1">
            <text:p>This course is designed according to the vertical and the horizontal aspects of life. Guide students to understand the fundamental content of philosophy and religion, and focus on the various philosophical theories and religious teachings.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李明忠</text:p>
          </table:table-cell>
          <table:table-cell office:value-type="string" table:style-name="ce1">
            <text:p>1D1201555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55" table:style-name="ce1">
            <text:p>1555</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基礎數位教材製作</text:p>
          </table:table-cell>
          <table:table-cell office:value-type="string" table:style-name="ce1">
            <text:p>e-Learning Materials Design</text:p>
          </table:table-cell>
          <table:table-cell office:value-type="string" table:style-name="ce1">
            <text:p>李明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3</text:p>
          </table:table-cell>
          <table:table-cell office:value-type="float" office:value="3" table:style-name="ce1">
            <text:p>3</text:p>
          </table:table-cell>
          <table:table-cell office:value-type="string" table:style-name="ce1">
            <text:p>6,7</text:p>
          </table:table-cell>
          <table:table-cell office:value-type="string" table:style-name="ce1">
            <text:p>修課限制：本系二技一般生</text:p>
          </table:table-cell>
          <table:table-cell office:value-type="string" table:style-name="ce1">
            <text:p>本課程係介紹數位教材製作之先備知識、教材特性、發展流程與品質認證，透過案例分享讓同學學習優良數位教材作品典範與發揮創作，並以數位學習領域之 ADDIE 教學設計模式，透過實作演練讓同學具備「教材製作」的能力。同學完成本課程後，將能夠運用嚴謹之方法與流程，開發與製作數位教材。</text:p>
          </table:table-cell>
          <table:table-cell office:value-type="string" table:style-name="ce1">
            <text:p>This course introduces the classification of e-Learning materials and the software tools of making these materials, including web-based materials, animation materials, speech materials, simulation materials, video materials, e-book materials and etc. The course uses the case studies to demonstrate how to use these tools to complete the e-Learning materials. Form the course, students can have the ability to produce e-Learning materials.</text:p>
          </table:table-cell>
          <table:table-cell table:number-columns-repeated="16361"/>
        </table:table-row>
        <table:table-row table:style-name="ro2">
          <table:table-cell office:value-type="float" office:value="1132" table:style-name="ce4">
            <text:p>1132</text:p>
          </table:table-cell>
          <table:table-cell office:value-type="string" table:style-name="ce1">
            <text:p>郭倩琳</text:p>
          </table:table-cell>
          <table:table-cell office:value-type="string" table:style-name="ce1">
            <text:p>1D1201538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38" table:style-name="ce1">
            <text:p>153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教學設計與評量</text:p>
          </table:table-cell>
          <table:table-cell office:value-type="string" table:style-name="ce1">
            <text:p>Teaching Design and Evaluation</text:p>
          </table:table-cell>
          <table:table-cell office:value-type="string" table:style-name="ce1">
            <text:p>郭倩琳,林郁汶</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2" table:style-name="ce1">
            <text:p>2</text:p>
          </table:table-cell>
          <table:table-cell office:value-type="string" table:style-name="ce1">
            <text:p>3,4</text:p>
          </table:table-cell>
          <table:table-cell office:value-type="string" table:style-name="ce1">
            <text:p>修課限制：本系二技一般生</text:p>
          </table:table-cell>
          <table:table-cell office:value-type="string" table:style-name="ce1">
            <text:p>本課程旨在協助學生認識醫護課程與教學設計的概念與模式，瞭解教學評量的概念、種類及技巧，如紙筆測驗命題、試題分析、實作評量、檔案評量及臨床能力評量等，採用講述、討論、實作、分組報告等教學方式，期使學生能結合數位學習科技，實際操作與演練，完成一份醫護教育/訓練之教學設計與評量計畫。</text:p>
          </table:table-cell>
          <table:table-cell office:value-type="string" table:style-name="ce1">
            <text:p>TThe objective of this course is to help students understand the concepts and models of course/<text:s/></text:p>
            <text:p>teaching design, and the concepts and types of teaching evaluation as well. The contents consist of<text:s/></text:p>
            <text:p>multiple teaching methods, skills of the paper-and-pencil test, item analysis, performance evaluation,<text:s/></text:p>
            <text:p>portfolio evaluation, and clinical competencies assessment. The teaching strategies include lectures,<text:s/></text:p>
            <text:p>discussions, group projects, and presentations. After completing this course, students will develop a<text:s/></text:p>
            <text:p>teaching and evaluation plan by integrating related theories and digital learning technology in allied<text:s/></text:p>
            <text:p>health education.</text:p>
          </table:table-cell>
          <table:table-cell table:number-columns-repeated="16361"/>
        </table:table-row>
        <table:table-row table:style-name="ro2">
          <table:table-cell office:value-type="float" office:value="1132" table:style-name="ce4">
            <text:p>1132</text:p>
          </table:table-cell>
          <table:table-cell office:value-type="string" table:style-name="ce1">
            <text:p>李明忠</text:p>
          </table:table-cell>
          <table:table-cell office:value-type="string" table:style-name="ce1">
            <text:p>1D1201556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56" table:style-name="ce1">
            <text:p>155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數位學習系統設計與管理</text:p>
          </table:table-cell>
          <table:table-cell office:value-type="string" table:style-name="ce1">
            <text:p>e-Learning System Design and Management</text:p>
          </table:table-cell>
          <table:table-cell office:value-type="string" table:style-name="ce1">
            <text:p>李明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4" table:style-name="ce1">
            <text:p>4</text:p>
          </table:table-cell>
          <table:table-cell office:value-type="string" table:style-name="ce1">
            <text:p>3,4</text:p>
          </table:table-cell>
          <table:table-cell office:value-type="string" table:style-name="ce1">
            <text:p>修課限制：本系二技一般生</text:p>
          </table:table-cell>
          <table:table-cell office:value-type="string" table:style-name="ce1">
            <text:p>本課程介紹數位學習系統所包含之組成，設計與管理之方式。這些系統功能包括了數位學習系統安裝、數位學習網站管理、課程區塊管理、線上學習資源管理、課程活動管理與課程系統管理等。同學完成本課程後，可運用這些功能設計出一個數位學習系統，並做有效的管理。</text:p>
          </table:table-cell>
          <table:table-cell office:value-type="string" table:style-name="ce1">
            <text:p>This course introducesthe components of the e-learning system and how to install and manage the system. The course includes system installation, website management, block management, learning</text:p>
            <text:p>resource management, learning activity management and course management. After completing the course, students could install an elearning system and manage the functions of the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張君豪</text:p>
          </table:table-cell>
          <table:table-cell office:value-type="string" table:style-name="ce1">
            <text:p>1D1201551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51" table:style-name="ce1">
            <text:p>1551</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數位學習理論與實務</text:p>
          </table:table-cell>
          <table:table-cell office:value-type="string" table:style-name="ce1">
            <text:p>Theories and Pratice of Digital Learning</text:p>
          </table:table-cell>
          <table:table-cell office:value-type="string" table:style-name="ce1">
            <text:p>張君豪</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3</text:p>
          </table:table-cell>
          <table:table-cell office:value-type="float" office:value="3" table:style-name="ce1">
            <text:p>3</text:p>
          </table:table-cell>
          <table:table-cell office:value-type="string" table:style-name="ce1">
            <text:p>3,4</text:p>
          </table:table-cell>
          <table:table-cell office:value-type="string" table:style-name="ce1">
            <text:p>修課限制：本系二技一般生</text:p>
          </table:table-cell>
          <table:table-cell office:value-type="string" table:style-name="ce1">
            <text:p>本課程介紹數位學習科技領域之範疇與內涵，以及數位學習科技之研究與發展現況。主要培育對於數位學習科技領域有概括性的瞭解，並且啟發其學習與研究動機與創意。課程內容包含數位學習之演進與趨勢、數位內容與版權管理、數位學習系統、同步與非同步網路學習活動、網路學習之學習面與教學面、電腦化測驗與評量、電腦化心智工具、適性化學習、行動與無所不在學習、遊戲式學習等主題。在課程期間引導學生探索數位學習系統、體、載具等之開發，以及學習社群、學習策略、學習成效等面向之議題討論</text:p>
          </table:table-cell>
          <table:table-cell office:value-type="string" table:style-name="ce1">
            <text:p>This course introduces the theoretical foundations and practices of digital learning, which guides students to explore how learning technologies blends into various classroom settings. The curriculum covers the evolution and trends in digital learning, content design, mobile learning, learning management systems, synchronous and asynchronous learning activities, computerized testing and assessment, adaptive learning, ubiquitous and game-based learning.</text:p>
          </table:table-cell>
          <table:table-cell table:number-columns-repeated="16361"/>
        </table:table-row>
        <table:table-row table:style-name="ro2">
          <table:table-cell office:value-type="float" office:value="1132" table:style-name="ce4">
            <text:p>1132</text:p>
          </table:table-cell>
          <table:table-cell office:value-type="string" table:style-name="ce1">
            <text:p>林郁汶</text:p>
          </table:table-cell>
          <table:table-cell office:value-type="string" table:style-name="ce1">
            <text:p>1D1201616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616" table:style-name="ce1">
            <text:p>161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醫護教育創作專題</text:p>
          </table:table-cell>
          <table:table-cell office:value-type="string" table:style-name="ce1">
            <text:p>Creative project in Allied Health Education</text:p>
          </table:table-cell>
          <table:table-cell office:value-type="string" table:style-name="ce1">
            <text:p>林郁汶</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1</text:p>
          </table:table-cell>
          <table:table-cell office:value-type="float" office:value="2" table:style-name="ce1">
            <text:p>2</text:p>
          </table:table-cell>
          <table:table-cell office:value-type="string" table:style-name="ce1">
            <text:p>8,9</text:p>
          </table:table-cell>
          <table:table-cell office:value-type="string" table:style-name="ce1">
            <text:p>修課限制：本系二技一般生</text:p>
          </table:table-cell>
          <table:table-cell office:value-type="string" table:style-name="ce1">
            <text:p>本課程納入案例討論(case-based discussion)學習模式，旨在引導學生以小組合作方式，針對所挑選的醫護情境案例，進行議題探究與問題分析，思考數位媒體創作在特定醫護情境的實務應用。藉由提問、反思、腦力激盪、案例探討多元教學策略，讓學生從完成小組專題創作的經驗中，提升個人的創新、創意教學、問題解決、人際溝通、團隊合作等能力。</text:p>
          </table:table-cell>
          <table:table-cell office:value-type="string" table:style-name="ce1">
            <text:p>This course incorporates a case-based discussion learning model, which aims to guide students to work in small groups, focusing on selected healthcare cases, to explore issues and analyze problems, and to think about the practical application of digital media creation in specific healthcare contexts. Through questioning, reflection, brainstorming, and case studies, students will be able to improve their<text:s/></text:p>
            <text:p>skills in innovation, creative teaching, problem-solving, interpersonal communication, and teamwork through the experience of completing the group project.</text:p>
          </table:table-cell>
          <table:table-cell table:number-columns-repeated="16361"/>
        </table:table-row>
        <table:table-row table:style-name="ro2">
          <table:table-cell office:value-type="float" office:value="1132" table:style-name="ce4">
            <text:p>1132</text:p>
          </table:table-cell>
          <table:table-cell office:value-type="string" table:style-name="ce1">
            <text:p>廖莉安</text:p>
          </table:table-cell>
          <table:table-cell office:value-type="string" table:style-name="ce1">
            <text:p>1D1201713011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713" table:style-name="ce1">
            <text:p>171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羽球2</text:p>
          </table:table-cell>
          <table:table-cell office:value-type="string" table:style-name="ce1">
            <text:p>PE-Badminton2</text:p>
          </table:table-cell>
          <table:table-cell office:value-type="string" table:style-name="ce1">
            <text:p>廖莉安</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6,7</text:p>
          </table:table-cell>
          <table:table-cell office:value-type="string" table:style-name="ce1">
            <text:p>1.第一階段志願選，僅由健四一Ａ、資四一Ｂ、醫二一Ａ、健四一Ｂ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基本技能及相關知識的介紹，幫助學</text:p>
            <text:p>生認識羽球活動的各種技巧，並以引導學生充分運動及享受羽球運動樂趣為主軸，建立</text:p>
            <text:p>學生終身運動之基礎。授課內容包括單、雙打比賽技能與比賽觀念、比賽規則演變與羽</text:p>
            <text:p>壇現況的講解，以及實際引導學生體驗各種不同形式的比賽，使學生建立對羽球活動的</text:p>
            <text:p>基本技能與終身興趣</text:p>
          </table:table-cell>
          <table:table-cell office:value-type="string" table:style-name="ce1">
            <text:p>This course is to help students know the various skills of badminton activities<text:s/></text:p>
            <text:p>through the introduction of badminton basic skills and related knowledge<text:s/></text:p>
            <text:p>aiming to have students fully exercise and enjoy the fun of badminton, and<text:s/></text:p>
            <text:p>establish the foundation for lifelong exercise. Curriculum includes game<text:s/></text:p>
            <text:p>techniques of singles and doubles and the explanation of game concepts,<text:s/></text:p>
            <text:p>game rule evolution and status of badminton development, and to actually<text:s/></text:p>
            <text:p>lead students to experience games of different forms, and establish the<text:s/></text:p>
            <text:p>fundamental techniques and lifelong interest of badmintons.</text:p>
          </table:table-cell>
          <table:table-cell table:number-columns-repeated="16361"/>
        </table:table-row>
        <table:table-row table:style-name="ro2">
          <table:table-cell office:value-type="float" office:value="1132" table:style-name="ce4">
            <text:p>1132</text:p>
          </table:table-cell>
          <table:table-cell office:value-type="string" table:style-name="ce1">
            <text:p>鄭夙芬</text:p>
          </table:table-cell>
          <table:table-cell office:value-type="string" table:style-name="ce1">
            <text:p>1D12003650122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365" table:style-name="ce1">
            <text:p>365</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媒體與健康議題研討</text:p>
          </table:table-cell>
          <table:table-cell office:value-type="string" table:style-name="ce1">
            <text:p>Seminar of Human Health Issue in Media</text:p>
          </table:table-cell>
          <table:table-cell office:value-type="string" table:style-name="ce1">
            <text:p>鄭夙芬</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3</text:p>
          </table:table-cell>
          <table:table-cell office:value-type="float" office:value="4" table:style-name="ce1">
            <text:p>4</text:p>
          </table:table-cell>
          <table:table-cell office:value-type="string" table:style-name="ce1">
            <text:p>1,2,3,4</text:p>
          </table:table-cell>
          <table:table-cell office:value-type="string" table:style-name="ce1">
            <text:p>修課限制：本系二技一般生二年級、外系二技一般生、外系四技一般生、外系二技進修部。前九週密集上課。</text:p>
          </table:table-cell>
          <table:table-cell office:value-type="string" table:style-name="ce1">
            <text:p>本課程的目的在應用電影具像的媒體，協助學生瞭解並感受全球與在地相關的健康議題，培養其對國際健康議題的基本概念；並藉由具體影像的呈現，引發學生思考與討論的興趣。課程主題包括文化差異、弱勢族群、環境與健康、災難與健康照護、飲食與健康照護、傳染病、失智症、罕見疾病、安樂死、醫護倫理與生命教育等議</text:p>
            <text:p>題。</text:p>
          </table:table-cell>
          <table:table-cell office:value-type="string" table:style-name="ce1">
            <text:p>This course is designed to provide introductory content in human health issues which useful for all<text:s/></text:p>
            <text:p>level of health care students who will be practicing in the era of globalization through the media. The themes introduced several international health foci, include cultural diversity, vulnerable group health, environment and health, economic, policy and health, single parents, drug abused, dementia etc. Students will be simulated to think critically about global health issues and share their experiences</text:p>
          </table:table-cell>
          <table:table-cell table:number-columns-repeated="16361"/>
        </table:table-row>
        <table:table-row table:style-name="ro2">
          <table:table-cell office:value-type="float" office:value="1132" table:style-name="ce4">
            <text:p>1132</text:p>
          </table:table-cell>
          <table:table-cell office:value-type="string" table:style-name="ce1">
            <text:p>陳稚均</text:p>
          </table:table-cell>
          <table:table-cell office:value-type="string" table:style-name="ce1">
            <text:p>1D1201543012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43" table:style-name="ce1">
            <text:p>154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數位學習科技應用專題</text:p>
          </table:table-cell>
          <table:table-cell office:value-type="string" table:style-name="ce1">
            <text:p>Study on Applications of e-Learning Technology</text:p>
          </table:table-cell>
          <table:table-cell office:value-type="string" table:style-name="ce1">
            <text:p>陳稚均</text:p>
          </table:table-cell>
          <table:table-cell office:value-type="float" office:value="2" table:style-name="ce1">
            <text:p>2</text:p>
          </table:table-cell>
          <table:table-cell office:value-type="string" table:style-name="ce1">
            <text:p>第1~9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5" table:style-name="ce1">
            <text:p>5</text:p>
          </table:table-cell>
          <table:table-cell office:value-type="string" table:style-name="ce1">
            <text:p>1,2,3,4</text:p>
          </table:table-cell>
          <table:table-cell office:value-type="string" table:style-name="ce1">
            <text:p>修課限制：</text:p>
            <text:p>1.本系二技一般生二年級、畢業班課程，前九周上課。</text:p>
            <text:p>2.加退選至選課第二階段。</text:p>
          </table:table-cell>
          <table:table-cell office:value-type="string" table:style-name="ce1">
            <text:p>本課程為統整性課程，同時結合理論與實務。先實習機構進行需求評估，並先業界討論實物需求，再依實物需求內容，呈現企劃書，並確實製作作品。同學修習本課程後，能夠將數位學習的特性融入專案管理的專業中，</text:p>
            <text:p>並考量人、事、時、地、物，有效導入組織之數位學習發展為目標</text:p>
          </table:table-cell>
          <table:table-cell office:value-type="string" table:style-name="ce1">
            <text:p>This course is integrative, it contains the planning, production, and execution of digital learning as a project. Successful digital learning requires rigorous and comprehensive project management. After completing this course, students can incorporate the features of digital learning into the professionalism of project management and assist the company in effectively implementing the digital learning program.</text:p>
          </table:table-cell>
          <table:table-cell table:number-columns-repeated="16361"/>
        </table:table-row>
        <table:table-row table:style-name="ro2">
          <table:table-cell office:value-type="float" office:value="1132" table:style-name="ce4">
            <text:p>1132</text:p>
          </table:table-cell>
          <table:table-cell office:value-type="string" table:style-name="ce1">
            <text:p>劉一凡</text:p>
          </table:table-cell>
          <table:table-cell office:value-type="string" table:style-name="ce1">
            <text:p>1D1201544012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44" table:style-name="ce1">
            <text:p>1544</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醫護教育暨數位應用實習</text:p>
          </table:table-cell>
          <table:table-cell office:value-type="string" table:style-name="ce1">
            <text:p>Practicum of Health Allied Education and Digital Learning</text:p>
          </table:table-cell>
          <table:table-cell office:value-type="string" table:style-name="ce1">
            <text:p>劉一凡,鄭夙芬,郭倩琳,李明忠,宋涵鈺,張君豪,陳稚均,林郁汶</text:p>
          </table:table-cell>
          <table:table-cell office:value-type="float" office:value="6" table:style-name="ce1">
            <text:p>6</text:p>
          </table:table-cell>
          <table:table-cell office:value-type="string" table:style-name="ce1">
            <text:p>第3~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本系二技一般生二年級、畢業班課程，第3~13周實習。</text:p>
          </table:table-cell>
          <table:table-cell office:value-type="string" table:style-name="ce1">
            <text:p>本課程設計旨在協助學生運用醫護教育與數位學習之知能於實務中。課程內容以實務運用為主，深入了解實務工作領域中有關數位學習於醫護教育運用的需求。學生需運用相關理論分析實務常見的問題及議題、識別有效的教學策略、並實際設計適當的教學媒體，透過臨床實作、反思、小組討論與分享等多元教學策略，發揮溝通合作與培養終身學習之能力，以達成本實習目標。</text:p>
          </table:table-cell>
          <table:table-cell office:value-type="string" table:style-name="ce1">
            <text:p>The course provides students an opportunity to practice health allied education and digital learning in the institutions. The contents of this course focuses on application, students will be able to understand the needs in health allied education and digital learning. Students will apply the related theories and analyze the currents issues and problems, identify the effective teaching strategies, promote the abilities of communication collaborative and lifelong learning.</text:p>
          </table:table-cell>
          <table:table-cell table:number-columns-repeated="16361"/>
        </table:table-row>
        <table:table-row table:style-name="ro2">
          <table:table-cell office:value-type="float" office:value="1132" table:style-name="ce4">
            <text:p>1132</text:p>
          </table:table-cell>
          <table:table-cell office:value-type="string" table:style-name="ce1">
            <text:p>劉一凡</text:p>
          </table:table-cell>
          <table:table-cell office:value-type="string" table:style-name="ce1">
            <text:p>1D1201544012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44" table:style-name="ce1">
            <text:p>1544</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醫護教育暨數位應用實習</text:p>
          </table:table-cell>
          <table:table-cell office:value-type="string" table:style-name="ce1">
            <text:p>Practicum of Health Allied Education and Digital Learning</text:p>
          </table:table-cell>
          <table:table-cell office:value-type="string" table:style-name="ce1">
            <text:p>劉一凡,鄭夙芬,郭倩琳,李明忠,宋涵鈺,張君豪,陳稚均,林郁汶</text:p>
          </table:table-cell>
          <table:table-cell office:value-type="float" office:value="6" table:style-name="ce1">
            <text:p>6</text:p>
          </table:table-cell>
          <table:table-cell office:value-type="string" table:style-name="ce1">
            <text:p>第3~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本系二技一般生二年級、畢業班課程，第3~13周實習。</text:p>
          </table:table-cell>
          <table:table-cell office:value-type="string" table:style-name="ce1">
            <text:p>本課程設計旨在協助學生運用醫護教育與數位學習之知能於實務中。課程內容以實務運用為主，深入了解實務工作領域中有關數位學習於醫護教育運用的需求。學生需運用相關理論分析實務常見的問題及議題、識別有效的教學策略、並實際設計適當的教學媒體，透過臨床實作、反思、小組討論與分享等多元教學策略，發揮溝通合作與培養終身學習之能力，以達成本實習目標。</text:p>
          </table:table-cell>
          <table:table-cell office:value-type="string" table:style-name="ce1">
            <text:p>The course provides students an opportunity to practice health allied education and digital learning in the institutions. The contents of this course focuses on application, students will be able to understand the needs in health allied education and digital learning. Students will apply the related theories and analyze the currents issues and problems, identify the effective teaching strategies, promote the abilities of communication collaborative and lifelong learning.</text:p>
          </table:table-cell>
          <table:table-cell table:number-columns-repeated="16361"/>
        </table:table-row>
        <table:table-row table:style-name="ro2">
          <table:table-cell office:value-type="float" office:value="1132" table:style-name="ce4">
            <text:p>1132</text:p>
          </table:table-cell>
          <table:table-cell office:value-type="string" table:style-name="ce1">
            <text:p>劉一凡</text:p>
          </table:table-cell>
          <table:table-cell office:value-type="string" table:style-name="ce1">
            <text:p>1D1201544012A0</text:p>
          </table:table-cell>
          <table:table-cell office:value-type="string" table:style-name="ce1">
            <text:p>1D120</text:p>
          </table:table-cell>
          <table:table-cell office:value-type="string" table:style-name="ce1">
            <text:p>醫護教育暨數位學習系</text:p>
          </table:table-cell>
          <table:table-cell office:value-type="string" table:style-name="ce1">
            <text:p>二年制</text:p>
          </table:table-cell>
          <table:table-cell office:value-type="float" office:value="1544" table:style-name="ce1">
            <text:p>1544</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醫護教育暨數位應用實習</text:p>
          </table:table-cell>
          <table:table-cell office:value-type="string" table:style-name="ce1">
            <text:p>Practicum of Health Allied Education and Digital Learning</text:p>
          </table:table-cell>
          <table:table-cell office:value-type="string" table:style-name="ce1">
            <text:p>劉一凡,鄭夙芬,郭倩琳,李明忠,宋涵鈺,張君豪,陳稚均,林郁汶</text:p>
          </table:table-cell>
          <table:table-cell office:value-type="float" office:value="6" table:style-name="ce1">
            <text:p>6</text:p>
          </table:table-cell>
          <table:table-cell office:value-type="string" table:style-name="ce1">
            <text:p>第3~13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本系二技一般生二年級、畢業班課程，第3~13周實習。</text:p>
          </table:table-cell>
          <table:table-cell office:value-type="string" table:style-name="ce1">
            <text:p>本課程設計旨在協助學生運用醫護教育與數位學習之知能於實務中。課程內容以實務運用為主，深入了解實務工作領域中有關數位學習於醫護教育運用的需求。學生需運用相關理論分析實務常見的問題及議題、識別有效的教學策略、並實際設計適當的教學媒體，透過臨床實作、反思、小組討論與分享等多元教學策略，發揮溝通合作與培養終身學習之能力，以達成本實習目標。</text:p>
          </table:table-cell>
          <table:table-cell office:value-type="string" table:style-name="ce1">
            <text:p>The course provides students an opportunity to practice health allied education and digital learning in the institutions. The contents of this course focuses on application, students will be able to understand the needs in health allied education and digital learning. Students will apply the related theories and analyze the currents issues and problems, identify the effective teaching strategies, promote the abilities of communication collaborative and lifelong learn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31120044801110"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48" table:style-name="ce1">
            <text:p>44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嬰幼兒餐點與營養</text:p>
          </table:table-cell>
          <table:table-cell office:value-type="string" table:style-name="ce1">
            <text:p>Food Preparation and Nutrition in Infant and Child</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8</text:p>
          </table:table-cell>
          <table:table-cell office:value-type="float" office:value="1" table:style-name="ce1">
            <text:p>1</text:p>
          </table:table-cell>
          <table:table-cell office:value-type="string" table:style-name="ce1">
            <text:p>6,7,8</text:p>
          </table:table-cell>
          <table:table-cell office:value-type="string" table:style-name="ce1">
            <text:p>修課限制：本系二技一般生、本系四技一般生大二以上</text:p>
          </table:table-cell>
          <table:table-cell office:value-type="string" table:style-name="ce1">
            <text:p>本課程特別為四技嬰幼兒保育學系學生而設計，本教材分三部份，第一部份為營養學概論部份，內容包括六大類食物、中華民國飲食指標與指南、理想體重、國人膳食營養素參考攝取量、營養標示及食物代換表。第二部分重點為嬰兒營養包括母乳哺餵與嬰兒奶粉配方哺餵、嬰兒副食品添加。第三部份為幼兒營養包括幼兒生長發育與營養需求、幼兒的膳食設計、餐點供應與活動設計、常見的幼兒營養問題、飲食紅黃綠燈。</text:p>
          </table:table-cell>
          <table:table-cell office:value-type="string" table:style-name="ce1">
            <text:p>The course of the Food preparation and Nutrition of Infant and Child, which is design for the 2- year program of the Department of Infant and Children, consists three parts listed below. The first part introduces the characteristic and function of the nut</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3112004540111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4" table:style-name="ce1">
            <text:p>454</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0-2歲托育服務概論</text:p>
          </table:table-cell>
          <table:table-cell office:value-type="string" table:style-name="ce1">
            <text:p>Introduction of Infant &amp;amp; Toddler care servic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8</text:p>
          </table:table-cell>
          <table:table-cell office:value-type="float" office:value="5" table:style-name="ce1">
            <text:p>5</text:p>
          </table:table-cell>
          <table:table-cell office:value-type="string" table:style-name="ce1">
            <text:p>6,7</text:p>
          </table:table-cell>
          <table:table-cell office:value-type="string" table:style-name="ce1">
            <text:p>修課限制：本系二技一般生、本系四技一般生大二以上</text:p>
          </table:table-cell>
          <table:table-cell office:value-type="string" table:style-name="ce1">
            <text:p>本課程旨在引導學生了解-2歲托育服務的意義、各國托育模式、我國-2歲托育服務現況和政策及相關法令、督導Department、托嬰機構評鑑等，從政策面到實際面瞭解-2托育服務概觀。</text:p>
          </table:table-cell>
          <table:table-cell office:value-type="string" table:style-name="ce1">
            <text:p>This course is to introduce child care services for infants and toddlers in Taiwan and in other countries. Curriculum content includes the definition, functions, and types of infant and toddler care services, major theoretical approaches, and administration and delivery systems in care service. In addition, also introduce the concept of quality care services, as well as understand the characteristics and differences in child care services in different countries.</text:p>
          </table:table-cell>
          <table:table-cell table:number-columns-repeated="16361"/>
        </table:table-row>
        <table:table-row table:style-name="ro5">
          <table:table-cell office:value-type="float" office:value="1132" table:style-name="ce4">
            <text:p>1132</text:p>
          </table:table-cell>
          <table:table-cell office:value-type="string" table:style-name="ce1">
            <text:p>undefined</text:p>
          </table:table-cell>
          <table:table-cell office:value-type="float" office:value="31120050201112" table:style-name="ce1">
            <text:p>3.11201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502" table:style-name="ce1">
            <text:p>502</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嬰兒活動設計與環境規劃</text:p>
          </table:table-cell>
          <table:table-cell office:value-type="string" table:style-name="ce1">
            <text:p>Infants and Toddlers Environment and Instruction</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I501,I206</text:p>
          </table:table-cell>
          <table:table-cell office:value-type="float" office:value="4" table:style-name="ce1">
            <text:p>4</text:p>
          </table:table-cell>
          <table:table-cell office:value-type="string" table:style-name="ce1">
            <text:p>3,4</text:p>
          </table:table-cell>
          <table:table-cell office:value-type="string" table:style-name="ce1">
            <text:p>修課限制：本系二技一般生、本系四技一般生大二以上、教室容量40人</text:p>
          </table:table-cell>
          <table:table-cell office:value-type="string" table:style-name="ce1">
            <text:p>本課程旨在瞭解如何規劃、設計、與呈現適合嬰兒發展與學習的活動與學習環境。課程內容奠基於瞭解嬰幼兒由出生至2歲間各階段的發展特點與學習需要，並學習如何根據嬰幼兒的不同需求，設計與規劃適性發展的嬰幼兒學習活動及探索空間。本課程對有志進入嬰兒相關領域職場者，可以增進相關課程與教學的概念及技能。</text:p>
          </table:table-cell>
          <table:table-cell office:value-type="string" table:style-name="ce1">
            <text:p>This course is aimed to explore how to design and present instruction and environments appropriate for infants and toddlers. It focuses on planning, arranging learning areas within indoor and outdoor spaces in preschool. Contents of this course include un</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311200438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38" table:style-name="ce1">
            <text:p>43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小兒疾病概論</text:p>
          </table:table-cell>
          <table:table-cell office:value-type="string" table:style-name="ce1">
            <text:p>Introduction to Illness in Infant and Child</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5" table:style-name="ce1">
            <text:p>5</text:p>
          </table:table-cell>
          <table:table-cell office:value-type="string" table:style-name="ce1">
            <text:p>8,9</text:p>
          </table:table-cell>
          <table:table-cell office:value-type="string" table:style-name="ce1">
            <text:p>修課限制：本系二技一般生</text:p>
          </table:table-cell>
          <table:table-cell office:value-type="string" table:style-name="ce1">
            <text:p>本課程包括有認識正常嬰幼兒的成長與發育，以及生長發育異常兒童之發現與處理方式，新生兒篩檢，嬰幼兒異常症狀早期發現之要點，兒童各器官系統正常與異常情況之理學評估和比較，並需實習身體評估與照護之要領。課程之平時作業為每位同學回顧及探討自身的出生史、生長史、預防注射紀錄、疾病史和家族史，藉此能知己而後知彼、將心比心，深刻了解生長發育與疾病之要義。學期中亦安排分組專題報告、特殊疾病之專家演講，參訪醫院或嬰幼兒保育機構，以及新生兒篩檢實驗室。</text:p>
          </table:table-cell>
          <table:table-cell office:value-type="string" table:style-name="ce1">
            <text:p>This study includes “Introduction of Pediatrics, Normal and Abnormal Growth of Infant and Child, Newborn Screening, Immunization, Physical Assessment of All the Organ Systems of Infant and Child, Basic Knowledge of Abnormal Symptoms and Signs of Infant and Child, Identification of Children with Illness, Appropriate Way of Caring and Management of Abnormal Children”.</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string" table:style-name="ce1">
            <text:p>311200472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72" table:style-name="ce1">
            <text:p>47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幼兒園教材教法I</text:p>
          </table:table-cell>
          <table:table-cell office:value-type="string" table:style-name="ce1">
            <text:p>Teaching Materials and Methods for Young Children I</text:p>
          </table:table-cell>
          <table:table-cell office:value-type="string" table:style-name="ce1">
            <text:p>陳紀萍</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1" table:style-name="ce1">
            <text:p>1</text:p>
          </table:table-cell>
          <table:table-cell office:value-type="string" table:style-name="ce1">
            <text:p>3,4</text:p>
          </table:table-cell>
          <table:table-cell office:value-type="string" table:style-name="ce1">
            <text:p>修課限制：本系二技一般生、本所與國際蒙特梭利專班（研究生下修，不計入畢業學分）</text:p>
          </table:table-cell>
          <table:table-cell office:value-type="string" table:style-name="ce1">
            <text:p>本課程旨在培養學生具備選擇與發展幼兒教材的知能,了解多樣適合幼兒教育的教學方法，並且能夠配合教材靈活運用多樣與適切的教學方式於實際教保中；以統整化課程、生活化教材、及活動化教學方式達成幼兒教育的Target。本課程內容包含：統整性課程之意涵，幼兒園教學理念與實務，幼兒教學原則，幼兒教學型態與方法，幼兒教材的選擇與發展，幼兒教師的專業角色，幼兒智能領域課程，幼兒心靈領域課程，幼兒體能領域課程，幼兒統整性課程設計，以及幼兒教材教法相關論題探討。</text:p>
          </table:table-cell>
          <table:table-cell office:value-type="string" table:style-name="ce1">
            <text:p>The purposes of this course are to explore the characteristics, contents, and trends of teaching methods and materials for preschoolers. Due to the limitation of course schedule, this course will focus on six major child development aspects. The contents focus both theories and practices in this topics. Students will also be able to design different lesson plans for children in its different development stages by using what they learned in this course.</text:p>
          </table:table-cell>
          <table:table-cell table:number-columns-repeated="16361"/>
        </table:table-row>
        <table:table-row table:style-name="ro9">
          <table:table-cell office:value-type="float" office:value="1132" table:style-name="ce4">
            <text:p>1132</text:p>
          </table:table-cell>
          <table:table-cell office:value-type="string" table:style-name="ce1">
            <text:p>邱瓊慧</text:p>
          </table:table-cell>
          <table:table-cell office:value-type="string" table:style-name="ce1">
            <text:p>311200439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39" table:style-name="ce1">
            <text:p>43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幼兒園課程設計</text:p>
          </table:table-cell>
          <table:table-cell office:value-type="string" table:style-name="ce1">
            <text:p>Curriculum Design for Preschools</text:p>
          </table:table-cell>
          <table:table-cell office:value-type="string" table:style-name="ce1">
            <text:p>邱瓊慧</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2" table:style-name="ce1">
            <text:p>2</text:p>
          </table:table-cell>
          <table:table-cell office:value-type="string" table:style-name="ce1">
            <text:p>2,3,4</text:p>
          </table:table-cell>
          <table:table-cell office:value-type="string" table:style-name="ce1">
            <text:p>修課限制：本系二技一般生、本所與國際蒙特梭利專班（研究生下修，不計入畢業學分）</text:p>
          </table:table-cell>
          <table:table-cell office:value-type="string" table:style-name="ce1">
            <text:p>課程設計能力係屬幼兒教師、保育人員之專業能力，為提昇教保品質之基本條件。本課程旨在幫助學生建立自己的教保課程設計理念、培養實際設計課程活動之能力。主要內容包含課程之基本概念、幼兒教保課程的基礎、要素與設計發展、以及設計幼兒教保活動的主要方式。學生應能根據課堂所學及視實務機構所需，分組合力進行課程設計。</text:p>
          </table:table-cell>
          <table:table-cell office:value-type="string" table:style-name="ce1">
            <text:p>This course is designed to enhance student’s knowledge and pratice ability in the field of curriculum design for preschools. The contents include foundations, elements, and process of curriculum design.</text:p>
          </table:table-cell>
          <table:table-cell table:number-columns-repeated="16361"/>
        </table:table-row>
        <table:table-row table:style-name="ro2">
          <table:table-cell office:value-type="float" office:value="1132" table:style-name="ce4">
            <text:p>1132</text:p>
          </table:table-cell>
          <table:table-cell office:value-type="string" table:style-name="ce1">
            <text:p>朝日美智代</text:p>
          </table:table-cell>
          <table:table-cell office:value-type="string" table:style-name="ce1">
            <text:p>311200030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30" table:style-name="ce1">
            <text:p>3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朝日美智代</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1</text:p>
          </table:table-cell>
          <table:table-cell office:value-type="float" office:value="4" table:style-name="ce1">
            <text:p>4</text:p>
          </table:table-cell>
          <table:table-cell office:value-type="string" table:style-name="ce1">
            <text:p>1,2</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8">
          <table:table-cell office:value-type="float" office:value="1132" table:style-name="ce4">
            <text:p>1132</text:p>
          </table:table-cell>
          <table:table-cell office:value-type="string" table:style-name="ce1">
            <text:p>何文君</text:p>
          </table:table-cell>
          <table:table-cell office:value-type="string" table:style-name="ce1">
            <text:p>311200443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43" table:style-name="ce1">
            <text:p>44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嬰幼兒保育</text:p>
          </table:table-cell>
          <table:table-cell office:value-type="string" table:style-name="ce1">
            <text:p>Generality of Infant and Child Care</text:p>
          </table:table-cell>
          <table:table-cell office:value-type="string" table:style-name="ce1">
            <text:p>何文君</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5" table:style-name="ce1">
            <text:p>5</text:p>
          </table:table-cell>
          <table:table-cell office:value-type="string" table:style-name="ce1">
            <text:p>2,3,4</text:p>
          </table:table-cell>
          <table:table-cell office:value-type="string" table:style-name="ce1">
            <text:p>修課限制：本系二技一般生、本所與國際蒙特梭利專班（研究生下修，不計入畢業學分）</text:p>
          </table:table-cell>
          <table:table-cell office:value-type="string" table:style-name="ce1">
            <text:p>本課程設計旨在協助學生獲得和運用有關兒童養育照護、教育、機構經營管理等知識，以問題解決及發展理論的觀點，評估學齡前兒童生理發展的關鍵、成長變化之挑戰及常見之社會問題。運用演說、討論、演練等過程，協助學生獲得幼兒照護知能以及自我成長。</text:p>
          </table:table-cell>
          <table:table-cell office:value-type="string" table:style-name="ce1">
            <text:p>The purpose of this course is to help the pupils to have the knowledge of child care technique. With the viewpoints of problem solving and developing theory, the pupils learn how to evaluate the key points of physical development of the preschool children.</text:p>
          </table:table-cell>
          <table:table-cell table:number-columns-repeated="16361"/>
        </table:table-row>
        <table:table-row table:style-name="ro2">
          <table:table-cell office:value-type="float" office:value="1132" table:style-name="ce4">
            <text:p>1132</text:p>
          </table:table-cell>
          <table:table-cell office:value-type="string" table:style-name="ce1">
            <text:p>謝亞恆</text:p>
          </table:table-cell>
          <table:table-cell office:value-type="string" table:style-name="ce1">
            <text:p>311200498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98" table:style-name="ce1">
            <text:p>49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嬰幼兒特殊教育概論</text:p>
          </table:table-cell>
          <table:table-cell office:value-type="string" table:style-name="ce1">
            <text:p>Special Education for Preschools with Special Needs</text:p>
          </table:table-cell>
          <table:table-cell office:value-type="string" table:style-name="ce1">
            <text:p>謝亞恆</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3" table:style-name="ce1">
            <text:p>3</text:p>
          </table:table-cell>
          <table:table-cell office:value-type="string" table:style-name="ce1">
            <text:p>2,3,4</text:p>
          </table:table-cell>
          <table:table-cell office:value-type="string" table:style-name="ce1">
            <text:p>修課限制：本系二技一般生、本所與國際蒙特梭利專班（研究生下修，不計入畢業學分）</text:p>
          </table:table-cell>
          <table:table-cell office:value-type="string" table:style-name="ce1">
            <text:p>從嬰幼兒特殊需要意義討論到各種不同需求的特質，進而瞭解未來願景，係本課程的重點。特殊需要嬰幼兒早期介入的基本精神在於早期發現、早期治療。在課程中透過各種障礙類別定義與特質的介紹，並說明有關鑑定評估與安置處遇基本概念，希望能提供學生對特殊需要嬰幼兒有正確的認識。並對介入特殊需要嬰幼兒的方式與流程有所瞭解，以培養學生從事特殊需要嬰幼兒保育的興趣與熱誠。</text:p>
          </table:table-cell>
          <table:table-cell office:value-type="string" table:style-name="ce1">
            <text:p>This class will introduce the theory for early intervention, the categories and characteristics of exceptional young children, the needs of the families with exceptional young children, the laws and the future about early intervention。</text:p>
            <text:p><text:s text:c="5"/>The categories of exceptionality are Mental Retardation, Emotional disturbed, Learning Disabilities, Speech and Language Disorders, Hearing Disorders, Visual Disorders, Physical Disorders, Health Disorders, Multiple Handicapped, Autism, Disadvantage, Gifted, Talented, Creative, and Family Impact.</text:p>
          </table:table-cell>
          <table:table-cell table:number-columns-repeated="16361"/>
        </table:table-row>
        <table:table-row table:style-name="ro2">
          <table:table-cell office:value-type="float" office:value="1132" table:style-name="ce4">
            <text:p>1132</text:p>
          </table:table-cell>
          <table:table-cell office:value-type="string" table:style-name="ce1">
            <text:p>楊曉苓</text:p>
          </table:table-cell>
          <table:table-cell office:value-type="string" table:style-name="ce1">
            <text:p>311200446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46" table:style-name="ce1">
            <text:p>44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嬰幼兒學習環境設計</text:p>
          </table:table-cell>
          <table:table-cell office:value-type="string" table:style-name="ce1">
            <text:p>Planning of Learning Environments for Infants and Young Children</text:p>
          </table:table-cell>
          <table:table-cell office:value-type="string" table:style-name="ce1">
            <text:p>楊曉苓</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408</text:p>
          </table:table-cell>
          <table:table-cell office:value-type="float" office:value="2" table:style-name="ce1">
            <text:p>2</text:p>
          </table:table-cell>
          <table:table-cell office:value-type="string" table:style-name="ce1">
            <text:p>6,7,8</text:p>
          </table:table-cell>
          <table:table-cell office:value-type="string" table:style-name="ce1">
            <text:p>修課限制：本系二技一般生</text:p>
          </table:table-cell>
          <table:table-cell office:value-type="string" table:style-name="ce1">
            <text:p>本課程旨在探討如何規畫與設計嬰幼兒的學習環境。課程內容著重於嬰幼兒托育機構之學習環境設計，除探討學習環境對嬰幼兒之潛在影響、學習環境設計之基本原理原則外，並著眼於嬰幼兒學習環境設計之實務，與各類型學習區之規畫與管理。學生於課堂中透過一系列的練習活動與實務演練，除練習設計嬰兒之教保環境外，並學習依照課程主題創造統整情境、規劃且佈置數個完整的學習區。</text:p>
          </table:table-cell>
          <table:table-cell office:value-type="string" table:style-name="ce1">
            <text:p>This course is aimed to explore how to create and design learning environments appropriate for infants and young children. It focuses on planning, arranging learning areas within indoor and outdoor spaces in preschool.</text:p>
          </table:table-cell>
          <table:table-cell table:number-columns-repeated="16361"/>
        </table:table-row>
        <table:table-row table:style-name="ro2">
          <table:table-cell office:value-type="float" office:value="1132" table:style-name="ce4">
            <text:p>1132</text:p>
          </table:table-cell>
          <table:table-cell office:value-type="string" table:style-name="ce1">
            <text:p>廖莉安</text:p>
          </table:table-cell>
          <table:table-cell office:value-type="string" table:style-name="ce1">
            <text:p>311201713011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1713" table:style-name="ce1">
            <text:p>1713</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羽球2</text:p>
          </table:table-cell>
          <table:table-cell office:value-type="string" table:style-name="ce1">
            <text:p>PE-Badminton2</text:p>
          </table:table-cell>
          <table:table-cell office:value-type="string" table:style-name="ce1">
            <text:p>廖莉安</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8,9</text:p>
          </table:table-cell>
          <table:table-cell office:value-type="string" table:style-name="ce1">
            <text:p>1.第一階段志願選，僅由資四一Ａ、聽四一Ａ、幼二一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羽球基本技能及相關知識的介紹，幫助學</text:p>
            <text:p>生認識羽球活動的各種技巧，並以引導學生充分運動及享受羽球運動樂趣為主軸，建立</text:p>
            <text:p>學生終身運動之基礎。授課內容包括單、雙打比賽技能與比賽觀念、比賽規則演變與羽</text:p>
            <text:p>壇現況的講解，以及實際引導學生體驗各種不同形式的比賽，使學生建立對羽球活動的</text:p>
            <text:p>基本技能與終身興趣</text:p>
          </table:table-cell>
          <table:table-cell office:value-type="string" table:style-name="ce1">
            <text:p>This course is to help students know the various skills of badminton activities<text:s/></text:p>
            <text:p>through the introduction of badminton basic skills and related knowledge<text:s/></text:p>
            <text:p>aiming to have students fully exercise and enjoy the fun of badminton, and<text:s/></text:p>
            <text:p>establish the foundation for lifelong exercise. Curriculum includes game<text:s/></text:p>
            <text:p>techniques of singles and doubles and the explanation of game concepts,<text:s/></text:p>
            <text:p>game rule evolution and status of badminton development, and to actually<text:s/></text:p>
            <text:p>lead students to experience games of different forms, and establish the<text:s/></text:p>
            <text:p>fundamental techniques and lifelong interest of badmintons.</text:p>
          </table:table-cell>
          <table:table-cell table:number-columns-repeated="16361"/>
        </table:table-row>
        <table:table-row table:style-name="ro9">
          <table:table-cell office:value-type="float" office:value="1132" table:style-name="ce4">
            <text:p>1132</text:p>
          </table:table-cell>
          <table:table-cell office:value-type="string" table:style-name="ce1">
            <text:p>謝亞恆</text:p>
          </table:table-cell>
          <table:table-cell office:value-type="float" office:value="31120045001220"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0" table:style-name="ce1">
            <text:p>450</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嬰幼兒教保興趣選項實習</text:p>
          </table:table-cell>
          <table:table-cell office:value-type="string" table:style-name="ce1">
            <text:p>Practice of <text:s/>infant interest options</text:p>
          </table:table-cell>
          <table:table-cell office:value-type="string" table:style-name="ce1">
            <text:p>謝亞恆,潘愷</text:p>
          </table:table-cell>
          <table:table-cell office:value-type="float" office:value="2" table:style-name="ce1">
            <text:p>2</text:p>
          </table:table-cell>
          <table:table-cell office:value-type="string" table:style-name="ce1">
            <text:p>第1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string" table:style-name="ce1">
            <text:p>1,2</text:p>
          </table:table-cell>
          <table:table-cell office:value-type="string" table:style-name="ce1">
            <text:p>實習期間：114/02/03-02/20(14天)寒假實習，修課限制：實習課程、本系二技一般生大二、本系四技一般生大四、畢業班課程、至系上登記書面選課</text:p>
          </table:table-cell>
          <table:table-cell office:value-type="string" table:style-name="ce1">
            <text:p>1.了解實習機構之性質、組織狀況、及業務內容等。</text:p>
            <text:p>2.觀摩並學習實習機構專業工作者之角色與職責。</text:p>
            <text:p>3.藉實習活動印證及演練幼兒保育專業知識與技能。</text:p>
          </table:table-cell>
          <table:table-cell office:value-type="string" table:style-name="ce1">
            <text:p>1. Understand the nature of internships institutions, organizational status, and business content.<text:s/></text:p>
            <text:p>2. Observe and learn the roles and responsibilities of the internship agency professionals.<text:s/></text:p>
            <text:p>3 confirmed through practical activities and exercises ECCE professional knowledge and skills.</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float" office:value="3112004520122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2" table:style-name="ce1">
            <text:p>452</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教保專業實習</text:p>
          </table:table-cell>
          <table:table-cell office:value-type="string" table:style-name="ce1">
            <text:p>Infant and Child Care Practicum II</text:p>
          </table:table-cell>
          <table:table-cell office:value-type="string" table:style-name="ce1">
            <text:p>陳紀萍</text:p>
          </table:table-cell>
          <table:table-cell office:value-type="float" office:value="4" table:style-name="ce1">
            <text:p>4</text:p>
          </table:table-cell>
          <table:table-cell office:value-type="string" table:style-name="ce1">
            <text:p>第9~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text:p>
          </table:table-cell>
          <table:table-cell office:value-type="string" table:style-name="ce1">
            <text:p>實習期間：114/04/14-05/20(27天)，修課限制：實習課程、本系二技一般生大二、至系上登記書面選課、畢業班課程</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By practicum, students are expected to learn about three sets of knowledge, skills, and attitudes. First, they will get more ideas about the characteristics, organizations, and work contents of varies infant and child care centers. Second, by involving in daily activities of the classroom, students will observe and learn the professionalism of child caregivers. Last, through student teaching and related activities, students will consolidate their knowledge and skills regarding infant &amp;amp; child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float" office:value="3112004520122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2" table:style-name="ce1">
            <text:p>452</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教保專業實習</text:p>
          </table:table-cell>
          <table:table-cell office:value-type="string" table:style-name="ce1">
            <text:p>Infant and Child Care Practicum II</text:p>
          </table:table-cell>
          <table:table-cell office:value-type="string" table:style-name="ce1">
            <text:p>陳紀萍</text:p>
          </table:table-cell>
          <table:table-cell office:value-type="float" office:value="4" table:style-name="ce1">
            <text:p>4</text:p>
          </table:table-cell>
          <table:table-cell office:value-type="string" table:style-name="ce1">
            <text:p>第9~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text:p>
          </table:table-cell>
          <table:table-cell office:value-type="string" table:style-name="ce1">
            <text:p>實習期間：114/04/14-05/20(27天)，修課限制：實習課程、本系二技一般生大二、至系上登記書面選課、畢業班課程</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By practicum, students are expected to learn about three sets of knowledge, skills, and attitudes. First, they will get more ideas about the characteristics, organizations, and work contents of varies infant and child care centers. Second, by involving in daily activities of the classroom, students will observe and learn the professionalism of child caregivers. Last, through student teaching and related activities, students will consolidate their knowledge and skills regarding infant &amp;amp; child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float" office:value="3112004520122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2" table:style-name="ce1">
            <text:p>452</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教保專業實習</text:p>
          </table:table-cell>
          <table:table-cell office:value-type="string" table:style-name="ce1">
            <text:p>Infant and Child Care Practicum II</text:p>
          </table:table-cell>
          <table:table-cell office:value-type="string" table:style-name="ce1">
            <text:p>陳紀萍</text:p>
          </table:table-cell>
          <table:table-cell office:value-type="float" office:value="4" table:style-name="ce1">
            <text:p>4</text:p>
          </table:table-cell>
          <table:table-cell office:value-type="string" table:style-name="ce1">
            <text:p>第9~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text:p>
          </table:table-cell>
          <table:table-cell office:value-type="string" table:style-name="ce1">
            <text:p>實習期間：114/04/14-05/20(27天)，修課限制：實習課程、本系二技一般生大二、至系上登記書面選課、畢業班課程</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By practicum, students are expected to learn about three sets of knowledge, skills, and attitudes. First, they will get more ideas about the characteristics, organizations, and work contents of varies infant and child care centers. Second, by involving in daily activities of the classroom, students will observe and learn the professionalism of child caregivers. Last, through student teaching and related activities, students will consolidate their knowledge and skills regarding infant &amp;amp; child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float" office:value="3112004520122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2" table:style-name="ce1">
            <text:p>452</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教保專業實習</text:p>
          </table:table-cell>
          <table:table-cell office:value-type="string" table:style-name="ce1">
            <text:p>Infant and Child Care Practicum II</text:p>
          </table:table-cell>
          <table:table-cell office:value-type="string" table:style-name="ce1">
            <text:p>陳紀萍</text:p>
          </table:table-cell>
          <table:table-cell office:value-type="float" office:value="4" table:style-name="ce1">
            <text:p>4</text:p>
          </table:table-cell>
          <table:table-cell office:value-type="string" table:style-name="ce1">
            <text:p>第9~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text:p>
          </table:table-cell>
          <table:table-cell office:value-type="string" table:style-name="ce1">
            <text:p>實習期間：114/04/14-05/20(27天)，修課限制：實習課程、本系二技一般生大二、至系上登記書面選課、畢業班課程</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By practicum, students are expected to learn about three sets of knowledge, skills, and attitudes. First, they will get more ideas about the characteristics, organizations, and work contents of varies infant and child care centers. Second, by involving in daily activities of the classroom, students will observe and learn the professionalism of child caregivers. Last, through student teaching and related activities, students will consolidate their knowledge and skills regarding infant &amp;amp; child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陳紀萍</text:p>
          </table:table-cell>
          <table:table-cell office:value-type="float" office:value="31120045201221"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2" table:style-name="ce1">
            <text:p>452</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教保專業實習</text:p>
          </table:table-cell>
          <table:table-cell office:value-type="string" table:style-name="ce1">
            <text:p>Infant and Child Care Practicum II</text:p>
          </table:table-cell>
          <table:table-cell office:value-type="string" table:style-name="ce1">
            <text:p>陳紀萍</text:p>
          </table:table-cell>
          <table:table-cell office:value-type="float" office:value="4" table:style-name="ce1">
            <text:p>4</text:p>
          </table:table-cell>
          <table:table-cell office:value-type="string" table:style-name="ce1">
            <text:p>第9~14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text:p>
          </table:table-cell>
          <table:table-cell office:value-type="string" table:style-name="ce1">
            <text:p>實習期間：114/04/14-05/20(27天)，修課限制：實習課程、本系二技一般生大二、至系上登記書面選課、畢業班課程</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By practicum, students are expected to learn about three sets of knowledge, skills, and attitudes. First, they will get more ideas about the characteristics, organizations, and work contents of varies infant and child care centers. Second, by involving in daily activities of the classroom, students will observe and learn the professionalism of child caregivers. Last, through student teaching and related activities, students will consolidate their knowledge and skills regarding infant &amp;amp; child care.</text:p>
          </table:table-cell>
          <table:table-cell table:number-columns-repeated="16361"/>
        </table:table-row>
        <table:table-row table:style-name="ro9">
          <table:table-cell office:value-type="float" office:value="1132" table:style-name="ce4">
            <text:p>1132</text:p>
          </table:table-cell>
          <table:table-cell office:value-type="string" table:style-name="ce1">
            <text:p>段慧瑩</text:p>
          </table:table-cell>
          <table:table-cell office:value-type="float" office:value="31120045801222" table:style-name="ce1">
            <text:p>3.112E+13</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8" table:style-name="ce1">
            <text:p>458</text:p>
          </table:table-cell>
          <table:table-cell office:value-type="float" office:value="1" table:style-name="ce1">
            <text:p>1</text:p>
          </table:table-cell>
          <table:table-cell office:value-type="float" office:value="2" table:style-name="ce1">
            <text:p>2</text:p>
          </table:table-cell>
          <table:table-cell office:value-type="float" office:value="22" table:style-name="ce1">
            <text:p>22</text:p>
          </table:table-cell>
          <table:table-cell office:value-type="string" table:style-name="ce1">
            <text:p>0-2歲托育照顧實習</text:p>
          </table:table-cell>
          <table:table-cell office:value-type="string" table:style-name="ce1">
            <text:p>Advanced Practicum of Infant &amp;amp; Child Care (0-2 year olds)</text:p>
          </table:table-cell>
          <table:table-cell office:value-type="string" table:style-name="ce1">
            <text:p>段慧瑩,何文君</text:p>
          </table:table-cell>
          <table:table-cell office:value-type="float" office:value="2" table:style-name="ce1">
            <text:p>2</text:p>
          </table:table-cell>
          <table:table-cell office:value-type="string" table:style-name="ce1">
            <text:p>第1週</text:p>
          </table:table-cell>
          <table:table-cell office:value-type="float" office:value="7" table:style-name="ce1">
            <text:p>7</text:p>
          </table:table-cell>
          <table:table-cell office:value-type="string" table:style-name="ce1">
            <text:p>專業選修(系所)</text:p>
          </table:table-cell>
          <table:table-cell office:value-type="string" table:style-name="ce1">
            <text:p>undefined</text:p>
          </table:table-cell>
          <table:table-cell office:value-type="float" office:value="6" table:style-name="ce1">
            <text:p>6</text:p>
          </table:table-cell>
          <table:table-cell office:value-type="string" table:style-name="ce1">
            <text:p>3,4</text:p>
          </table:table-cell>
          <table:table-cell office:value-type="string" table:style-name="ce1">
            <text:p>實習期間：114/02/03-02/20(14天)寒假實習，修課限制：實習課程、本系二技一般生大二、本系四技一般生大四、畢業班課程、至系上登記書面選課</text:p>
          </table:table-cell>
          <table:table-cell office:value-type="string" table:style-name="ce1">
            <text:p>1.了解實習機構之性質、組織狀況、及業務內容等。 2.觀摩並學習實習機構專業工作者之角色與職責。 3.藉實習活動印證及演練幼兒保育專業知識、技能、與態度。 ""</text:p>
          </table:table-cell>
          <table:table-cell office:value-type="string" table:style-name="ce1">
            <text:p>This practicum is designed for students to further develop their knowledge, skills, and attitudes in working with infants and toddlers. The goals of this practicum includes: First, students will get more ideas about the characteristics, organizations, and</text:p>
          </table:table-cell>
          <table:table-cell table:number-columns-repeated="16361"/>
        </table:table-row>
        <table:table-row table:style-name="ro15">
          <table:table-cell office:value-type="float" office:value="1132" table:style-name="ce4">
            <text:p>1132</text:p>
          </table:table-cell>
          <table:table-cell office:value-type="string" table:style-name="ce1">
            <text:p>何文君</text:p>
          </table:table-cell>
          <table:table-cell office:value-type="string" table:style-name="ce1">
            <text:p>311200451012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Infant and Child Care Practicum I</text:p>
          </table:table-cell>
          <table:table-cell office:value-type="string" table:style-name="ce1">
            <text:p>何文君,歐姿秀,黃馨慧,孫沛婕,汪欣怡,陳紀萍</text:p>
          </table:table-cell>
          <table:table-cell office:value-type="float" office:value="4" table:style-name="ce1">
            <text:p>4</text:p>
          </table:table-cell>
          <table:table-cell office:value-type="string" table:style-name="ce1">
            <text:p>第2~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text:p>
          </table:table-cell>
          <table:table-cell office:value-type="string" table:style-name="ce1">
            <text:p>實習期間：114/2/26-4/7(27天)，修課限制：實習課程、本系二技一般生大二、畢業班課程、本所與國際蒙特梭利專班（研究生下修，不計入畢業學分）</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1. Provide students opportunities to understand the administration of a daycare center. 2. Practice the dynamic roles of a professional care giver. 3. Through practice, students can promote their knowledge and skills in teaching and child caring.</text:p>
          </table:table-cell>
          <table:table-cell table:number-columns-repeated="16361"/>
        </table:table-row>
        <table:table-row table:style-name="ro15">
          <table:table-cell office:value-type="float" office:value="1132" table:style-name="ce4">
            <text:p>1132</text:p>
          </table:table-cell>
          <table:table-cell office:value-type="string" table:style-name="ce1">
            <text:p>何文君</text:p>
          </table:table-cell>
          <table:table-cell office:value-type="string" table:style-name="ce1">
            <text:p>311200451012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Infant and Child Care Practicum I</text:p>
          </table:table-cell>
          <table:table-cell office:value-type="string" table:style-name="ce1">
            <text:p>何文君,歐姿秀,黃馨慧,孫沛婕,汪欣怡,陳紀萍</text:p>
          </table:table-cell>
          <table:table-cell office:value-type="float" office:value="4" table:style-name="ce1">
            <text:p>4</text:p>
          </table:table-cell>
          <table:table-cell office:value-type="string" table:style-name="ce1">
            <text:p>第2~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text:p>
          </table:table-cell>
          <table:table-cell office:value-type="string" table:style-name="ce1">
            <text:p>實習期間：114/2/26-4/7(27天)，修課限制：實習課程、本系二技一般生大二、畢業班課程、本所與國際蒙特梭利專班（研究生下修，不計入畢業學分）</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1. Provide students opportunities to understand the administration of a daycare center. 2. Practice the dynamic roles of a professional care giver. 3. Through practice, students can promote their knowledge and skills in teaching and child caring.</text:p>
          </table:table-cell>
          <table:table-cell table:number-columns-repeated="16361"/>
        </table:table-row>
        <table:table-row table:style-name="ro15">
          <table:table-cell office:value-type="float" office:value="1132" table:style-name="ce4">
            <text:p>1132</text:p>
          </table:table-cell>
          <table:table-cell office:value-type="string" table:style-name="ce1">
            <text:p>何文君</text:p>
          </table:table-cell>
          <table:table-cell office:value-type="string" table:style-name="ce1">
            <text:p>311200451012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Infant and Child Care Practicum I</text:p>
          </table:table-cell>
          <table:table-cell office:value-type="string" table:style-name="ce1">
            <text:p>何文君,歐姿秀,黃馨慧,孫沛婕,汪欣怡,陳紀萍</text:p>
          </table:table-cell>
          <table:table-cell office:value-type="float" office:value="4" table:style-name="ce1">
            <text:p>4</text:p>
          </table:table-cell>
          <table:table-cell office:value-type="string" table:style-name="ce1">
            <text:p>第2~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text:p>
          </table:table-cell>
          <table:table-cell office:value-type="string" table:style-name="ce1">
            <text:p>實習期間：114/2/26-4/7(27天)，修課限制：實習課程、本系二技一般生大二、畢業班課程、本所與國際蒙特梭利專班（研究生下修，不計入畢業學分）</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1. Provide students opportunities to understand the administration of a daycare center. 2. Practice the dynamic roles of a professional care giver. 3. Through practice, students can promote their knowledge and skills in teaching and child caring.</text:p>
          </table:table-cell>
          <table:table-cell table:number-columns-repeated="16361"/>
        </table:table-row>
        <table:table-row table:style-name="ro15">
          <table:table-cell office:value-type="float" office:value="1132" table:style-name="ce4">
            <text:p>1132</text:p>
          </table:table-cell>
          <table:table-cell office:value-type="string" table:style-name="ce1">
            <text:p>何文君</text:p>
          </table:table-cell>
          <table:table-cell office:value-type="string" table:style-name="ce1">
            <text:p>311200451012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Infant and Child Care Practicum I</text:p>
          </table:table-cell>
          <table:table-cell office:value-type="string" table:style-name="ce1">
            <text:p>何文君,歐姿秀,黃馨慧,孫沛婕,汪欣怡,陳紀萍</text:p>
          </table:table-cell>
          <table:table-cell office:value-type="float" office:value="4" table:style-name="ce1">
            <text:p>4</text:p>
          </table:table-cell>
          <table:table-cell office:value-type="string" table:style-name="ce1">
            <text:p>第2~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text:p>
          </table:table-cell>
          <table:table-cell office:value-type="string" table:style-name="ce1">
            <text:p>實習期間：114/2/26-4/7(27天)，修課限制：實習課程、本系二技一般生大二、畢業班課程、本所與國際蒙特梭利專班（研究生下修，不計入畢業學分）</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1. Provide students opportunities to understand the administration of a daycare center. 2. Practice the dynamic roles of a professional care giver. 3. Through practice, students can promote their knowledge and skills in teaching and child caring.</text:p>
          </table:table-cell>
          <table:table-cell table:number-columns-repeated="16361"/>
        </table:table-row>
        <table:table-row table:style-name="ro15">
          <table:table-cell office:value-type="float" office:value="1132" table:style-name="ce4">
            <text:p>1132</text:p>
          </table:table-cell>
          <table:table-cell office:value-type="string" table:style-name="ce1">
            <text:p>何文君</text:p>
          </table:table-cell>
          <table:table-cell office:value-type="string" table:style-name="ce1">
            <text:p>311200451012A0</text:p>
          </table:table-cell>
          <table:table-cell office:value-type="float" office:value="31120" table:style-name="ce1">
            <text:p>31120</text:p>
          </table:table-cell>
          <table:table-cell office:value-type="string" table:style-name="ce1">
            <text:p>嬰幼兒保育系</text:p>
          </table:table-cell>
          <table:table-cell office:value-type="string" table:style-name="ce1">
            <text:p>二年制</text:p>
          </table:table-cell>
          <table:table-cell office:value-type="float" office:value="451" table:style-name="ce1">
            <text:p>45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嬰幼兒教保實習</text:p>
          </table:table-cell>
          <table:table-cell office:value-type="string" table:style-name="ce1">
            <text:p>Infant and Child Care Practicum I</text:p>
          </table:table-cell>
          <table:table-cell office:value-type="string" table:style-name="ce1">
            <text:p>何文君,歐姿秀,黃馨慧,孫沛婕,汪欣怡,陳紀萍</text:p>
          </table:table-cell>
          <table:table-cell office:value-type="float" office:value="4" table:style-name="ce1">
            <text:p>4</text:p>
          </table:table-cell>
          <table:table-cell office:value-type="string" table:style-name="ce1">
            <text:p>第2~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5" table:style-name="ce1">
            <text:p>5</text:p>
          </table:table-cell>
          <table:table-cell office:value-type="string" table:style-name="ce1">
            <text:p>1,2,3,4,5,6,7,8</text:p>
          </table:table-cell>
          <table:table-cell office:value-type="string" table:style-name="ce1">
            <text:p>實習期間：114/2/26-4/7(27天)，修課限制：實習課程、本系二技一般生大二、畢業班課程、本所與國際蒙特梭利專班（研究生下修，不計入畢業學分）</text:p>
          </table:table-cell>
          <table:table-cell office:value-type="string" table:style-name="ce1">
            <text:p>(1)了解實習機構之性質、組織狀況及業務內容等。 (2)觀摩並學習機構專業工作者之角色與職責。 (3)藉實習活動印證及演練幼兒保育專業知識與技能。</text:p>
          </table:table-cell>
          <table:table-cell office:value-type="string" table:style-name="ce1">
            <text:p>1. Provide students opportunities to understand the administration of a daycare center. 2. Practice the dynamic roles of a professional care giver. 3. Through practice, students can promote their knowledge and skills in teaching and child caring.</text:p>
          </table:table-cell>
          <table:table-cell table:number-columns-repeated="16361"/>
        </table:table-row>
        <table:table-row table:style-name="ro2">
          <table:table-cell office:value-type="float" office:value="1132" table:style-name="ce4">
            <text:p>1132</text:p>
          </table:table-cell>
          <table:table-cell office:value-type="string" table:style-name="ce1">
            <text:p>謝佳容</text:p>
          </table:table-cell>
          <table:table-cell office:value-type="float" office:value="11230104101110" table:style-name="ce1">
            <text:p>1.12301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041" table:style-name="ce1">
            <text:p>1041</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性別與健康照護</text:p>
          </table:table-cell>
          <table:table-cell office:value-type="string" table:style-name="ce1">
            <text:p>Gender and Healthcare</text:p>
          </table:table-cell>
          <table:table-cell office:value-type="string" table:style-name="ce1">
            <text:p>謝佳容</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7</text:p>
          </table:table-cell>
          <table:table-cell office:value-type="float" office:value="1" table:style-name="ce1">
            <text:p>1</text:p>
          </table:table-cell>
          <table:table-cell office:value-type="string" table:style-name="ce1">
            <text:p>6,7</text:p>
          </table:table-cell>
          <table:table-cell office:value-type="string" table:style-name="ce1">
            <text:p>修課限制：本系二技進修部、護理學院全。</text:p>
          </table:table-cell>
          <table:table-cell office:value-type="string" table:style-name="ce1">
            <text:p>本課程以性別主流化的概念為基礎，透過個體啟蒙、意識覺醒與行為實踐的過程，將引導學生論述於不同醫學專科領域之性別議題，且能辨識家庭、工作職場、社會福利和醫療環境中的性別平等政策。以期使學生能發展具有性別平等的概念，並應用於健康照護的情境中。</text:p>
          </table:table-cell>
          <table:table-cell office:value-type="string" table:style-name="ce1">
            <text:p>This course is based on the concept of gender mainstreaming. We hope that through the process of enlightenment, awareness and practice that could help student to understand the gender perspective in different area of medical specialties, and to identify the relation for gender concept among family, workplace, social welfare, and health policy. The student would develop the vision and ability of gender analysis, and take action with gender perspective which applies in nursing care.</text:p>
          </table:table-cell>
          <table:table-cell table:number-columns-repeated="16361"/>
        </table:table-row>
        <table:table-row table:style-name="ro9">
          <table:table-cell office:value-type="float" office:value="1132" table:style-name="ce4">
            <text:p>1132</text:p>
          </table:table-cell>
          <table:table-cell office:value-type="string" table:style-name="ce1">
            <text:p>邱秀渝</text:p>
          </table:table-cell>
          <table:table-cell office:value-type="float" office:value="11230032701111"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27" table:style-name="ce1">
            <text:p>327</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安寧照護</text:p>
          </table:table-cell>
          <table:table-cell office:value-type="string" table:style-name="ce1">
            <text:p>Palliative and Hospice Care</text:p>
          </table:table-cell>
          <table:table-cell office:value-type="string" table:style-name="ce1">
            <text:p>邱秀渝,陳妙言,陳貞秀</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407</text:p>
          </table:table-cell>
          <table:table-cell office:value-type="float" office:value="1" table:style-name="ce1">
            <text:p>1</text:p>
          </table:table-cell>
          <table:table-cell office:value-type="string" table:style-name="ce1">
            <text:p>6,7</text:p>
          </table:table-cell>
          <table:table-cell office:value-type="string" table:style-name="ce1">
            <text:p>修課限制：本系二技進修部、本所(本國生)、護理學院全3年級以上、學士後。</text:p>
          </table:table-cell>
          <table:table-cell office:value-type="string" table:style-name="ce1">
            <text:p>本課程主旨在建立學生緩和與安寧照護的概念與認知。藉由了解末期疾病病人身、心、社會的衝擊及面對死亡的準備，體認多科專業團隊與義工團隊在末期疾病照護的協同合作功能。以增進學生對疾病末期病人及其家庭身心社會照顧及協助病人及其家屬面對死亡的準備。課程中，亦同時探討護理人員在照顧末期病人時所面臨的壓力與倫理困境。</text:p>
          </table:table-cell>
          <table:table-cell office:value-type="string" table:style-name="ce1">
            <text:p>The design of this course is aimed to increase students’ understanding about concepts of palliative care and hospice care, and advance their competence of caring for the terminally ill patients and their family. The physical and psychosocial impact of ter</text:p>
          </table:table-cell>
          <table:table-cell table:number-columns-repeated="16361"/>
        </table:table-row>
        <table:table-row table:style-name="ro10">
          <table:table-cell office:value-type="float" office:value="1132" table:style-name="ce4">
            <text:p>1132</text:p>
          </table:table-cell>
          <table:table-cell office:value-type="string" table:style-name="ce1">
            <text:p>undefined</text:p>
          </table:table-cell>
          <table:table-cell office:value-type="float" office:value="11230036801112"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68" table:style-name="ce1">
            <text:p>368</text:p>
          </table:table-cell>
          <table:table-cell office:value-type="float" office:value="1" table:style-name="ce1">
            <text:p>1</text:p>
          </table:table-cell>
          <table:table-cell office:value-type="float" office:value="1" table:style-name="ce1">
            <text:p>1</text:p>
          </table:table-cell>
          <table:table-cell office:value-type="float" office:value="12" table:style-name="ce1">
            <text:p>12</text:p>
          </table:table-cell>
          <table:table-cell office:value-type="string" table:style-name="ce1">
            <text:p>反射療護理論與實務</text:p>
          </table:table-cell>
          <table:table-cell office:value-type="string" table:style-name="ce1">
            <text:p>reflexology theory and practic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1</text:p>
          </table:table-cell>
          <table:table-cell office:value-type="float" office:value="1" table:style-name="ce1">
            <text:p>1</text:p>
          </table:table-cell>
          <table:table-cell office:value-type="string" table:style-name="ce1">
            <text:p>8,9</text:p>
          </table:table-cell>
          <table:table-cell office:value-type="string" table:style-name="ce1">
            <text:p>修課限制：本系二技進修部、本系二技一般生、本系四技一般生、護理學院全、學士後。</text:p>
          </table:table-cell>
          <table:table-cell office:value-type="string" table:style-name="ce1">
            <text:p>本課程旨在培育學生執行反射療護之知識、技能與態度。課程內容包括反射療護之歷史、相關理論、於健康促進之應用及反射療護之技術操作。本課程首重反射療護之實務操作，學生須具有實踐及操作之能力，於課程結束時，通過認知和技術考試。</text:p>
          </table:table-cell>
          <table:table-cell office:value-type="string" table:style-name="ce1">
            <text:p>This is an introduction course of hand and foot reflexology. The aim of the course is to offer students a fundamental understanding of theories and skills of reflexology. The course integrates the knowledge, skills and attitude of reflexology by the means</text:p>
          </table:table-cell>
          <table:table-cell table:number-columns-repeated="16361"/>
        </table:table-row>
        <table:table-row table:style-name="ro2">
          <table:table-cell office:value-type="float" office:value="1132" table:style-name="ce4">
            <text:p>1132</text:p>
          </table:table-cell>
          <table:table-cell office:value-type="string" table:style-name="ce1">
            <text:p>劉吉豐</text:p>
          </table:table-cell>
          <table:table-cell office:value-type="float" office:value="11230037001113"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70" table:style-name="ce1">
            <text:p>370</text:p>
          </table:table-cell>
          <table:table-cell office:value-type="float" office:value="1" table:style-name="ce1">
            <text:p>1</text:p>
          </table:table-cell>
          <table:table-cell office:value-type="float" office:value="1" table:style-name="ce1">
            <text:p>1</text:p>
          </table:table-cell>
          <table:table-cell office:value-type="float" office:value="13" table:style-name="ce1">
            <text:p>13</text:p>
          </table:table-cell>
          <table:table-cell office:value-type="string" table:style-name="ce1">
            <text:p>中醫照護應用</text:p>
          </table:table-cell>
          <table:table-cell office:value-type="string" table:style-name="ce1">
            <text:p>Application of Traditional Chinese Medicine in Care</text:p>
          </table:table-cell>
          <table:table-cell office:value-type="string" table:style-name="ce1">
            <text:p>劉吉豐</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606</text:p>
          </table:table-cell>
          <table:table-cell office:value-type="float" office:value="1" table:style-name="ce1">
            <text:p>1</text:p>
          </table:table-cell>
          <table:table-cell office:value-type="string" table:style-name="ce1">
            <text:p>6,7</text:p>
          </table:table-cell>
          <table:table-cell office:value-type="string" table:style-name="ce1">
            <text:p>修課限制：</text:p>
            <text:p>1.跨域課程。</text:p>
            <text:p>2.本系二技進修部、本系二技一般生、本系四技一般生、外系二技一般生、外系四技一般生、外系二技進修、學士後。</text:p>
            <text:p>3.志願選開放10個外系名額，第二階段開放全校，邀請業師進行專題講座。</text:p>
          </table:table-cell>
          <table:table-cell office:value-type="string" table:style-name="ce1">
            <text:p>本課程旨在介紹我國具有民俗特色之保健活動—刮痧、拔罐、按摩推拿、灸法、耳穴保健和養生健身法。學生除了學習傳統民俗保健方法有關的基本理論之外，並藉著練習不同的技術，習得調身（姿勢）、調心（意識）及調息（呼吸）的技術，鍛鍊自己的精、氣、神，達到疏通經絡、增強抵抗力，促進自己及他人的健康層次，培養學生對中醫使用開放之態度，並將所學應用於專業照護上。</text:p>
          </table:table-cell>
          <table:table-cell office:value-type="string" table:style-name="ce1">
            <text:p>This course is to offer students the necessary knowledge and skills of Chinese traditional care methods. It is based upon the traditional theories of Ch'i, blood, visceral organs, meridians and collateral. In additional to traditional theories and techniques of scraping, cupping, massage, moxibustion, ear acupuncture and Ch'i exercises will be demonstrated. Students are required to understand the theories and to practice the techniques learned from the class in order to adjust their mind and breathing, to improve the flow of Ch'i and blood, to regulate the functions of visceral organs, and strengthen the resistance, promote the health of oneself and others, cultivate students' open attitude to the use of traditional Chinese medicine, and apply what they have learned to professional care.</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024801190"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48" table:style-name="ce1">
            <text:p>248</text:p>
          </table:table-cell>
          <table:table-cell office:value-type="float" office:value="1" table:style-name="ce1">
            <text:p>1</text:p>
          </table:table-cell>
          <table:table-cell office:value-type="float" office:value="1" table:style-name="ce1">
            <text:p>1</text:p>
          </table:table-cell>
          <table:table-cell office:value-type="float" office:value="90" table:style-name="ce1">
            <text:p>90</text:p>
          </table:table-cell>
          <table:table-cell office:value-type="string" table:style-name="ce1">
            <text:p>日文基礎(一)</text:p>
          </table:table-cell>
          <table:table-cell office:value-type="string" table:style-name="ce1">
            <text:p>Basic Japanes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403</text:p>
          </table:table-cell>
          <table:table-cell office:value-type="float" office:value="1" table:style-name="ce1">
            <text:p>1</text:p>
          </table:table-cell>
          <table:table-cell office:value-type="string" table:style-name="ce1">
            <text:p>6,7</text:p>
          </table:table-cell>
          <table:table-cell office:value-type="string" table:style-name="ce1">
            <text:p>修課限制：本系二技進修部、本系二技一般生、本系四技一般生、外系二技一般生、外系四技一般生、外系二技進修部</text:p>
          </table:table-cell>
          <table:table-cell office:value-type="string" table:style-name="ce1">
            <text:p>台灣目前正處於一個多元文化交融並存的時代，學習多種語言、文化是一種未來的趨勢。除英語 之外，日語的重要性已浮出抬面。對日據時代老一輩台灣人而言，日語有一種回憶童年的親切感，雖 然在光復後，和日本文化、語言保持了很長一段的疏離，但在近年媒體開放之後，來自日本的各種大 眾文化，開始出現在日常生活大小層面中，此時對日本文化的親進態度又回歸到現代年輕人身上，這 種「哈日」的想法，成為學習語言最有趣的動機，藉而看到日本文化的更深層面是件很好的事。</text:p>
          </table:table-cell>
          <table:table-cell office:value-type="string" table:style-name="ce1">
            <text:p>The purpose of this course is to teach students the basics of Japanese. From the fundamental 50 pronunciations to greetings &amp;amp; conversions commonly used at hospitals, students will need to practice conversations and readings. An increasing number of Japanese in Taiwan had mad learning Japanese as the second foreign language a high priority for health care staffs. After this course, students will be able to use practical Japanese and read the instructions from Japanese medicine.</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024901191"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49" table:style-name="ce1">
            <text:p>249</text:p>
          </table:table-cell>
          <table:table-cell office:value-type="float" office:value="1" table:style-name="ce1">
            <text:p>1</text:p>
          </table:table-cell>
          <table:table-cell office:value-type="float" office:value="1" table:style-name="ce1">
            <text:p>1</text:p>
          </table:table-cell>
          <table:table-cell office:value-type="float" office:value="91" table:style-name="ce1">
            <text:p>91</text:p>
          </table:table-cell>
          <table:table-cell office:value-type="string" table:style-name="ce1">
            <text:p>日文基礎(二)</text:p>
          </table:table-cell>
          <table:table-cell office:value-type="string" table:style-name="ce1">
            <text:p>Japanese Basis II</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403</text:p>
          </table:table-cell>
          <table:table-cell office:value-type="float" office:value="1" table:style-name="ce1">
            <text:p>1</text:p>
          </table:table-cell>
          <table:table-cell office:value-type="string" table:style-name="ce1">
            <text:p>8,9</text:p>
          </table:table-cell>
          <table:table-cell office:value-type="string" table:style-name="ce1">
            <text:p>修課限制：</text:p>
            <text:p>1.本系二技一般生、本系四技一般生、本系二技進修部、外系二技一般生、外系四技一般生、外系二技進修部。</text:p>
            <text:p>2.為避免學習銜接問題，本課程需具備基礎發音，讀、寫平片假名之程度，請選修同學評估自身學習狀況加退選。</text:p>
          </table:table-cell>
          <table:table-cell office:value-type="string" table:style-name="ce1">
            <text:p>台灣目前正處於一個多元文化交融並存的時代，學習多種語言、文化是一種未來的趨勢。除英 語之外，日語的重要性已浮出抬面。對日據時代老一輩台灣人而言，日語有一種回憶童年的親 切感，雖然在光復後，和日本文化、語言保持了很長一段的疏離，但在近年媒體開放之後，來 自日本的各種大眾文化，開始出現在日常生活大小層面中，此時對日本文化的親進態度又回歸 到現代年輕人身上，這種「哈日」的想法，成為學習語言最有趣的動機，藉而看到日本文化的 更深層面是件很好的事。</text:p>
          </table:table-cell>
          <table:table-cell office:value-type="string" table:style-name="ce1">
            <text:p>The purpose of this course is to teach students the basics of Japanese. From the fundamental 50 pronunciations to greetings &amp;amp; conversions commonly used at hospitals, students will need to practice conversations and readings. An increasing number of Japanese in Taiwan had mad learning Japanese as the second foreign language a high priority for health care staffs. After this course, students will be able to use practical Japanese and read the instructions from Japanese medicine.</text:p>
          </table:table-cell>
          <table:table-cell table:number-columns-repeated="16361"/>
        </table:table-row>
        <table:table-row table:style-name="ro7">
          <table:table-cell office:value-type="float" office:value="1132" table:style-name="ce4">
            <text:p>1132</text:p>
          </table:table-cell>
          <table:table-cell office:value-type="string" table:style-name="ce1">
            <text:p>undefined</text:p>
          </table:table-cell>
          <table:table-cell office:value-type="float" office:value="11230025801192"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58" table:style-name="ce1">
            <text:p>258</text:p>
          </table:table-cell>
          <table:table-cell office:value-type="float" office:value="1" table:style-name="ce1">
            <text:p>1</text:p>
          </table:table-cell>
          <table:table-cell office:value-type="float" office:value="1" table:style-name="ce1">
            <text:p>1</text:p>
          </table:table-cell>
          <table:table-cell office:value-type="float" office:value="92" table:style-name="ce1">
            <text:p>92</text:p>
          </table:table-cell>
          <table:table-cell office:value-type="string" table:style-name="ce1">
            <text:p>中國詩詞欣賞</text:p>
          </table:table-cell>
          <table:table-cell office:value-type="string" table:style-name="ce1">
            <text:p>Chinese Poetr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105</text:p>
          </table:table-cell>
          <table:table-cell office:value-type="float" office:value="1" table:style-name="ce1">
            <text:p>1</text:p>
          </table:table-cell>
          <table:table-cell office:value-type="string" table:style-name="ce1">
            <text:p>8,9</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本課程主要藉由晚唐五代詩、兩宋詞之選讀，兼顧婉約、豪放風格，不主一家的作品，從而指導學生研讀及賞析的方法，使學生掌握先賢之生命智慧與藝術心靈，了解中國學術源流及古今文學的精義，從而體認傳統文化的歷史傳承之責任。</text:p>
          </table:table-cell>
          <table:table-cell office:value-type="string" table:style-name="ce1">
            <text:p>The main purpose of this course is to increase students’ capabilities of appreciating literary works and expressing verbally. Through studies of representative works of poems and Ci, students are guided to cultivate their interest in these classic works by reading, intoning, appreciating and evaluating.</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string" table:style-name="ce1">
            <text:p>112300042011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210</text:p>
          </table:table-cell>
          <table:table-cell office:value-type="float" office:value="1" table:style-name="ce1">
            <text:p>1</text:p>
          </table:table-cell>
          <table:table-cell office:value-type="string" table:style-name="ce1">
            <text:p>3,4</text:p>
          </table:table-cell>
          <table:table-cell office:value-type="string" table:style-name="ce1">
            <text:p>修課限制：本系二技進修部</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陳貞秀</text:p>
          </table:table-cell>
          <table:table-cell office:value-type="string" table:style-name="ce1">
            <text:p>112300058011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陳貞秀</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7</text:p>
          </table:table-cell>
          <table:table-cell office:value-type="float" office:value="2" table:style-name="ce1">
            <text:p>2</text:p>
          </table:table-cell>
          <table:table-cell office:value-type="string" table:style-name="ce1">
            <text:p>1,2</text:p>
          </table:table-cell>
          <table:table-cell office:value-type="string" table:style-name="ce1">
            <text:p>修課限制：本系二技進修部、本系二技一般生、本系四技一般生三年級以上、外系二技一般生、外系四技一般生、外系二技進修部、學士後、本所本國生、外所本國生、（研究生下修，不計入畢業學分）、跨校</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nursing research. Students will have the opportunity for a systematic investigation of a health-related topic of the student’s interest demonstrating knowledge and skills of research methodology. This course provid</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2300049011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2" table:style-name="ce1">
            <text:p>2</text:p>
          </table:table-cell>
          <table:table-cell office:value-type="string" table:style-name="ce1">
            <text:p>8,9</text:p>
          </table:table-cell>
          <table:table-cell office:value-type="string" table:style-name="ce1">
            <text:p>1.修課限制：本系二技一般生、本系四技一般生二年級以上、本系學士後、本系二技進修部、外系二技一般生、外系四技一般生二年級以上、外系二技進修部、跨校。</text:p>
            <text:p>2.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Pathogenesis of diseases will be discussed on the molecular basis to facilitate the understanding of diff</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2300050011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藥理學</text:p>
          </table:table-cell>
          <table:table-cell office:value-type="string" table:style-name="ce1">
            <text:p>Pharmacolog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3</text:p>
          </table:table-cell>
          <table:table-cell office:value-type="float" office:value="2" table:style-name="ce1">
            <text:p>2</text:p>
          </table:table-cell>
          <table:table-cell office:value-type="string" table:style-name="ce1">
            <text:p>6,7</text:p>
          </table:table-cell>
          <table:table-cell office:value-type="string" table:style-name="ce1">
            <text:p>1.修課限制：本系二技一般生、本系四技一般生二年級以上、本系二技進修部、本所本國生、（研究生下修，不計入畢業學分）、學士後。</text:p>
            <text:p>2.先修課程：生理學。</text:p>
          </table:table-cell>
          <table:table-cell office:value-type="string" table:style-name="ce1">
            <text:p>本課程之設計係以二技護理系學生為授課對象，課程內容著重於培養護理專業實務照護能力；故以深入淺出之方式探討藥物於人體中之藥理作用機轉，並介紹與臨床應用有關之藥品動力、交互作用及藥物中毒之解毒等，課程單元內容包括：藥理學概論、自主神經系統作用劑、影響內分泌及新陳代謝藥物、中樞神經作用劑、心臟血管疾病用藥以及化學療法藥物等。</text:p>
          </table:table-cell>
          <table:table-cell office:value-type="string" table:style-name="ce1">
            <text:p>This pharmacology is a two credit hour course and designed especially for nursing. This curriculum emphasizes on the clinical applications and action mechanisms of various drugs. The curriculum training will start from more details and bring a completely concepts. The subjects include general concepts of pharmacology and pharmacokinetic, autonomic nervous system, autacoids, cardiovascular system, central nervous system, microbial disease, neoplastic disease related drugs.</text:p>
          </table:table-cell>
          <table:table-cell table:number-columns-repeated="16361"/>
        </table:table-row>
        <table:table-row table:style-name="ro2">
          <table:table-cell office:value-type="float" office:value="1132" table:style-name="ce4">
            <text:p>1132</text:p>
          </table:table-cell>
          <table:table-cell office:value-type="string" table:style-name="ce1">
            <text:p>韓惠萍</text:p>
          </table:table-cell>
          <table:table-cell office:value-type="string" table:style-name="ce1">
            <text:p>112300302011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韓惠萍,李坤黛</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7</text:p>
          </table:table-cell>
          <table:table-cell office:value-type="float" office:value="2" table:style-name="ce1">
            <text:p>2</text:p>
          </table:table-cell>
          <table:table-cell office:value-type="string" table:style-name="ce1">
            <text:p>3,4</text:p>
          </table:table-cell>
          <table:table-cell office:value-type="string" table:style-name="ce1">
            <text:p>修課限制：本系二技進修部、本系二技一般生、外系二技一般生、外系四技一般生、外系二技進修部、學士後</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text:p>
          </table:table-cell>
          <table:table-cell table:number-columns-repeated="16361"/>
        </table:table-row>
        <table:table-row table:style-name="ro2">
          <table:table-cell office:value-type="float" office:value="1132" table:style-name="ce4">
            <text:p>1132</text:p>
          </table:table-cell>
          <table:table-cell office:value-type="string" table:style-name="ce1">
            <text:p>陳稚均</text:p>
          </table:table-cell>
          <table:table-cell office:value-type="string" table:style-name="ce1">
            <text:p>112300042011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陳稚均</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210</text:p>
          </table:table-cell>
          <table:table-cell office:value-type="float" office:value="1" table:style-name="ce1">
            <text:p>1</text:p>
          </table:table-cell>
          <table:table-cell office:value-type="string" table:style-name="ce1">
            <text:p>1,2</text:p>
          </table:table-cell>
          <table:table-cell office:value-type="string" table:style-name="ce1">
            <text:p>修課限制：本系二技進修部</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梁淑媛</text:p>
          </table:table-cell>
          <table:table-cell office:value-type="string" table:style-name="ce1">
            <text:p>112300058011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梁淑媛</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5</text:p>
          </table:table-cell>
          <table:table-cell office:value-type="float" office:value="2" table:style-name="ce1">
            <text:p>2</text:p>
          </table:table-cell>
          <table:table-cell office:value-type="string" table:style-name="ce1">
            <text:p>3,4</text:p>
          </table:table-cell>
          <table:table-cell office:value-type="string" table:style-name="ce1">
            <text:p>修課限制：本系二技進修部、本系二技一般生、本系四技一般生三年級以上、外系二技一般生、外系四技一般生、外系二技進修部、學士後、本所本國生、外所本國生、（研究生下修，不計入畢業學分）、跨校</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nursing research. Students will have the opportunity for a systematic investigation of a health-related topic of the student’s interest demonstrating knowledge and skills of research methodology. This course provid</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2300049011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4</text:p>
          </table:table-cell>
          <table:table-cell office:value-type="float" office:value="2" table:style-name="ce1">
            <text:p>2</text:p>
          </table:table-cell>
          <table:table-cell office:value-type="string" table:style-name="ce1">
            <text:p>6,7</text:p>
          </table:table-cell>
          <table:table-cell office:value-type="string" table:style-name="ce1">
            <text:p>1.修課限制：本系二技一般生、本系四技一般生二年級以上、本系學士後、本系二技進修部、外系二技一般生、外系四技一般生二年級以上、外系二技進修部、跨校。</text:p>
            <text:p>2.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Pathogenesis of diseases will be discussed on the molecular basis to facilitate the understanding of diff</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2300050011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藥理學</text:p>
          </table:table-cell>
          <table:table-cell office:value-type="string" table:style-name="ce1">
            <text:p>Pharmacolog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B114</text:p>
          </table:table-cell>
          <table:table-cell office:value-type="float" office:value="2" table:style-name="ce1">
            <text:p>2</text:p>
          </table:table-cell>
          <table:table-cell office:value-type="string" table:style-name="ce1">
            <text:p>8,9</text:p>
          </table:table-cell>
          <table:table-cell office:value-type="string" table:style-name="ce1">
            <text:p>1.修課限制：本系二技一般生、本系四技一般生二年級以上、本系二技進修部、本所本國生、（研究生下修，不計入畢業學分）、學士後。</text:p>
            <text:p>2.先修課程：生理學。</text:p>
          </table:table-cell>
          <table:table-cell office:value-type="string" table:style-name="ce1">
            <text:p>本課程之設計係以二技護理系學生為授課對象，課程內容著重於培養護理專業實務照護能力；故以深入淺出之方式探討藥物於人體中之藥理作用機轉，並介紹與臨床應用有關之藥品動力、交互作用及藥物中毒之解毒等，課程單元內容包括：藥理學概論、自主神經系統作用劑、影響內分泌及新陳代謝藥物、中樞神經作用劑、心臟血管疾病用藥以及化學療法藥物等。</text:p>
          </table:table-cell>
          <table:table-cell office:value-type="string" table:style-name="ce1">
            <text:p>This pharmacology is a two credit hour course and designed especially for nursing. This curriculum emphasizes on the clinical applications and action mechanisms of various drugs. The curriculum training will start from more details and bring a completely concepts. The subjects include general concepts of pharmacology and pharmacokinetic, autonomic nervous system, autacoids, cardiovascular system, central nervous system, microbial disease, neoplastic disease related drugs.</text:p>
          </table:table-cell>
          <table:table-cell table:number-columns-repeated="16361"/>
        </table:table-row>
        <table:table-row table:style-name="ro2">
          <table:table-cell office:value-type="float" office:value="1132" table:style-name="ce4">
            <text:p>1132</text:p>
          </table:table-cell>
          <table:table-cell office:value-type="string" table:style-name="ce1">
            <text:p>徐淑貞</text:p>
          </table:table-cell>
          <table:table-cell office:value-type="string" table:style-name="ce1">
            <text:p>112300302011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B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徐淑貞</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5</text:p>
          </table:table-cell>
          <table:table-cell office:value-type="float" office:value="2" table:style-name="ce1">
            <text:p>2</text:p>
          </table:table-cell>
          <table:table-cell office:value-type="string" table:style-name="ce1">
            <text:p>1,2</text:p>
          </table:table-cell>
          <table:table-cell office:value-type="string" table:style-name="ce1">
            <text:p>修課限制：本系二技進修部、本系二技一般生、外系二技一般生、外系四技一般生、外系二技進修部、學士後</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float" office:value="112300042011" table:style-name="ce1">
            <text:p>1.123E+11</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4</text:p>
          </table:table-cell>
          <table:table-cell office:value-type="float" office:value="2" table:style-name="ce1">
            <text:p>2</text:p>
          </table:table-cell>
          <table:table-cell office:value-type="string" table:style-name="ce1">
            <text:p>6,7</text:p>
          </table:table-cell>
          <table:table-cell office:value-type="string" table:style-name="ce1">
            <text:p>修課限制：本系二技進修部</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梁淑媛</text:p>
          </table:table-cell>
          <table:table-cell office:value-type="float" office:value="112300058011" table:style-name="ce1">
            <text:p>1.123E+11</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梁淑媛</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2" table:style-name="ce1">
            <text:p>2</text:p>
          </table:table-cell>
          <table:table-cell office:value-type="string" table:style-name="ce1">
            <text:p>8,9</text:p>
          </table:table-cell>
          <table:table-cell office:value-type="string" table:style-name="ce1">
            <text:p>修課限制：本系二技進修部、本系二技一般生、本系四技一般生三年級以上、外系二技一般生、外系四技一般生、外系二技進修部、學士後、本所本國生、外所本國生、（研究生下修，不計入畢業學分）、跨校</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nursing research. Students will have the opportunity for a systematic investigation of a health-related topic of the student’s interest demonstrating knowledge and skills of research methodology. This course provid</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float" office:value="112300049011" table:style-name="ce1">
            <text:p>1.123E+11</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6</text:p>
          </table:table-cell>
          <table:table-cell office:value-type="float" office:value="2" table:style-name="ce1">
            <text:p>2</text:p>
          </table:table-cell>
          <table:table-cell office:value-type="string" table:style-name="ce1">
            <text:p>3,4</text:p>
          </table:table-cell>
          <table:table-cell office:value-type="string" table:style-name="ce1">
            <text:p>1.修課限制：本系二技一般生、本系四技一般生二年級以上、本系學士後、本系二技進修部、外系二技一般生、外系四技一般生二年級以上、外系二技進修部、跨校。</text:p>
            <text:p>2.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Pathogenesis of diseases will be discussed on the molecular basis to facilitate the understanding of diff</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0050011" table:style-name="ce1">
            <text:p>1.123E+11</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藥理學</text:p>
          </table:table-cell>
          <table:table-cell office:value-type="string" table:style-name="ce1">
            <text:p>Pharmacolog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6</text:p>
          </table:table-cell>
          <table:table-cell office:value-type="float" office:value="2" table:style-name="ce1">
            <text:p>2</text:p>
          </table:table-cell>
          <table:table-cell office:value-type="string" table:style-name="ce1">
            <text:p>1,2</text:p>
          </table:table-cell>
          <table:table-cell office:value-type="string" table:style-name="ce1">
            <text:p>1.修課限制：本系二技一般生、本系四技一般生二年級以上、本系二技進修部、本所本國生、（研究生下修，不計入畢業學分）、學士後。</text:p>
            <text:p>2.先修課程：生理學。</text:p>
          </table:table-cell>
          <table:table-cell office:value-type="string" table:style-name="ce1">
            <text:p>本課程之設計係以二技護理系學生為授課對象，課程內容著重於培養護理專業實務照護能力；故以深入淺出之方式探討藥物於人體中之藥理作用機轉，並介紹與臨床應用有關之藥品動力、交互作用及藥物中毒之解毒等，課程單元內容包括：藥理學概論、自主神經系統作用劑、影響內分泌及新陳代謝藥物、中樞神經作用劑、心臟血管疾病用藥以及化學療法藥物等。</text:p>
          </table:table-cell>
          <table:table-cell office:value-type="string" table:style-name="ce1">
            <text:p>This pharmacology is a two credit hour course and designed especially for nursing. This curriculum emphasizes on the clinical applications and action mechanisms of various drugs. The curriculum training will start from more details and bring a completely concepts. The subjects include general concepts of pharmacology and pharmacokinetic, autonomic nervous system, autacoids, cardiovascular system, central nervous system, microbial disease, neoplastic disease related drugs.</text:p>
          </table:table-cell>
          <table:table-cell table:number-columns-repeated="16361"/>
        </table:table-row>
        <table:table-row table:style-name="ro2">
          <table:table-cell office:value-type="float" office:value="1132" table:style-name="ce4">
            <text:p>1132</text:p>
          </table:table-cell>
          <table:table-cell office:value-type="string" table:style-name="ce1">
            <text:p>賴倩瑜</text:p>
          </table:table-cell>
          <table:table-cell office:value-type="float" office:value="112300302011" table:style-name="ce1">
            <text:p>1.123E+11</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E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賴倩瑜</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1" table:style-name="ce1">
            <text:p>1</text:p>
          </table:table-cell>
          <table:table-cell office:value-type="string" table:style-name="ce1">
            <text:p>1,2</text:p>
          </table:table-cell>
          <table:table-cell office:value-type="string" table:style-name="ce1">
            <text:p>修課限制：本系二技進修部、本系二技一般生、外系二技一般生、外系四技一般生、外系二技進修部、學士後</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text:p>
          </table:table-cell>
          <table:table-cell table:number-columns-repeated="16361"/>
        </table:table-row>
        <table:table-row table:style-name="ro2">
          <table:table-cell office:value-type="float" office:value="1132" table:style-name="ce4">
            <text:p>1132</text:p>
          </table:table-cell>
          <table:table-cell office:value-type="string" table:style-name="ce1">
            <text:p>徐淑貞</text:p>
          </table:table-cell>
          <table:table-cell office:value-type="float" office:value="11230110701220" table:style-name="ce1">
            <text:p>1.12301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107" table:style-name="ce1">
            <text:p>1107</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園藝治療概論</text:p>
          </table:table-cell>
          <table:table-cell office:value-type="string" table:style-name="ce1">
            <text:p>Introduction of Horticultural Therapy</text:p>
          </table:table-cell>
          <table:table-cell office:value-type="string" table:style-name="ce1">
            <text:p>徐淑貞</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7</text:p>
          </table:table-cell>
          <table:table-cell office:value-type="float" office:value="1" table:style-name="ce1">
            <text:p>1</text:p>
          </table:table-cell>
          <table:table-cell office:value-type="string" table:style-name="ce1">
            <text:p>6,7,8,9</text:p>
          </table:table-cell>
          <table:table-cell office:value-type="string" table:style-name="ce1">
            <text:p>修課限制：</text:p>
            <text:p>1.本系二技進修部二年級、護理學院全。</text:p>
            <text:p>2.材料費約250元，多退少補。</text:p>
          </table:table-cell>
          <table:table-cell office:value-type="string" table:style-name="ce1">
            <text:p>本課程以園藝治療的基本理論為基礎，結合健康照護實務普遍應用的園藝治療課程</text:p>
            <text:p>設計與技巧，協助學生體悟植物、人與生命之間的關係，以運用於個人之情緒及身體調</text:p>
            <text:p>適，進而紓解其情緒、學習及生活壓力。課程內容包括：園藝治療基本理論、營造健康</text:p>
            <text:p>的室內環境設計法、增加五感刺激的園藝治療、舒壓的園藝治療、園藝治療於唐氏症和</text:p>
            <text:p>自閉症兒童、精神障礙者及老人照護的設計與應用、參觀療癒花園、常用的園藝治療課</text:p>
            <text:p>程設計與應用包括：種子播種和發芽、扦插和分株、地下組織之再生、劍山插花、壓花</text:p>
            <text:p>卡片及香草的生活應用等方法、植物與生命故事及成果展示等課程內容。</text:p>
          </table:table-cell>
          <table:table-cell office:value-type="string" table:style-name="ce1">
            <text:p>The course is based on the basic theory of horticultural therapy, combined with health care<text:s/></text:p>
            <text:p>practice is widely horticultural therapy techniques and methods. The course assists students to<text:s/></text:p>
            <text:p>understand the relationship of life between plants and human, to relieve their life pressure and<text:s/></text:p>
            <text:p>to apply their earn experiences for health care practices The course contents included:<text:s/></text:p>
            <text:p>introduction to basic theory of horticultural therapy, healthy indoor environmental design, 5<text:s/></text:p>
            <text:p>sensory therapy garden design, horticultural therapy for stress release, horticultural therapy<text:s/></text:p>
            <text:p>for Autism and Down syndromes, horticultural therapy for mental illness, horticultural<text:s/></text:p>
            <text:p>therapy for older adults, visit to therapy garden, horticultural therapy course design and 9<text:s/></text:p>
            <text:p>application included: planting, cutting, tissue regeneration, flower arrangement on metal frog,<text:s/></text:p>
            <text:p>herb application, floral embossed cards, sixth sense plant and life story and products show.</text:p>
          </table:table-cell>
          <table:table-cell table:number-columns-repeated="16361"/>
        </table:table-row>
        <table:table-row table:style-name="ro2">
          <table:table-cell office:value-type="float" office:value="1132" table:style-name="ce4">
            <text:p>1132</text:p>
          </table:table-cell>
          <table:table-cell office:value-type="string" table:style-name="ce1">
            <text:p>張靜芬</text:p>
          </table:table-cell>
          <table:table-cell office:value-type="float" office:value="11230157501221" table:style-name="ce1">
            <text:p>1.12302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575" table:style-name="ce1">
            <text:p>1575</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透視急診室的照護</text:p>
          </table:table-cell>
          <table:table-cell office:value-type="string" table:style-name="ce1">
            <text:p>Perspective care of emergency department</text:p>
          </table:table-cell>
          <table:table-cell office:value-type="string" table:style-name="ce1">
            <text:p>張靜芬</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3</text:p>
          </table:table-cell>
          <table:table-cell office:value-type="float" office:value="1" table:style-name="ce1">
            <text:p>1</text:p>
          </table:table-cell>
          <table:table-cell office:value-type="string" table:style-name="ce1">
            <text:p>6,7,8,9</text:p>
          </table:table-cell>
          <table:table-cell office:value-type="string" table:style-name="ce1">
            <text:p>修課限制：本系二技進修部二年級、護理學院全。</text:p>
          </table:table-cell>
          <table:table-cell office:value-type="string" table:style-name="ce1">
            <text:p>本課程旨在協助各領域學生了解國內外急診室的運作，並獲得緊急傷病患評估及照護之基礎能力，及具備民眾急診就醫的認知，透過緊急醫療事件就醫與媒體資料探索急診室運作功能。主要教授急診照護的功能、急診環境、設備與角色、檢傷分類、緊急傷病患的評估與處置、大量傷病患的處置，藉情境模擬及問題為導向的學習法，以增進急診照護處置知能，辨識急診倫理、法律問題與困境，且樂於協助緊急傷病患的照護。</text:p>
          </table:table-cell>
          <table:table-cell office:value-type="string" table:style-name="ce1">
            <text:p>This course is designed to help students understand the operation of the emergency department and its medical care function role, and to obtain the knowledge base and skill for trauma and illness patients’s initial care , and public awareness of the emergency ethics, legal issues. The content includes exploring the environment, people, functions and operations of the emergency room through emergency care and news experience. The main functions of emergency environment, equipment and role, classification of trauma and illness patients’s, assessment and a disaster managment, by Problem-based learning stratiges.</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float" office:value="11230034901222"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49" table:style-name="ce1">
            <text:p>349</text:p>
          </table:table-cell>
          <table:table-cell office:value-type="float" office:value="1" table:style-name="ce1">
            <text:p>1</text:p>
          </table:table-cell>
          <table:table-cell office:value-type="float" office:value="2" table:style-name="ce1">
            <text:p>2</text:p>
          </table:table-cell>
          <table:table-cell office:value-type="float" office:value="22" table:style-name="ce1">
            <text:p>22</text:p>
          </table:table-cell>
          <table:table-cell office:value-type="string" table:style-name="ce1">
            <text:p>復健護理學</text:p>
          </table:table-cell>
          <table:table-cell office:value-type="string" table:style-name="ce1">
            <text:p>Rehabilitation Nursing</text:p>
          </table:table-cell>
          <table:table-cell office:value-type="string" table:style-name="ce1">
            <text:p>廖珮宏</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5</text:p>
          </table:table-cell>
          <table:table-cell office:value-type="float" office:value="1" table:style-name="ce1">
            <text:p>1</text:p>
          </table:table-cell>
          <table:table-cell office:value-type="string" table:style-name="ce1">
            <text:p>6,7,8,9</text:p>
          </table:table-cell>
          <table:table-cell office:value-type="string" table:style-name="ce1">
            <text:p>修課限制：</text:p>
            <text:p>1.本系二技進修部、本系二技一般生、本系四技一般生、外系二技一般生、外系四技一般生、外系二技進修部、學士後、本所(本國生)、外所(本國生)、跨校。</text:p>
            <text:p>2.密集前9周上課，選課至加退選第二階段。</text:p>
          </table:table-cell>
          <table:table-cell office:value-type="string" table:style-name="ce1">
            <text:p>本課程在增進學生對一般復健護理的認知，透過課程學習培養學生具備以多元化觀點評估照護對象的實務能力，讓學生能瞭解復健護理在臨床上的應用，課程內容包括：復健護理基本概論、復健護理之發展與理論、護理人員如何在復健小組中發揮其角色與功能、各項復健活動包含大小便障礙之復健評估與護理技巧、關節活動之技巧及擺位、失能者整體評估、膀胱訓練、排便訓練、皮膚損傷性復建、特殊照護服務對象之復健護理(如中風、脊髓損傷、截肢及性功能損傷病患等復健照護等)、輔具概論與應用，心臟復健的臨床運用以及物理及職能治療簡介，以及如何協助失能者障礙後的心理及 社會調適。</text:p>
          </table:table-cell>
          <table:table-cell office:value-type="string" table:style-name="ce1">
            <text:p>This course is designed to improve the knowledge and skills of the students on the rehabilitation nursing, with multiple-cultural clinical competency, which was based on the diverse perspectives. The content of the course includes: the basic concept, the history and development, the theory and practice models of rehabilitation nursing, comprehensive assessment of disability patients, range of motion, positioning and transportation, training of bladder elimination and continence, bowel elimination and regulation, skin integrity. In addition, the course includes the rehabilitation nursing for the client with CVA, SCI, Amputee, and Neurogenic Sexual Dysfunction. The topic of stress and coping, the assistive technology and application will also be included. Teaching activities include lecture, discussing, questioning,skill practice,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劉吉豐</text:p>
          </table:table-cell>
          <table:table-cell office:value-type="float" office:value="11230036701223"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67" table:style-name="ce1">
            <text:p>367</text:p>
          </table:table-cell>
          <table:table-cell office:value-type="float" office:value="1" table:style-name="ce1">
            <text:p>1</text:p>
          </table:table-cell>
          <table:table-cell office:value-type="float" office:value="2" table:style-name="ce1">
            <text:p>2</text:p>
          </table:table-cell>
          <table:table-cell office:value-type="float" office:value="23" table:style-name="ce1">
            <text:p>23</text:p>
          </table:table-cell>
          <table:table-cell office:value-type="string" table:style-name="ce1">
            <text:p>經絡紓壓按摩理論與實務</text:p>
          </table:table-cell>
          <table:table-cell office:value-type="string" table:style-name="ce1">
            <text:p>The Theory and Practice of Meridian Relaxing Massage</text:p>
          </table:table-cell>
          <table:table-cell office:value-type="string" table:style-name="ce1">
            <text:p>劉吉豐</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3</text:p>
          </table:table-cell>
          <table:table-cell office:value-type="float" office:value="2" table:style-name="ce1">
            <text:p>2</text:p>
          </table:table-cell>
          <table:table-cell office:value-type="string" table:style-name="ce1">
            <text:p>1,2,3,4</text:p>
          </table:table-cell>
          <table:table-cell office:value-type="string" table:style-name="ce1">
            <text:p>修課限制：</text:p>
            <text:p>1.本系二技進修部、本系二技一般生、本系四技一般生、外系二技一般生、外系四技一般生、外系二技進修部、學士後、本所(本國生)、外所(本國生)、跨校。</text:p>
            <text:p>2.密集前9周上課，選課制加退選第二階段。</text:p>
          </table:table-cell>
          <table:table-cell office:value-type="string" table:style-name="ce1">
            <text:p>本課程以中醫經絡學之概念架構為主，配合芳香療法(Aromatherapy) ，針對長期精神及工作上的壓抑所導致身心方面的疾病，運用傳統推拿的手法，而達到抒解壓力及預防疾病的目的。學習將護理的領域由醫療機構擴展至社區層面，而護理人員的服務對象也由病患擴大至一般民眾，希望透過本課程的學習，能讓學生具有正確的經絡按摩觀念，並且具有實踐及操作的能力，以達成自助助人的目的。</text:p>
          </table:table-cell>
          <table:table-cell office:value-type="string" table:style-name="ce1">
            <text:p>Massage therapy has become an integral part of the health care community. A growing number of medical practices now recognize the healing benefits of clinical massage therapy. By the course of relaxing massage, students can understand the theory of medica</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114801280" table:style-name="ce1">
            <text:p>1.12301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148" table:style-name="ce1">
            <text:p>1148</text:p>
          </table:table-cell>
          <table:table-cell office:value-type="float" office:value="1" table:style-name="ce1">
            <text:p>1</text:p>
          </table:table-cell>
          <table:table-cell office:value-type="float" office:value="2" table:style-name="ce1">
            <text:p>2</text:p>
          </table:table-cell>
          <table:table-cell office:value-type="float" office:value="80" table:style-name="ce1">
            <text:p>80</text:p>
          </table:table-cell>
          <table:table-cell office:value-type="string" table:style-name="ce1">
            <text:p>生活中的賽局與決策</text:p>
          </table:table-cell>
          <table:table-cell office:value-type="string" table:style-name="ce1">
            <text:p>Games and Strategie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9</text:p>
          </table:table-cell>
          <table:table-cell office:value-type="float" office:value="2" table:style-name="ce1">
            <text:p>2</text:p>
          </table:table-cell>
          <table:table-cell office:value-type="string" table:style-name="ce1">
            <text:p>1,2,3,4</text:p>
          </table:table-cell>
          <table:table-cell office:value-type="string" table:style-name="ce1">
            <text:p>修課限制：</text:p>
            <text:p>1.本系二技進修部、本系二技一般生、本系四技一般生、外系二技一般生、外系四技一般生、外系二技進修部。</text:p>
            <text:p>2.密集前9周上課，選課至加退選第二階段。</text:p>
          </table:table-cell>
          <table:table-cell office:value-type="string" table:style-name="ce1">
            <text:p>「賽局理論」對多數人來說或許都是一個遙不可及的名詞。也許有一部份人從《美麗境界(a beautiful mind)》這部電影所描述的John Forbes Nash, Jr.生平事蹟獲得一些概念，也許一部份概念來自諾貝爾經濟學獎自1994頒發給包括Nash的三位專攻賽局的經濟學家（以及其後包括2005年的 ROBERT J. AUMANN 與THOMAS C. SCHELLING和2007年的LEONID HURWICZ , ERIC S. MASKIN , 與ROGER B. MYERSON）。儘管有這些訊息，賽局這個概念對多數人還是非常模糊。</text:p>
            <text:p>簡單地說，賽局在討論決策者在特定情境下的互動關係。從前面所提到這些學者的背景可以知道，賽局的研究在經濟學（以及數學）的應用相當重要而廣泛。事實上，賽局理論更明確的角色與地位應該屬於一種分析工具（或思考邏輯）。從這樣的界定裡，賽局的應用將更寬廣。不論是前面提到的經濟學、數學或是政治學、社會學、管理學乃至於生物學都可以看到賽局的蹤跡。</text:p>
          </table:table-cell>
          <table:table-cell office:value-type="string" table:style-name="ce1">
            <text:p>Game theory has become an enormously important field of study. It is now a vital methodology for researchers in many disciplines, including economics, business, political science, biology and law. The goals of the course are to provide a basic level of introduction of the subject and applications. We start from some familiar examples and application that we may easily observe. Along the introduction and discussion of the examples, we will incorporate some basic yet important concepts and terminologies of game theory.</text:p>
          </table:table-cell>
          <table:table-cell table:number-columns-repeated="16361"/>
        </table:table-row>
        <table:table-row table:style-name="ro2">
          <table:table-cell office:value-type="float" office:value="1132" table:style-name="ce4">
            <text:p>1132</text:p>
          </table:table-cell>
          <table:table-cell office:value-type="string" table:style-name="ce1">
            <text:p>謝佳容</text:p>
          </table:table-cell>
          <table:table-cell office:value-type="string" table:style-name="ce1">
            <text:p>112300408012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408" table:style-name="ce1">
            <text:p>408</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老人護理學</text:p>
          </table:table-cell>
          <table:table-cell office:value-type="string" table:style-name="ce1">
            <text:p>Geronotological Nursing</text:p>
          </table:table-cell>
          <table:table-cell office:value-type="string" table:style-name="ce1">
            <text:p>謝佳容,劉茹涵</text:p>
          </table:table-cell>
          <table:table-cell office:value-type="float" office:value="2" table:style-name="ce1">
            <text:p>2</text:p>
          </table:table-cell>
          <table:table-cell office:value-type="string" table:style-name="ce1">
            <text:p>第1~9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2</text:p>
          </table:table-cell>
          <table:table-cell office:value-type="float" office:value="2" table:style-name="ce1">
            <text:p>2</text:p>
          </table:table-cell>
          <table:table-cell office:value-type="string" table:style-name="ce1">
            <text:p>6,7,8,9</text:p>
          </table:table-cell>
          <table:table-cell office:value-type="string" table:style-name="ce1">
            <text:p>修課限制：本系二技進修部二二甲，上課日期:114/2/17-4/15。</text:p>
          </table:table-cell>
          <table:table-cell office:value-type="string" table:style-name="ce1">
            <text:p>本課程在增進學生對老人護理的照護知識，培養學生具備週全性老人評估方法、溝通技巧、關懷態度和護理技能。教學方法主要採用講述法、體驗學習、實作學習法等，使學生具備統合老人護理照護的知能，並將其應用於老人照護的情境中。</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ng; the assessment and nursing care of physiological, psychosocial, and spirit aspects of elders; the response of loss, dying; the conceptual framework of Gerontologic nursing; community network and resources for nursing care of elders; and the presence and future of Gerontologic nursing. Teaching activities include lecture, discussing, questioning, watching movie, visiting,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謝佳容</text:p>
          </table:table-cell>
          <table:table-cell office:value-type="string" table:style-name="ce1">
            <text:p>112300201012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01" table:style-name="ce1">
            <text:p>20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老人護理學實習</text:p>
          </table:table-cell>
          <table:table-cell office:value-type="string" table:style-name="ce1">
            <text:p>Geronotological Nursing Practicum</text:p>
          </table:table-cell>
          <table:table-cell office:value-type="string" table:style-name="ce1">
            <text:p>謝佳容,劉茹涵</text:p>
          </table:table-cell>
          <table:table-cell office:value-type="float" office:value="2" table:style-name="ce1">
            <text:p>2</text:p>
          </table:table-cell>
          <table:table-cell office:value-type="string" table:style-name="ce1">
            <text:p>第10~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進修部二二甲、實習日期：第一梯日期:114/4/21-5/20、第二梯日期:114/5/26-6/24。</text:p>
          </table:table-cell>
          <table:table-cell office:value-type="string" table:style-name="ce1">
            <text:p>本課程在增進學生對老人照護的認知，培養學生以多元化觀點評估老人，且在實習過程能應用週全性老人評估方法、溝通技巧、關懷態度和老人護理的知識與技能，於照顧情境的服務對象身上，並應用實證照護技能執行老人生命回顧活動。教學方法主要採用體驗學習、實作學習法等策略。</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ng; the assessment and nursing care of physiological, psychosocial, and spirit aspects of elders; the response of loss, dying; the conceptual framework of Gerontologic nursing; community network and resources for nursing care of elders; and the presence and future of Gerontologic nursing. Teaching activities include lecture, discussing, questioning, group activity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謝佳容</text:p>
          </table:table-cell>
          <table:table-cell office:value-type="string" table:style-name="ce1">
            <text:p>112300201012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01" table:style-name="ce1">
            <text:p>201</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老人護理學實習</text:p>
          </table:table-cell>
          <table:table-cell office:value-type="string" table:style-name="ce1">
            <text:p>Geronotological Nursing Practicum</text:p>
          </table:table-cell>
          <table:table-cell office:value-type="string" table:style-name="ce1">
            <text:p>謝佳容,劉茹涵</text:p>
          </table:table-cell>
          <table:table-cell office:value-type="float" office:value="2" table:style-name="ce1">
            <text:p>2</text:p>
          </table:table-cell>
          <table:table-cell office:value-type="string" table:style-name="ce1">
            <text:p>第10~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進修部二二甲、實習日期：第一梯日期:114/4/21-5/20、第二梯日期:114/5/26-6/24。</text:p>
          </table:table-cell>
          <table:table-cell office:value-type="string" table:style-name="ce1">
            <text:p>本課程在增進學生對老人照護的認知，培養學生以多元化觀點評估老人，且在實習過程能應用週全性老人評估方法、溝通技巧、關懷態度和老人護理的知識與技能，於照顧情境的服務對象身上，並應用實證照護技能執行老人生命回顧活動。教學方法主要採用體驗學習、實作學習法等策略。</text:p>
          </table:table-cell>
          <table:table-cell office:value-type="string" table:style-name="ce1">
            <text:p>This course is designed to improve the knowledge and skills of the students on the elderly health care, to multiple-culture the clinical competency of the students, which was based on the diverse perspectives. The course contents include the theory of aging; the assessment and nursing care of physiological, psychosocial, and spirit aspects of elders; the response of loss, dying; the conceptual framework of Gerontologic nursing; community network and resources for nursing care of elders; and the presence and future of Gerontologic nursing. Teaching activities include lecture, discussing, questioning, group activity and report.</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string" table:style-name="ce1">
            <text:p>112300375012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75" table:style-name="ce1">
            <text:p>375</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text:p>
          </table:table-cell>
          <table:table-cell office:value-type="string" table:style-name="ce1">
            <text:p>Medical-Surgical Nursing</text:p>
          </table:table-cell>
          <table:table-cell office:value-type="string" table:style-name="ce1">
            <text:p>廖珮宏,張靜芬,林梅香,李梅琛</text:p>
          </table:table-cell>
          <table:table-cell office:value-type="float" office:value="2" table:style-name="ce1">
            <text:p>2</text:p>
          </table:table-cell>
          <table:table-cell office:value-type="string" table:style-name="ce1">
            <text:p>第1~9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7</text:p>
          </table:table-cell>
          <table:table-cell office:value-type="float" office:value="2" table:style-name="ce1">
            <text:p>2</text:p>
          </table:table-cell>
          <table:table-cell office:value-type="string" table:style-name="ce1">
            <text:p>6,7,8,9</text:p>
          </table:table-cell>
          <table:table-cell office:value-type="string" table:style-name="ce1">
            <text:p>修課限制：本系二技進修部二二乙、本所本國生，前9周上課(114/02/17-117/04/15)。</text:p>
          </table:table-cell>
          <table:table-cell office:value-type="string" table:style-name="ce1">
            <text:p>本課程旨在培養學生運用批判性思考及護理過程技能於臨床照護對象照顧，重點在於增進學生統整運用內外科護理學知識，著重感染控制、慢性疾病照護，進行病人整體需要之評估，分析與確立照護對象的健康問題，並依照護對象的身心狀況及個別需要，提供具關懷態度之專業護理服務。透過小組分組討論方式，培養學生主動學習及與他人合作學習的能力，藉由案例分析學習全人照護、辨識臨床常見的倫理困境、體認護理人員在內外科護理情境中可扮演的角色與功能，並對未來臨床實務發展趨勢進一步認識。</text:p>
          </table:table-cell>
          <table:table-cell office:value-type="string" table:style-name="ce1">
            <text:p>This course is designed to train the students to apply critical thinking skills and nursing procedures on the clinical practice. The key point is to enhance their skill of integrating medical and surgical nursing knowledge, especially for infection contro</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string" table:style-name="ce1">
            <text:p>112300184012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84" table:style-name="ce1">
            <text:p>184</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實習</text:p>
          </table:table-cell>
          <table:table-cell office:value-type="string" table:style-name="ce1">
            <text:p>Clinical Practice of Medical-Surgical Nursing</text:p>
          </table:table-cell>
          <table:table-cell office:value-type="string" table:style-name="ce1">
            <text:p>廖珮宏</text:p>
          </table:table-cell>
          <table:table-cell office:value-type="float" office:value="2" table:style-name="ce1">
            <text:p>2</text:p>
          </table:table-cell>
          <table:table-cell office:value-type="string" table:style-name="ce1">
            <text:p>第13~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text:p>
            <text:p>1.本系二技進修部二二乙、本所本國生。</text:p>
            <text:p>2.實習課程、書面選課。實習時間： 114/05/12-114/06/10 (第13-17週)</text:p>
          </table:table-cell>
          <table:table-cell office:value-type="string" table:style-name="ce1">
            <text:p>本實習課程主要是協助學生整合內外科護理學知識應用於臨床情境中，培養學生運用批判性思考及護理過程技能於臨床病人照顧。實習中學生能評估病人身體、心理、社會調適過程中所出現的不適應行為，確立病人的健康問題，應用所學的知識擬定及執行個別性的護理措施，並針對所提供護理服務進行評值。學生在實習過程中，應主動參與醫療團隊之溝通及合作事項，同時對於內外科疾病情境中，護理人員所扮演角色功能進行批判，並能分享臨床實習之感受與角色適應，以做為未來就業的準備。</text:p>
          </table:table-cell>
          <table:table-cell office:value-type="string" table:style-name="ce1">
            <text:p>This practicum is designed to help students integrate and apply the knowledge in medical/surgical nursing on clinical situations. It also helps students apply the skills of critical thinking in the processes of nursing care. In the practicum, students sho</text:p>
          </table:table-cell>
          <table:table-cell table:number-columns-repeated="16361"/>
        </table:table-row>
        <table:table-row table:style-name="ro2">
          <table:table-cell office:value-type="float" office:value="1132" table:style-name="ce4">
            <text:p>1132</text:p>
          </table:table-cell>
          <table:table-cell office:value-type="string" table:style-name="ce1">
            <text:p>廖珮宏</text:p>
          </table:table-cell>
          <table:table-cell office:value-type="string" table:style-name="ce1">
            <text:p>112300184012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84" table:style-name="ce1">
            <text:p>184</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內外科護理實習</text:p>
          </table:table-cell>
          <table:table-cell office:value-type="string" table:style-name="ce1">
            <text:p>Clinical Practice of Medical-Surgical Nursing</text:p>
          </table:table-cell>
          <table:table-cell office:value-type="string" table:style-name="ce1">
            <text:p>廖珮宏</text:p>
          </table:table-cell>
          <table:table-cell office:value-type="float" office:value="2" table:style-name="ce1">
            <text:p>2</text:p>
          </table:table-cell>
          <table:table-cell office:value-type="string" table:style-name="ce1">
            <text:p>第13~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text:p>
            <text:p>1.本系二技進修部二二乙、本所本國生。</text:p>
            <text:p>2.實習課程、書面選課。實習時間： 114/05/12-114/06/10 (第13-17週)</text:p>
          </table:table-cell>
          <table:table-cell office:value-type="string" table:style-name="ce1">
            <text:p>本實習課程主要是協助學生整合內外科護理學知識應用於臨床情境中，培養學生運用批判性思考及護理過程技能於臨床病人照顧。實習中學生能評估病人身體、心理、社會調適過程中所出現的不適應行為，確立病人的健康問題，應用所學的知識擬定及執行個別性的護理措施，並針對所提供護理服務進行評值。學生在實習過程中，應主動參與醫療團隊之溝通及合作事項，同時對於內外科疾病情境中，護理人員所扮演角色功能進行批判，並能分享臨床實習之感受與角色適應，以做為未來就業的準備。</text:p>
          </table:table-cell>
          <table:table-cell office:value-type="string" table:style-name="ce1">
            <text:p>This practicum is designed to help students integrate and apply the knowledge in medical/surgical nursing on clinical situations. It also helps students apply the skills of critical thinking in the processes of nursing care. In the practicum, students sho</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float" office:value="11230036301330"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63" table:style-name="ce1">
            <text:p>363</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藝術治療概論</text:p>
          </table:table-cell>
          <table:table-cell office:value-type="string" table:style-name="ce1">
            <text:p>Introduction of Art Therapy</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2</text:p>
          </table:table-cell>
          <table:table-cell office:value-type="float" office:value="1" table:style-name="ce1">
            <text:p>1</text:p>
          </table:table-cell>
          <table:table-cell office:value-type="string" table:style-name="ce1">
            <text:p>8,9,10</text:p>
          </table:table-cell>
          <table:table-cell office:value-type="string" table:style-name="ce1">
            <text:p>修課限制：本系二技進修部、本系二技一般生、本系四技一般生、本系學士後、護理學院全。</text:p>
          </table:table-cell>
          <table:table-cell office:value-type="string" table:style-name="ce1">
            <text:p>本課程內容以認知的、心理的、表現的三項訴求為主。將提供視覺心理與藝術治療基礎，並連結藝術活動的機能至應用練習。課程中講解實務經驗，教導學生如何利用非言語表達方式，在輔導照顧上透過對繪畫等藝術作品的感受，建立起潛意識的自然對話，促使生理、心理、社會與心靈層面邁向良性的溝通。課程設計同時著重學生之自學、創意與問題解決的能力。</text:p>
          </table:table-cell>
          <table:table-cell office:value-type="string" table:style-name="ce1">
            <text:p>This course is inspired from our study of cognition, psychology, and expression. It will start from building a solid foundation for visual psychology and fine art therapy; then we illustrate the theory by applying art activity to practical cases. We offer</text:p>
          </table:table-cell>
          <table:table-cell table:number-columns-repeated="16361"/>
        </table:table-row>
        <table:table-row table:style-name="ro3">
          <table:table-cell office:value-type="float" office:value="1132" table:style-name="ce4">
            <text:p>1132</text:p>
          </table:table-cell>
          <table:table-cell office:value-type="string" table:style-name="ce1">
            <text:p>undefined</text:p>
          </table:table-cell>
          <table:table-cell office:value-type="float" office:value="11230036501331"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365" table:style-name="ce1">
            <text:p>365</text:p>
          </table:table-cell>
          <table:table-cell office:value-type="float" office:value="1" table:style-name="ce1">
            <text:p>1</text:p>
          </table:table-cell>
          <table:table-cell office:value-type="float" office:value="3" table:style-name="ce1">
            <text:p>3</text:p>
          </table:table-cell>
          <table:table-cell office:value-type="float" office:value="31" table:style-name="ce1">
            <text:p>31</text:p>
          </table:table-cell>
          <table:table-cell office:value-type="string" table:style-name="ce1">
            <text:p>媒體與健康議題研討</text:p>
          </table:table-cell>
          <table:table-cell office:value-type="string" table:style-name="ce1">
            <text:p>Seminar of Human Health Issue in Media</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10</text:p>
          </table:table-cell>
          <table:table-cell office:value-type="float" office:value="1" table:style-name="ce1">
            <text:p>1</text:p>
          </table:table-cell>
          <table:table-cell office:value-type="string" table:style-name="ce1">
            <text:p>8,9,10</text:p>
          </table:table-cell>
          <table:table-cell office:value-type="string" table:style-name="ce1">
            <text:p>修課限制：本系二技進修部、護理學院全。</text:p>
          </table:table-cell>
          <table:table-cell office:value-type="string" table:style-name="ce1">
            <text:p>本課程的目的在應用電影具像的媒體，協助學生瞭解並感受全球與在地相關的健康議題，培養其對國際健康議題的基本概念；並藉由具體影像的呈現，引發學生思考與討論的興趣。課程主題包括文化差異、弱勢族群、環境與健康、經濟與健康、戰爭與健康、單親家庭、藥物濫用、失智症、安樂死、醫護倫理與關懷等政治、經濟、社會、文化與健康的重要國際健康議題。</text:p>
          </table:table-cell>
          <table:table-cell office:value-type="string" table:style-name="ce1">
            <text:p>This course is designed to provide introductory content in human health issues which useful for all level of health care students who will be practicing in the era of globalization through the media. The themes introduced several international health foci</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152501332" table:style-name="ce1">
            <text:p>1.12302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525" table:style-name="ce1">
            <text:p>1525</text:p>
          </table:table-cell>
          <table:table-cell office:value-type="float" office:value="1" table:style-name="ce1">
            <text:p>1</text:p>
          </table:table-cell>
          <table:table-cell office:value-type="float" office:value="3" table:style-name="ce1">
            <text:p>3</text:p>
          </table:table-cell>
          <table:table-cell office:value-type="float" office:value="32" table:style-name="ce1">
            <text:p>32</text:p>
          </table:table-cell>
          <table:table-cell office:value-type="string" table:style-name="ce1">
            <text:p>愛情社會學</text:p>
          </table:table-cell>
          <table:table-cell office:value-type="string" table:style-name="ce1">
            <text:p>Sociology of Lov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4</text:p>
          </table:table-cell>
          <table:table-cell office:value-type="float" office:value="2" table:style-name="ce1">
            <text:p>2</text:p>
          </table:table-cell>
          <table:table-cell office:value-type="string" table:style-name="ce1">
            <text:p>5,6,7</text:p>
          </table:table-cell>
          <table:table-cell office:value-type="string" table:style-name="ce1">
            <text:p>修課限制：本系二技進修部二三甲乙、護理學院全。</text:p>
          </table:table-cell>
          <table:table-cell office:value-type="string" table:style-name="ce1">
            <text:p>本課程以社會學觀點為基礎，統合個人、性別、人際、家庭及文化等社會脈絡以詮釋愛情的本質與過程，協助學生能展現理性態度，以促進其運用多元觀點和正向行為，學習經營個人的感情，進而協助服務對象面對或處理感情議題。課程內容包括愛情相關理論、愛情的過程、身體、自我與愛情、性別與愛情、家庭與愛情、人際關係與愛情、溝通與愛情、文化與愛情等。</text:p>
          </table:table-cell>
          <table:table-cell office:value-type="string" table:style-name="ce1">
            <text:p>The course based on sociological perspective. It integrated individuals, gender, interpersonal, family and culture of social context and interpreted the nature and process of love. The purpose to help students to show rational attitude and to promote using multiple perspectives and positive behavior for learning management personal affection, and they assist clients facing or dealing with affection issues. The course include the theory of love, love process, body, self, and love, sex and love, family and love, relationships and love, communication and love, culture and love, and so on.</text:p>
          </table:table-cell>
          <table:table-cell table:number-columns-repeated="16361"/>
        </table:table-row>
        <table:table-row table:style-name="ro2">
          <table:table-cell office:value-type="float" office:value="1132" table:style-name="ce4">
            <text:p>1132</text:p>
          </table:table-cell>
          <table:table-cell office:value-type="string" table:style-name="ce1">
            <text:p>吳旻穎</text:p>
          </table:table-cell>
          <table:table-cell office:value-type="float" office:value="11230028801370"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88" table:style-name="ce1">
            <text:p>288</text:p>
          </table:table-cell>
          <table:table-cell office:value-type="float" office:value="1" table:style-name="ce1">
            <text:p>1</text:p>
          </table:table-cell>
          <table:table-cell office:value-type="float" office:value="3" table:style-name="ce1">
            <text:p>3</text:p>
          </table:table-cell>
          <table:table-cell office:value-type="float" office:value="70" table:style-name="ce1">
            <text:p>70</text:p>
          </table:table-cell>
          <table:table-cell office:value-type="string" table:style-name="ce1">
            <text:p>休閒與生活</text:p>
          </table:table-cell>
          <table:table-cell office:value-type="string" table:style-name="ce1">
            <text:p>Leisure and Life</text:p>
          </table:table-cell>
          <table:table-cell office:value-type="string" table:style-name="ce1">
            <text:p>吳旻穎</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F402</text:p>
          </table:table-cell>
          <table:table-cell office:value-type="float" office:value="1" table:style-name="ce1">
            <text:p>1</text:p>
          </table:table-cell>
          <table:table-cell office:value-type="string" table:style-name="ce1">
            <text:p>5,6,7</text:p>
          </table:table-cell>
          <table:table-cell office:value-type="string" table:style-name="ce1">
            <text:p>修課限制：</text:p>
            <text:p>1.畢業班課程14週。</text:p>
            <text:p>2.本系二技進修部、本系二技一般生、本系四技一般生、外系二技一般生、外系四技一般生、外系二技進修部。</text:p>
            <text:p>3.本課程安排多次校外教學和戶外活動，欲選修前，請審慎評估自身體力、健康狀況及耐候程度，以確保個人安全。</text:p>
          </table:table-cell>
          <table:table-cell office:value-type="string" table:style-name="ce1">
            <text:p>本課程旨在從學生經由電影休閒活動，引導學生了解更深層生活之中的文化領域，再利用文學閱讀的休閒活動，更進一步進行個人的寫作創作，開發未獲運用的身心組織及功能，更積極地反饋為個人的成長，增進個人身心發展與成熟，進而轉換成品德與自我價值體系。</text:p>
          </table:table-cell>
          <table:table-cell office:value-type="string" table:style-name="ce1">
            <text:p>The aim of this course is to guide students explore their culture by watching movies, reading books, and writing novel. To borrow the ideas of the movies, students can <text:s/>create their own novel. In term of those leisure activities, students can develop their personal growth and create their value system.</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float" office:value="11230025801371"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58" table:style-name="ce1">
            <text:p>258</text:p>
          </table:table-cell>
          <table:table-cell office:value-type="float" office:value="1" table:style-name="ce1">
            <text:p>1</text:p>
          </table:table-cell>
          <table:table-cell office:value-type="float" office:value="3" table:style-name="ce1">
            <text:p>3</text:p>
          </table:table-cell>
          <table:table-cell office:value-type="float" office:value="71" table:style-name="ce1">
            <text:p>71</text:p>
          </table:table-cell>
          <table:table-cell office:value-type="string" table:style-name="ce1">
            <text:p>中國詩詞欣賞</text:p>
          </table:table-cell>
          <table:table-cell office:value-type="string" table:style-name="ce1">
            <text:p>Chinese Poetry</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F412</text:p>
          </table:table-cell>
          <table:table-cell office:value-type="float" office:value="1" table:style-name="ce1">
            <text:p>1</text:p>
          </table:table-cell>
          <table:table-cell office:value-type="string" table:style-name="ce1">
            <text:p>5,6,7</text:p>
          </table:table-cell>
          <table:table-cell office:value-type="string" table:style-name="ce1">
            <text:p>修課限制：</text:p>
            <text:p>1.畢業班課程14週。</text:p>
            <text:p>2.本系二技進修部、本系二技一般生、本系四技一般生、外系二技一般生、外系四技一般生、外系二技進修部。</text:p>
          </table:table-cell>
          <table:table-cell office:value-type="string" table:style-name="ce1">
            <text:p>本課程主要藉由晚唐五代詩、兩宋詞之選讀，兼顧婉約、豪放風格，不主一家的作品，從而指導學生研讀及賞析的方法，使學生掌握先賢之生命智慧與藝術心靈，了解中國學術源流及古今文學的精義，從而體認傳統文化的歷史傳承之責任。</text:p>
          </table:table-cell>
          <table:table-cell office:value-type="string" table:style-name="ce1">
            <text:p>The main purpose of this course is to increase students’ capabilities of appreciating literary works and expressing verbally. Through studies of representative works of poems and Ci, students are guided to cultivate their interest in these classic works by reading, intoning, appreciating and evaluating.</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float" office:value="11230025801372"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58" table:style-name="ce1">
            <text:p>258</text:p>
          </table:table-cell>
          <table:table-cell office:value-type="float" office:value="1" table:style-name="ce1">
            <text:p>1</text:p>
          </table:table-cell>
          <table:table-cell office:value-type="float" office:value="3" table:style-name="ce1">
            <text:p>3</text:p>
          </table:table-cell>
          <table:table-cell office:value-type="float" office:value="72" table:style-name="ce1">
            <text:p>72</text:p>
          </table:table-cell>
          <table:table-cell office:value-type="string" table:style-name="ce1">
            <text:p>中國詩詞欣賞</text:p>
          </table:table-cell>
          <table:table-cell office:value-type="string" table:style-name="ce1">
            <text:p>Chinese Poetry</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F412</text:p>
          </table:table-cell>
          <table:table-cell office:value-type="float" office:value="1" table:style-name="ce1">
            <text:p>1</text:p>
          </table:table-cell>
          <table:table-cell office:value-type="string" table:style-name="ce1">
            <text:p>8,9,10</text:p>
          </table:table-cell>
          <table:table-cell office:value-type="string" table:style-name="ce1">
            <text:p>修課限制：</text:p>
            <text:p>1.畢業班課程14週。</text:p>
            <text:p>2.本系二技進修部、本系二技一般生、本系四技一般生、外系二技一般生、外系四技一般生、外系二技進修部。</text:p>
          </table:table-cell>
          <table:table-cell office:value-type="string" table:style-name="ce1">
            <text:p>本課程主要藉由晚唐五代詩、兩宋詞之選讀，兼顧婉約、豪放風格，不主一家的作品，從而指導學生研讀及賞析的方法，使學生掌握先賢之生命智慧與藝術心靈，了解中國學術源流及古今文學的精義，從而體認傳統文化的歷史傳承之責任。</text:p>
          </table:table-cell>
          <table:table-cell office:value-type="string" table:style-name="ce1">
            <text:p>The main purpose of this course is to increase students’ capabilities of appreciating literary works and expressing verbally. Through studies of representative works of poems and Ci, students are guided to cultivate their interest in these classic works by reading, intoning, appreciating and evaluat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166201373" table:style-name="ce1">
            <text:p>1.12302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1662" table:style-name="ce1">
            <text:p>1662</text:p>
          </table:table-cell>
          <table:table-cell office:value-type="float" office:value="1" table:style-name="ce1">
            <text:p>1</text:p>
          </table:table-cell>
          <table:table-cell office:value-type="float" office:value="3" table:style-name="ce1">
            <text:p>3</text:p>
          </table:table-cell>
          <table:table-cell office:value-type="float" office:value="73" table:style-name="ce1">
            <text:p>73</text:p>
          </table:table-cell>
          <table:table-cell office:value-type="string" table:style-name="ce1">
            <text:p>影像與美學</text:p>
          </table:table-cell>
          <table:table-cell office:value-type="string" table:style-name="ce1">
            <text:p>The Esthetics of Images</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5</text:p>
          </table:table-cell>
          <table:table-cell office:value-type="float" office:value="2" table:style-name="ce1">
            <text:p>2</text:p>
          </table:table-cell>
          <table:table-cell office:value-type="string" table:style-name="ce1">
            <text:p>1,2,3</text:p>
          </table:table-cell>
          <table:table-cell office:value-type="string" table:style-name="ce1">
            <text:p>修課限制：</text:p>
            <text:p>1.畢業班課程14週。</text:p>
            <text:p>2.本系二技進修部、本系二技一般生、本系四技一般生、外系二技一般生、外系四技一般生、外系二技進修部。</text:p>
          </table:table-cell>
          <table:table-cell office:value-type="string" table:style-name="ce1">
            <text:p>本課程為集合影像的發展史與美學方向的討論。帶領學生具有批判性與哲學性思考剖析攝影與繪畫的關聯，電影與影像在觀看、被觀看兩者之間的關係。影像發展史除了側重歐洲、美國的發展外，也關注東亞尤其日本的寫真歷史、台灣的解嚴後的攝影運動發展，以及當代網際網路興起後的手機攝影與錄像發展。</text:p>
          </table:table-cell>
          <table:table-cell office:value-type="string" table:style-name="ce1">
            <text:p>This course includes discussions on various topics, such as photography, videos, mo-tion pictures and visual aesthetics, through critical and philosophical lens while seek-ing to understand the relations between painting ,video, film and photography from the points of viewers and producers. The course not only focuses on the history of visual arts development in Europe and the U.S.A, but also looks into visual arts de-velopments in other East Asian countries, such as Japan and Taiwan after WWII. Dur-ing the course, we will also discuss the development of videos and pictures captured by mobile phones in modern days.</text:p>
          </table:table-cell>
          <table:table-cell table:number-columns-repeated="16361"/>
        </table:table-row>
        <table:table-row table:style-name="ro2">
          <table:table-cell office:value-type="float" office:value="1132" table:style-name="ce4">
            <text:p>1132</text:p>
          </table:table-cell>
          <table:table-cell office:value-type="string" table:style-name="ce1">
            <text:p>吳旻穎</text:p>
          </table:table-cell>
          <table:table-cell office:value-type="float" office:value="11230028801374"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88" table:style-name="ce1">
            <text:p>288</text:p>
          </table:table-cell>
          <table:table-cell office:value-type="float" office:value="1" table:style-name="ce1">
            <text:p>1</text:p>
          </table:table-cell>
          <table:table-cell office:value-type="float" office:value="3" table:style-name="ce1">
            <text:p>3</text:p>
          </table:table-cell>
          <table:table-cell office:value-type="float" office:value="74" table:style-name="ce1">
            <text:p>74</text:p>
          </table:table-cell>
          <table:table-cell office:value-type="string" table:style-name="ce1">
            <text:p>休閒與生活</text:p>
          </table:table-cell>
          <table:table-cell office:value-type="string" table:style-name="ce1">
            <text:p>Leisure and Life</text:p>
          </table:table-cell>
          <table:table-cell office:value-type="string" table:style-name="ce1">
            <text:p>吳旻穎</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5</text:p>
          </table:table-cell>
          <table:table-cell office:value-type="float" office:value="2" table:style-name="ce1">
            <text:p>2</text:p>
          </table:table-cell>
          <table:table-cell office:value-type="string" table:style-name="ce1">
            <text:p>5,6,7</text:p>
          </table:table-cell>
          <table:table-cell office:value-type="string" table:style-name="ce1">
            <text:p>修課限制：</text:p>
            <text:p>1.畢業班課程14週。</text:p>
            <text:p>2.本系二技進修部、本系二技一般生、本系四技一般生、外系二技一般生、外系四技一般生、外系二技進修部。</text:p>
            <text:p>3.本課程安排多次校外教學和戶外活動，欲選修前，請審慎評估自身體力、健康狀況及耐候程度，以確保個人安全。</text:p>
          </table:table-cell>
          <table:table-cell office:value-type="string" table:style-name="ce1">
            <text:p>本課程旨在從學生經由電影休閒活動，引導學生了解更深層生活之中的文化領域，再利用文學閱讀的休閒活動，更進一步進行個人的寫作創作，開發未獲運用的身心組織及功能，更積極地反饋為個人的成長，增進個人身心發展與成熟，進而轉換成品德與自我價值體系。</text:p>
          </table:table-cell>
          <table:table-cell office:value-type="string" table:style-name="ce1">
            <text:p>The aim of this course is to guide students explore their culture by watching movies, reading books, and writing novel. To borrow the ideas of the movies, students can <text:s/>create their own novel. In term of those leisure activities, students can develop their personal growth and create their value system.</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028901375"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89" table:style-name="ce1">
            <text:p>289</text:p>
          </table:table-cell>
          <table:table-cell office:value-type="float" office:value="1" table:style-name="ce1">
            <text:p>1</text:p>
          </table:table-cell>
          <table:table-cell office:value-type="float" office:value="3" table:style-name="ce1">
            <text:p>3</text:p>
          </table:table-cell>
          <table:table-cell office:value-type="float" office:value="75" table:style-name="ce1">
            <text:p>75</text:p>
          </table:table-cell>
          <table:table-cell office:value-type="string" table:style-name="ce1">
            <text:p>性別與生活</text:p>
          </table:table-cell>
          <table:table-cell office:value-type="string" table:style-name="ce1">
            <text:p>Gender and life</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5</text:p>
          </table:table-cell>
          <table:table-cell office:value-type="float" office:value="2" table:style-name="ce1">
            <text:p>2</text:p>
          </table:table-cell>
          <table:table-cell office:value-type="string" table:style-name="ce1">
            <text:p>8,9,10</text:p>
          </table:table-cell>
          <table:table-cell office:value-type="string" table:style-name="ce1">
            <text:p>修課限制：</text:p>
            <text:p>1.畢業班課程14週。</text:p>
            <text:p>2.本系二技進修部、本系二技一般生、本系四技一般生、外系二技一般生、外系四技一般生、外系二技進修部。</text:p>
          </table:table-cell>
          <table:table-cell office:value-type="string" table:style-name="ce1">
            <text:p>本課程以旨在透過講授､討論與訪談活動，探索媒體､文學作品，以及周遭親友的性別意識，引導學生反思自己的性別框架，以培養理解並尊重每個人不同的生理或心理性別認同的態度。</text:p>
          </table:table-cell>
          <table:table-cell office:value-type="string" table:style-name="ce1">
            <text:p>This course is based on the concept of gender awareness. By the teaching activities of lecture, discussion the media, and related literatures, as well as interviewing practice to enlighten student to aware the gender concept in daily life. The student are encouraged to recognize gender issues regarding family, workplace, and health practice. And, the students are expected to explore their gender awarenes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230025901376" table:style-name="ce1">
            <text:p>1.123E+13</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59" table:style-name="ce1">
            <text:p>259</text:p>
          </table:table-cell>
          <table:table-cell office:value-type="float" office:value="1" table:style-name="ce1">
            <text:p>1</text:p>
          </table:table-cell>
          <table:table-cell office:value-type="float" office:value="3" table:style-name="ce1">
            <text:p>3</text:p>
          </table:table-cell>
          <table:table-cell office:value-type="float" office:value="76" table:style-name="ce1">
            <text:p>76</text:p>
          </table:table-cell>
          <table:table-cell office:value-type="string" table:style-name="ce1">
            <text:p>中文現代詩賞析與習作</text:p>
          </table:table-cell>
          <table:table-cell office:value-type="string" table:style-name="ce1">
            <text:p>Modern Chinese Poetry: Appreciation and Exercise</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4</text:p>
          </table:table-cell>
          <table:table-cell office:value-type="float" office:value="2" table:style-name="ce1">
            <text:p>2</text:p>
          </table:table-cell>
          <table:table-cell office:value-type="string" table:style-name="ce1">
            <text:p>8,9,10</text:p>
          </table:table-cell>
          <table:table-cell office:value-type="string" table:style-name="ce1">
            <text:p>修課限制：</text:p>
            <text:p>1.畢業班課程14週。</text:p>
            <text:p>2.本系二技進修部、本系二技一般生、本系四技一般生、外系二技一般生、外系四技一般生、外系二技進修部。</text:p>
          </table:table-cell>
          <table:table-cell office:value-type="string" table:style-name="ce1">
            <text:p>本課程藉中文現代詩之專題選讀，指導學生研讀文學典籍及賞析的方法，使學生能掌握文學家之生命智慧與藝術心靈，並培養學生寫作現代詩之能力。</text:p>
          </table:table-cell>
          <table:table-cell office:value-type="string" table:style-name="ce1">
            <text:p>The main purpose of this course is to increase students’ capabilities of appreciating literary works and expressing verbally. Through studies of representative works of modern Chinese poetry, students are guided to cultivate their interest in these works by reading, intoning, appreciating and evaluating. In addition, the students are also given opportunities to develop abilities of writing their own poems.</text:p>
          </table:table-cell>
          <table:table-cell table:number-columns-repeated="16361"/>
        </table:table-row>
        <table:table-row table:style-name="ro2">
          <table:table-cell office:value-type="float" office:value="1132" table:style-name="ce4">
            <text:p>1132</text:p>
          </table:table-cell>
          <table:table-cell office:value-type="string" table:style-name="ce1">
            <text:p>李佳馨</text:p>
          </table:table-cell>
          <table:table-cell office:value-type="string" table:style-name="ce1">
            <text:p>112300029013A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9" table:style-name="ce1">
            <text:p>29</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哲學與宗教</text:p>
          </table:table-cell>
          <table:table-cell office:value-type="string" table:style-name="ce1">
            <text:p>Philosophy and Religion</text:p>
          </table:table-cell>
          <table:table-cell office:value-type="string" table:style-name="ce1">
            <text:p>李佳馨</text:p>
          </table:table-cell>
          <table:table-cell office:value-type="float" office:value="2" table:style-name="ce1">
            <text:p>2</text:p>
          </table:table-cell>
          <table:table-cell office:value-type="string" table:style-name="ce1">
            <text:p>第1~14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7</text:p>
          </table:table-cell>
          <table:table-cell office:value-type="float" office:value="1" table:style-name="ce1">
            <text:p>1</text:p>
          </table:table-cell>
          <table:table-cell office:value-type="string" table:style-name="ce1">
            <text:p>2,3,4</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14週上滿36小時。</text:p>
          </table:table-cell>
          <table:table-cell office:value-type="string" table:style-name="ce1">
            <text:p>本課程以直向生命與橫向生命為主軸，引導學子正確的認識哲學、了解宗教，並將重心放在各哲學理論與宗教義理對生命的看法上，使哲學與宗教和人生「生、老、病、死」與「我、人、事、物」等不同面向相連結，探究人的特性與價值、人生的欲望與煩惱、對錯與善惡、真善美聖等問題，再融入各種人生觀、價值觀、知識論、倫理學、道德觀、宗教觀、修行觀等，使知、情、意、行能夠融為一體，藉以培養學生自我檢視與自我成長的態度，深入且多元的思考人生種種經驗與體會，進而建立良好的哲學思惟與宗教觀念，訂立適切且自他兩利的人生目標，展開幸福健康的生命旅程。</text:p>
          </table:table-cell>
          <table:table-cell office:value-type="string" table:style-name="ce1">
            <text:p>This course is designed according to the vertical and the horizontal aspects of life. Guide students to understand the fundamental content of philosophy and religion, and focus on the various philosophical theories and religious teachings.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陳紹韻</text:p>
          </table:table-cell>
          <table:table-cell office:value-type="string" table:style-name="ce1">
            <text:p>112300029013B0</text:p>
          </table:table-cell>
          <table:table-cell office:value-type="float" office:value="11230" table:style-name="ce1">
            <text:p>11230</text:p>
          </table:table-cell>
          <table:table-cell office:value-type="string" table:style-name="ce1">
            <text:p>護理系</text:p>
          </table:table-cell>
          <table:table-cell office:value-type="string" table:style-name="ce1">
            <text:p>二年制進修部</text:p>
          </table:table-cell>
          <table:table-cell office:value-type="float" office:value="29" table:style-name="ce1">
            <text:p>29</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哲學與宗教</text:p>
          </table:table-cell>
          <table:table-cell office:value-type="string" table:style-name="ce1">
            <text:p>Philosophy and Religion</text:p>
          </table:table-cell>
          <table:table-cell office:value-type="string" table:style-name="ce1">
            <text:p>陳紹韻</text:p>
          </table:table-cell>
          <table:table-cell office:value-type="float" office:value="2" table:style-name="ce1">
            <text:p>2</text:p>
          </table:table-cell>
          <table:table-cell office:value-type="string" table:style-name="ce1">
            <text:p>第1~14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1" table:style-name="ce1">
            <text:p>1</text:p>
          </table:table-cell>
          <table:table-cell office:value-type="string" table:style-name="ce1">
            <text:p>2,3,4</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14週上滿36小時。</text:p>
          </table:table-cell>
          <table:table-cell office:value-type="string" table:style-name="ce1">
            <text:p>本課程以直向生命與橫向生命為主軸，引導學子正確的認識哲學、了解宗教，並將重心放在各哲學理論與宗教義理對生命的看法上，使哲學與宗教和人生「生、老、病、死」與「我、人、事、物」等不同面向相連結，探究人的特性與價值、人生的欲望與煩惱、對錯與善惡、真善美聖等問題，再融入各種人生觀、價值觀、知識論、倫理學、道德觀、宗教觀、修行觀等，使知、情、意、行能夠融為一體，藉以培養學生自我檢視與自我成長的態度，深入且多元的思考人生種種經驗與體會，進而建立良好的哲學思惟與宗教觀念，訂立適切且自他兩利的人生目標，展開幸福健康的生命旅程。</text:p>
          </table:table-cell>
          <table:table-cell office:value-type="string" table:style-name="ce1">
            <text:p>This course is designed according to the vertical and the horizontal aspects of life. Guide students to understand the fundamental content of philosophy and religion, and focus on the various philosophical theories and religious teachings.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麗</text:p>
          </table:table-cell>
          <table:table-cell office:value-type="float" office:value="11330033501110"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35" table:style-name="ce1">
            <text:p>33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芳香療法與應用 I</text:p>
          </table:table-cell>
          <table:table-cell office:value-type="string" table:style-name="ce1">
            <text:p>Aromatherapy and Application I</text:p>
          </table:table-cell>
          <table:table-cell office:value-type="string" table:style-name="ce1">
            <text:p>黃秀麗</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517</text:p>
          </table:table-cell>
          <table:table-cell office:value-type="float" office:value="1" table:style-name="ce1">
            <text:p>1</text:p>
          </table:table-cell>
          <table:table-cell office:value-type="string" table:style-name="ce1">
            <text:p>11,12</text:p>
          </table:table-cell>
          <table:table-cell office:value-type="string" table:style-name="ce1">
            <text:p>修課限制：本系二技進修部、本系學士後、護理學院3年級以上。</text:p>
          </table:table-cell>
          <table:table-cell office:value-type="string" table:style-name="ce1">
            <text:p>課程目的旨在使學生學習芳香療法與按摩治療之理論與實務，課程</text:p>
            <text:p>內容包括芳香療法緒論、精油製造方法與作用、精油調配學、芳香療法基</text:p>
            <text:p>本按摩運用教學與實作、芳香療法於臉部的應用與實作、芳香療法於身體</text:p>
            <text:p>系統的應用與實作、芳香療法按摩應用與實作，以及芳香療法保健推廣應</text:p>
            <text:p>用。</text:p>
          </table:table-cell>
          <table:table-cell office:value-type="string" table:style-name="ce1">
            <text:p>The course is designed to provide the students with the basic knowledge of<text:s/></text:p>
            <text:p>aromatherapy. The history of aromatherapy will be outlined. We will discuss factors<text:s/></text:p>
            <text:p>relating to health and well-being and identify the role of aromatherapy in healing. The<text:s/></text:p>
            <text:p>methods by which essential oils are extracted are outlined. It also stresses on the basic<text:s/></text:p>
            <text:p>principles of Astrology, Facial Care, Head and Shoulders treatments. Distinguish the<text:s/></text:p>
            <text:p>characteristics of the role of the nurse in Aromatherapy and apply knowledge in<text:s/></text:p>
            <text:p>clinical nursing care to improve quality of life of the patients and their family.</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330034901111"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49" table:style-name="ce1">
            <text:p>349</text:p>
          </table:table-cell>
          <table:table-cell office:value-type="float" office:value="1" table:style-name="ce1">
            <text:p>1</text:p>
          </table:table-cell>
          <table:table-cell office:value-type="float" office:value="1" table:style-name="ce1">
            <text:p>1</text:p>
          </table:table-cell>
          <table:table-cell office:value-type="float" office:value="11" table:style-name="ce1">
            <text:p>11</text:p>
          </table:table-cell>
          <table:table-cell office:value-type="string" table:style-name="ce1">
            <text:p>復健護理學</text:p>
          </table:table-cell>
          <table:table-cell office:value-type="string" table:style-name="ce1">
            <text:p>Rehabilitation Nursing</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4</text:p>
          </table:table-cell>
          <table:table-cell office:value-type="float" office:value="1" table:style-name="ce1">
            <text:p>1</text:p>
          </table:table-cell>
          <table:table-cell office:value-type="string" table:style-name="ce1">
            <text:p>13,14</text:p>
          </table:table-cell>
          <table:table-cell office:value-type="string" table:style-name="ce1">
            <text:p>修課限制：本系二技進修部、助產系。</text:p>
          </table:table-cell>
          <table:table-cell office:value-type="string" table:style-name="ce1">
            <text:p>本課程在增進學生對一般復健護理的認知，透過課程學習培養學生具備以多元化觀點評估照護對象的實務能力，讓學生能瞭解復健護理在臨床上的應用，課程內容包括：復健護理基本概論、復健護理之發展與理論、護理人員如何在復健小組中發揮其角色與功能、各項復健活動包含大小便障礙之復健評估與護理技巧、關節活動之技巧及擺位、失能者整體評估、膀胱訓練、排便訓練、皮膚損傷性復建、特殊照護服務對象之復健護理(如中風、脊髓損傷、截肢及性功能損傷病患等復健照護等)、輔具概論與應用，心臟復健的臨床運用以及物理及職能治療簡介，以及如何協助失能者障礙後的心理及 社會調適。</text:p>
          </table:table-cell>
          <table:table-cell office:value-type="string" table:style-name="ce1">
            <text:p>This course is designed to improve the knowledge and skills of the students on the rehabilitation nursing, with multiple-cultural clinical competency, which was based on the diverse perspectives. The content of the course includes: the basic concept, the history and development, the theory and practice models of rehabilitation nursing, comprehensive assessment of disability patients, range of motion, positioning and transportation, training of bladder elimination and continence, bowel elimination and regulation, skin integrity. In addition, the course includes the rehabilitation nursing for the client with CVA, SCI, Amputee, and Neurogenic Sexual Dysfunction. The topic of stress and coping, the assistive technology and application will also be included. Teaching activities include lecture, discussing, questioning,skill practice, and report.</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float" office:value="11330029101190"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91" table:style-name="ce1">
            <text:p>291</text:p>
          </table:table-cell>
          <table:table-cell office:value-type="float" office:value="1" table:style-name="ce1">
            <text:p>1</text:p>
          </table:table-cell>
          <table:table-cell office:value-type="float" office:value="1" table:style-name="ce1">
            <text:p>1</text:p>
          </table:table-cell>
          <table:table-cell office:value-type="float" office:value="90" table:style-name="ce1">
            <text:p>90</text:p>
          </table:table-cell>
          <table:table-cell office:value-type="string" table:style-name="ce1">
            <text:p>生命教育</text:p>
          </table:table-cell>
          <table:table-cell office:value-type="string" table:style-name="ce1">
            <text:p>Life Education</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4</text:p>
          </table:table-cell>
          <table:table-cell office:value-type="float" office:value="1" table:style-name="ce1">
            <text:p>1</text:p>
          </table:table-cell>
          <table:table-cell office:value-type="string" table:style-name="ce1">
            <text:p>11,12</text:p>
          </table:table-cell>
          <table:table-cell office:value-type="string" table:style-name="ce1">
            <text:p>修課限制：本系二技進修部、本系二技一般生、本系四技一般生、外系二技一般生、外系四技一般生、外系二技進修部</text:p>
          </table:table-cell>
          <table:table-cell office:value-type="string" table:style-name="ce1">
            <text:p>生命教育主要是引導學生從觀察與分享對生、老、死之感受的過程中，體會生命的意義及存在的價值，進而培養尊重和珍惜生命的情懷。本課程透過討論，引導學生探討了解自我、熱愛他人、尊重大自然、探索生命的意義，以建立積極正向的人生觀，創造生命的幸福。</text:p>
          </table:table-cell>
          <table:table-cell office:value-type="string" table:style-name="ce1">
            <text:p>This course proposes students can think and reflect the issues on life, explore the meaning of life in thinking about man’s conditions in the life world, issues on destiny, love, knowledge, character, art, religion, dying and death etc. The expectation of this course try to help students have positive recognition and attitude on life by way of many lectures and discussion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13300042011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4" table:style-name="ce1">
            <text:p>4</text:p>
          </table:table-cell>
          <table:table-cell office:value-type="string" table:style-name="ce1">
            <text:p>11,12</text:p>
          </table:table-cell>
          <table:table-cell office:value-type="string" table:style-name="ce1">
            <text:p>修課限制：本系二技進修部</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陳淑溫</text:p>
          </table:table-cell>
          <table:table-cell office:value-type="string" table:style-name="ce1">
            <text:p>113300058011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陳淑溫</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3" table:style-name="ce1">
            <text:p>3</text:p>
          </table:table-cell>
          <table:table-cell office:value-type="string" table:style-name="ce1">
            <text:p>11,12</text:p>
          </table:table-cell>
          <table:table-cell office:value-type="string" table:style-name="ce1">
            <text:p>修課限制：本系二技進修部、本系二技一般生、本系四技一般生三年級以上、外系二技一般生、外系四技一般生、外系二技進修部、學士後、本所本國生、外所本國生、（研究生下修，不計入畢業學分）、跨校</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nursing research. Students will have the opportunity for a systematic investigation of a health-related topic of the student’s interest demonstrating knowledge and skills of research methodology. This course provid</text:p>
          </table:table-cell>
          <table:table-cell table:number-columns-repeated="16361"/>
        </table:table-row>
        <table:table-row table:style-name="ro2">
          <table:table-cell office:value-type="float" office:value="1132" table:style-name="ce4">
            <text:p>1132</text:p>
          </table:table-cell>
          <table:table-cell office:value-type="string" table:style-name="ce1">
            <text:p>柳舒祥</text:p>
          </table:table-cell>
          <table:table-cell office:value-type="string" table:style-name="ce1">
            <text:p>113300049011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9" table:style-name="ce1">
            <text:p>49</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病理學</text:p>
          </table:table-cell>
          <table:table-cell office:value-type="string" table:style-name="ce1">
            <text:p>Pathology</text:p>
          </table:table-cell>
          <table:table-cell office:value-type="string" table:style-name="ce1">
            <text:p>柳舒祥,許志怡,余忠泰,鄭威,林弘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2" table:style-name="ce1">
            <text:p>2</text:p>
          </table:table-cell>
          <table:table-cell office:value-type="string" table:style-name="ce1">
            <text:p>13,14</text:p>
          </table:table-cell>
          <table:table-cell office:value-type="string" table:style-name="ce1">
            <text:p>1.修課限制：本系二技一般生、本系四技一般生二年級以上、本系學士後、本系二技進修部、外系二技一般生、外系四技一般生二年級以上、外系二技進修部、跨校。</text:p>
            <text:p>2.本課程建議有解剖學、生理學、微生物免疫學基礎者可修。</text:p>
          </table:table-cell>
          <table:table-cell office:value-type="string" table:style-name="ce1">
            <text:p>病理學是探討疾病的原因、機轉、病理變化及過程、預後等的一門學問 課程分二大部分1.概論2.各論。 概論主要介紹外來的傷害與疾病的刺激對細胞與組織所造成的共通的變化、與反應與機轉。詳細內容包括細胞傷害與死亡、炎症與癒合、細胞生長發育的異常、體液代謝障礙、免疫與腫瘤、遺傳、代謝與營養疾病。 各論討論各器官系統其各類疾病的致病原因、機轉，病理變化及臨床表現等。詳細 的內容包括心臟血管系統疾病、呼吸系統疾病、肝臟及膽管系統疾病、消化系統及 胰臟疾病、內分泌系統疾病、血液與淋巴系統疾病、腎臟疾病、男性生殖系統疾病、</text:p>
          </table:table-cell>
          <table:table-cell office:value-type="string" table:style-name="ce1">
            <text:p>The scientific focus of pathology is on the etiology of disease, the mechanisms of pathogenesis, and the pathways by which morphologic changes occur. Pathogenesis of diseases will be discussed on the molecular basis to facilitate the understanding of diff</text:p>
          </table:table-cell>
          <table:table-cell table:number-columns-repeated="16361"/>
        </table:table-row>
        <table:table-row table:style-name="ro2">
          <table:table-cell office:value-type="float" office:value="1132" table:style-name="ce4">
            <text:p>1132</text:p>
          </table:table-cell>
          <table:table-cell office:value-type="string" table:style-name="ce1">
            <text:p>沈郁強</text:p>
          </table:table-cell>
          <table:table-cell office:value-type="string" table:style-name="ce1">
            <text:p>113300050011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50" table:style-name="ce1">
            <text:p>50</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藥理學</text:p>
          </table:table-cell>
          <table:table-cell office:value-type="string" table:style-name="ce1">
            <text:p>Pharmacology</text:p>
          </table:table-cell>
          <table:table-cell office:value-type="string" table:style-name="ce1">
            <text:p>沈郁強,王雅惠</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2" table:style-name="ce1">
            <text:p>2</text:p>
          </table:table-cell>
          <table:table-cell office:value-type="string" table:style-name="ce1">
            <text:p>11,12</text:p>
          </table:table-cell>
          <table:table-cell office:value-type="string" table:style-name="ce1">
            <text:p>1.修課限制：本系二技一般生、本系四技一般生二年級以上、本系二技進修部、本所本國生、（研究生下修，不計入畢業學分）、學士後。</text:p>
            <text:p>2.先修課程：生理學。</text:p>
          </table:table-cell>
          <table:table-cell office:value-type="string" table:style-name="ce1">
            <text:p>本課程之設計係以二技護理系學生為授課對象，課程內容著重於培養護理專業實務照護能力；故以深入淺出之方式探討藥物於人體中之藥理作用機轉，並介紹與臨床應用有關之藥品動力、交互作用及藥物中毒之解毒等，課程單元內容包括：藥理學概論、自主神經系統作用劑、影響內分泌及新陳代謝藥物、中樞神經作用劑、心臟血管疾病用藥以及化學療法藥物等。</text:p>
          </table:table-cell>
          <table:table-cell office:value-type="string" table:style-name="ce1">
            <text:p>This pharmacology is a two credit hour course and designed especially for nursing. This curriculum emphasizes on the clinical applications and action mechanisms of various drugs. The curriculum training will start from more details and bring a completely concepts. The subjects include general concepts of pharmacology and pharmacokinetic, autonomic nervous system, autacoids, cardiovascular system, central nervous system, microbial disease, neoplastic disease related drugs.</text:p>
          </table:table-cell>
          <table:table-cell table:number-columns-repeated="16361"/>
        </table:table-row>
        <table:table-row table:style-name="ro2">
          <table:table-cell office:value-type="float" office:value="1132" table:style-name="ce4">
            <text:p>1132</text:p>
          </table:table-cell>
          <table:table-cell office:value-type="string" table:style-name="ce1">
            <text:p>賴倩瑜</text:p>
          </table:table-cell>
          <table:table-cell office:value-type="string" table:style-name="ce1">
            <text:p>113300302011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賴倩瑜</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6</text:p>
          </table:table-cell>
          <table:table-cell office:value-type="float" office:value="4" table:style-name="ce1">
            <text:p>4</text:p>
          </table:table-cell>
          <table:table-cell office:value-type="string" table:style-name="ce1">
            <text:p>13,14</text:p>
          </table:table-cell>
          <table:table-cell office:value-type="string" table:style-name="ce1">
            <text:p>修課限制：本系二技進修部、本系二技一般生、外系二技一般生、外系四技一般生、外系二技進修部、學士後</text:p>
          </table:table-cell>
          <table:table-cell office:value-type="string" table:style-name="ce1">
            <text:p>本課程旨在增進學生對自我的認識，進而培養學生溝通與關懷的專業能力，內容包含人與自我、人與社會、人與環境、人與靈命、關懷的藝術、關懷與護理、人際溝通的特質、模式與相關影響因素，知覺與溝通、觀察技巧、語言溝通，傾聽與同理心的應用。課程結構強調自我的省思及使學生能於設計的模擬情境中融合溝通與關懷的知識、技能與態度，展現專業能力。課程內涵以認識自我之關懷心及溝通型態，瞭解他人對自我的看法，進而分析自我的關懷心及溝通型態對自己生活及執行專業角色時的影響，並願意改變過去不合適的溝通型態，展現關懷心及溝通技巧於生活情境</text:p>
          </table:table-cell>
          <table:table-cell office:value-type="string" table:style-name="ce1">
            <text:p>The aims of the course are to improve the self- awareness of the student, to nurture the competence of communication and caring. The course contents include the relationships among people to people, people to society, people to environment and spirit. The</text:p>
          </table:table-cell>
          <table:table-cell table:number-columns-repeated="16361"/>
        </table:table-row>
        <table:table-row table:style-name="ro15">
          <table:table-cell office:value-type="float" office:value="1132" table:style-name="ce4">
            <text:p>1132</text:p>
          </table:table-cell>
          <table:table-cell office:value-type="string" table:style-name="ce1">
            <text:p>吳桂花</text:p>
          </table:table-cell>
          <table:table-cell office:value-type="float" office:value="11330028501220"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85" table:style-name="ce1">
            <text:p>285</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家庭與婚姻</text:p>
          </table:table-cell>
          <table:table-cell office:value-type="string" table:style-name="ce1">
            <text:p>Family and Marriage</text:p>
          </table:table-cell>
          <table:table-cell office:value-type="string" table:style-name="ce1">
            <text:p>吳桂花</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4</text:p>
          </table:table-cell>
          <table:table-cell office:value-type="float" office:value="3" table:style-name="ce1">
            <text:p>3</text:p>
          </table:table-cell>
          <table:table-cell office:value-type="string" table:style-name="ce1">
            <text:p>11,12</text:p>
          </table:table-cell>
          <table:table-cell office:value-type="string" table:style-name="ce1">
            <text:p>修課限制：</text:p>
            <text:p>1.本系二技進修部二年級、護理學院全。</text:p>
            <text:p>2.混合式遠距教學、遠距教學課程。</text:p>
          </table:table-cell>
          <table:table-cell office:value-type="string" table:style-name="ce1">
            <text:p>本課程根據婚姻與家庭相關理論協助學生探討婚姻與家庭的意義、功能及家庭發展的階段任務。課程內容包括婚姻與家庭的意義、婚前的準備、家庭功能、家庭生命史、婚姻關係與婚姻調適、親子關係、離婚與家庭暴力等。透過婚姻與家庭相關議題的討論與分享，使學生對婚姻與家庭有正確的了解與合理的期望，進而有能力經營成功的婚姻與家庭。</text:p>
          </table:table-cell>
          <table:table-cell office:value-type="string" table:style-name="ce1">
            <text:p>According to the theory of marriage and family, this course will help students to explore the meaning and function of marriage and family, and the stages of family development. The context of this course includes the meaning of marriage and family, the pr</text:p>
          </table:table-cell>
          <table:table-cell table:number-columns-repeated="16361"/>
        </table:table-row>
        <table:table-row table:style-name="ro11">
          <table:table-cell office:value-type="float" office:value="1132" table:style-name="ce4">
            <text:p>1132</text:p>
          </table:table-cell>
          <table:table-cell office:value-type="string" table:style-name="ce1">
            <text:p>江逸萱</text:p>
          </table:table-cell>
          <table:table-cell office:value-type="float" office:value="11330187601221" table:style-name="ce1">
            <text:p>1.13302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876" table:style-name="ce1">
            <text:p>1876</text:p>
          </table:table-cell>
          <table:table-cell office:value-type="float" office:value="1" table:style-name="ce1">
            <text:p>1</text:p>
          </table:table-cell>
          <table:table-cell office:value-type="float" office:value="2" table:style-name="ce1">
            <text:p>2</text:p>
          </table:table-cell>
          <table:table-cell office:value-type="float" office:value="21" table:style-name="ce1">
            <text:p>21</text:p>
          </table:table-cell>
          <table:table-cell office:value-type="string" table:style-name="ce1">
            <text:p>人工智慧與健康照護應用</text:p>
          </table:table-cell>
          <table:table-cell office:value-type="string" table:style-name="ce1">
            <text:p>undefined</text:p>
          </table:table-cell>
          <table:table-cell office:value-type="string" table:style-name="ce1">
            <text:p>江逸萱</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B210</text:p>
          </table:table-cell>
          <table:table-cell office:value-type="float" office:value="3" table:style-name="ce1">
            <text:p>3</text:p>
          </table:table-cell>
          <table:table-cell office:value-type="string" table:style-name="ce1">
            <text:p>13,14</text:p>
          </table:table-cell>
          <table:table-cell office:value-type="string" table:style-name="ce1">
            <text:p>修課限制：本系二技進修部、本系二技一般生、本系四技一般生、護理學院全、學士後。</text:p>
          </table:table-cell>
          <table:table-cell office:value-type="string" table:style-name="ce1">
            <text:p>undefined</text:p>
          </table:table-cell>
          <table:table-cell office:value-type="string" table:style-name="ce1">
            <text:p>undefined</text:p>
          </table:table-cell>
          <table:table-cell table:number-columns-repeated="16361"/>
        </table:table-row>
        <table:table-row table:style-name="ro2">
          <table:table-cell office:value-type="float" office:value="1132" table:style-name="ce4">
            <text:p>1132</text:p>
          </table:table-cell>
          <table:table-cell office:value-type="string" table:style-name="ce1">
            <text:p>廖世杰</text:p>
          </table:table-cell>
          <table:table-cell office:value-type="float" office:value="11330103901223" table:style-name="ce1">
            <text:p>1.13301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039" table:style-name="ce1">
            <text:p>1039</text:p>
          </table:table-cell>
          <table:table-cell office:value-type="float" office:value="1" table:style-name="ce1">
            <text:p>1</text:p>
          </table:table-cell>
          <table:table-cell office:value-type="float" office:value="2" table:style-name="ce1">
            <text:p>2</text:p>
          </table:table-cell>
          <table:table-cell office:value-type="float" office:value="23" table:style-name="ce1">
            <text:p>23</text:p>
          </table:table-cell>
          <table:table-cell office:value-type="string" table:style-name="ce1">
            <text:p>旅遊與健康</text:p>
          </table:table-cell>
          <table:table-cell office:value-type="string" table:style-name="ce1">
            <text:p>Travel and Health</text:p>
          </table:table-cell>
          <table:table-cell office:value-type="string" table:style-name="ce1">
            <text:p>廖世杰</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6</text:p>
          </table:table-cell>
          <table:table-cell office:value-type="float" office:value="4" table:style-name="ce1">
            <text:p>4</text:p>
          </table:table-cell>
          <table:table-cell office:value-type="string" table:style-name="ce1">
            <text:p>13,14</text:p>
          </table:table-cell>
          <table:table-cell office:value-type="string" table:style-name="ce1">
            <text:p>修課限制：本系二技進修部、本系二技一般生、本系四技一般生、外系二技一般生、外系四技一般生、外系二技進修部、學士後、本所(本國生)、外所(本國生)。</text:p>
          </table:table-cell>
          <table:table-cell office:value-type="string" table:style-name="ce1">
            <text:p>本課程延續旅遊健康總論課程之內涵，以闡明觀光、旅遊與健康相關之評估與管理，俾使學習者對其有所了解與體認。學習者將透過課程講授、分組報告、交互討論與實地海外參訪方式，研討觀光、旅遊安全與身心健康相關評估與管理之概念、模式、原則與方法。本課程也輔導研究生在進行旅遊規畫時，對旅遊者身、心及旅遊目的地有關之交通、住宿及旅遊景點之評估與管理，期能結合理論與實務，以為爾後進入觀光、旅遊與健康有關職場之經營管理、指導、教育訓練以及研究等之準備。</text:p>
          </table:table-cell>
          <table:table-cell office:value-type="string" table:style-name="ce1">
            <text:p>This gateway course globally highlights the overall figure of assessment and management on tourism, travel and health. Through the lectures 、discussions and practices on overseas tour, the students would approach the concepts, principles and methods on sa</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330166201280" table:style-name="ce1">
            <text:p>1.13302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662" table:style-name="ce1">
            <text:p>1662</text:p>
          </table:table-cell>
          <table:table-cell office:value-type="float" office:value="1" table:style-name="ce1">
            <text:p>1</text:p>
          </table:table-cell>
          <table:table-cell office:value-type="float" office:value="2" table:style-name="ce1">
            <text:p>2</text:p>
          </table:table-cell>
          <table:table-cell office:value-type="float" office:value="80" table:style-name="ce1">
            <text:p>80</text:p>
          </table:table-cell>
          <table:table-cell office:value-type="string" table:style-name="ce1">
            <text:p>影像與美學</text:p>
          </table:table-cell>
          <table:table-cell office:value-type="string" table:style-name="ce1">
            <text:p>The Esthetics of Image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4</text:p>
          </table:table-cell>
          <table:table-cell office:value-type="float" office:value="3" table:style-name="ce1">
            <text:p>3</text:p>
          </table:table-cell>
          <table:table-cell office:value-type="string" table:style-name="ce1">
            <text:p>13,14</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本課程為集合影像的發展史與美學方向的討論。帶領學生具有批判性與哲學性思考剖析攝影與繪畫的關聯，電影與影像在觀看、被觀看兩者之間的關係。影像發展史除了側重歐洲、美國的發展外，也關注東亞尤其日本的寫真歷史、台灣的解嚴後的攝影運動發展，以及當代網際網路興起後的手機攝影與錄像發展。</text:p>
          </table:table-cell>
          <table:table-cell office:value-type="string" table:style-name="ce1">
            <text:p>This course includes discussions on various topics, such as photography, videos, mo-tion pictures and visual aesthetics, through critical and philosophical lens while seek-ing to understand the relations between painting ,video, film and photography from the points of viewers and producers. The course not only focuses on the history of visual arts development in Europe and the U.S.A, but also looks into visual arts de-velopments in other East Asian countries, such as Japan and Taiwan after WWII. Dur-ing the course, we will also discuss the development of videos and pictures captured by mobile phones in modern days.</text:p>
          </table:table-cell>
          <table:table-cell table:number-columns-repeated="16361"/>
        </table:table-row>
        <table:table-row table:style-name="ro7">
          <table:table-cell office:value-type="float" office:value="1132" table:style-name="ce4">
            <text:p>1132</text:p>
          </table:table-cell>
          <table:table-cell office:value-type="string" table:style-name="ce1">
            <text:p>undefined</text:p>
          </table:table-cell>
          <table:table-cell office:value-type="float" office:value="11330028301281"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83" table:style-name="ce1">
            <text:p>283</text:p>
          </table:table-cell>
          <table:table-cell office:value-type="float" office:value="1" table:style-name="ce1">
            <text:p>1</text:p>
          </table:table-cell>
          <table:table-cell office:value-type="float" office:value="2" table:style-name="ce1">
            <text:p>2</text:p>
          </table:table-cell>
          <table:table-cell office:value-type="float" office:value="81" table:style-name="ce1">
            <text:p>81</text:p>
          </table:table-cell>
          <table:table-cell office:value-type="string" table:style-name="ce1">
            <text:p>傳播與生活</text:p>
          </table:table-cell>
          <table:table-cell office:value-type="string" table:style-name="ce1">
            <text:p>Communications in Daily Lif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5</text:p>
          </table:table-cell>
          <table:table-cell office:value-type="float" office:value="4" table:style-name="ce1">
            <text:p>4</text:p>
          </table:table-cell>
          <table:table-cell office:value-type="string" table:style-name="ce1">
            <text:p>13,14</text:p>
          </table:table-cell>
          <table:table-cell office:value-type="string" table:style-name="ce1">
            <text:p>修課限制：本系二技一般生、本系四技一般生、本系二技進修部、外系二技一般生、外系四技一般生、外系二技進修部</text:p>
          </table:table-cell>
          <table:table-cell office:value-type="string" table:style-name="ce1">
            <text:p>介紹當代的主要傳播媒介及其與一般民眾日常生活之互動關係。</text:p>
          </table:table-cell>
          <table:table-cell office:value-type="string" table:style-name="ce1">
            <text:p>To introduce contemporary communication tools and their influence with our lives</text:p>
          </table:table-cell>
          <table:table-cell table:number-columns-repeated="16361"/>
        </table:table-row>
        <table:table-row table:style-name="ro2">
          <table:table-cell office:value-type="float" office:value="1132" table:style-name="ce4">
            <text:p>1132</text:p>
          </table:table-cell>
          <table:table-cell office:value-type="string" table:style-name="ce1">
            <text:p>謝雨珊</text:p>
          </table:table-cell>
          <table:table-cell office:value-type="string" table:style-name="ce1">
            <text:p>113300406012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06" table:style-name="ce1">
            <text:p>406</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癌症護理學</text:p>
          </table:table-cell>
          <table:table-cell office:value-type="string" table:style-name="ce1">
            <text:p>Oncology Nursing</text:p>
          </table:table-cell>
          <table:table-cell office:value-type="string" table:style-name="ce1">
            <text:p>謝雨珊</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1" table:style-name="ce1">
            <text:p>1</text:p>
          </table:table-cell>
          <table:table-cell office:value-type="string" table:style-name="ce1">
            <text:p>11,12,13,14</text:p>
          </table:table-cell>
          <table:table-cell office:value-type="string" table:style-name="ce1">
            <text:p>修課限制：本系二技進修部二二丙，上課時間：2/17-4/1</text:p>
          </table:table-cell>
          <table:table-cell office:value-type="string" table:style-name="ce1">
            <text:p>本課程目標在協助學生學習成人癌症的相關知識與技能，著重於多科際整合照護，包括評估個案身、心、社會的需要與問題，識別個案因癌症所造成之影響；運用護理過程、教與學原理等相關知識與技能，協助滿足身、心、社會的需要。課程內容包括：癌症的疾病基本概念，癌症的治療與其副作用護理，癌症病人常見的症狀評估與護理，如：感染、凝血障礙、營養、噁心嘔吐、疼痛、呼吸困難等，癌症病人身心社會的需求，癌症對家庭的衝擊，及末期的照護。</text:p>
          </table:table-cell>
          <table:table-cell office:value-type="string" table:style-name="ce1">
            <text:p>This course is aimed to provide comprehensive knowledge of oncology nursing with an emphasis of multidisciplinary care. Students will learn concepts of oncology nursing, assessment skills, nursing diagnosis, and interventions for the healthcare needs of cancer patients. Course contents include general concepts of cancer, introduction of common types of cancers in Taiwan, cancer treatment modalities, symptom control, oncology emergencies, psycho-social needs of cancer patients, cancer impact to family, and end of life care in cancer nursing. Problems commonly seen in adult cancer patients will be discussed including infection, change in nutrition status, fatigue, pain, nausea &amp;amp; vomiting, bleeding, anemia, wound care, and skin/hair problems. The concept of holistic nursing and the trajectory of cancer experience is utilized as framework in this course.</text:p>
          </table:table-cell>
          <table:table-cell table:number-columns-repeated="16361"/>
        </table:table-row>
        <table:table-row table:style-name="ro2">
          <table:table-cell office:value-type="float" office:value="1132" table:style-name="ce4">
            <text:p>1132</text:p>
          </table:table-cell>
          <table:table-cell office:value-type="string" table:style-name="ce1">
            <text:p>謝雨珊</text:p>
          </table:table-cell>
          <table:table-cell office:value-type="string" table:style-name="ce1">
            <text:p>113300406012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06" table:style-name="ce1">
            <text:p>406</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癌症護理學</text:p>
          </table:table-cell>
          <table:table-cell office:value-type="string" table:style-name="ce1">
            <text:p>Oncology Nursing</text:p>
          </table:table-cell>
          <table:table-cell office:value-type="string" table:style-name="ce1">
            <text:p>謝雨珊</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2</text:p>
          </table:table-cell>
          <table:table-cell office:value-type="float" office:value="2" table:style-name="ce1">
            <text:p>2</text:p>
          </table:table-cell>
          <table:table-cell office:value-type="string" table:style-name="ce1">
            <text:p>11,12,13,14</text:p>
          </table:table-cell>
          <table:table-cell office:value-type="string" table:style-name="ce1">
            <text:p>修課限制：本系二技進修部二二丙，上課時間：2/17-4/1</text:p>
          </table:table-cell>
          <table:table-cell office:value-type="string" table:style-name="ce1">
            <text:p>本課程目標在協助學生學習成人癌症的相關知識與技能，著重於多科際整合照護，包括評估個案身、心、社會的需要與問題，識別個案因癌症所造成之影響；運用護理過程、教與學原理等相關知識與技能，協助滿足身、心、社會的需要。課程內容包括：癌症的疾病基本概念，癌症的治療與其副作用護理，癌症病人常見的症狀評估與護理，如：感染、凝血障礙、營養、噁心嘔吐、疼痛、呼吸困難等，癌症病人身心社會的需求，癌症對家庭的衝擊，及末期的照護。</text:p>
          </table:table-cell>
          <table:table-cell office:value-type="string" table:style-name="ce1">
            <text:p>This course is aimed to provide comprehensive knowledge of oncology nursing with an emphasis of multidisciplinary care. Students will learn concepts of oncology nursing, assessment skills, nursing diagnosis, and interventions for the healthcare needs of cancer patients. Course contents include general concepts of cancer, introduction of common types of cancers in Taiwan, cancer treatment modalities, symptom control, oncology emergencies, psycho-social needs of cancer patients, cancer impact to family, and end of life care in cancer nursing. Problems commonly seen in adult cancer patients will be discussed including infection, change in nutrition status, fatigue, pain, nausea &amp;amp; vomiting, bleeding, anemia, wound care, and skin/hair problems. The concept of holistic nursing and the trajectory of cancer experience is utilized as framework in this course.</text:p>
          </table:table-cell>
          <table:table-cell table:number-columns-repeated="16361"/>
        </table:table-row>
        <table:table-row table:style-name="ro8">
          <table:table-cell office:value-type="float" office:value="1132" table:style-name="ce4">
            <text:p>1132</text:p>
          </table:table-cell>
          <table:table-cell office:value-type="string" table:style-name="ce1">
            <text:p>謝雨珊</text:p>
          </table:table-cell>
          <table:table-cell office:value-type="string" table:style-name="ce1">
            <text:p>113300199012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99" table:style-name="ce1">
            <text:p>199</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癌症護理學實習</text:p>
          </table:table-cell>
          <table:table-cell office:value-type="string" table:style-name="ce1">
            <text:p>Clinical Practice of Oncology Nursing</text:p>
          </table:table-cell>
          <table:table-cell office:value-type="string" table:style-name="ce1">
            <text:p>謝雨珊</text:p>
          </table:table-cell>
          <table:table-cell office:value-type="float" office:value="2" table:style-name="ce1">
            <text:p>2</text:p>
          </table:table-cell>
          <table:table-cell office:value-type="string" table:style-name="ce1">
            <text:p>第8~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本系二技進修部二二丙、實習課程。實習日期：114.04.07-114.05.06、114.05.12-114.06.10</text:p>
          </table:table-cell>
          <table:table-cell office:value-type="string" table:style-name="ce1">
            <text:p>本課程在透過臨床實習與觀察，協助學生運用癌症照護相關的知識與技能，評估癌症個案的身、心、家庭需要與問題。並能識別個案家庭因癌症所造成之影響；且運用護理過程的概念、提供癌症個案所需的相關照護活動。</text:p>
          </table:table-cell>
          <table:table-cell office:value-type="string" table:style-name="ce1">
            <text:p>This clinical course aims to facilitate the student to implement the knowledge and skills related to oncology nursing, medical-surgical nursing, teaching and learning, and nursing care plan. Learning activities include direct nursing care for adult cancer</text:p>
          </table:table-cell>
          <table:table-cell table:number-columns-repeated="16361"/>
        </table:table-row>
        <table:table-row table:style-name="ro8">
          <table:table-cell office:value-type="float" office:value="1132" table:style-name="ce4">
            <text:p>1132</text:p>
          </table:table-cell>
          <table:table-cell office:value-type="string" table:style-name="ce1">
            <text:p>謝雨珊</text:p>
          </table:table-cell>
          <table:table-cell office:value-type="string" table:style-name="ce1">
            <text:p>113300199012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99" table:style-name="ce1">
            <text:p>199</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癌症護理學實習</text:p>
          </table:table-cell>
          <table:table-cell office:value-type="string" table:style-name="ce1">
            <text:p>Clinical Practice of Oncology Nursing</text:p>
          </table:table-cell>
          <table:table-cell office:value-type="string" table:style-name="ce1">
            <text:p>謝雨珊</text:p>
          </table:table-cell>
          <table:table-cell office:value-type="float" office:value="2" table:style-name="ce1">
            <text:p>2</text:p>
          </table:table-cell>
          <table:table-cell office:value-type="string" table:style-name="ce1">
            <text:p>第8~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本系二技進修部二二丙、實習課程。實習日期：114.04.07-114.05.06、114.05.12-114.06.10</text:p>
          </table:table-cell>
          <table:table-cell office:value-type="string" table:style-name="ce1">
            <text:p>本課程在透過臨床實習與觀察，協助學生運用癌症照護相關的知識與技能，評估癌症個案的身、心、家庭需要與問題。並能識別個案家庭因癌症所造成之影響；且運用護理過程的概念、提供癌症個案所需的相關照護活動。</text:p>
          </table:table-cell>
          <table:table-cell office:value-type="string" table:style-name="ce1">
            <text:p>This clinical course aims to facilitate the student to implement the knowledge and skills related to oncology nursing, medical-surgical nursing, teaching and learning, and nursing care plan. Learning activities include direct nursing care for adult cancer</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string" table:style-name="ce1">
            <text:p>113300407012D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07" table:style-name="ce1">
            <text:p>407</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長期照護學</text:p>
          </table:table-cell>
          <table:table-cell office:value-type="string" table:style-name="ce1">
            <text:p>Long-Term Care</text:p>
          </table:table-cell>
          <table:table-cell office:value-type="string" table:style-name="ce1">
            <text:p>涂明香</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3</text:p>
          </table:table-cell>
          <table:table-cell office:value-type="float" office:value="1" table:style-name="ce1">
            <text:p>1</text:p>
          </table:table-cell>
          <table:table-cell office:value-type="string" table:style-name="ce1">
            <text:p>11,12,13,14</text:p>
          </table:table-cell>
          <table:table-cell office:value-type="string" table:style-name="ce1">
            <text:p>修課限制：本系二技進修部二二丁，上課時間：2/17-4/1</text:p>
          </table:table-cell>
          <table:table-cell office:value-type="string" table:style-name="ce1">
            <text:p>本課程目的是培養學生獲得長期照護之整體性基本概念。主要課程內容包括：長期照護需求、國內外長期照護的發展與現況、長期照護相關政策及法規、我國現行長期照護體系、長期照護相關議題（含個案管理、社會資源應用、活動設計、另類輔助治療及倫理議題）等。在引導下，學生透過經驗單反思、課室討論與分享、自主學習失能體驗活動等多元教學策略，學習批判性思考，主動展現關懷或同理失能者與其主要照顧者之困境感受，發揮團隊合作完成課室指定之實作，以達成本課程目標。</text:p>
          </table:table-cell>
          <table:table-cell office:value-type="string" table:style-name="ce1">
            <text:p>This course is aimed at integrating basic concepts about long-term care globally. It’s</text:p>
            <text:p>designing is dealing with current conditions and social development in related themes</text:p>
            <text:p>and practice about long-term care. Course content include need, status, development and introduction（essences, philosophy, definition and service eligibility）, policy , rules , regulation , and current delivery system in our count, i.e. home care, day care, hospice care, institutionalized care and special topics on long-term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string" table:style-name="ce1">
            <text:p>113300407012D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407" table:style-name="ce1">
            <text:p>407</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長期照護學</text:p>
          </table:table-cell>
          <table:table-cell office:value-type="string" table:style-name="ce1">
            <text:p>Long-Term Care</text:p>
          </table:table-cell>
          <table:table-cell office:value-type="string" table:style-name="ce1">
            <text:p>涂明香</text:p>
          </table:table-cell>
          <table:table-cell office:value-type="float" office:value="2" table:style-name="ce1">
            <text:p>2</text:p>
          </table:table-cell>
          <table:table-cell office:value-type="string" table:style-name="ce1">
            <text:p>第1~7週</text:p>
          </table:table-cell>
          <table:table-cell office:value-type="float" office:value="3" table:style-name="ce1">
            <text:p>3</text:p>
          </table:table-cell>
          <table:table-cell office:value-type="string" table:style-name="ce1">
            <text:p>專業必修(系所)</text:p>
          </table:table-cell>
          <table:table-cell office:value-type="string" table:style-name="ce1">
            <text:p>G303</text:p>
          </table:table-cell>
          <table:table-cell office:value-type="float" office:value="2" table:style-name="ce1">
            <text:p>2</text:p>
          </table:table-cell>
          <table:table-cell office:value-type="string" table:style-name="ce1">
            <text:p>11,12,13,14</text:p>
          </table:table-cell>
          <table:table-cell office:value-type="string" table:style-name="ce1">
            <text:p>修課限制：本系二技進修部二二丁，上課時間：2/17-4/1</text:p>
          </table:table-cell>
          <table:table-cell office:value-type="string" table:style-name="ce1">
            <text:p>本課程目的是培養學生獲得長期照護之整體性基本概念。主要課程內容包括：長期照護需求、國內外長期照護的發展與現況、長期照護相關政策及法規、我國現行長期照護體系、長期照護相關議題（含個案管理、社會資源應用、活動設計、另類輔助治療及倫理議題）等。在引導下，學生透過經驗單反思、課室討論與分享、自主學習失能體驗活動等多元教學策略，學習批判性思考，主動展現關懷或同理失能者與其主要照顧者之困境感受，發揮團隊合作完成課室指定之實作，以達成本課程目標。</text:p>
          </table:table-cell>
          <table:table-cell office:value-type="string" table:style-name="ce1">
            <text:p>This course is aimed at integrating basic concepts about long-term care globally. It’s</text:p>
            <text:p>designing is dealing with current conditions and social development in related themes</text:p>
            <text:p>and practice about long-term care. Course content include need, status, development and introduction（essences, philosophy, definition and service eligibility）, policy , rules , regulation , and current delivery system in our count, i.e. home care, day care, hospice care, institutionalized care and special topics on long-term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string" table:style-name="ce1">
            <text:p>113300200012D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00" table:style-name="ce1">
            <text:p>20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長期照護學實習</text:p>
          </table:table-cell>
          <table:table-cell office:value-type="string" table:style-name="ce1">
            <text:p>Long-Term Care Practice</text:p>
          </table:table-cell>
          <table:table-cell office:value-type="string" table:style-name="ce1">
            <text:p>涂明香</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本系二技進修部二二丁、實習課程。實習日期：114.04.07-114.05.06、114.05.12-114.06.10</text:p>
          </table:table-cell>
          <table:table-cell office:value-type="string" table:style-name="ce1">
            <text:p>本課程旨在透過長期照護實務實習、觀摩省思等學習方法，協助學生獲得長期照護相關知識、態度及技能。修習此課程學生能評估長期照護體系中病患及其主要照顧者之常見照護問題，並且能應用適當的照護概念及正確、安全、具個別性的介入方案於照護對象，且能運用跨團隊整合照護概念於照護情境中。學生可以體認長期照護體系中護理專業角色功能、倫理困境與分享自我感受。</text:p>
          </table:table-cell>
          <table:table-cell office:value-type="string" table:style-name="ce1">
            <text:p>This course is to help student to integrate the knowledge of long term care to clinical practice that deal with different settings approaches to long-term care. Through this course, they can assess the common problems of the long-term care patients and their families. And apply the relevant care concept to plan and implement correctly, safety and individual intervention. They can also realize the role functions of nursing profession in long term care and share with themselves feeling and role adjustment in long term care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涂明香</text:p>
          </table:table-cell>
          <table:table-cell office:value-type="string" table:style-name="ce1">
            <text:p>113300200012D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00" table:style-name="ce1">
            <text:p>200</text:p>
          </table:table-cell>
          <table:table-cell office:value-type="float" office:value="1" table:style-name="ce1">
            <text:p>1</text:p>
          </table:table-cell>
          <table:table-cell office:value-type="float" office:value="2" table:style-name="ce1">
            <text:p>2</text:p>
          </table:table-cell>
          <table:table-cell office:value-type="string" table:style-name="ce1">
            <text:p>D0</text:p>
          </table:table-cell>
          <table:table-cell office:value-type="string" table:style-name="ce1">
            <text:p>長期照護學實習</text:p>
          </table:table-cell>
          <table:table-cell office:value-type="string" table:style-name="ce1">
            <text:p>Long-Term Care Practice</text:p>
          </table:table-cell>
          <table:table-cell office:value-type="string" table:style-name="ce1">
            <text:p>涂明香</text:p>
          </table:table-cell>
          <table:table-cell office:value-type="float" office:value="2" table:style-name="ce1">
            <text:p>2</text:p>
          </table:table-cell>
          <table:table-cell office:value-type="string" table:style-name="ce1">
            <text:p>第8~17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本系二技進修部二二丁、實習課程。實習日期：114.04.07-114.05.06、114.05.12-114.06.10</text:p>
          </table:table-cell>
          <table:table-cell office:value-type="string" table:style-name="ce1">
            <text:p>本課程旨在透過長期照護實務實習、觀摩省思等學習方法，協助學生獲得長期照護相關知識、態度及技能。修習此課程學生能評估長期照護體系中病患及其主要照顧者之常見照護問題，並且能應用適當的照護概念及正確、安全、具個別性的介入方案於照護對象，且能運用跨團隊整合照護概念於照護情境中。學生可以體認長期照護體系中護理專業角色功能、倫理困境與分享自我感受。</text:p>
          </table:table-cell>
          <table:table-cell office:value-type="string" table:style-name="ce1">
            <text:p>This course is to help student to integrate the knowledge of long term care to clinical practice that deal with different settings approaches to long-term care. Through this course, they can assess the common problems of the long-term care patients and their families. And apply the relevant care concept to plan and implement correctly, safety and individual intervention. They can also realize the role functions of nursing profession in long term care and share with themselves feeling and role adjustment in long term care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330183801330" table:style-name="ce1">
            <text:p>1.13302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838" table:style-name="ce1">
            <text:p>1838</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感染管制概論</text:p>
          </table:table-cell>
          <table:table-cell office:value-type="string" table:style-name="ce1">
            <text:p>Overview of Infection Control and Prevention</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7</text:p>
          </table:table-cell>
          <table:table-cell office:value-type="float" office:value="2" table:style-name="ce1">
            <text:p>2</text:p>
          </table:table-cell>
          <table:table-cell office:value-type="string" table:style-name="ce1">
            <text:p>11,12,13</text:p>
          </table:table-cell>
          <table:table-cell office:value-type="string" table:style-name="ce1">
            <text:p>修課限制：本系二技進修部、本系二技一般生、本系四技一般生三年級以上、本系學士後二年級以上、助產系、畢業班課程14周。</text:p>
          </table:table-cell>
          <table:table-cell office:value-type="string" table:style-name="ce1">
            <text:p>本課程旨在培養學生具有感染管制專業基礎。課程的內容包括感染管制的基本概念，例如醫療照護相關感染定義及目的；傳染病監測與處置；感染管制措施原則，包括手部衛生、動線規畫、環境監測以及個人防護措施等。</text:p>
            <text:p>本課程將採用多元教學方法，包括課堂講授、案例研討和實際演練。學生透過討論、反思、演練及自主學習體驗活動等，能充分應用感染管制知識及技能並發揮團隊合作完成指定作業，以達成學生對感染管制的基本槪念，並將其應用於臨床照護過程中。</text:p>
          </table:table-cell>
          <table:table-cell office:value-type="string" table:style-name="ce1">
            <text:p>This course aims to cultivate students with a foundational understanding of infection control. The curriculum covers essential concepts in infection control, such as definitions and objectives of healthcare-associated infections, disease surveillance, and response. Principles of infection control measures will also be addressed, including hand hygiene, workflow planning, environmental monitoring, and personal protective measures.</text:p>
            <text:p/>
            <text:p>The course employs a variety of teaching methods, including lectures, case discussions, and practical exercises. Through discussions, reflections, hands-on exercises, and self-directed learning experiences, students will be able to apply their knowledge and skills in infection control, collaborate effectively in team settings, and complete designated assignments. The ultimate goal is to ensure that students grasp the fundamental concepts of infection control and are able to apply them to clinical care processes.</text:p>
          </table:table-cell>
          <table:table-cell table:number-columns-repeated="16361"/>
        </table:table-row>
        <table:table-row table:style-name="ro8">
          <table:table-cell office:value-type="float" office:value="1132" table:style-name="ce4">
            <text:p>1132</text:p>
          </table:table-cell>
          <table:table-cell office:value-type="string" table:style-name="ce1">
            <text:p>undefined</text:p>
          </table:table-cell>
          <table:table-cell office:value-type="float" office:value="11330036201331"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62" table:style-name="ce1">
            <text:p>362</text:p>
          </table:table-cell>
          <table:table-cell office:value-type="float" office:value="1" table:style-name="ce1">
            <text:p>1</text:p>
          </table:table-cell>
          <table:table-cell office:value-type="float" office:value="3" table:style-name="ce1">
            <text:p>3</text:p>
          </table:table-cell>
          <table:table-cell office:value-type="float" office:value="31" table:style-name="ce1">
            <text:p>31</text:p>
          </table:table-cell>
          <table:table-cell office:value-type="string" table:style-name="ce1">
            <text:p>國際禮儀</text:p>
          </table:table-cell>
          <table:table-cell office:value-type="string" table:style-name="ce1">
            <text:p>International Etiquett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307</text:p>
          </table:table-cell>
          <table:table-cell office:value-type="float" office:value="3" table:style-name="ce1">
            <text:p>3</text:p>
          </table:table-cell>
          <table:table-cell office:value-type="string" table:style-name="ce1">
            <text:p>11,12,13</text:p>
          </table:table-cell>
          <table:table-cell office:value-type="string" table:style-name="ce1">
            <text:p>修課限制：本系二技進修部、護理學院全、畢業班課程14周。</text:p>
          </table:table-cell>
          <table:table-cell office:value-type="string" table:style-name="ce1">
            <text:p>本課程將介紹商業禮儀、餐飲禮儀、國際禮儀…等各種良好的禮儀應用於日常生活、職場與社交活動中，配合相關之影片欣賞及分組實際演練，使同學們能適時適地，應對有禮，並予人深刻良好的印象。</text:p>
          </table:table-cell>
          <table:table-cell office:value-type="string" table:style-name="ce1">
            <text:p>The purpose of this course is to introduce international etiquette and assist students to get acquainting with basic skills of cross-culture communication. The course is divided into three main dimensions including international etiquette, commercial etiq</text:p>
          </table:table-cell>
          <table:table-cell table:number-columns-repeated="16361"/>
        </table:table-row>
        <table:table-row table:style-name="ro2">
          <table:table-cell office:value-type="float" office:value="1132" table:style-name="ce4">
            <text:p>1132</text:p>
          </table:table-cell>
          <table:table-cell office:value-type="string" table:style-name="ce1">
            <text:p>黃馨</text:p>
          </table:table-cell>
          <table:table-cell office:value-type="float" office:value="11330032001332"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20" table:style-name="ce1">
            <text:p>320</text:p>
          </table:table-cell>
          <table:table-cell office:value-type="float" office:value="1" table:style-name="ce1">
            <text:p>1</text:p>
          </table:table-cell>
          <table:table-cell office:value-type="float" office:value="3" table:style-name="ce1">
            <text:p>3</text:p>
          </table:table-cell>
          <table:table-cell office:value-type="float" office:value="32" table:style-name="ce1">
            <text:p>32</text:p>
          </table:table-cell>
          <table:table-cell office:value-type="string" table:style-name="ce1">
            <text:p>護理資訊概論</text:p>
          </table:table-cell>
          <table:table-cell office:value-type="string" table:style-name="ce1">
            <text:p>Introduction of Nursing Informatics</text:p>
          </table:table-cell>
          <table:table-cell office:value-type="string" table:style-name="ce1">
            <text:p>黃馨</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S105</text:p>
          </table:table-cell>
          <table:table-cell office:value-type="float" office:value="5" table:style-name="ce1">
            <text:p>5</text:p>
          </table:table-cell>
          <table:table-cell office:value-type="string" table:style-name="ce1">
            <text:p>11,12,13</text:p>
          </table:table-cell>
          <table:table-cell office:value-type="string" table:style-name="ce1">
            <text:p>修課限制：本系二技進修部、護理學院全、畢業班課程14周。</text:p>
          </table:table-cell>
          <table:table-cell office:value-type="string" table:style-name="ce1">
            <text:p>本課程之目的在於教授與護理資訊相關的基本概念。課程內容包括護理人員在資訊系統評估的功能與角色，以及對臨床、行政及教育電腦應用軟體的分析與運用。本課程亦討論到電腦化系統對社會、倫理、法律等層面所造成的衝擊。選讀本課程之後，學生將可了解如何運用電腦與資訊系統於健康照護及其相關領域中，並可評估健康照護資訊系統的使用對整個機構及社會造成的影響。</text:p>
          </table:table-cell>
          <table:table-cell office:value-type="string" table:style-name="ce1">
            <text:p>This introductory course in nursing informatics provides students with the opportunity to explore the role of the nurse relative to the assessment of health care information systems for clinical practice. Clinical, administrative, and educational computer</text:p>
          </table:table-cell>
          <table:table-cell table:number-columns-repeated="16361"/>
        </table:table-row>
        <table:table-row table:style-name="ro15">
          <table:table-cell office:value-type="float" office:value="1132" table:style-name="ce4">
            <text:p>1132</text:p>
          </table:table-cell>
          <table:table-cell office:value-type="string" table:style-name="ce1">
            <text:p>undefined</text:p>
          </table:table-cell>
          <table:table-cell office:value-type="float" office:value="11330024701370"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47" table:style-name="ce1">
            <text:p>247</text:p>
          </table:table-cell>
          <table:table-cell office:value-type="float" office:value="1" table:style-name="ce1">
            <text:p>1</text:p>
          </table:table-cell>
          <table:table-cell office:value-type="float" office:value="3" table:style-name="ce1">
            <text:p>3</text:p>
          </table:table-cell>
          <table:table-cell office:value-type="float" office:value="70" table:style-name="ce1">
            <text:p>70</text:p>
          </table:table-cell>
          <table:table-cell office:value-type="string" table:style-name="ce1">
            <text:p>應用文</text:p>
          </table:table-cell>
          <table:table-cell office:value-type="string" table:style-name="ce1">
            <text:p>Chinese Correspondenc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308</text:p>
          </table:table-cell>
          <table:table-cell office:value-type="float" office:value="2" table:style-name="ce1">
            <text:p>2</text:p>
          </table:table-cell>
          <table:table-cell office:value-type="string" table:style-name="ce1">
            <text:p>11,12,13</text:p>
          </table:table-cell>
          <table:table-cell office:value-type="string" table:style-name="ce1">
            <text:p>修課限制：</text:p>
            <text:p>1.本系二技進修部、本系二技一般生、本系四技一般生、外系二技一般生、外系四技一般生、外系二技進修部。</text:p>
            <text:p>2.畢業班課程14周。</text:p>
          </table:table-cell>
          <table:table-cell office:value-type="string" table:style-name="ce1">
            <text:p>本課程主要透過範例來介紹各式應用文書的特色與寫作原則，內容包含「書信與名片」、「摘要心得與計畫」、「論文與報告」、「柬帖、對聯與題辭」、「公文」、「書狀與存證信函」等。同學亦須配合各單元進行寫作練習或報告，以掌握應用文寫作要領。</text:p>
          </table:table-cell>
          <table:table-cell office:value-type="string" table:style-name="ce1">
            <text:p>The main purpose of this course is to let students be familiar with the fundamentals of Chinese Practical Writing through a variety of examples. In this course, the students will need to practice each kind of format and submit reports to improve their writing skill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330025901371" table:style-name="ce1">
            <text:p>1.133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259" table:style-name="ce1">
            <text:p>259</text:p>
          </table:table-cell>
          <table:table-cell office:value-type="float" office:value="1" table:style-name="ce1">
            <text:p>1</text:p>
          </table:table-cell>
          <table:table-cell office:value-type="float" office:value="3" table:style-name="ce1">
            <text:p>3</text:p>
          </table:table-cell>
          <table:table-cell office:value-type="float" office:value="71" table:style-name="ce1">
            <text:p>71</text:p>
          </table:table-cell>
          <table:table-cell office:value-type="string" table:style-name="ce1">
            <text:p>中文現代詩賞析與習作</text:p>
          </table:table-cell>
          <table:table-cell office:value-type="string" table:style-name="ce1">
            <text:p>Modern Chinese Poetry: Appreciation and Exercis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6</text:p>
          </table:table-cell>
          <table:table-cell office:value-type="float" office:value="1" table:style-name="ce1">
            <text:p>1</text:p>
          </table:table-cell>
          <table:table-cell office:value-type="string" table:style-name="ce1">
            <text:p>11,12,13</text:p>
          </table:table-cell>
          <table:table-cell office:value-type="string" table:style-name="ce1">
            <text:p>修課限制：</text:p>
            <text:p>1.本系二技進修部、本系二技一般生、本系四技一般生、外系二技一般生、外系四技一般生、外系二技進修部。</text:p>
            <text:p>2.畢業班課程14周。</text:p>
          </table:table-cell>
          <table:table-cell office:value-type="string" table:style-name="ce1">
            <text:p>本課程藉中文現代詩之專題選讀，指導學生研讀文學典籍及賞析的方法，使學生能掌握文學家之生命智慧與藝術心靈，並培養學生寫作現代詩之能力。</text:p>
          </table:table-cell>
          <table:table-cell office:value-type="string" table:style-name="ce1">
            <text:p>The main purpose of this course is to increase students’ capabilities of appreciating literary works and expressing verbally. Through studies of representative works of modern Chinese poetry, students are guided to cultivate their interest in these works by reading, intoning, appreciating and evaluating. In addition, the students are also given opportunities to develop abilities of writing their own poem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11330114801372" table:style-name="ce1">
            <text:p>1.13301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148" table:style-name="ce1">
            <text:p>1148</text:p>
          </table:table-cell>
          <table:table-cell office:value-type="float" office:value="1" table:style-name="ce1">
            <text:p>1</text:p>
          </table:table-cell>
          <table:table-cell office:value-type="float" office:value="3" table:style-name="ce1">
            <text:p>3</text:p>
          </table:table-cell>
          <table:table-cell office:value-type="float" office:value="72" table:style-name="ce1">
            <text:p>72</text:p>
          </table:table-cell>
          <table:table-cell office:value-type="string" table:style-name="ce1">
            <text:p>生活中的賽局與決策</text:p>
          </table:table-cell>
          <table:table-cell office:value-type="string" table:style-name="ce1">
            <text:p>Games and Strategie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G209</text:p>
          </table:table-cell>
          <table:table-cell office:value-type="float" office:value="1" table:style-name="ce1">
            <text:p>1</text:p>
          </table:table-cell>
          <table:table-cell office:value-type="string" table:style-name="ce1">
            <text:p>11,12,13</text:p>
          </table:table-cell>
          <table:table-cell office:value-type="string" table:style-name="ce1">
            <text:p>修課限制：</text:p>
            <text:p>1.本系二技進修部、本系二技一般生、本系四技一般生、外系二技一般生、外系四技一般生、外系二技進修部。</text:p>
            <text:p>2.畢業班課程14周。</text:p>
          </table:table-cell>
          <table:table-cell office:value-type="string" table:style-name="ce1">
            <text:p>「賽局理論」對多數人來說或許都是一個遙不可及的名詞。也許有一部份人從《美麗境界(a beautiful mind)》這部電影所描述的John Forbes Nash, Jr.生平事蹟獲得一些概念，也許一部份概念來自諾貝爾經濟學獎自1994頒發給包括Nash的三位專攻賽局的經濟學家（以及其後包括2005年的 ROBERT J. AUMANN 與THOMAS C. SCHELLING和2007年的LEONID HURWICZ , ERIC S. MASKIN , 與ROGER B. MYERSON）。儘管有這些訊息，賽局這個概念對多數人還是非常模糊。</text:p>
            <text:p>簡單地說，賽局在討論決策者在特定情境下的互動關係。從前面所提到這些學者的背景可以知道，賽局的研究在經濟學（以及數學）的應用相當重要而廣泛。事實上，賽局理論更明確的角色與地位應該屬於一種分析工具（或思考邏輯）。從這樣的界定裡，賽局的應用將更寬廣。不論是前面提到的經濟學、數學或是政治學、社會學、管理學乃至於生物學都可以看到賽局的蹤跡。</text:p>
          </table:table-cell>
          <table:table-cell office:value-type="string" table:style-name="ce1">
            <text:p>Game theory has become an enormously important field of study. It is now a vital methodology for researchers in many disciplines, including economics, business, political science, biology and law. The goals of the course are to provide a basic level of introduction of the subject and applications. We start from some familiar examples and application that we may easily observe. Along the introduction and discussion of the examples, we will incorporate some basic yet important concepts and terminologies of game theory.</text:p>
          </table:table-cell>
          <table:table-cell table:number-columns-repeated="16361"/>
        </table:table-row>
        <table:table-row table:style-name="ro2">
          <table:table-cell office:value-type="float" office:value="1132" table:style-name="ce4">
            <text:p>1132</text:p>
          </table:table-cell>
          <table:table-cell office:value-type="string" table:style-name="ce1">
            <text:p>黃渼娟</text:p>
          </table:table-cell>
          <table:table-cell office:value-type="float" office:value="11330144901373" table:style-name="ce1">
            <text:p>1.13301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449" table:style-name="ce1">
            <text:p>1449</text:p>
          </table:table-cell>
          <table:table-cell office:value-type="float" office:value="1" table:style-name="ce1">
            <text:p>1</text:p>
          </table:table-cell>
          <table:table-cell office:value-type="float" office:value="3" table:style-name="ce1">
            <text:p>3</text:p>
          </table:table-cell>
          <table:table-cell office:value-type="float" office:value="73" table:style-name="ce1">
            <text:p>73</text:p>
          </table:table-cell>
          <table:table-cell office:value-type="string" table:style-name="ce1">
            <text:p>音樂療法與運用</text:p>
          </table:table-cell>
          <table:table-cell office:value-type="string" table:style-name="ce1">
            <text:p>Multiple Music Therapies and Applications</text:p>
          </table:table-cell>
          <table:table-cell office:value-type="string" table:style-name="ce1">
            <text:p>黃渼娟</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F407</text:p>
          </table:table-cell>
          <table:table-cell office:value-type="float" office:value="5" table:style-name="ce1">
            <text:p>5</text:p>
          </table:table-cell>
          <table:table-cell office:value-type="string" table:style-name="ce1">
            <text:p>11,12,13</text:p>
          </table:table-cell>
          <table:table-cell office:value-type="string" table:style-name="ce1">
            <text:p>修課限制：</text:p>
            <text:p>1.本系二技進修部、本系二技一般生、本系四技一般生、外系二技一般生、外系四技一般生、外系二技進修部。</text:p>
            <text:p>2.畢業班課程14周。</text:p>
          </table:table-cell>
          <table:table-cell office:value-type="string" table:style-name="ce1">
            <text:p>本課程旨在介紹各種不同的音樂類型及其發展文化背景、探討各種不同的音樂韻律與型態及其療效，體悟音樂療癒與生活情緒上的關聯，以及明瞭如何將不同的音樂療法運用到臨床工作上協助醫護專業人員、患者與其家屬，使其提升自我減壓身心靈放鬆的能力，進而達到身心靈的平衡與健康。</text:p>
          </table:table-cell>
          <table:table-cell office:value-type="string" table:style-name="ce1">
            <text:p>In this class, we will study the clinical applications of multiple forms of art and music therapies. Through a deeper understanding of the natural process of birth, aging, illness and death, therapists will be able to help the patients who are under long-term care as well as their family members to cope with stress, to relax physically, emotionally and spiritually, and to restore inner peace and balance.</text:p>
          </table:table-cell>
          <table:table-cell table:number-columns-repeated="16361"/>
        </table:table-row>
        <table:table-row table:style-name="ro2">
          <table:table-cell office:value-type="float" office:value="1132" table:style-name="ce4">
            <text:p>1132</text:p>
          </table:table-cell>
          <table:table-cell office:value-type="string" table:style-name="ce1">
            <text:p>黃渼娟</text:p>
          </table:table-cell>
          <table:table-cell office:value-type="float" office:value="11330146901374" table:style-name="ce1">
            <text:p>1.13301E+13</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1469" table:style-name="ce1">
            <text:p>1469</text:p>
          </table:table-cell>
          <table:table-cell office:value-type="float" office:value="1" table:style-name="ce1">
            <text:p>1</text:p>
          </table:table-cell>
          <table:table-cell office:value-type="float" office:value="3" table:style-name="ce1">
            <text:p>3</text:p>
          </table:table-cell>
          <table:table-cell office:value-type="float" office:value="74" table:style-name="ce1">
            <text:p>74</text:p>
          </table:table-cell>
          <table:table-cell office:value-type="string" table:style-name="ce1">
            <text:p>電影音樂與生活</text:p>
          </table:table-cell>
          <table:table-cell office:value-type="string" table:style-name="ce1">
            <text:p>Movie Soundtracks and Human Life</text:p>
          </table:table-cell>
          <table:table-cell office:value-type="string" table:style-name="ce1">
            <text:p>黃渼娟</text:p>
          </table:table-cell>
          <table:table-cell office:value-type="float" office:value="2" table:style-name="ce1">
            <text:p>2</text:p>
          </table:table-cell>
          <table:table-cell office:value-type="string" table:style-name="ce1">
            <text:p>全18週</text:p>
          </table:table-cell>
          <table:table-cell office:value-type="float" office:value="5" table:style-name="ce1">
            <text:p>5</text:p>
          </table:table-cell>
          <table:table-cell office:value-type="string" table:style-name="ce1">
            <text:p>通識選修(通識)</text:p>
          </table:table-cell>
          <table:table-cell office:value-type="string" table:style-name="ce1">
            <text:p>F407</text:p>
          </table:table-cell>
          <table:table-cell office:value-type="float" office:value="3" table:style-name="ce1">
            <text:p>3</text:p>
          </table:table-cell>
          <table:table-cell office:value-type="string" table:style-name="ce1">
            <text:p>11,12,13</text:p>
          </table:table-cell>
          <table:table-cell office:value-type="string" table:style-name="ce1">
            <text:p>修課限制：</text:p>
            <text:p>1.本系二技進修部、本系二技一般生、本系四技一般生、外系二技一般生、外系四技一般生、外系二技進修部。</text:p>
            <text:p>2.畢業班課程14周。</text:p>
          </table:table-cell>
          <table:table-cell office:value-type="string" table:style-name="ce1">
            <text:p>電影的音樂，往往傳達出電影中的「深層精神」。有鑑於此，本課程將解析電影中各種不同類型的音樂，以及該等音樂如何與劇情結合藉以表達人類不同的精神內涵，讓電影音樂不只是聆聽的藝術，同時也成為一種「看得見」的藝術。藉由賞析與討論的方式，讓學生能實際感受並且了解電影配樂所要傳達的精神意涵，進而增加學生對於電影音樂賞析的廣度與深度，並提升其藝術涵養與精神生活。</text:p>
          </table:table-cell>
          <table:table-cell office:value-type="string" table:style-name="ce1">
            <text:p>A soundtrack is usually an expression of a film’s mind. Accordingly, this course aims to analyze different types of soundtracks as well as the ways how music and plots are integrated into movies to represent the lives of human beings. It is expected that through watching the movies, listening to the soundtracks, and group discussion, students can actually experience and appreciate what the movies intend to present to the audience. Such way of learning can help the students appreciate music broadly and deeply, and furthermore, improve their artistic mind and spiritual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沈汀君</text:p>
          </table:table-cell>
          <table:table-cell office:value-type="string" table:style-name="ce1">
            <text:p>113300030013C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0" table:style-name="ce1">
            <text:p>30</text:p>
          </table:table-cell>
          <table:table-cell office:value-type="float" office:value="1" table:style-name="ce1">
            <text:p>1</text:p>
          </table:table-cell>
          <table:table-cell office:value-type="float" office:value="3" table:style-name="ce1">
            <text:p>3</text:p>
          </table:table-cell>
          <table:table-cell office:value-type="string" table:style-name="ce1">
            <text:p>C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沈汀君</text:p>
          </table:table-cell>
          <table:table-cell office:value-type="float" office:value="2" table:style-name="ce1">
            <text:p>2</text:p>
          </table:table-cell>
          <table:table-cell office:value-type="string" table:style-name="ce1">
            <text:p>第1~14週</text:p>
          </table:table-cell>
          <table:table-cell office:value-type="float" office:value="1" table:style-name="ce1">
            <text:p>1</text:p>
          </table:table-cell>
          <table:table-cell office:value-type="string" table:style-name="ce1">
            <text:p>通識必修(通識)</text:p>
          </table:table-cell>
          <table:table-cell office:value-type="string" table:style-name="ce1">
            <text:p>G308</text:p>
          </table:table-cell>
          <table:table-cell office:value-type="float" office:value="4" table:style-name="ce1">
            <text:p>4</text:p>
          </table:table-cell>
          <table:table-cell office:value-type="string" table:style-name="ce1">
            <text:p>11,12,13</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14週上滿36小時。</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蘇哲賢</text:p>
          </table:table-cell>
          <table:table-cell office:value-type="string" table:style-name="ce1">
            <text:p>113300030013D0</text:p>
          </table:table-cell>
          <table:table-cell office:value-type="float" office:value="11330" table:style-name="ce1">
            <text:p>11330</text:p>
          </table:table-cell>
          <table:table-cell office:value-type="string" table:style-name="ce1">
            <text:p>護理系</text:p>
          </table:table-cell>
          <table:table-cell office:value-type="string" table:style-name="ce1">
            <text:p>二年制進修部</text:p>
          </table:table-cell>
          <table:table-cell office:value-type="float" office:value="30" table:style-name="ce1">
            <text:p>30</text:p>
          </table:table-cell>
          <table:table-cell office:value-type="float" office:value="1" table:style-name="ce1">
            <text:p>1</text:p>
          </table:table-cell>
          <table:table-cell office:value-type="float" office:value="3" table:style-name="ce1">
            <text:p>3</text:p>
          </table:table-cell>
          <table:table-cell office:value-type="string" table:style-name="ce1">
            <text:p>D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蘇哲賢</text:p>
          </table:table-cell>
          <table:table-cell office:value-type="float" office:value="2" table:style-name="ce1">
            <text:p>2</text:p>
          </table:table-cell>
          <table:table-cell office:value-type="string" table:style-name="ce1">
            <text:p>第1~14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4" table:style-name="ce1">
            <text:p>4</text:p>
          </table:table-cell>
          <table:table-cell office:value-type="string" table:style-name="ce1">
            <text:p>11,12,13</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14週上滿36小時。</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范晏郡</text:p>
          </table:table-cell>
          <table:table-cell office:value-type="string" table:style-name="ce1">
            <text:p>1C3300042011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42" table:style-name="ce1">
            <text:p>4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統計學</text:p>
          </table:table-cell>
          <table:table-cell office:value-type="string" table:style-name="ce1">
            <text:p>Introduction of Biostatistics</text:p>
          </table:table-cell>
          <table:table-cell office:value-type="string" table:style-name="ce1">
            <text:p>范晏郡</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4</text:p>
          </table:table-cell>
          <table:table-cell office:value-type="float" office:value="2" table:style-name="ce1">
            <text:p>2</text:p>
          </table:table-cell>
          <table:table-cell office:value-type="string" table:style-name="ce1">
            <text:p>3,4</text:p>
          </table:table-cell>
          <table:table-cell office:value-type="string" table:style-name="ce1">
            <text:p>修課限制：本系二技進修部、本國本所（研究生下修不計入畢業學分）。</text:p>
          </table:table-cell>
          <table:table-cell office:value-type="string" table:style-name="ce1">
            <text:p>本課程以教授大學部學生具有基本應用生物統計學分析的能力。強調生物統計學之應用與醫學及護理臨床研究結合，以奠定學生具有資料收集、資料分析及統計報表解讀之能力。課程內容包括：基本機率論、機率分佈理論、統計估計及檢定、變異數分析(ANOVA)、列聯表分析以及迴歸分析等。本課程將會使用EXCEL作為操作之統計軟體，必要時將會示範SAS或SPSS等專業統計軟體之操作。</text:p>
          </table:table-cell>
          <table:table-cell office:value-type="string" table:style-name="ce1">
            <text:p>The objective of this course is to provide students with the elementary knowledge and understanding of the methods of statistical analysis applicable to medical and nursing research. Also, this course is directed to equip students with basic capability of applying statistical analysis. The course is 'math-lite' emphasizing concepts and application of statistical thinking and application. Basic probability theory, parametric statistics, correlation, regression, ANOVA, non-parametric statistics along with computer package practice (SPSS) will be introduced.</text:p>
          </table:table-cell>
          <table:table-cell table:number-columns-repeated="16361"/>
        </table:table-row>
        <table:table-row table:style-name="ro2">
          <table:table-cell office:value-type="float" office:value="1132" table:style-name="ce4">
            <text:p>1132</text:p>
          </table:table-cell>
          <table:table-cell office:value-type="string" table:style-name="ce1">
            <text:p>李嘉雯</text:p>
          </table:table-cell>
          <table:table-cell office:value-type="string" table:style-name="ce1">
            <text:p>1C3301511011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511" table:style-name="ce1">
            <text:p>1511</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助產學及實作(一)</text:p>
          </table:table-cell>
          <table:table-cell office:value-type="string" table:style-name="ce1">
            <text:p>Midwifery and practice I</text:p>
          </table:table-cell>
          <table:table-cell office:value-type="string" table:style-name="ce1">
            <text:p>李嘉雯,陳莉莉,陳姿伶</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2" table:style-name="ce1">
            <text:p>2</text:p>
          </table:table-cell>
          <table:table-cell office:value-type="string" table:style-name="ce1">
            <text:p>9,10,11,12</text:p>
          </table:table-cell>
          <table:table-cell office:value-type="string" table:style-name="ce1">
            <text:p>修課限制：本系二技進修部、本國本所（研究生下修不計入畢業學分）。</text:p>
          </table:table-cell>
          <table:table-cell office:value-type="string" table:style-name="ce1">
            <text:p>此課程為培育學生發展專業助產能力的第一階段課程，整體助產學課程架構旨在強調助產師的角色功能，課程內容包括以家庭為中心的取向，促進和維持低危妊娠婦女和其家庭成員的健康，及實施生產階段婦女、新生兒和家庭的健康管理。助產學及實作I的課程著重在助產師的角色功能介紹，正常懷孕期婦女、新生兒及其家庭的身心發展，並能評估其照護需求，提供符合其需求的照護。</text:p>
          </table:table-cell>
          <table:table-cell office:value-type="string" table:style-name="ce1">
            <text:p>These series midwifery courses are designed to prepare students for specialization in midwifery practice. The core concepts include: (1) women and family-centered approach to care; (2) promotion and maintenance of health for women and the family during low risk child bearing and the child rearing periods; (3) conducting health management for the women in labor and the family; and (4) promotion of health for childbearing stage women. Midwifery and practice I emphasizes on the role and function of midwives, the biopsychosocial adaptions and developmental tasks to pregnancy (including the pregnant women, neonate and the family). Knowing how to assess their needs and provide individualized as well as family-centered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李嘉雯</text:p>
          </table:table-cell>
          <table:table-cell office:value-type="string" table:style-name="ce1">
            <text:p>1C3301509011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509" table:style-name="ce1">
            <text:p>1509</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婦女健康照護(一)</text:p>
          </table:table-cell>
          <table:table-cell office:value-type="string" table:style-name="ce1">
            <text:p>Women Health Care (I)</text:p>
          </table:table-cell>
          <table:table-cell office:value-type="string" table:style-name="ce1">
            <text:p>李嘉雯,陳姿伶</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3" table:style-name="ce1">
            <text:p>3</text:p>
          </table:table-cell>
          <table:table-cell office:value-type="string" table:style-name="ce1">
            <text:p>11,12,13</text:p>
          </table:table-cell>
          <table:table-cell office:value-type="string" table:style-name="ce1">
            <text:p>修課限制：本系二技進修部、本國本所（研究生下修不計入畢業學分）、混合式遠距教學、遠距教學課程。</text:p>
          </table:table-cell>
          <table:table-cell office:value-type="string" table:style-name="ce1">
            <text:p>本課程由婦女為中心的健康點出發，由不同的論點探討社會因素、文化因素、環境因素、健康政策是如何影響婦女健康，以及了解婦女角色、婦女心像、性別角色與婦女健康的相關性，進而由婦女生命週期與生涯規劃探討婦女身心變化及健康相關議題。期待學生能跳脫傳統的生理醫學模式，以更寬廣的視野及整體性的概念檢視婦女健康相關議題。</text:p>
          </table:table-cell>
          <table:table-cell office:value-type="string" table:style-name="ce1">
            <text:p>This course examines the diverse social, cultural, psychological, developmental and biological factors that affect women's health status and health promotion during their different life stages. The course specifically considers how these diverse factors interact with gender regarding women's health. Developmental and other transitions that affect women's health trajectories are also considered.</text:p>
          </table:table-cell>
          <table:table-cell table:number-columns-repeated="16361"/>
        </table:table-row>
        <table:table-row table:style-name="ro5">
          <table:table-cell office:value-type="float" office:value="1132" table:style-name="ce4">
            <text:p>1132</text:p>
          </table:table-cell>
          <table:table-cell office:value-type="string" table:style-name="ce1">
            <text:p>林文絹</text:p>
          </table:table-cell>
          <table:table-cell office:value-type="string" table:style-name="ce1">
            <text:p>1C3300302011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302" table:style-name="ce1">
            <text:p>30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關懷與溝通</text:p>
          </table:table-cell>
          <table:table-cell office:value-type="string" table:style-name="ce1">
            <text:p>Caring and communication</text:p>
          </table:table-cell>
          <table:table-cell office:value-type="string" table:style-name="ce1">
            <text:p>林文絹</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2" table:style-name="ce1">
            <text:p>2</text:p>
          </table:table-cell>
          <table:table-cell office:value-type="string" table:style-name="ce1">
            <text:p>1,2</text:p>
          </table:table-cell>
          <table:table-cell office:value-type="string" table:style-name="ce1">
            <text:p>修課限制：本系二技進修部、本國本所（研究生下修不計入畢業學分）。</text:p>
          </table:table-cell>
          <table:table-cell office:value-type="string" table:style-name="ce1">
            <text:p>本課程旨在培養學生具備關懷與溝通的能力。課程內容包含了解關懷的內涵、引導學生從認識自己、關懷自我，延伸至關懷家人及關懷他人，並在人際互動中展現關懷與溝通的技巧與行為。</text:p>
          </table:table-cell>
          <table:table-cell office:value-type="string" table:style-name="ce1">
            <text:p>The aims of the course are to improve the ability of communication and caring. The course contents include the art of caring, self- awareness of the student, the relationships among people to self, people to family, and people to society. Students will be able to perform the skills and behaviors of caring and communication.</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string" table:style-name="ce1">
            <text:p>1C33016040122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604" table:style-name="ce1">
            <text:p>1604</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優生保健與遺傳諮詢</text:p>
          </table:table-cell>
          <table:table-cell office:value-type="string" table:style-name="ce1">
            <text:p>Eugenic health and genetic counseling</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5</text:p>
          </table:table-cell>
          <table:table-cell office:value-type="float" office:value="3" table:style-name="ce1">
            <text:p>3</text:p>
          </table:table-cell>
          <table:table-cell office:value-type="string" table:style-name="ce1">
            <text:p>9,10</text:p>
          </table:table-cell>
          <table:table-cell office:value-type="string" table:style-name="ce1">
            <text:p>1.與普通班助二一A合開。</text:p>
            <text:p>2.修課限制：本系二技一般生、本系二技進修部、外系二技一般生、外系二技進修部、外系四技一般生、學士後（是否列入畢業學分請參照入學年課程科目表）。</text:p>
          </table:table-cell>
          <table:table-cell office:value-type="string" table:style-name="ce1">
            <text:p>本課程內容包括優生保健的定義與服務範圍、遺傳疾病的種類、產前遺傳診斷的方式及原理、及遺傳諮詢的目的、原則及注意事項。期望使醫護及助產人員能發揮預防醫學精神，避免先天性缺陷兒的產生，提供家庭和社會適當的資訊、支援與支持，進而能孕育健康下一代。</text:p>
          </table:table-cell>
          <table:table-cell office:value-type="string" table:style-name="ce1">
            <text:p>Eugenic health and genetic counseling play an important role in preventing abnormal fetus birth. The content of this course include the definition and scope of eugenic health, the different types genetic diseases, the methods and principles of prenatal genetic diagnosis, the purpose and practice of genetic counseling. According to the principle of prevent medicine, this course could help medical professionals own the knowledge and skills of eugenic health and genetic counseling to help women and their families own their healthy descendants.</text:p>
          </table:table-cell>
          <table:table-cell table:number-columns-repeated="16361"/>
        </table:table-row>
        <table:table-row table:style-name="ro2">
          <table:table-cell office:value-type="float" office:value="1132" table:style-name="ce4">
            <text:p>1132</text:p>
          </table:table-cell>
          <table:table-cell office:value-type="string" table:style-name="ce1">
            <text:p>陳莉莉</text:p>
          </table:table-cell>
          <table:table-cell office:value-type="string" table:style-name="ce1">
            <text:p>1C3301513012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513" table:style-name="ce1">
            <text:p>151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助產學及實作(三)</text:p>
          </table:table-cell>
          <table:table-cell office:value-type="string" table:style-name="ce1">
            <text:p>Midwifery and practice Ⅲ</text:p>
          </table:table-cell>
          <table:table-cell office:value-type="string" table:style-name="ce1">
            <text:p>陳莉莉,李嘉雯</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6</text:p>
          </table:table-cell>
          <table:table-cell office:value-type="float" office:value="2" table:style-name="ce1">
            <text:p>2</text:p>
          </table:table-cell>
          <table:table-cell office:value-type="string" table:style-name="ce1">
            <text:p>5,6,7,8</text:p>
          </table:table-cell>
          <table:table-cell office:value-type="string" table:style-name="ce1">
            <text:p>修課限制：本系二技進修部二年級、本國本所（研究生下修不計入畢業學分）。</text:p>
          </table:table-cell>
          <table:table-cell office:value-type="string" table:style-name="ce1">
            <text:p>此課程為培育學生發展助產專業能力的第三階段課程，其課程著重在助產師於高危險懷孕、生產及產後過程中的評估與照護，內容包括以家庭為中心的取向，促進和維持高危險妊娠婦女和其家庭成員的健康，及實施生產階段婦女、新生兒和家庭的健康管理。再者，暸解產科危急重症處置及高危新生兒轉診處置與準則。最後介紹目前不孕症治療及探討夫妻面對不孕症的困境及其照護。</text:p>
          </table:table-cell>
          <table:table-cell office:value-type="string" table:style-name="ce1">
            <text:p>These series midwifery courses are designed to prepare students for specialization in midwifery practice. The core concepts include: (1) women and family-centered approach to care; (2) promotion and maintenance of health for women and the family during low risk child bearing and the child rearing periods; (3) conducting health management for the women in labor and the family; and (4) promotion of health for childbearing stage women. Midwifery and practice III emphasizes on midwifery care of antenatal, intrapartum and postpartum high-risk women. Assessing of infertility family needs and provide individualized, culturally-appropriated as well as family-centered care. Comment problems related to women health and menopause issues are also included</text:p>
          </table:table-cell>
          <table:table-cell table:number-columns-repeated="16361"/>
        </table:table-row>
        <table:table-row table:style-name="ro2">
          <table:table-cell office:value-type="float" office:value="1132" table:style-name="ce4">
            <text:p>1132</text:p>
          </table:table-cell>
          <table:table-cell office:value-type="string" table:style-name="ce1">
            <text:p>高美玲</text:p>
          </table:table-cell>
          <table:table-cell office:value-type="string" table:style-name="ce1">
            <text:p>1C3301423012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423" table:style-name="ce1">
            <text:p>1423</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實證健康照護</text:p>
          </table:table-cell>
          <table:table-cell office:value-type="string" table:style-name="ce1">
            <text:p>Evidence-based healthcare</text:p>
          </table:table-cell>
          <table:table-cell office:value-type="string" table:style-name="ce1">
            <text:p>高美玲</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5</text:p>
          </table:table-cell>
          <table:table-cell office:value-type="float" office:value="2" table:style-name="ce1">
            <text:p>2</text:p>
          </table:table-cell>
          <table:table-cell office:value-type="string" table:style-name="ce1">
            <text:p>9,10</text:p>
          </table:table-cell>
          <table:table-cell office:value-type="string" table:style-name="ce1">
            <text:p>修課限制：本系二技進修部二年級、本國本所（研究生下修不計入畢業學分）。</text:p>
          </table:table-cell>
          <table:table-cell office:value-type="string" table:style-name="ce1">
            <text:p>本課程目標在協助學生獲得實證健康照護相關的知識與技能。課程以執行實證 五步驟為架構，內容包含:介紹實證健康照護概念、提出實證可以回答的臨床問題 (PICO)、文獻資料庫與搜尋最佳證據、評析文獻與實證護理應用。實作方面包含: 運用學習小組練習以 PICO 詢問臨床問題、搜尋回答問題之最佳證據、練習評讀隨 機控制研究、判斷證據等級、提出臨床決策建議及閱讀系統性文獻回顧文章。</text:p>
          </table:table-cell>
          <table:table-cell office:value-type="string" table:style-name="ce1">
            <text:p>This course aims to provide relevant knowledge about evidence-based health care and to strengthen concepts of evidence-based practices in midwifery and women health. Course contents include general concepts of evidence-based health care, concepts of systematic review and clinical guideline, asking answerable questions (PICO), searching for the evidence, methodology appraisal, and analyzing data. Students will have the opportunity to practice skills of searching the evidence and assess quality of a randomized controlled trial and levels of evidence.</text:p>
          </table:table-cell>
          <table:table-cell table:number-columns-repeated="16361"/>
        </table:table-row>
        <table:table-row table:style-name="ro15">
          <table:table-cell office:value-type="float" office:value="1132" table:style-name="ce4">
            <text:p>1132</text:p>
          </table:table-cell>
          <table:table-cell office:value-type="string" table:style-name="ce1">
            <text:p>陳姿伶</text:p>
          </table:table-cell>
          <table:table-cell office:value-type="string" table:style-name="ce1">
            <text:p>1C3300306012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306" table:style-name="ce1">
            <text:p>30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醫療組織與管理</text:p>
          </table:table-cell>
          <table:table-cell office:value-type="string" table:style-name="ce1">
            <text:p>Health Organization and Management</text:p>
          </table:table-cell>
          <table:table-cell office:value-type="string" table:style-name="ce1">
            <text:p>陳姿伶</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205</text:p>
          </table:table-cell>
          <table:table-cell office:value-type="float" office:value="3" table:style-name="ce1">
            <text:p>3</text:p>
          </table:table-cell>
          <table:table-cell office:value-type="string" table:style-name="ce1">
            <text:p>11,12</text:p>
          </table:table-cell>
          <table:table-cell office:value-type="string" table:style-name="ce1">
            <text:p>修課限制：本系二技進修部二年級、本國本所（研究生下修不計入畢業學分）、混合式遠距教學、遠距教學課程。</text:p>
          </table:table-cell>
          <table:table-cell office:value-type="string" table:style-name="ce1">
            <text:p>本課程旨在提供學生獲得醫療組織的特性、基本架構與管理知識與技能，課程內容以醫療組織相關之管理與架構，主要包括規劃、組織、人員管理、領導及控制等，讓學生對醫療照護管理有基本的認識，並安排醫院參訪，再佐以探討台灣醫療機構所面臨的現況與發展趨勢及其相對應措施，以期能運用於臨床護理與助產之相關業務與醫療照護產業接軌。</text:p>
          </table:table-cell>
          <table:table-cell office:value-type="string" table:style-name="ce1">
            <text:p>This is an introduction course to organization and management in health organization and health industry. Both theory and application in major topics of management process and organizational theories will be covered. It is designed by lecture and case discussion for each topic.</text:p>
          </table:table-cell>
          <table:table-cell table:number-columns-repeated="16361"/>
        </table:table-row>
        <table:table-row table:style-name="ro2">
          <table:table-cell office:value-type="float" office:value="1132" table:style-name="ce4">
            <text:p>1132</text:p>
          </table:table-cell>
          <table:table-cell office:value-type="string" table:style-name="ce1">
            <text:p>陳莉莉</text:p>
          </table:table-cell>
          <table:table-cell office:value-type="string" table:style-name="ce1">
            <text:p>1C33015180133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1518" table:style-name="ce1">
            <text:p>1518</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家庭護理</text:p>
          </table:table-cell>
          <table:table-cell office:value-type="string" table:style-name="ce1">
            <text:p>Family Nursing</text:p>
          </table:table-cell>
          <table:table-cell office:value-type="string" table:style-name="ce1">
            <text:p>陳姿伶,陳莉莉</text:p>
          </table:table-cell>
          <table:table-cell office:value-type="float" office:value="2" table:style-name="ce1">
            <text:p>2</text:p>
          </table:table-cell>
          <table:table-cell office:value-type="string" table:style-name="ce1">
            <text:p>第1~9週</text:p>
          </table:table-cell>
          <table:table-cell office:value-type="float" office:value="7" table:style-name="ce1">
            <text:p>7</text:p>
          </table:table-cell>
          <table:table-cell office:value-type="string" table:style-name="ce1">
            <text:p>專業選修(系所)</text:p>
          </table:table-cell>
          <table:table-cell office:value-type="string" table:style-name="ce1">
            <text:p>G205</text:p>
          </table:table-cell>
          <table:table-cell office:value-type="float" office:value="1" table:style-name="ce1">
            <text:p>1</text:p>
          </table:table-cell>
          <table:table-cell office:value-type="string" table:style-name="ce1">
            <text:p>10,11,12,13</text:p>
          </table:table-cell>
          <table:table-cell office:value-type="string" table:style-name="ce1">
            <text:p>1.密集前9週上課。</text:p>
            <text:p>2.修課限制：本系二技一般生、本系二技進修部、外系二技一般生、外系二技進修部、外系四技一般生、學士後（是否列入畢業學分請參照入學年課程科目表）。</text:p>
            <text:p>3.畢業班課程。</text:p>
          </table:table-cell>
          <table:table-cell office:value-type="string" table:style-name="ce1">
            <text:p>本課程以家庭為中心的概念為基礎，配合學生自己在生活經驗裡省思家庭對自己過去、現在、及未來之影響，透過資料收集、分析與討論，將引導學生了解家庭護理過程、家庭壓力、不同家庭發展階段之健康議題，且能辨識社會政策結構與家庭護理的關係。以期使學生能應用家庭壓力理論於案例分析中。</text:p>
          </table:table-cell>
          <table:table-cell office:value-type="string" table:style-name="ce1">
            <text:p>This course is based on the concept of family-centered care. The primary focus will be on the ways in which individual’s experience of family has affected, is affecting, and will affect him/her in the future. Through data collection, analysis and discussion, will guide the students to understand the family nursing process, family stress, family health issues at different stages of development, and can identify the relationship between social structure policy and family nursing. So that students can apply the family stress theory in case studies.</text:p>
          </table:table-cell>
          <table:table-cell table:number-columns-repeated="16361"/>
        </table:table-row>
        <table:table-row table:style-name="ro2">
          <table:table-cell office:value-type="float" office:value="1132" table:style-name="ce4">
            <text:p>1132</text:p>
          </table:table-cell>
          <table:table-cell office:value-type="string" table:style-name="ce1">
            <text:p>黃渼娟</text:p>
          </table:table-cell>
          <table:table-cell office:value-type="string" table:style-name="ce1">
            <text:p>1C3300030013A0</text:p>
          </table:table-cell>
          <table:table-cell office:value-type="string" table:style-name="ce1">
            <text:p>1C330</text:p>
          </table:table-cell>
          <table:table-cell office:value-type="string" table:style-name="ce1">
            <text:p>護理助產及婦女健康系</text:p>
          </table:table-cell>
          <table:table-cell office:value-type="string" table:style-name="ce1">
            <text:p>二年制進修部</text:p>
          </table:table-cell>
          <table:table-cell office:value-type="float" office:value="30" table:style-name="ce1">
            <text:p>30</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黃渼娟</text:p>
          </table:table-cell>
          <table:table-cell office:value-type="float" office:value="2" table:style-name="ce1">
            <text:p>2</text:p>
          </table:table-cell>
          <table:table-cell office:value-type="string" table:style-name="ce1">
            <text:p>第1~9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7</text:p>
          </table:table-cell>
          <table:table-cell office:value-type="float" office:value="2" table:style-name="ce1">
            <text:p>2</text:p>
          </table:table-cell>
          <table:table-cell office:value-type="string" table:style-name="ce1">
            <text:p>1,2,3,4</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畢業班，前9週，上滿36小時。</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蘇博玄</text:p>
          </table:table-cell>
          <table:table-cell office:value-type="float" office:value="21330042901110" table:style-name="ce1">
            <text:p>2.133E+1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429" table:style-name="ce1">
            <text:p>429</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生物科技與健康</text:p>
          </table:table-cell>
          <table:table-cell office:value-type="string" table:style-name="ce1">
            <text:p>Biotechnology and Health.</text:p>
          </table:table-cell>
          <table:table-cell office:value-type="string" table:style-name="ce1">
            <text:p>蘇博玄</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G103</text:p>
          </table:table-cell>
          <table:table-cell office:value-type="float" office:value="3" table:style-name="ce1">
            <text:p>3</text:p>
          </table:table-cell>
          <table:table-cell office:value-type="string" table:style-name="ce1">
            <text:p>13,14</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生物技術指運用生命科學知識與技術，進行研發或製造產品或提升產品素質，改善人類生活品質的科學技術。健康則是指個人或群體面臨生理、心理或社會的挑戰時，適應及自我管理的能力。將生物科技應用在醫學，可以促進個人、社會的健康。像幹細胞應用於人工臟器及神經修復等再生醫學領域；微創手術可在微小的組織進行操作；基因治療，為一些疾病的帶來根治的希望。</text:p>
            <text:p>本課程著重生物科技在醫學的應用與健康，由臺北市立聯合醫院教學研究部邀請各個專業的醫師授課，生動講授日常生活中遇到的醫學問題，包含各系統常見疾病、抗生素使用等健康議題，同時也強調醫學倫理與安寧療護等人文反思議題，期望學生可以獲得正確的醫學知識，具有健康樂群與人文反思的能力，且正確地傳達醫學知識給社會大眾。</text:p>
          </table:table-cell>
          <table:table-cell office:value-type="string" table:style-name="ce1">
            <text:p>Assist students to develop a basic knowledge of biotechnology and health from medical aspect, which include common diseases, gene technology and ethical issues, biotechnology used in each departments. Specific teaching strategies emphasizing experiential and cooperative learning will be utilized. This course will enhance student’s ability in self-directed learning to promote acknowledgment of healthcare and biomedical technology.</text:p>
          </table:table-cell>
          <table:table-cell table:number-columns-repeated="16361"/>
        </table:table-row>
        <table:table-row table:style-name="ro2">
          <table:table-cell office:value-type="float" office:value="1132" table:style-name="ce4">
            <text:p>1132</text:p>
          </table:table-cell>
          <table:table-cell office:value-type="string" table:style-name="ce1">
            <text:p>黃三翁</text:p>
          </table:table-cell>
          <table:table-cell office:value-type="float" office:value="21330007301110" table:style-name="ce1">
            <text:p>2.133E+1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73" table:style-name="ce1">
            <text:p>73</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照護資料分析與決策</text:p>
          </table:table-cell>
          <table:table-cell office:value-type="string" table:style-name="ce1">
            <text:p>Data analysis and decision making in health care and management</text:p>
          </table:table-cell>
          <table:table-cell office:value-type="string" table:style-name="ce1">
            <text:p>黃三翁</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5" table:style-name="ce1">
            <text:p>5</text:p>
          </table:table-cell>
          <table:table-cell office:value-type="string" table:style-name="ce1">
            <text:p>13,1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主要教授學生如何使用SPSS統計套裝軟體來分析建康相關的資料，課程主要之目標在於提升學生分析統計相關資料之能力，並且教授學生使用正確的分析方法於所蒐集的健康資料上，以期望此技能得以應用在日後的工作與求學中。課程的內容將包含：1) SPSS統計套裝軟體概述與操作以及資料讀取的方法、2)敘述性統計的基本概念、3)推論性統計的策略、4)多變量分析、以及5)陳述與撰寫資料分析的結果。本課程將藉由課堂講述與實際操作的方式來增進學生的學習以期望達到學習統計資料管理與分析策略與技巧，在學期中也會有數次的隨堂測驗用以評估學生之學習成效。</text:p>
          </table:table-cell>
          <table:table-cell office:value-type="string" table:style-name="ce1">
            <text:p>This course will introduce the student on one of the most common used statistical programs, SPSS. The purpose of this course is 1) to enhance students’ ability to interpret, evaluate, and apply statistical methods to health-related data, and 2) to train students on the skills of data analysis which skill can be applied to future career. The content of this course will include: 1) getting started using SPSS software, 2) getting data into SPSS, 3) summarizing and analyzing data (including t-test, chi-square test, ANOVA, and linear regression), and 4) enhancing presentation on health-related study results’ skills. The course will consist of interactive lectures, and students will have opportunities to practice using SPSS program. Every effort will be made to offer a pragmatic course and enhance the abilities of students in data management and statistical analysis in medical research field.</text:p>
          </table:table-cell>
          <table:table-cell table:number-columns-repeated="16361"/>
        </table:table-row>
        <table:table-row table:style-name="ro2">
          <table:table-cell office:value-type="float" office:value="1132" table:style-name="ce4">
            <text:p>1132</text:p>
          </table:table-cell>
          <table:table-cell office:value-type="string" table:style-name="ce1">
            <text:p>陳素秋</text:p>
          </table:table-cell>
          <table:table-cell office:value-type="string" table:style-name="ce1">
            <text:p>213300592011A0</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592" table:style-name="ce1">
            <text:p>592</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生物統計學與實驗(一)</text:p>
          </table:table-cell>
          <table:table-cell office:value-type="string" table:style-name="ce1">
            <text:p>Biostatistics</text:p>
          </table:table-cell>
          <table:table-cell office:value-type="string" table:style-name="ce1">
            <text:p>陳素秋</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4</text:p>
          </table:table-cell>
          <table:table-cell office:value-type="float" office:value="4" table:style-name="ce1">
            <text:p>4</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授與提昇研究能力與增進閱讀學術文獻有關統計能力之知識與概念。其內容包括敘述統計學（集中趨勢量數、離中趨勢量數、分布、作圖與作表）以及推論統計學（區間估計與考驗之過程，Z score、pooled-t test、paired-t test、卡方、one-way ANOVA、皮爾遜積差相關、線性迴歸與無母數分析等）。課中利用EXCEL資料分析工具及各式小型科學電算器如Casio 36PV等協助運算，期能達成理論與實務之結合為目的。</text:p>
          </table:table-cell>
          <table:table-cell office:value-type="string" table:style-name="ce1">
            <text:p>This course is to offer fundamental statistical concepts related to the practice of nursing. The contents include population &amp;amp; samples descriptive statistics; probability; sampling; statistical distributions; estimation; hypothesis testing; pooled samples</text:p>
          </table:table-cell>
          <table:table-cell table:number-columns-repeated="16361"/>
        </table:table-row>
        <table:table-row table:style-name="ro2">
          <table:table-cell office:value-type="float" office:value="1132" table:style-name="ce4">
            <text:p>1132</text:p>
          </table:table-cell>
          <table:table-cell office:value-type="string" table:style-name="ce1">
            <text:p>劉芷菁</text:p>
          </table:table-cell>
          <table:table-cell office:value-type="string" table:style-name="ce1">
            <text:p>213300034011A0</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34" table:style-name="ce1">
            <text:p>3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流行病學</text:p>
          </table:table-cell>
          <table:table-cell office:value-type="string" table:style-name="ce1">
            <text:p>Epidemiology</text:p>
          </table:table-cell>
          <table:table-cell office:value-type="string" table:style-name="ce1">
            <text:p>劉芷菁</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G103</text:p>
          </table:table-cell>
          <table:table-cell office:value-type="float" office:value="3" table:style-name="ce1">
            <text:p>3</text:p>
          </table:table-cell>
          <table:table-cell office:value-type="string" table:style-name="ce1">
            <text:p>11,12</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利用流行病學的理論基礎，有效地對健康事業管理相關領域之流病現況作比較分析。學生除吸收理論外，將能針對小組興趣實際蒐集與閱讀相關報章雜誌或其他參考資料，以瞭解人類傷殘病死分佈的情形及其可能相關因素。</text:p>
          </table:table-cell>
          <table:table-cell office:value-type="string" table:style-name="ce1">
            <text:p>The objective of this course is to provide students with comparison and analysis of current epidemiologic situations in the related fields of health care management by fundamentals of Epidemiology. According to students’ interests, they are guided to review papers and apply appropriate epidemiologic methods in order to understand the distribution, risk factors, and possible causes of diseases and injuries among human popul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黃三翁</text:p>
          </table:table-cell>
          <table:table-cell office:value-type="string" table:style-name="ce1">
            <text:p>213300036011A0</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36" table:style-name="ce1">
            <text:p>36</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健康經濟學</text:p>
          </table:table-cell>
          <table:table-cell office:value-type="string" table:style-name="ce1">
            <text:p>Health Economics</text:p>
          </table:table-cell>
          <table:table-cell office:value-type="string" table:style-name="ce1">
            <text:p>黃三翁</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4</text:p>
          </table:table-cell>
          <table:table-cell office:value-type="float" office:value="1" table:style-name="ce1">
            <text:p>1</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乃醫療經濟學之基礎課程，主要內容為個體經濟學基本理論及分析工具的介紹，並藉由個體經濟學之理論及工具，對健康及醫療給付行為之需求、供給、成本控制及其他重要課題進行分析與解釋。</text:p>
          </table:table-cell>
          <table:table-cell office:value-type="string" table:style-name="ce1">
            <text:p>The course is a basic course for Health Economics, the essential contents of the course includes two parts; The first part introduces the basic theories for Microeconomics and analytic instruments .The second part analyses and explains the demand, supply,</text:p>
          </table:table-cell>
          <table:table-cell table:number-columns-repeated="16361"/>
        </table:table-row>
        <table:table-row table:style-name="ro2">
          <table:table-cell office:value-type="float" office:value="1132" table:style-name="ce4">
            <text:p>1132</text:p>
          </table:table-cell>
          <table:table-cell office:value-type="string" table:style-name="ce1">
            <text:p>張啟明</text:p>
          </table:table-cell>
          <table:table-cell office:value-type="string" table:style-name="ce1">
            <text:p>213300061011A0</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61" table:style-name="ce1">
            <text:p>61</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醫療資訊概論</text:p>
          </table:table-cell>
          <table:table-cell office:value-type="string" table:style-name="ce1">
            <text:p>Introduction to Medical Informatics</text:p>
          </table:table-cell>
          <table:table-cell office:value-type="string" table:style-name="ce1">
            <text:p>張啟明</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4</text:p>
          </table:table-cell>
          <table:table-cell office:value-type="float" office:value="2" table:style-name="ce1">
            <text:p>2</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內容包括醫療資訊簡介、醫學資料處理、電子病歷、醫學資訊傳輸標準與分類代碼、醫療決策分析與智慧型系統，衛生資料交換第七層標準(HL7)，醫學數位影像傳輸標準(DICOM)，遠距醫療及醫療電子商務。</text:p>
          </table:table-cell>
          <table:table-cell office:value-type="string" table:style-name="ce1">
            <text:p>The content of this course includes Introduction to Medical Informatics, Medical Data Process, Electronic Medical Records, Medical Image, Medical Coding and Classification systems, Medical Decision Support and Intelligent Systems, Health Level Seven (HL7)</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330010001220" table:style-name="ce1">
            <text:p>2.133E+1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100" table:style-name="ce1">
            <text:p>100</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專案管理</text:p>
          </table:table-cell>
          <table:table-cell office:value-type="string" table:style-name="ce1">
            <text:p>Project management</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H401</text:p>
          </table:table-cell>
          <table:table-cell office:value-type="float" office:value="1" table:style-name="ce1">
            <text:p>1</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城區部上課</text:p>
          </table:table-cell>
          <table:table-cell office:value-type="string" table:style-name="ce1">
            <text:p>本課程旨在系統性地介紹專案管理知識體系及在醫療服務產業的應用。內容將從專案管理的概念架構開始，引述相關基本原理，包括專案、專案管哩，及專案管理系統架構(包括專案起始、專案規劃、專案執行、專案控制)等，進而將探討前述概念與方法在醫療服務產業的應用。此外，配合課程內容及國際專案管理學會專案管理證照考試制度，輔導學生經由對專案管理知識體系的完整認知。專案專題實作，及模擬考試等措施協助學生在就學期間考取國際通行的專案管理IPMA D級證照，有效增強學生就業及問題解決的實務能力。</text:p>
          </table:table-cell>
          <table:table-cell office:value-type="string" table:style-name="ce1">
            <text:p>The purpose of the lesson is to provide students with organized understanding on international body of knowledge in project management, and helping students complete certifying assessment of IPMA level D.</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330009601220" table:style-name="ce1">
            <text:p>2.133E+1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96" table:style-name="ce1">
            <text:p>9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創業管理</text:p>
          </table:table-cell>
          <table:table-cell office:value-type="string" table:style-name="ce1">
            <text:p>Entrepreneurial Management</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H401</text:p>
          </table:table-cell>
          <table:table-cell office:value-type="float" office:value="4" table:style-name="ce1">
            <text:p>4</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城區部上課</text:p>
          </table:table-cell>
          <table:table-cell office:value-type="string" table:style-name="ce1">
            <text:p>創業管理是一門綜合創意發掘、創新規劃、新事業開發、企業成長管理等的整合性經營管理課程。本課程旨在介紹創業管理的理論與實務應用，內容分為創業管理的理論基礎、創業的外部環境與策略規劃、創業的執行與管理等三大部份，主要內容包括創業管理的架構、資源與能力、創業的外部環境、創業的策略、創業的計畫書、網路創業家、新創企業的財務基礎、爭取投資人與建構投資交易、新建構事業的組織、內部創業、網絡關係與特許加盟、健康管理事業的籌設、管理及成功經營典範。</text:p>
          </table:table-cell>
          <table:table-cell office:value-type="string" table:style-name="ce1">
            <text:p>The purpose of this course is to help students understand the theory and practical applications of entrepreneurial management. The course is designed to introduce the framework for entrepreneurship, resources and capabilities, the environment for entrepre</text:p>
          </table:table-cell>
          <table:table-cell table:number-columns-repeated="16361"/>
        </table:table-row>
        <table:table-row table:style-name="ro2">
          <table:table-cell office:value-type="float" office:value="1132" table:style-name="ce4">
            <text:p>1132</text:p>
          </table:table-cell>
          <table:table-cell office:value-type="string" table:style-name="ce1">
            <text:p>范俊銘</text:p>
          </table:table-cell>
          <table:table-cell office:value-type="string" table:style-name="ce1">
            <text:p>213300029012A0</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29" table:style-name="ce1">
            <text:p>29</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哲學與宗教</text:p>
          </table:table-cell>
          <table:table-cell office:value-type="string" table:style-name="ce1">
            <text:p>Philosophy and Religion</text:p>
          </table:table-cell>
          <table:table-cell office:value-type="string" table:style-name="ce1">
            <text:p>范俊銘</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2" table:style-name="ce1">
            <text:p>2</text:p>
          </table:table-cell>
          <table:table-cell office:value-type="string" table:style-name="ce1">
            <text:p>11,12</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直向生命與橫向生命為主軸，引導學子正確的認識哲學、了解宗教，並將重心放在各哲學理論與宗教義理對生命的看法上，使哲學與宗教和人生「生、老、病、死」與「我、人、事、物」等不同面向相連結，探究人的特性與價值、人生的欲望與煩惱、對錯與善惡、真善美聖等問題，再融入各種人生觀、價值觀、知識論、倫理學、道德觀、宗教觀、修行觀等，使知、情、意、行能夠融為一體，藉以培養學生自我檢視與自我成長的態度，深入且多元的思考人生種種經驗與體會，進而建立良好的哲學思惟與宗教觀念，訂立適切且自他兩利的人生目標，展開幸福健康的生命旅程。</text:p>
          </table:table-cell>
          <table:table-cell office:value-type="string" table:style-name="ce1">
            <text:p>This course is designed according to the vertical and the horizontal aspects of life. Guide students to understand the fundamental content of philosophy and religion, and focus on the various philosophical theories and religious teachings. Birth</text:p>
          </table:table-cell>
          <table:table-cell table:number-columns-repeated="16361"/>
        </table:table-row>
        <table:table-row table:style-name="ro2">
          <table:table-cell office:value-type="float" office:value="1132" table:style-name="ce4">
            <text:p>1132</text:p>
          </table:table-cell>
          <table:table-cell office:value-type="string" table:style-name="ce1">
            <text:p>王言梅</text:p>
          </table:table-cell>
          <table:table-cell office:value-type="string" table:style-name="ce1">
            <text:p>213300257012A1</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257" table:style-name="ce1">
            <text:p>257</text:p>
          </table:table-cell>
          <table:table-cell office:value-type="float" office:value="1" table:style-name="ce1">
            <text:p>1</text:p>
          </table:table-cell>
          <table:table-cell office:value-type="float" office:value="2" table:style-name="ce1">
            <text:p>2</text:p>
          </table:table-cell>
          <table:table-cell office:value-type="string" table:style-name="ce1">
            <text:p>A1</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王言梅</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108</text:p>
          </table:table-cell>
          <table:table-cell office:value-type="float" office:value="2" table:style-name="ce1">
            <text:p>2</text:p>
          </table:table-cell>
          <table:table-cell office:value-type="string" table:style-name="ce1">
            <text:p>11,12</text:p>
          </table:table-cell>
          <table:table-cell office:value-type="string" table:style-name="ce1">
            <text:p>1.第一階段開放四技及二技一般生延畢生選課。2.第二階段加退選開四技及二技一般生應屆畢業生選課。3.第三階段加退選開放四技4、3、2年級/二技一般生選課。4.本課程出席情況計入分數，若課程進行中需實習或其他個人因素無法正常上課，請不要選課以免影響學習成績。5.本課程優先讓未達本校英文畢業門檻學生選課。6.自112 學年度起之入學生修習英語測驗分析「成績及格者」，還需參加校內英檢，且測驗成績達標準者始得通過英文畢業門檻。</text:p>
          </table:table-cell>
          <table:table-cell office:value-type="string" table:style-name="ce1">
            <text:p>本課程為一學期每週二小時增進各種英語應試能力之課程。本課程主要目的為加強學生在參加英語能力測驗時所需的應試能力。授課內容將以練習測驗與分析多益(TOEIC)模擬試題為主。</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王言梅</text:p>
          </table:table-cell>
          <table:table-cell office:value-type="string" table:style-name="ce1">
            <text:p>213300257012A2</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257" table:style-name="ce1">
            <text:p>257</text:p>
          </table:table-cell>
          <table:table-cell office:value-type="float" office:value="1" table:style-name="ce1">
            <text:p>1</text:p>
          </table:table-cell>
          <table:table-cell office:value-type="float" office:value="2" table:style-name="ce1">
            <text:p>2</text:p>
          </table:table-cell>
          <table:table-cell office:value-type="string" table:style-name="ce1">
            <text:p>A2</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王言梅</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108</text:p>
          </table:table-cell>
          <table:table-cell office:value-type="float" office:value="2" table:style-name="ce1">
            <text:p>2</text:p>
          </table:table-cell>
          <table:table-cell office:value-type="string" table:style-name="ce1">
            <text:p>13,14</text:p>
          </table:table-cell>
          <table:table-cell office:value-type="string" table:style-name="ce1">
            <text:p>1.第一階段開放四技及二技一般生延畢生選課。2.第二階段加退選開四技及二技一般生應屆畢業生選課。3.第三階段加退選開放四技4、3、2年級/二技一般生選課。4.本課程出席情況計入分數，若課程進行中需實習或其他個人因素無法正常上課，請不要選課以免影響學習成績。5.本課程優先讓未達本校英文畢業門檻學生選課。6.自112 學年度起之入學生修習英語測驗分析「成績及格者」，還需參加校內英檢，且測驗成績達標準者始得通過英文畢業門檻。</text:p>
          </table:table-cell>
          <table:table-cell office:value-type="string" table:style-name="ce1">
            <text:p>本課程為一學期每週二小時增進各種英語應試能力之課程。本課程主要目的為加強學生在參加英語能力測驗時所需的應試能力。授課內容將以練習測驗與分析多益(TOEIC)模擬試題為主。</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文英</text:p>
          </table:table-cell>
          <table:table-cell office:value-type="string" table:style-name="ce1">
            <text:p>213300257012A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257" table:style-name="ce1">
            <text:p>257</text:p>
          </table:table-cell>
          <table:table-cell office:value-type="float" office:value="1" table:style-name="ce1">
            <text:p>1</text:p>
          </table:table-cell>
          <table:table-cell office:value-type="float" office:value="2" table:style-name="ce1">
            <text:p>2</text:p>
          </table:table-cell>
          <table:table-cell office:value-type="string" table:style-name="ce1">
            <text:p>A3</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文英</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610</text:p>
          </table:table-cell>
          <table:table-cell office:value-type="float" office:value="3" table:style-name="ce1">
            <text:p>3</text:p>
          </table:table-cell>
          <table:table-cell office:value-type="string" table:style-name="ce1">
            <text:p>11,12</text:p>
          </table:table-cell>
          <table:table-cell office:value-type="string" table:style-name="ce1">
            <text:p>1.第一階段開放四技及二技一般生延畢生選課。2.第二階段加退選開四技及二技一般生應屆畢業生選課。3.第三階段加退選開放四技4、3、2年級/二技一般生選課。4.本課程出席情況計入分數，若課程進行中需實習或其他個人因素無法正常上課，請不要選課以免影響學習成績。5.本課程優先讓未達本校英文畢業門檻學生選課。6.自112 學年度起之入學生修習英語測驗分析「成績及格者」，還需參加校內英檢，且測驗成績達標準者始得通過英文畢業門檻。</text:p>
          </table:table-cell>
          <table:table-cell office:value-type="string" table:style-name="ce1">
            <text:p>本課程為一學期每週二小時增進各種英語應試能力之課程。本課程主要目的為加強學生在參加英語能力測驗時所需的應試能力。授課內容將以練習測驗與分析多益(TOEIC)模擬試題為主。</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330115101330" table:style-name="ce1">
            <text:p>2.13301E+13</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1151" table:style-name="ce1">
            <text:p>1151</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長期照護政策與制度</text:p>
          </table:table-cell>
          <table:table-cell office:value-type="string" table:style-name="ce1">
            <text:p>Long - term care policy and system</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H402</text:p>
          </table:table-cell>
          <table:table-cell office:value-type="float" office:value="4" table:style-name="ce1">
            <text:p>4</text:p>
          </table:table-cell>
          <table:table-cell office:value-type="string" table:style-name="ce1">
            <text:p>11,12,13</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城區部上課、畢業班課程</text:p>
          </table:table-cell>
          <table:table-cell office:value-type="string" table:style-name="ce1">
            <text:p>undefined</text:p>
          </table:table-cell>
          <table:table-cell office:value-type="string" table:style-name="ce1">
            <text:p>undefined</text:p>
          </table:table-cell>
          <table:table-cell table:number-columns-repeated="16361"/>
        </table:table-row>
        <table:table-row table:style-name="ro2">
          <table:table-cell office:value-type="float" office:value="1132" table:style-name="ce4">
            <text:p>1132</text:p>
          </table:table-cell>
          <table:table-cell office:value-type="string" table:style-name="ce1">
            <text:p>蘇琬婷</text:p>
          </table:table-cell>
          <table:table-cell office:value-type="string" table:style-name="ce1">
            <text:p>213300257013A4</text:p>
          </table:table-cell>
          <table:table-cell office:value-type="float" office:value="21330" table:style-name="ce1">
            <text:p>21330</text:p>
          </table:table-cell>
          <table:table-cell office:value-type="string" table:style-name="ce1">
            <text:p>健康事業管理系</text:p>
          </table:table-cell>
          <table:table-cell office:value-type="string" table:style-name="ce1">
            <text:p>二年制進修部</text:p>
          </table:table-cell>
          <table:table-cell office:value-type="float" office:value="257" table:style-name="ce1">
            <text:p>257</text:p>
          </table:table-cell>
          <table:table-cell office:value-type="float" office:value="1" table:style-name="ce1">
            <text:p>1</text:p>
          </table:table-cell>
          <table:table-cell office:value-type="float" office:value="3" table:style-name="ce1">
            <text:p>3</text:p>
          </table:table-cell>
          <table:table-cell office:value-type="string" table:style-name="ce1">
            <text:p>A4</text:p>
          </table:table-cell>
          <table:table-cell office:value-type="string" table:style-name="ce1">
            <text:p>英語測驗分析</text:p>
          </table:table-cell>
          <table:table-cell office:value-type="string" table:style-name="ce1">
            <text:p>English Proficiency Test and Evaluation</text:p>
          </table:table-cell>
          <table:table-cell office:value-type="string" table:style-name="ce1">
            <text:p>蘇琬婷</text:p>
          </table:table-cell>
          <table:table-cell office:value-type="float" office:value="0" table:style-name="ce1">
            <text:p>0</text:p>
          </table:table-cell>
          <table:table-cell office:value-type="string" table:style-name="ce1">
            <text:p>第1~14週</text:p>
          </table:table-cell>
          <table:table-cell office:value-type="float" office:value="1" table:style-name="ce1">
            <text:p>1</text:p>
          </table:table-cell>
          <table:table-cell office:value-type="string" table:style-name="ce1">
            <text:p>通識必修(通識)</text:p>
          </table:table-cell>
          <table:table-cell office:value-type="string" table:style-name="ce1">
            <text:p>F610</text:p>
          </table:table-cell>
          <table:table-cell office:value-type="float" office:value="5" table:style-name="ce1">
            <text:p>5</text:p>
          </table:table-cell>
          <table:table-cell office:value-type="string" table:style-name="ce1">
            <text:p>11,12,13</text:p>
          </table:table-cell>
          <table:table-cell office:value-type="string" table:style-name="ce1">
            <text:p>1.第一階段開放未通過英文畢業門檻之四技及二技延畢生選課。2.第二階段加退選開未通過英文畢業門檻之四技及二技一般生應屆畢業生選課。3.第三階段加退選開放未通過英文畢業門檻之四技4、3、2年級/二技一般生選課。4.本課程出席情況計入分數，若課程進行中需實習或其他個人因素無法正常上課，請不要選課以免影響學習成績。5.本課程僅四技及二技一般生可修習。6.自112 學年度起之入學生修習英語測驗分析「成績及格者」，仍需參加校內英檢，且測驗成績達標準者始得通過英文畢業門檻。</text:p>
          </table:table-cell>
          <table:table-cell office:value-type="string" table:style-name="ce1">
            <text:p>本課程為一學期每週二小時增進各種英語應試能力之課程。本課程主要目的為加強學生在參加英語能力測驗時所需的應試能力。授課內容將以練習測驗與分析多益(TOEIC)模擬試題為主。</text:p>
          </table:table-cell>
          <table:table-cell office:value-type="string" table:style-name="ce1">
            <text:p>This is a three-credit, one-semester course. The course will provide students with intensive drills for reading comprehension test, effective instruction for listening comprehension test, and useful practice tests. Each unit will incorporate a variety of exercises and practices to equip students with systematic knowledge of vocabulary and grammar. In addition, this course will also enhance students’ ability in employing effective test-taking strategies. Approaches including lecturing, group discussion, test-taking practice, and analysis of practice test will be utilized in this course to promote students’ achievement in English proficiency tests.</text:p>
          </table:table-cell>
          <table:table-cell table:number-columns-repeated="16361"/>
        </table:table-row>
        <table:table-row table:style-name="ro2">
          <table:table-cell office:value-type="float" office:value="1132" table:style-name="ce4">
            <text:p>1132</text:p>
          </table:table-cell>
          <table:table-cell office:value-type="string" table:style-name="ce1">
            <text:p>蘇博玄</text:p>
          </table:table-cell>
          <table:table-cell office:value-type="float" office:value="21120184601110" table:style-name="ce1">
            <text:p>2.1120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1846" table:style-name="ce1">
            <text:p>1846</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社會行為學</text:p>
          </table:table-cell>
          <table:table-cell office:value-type="string" table:style-name="ce1">
            <text:p>Introduction to Health and Social Behavior</text:p>
          </table:table-cell>
          <table:table-cell office:value-type="string" table:style-name="ce1">
            <text:p>蘇博玄</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3</text:p>
          </table:table-cell>
          <table:table-cell office:value-type="float" office:value="3" table:style-name="ce1">
            <text:p>3</text:p>
          </table:table-cell>
          <table:table-cell office:value-type="string" table:style-name="ce1">
            <text:p>8,9,10</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人類的行為表現或生活方式對健康有極大的影響，而透過行為與社會科學的知識運用則可以幫助我們進一步去了解健康與社會行為的發展脈絡，並研擬可能的介入方案，以達到健康促進的目的。本課程運用行為與社會科學的知識，幫助學生了解健康與社會行為的關係，由理論變項間探討健康與個人、組織、團體、文化等行為各層面之影響因素。藉此有系統的理論模式學習，瞭解如何改變人類的健康認知信念、態度，並擴及產生正向積極的健康行動，並學習健康心理學、 健康促進與衛生教育概念、原理、與實務 、 健康促進與衛生教育方案之規劃、策略與評價與健康/醫療社會學的相關內容</text:p>
          </table:table-cell>
          <table:table-cell office:value-type="string" table:style-name="ce1">
            <text:p>Human behavior or lifestyle has a great impact on health, and the application of knowledge from behavioral and social sciences can help us further understand the development of health and social behavior, and develop possible intervention programs to achieve health promotion purposes. This course uses the knowledge of behavioral and social sciences to help students understand the relationship between health and social behavior, and explores the influencing factors of health and behavior at various levels such as individuals, organizations, groups, and culture through theoretical variables. Through this systematic theoretical model learning, students can understand how to change human health cognitive beliefs and attitudes, and expand to produce positive health actions, and learn the concepts, principles, and practices of health psychology, health promotion, and health education. Planning, strategy and evaluation of health promotion and health education programs and related content of health/medical sociology</text:p>
          </table:table-cell>
          <table:table-cell table:number-columns-repeated="16361"/>
        </table:table-row>
        <table:table-row table:style-name="ro2">
          <table:table-cell office:value-type="float" office:value="1132" table:style-name="ce4">
            <text:p>1132</text:p>
          </table:table-cell>
          <table:table-cell office:value-type="string" table:style-name="ce1">
            <text:p>陳巧珊</text:p>
          </table:table-cell>
          <table:table-cell office:value-type="float" office:value="21120014201110" table:style-name="ce1">
            <text:p>2.11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142" table:style-name="ce1">
            <text:p>142</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電子商務</text:p>
          </table:table-cell>
          <table:table-cell office:value-type="string" table:style-name="ce1">
            <text:p>Electronic Commerce Systems</text:p>
          </table:table-cell>
          <table:table-cell office:value-type="string" table:style-name="ce1">
            <text:p>陳巧珊</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6</text:p>
          </table:table-cell>
          <table:table-cell office:value-type="float" office:value="2" table:style-name="ce1">
            <text:p>2</text:p>
          </table:table-cell>
          <table:table-cell office:value-type="string" table:style-name="ce1">
            <text:p>8,9,10</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學程課程</text:p>
          </table:table-cell>
          <table:table-cell office:value-type="string" table:style-name="ce1">
            <text:p>本課程旨在教導與討論電子商務最新的設計與發展。其內容包括電子商務的網路技術、策略、架構、採購、配送、付款、法律規範等。</text:p>
          </table:table-cell>
          <table:table-cell office:value-type="string" table:style-name="ce1">
            <text:p>This course describes current design and development in e-commerce and e-business. Students will obtain knowledge in the fields of network technology, business policy, system architecture, purchase, distribution, payment, and legal issues concerning e-com</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20184501110" table:style-name="ce1">
            <text:p>2.1120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1845" table:style-name="ce1">
            <text:p>1845</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癌症健康大型資料庫摘錄規則與運用</text:p>
          </table:table-cell>
          <table:table-cell office:value-type="string" table:style-name="ce1">
            <text:p>Extraction rules and application of large health database: cancer as an example</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3" table:style-name="ce1">
            <text:p>3</text:p>
          </table:table-cell>
          <table:table-cell office:value-type="string" table:style-name="ce1">
            <text:p>6,7</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旨在訓練學生習得癌症登記相關醫學字辭、癌症登記摘錄內容邏輯、範疇、摘錄規則與</text:p>
            <text:p>技術，以及癌症登記作業在醫院甚至國際上癌症登記師的角色與任務，使學生在「癌症防治</text:p>
            <text:p>法」規範下的醫院癌症登記作業，具有紮實的認知與解析能力，不但落實輔導其就業之專業實</text:p>
            <text:p>務能力，甚至在進到醫療院所之前就已經具備取得癌症登記師資格之相關教育訓練，成為醫療</text:p>
            <text:p>院所與癌症診療品質認證需求的專業證照癌症登記師首選培訓人才。</text:p>
          </table:table-cell>
          <table:table-cell office:value-type="string" table:style-name="ce1">
            <text:p>This course aims to train students to learn the medical vocabulary related to cancer registration, the logic, scope, excerpting rules and content of cancer registration excerpts.</text:p>
            <text:p>technology, as well as the role and tasks of cancer registrars in hospitals and even internationally, enabling students to play an important role in cancer prevention and treatment".</text:p>
          </table:table-cell>
          <table:table-cell table:number-columns-repeated="16361"/>
        </table:table-row>
        <table:table-row table:style-name="ro11">
          <table:table-cell office:value-type="string" table:style-name="ce4">
            <text:p>He has solid cognitive and analytical skills regarding hospital cancer registration operations under the "Act"</text:p>
          </table:table-cell>
          <table:table-cell office:value-type="string" table:style-name="ce1">
            <text:p><text:s/>and not only implements professional practice in guiding his employment.</text:p>
          </table:table-cell>
          <table:table-cell table:number-columns-repeated="16382" table:style-name="ce1"/>
        </table:table-row>
        <table:table-row table:style-name="ro16">
          <table:table-cell office:value-type="string" table:style-name="ce4">
            <text:p>have the relevant education and training to obtain the qualification of a cancer registrar even before entering a medical institution</text:p>
          </table:table-cell>
          <table:table-cell office:value-type="string" table:style-name="ce1">
            <text:p><text:s/>becoming a medical</text:p>
          </table:table-cell>
          <table:table-cell table:number-columns-repeated="16382" table:style-name="ce1"/>
        </table:table-row>
        <table:table-row table:style-name="ro4">
          <table:table-cell office:value-type="string" table:style-name="ce4">
            <text:p>Professional certified cancer registrars are the preferred training talents for institutions and cancer diagnosis and treatment quality certification needs."</text:p>
          </table:table-cell>
          <table:table-cell table:number-columns-repeated="16383" table:style-name="ce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20003801110" table:style-name="ce1">
            <text:p>2.11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38" table:style-name="ce1">
            <text:p>38</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醫學字辭學</text:p>
          </table:table-cell>
          <table:table-cell office:value-type="string" table:style-name="ce1">
            <text:p>Terminology in Medical Field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5</text:p>
          </table:table-cell>
          <table:table-cell office:value-type="float" office:value="4" table:style-name="ce1">
            <text:p>4</text:p>
          </table:table-cell>
          <table:table-cell office:value-type="string" table:style-name="ce1">
            <text:p>9,10</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在介紹基礎醫護、臨床醫護、醫事醫學檢驗等領域常見之醫學辭彙，透過辭彙的說明與講解，與現實生活中的實務加以串連，讓生硬而難懂的醫學辭彙不再是令人生畏的冰冷文字，進而對未來職場之外語關鍵語辭溝通更具信心。期中考前的前半學期課程自基本之字辭衍生解說開始，到基礎生命科學字辭的認識並含簡易聽力止共計7個講次，後半學期的7個講次則以多樣化的媒體輔助與討論演辯等方式進行有關醫療架構、醫療時事與個案探索之醫學字辭學習。</text:p>
          </table:table-cell>
          <table:table-cell office:value-type="string" table:style-name="ce1">
            <text:p>Perfect medical service providing is based upon not only ultimate treatment skills from doctors but also the result of inter-department cooperation and synergism. The team work composes of physicians, nursing care, laboratory, radiology, pharmacy etc. In</text:p>
          </table:table-cell>
          <table:table-cell table:number-columns-repeated="16361"/>
        </table:table-row>
        <table:table-row table:style-name="ro2">
          <table:table-cell office:value-type="float" office:value="1132" table:style-name="ce4">
            <text:p>1132</text:p>
          </table:table-cell>
          <table:table-cell office:value-type="string" table:style-name="ce1">
            <text:p>陳素秋</text:p>
          </table:table-cell>
          <table:table-cell office:value-type="string" table:style-name="ce1">
            <text:p>211200593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593" table:style-name="ce1">
            <text:p>593</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生物統計學與實驗(二)</text:p>
          </table:table-cell>
          <table:table-cell office:value-type="string" table:style-name="ce1">
            <text:p>Biostatistics and Lab II</text:p>
          </table:table-cell>
          <table:table-cell office:value-type="string" table:style-name="ce1">
            <text:p>陳素秋</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S103</text:p>
          </table:table-cell>
          <table:table-cell office:value-type="float" office:value="2" table:style-name="ce1">
            <text:p>2</text:p>
          </table:table-cell>
          <table:table-cell office:value-type="string" table:style-name="ce1">
            <text:p>2,3,4</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延續前一學期之生物統計學(一)，藉電腦 Excel 中之資料分析套裝軟體進一步加強學生基本生物統計學應用的實務操作，以使學生具備從事健康事業管理相關工作及協助研究的基本工具與電腦軟體操作實務。課程內容著重於推論統計學的t檢定、卡方檢定、變異數分析、簡單及複迴歸分析、相關分析，與其電腦 Excel 實作；學生主要在引導下依個人興趣個別自選統計主題練習。</text:p>
          </table:table-cell>
          <table:table-cell office:value-type="string" table:style-name="ce1">
            <text:p>The objective of this course is to provide students with practical experience on the application of biostatistical theories by data analysis of Excel, a tool for the work and research in the health related fields. Students are trained and guided and can practice individually to run statistical software by computer in the computer classroom. The homework and tests are mainly according to students’ interested statistical topic by their own selection. Topics taught in this course further emphasize on inferential statistics that mainly include hypothesis testing, t tests, chi-square tests, analysis of variance, regression analysis, correlation analysis, and related practice by Excel.</text:p>
          </table:table-cell>
          <table:table-cell table:number-columns-repeated="16361"/>
        </table:table-row>
        <table:table-row table:style-name="ro2">
          <table:table-cell office:value-type="float" office:value="1132" table:style-name="ce4">
            <text:p>1132</text:p>
          </table:table-cell>
          <table:table-cell office:value-type="string" table:style-name="ce1">
            <text:p>陳素秋</text:p>
          </table:table-cell>
          <table:table-cell office:value-type="string" table:style-name="ce1">
            <text:p>211200034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34" table:style-name="ce1">
            <text:p>34</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流行病學</text:p>
          </table:table-cell>
          <table:table-cell office:value-type="string" table:style-name="ce1">
            <text:p>Epidemiology</text:p>
          </table:table-cell>
          <table:table-cell office:value-type="string" table:style-name="ce1">
            <text:p>陳素秋</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4</text:p>
          </table:table-cell>
          <table:table-cell office:value-type="float" office:value="5" table:style-name="ce1">
            <text:p>5</text:p>
          </table:table-cell>
          <table:table-cell office:value-type="string" table:style-name="ce1">
            <text:p>3,4</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是介紹流行病學的基本概念和理論，強調學生能培養獨立思考判斷，具備發現及解決問題的能力。在課程設計方面除了使學生能練習操作在資料收集過程中，判斷資料的正確性及整合資訊的能力，並能針對社區及醫院中常見的問題討論及提出因應之道，課程內容除了介紹流行病學的基本知識外，學習疾病自然史、致病因即健康與疾病狀態的測量及監測，瞭解流行病學的方法及相關領域的知識，並進而能靈活應用在專業的實務工作中。</text:p>
          </table:table-cell>
          <table:table-cell office:value-type="string" table:style-name="ce1">
            <text:p>This course is aimed to consider the application of epidemiological concepts and methods to health care, planning, intervention and evaluation and to facilitate and develop skills of epidemiology into different community and clinical settings. The course</text:p>
          </table:table-cell>
          <table:table-cell table:number-columns-repeated="16361"/>
        </table:table-row>
        <table:table-row table:style-name="ro2">
          <table:table-cell office:value-type="float" office:value="1132" table:style-name="ce4">
            <text:p>1132</text:p>
          </table:table-cell>
          <table:table-cell office:value-type="string" table:style-name="ce1">
            <text:p>黃三翁</text:p>
          </table:table-cell>
          <table:table-cell office:value-type="string" table:style-name="ce1">
            <text:p>211200058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58" table:style-name="ce1">
            <text:p>58</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研究概論</text:p>
          </table:table-cell>
          <table:table-cell office:value-type="string" table:style-name="ce1">
            <text:p>Introduction to Nursing Research</text:p>
          </table:table-cell>
          <table:table-cell office:value-type="string" table:style-name="ce1">
            <text:p>黃三翁</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4</text:p>
          </table:table-cell>
          <table:table-cell office:value-type="float" office:value="1" table:style-name="ce1">
            <text:p>1</text:p>
          </table:table-cell>
          <table:table-cell office:value-type="string" table:style-name="ce1">
            <text:p>9,10</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旨在提供學生基本的研究知識與技能。學生除了對實務情境產生質疑，並藉由討論、批判、觀摩等活動，提升團隊合作、問題解決和批判性思考等能力。課程內容包括研究與專業發展間的關係、研究基本概念、研究步驟、研究計畫的撰寫和研究文獻的批判。</text:p>
          </table:table-cell>
          <table:table-cell office:value-type="string" table:style-name="ce1">
            <text:p>This course is an introductory course on nursing research. Students will have the opportunity for a systematic investigation of a health-related topic of the student’s interest demonstrating knowledge and skills of research methodology. This course provid</text:p>
          </table:table-cell>
          <table:table-cell table:number-columns-repeated="16361"/>
        </table:table-row>
        <table:table-row table:style-name="ro2">
          <table:table-cell office:value-type="float" office:value="1132" table:style-name="ce4">
            <text:p>1132</text:p>
          </table:table-cell>
          <table:table-cell office:value-type="string" table:style-name="ce1">
            <text:p>陳依兌</text:p>
          </table:table-cell>
          <table:table-cell office:value-type="string" table:style-name="ce1">
            <text:p>211200107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107" table:style-name="ce1">
            <text:p>107</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健康事業機構作業管理</text:p>
          </table:table-cell>
          <table:table-cell office:value-type="string" table:style-name="ce1">
            <text:p>Operation management in Healthcare Organization</text:p>
          </table:table-cell>
          <table:table-cell office:value-type="string" table:style-name="ce1">
            <text:p>陳依兌</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805</text:p>
          </table:table-cell>
          <table:table-cell office:value-type="float" office:value="4" table:style-name="ce1">
            <text:p>4</text:p>
          </table:table-cell>
          <table:table-cell office:value-type="string" table:style-name="ce1">
            <text:p>6,7</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健康事業機構作業管理是醫療產業中包括醫院經營最重要的一個管理制度，無論是營利或非營利機構、公立或私立機構，作業管理是醫院管理中最重要的一環，課程中，介紹作業管理制度包含了作業管理的理論與醫院實務，目標管理制度、責任中心制度、人力資源管理、預算制度及成本控制、醫療機構的經營策略管理及醫療行銷管理等。</text:p>
          </table:table-cell>
          <table:table-cell office:value-type="string" table:style-name="ce1">
            <text:p>The purpose of the lesson is to provide students with organized understanding on daily operation of healthcare organization.</text:p>
          </table:table-cell>
          <table:table-cell table:number-columns-repeated="16361"/>
        </table:table-row>
        <table:table-row table:style-name="ro2">
          <table:table-cell office:value-type="float" office:value="1132" table:style-name="ce4">
            <text:p>1132</text:p>
          </table:table-cell>
          <table:table-cell office:value-type="string" table:style-name="ce1">
            <text:p>譚漢儒</text:p>
          </table:table-cell>
          <table:table-cell office:value-type="string" table:style-name="ce1">
            <text:p>211200084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84" table:style-name="ce1">
            <text:p>84</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健康照護品質管理學</text:p>
          </table:table-cell>
          <table:table-cell office:value-type="string" table:style-name="ce1">
            <text:p>Healthcare of Quality Management</text:p>
          </table:table-cell>
          <table:table-cell office:value-type="string" table:style-name="ce1">
            <text:p>譚漢儒</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12</text:p>
          </table:table-cell>
          <table:table-cell office:value-type="float" office:value="3" table:style-name="ce1">
            <text:p>3</text:p>
          </table:table-cell>
          <table:table-cell office:value-type="string" table:style-name="ce1">
            <text:p>2,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旨在提供學生品質管理基本概念與技能，課程內容包含：品質理論、品質管理的工具、顧客導向的服務品質管理、醫療機構推行品質管理的實務等(ex.品質指標、病人安全)，期使學生對健康照護品質管理有整體性的了解，並能運用於健康照護實務中。</text:p>
          </table:table-cell>
          <table:table-cell office:value-type="string" table:style-name="ce1">
            <text:p>The purpose of this course is to provide students with an introduction to basic concepts and skills of quality management, which includes definition of quality, quality theories, the tools and techniques of quality management, customer-centered service an</text:p>
          </table:table-cell>
          <table:table-cell table:number-columns-repeated="16361"/>
        </table:table-row>
        <table:table-row table:style-name="ro2">
          <table:table-cell office:value-type="float" office:value="1132" table:style-name="ce4">
            <text:p>1132</text:p>
          </table:table-cell>
          <table:table-cell office:value-type="string" table:style-name="ce1">
            <text:p>賴孟君</text:p>
          </table:table-cell>
          <table:table-cell office:value-type="string" table:style-name="ce1">
            <text:p>211201730011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1730" table:style-name="ce1">
            <text:p>1730</text:p>
          </table:table-cell>
          <table:table-cell office:value-type="float" office:value="1" table:style-name="ce1">
            <text:p>1</text:p>
          </table:table-cell>
          <table:table-cell office:value-type="float" office:value="1" table:style-name="ce1">
            <text:p>1</text:p>
          </table:table-cell>
          <table:table-cell office:value-type="string" table:style-name="ce1">
            <text:p>C0</text:p>
          </table:table-cell>
          <table:table-cell office:value-type="string" table:style-name="ce1">
            <text:p>體育-瑜珈</text:p>
          </table:table-cell>
          <table:table-cell office:value-type="string" table:style-name="ce1">
            <text:p>PE- Yoga</text:p>
          </table:table-cell>
          <table:table-cell office:value-type="string" table:style-name="ce1">
            <text:p>賴孟君</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6,7</text:p>
          </table:table-cell>
          <table:table-cell office:value-type="string" table:style-name="ce1">
            <text:p>1.第一階段志願選，僅由健二一Ｃ、護二一Ｂ互相跨班選課。</text:p>
            <text:p>2.第二階段加退選，開放全校二技一般生及四技一般生選課。</text:p>
            <text:p>3.上課地點請洽體育室，一學期至多修習2門必修體育。</text:p>
          </table:table-cell>
          <table:table-cell office:value-type="string" table:style-name="ce1">
            <text:p>課程強調的是以瑜珈觀點的力量與柔軟度訓練，及闡</text:p>
            <text:p>明正確的伸展與訓練方式，內容包括呼吸法、放鬆與伸展概念基礎、氣功暖身及</text:p>
            <text:p>功能性強化訓練，並以高熱能的串聯動作得到最佳的舒展，進而達到刺激新陳代</text:p>
            <text:p>謝、強化功能性肌群、矯正不良姿勢以促進身心健康</text:p>
          </table:table-cell>
          <table:table-cell office:value-type="string" table:style-name="ce1">
            <text:p>This course is emphasis on improvement of strength and flexibility to stimulate<text:s/></text:p>
            <text:p>metabolism, strengthen the muscle functional group, correct bad posture to<text:s/></text:p>
            <text:p>promote physical and mental health by breathing, relaxation and extension of<text:s/></text:p>
            <text:p>conceptual foundations, qigong warm and functional strengthening training<text:s/></text:p>
            <text:p>and to high heat.</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20042801220" table:style-name="ce1">
            <text:p>2.11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428" table:style-name="ce1">
            <text:p>428</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健康組織溝通</text:p>
          </table:table-cell>
          <table:table-cell office:value-type="string" table:style-name="ce1">
            <text:p>Healthcare Organizational Communication</text:p>
          </table:table-cell>
          <table:table-cell office:value-type="string" table:style-name="ce1">
            <text:p>undefined</text:p>
          </table:table-cell>
          <table:table-cell office:value-type="float" office:value="2" table:style-name="ce1">
            <text:p>2</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6</text:p>
          </table:table-cell>
          <table:table-cell office:value-type="float" office:value="5" table:style-name="ce1">
            <text:p>5</text:p>
          </table:table-cell>
          <table:table-cell office:value-type="string" table:style-name="ce1">
            <text:p>5,6,7</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畢業班課程</text:p>
          </table:table-cell>
          <table:table-cell office:value-type="string" table:style-name="ce1">
            <text:p>本課程的教學，內容包括了抽象理論：如組織溝通的意涵、 組織溝通的相關理論，以及在不同社會情境下的組織溝通的議題，例如人際關係、多元文化、在衝突中達到有效的組織溝通等，此類較為複雜、且難度較高的整體溝通問題，以及微觀的人際溝通，例如：性別與溝通、醫病關係與溝通家庭內之人際關係。並且介紹目前被廣泛應用於組織溝通的正向心理學概念和策略。</text:p>
          </table:table-cell>
          <table:table-cell office:value-type="string" table:style-name="ce1">
            <text:p>The teaching of this course includes abstract theories: such as the meaning of organizational communication, the relevant theories of organizational communication, and the issues of organizational communication in different social situations, such as interpersonal relationships, multiculturalism, and effective organization in conflicts. Communication, etc., such complex and difficult overall communication problems, as well as micro-interpersonal communication, such as: gender and communication, medical relationship and communication, and the interpersonal relationship within the family and the introduction of the current widely used in organizational communication To psychology concepts and strategies.</text:p>
          </table:table-cell>
          <table:table-cell table:number-columns-repeated="16361"/>
        </table:table-row>
        <table:table-row table:style-name="ro2">
          <table:table-cell office:value-type="float" office:value="1132" table:style-name="ce4">
            <text:p>1132</text:p>
          </table:table-cell>
          <table:table-cell office:value-type="string" table:style-name="ce1">
            <text:p>黃三翁</text:p>
          </table:table-cell>
          <table:table-cell office:value-type="float" office:value="21120007301220" table:style-name="ce1">
            <text:p>2.112E+13</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73" table:style-name="ce1">
            <text:p>73</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健康照護資料分析與決策</text:p>
          </table:table-cell>
          <table:table-cell office:value-type="string" table:style-name="ce1">
            <text:p>Data analysis and decision making in health care and management</text:p>
          </table:table-cell>
          <table:table-cell office:value-type="string" table:style-name="ce1">
            <text:p>黃三翁</text:p>
          </table:table-cell>
          <table:table-cell office:value-type="float" office:value="2" table:style-name="ce1">
            <text:p>2</text:p>
          </table:table-cell>
          <table:table-cell office:value-type="string" table:style-name="ce1">
            <text:p>第1~14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5" table:style-name="ce1">
            <text:p>5</text:p>
          </table:table-cell>
          <table:table-cell office:value-type="string" table:style-name="ce1">
            <text:p>8,9,10</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學程課程、畢業班課程</text:p>
          </table:table-cell>
          <table:table-cell office:value-type="string" table:style-name="ce1">
            <text:p>本課程主要教授學生如何使用SPSS統計套裝軟體來分析建康相關的資料，課程主要之目標在於提升學生分析統計相關資料之能力，並且教授學生使用正確的分析方法於所蒐集的健康資料上，以期望此技能得以應用在日後的工作與求學中。課程的內容將包含：1) SPSS統計套裝軟體概述與操作以及資料讀取的方法、2)敘述性統計的基本概念、3)推論性統計的策略、4)多變量分析、以及5)陳述與撰寫資料分析的結果。本課程將藉由課堂講述與實際操作的方式來增進學生的學習以期望達到學習統計資料管理與分析策略與技巧，在學期中也會有數次的隨堂測驗用以評估學生之學習成效。</text:p>
          </table:table-cell>
          <table:table-cell office:value-type="string" table:style-name="ce1">
            <text:p>This course will introduce the student on one of the most common used statistical programs, SPSS. The purpose of this course is 1) to enhance students’ ability to interpret, evaluate, and apply statistical methods to health-related data, and 2) to train students on the skills of data analysis which skill can be applied to future career. The content of this course will include: 1) getting started using SPSS software, 2) getting data into SPSS, 3) summarizing and analyzing data (including t-test, chi-square test, ANOVA, and linear regression), and 4) enhancing presentation on health-related study results’ skills. The course will consist of interactive lectures, and students will have opportunities to practice using SPSS program. Every effort will be made to offer a pragmatic course and enhance the abilities of students in data management and statistical analysis in medical research field.</text:p>
          </table:table-cell>
          <table:table-cell table:number-columns-repeated="16361"/>
        </table:table-row>
        <table:table-row table:style-name="ro2">
          <table:table-cell office:value-type="float" office:value="1132" table:style-name="ce4">
            <text:p>1132</text:p>
          </table:table-cell>
          <table:table-cell office:value-type="string" table:style-name="ce1">
            <text:p>高鳯霞</text:p>
          </table:table-cell>
          <table:table-cell office:value-type="string" table:style-name="ce1">
            <text:p>211200087012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87" table:style-name="ce1">
            <text:p>87</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健康照護人力資源管理學</text:p>
          </table:table-cell>
          <table:table-cell office:value-type="string" table:style-name="ce1">
            <text:p>Healthcare Human Resource Management</text:p>
          </table:table-cell>
          <table:table-cell office:value-type="string" table:style-name="ce1">
            <text:p>高鳯霞</text:p>
          </table:table-cell>
          <table:table-cell office:value-type="float" office:value="3" table:style-name="ce1">
            <text:p>3</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2</text:p>
          </table:table-cell>
          <table:table-cell office:value-type="float" office:value="5" table:style-name="ce1">
            <text:p>5</text:p>
          </table:table-cell>
          <table:table-cell office:value-type="string" table:style-name="ce1">
            <text:p>1,2,3,4</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畢業班課程</text:p>
          </table:table-cell>
          <table:table-cell office:value-type="string" table:style-name="ce1">
            <text:p>本課程旨在協助具有健康照護管理學基礎之學生，進一步獲得有關健康照護人力資源之評估、取得、應用、提升及創新的知識與技能，及其在臨床實務之應用。授課內容包括人力資源管理之導論、策略性人力資源管理、相關法令、工作分析與設計、人力規劃、招募與甄選、訓練與發展、績效管理、員工留任、薪資與福利、勞工安全、勞資關係、紀律管理等。</text:p>
          </table:table-cell>
          <table:table-cell office:value-type="string" table:style-name="ce1">
            <text:p>The purpose of this course is to assist those students who have basic knowledge in health care management to acquire information about healthcare human resource management. The course content include followings: healthcare human resourse assessment, plann</text:p>
          </table:table-cell>
          <table:table-cell table:number-columns-repeated="16361"/>
        </table:table-row>
        <table:table-row table:style-name="ro8">
          <table:table-cell office:value-type="float" office:value="1132" table:style-name="ce4">
            <text:p>1132</text:p>
          </table:table-cell>
          <table:table-cell office:value-type="string" table:style-name="ce1">
            <text:p>陳冠臻</text:p>
          </table:table-cell>
          <table:table-cell office:value-type="string" table:style-name="ce1">
            <text:p>211200204012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204" table:style-name="ce1">
            <text:p>204</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健康照護管理實習</text:p>
          </table:table-cell>
          <table:table-cell office:value-type="string" table:style-name="ce1">
            <text:p>Practicum of Health Care Management</text:p>
          </table:table-cell>
          <table:table-cell office:value-type="string" table:style-name="ce1">
            <text:p>陳冠臻,邱尚志,陳依兌,高鳯霞,陳素秋,黃三翁,譚漢儒,李麗惠,徐瑋,蔡懿玲,張育通,劉芷菁,陳巧珊,洪子仁,陳嫣紅,連欣怡,朱彩鳳,趙康邑,陳綺霞,施麗玲</text:p>
          </table:table-cell>
          <table:table-cell office:value-type="float" office:value="6" table:style-name="ce1">
            <text:p>6</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1,2,3,4,5,6,7,8,9</text:p>
          </table:table-cell>
          <table:table-cell office:value-type="string" table:style-name="ce1">
            <text:p>修課限制：實習課程、本系二技一般生二年級以上、本系二技一般生、畢業班課程</text:p>
          </table:table-cell>
          <table:table-cell office:value-type="string" table:style-name="ce1">
            <text:p>本課程旨在使學生瞭解健康照護相關機構實際的運作與管理。學生在實習機構的管理(企劃)部門或其他相關部門實習，以瞭解實習機構的業務運作與管理，並透過管理專題之撰寫，將在學校修習相關課程之理論及知識應用於實習中，以達到學以致用的目的。</text:p>
          </table:table-cell>
          <table:table-cell office:value-type="string" table:style-name="ce1">
            <text:p>This course is designed to help students understand the operation and management of health care related institutions. In order to achieve the goal mentioned above, the student will be arranged to go to managerial departments of institutions or/and periodi</text:p>
          </table:table-cell>
          <table:table-cell table:number-columns-repeated="16361"/>
        </table:table-row>
        <table:table-row table:style-name="ro8">
          <table:table-cell office:value-type="float" office:value="1132" table:style-name="ce4">
            <text:p>1132</text:p>
          </table:table-cell>
          <table:table-cell office:value-type="string" table:style-name="ce1">
            <text:p>陳冠臻</text:p>
          </table:table-cell>
          <table:table-cell office:value-type="string" table:style-name="ce1">
            <text:p>211200204012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204" table:style-name="ce1">
            <text:p>204</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健康照護管理實習</text:p>
          </table:table-cell>
          <table:table-cell office:value-type="string" table:style-name="ce1">
            <text:p>Practicum of Health Care Management</text:p>
          </table:table-cell>
          <table:table-cell office:value-type="string" table:style-name="ce1">
            <text:p>陳冠臻,邱尚志,陳依兌,高鳯霞,陳素秋,黃三翁,譚漢儒,李麗惠,徐瑋,蔡懿玲,張育通,劉芷菁,陳巧珊,洪子仁,陳嫣紅,連欣怡,朱彩鳳,趙康邑,陳綺霞,施麗玲</text:p>
          </table:table-cell>
          <table:table-cell office:value-type="float" office:value="6" table:style-name="ce1">
            <text:p>6</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1,2,3,4,5,6,7,8,9</text:p>
          </table:table-cell>
          <table:table-cell office:value-type="string" table:style-name="ce1">
            <text:p>修課限制：實習課程、本系二技一般生二年級以上、本系二技一般生、畢業班課程</text:p>
          </table:table-cell>
          <table:table-cell office:value-type="string" table:style-name="ce1">
            <text:p>本課程旨在使學生瞭解健康照護相關機構實際的運作與管理。學生在實習機構的管理(企劃)部門或其他相關部門實習，以瞭解實習機構的業務運作與管理，並透過管理專題之撰寫，將在學校修習相關課程之理論及知識應用於實習中，以達到學以致用的目的。</text:p>
          </table:table-cell>
          <table:table-cell office:value-type="string" table:style-name="ce1">
            <text:p>This course is designed to help students understand the operation and management of health care related institutions. In order to achieve the goal mentioned above, the student will be arranged to go to managerial departments of institutions or/and periodi</text:p>
          </table:table-cell>
          <table:table-cell table:number-columns-repeated="16361"/>
        </table:table-row>
        <table:table-row table:style-name="ro8">
          <table:table-cell office:value-type="float" office:value="1132" table:style-name="ce4">
            <text:p>1132</text:p>
          </table:table-cell>
          <table:table-cell office:value-type="string" table:style-name="ce1">
            <text:p>陳冠臻</text:p>
          </table:table-cell>
          <table:table-cell office:value-type="string" table:style-name="ce1">
            <text:p>211200204012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204" table:style-name="ce1">
            <text:p>204</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健康照護管理實習</text:p>
          </table:table-cell>
          <table:table-cell office:value-type="string" table:style-name="ce1">
            <text:p>Practicum of Health Care Management</text:p>
          </table:table-cell>
          <table:table-cell office:value-type="string" table:style-name="ce1">
            <text:p>陳冠臻,邱尚志,陳依兌,高鳯霞,陳素秋,黃三翁,譚漢儒,李麗惠,徐瑋,蔡懿玲,張育通,劉芷菁,陳巧珊,洪子仁,陳嫣紅,連欣怡,朱彩鳳,趙康邑,陳綺霞,施麗玲</text:p>
          </table:table-cell>
          <table:table-cell office:value-type="float" office:value="6" table:style-name="ce1">
            <text:p>6</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1,2,3,4,5,6,7,8,9</text:p>
          </table:table-cell>
          <table:table-cell office:value-type="string" table:style-name="ce1">
            <text:p>修課限制：實習課程、本系二技一般生二年級以上、本系二技一般生、畢業班課程</text:p>
          </table:table-cell>
          <table:table-cell office:value-type="string" table:style-name="ce1">
            <text:p>本課程旨在使學生瞭解健康照護相關機構實際的運作與管理。學生在實習機構的管理(企劃)部門或其他相關部門實習，以瞭解實習機構的業務運作與管理，並透過管理專題之撰寫，將在學校修習相關課程之理論及知識應用於實習中，以達到學以致用的目的。</text:p>
          </table:table-cell>
          <table:table-cell office:value-type="string" table:style-name="ce1">
            <text:p>This course is designed to help students understand the operation and management of health care related institutions. In order to achieve the goal mentioned above, the student will be arranged to go to managerial departments of institutions or/and periodi</text:p>
          </table:table-cell>
          <table:table-cell table:number-columns-repeated="16361"/>
        </table:table-row>
        <table:table-row table:style-name="ro8">
          <table:table-cell office:value-type="float" office:value="1132" table:style-name="ce4">
            <text:p>1132</text:p>
          </table:table-cell>
          <table:table-cell office:value-type="string" table:style-name="ce1">
            <text:p>陳冠臻</text:p>
          </table:table-cell>
          <table:table-cell office:value-type="string" table:style-name="ce1">
            <text:p>211200204012C0</text:p>
          </table:table-cell>
          <table:table-cell office:value-type="float" office:value="21120" table:style-name="ce1">
            <text:p>21120</text:p>
          </table:table-cell>
          <table:table-cell office:value-type="string" table:style-name="ce1">
            <text:p>健康事業管理系</text:p>
          </table:table-cell>
          <table:table-cell office:value-type="string" table:style-name="ce1">
            <text:p>二年制</text:p>
          </table:table-cell>
          <table:table-cell office:value-type="float" office:value="204" table:style-name="ce1">
            <text:p>204</text:p>
          </table:table-cell>
          <table:table-cell office:value-type="float" office:value="1" table:style-name="ce1">
            <text:p>1</text:p>
          </table:table-cell>
          <table:table-cell office:value-type="float" office:value="2" table:style-name="ce1">
            <text:p>2</text:p>
          </table:table-cell>
          <table:table-cell office:value-type="string" table:style-name="ce1">
            <text:p>C0</text:p>
          </table:table-cell>
          <table:table-cell office:value-type="string" table:style-name="ce1">
            <text:p>健康照護管理實習</text:p>
          </table:table-cell>
          <table:table-cell office:value-type="string" table:style-name="ce1">
            <text:p>Practicum of Health Care Management</text:p>
          </table:table-cell>
          <table:table-cell office:value-type="string" table:style-name="ce1">
            <text:p>陳冠臻,邱尚志,陳依兌,高鳯霞,陳素秋,黃三翁,譚漢儒,李麗惠,徐瑋,蔡懿玲,張育通,劉芷菁,陳巧珊,洪子仁,陳嫣紅,連欣怡,朱彩鳳,趙康邑,陳綺霞,施麗玲</text:p>
          </table:table-cell>
          <table:table-cell office:value-type="float" office:value="6" table:style-name="ce1">
            <text:p>6</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1,2,3,4,5,6,7,8,9</text:p>
          </table:table-cell>
          <table:table-cell office:value-type="string" table:style-name="ce1">
            <text:p>修課限制：實習課程、本系二技一般生二年級以上、本系二技一般生、畢業班課程</text:p>
          </table:table-cell>
          <table:table-cell office:value-type="string" table:style-name="ce1">
            <text:p>本課程旨在使學生瞭解健康照護相關機構實際的運作與管理。學生在實習機構的管理(企劃)部門或其他相關部門實習，以瞭解實習機構的業務運作與管理，並透過管理專題之撰寫，將在學校修習相關課程之理論及知識應用於實習中，以達到學以致用的目的。</text:p>
          </table:table-cell>
          <table:table-cell office:value-type="string" table:style-name="ce1">
            <text:p>This course is designed to help students understand the operation and management of health care related institutions. In order to achieve the goal mentioned above, the student will be arranged to go to managerial departments of institutions or/and periodi</text:p>
          </table:table-cell>
          <table:table-cell table:number-columns-repeated="16361"/>
        </table:table-row>
        <table:table-row table:style-name="ro2">
          <table:table-cell office:value-type="float" office:value="1132" table:style-name="ce4">
            <text:p>1132</text:p>
          </table:table-cell>
          <table:table-cell office:value-type="string" table:style-name="ce1">
            <text:p>黃秀梨</text:p>
          </table:table-cell>
          <table:table-cell office:value-type="float" office:value="24120132001110" table:style-name="ce1">
            <text:p>2.41201E+13</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失智症照顧</text:p>
          </table:table-cell>
          <table:table-cell office:value-type="string" table:style-name="ce1">
            <text:p>Dementia care</text:p>
          </table:table-cell>
          <table:table-cell office:value-type="string" table:style-name="ce1">
            <text:p>黃秀梨</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1" table:style-name="ce1">
            <text:p>1</text:p>
          </table:table-cell>
          <table:table-cell office:value-type="string" table:style-name="ce1">
            <text:p>1,2</text:p>
          </table:table-cell>
          <table:table-cell office:value-type="string" table:style-name="ce1">
            <text:p>修課限制：模組課程、本系二技一般生、本所、外所、本系學士後</text:p>
          </table:table-cell>
          <table:table-cell office:value-type="string" table:style-name="ce1">
            <text:p>本課程主要以個人為中心的照顧作為核心理念與指引，介紹失智症的類型、分期症狀與治療、精神行為症狀照護、與失智者及照顧者溝通、生活促進、環境設計與活動安排。另外，也涵蓋照顧者的壓力與調適、照護資源、及相關倫理法律與政策。課程進行方式除講授法之外，透過照護活動實際練習，期待學生能於照顧實務過程中，展現專業照顧能力。</text:p>
          </table:table-cell>
          <table:table-cell office:value-type="string" table:style-name="ce1">
            <text:p>The purpose of this course is to help students to gain knowledge and skill that relat-ed to the care for the dementia population and their caregivers. This course address-es the pressing need to develop skills in understanding and caring for people with dementia. This course will also study what dementia is and the experience of living with dementia; how cultures of residential care can be improved to put the needs of people with dementia at the centre of care; and some of the difficult issues that arise for people with dementia near the end of their life.</text:p>
          </table:table-cell>
          <table:table-cell table:number-columns-repeated="16361"/>
        </table:table-row>
        <table:table-row table:style-name="ro2">
          <table:table-cell office:value-type="float" office:value="1132" table:style-name="ce4">
            <text:p>1132</text:p>
          </table:table-cell>
          <table:table-cell office:value-type="string" table:style-name="ce1">
            <text:p>施堯啓</text:p>
          </table:table-cell>
          <table:table-cell office:value-type="float" office:value="24120181901110" table:style-name="ce1">
            <text:p>2.41202E+13</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長期照護溝通專題</text:p>
          </table:table-cell>
          <table:table-cell office:value-type="string" table:style-name="ce1">
            <text:p>Communication Topics in Long-term Care</text:p>
          </table:table-cell>
          <table:table-cell office:value-type="string" table:style-name="ce1">
            <text:p>施堯啓</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1" table:style-name="ce1">
            <text:p>1</text:p>
          </table:table-cell>
          <table:table-cell office:value-type="string" table:style-name="ce1">
            <text:p>6,7</text:p>
          </table:table-cell>
          <table:table-cell office:value-type="string" table:style-name="ce1">
            <text:p>修課限制：EMI全英語授課、本系二技一般生、本系學士後</text:p>
          </table:table-cell>
          <table:table-cell office:value-type="string" table:style-name="ce1">
            <text:p>在長期照護場域中，無效溝通經常導致家屬與長照專業人員之間的誤會、挫折或緊張，亦可能使得受照顧的老人遭遇不必要的健康後果或不良事件。這些溝通上的挑戰可部分歸因於老人與家庭照顧者的健康識能不足。在此脈絡下，健康識能的挑戰包括能否瞭解並運用現有長期照護服務及支持措施，也可擴展至照顧決策時存在的資訊不對稱議題，影響了老年人能否在原有的社區環境中維持其健康狀態及生活模式。</text:p>
            <text:p>為了避免無效溝通並確保長期照護之良好品質，必須讓學生及早接觸與理解，並指導學生學習達成良好溝通的適當技巧，以縮減健康識能的落差。在本課程當中，教師將與學生共同建立長期照護場域中不同的溝通場景與對話，學生可發展有效溝通的策略與方法，並從中演練並學習如何達成有效的長期照護溝通。</text:p>
          </table:table-cell>
          <table:table-cell office:value-type="string" table:style-name="ce1">
            <text:p>In long-term care settings, ineffective communication leads to confusion,frustration, and even tension between the family and long-term workers, and also can contribute to undesired outcomes or adverse events of older adults. Part of these communication challenges can be attributed to health literacy of older adults and family caregivers. The health literacy challenges in this context include navigating and understanding long-term services and supports that are available and accessible.It can be extended for referring information asymmetry during care decision making as older persons maintain their health or lifestyle in the community.</text:p>
            <text:p>To avoid ineffective communication and to ensure quality of care in long-term care settings, it is crucial to bridge the health literacy gap by exposing our students to those contexts and instructing them in proper skills of better communication. During the course, students will work with the instructor to develop communication scenarios in long-term care settings. Students can construct ways of effective</text:p>
            <text:p>communication and learn from how it can be proceeded.</text:p>
          </table:table-cell>
          <table:table-cell table:number-columns-repeated="16361"/>
        </table:table-row>
        <table:table-row table:style-name="ro2">
          <table:table-cell office:value-type="float" office:value="1132" table:style-name="ce4">
            <text:p>1132</text:p>
          </table:table-cell>
          <table:table-cell office:value-type="string" table:style-name="ce1">
            <text:p>張家瑜</text:p>
          </table:table-cell>
          <table:table-cell office:value-type="float" office:value="24120132801110" table:style-name="ce1">
            <text:p>2.41201E+13</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長期照護與安寧照護</text:p>
          </table:table-cell>
          <table:table-cell office:value-type="string" table:style-name="ce1">
            <text:p>End-of-life Care in Long-Term Care</text:p>
          </table:table-cell>
          <table:table-cell office:value-type="string" table:style-name="ce1">
            <text:p>張家瑜</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1" table:style-name="ce1">
            <text:p>1</text:p>
          </table:table-cell>
          <table:table-cell office:value-type="string" table:style-name="ce1">
            <text:p>8,9</text:p>
          </table:table-cell>
          <table:table-cell office:value-type="string" table:style-name="ce1">
            <text:p>修課限制：模組課程、本系二技一般生、外系二技一般生、外系四技一般生、外系二技進修部、本所、外所、（研究生下修，不計入畢業學分）、學士後、跨校</text:p>
          </table:table-cell>
          <table:table-cell office:value-type="string" table:style-name="ce1">
            <text:p>本課程的設計旨在協助學生正視個人生涯或職場中，可能面對的生命、痛苦 與死亡的課題。本課程期能引導學生從人生哲學、生死觀、價值觀、與意義觀 等人文角度探討生死課題、探索對生命的體認，同時對生活周遭一切進行反思。 本課程除期能提供學生進一步瞭解長期照護個案之臨終照護議題重要性外，也 將透過實務安寧療護經驗分享與知識傳遞，讓學生體認長期照護服務實務中尊 重生命體與生死議題的態度與思維準備。</text:p>
          </table:table-cell>
          <table:table-cell office:value-type="string" table:style-name="ce1">
            <text:p>The course aims at students are: first, to learn from their personal experiences toward death or caring dying family members; second, students can open their heart to discuss the fears and anxieties of death and dying. From this course, students can be truly care and be empathetic with dying process especially in helping dying person and their families to facing the end stage of life in different long term care services.</text:p>
          </table:table-cell>
          <table:table-cell table:number-columns-repeated="16361"/>
        </table:table-row>
        <table:table-row table:style-name="ro2">
          <table:table-cell office:value-type="float" office:value="1132" table:style-name="ce4">
            <text:p>1132</text:p>
          </table:table-cell>
          <table:table-cell office:value-type="string" table:style-name="ce1">
            <text:p>張家瑜</text:p>
          </table:table-cell>
          <table:table-cell office:value-type="float" office:value="24120131401110" table:style-name="ce1">
            <text:p>2.41201E+13</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家庭動力學</text:p>
          </table:table-cell>
          <table:table-cell office:value-type="string" table:style-name="ce1">
            <text:p>Family Dynamic</text:p>
          </table:table-cell>
          <table:table-cell office:value-type="string" table:style-name="ce1">
            <text:p>張家瑜,王淑美</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1" table:style-name="ce1">
            <text:p>1</text:p>
          </table:table-cell>
          <table:table-cell office:value-type="string" table:style-name="ce1">
            <text:p>3,4</text:p>
          </table:table-cell>
          <table:table-cell office:value-type="string" table:style-name="ce1">
            <text:p>修課限制：模組課程、本系二技一般生、外系二技一般生、外系四技一般生、外系二技進修部、本所、外所、（研究生下修，不計入畢業學分）、學士後、跨校</text:p>
          </table:table-cell>
          <table:table-cell office:value-type="string" table:style-name="ce1">
            <text:p>本課程以家庭系統理論為基礎，介紹家庭中成員彼此之關係變化與動力，並進而協助學生了解家庭對個人的影響。內容包括:婚姻歷程、親職與手足、家庭溝通、家庭凝聚與自我發展、親密界線、壓力反應、危機調適等，協助了解長期照護與家庭動力間的互動關係與應用。(待修正)</text:p>
          </table:table-cell>
          <table:table-cell office:value-type="string" table:style-name="ce1">
            <text:p>Based on the family system theory, the course is to introduce the dynamic relation among family members, and explore the interaction process between individual and family in long term care situations. The following topics will be included: the process of marriage life, parental relation, the communication in the family, differentiation and separation, ego boundary, stress coping and crisis adjustment in the caregiving process.</text:p>
          </table:table-cell>
          <table:table-cell table:number-columns-repeated="16361"/>
        </table:table-row>
        <table:table-row table:style-name="ro2">
          <table:table-cell office:value-type="float" office:value="1132" table:style-name="ce4">
            <text:p>1132</text:p>
          </table:table-cell>
          <table:table-cell office:value-type="string" table:style-name="ce1">
            <text:p>李仰慈</text:p>
          </table:table-cell>
          <table:table-cell office:value-type="string" table:style-name="ce1">
            <text:p>241201309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社區資源整合與應用</text:p>
          </table:table-cell>
          <table:table-cell office:value-type="string" table:style-name="ce1">
            <text:p>The Integration and Application in Social Community Resource</text:p>
          </table:table-cell>
          <table:table-cell office:value-type="string" table:style-name="ce1">
            <text:p>李仰慈</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4" table:style-name="ce1">
            <text:p>4</text:p>
          </table:table-cell>
          <table:table-cell office:value-type="string" table:style-name="ce1">
            <text:p>6,7</text:p>
          </table:table-cell>
          <table:table-cell office:value-type="string" table:style-name="ce1">
            <text:p>修課限制：模組課程、本系二技一般生</text:p>
          </table:table-cell>
          <table:table-cell office:value-type="string" table:style-name="ce1">
            <text:p>整體架構依照教學用書編列規劃，依循何謂社區及社區的分類及功能，進而探討如何發現社區的問題與需求，如何運用技巧進入社區進行社區資源盤點，細究社區資源中的人力、物力、財力以及社會資源等面向，其中包括社區人力資源中的正式與非正式資源、人情脈絡與人群組織、社區的物力資源在福利服務中之運作、社區工作中的財力資源與取得方式等。最終希望能利用社區資源提升社區解決問題、提高服務能量，提升社區生活品質。</text:p>
          </table:table-cell>
          <table:table-cell office:value-type="string" table:style-name="ce1">
            <text:p>Introduce and visit the social resources, include of the human resources, financial resources, and social resources in the community welfare services. Further, to discuss the integration and application in government welfare system, institutional type, community-based and home -style welfare resources.</text:p>
          </table:table-cell>
          <table:table-cell table:number-columns-repeated="16361"/>
        </table:table-row>
        <table:table-row table:style-name="ro2">
          <table:table-cell office:value-type="float" office:value="1132" table:style-name="ce4">
            <text:p>1132</text:p>
          </table:table-cell>
          <table:table-cell office:value-type="string" table:style-name="ce1">
            <text:p>王淑美</text:p>
          </table:table-cell>
          <table:table-cell office:value-type="string" table:style-name="ce1">
            <text:p>241201305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長期照護個案管理與實務</text:p>
          </table:table-cell>
          <table:table-cell office:value-type="string" table:style-name="ce1">
            <text:p>Care Management in Long Term Care Practice</text:p>
          </table:table-cell>
          <table:table-cell office:value-type="string" table:style-name="ce1">
            <text:p>王淑美</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2" table:style-name="ce1">
            <text:p>2</text:p>
          </table:table-cell>
          <table:table-cell office:value-type="string" table:style-name="ce1">
            <text:p>6,7</text:p>
          </table:table-cell>
          <table:table-cell office:value-type="string" table:style-name="ce1">
            <text:p>修課限制：模組課程、本系二技一般生、外系二技一般生、外系四技一般生、外系二技進修部、本所、外所、外系學士後、（研究生下修，不計入畢業學分）</text:p>
          </table:table-cell>
          <table:table-cell office:value-type="string" table:style-name="ce1">
            <text:p>本課程旨在提供學生獲得長期照護與個案管理之基本知能，並介紹個案管理過程架構，包括：名詞、緣起、原則、管理模式、個案管理者職責、角色與功能，並以長期照護個案管理之應用，介紹個案管理與照護管理的概念、並以長期照護實務應用啟發學生對個案管理與長期照護應用之認識與興趣，並能實際運用於長期照護實務學習。</text:p>
          </table:table-cell>
          <table:table-cell office:value-type="string" table:style-name="ce1">
            <text:p>The purpose of this course is to help students to gain knowledge and skill that related to the care management. It included the following concepts: principle of health delivery system, care management, and integrated resources. This impacted students’ interesting of management and can be useful in long term care. After complete the course, the students will be able: (1) to understand the knowledge of case/care management; (2) to apply the case/care management values and principles in long term care practices; (3) to understand the concepts of care management; (5) to identify the role/competency, and the function of a care manager in long term care.</text:p>
          </table:table-cell>
          <table:table-cell table:number-columns-repeated="16361"/>
        </table:table-row>
        <table:table-row table:style-name="ro2">
          <table:table-cell office:value-type="float" office:value="1132" table:style-name="ce4">
            <text:p>1132</text:p>
          </table:table-cell>
          <table:table-cell office:value-type="string" table:style-name="ce1">
            <text:p>邱恩琦</text:p>
          </table:table-cell>
          <table:table-cell office:value-type="string" table:style-name="ce1">
            <text:p>241201304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長期照護需求評估與應用</text:p>
          </table:table-cell>
          <table:table-cell office:value-type="string" table:style-name="ce1">
            <text:p>The Assessments and Applications of Need in Long Term Care</text:p>
          </table:table-cell>
          <table:table-cell office:value-type="string" table:style-name="ce1">
            <text:p>邱恩琦</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2" table:style-name="ce1">
            <text:p>2</text:p>
          </table:table-cell>
          <table:table-cell office:value-type="string" table:style-name="ce1">
            <text:p>2,3,4</text:p>
          </table:table-cell>
          <table:table-cell office:value-type="string" table:style-name="ce1">
            <text:p>修課限制：模組課程、本系二技一般生</text:p>
          </table:table-cell>
          <table:table-cell office:value-type="string" table:style-name="ce1">
            <text:p>本課程介紹長期照護實務照護中可使用的評估工具，主要針對個案日常生活活動、動作功能、認知功能、營養、心理社會功能及情境/環境因素等層面之評估工具，亦教導家庭照顧者相關需求與評估。本課程幫助學習者熟悉使用評估工具，以利在醫療單位、長照機構、居家運用適宜的評估工具。</text:p>
          </table:table-cell>
          <table:table-cell office:value-type="string" table:style-name="ce1">
            <text:p>The course introduces the assessments used in long term care settings. The assessments are for assessing clients’ activities of daily life, muscle strength and endurance, motor ability, cognition, visual ability, psychosocial function, and contextual factors. Furthermore, the needs and assessments of caregivers are taught. In this course, the students can be familiar with the assessments and understand how to choose and use appropriate assessment in clinical settings, such as hospital, long-term care facility, and home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李佳馨</text:p>
          </table:table-cell>
          <table:table-cell office:value-type="string" table:style-name="ce1">
            <text:p>241200029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哲學與宗教</text:p>
          </table:table-cell>
          <table:table-cell office:value-type="string" table:style-name="ce1">
            <text:p>Philosophy and Religion</text:p>
          </table:table-cell>
          <table:table-cell office:value-type="string" table:style-name="ce1">
            <text:p>李佳馨</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8</text:p>
          </table:table-cell>
          <table:table-cell office:value-type="float" office:value="3" table:style-name="ce1">
            <text:p>3</text:p>
          </table:table-cell>
          <table:table-cell office:value-type="string" table:style-name="ce1">
            <text:p>8,9</text:p>
          </table:table-cell>
          <table:table-cell office:value-type="string" table:style-name="ce1">
            <text:p>1.第二階段開放修習「當代藝術導論/哲學與宗教/世界文明史/邏輯概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直向生命與橫向生命為主軸，引導學子正確的認識哲學、了解宗教，並將重心放在各哲學理論與宗教義理對生命的看法上，使哲學與宗教和人生「生、老、病、死」與「我、人、事、物」等不同面向相連結，探究人的特性與價值、人生的欲望與煩惱、對錯與善惡、真善美聖等問題，再融入各種人生觀、價值觀、知識論、倫理學、道德觀、宗教觀、修行觀等，使知、情、意、行能夠融為一體，藉以培養學生自我檢視與自我成長的態度，深入且多元的思考人生種種經驗與體會，進而建立良好的哲學思惟與宗教觀念，訂立適切且自他兩利的人生目標，展開幸福健康的生命旅程。</text:p>
          </table:table-cell>
          <table:table-cell office:value-type="string" table:style-name="ce1">
            <text:p>Although philosophy and religion are two oldest fields of human culture, their influences are up to now still impressive. This course offers the basic knowledge of the two disciplines, including not only philosophy and religion themselves, but also a philosophical reflection on religion.</text:p>
            <text:p>This course introduces the brief development histories and contents of the oriental and occidental philosophies. It gives also a discourse on issues of the origin of religion and the central dogmas of a few world religions, such as Buddhism, Christianity and Islam. In order to make the learners better to understand their own cultural circumstances, the present religious state in Taiwan will be discussed too. As for the philosophy of religion, the dialectics of faith and reason and the relation between ethics and religion will be particularly emphasized.</text:p>
          </table:table-cell>
          <table:table-cell table:number-columns-repeated="16361"/>
        </table:table-row>
        <table:table-row table:style-name="ro2">
          <table:table-cell office:value-type="float" office:value="1132" table:style-name="ce4">
            <text:p>1132</text:p>
          </table:table-cell>
          <table:table-cell office:value-type="string" table:style-name="ce1">
            <text:p>李仰慈</text:p>
          </table:table-cell>
          <table:table-cell office:value-type="string" table:style-name="ce1">
            <text:p>241201221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情緒管理與壓力調適</text:p>
          </table:table-cell>
          <table:table-cell office:value-type="string" table:style-name="ce1">
            <text:p>Stress and Emotion Management</text:p>
          </table:table-cell>
          <table:table-cell office:value-type="string" table:style-name="ce1">
            <text:p>李仰慈</text:p>
          </table:table-cell>
          <table:table-cell office:value-type="float" office:value="2" table:style-name="ce1">
            <text:p>2</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F406</text:p>
          </table:table-cell>
          <table:table-cell office:value-type="float" office:value="4" table:style-name="ce1">
            <text:p>4</text:p>
          </table:table-cell>
          <table:table-cell office:value-type="string" table:style-name="ce1">
            <text:p>3,4</text:p>
          </table:table-cell>
          <table:table-cell office:value-type="string" table:style-name="ce1">
            <text:p>修課限制：模組課程、本系二技一般生</text:p>
          </table:table-cell>
          <table:table-cell office:value-type="string" table:style-name="ce1">
            <text:p>EQ日益受到重視，尤其進入成年後，常會面臨許到多來自課業、感情、人際與生涯的不同壓力，當其無法調適時，就會容易出現焦慮、憂鬱等較負向的情緒，甚至是自傷意念或舉動。因此，情緒管理之重要性與必要性不容輕忽；然而，「知道」與「做到」卻是兩回事，故本課程的重點就在傳達給學習者能學習情緒的「自助」方法，透過課堂學習與活動練習，有機會真實的與自己同在，學習珍愛自己也尊重他人。</text:p>
            <text:p><text:s text:c="9"/>在前階段的課程中，將會透過知識性的方式，從理論觀點來瞭解情緒與壓力的本質，藉由詳細的說明與生活化實例，讓學習者對不同情緒有更多的認識與瞭解。課程後階段則提供一些方法，希望學習能學習如何有效處理情緒與調適壓力，並且能有效因應人際關係中的情緒問題，學習與情緒共處，並且能夠覺察自己與他人的情緒，瞭解自己的情緒變化與因應方式，同時藉由自我探索與練習來提升自己的情緒覺察力與情緒管理能力，將有助於個人身心健康發展與良好人際關係的建立，開創更美好與健康的人生。</text:p>
          </table:table-cell>
          <table:table-cell office:value-type="string" table:style-name="ce1">
            <text:p>The purpose of this course is to teach students the basic principles, theories, and relaxation techniques to effectively manage personal stress. Students will gain a greater understanding of the mind-body relationship, learn to employ a holistic approach to stress and adopt effective cognitive techniques, coping 9 skills, and relaxation techniques. Ultimately, students will experience a more effective approach to optimal lifelong health.</text:p>
          </table:table-cell>
          <table:table-cell table:number-columns-repeated="16361"/>
        </table:table-row>
        <table:table-row table:style-name="ro2">
          <table:table-cell office:value-type="float" office:value="1132" table:style-name="ce4">
            <text:p>1132</text:p>
          </table:table-cell>
          <table:table-cell office:value-type="string" table:style-name="ce1">
            <text:p>藍偉雄</text:p>
          </table:table-cell>
          <table:table-cell office:value-type="string" table:style-name="ce1">
            <text:p>241201717011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桌球3</text:p>
          </table:table-cell>
          <table:table-cell office:value-type="string" table:style-name="ce1">
            <text:p>PE-Table Tennis3</text:p>
          </table:table-cell>
          <table:table-cell office:value-type="string" table:style-name="ce1">
            <text:p>藍偉雄</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3" table:style-name="ce1">
            <text:p>3</text:p>
          </table:table-cell>
          <table:table-cell office:value-type="string" table:style-name="ce1">
            <text:p>3,4</text:p>
          </table:table-cell>
          <table:table-cell office:value-type="string" table:style-name="ce1">
            <text:p>1.第一階段志願選，僅由護四二Ｄ、語四二Ａ、長二一Ａ互相跨班選課。</text:p>
            <text:p>2.第二階段加退選，開放全校二技一般生及四技一般生選課。</text:p>
            <text:p>3.上課地點請洽體育室，一學期至多修習2門必修體育。</text:p>
          </table:table-cell>
          <table:table-cell office:value-type="string" table:style-name="ce1">
            <text:p>此課程是先學習與養成良好的基本技術與接發球技術後</text:p>
            <text:p>再加強雙打戰術理論與應用。學習「雙打戰術理論模式」就是以理論為基礎，以提升雙</text:p>
            <text:p>打戰術觀念。而雙打注重的是技術與兩位球員搭配之默契並運用各種戰術以全面、快速、</text:p>
            <text:p>變化之打法獲得有效之成果或在比賽中贏取勝利</text:p>
          </table:table-cell>
          <table:table-cell office:value-type="string" table:style-name="ce1">
            <text:p>In this course, a player should learn and cultivate good basic skills and the<text:s/></text:p>
            <text:p>skills in receiving and serving the ball first, and then reinforce the theory and<text:s/></text:p>
            <text:p>applications of doubles tactics. To learn “the model of doubles tactics theory”<text:s/></text:p>
            <text:p>is to enhance the concept of doubles tactics based on theories. In doubles, the<text:s/></text:p>
            <text:p>skills and the unspoken consensus of cooperation between the two players<text:s/></text:p>
            <text:p>are emphasized; also, various kinds of tactics are applied, so as to use<text:s/></text:p>
            <text:p>comprehensive, rapid and variable playing skills to obtain effective results or<text:s/></text:p>
            <text:p>triumph</text:p>
          </table:table-cell>
          <table:table-cell table:number-columns-repeated="16361"/>
        </table:table-row>
        <table:table-row table:style-name="ro2">
          <table:table-cell office:value-type="float" office:value="1132" table:style-name="ce4">
            <text:p>1132</text:p>
          </table:table-cell>
          <table:table-cell office:value-type="string" table:style-name="ce1">
            <text:p>黎沛姍</text:p>
          </table:table-cell>
          <table:table-cell office:value-type="float" office:value="24120166101220" table:style-name="ce1">
            <text:p>2.41202E+13</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日間照護實務實作</text:p>
          </table:table-cell>
          <table:table-cell office:value-type="string" table:style-name="ce1">
            <text:p>Day Care Practice and Implementation</text:p>
          </table:table-cell>
          <table:table-cell office:value-type="string" table:style-name="ce1">
            <text:p>黎沛姍</text:p>
          </table:table-cell>
          <table:table-cell office:value-type="float" office:value="1" table:style-name="ce1">
            <text:p>1</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6</text:p>
          </table:table-cell>
          <table:table-cell office:value-type="float" office:value="4" table:style-name="ce1">
            <text:p>4</text:p>
          </table:table-cell>
          <table:table-cell office:value-type="string" table:style-name="ce1">
            <text:p>8,9</text:p>
          </table:table-cell>
          <table:table-cell office:value-type="string" table:style-name="ce1">
            <text:p>修課限制：本系二技一般生二年級以上須同時修長二二A必修課「進階長期照護實習2」、本系學士後二年級以上(須同時或修畢「進階長期照護實習1」)</text:p>
          </table:table-cell>
          <table:table-cell office:value-type="string" table:style-name="ce1">
            <text:p>本課程主要以人為中心的照顧作為核心理念與指引，旨在培養學習者具備以人為中心的需求評估及活動設計的能力，並將之應用於日間照顧使用者。課程內容涵蓋介紹人口變遷與日間照護發展的關連、日間照護服務範疇與實務、品質管理及相關法規、家屬參與及溝通、以及需求評估及活動設計評估等議題。課程進行方式除講授法之外，也透過實際進行需求評估及活動設計等實作活動，期待學生能於照顧實作過程中，展現專業照顧能力。</text:p>
          </table:table-cell>
          <table:table-cell office:value-type="string" table:style-name="ce1">
            <text:p>This course focuses on personal-centered care as a core concept and guide. Students will learn about personal-centered day care needs assessment and day care activities. The course also covers topics such as the relationship between population change and day care development, the scope and practice of day care services, quality. In addition to the lecture teaching method, the course conducts practical activities such as needs assessment and day care activities through the day care center. Students will be expected to demonstrate professional care during the care process.</text:p>
          </table:table-cell>
          <table:table-cell table:number-columns-repeated="16361"/>
        </table:table-row>
        <table:table-row table:style-name="ro2">
          <table:table-cell office:value-type="float" office:value="1132" table:style-name="ce4">
            <text:p>1132</text:p>
          </table:table-cell>
          <table:table-cell office:value-type="string" table:style-name="ce1">
            <text:p>張家瑜</text:p>
          </table:table-cell>
          <table:table-cell office:value-type="string" table:style-name="ce1">
            <text:p>241201307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長期照護經營管理與品質</text:p>
          </table:table-cell>
          <table:table-cell office:value-type="string" table:style-name="ce1">
            <text:p>Managing and Quality Insurance in Long Term Care</text:p>
          </table:table-cell>
          <table:table-cell office:value-type="string" table:style-name="ce1">
            <text:p>張家瑜,施堯啓</text:p>
          </table:table-cell>
          <table:table-cell office:value-type="float" office:value="2" table:style-name="ce1">
            <text:p>2</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5</text:p>
          </table:table-cell>
          <table:table-cell office:value-type="float" office:value="5" table:style-name="ce1">
            <text:p>5</text:p>
          </table:table-cell>
          <table:table-cell office:value-type="string" table:style-name="ce1">
            <text:p>2,3,4</text:p>
          </table:table-cell>
          <table:table-cell office:value-type="string" table:style-name="ce1">
            <text:p>修課限制：模組課程、本系二技一般生、畢業班課程</text:p>
          </table:table-cell>
          <table:table-cell office:value-type="string" table:style-name="ce1">
            <text:p>本課程旨在培養同學具備照護機構經營及管理知識與技能。課程內容以管理的功能，涵蓋組織規劃、領導、控制及人員、資源、行銷、資訊管理之矩陣為架構。範圍從健康照護組織經營與管理簡介開始，再依循管理的過程分別介紹經營管理相關主題以問題解決及策略抉擇的方式，以期學生能開發經營管理潛能，並期望為其將來能成為進階長照與健康事業經營管理人才奠定基礎。(待修正)</text:p>
          </table:table-cell>
          <table:table-cell office:value-type="string" table:style-name="ce1">
            <text:p>The course aims to train students to understand management knowledge and skills. Management functions: planning, organization, leadership, control and personnel, financial, material, resources, information management. Ranging from health care management organization and then follow the process of managing care management-related topics are introduced to problem-solving approaches and policy choices to students so they can develop management potential and expect to become management talents in LTC industry</text:p>
          </table:table-cell>
          <table:table-cell table:number-columns-repeated="16361"/>
        </table:table-row>
        <table:table-row table:style-name="ro2">
          <table:table-cell office:value-type="float" office:value="1132" table:style-name="ce4">
            <text:p>1132</text:p>
          </table:table-cell>
          <table:table-cell office:value-type="string" table:style-name="ce1">
            <text:p>宋貞儀</text:p>
          </table:table-cell>
          <table:table-cell office:value-type="string" table:style-name="ce1">
            <text:p>241201212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長期照護與倫理</text:p>
          </table:table-cell>
          <table:table-cell office:value-type="string" table:style-name="ce1">
            <text:p>Ethical Issues in Long Term Care Practice</text:p>
          </table:table-cell>
          <table:table-cell office:value-type="string" table:style-name="ce1">
            <text:p>宋貞儀</text:p>
          </table:table-cell>
          <table:table-cell office:value-type="float" office:value="2" table:style-name="ce1">
            <text:p>2</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F605</text:p>
          </table:table-cell>
          <table:table-cell office:value-type="float" office:value="5" table:style-name="ce1">
            <text:p>5</text:p>
          </table:table-cell>
          <table:table-cell office:value-type="string" table:style-name="ce1">
            <text:p>6,7,8</text:p>
          </table:table-cell>
          <table:table-cell office:value-type="string" table:style-name="ce1">
            <text:p>修課限制：模組課程、本系二技一般生、畢業班課程</text:p>
          </table:table-cell>
          <table:table-cell office:value-type="string" table:style-name="ce1">
            <text:p>本課程旨在使學生瞭解倫理的意義、具備倫理實踐的技巧等工作知能外，另協助學生亦將習得的倫理運用於工作當中；透過實務研討培養學生具備長期照護適切之溝通應具備之正確態度與倫理。(待修正)</text:p>
          </table:table-cell>
          <table:table-cell office:value-type="string" table:style-name="ce1">
            <text:p>The course aims to facilitate students’ development of self-evaluation of ethics, life and professional in long term care practice. Through the examination of empirical and theoretical works on issues in long term care, students will develop the competence in critical analysis and judgment, strategies to deal with ethical problems in different long term care service situations. Course contents also include the critical analysis of “life,” “respect of Individuals,” ”and “human dignity” in long term care, analysis of the relationship among ethics, law and professional and critical appraisal of enhancement of ethical practice in long term care.</text:p>
          </table:table-cell>
          <table:table-cell table:number-columns-repeated="16361"/>
        </table:table-row>
        <table:table-row table:style-name="ro2">
          <table:table-cell office:value-type="float" office:value="1132" table:style-name="ce4">
            <text:p>1132</text:p>
          </table:table-cell>
          <table:table-cell office:value-type="string" table:style-name="ce1">
            <text:p>施堯啓</text:p>
          </table:table-cell>
          <table:table-cell office:value-type="string" table:style-name="ce1">
            <text:p>241201310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進階長期照護實習1</text:p>
          </table:table-cell>
          <table:table-cell office:value-type="string" table:style-name="ce1">
            <text:p>Practical in Long-Term Care</text:p>
          </table:table-cell>
          <table:table-cell office:value-type="string" table:style-name="ce1">
            <text:p>施堯啓,張家瑜</text:p>
          </table:table-cell>
          <table:table-cell office:value-type="float" office:value="3" table:style-name="ce1">
            <text:p>3</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1" table:style-name="ce1">
            <text:p>1</text:p>
          </table:table-cell>
          <table:table-cell office:value-type="string" table:style-name="ce1">
            <text:p>3,4,5,6,7</text:p>
          </table:table-cell>
          <table:table-cell office:value-type="string" table:style-name="ce1">
            <text:p>修課限制：模組課程、本系二技一般生二年級以上、畢業班課程、本系學士後二年級以上、實習課程</text:p>
          </table:table-cell>
          <table:table-cell office:value-type="string" table:style-name="ce1">
            <text:p>一、配合教育部於 103 年委託本校制訂「長期照護核心課程」，105 年開始 進行「試辦計畫」，本次實習場域為「長照十年」居家照顧服務機構， 主軸為居家照顧服務督導員。 二、認識居家照顧服務的緣起、組織功能和運作，以及專業人員角色和知能。 三、認識居家照顧服務員的服務場域（個案和家庭）的特質和工作的特性。 四、學習居家服務督導員的功能和角色、督導員的督導技巧、和溝通技巧。 五、習得居家服務管理的技巧和知能，包括照顧的安排與個案問題的管理。 六、瞭解居家服務個案家庭的特質與認識家庭動力評估的相關知能和技巧(待修正)</text:p>
          </table:table-cell>
          <table:table-cell office:value-type="string" table:style-name="ce1">
            <text:p>This course is to help student to advacned and integrate the knowledge of long term care to clinical practice that deal with different settings approaches to long-term care. <text:s/>Through this course, they can assess the common problems of the long-term care patients and their families. And apply the relevant care concept to plan and implement correctly, safety and individual intervention. <text:s/>They can also realize the role functions of profession in long term care and share with themselves feeling and role adjustment in long term care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施堯啓</text:p>
          </table:table-cell>
          <table:table-cell office:value-type="string" table:style-name="ce1">
            <text:p>241201310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進階長期照護實習1</text:p>
          </table:table-cell>
          <table:table-cell office:value-type="string" table:style-name="ce1">
            <text:p>Practical in Long-Term Care</text:p>
          </table:table-cell>
          <table:table-cell office:value-type="string" table:style-name="ce1">
            <text:p>施堯啓,張家瑜</text:p>
          </table:table-cell>
          <table:table-cell office:value-type="float" office:value="3" table:style-name="ce1">
            <text:p>3</text:p>
          </table:table-cell>
          <table:table-cell office:value-type="string" table:style-name="ce1">
            <text:p>第1~14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2" table:style-name="ce1">
            <text:p>2</text:p>
          </table:table-cell>
          <table:table-cell office:value-type="string" table:style-name="ce1">
            <text:p>3,4,5,6,7</text:p>
          </table:table-cell>
          <table:table-cell office:value-type="string" table:style-name="ce1">
            <text:p>修課限制：模組課程、本系二技一般生二年級以上、畢業班課程、本系學士後二年級以上、實習課程</text:p>
          </table:table-cell>
          <table:table-cell office:value-type="string" table:style-name="ce1">
            <text:p>一、配合教育部於 103 年委託本校制訂「長期照護核心課程」，105 年開始 進行「試辦計畫」，本次實習場域為「長照十年」居家照顧服務機構， 主軸為居家照顧服務督導員。 二、認識居家照顧服務的緣起、組織功能和運作，以及專業人員角色和知能。 三、認識居家照顧服務員的服務場域（個案和家庭）的特質和工作的特性。 四、學習居家服務督導員的功能和角色、督導員的督導技巧、和溝通技巧。 五、習得居家服務管理的技巧和知能，包括照顧的安排與個案問題的管理。 六、瞭解居家服務個案家庭的特質與認識家庭動力評估的相關知能和技巧(待修正)</text:p>
          </table:table-cell>
          <table:table-cell office:value-type="string" table:style-name="ce1">
            <text:p>This course is to help student to advacned and integrate the knowledge of long term care to clinical practice that deal with different settings approaches to long-term care. <text:s/>Through this course, they can assess the common problems of the long-term care patients and their families. And apply the relevant care concept to plan and implement correctly, safety and individual intervention. <text:s/>They can also realize the role functions of profession in long term care and share with themselves feeling and role adjustment in long term care setting.</text:p>
          </table:table-cell>
          <table:table-cell table:number-columns-repeated="16361"/>
        </table:table-row>
        <table:table-row table:style-name="ro2">
          <table:table-cell office:value-type="float" office:value="1132" table:style-name="ce4">
            <text:p>1132</text:p>
          </table:table-cell>
          <table:table-cell office:value-type="string" table:style-name="ce1">
            <text:p>黎沛姍</text:p>
          </table:table-cell>
          <table:table-cell office:value-type="string" table:style-name="ce1">
            <text:p>241201618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進階長期照護實習2</text:p>
          </table:table-cell>
          <table:table-cell office:value-type="string" table:style-name="ce1">
            <text:p>Practical in Long-Term Care(II)</text:p>
          </table:table-cell>
          <table:table-cell office:value-type="string" table:style-name="ce1">
            <text:p>黎沛姍</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3" table:style-name="ce1">
            <text:p>3</text:p>
          </table:table-cell>
          <table:table-cell office:value-type="string" table:style-name="ce1">
            <text:p>3,4,5,6,7</text:p>
          </table:table-cell>
          <table:table-cell office:value-type="string" table:style-name="ce1">
            <text:p>修課限制：模組課程、本系二技一般生二年級以上、畢業班課程、須同時修長二二A選修課「日間照護實務實作」、本系學士後(須同時或修畢「進階長期照護實習1」)、實習課程</text:p>
          </table:table-cell>
          <table:table-cell office:value-type="string" table:style-name="ce1">
            <text:p>本課程的主要目的是學習居家照顧服務督導員的督導功能和角色。包括學習服務方案管理的知能和技巧（需求評估、方案內容規劃、服務過程評估、服務品質確保、和成效評估），個案問題分類與因應（應用理論，區分問題，研議因應原則）、督導技巧（專業關係、團體動力、督導介入）、老人和身心障礙者周全性評估、照顧管理專員的功能角色和專業知能。</text:p>
          </table:table-cell>
          <table:table-cell office:value-type="string" table:style-name="ce1">
            <text:p>The purpose of this course is to learn intensive and advanced supervisory skills. Students are required to become familiar with program planning, constructing, and evaluation skills. <text:s/>They will be exposed to the knowledge of service quality assurance. They are required to learn the categorize problems and needs of intended clients. The learning of supervisory skills is also included, including the formation of professional alliance with the clients, an evaluation and management of group dynamics for home helpers, Students are also to learn the integrated care model for the elders and disabled clients. The last goal of learning pertains to the role and function of care managers in long-term care management centers.</text:p>
          </table:table-cell>
          <table:table-cell table:number-columns-repeated="16361"/>
        </table:table-row>
        <table:table-row table:style-name="ro2">
          <table:table-cell office:value-type="float" office:value="1132" table:style-name="ce4">
            <text:p>1132</text:p>
          </table:table-cell>
          <table:table-cell office:value-type="string" table:style-name="ce1">
            <text:p>黎沛姍</text:p>
          </table:table-cell>
          <table:table-cell office:value-type="string" table:style-name="ce1">
            <text:p>241201618012A0</text:p>
          </table:table-cell>
          <table:table-cell office:value-type="float" office:value="24120" table:style-name="ce1">
            <text:p>24120</text:p>
          </table:table-cell>
          <table:table-cell office:value-type="string" table:style-name="ce1">
            <text:p>長期照護系</text:p>
          </table:table-cell>
          <table:table-cell office:value-type="string" table:style-name="ce1">
            <text:p>二年制</text:p>
          </table:table-cell>
          <table:table-cell office:value-type="string" table:style-name="ce1">
            <text:p>undefined</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進階長期照護實習2</text:p>
          </table:table-cell>
          <table:table-cell office:value-type="string" table:style-name="ce1">
            <text:p>Practical in Long-Term Care(II)</text:p>
          </table:table-cell>
          <table:table-cell office:value-type="string" table:style-name="ce1">
            <text:p>黎沛姍</text:p>
          </table:table-cell>
          <table:table-cell office:value-type="float" office:value="3" table:style-name="ce1">
            <text:p>3</text:p>
          </table:table-cell>
          <table:table-cell office:value-type="string" table:style-name="ce1">
            <text:p>全18週</text:p>
          </table:table-cell>
          <table:table-cell office:value-type="float" office:value="3" table:style-name="ce1">
            <text:p>3</text:p>
          </table:table-cell>
          <table:table-cell office:value-type="string" table:style-name="ce1">
            <text:p>專業必修(系所)</text:p>
          </table:table-cell>
          <table:table-cell office:value-type="string" table:style-name="ce1">
            <text:p>undefined</text:p>
          </table:table-cell>
          <table:table-cell office:value-type="float" office:value="4" table:style-name="ce1">
            <text:p>4</text:p>
          </table:table-cell>
          <table:table-cell office:value-type="string" table:style-name="ce1">
            <text:p>3,4,5,6,7</text:p>
          </table:table-cell>
          <table:table-cell office:value-type="string" table:style-name="ce1">
            <text:p>修課限制：模組課程、本系二技一般生二年級以上、畢業班課程、須同時修長二二A選修課「日間照護實務實作」、本系學士後(須同時或修畢「進階長期照護實習1」)、實習課程</text:p>
          </table:table-cell>
          <table:table-cell office:value-type="string" table:style-name="ce1">
            <text:p>本課程的主要目的是學習居家照顧服務督導員的督導功能和角色。包括學習服務方案管理的知能和技巧（需求評估、方案內容規劃、服務過程評估、服務品質確保、和成效評估），個案問題分類與因應（應用理論，區分問題，研議因應原則）、督導技巧（專業關係、團體動力、督導介入）、老人和身心障礙者周全性評估、照顧管理專員的功能角色和專業知能。</text:p>
          </table:table-cell>
          <table:table-cell office:value-type="string" table:style-name="ce1">
            <text:p>The purpose of this course is to learn intensive and advanced supervisory skills. Students are required to become familiar with program planning, constructing, and evaluation skills. <text:s/>They will be exposed to the knowledge of service quality assurance. They are required to learn the categorize problems and needs of intended clients. The learning of supervisory skills is also included, including the formation of professional alliance with the clients, an evaluation and management of group dynamics for home helpers, Students are also to learn the integrated care model for the elders and disabled clients. The last goal of learning pertains to the role and function of care managers in long-term care management centers.</text:p>
          </table:table-cell>
          <table:table-cell table:number-columns-repeated="16361"/>
        </table:table-row>
        <table:table-row table:style-name="ro2">
          <table:table-cell office:value-type="float" office:value="1132" table:style-name="ce4">
            <text:p>1132</text:p>
          </table:table-cell>
          <table:table-cell office:value-type="string" table:style-name="ce1">
            <text:p>邱尚志</text:p>
          </table:table-cell>
          <table:table-cell office:value-type="float" office:value="2114000370111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37" table:style-name="ce1">
            <text:p>37</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健康保險學</text:p>
          </table:table-cell>
          <table:table-cell office:value-type="string" table:style-name="ce1">
            <text:p>Health Insurance</text:p>
          </table:table-cell>
          <table:table-cell office:value-type="string" table:style-name="ce1">
            <text:p>邱尚志</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20</text:p>
          </table:table-cell>
          <table:table-cell office:value-type="float" office:value="2" table:style-name="ce1">
            <text:p>2</text:p>
          </table:table-cell>
          <table:table-cell office:value-type="string" table:style-name="ce1">
            <text:p>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之內容包括世界先進國家(含美國、德國、加拿大、韓國與日本)健康照護制度之介紹，與台灣全民健康保險之核心專業內容之講授，包括二代健保、支付制度、總額預算、差額負擔、藥價差、基層醫療、疾病管理與醫療品質等專題，是理論與實務兼具之課程。</text:p>
          </table:table-cell>
          <table:table-cell office:value-type="string" table:style-name="ce1">
            <text:p>This curriculum included the introduction of health care system in developed countries( including USA, Germany, Canada, Korea and Japan) and the core specialty of National Health Insurance in Taiwan(including 3 generation NHI, payment system, drug pricing</text:p>
          </table:table-cell>
          <table:table-cell table:number-columns-repeated="16361"/>
        </table:table-row>
        <table:table-row table:style-name="ro2">
          <table:table-cell office:value-type="float" office:value="1132" table:style-name="ce4">
            <text:p>1132</text:p>
          </table:table-cell>
          <table:table-cell office:value-type="string" table:style-name="ce1">
            <text:p>李麗惠</text:p>
          </table:table-cell>
          <table:table-cell office:value-type="float" office:value="2114001330111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33" table:style-name="ce1">
            <text:p>133</text:p>
          </table:table-cell>
          <table:table-cell office:value-type="float" office:value="1" table:style-name="ce1">
            <text:p>1</text:p>
          </table:table-cell>
          <table:table-cell office:value-type="float" office:value="1" table:style-name="ce1">
            <text:p>1</text:p>
          </table:table-cell>
          <table:table-cell office:value-type="float" office:value="10" table:style-name="ce1">
            <text:p>10</text:p>
          </table:table-cell>
          <table:table-cell office:value-type="string" table:style-name="ce1">
            <text:p>資料庫管理系統</text:p>
          </table:table-cell>
          <table:table-cell office:value-type="string" table:style-name="ce1">
            <text:p>Data Base Management System</text:p>
          </table:table-cell>
          <table:table-cell office:value-type="string" table:style-name="ce1">
            <text:p>李麗惠</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3" table:style-name="ce1">
            <text:p>3</text:p>
          </table:table-cell>
          <table:table-cell office:value-type="string" table:style-name="ce1">
            <text:p>2,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將對於目前資料庫系統相關方法給予一完整介紹，課程內容包含傳統之實體關係模型、關聯式資料庫、SQL資料庫查詢語言、功能相一與資料庫正規劃以及其他資料庫管理相關主題。</text:p>
          </table:table-cell>
          <table:table-cell office:value-type="string" table:style-name="ce1">
            <text:p>The main objective of this course is to provide students with the background to design, implement, and use database management systems. Topics included: Evolution of database management systems Entity Relationship Modeling and Normalization Relational Dat</text:p>
          </table:table-cell>
          <table:table-cell table:number-columns-repeated="16361"/>
        </table:table-row>
        <table:table-row table:style-name="ro2">
          <table:table-cell office:value-type="float" office:value="1132" table:style-name="ce4">
            <text:p>1132</text:p>
          </table:table-cell>
          <table:table-cell office:value-type="string" table:style-name="ce1">
            <text:p>林君樺</text:p>
          </table:table-cell>
          <table:table-cell office:value-type="string" table:style-name="ce1">
            <text:p>211401724011A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724" table:style-name="ce1">
            <text:p>1724</text:p>
          </table:table-cell>
          <table:table-cell office:value-type="float" office:value="1" table:style-name="ce1">
            <text:p>1</text:p>
          </table:table-cell>
          <table:table-cell office:value-type="float" office:value="1" table:style-name="ce1">
            <text:p>1</text:p>
          </table:table-cell>
          <table:table-cell office:value-type="string" table:style-name="ce1">
            <text:p>A0</text:p>
          </table:table-cell>
          <table:table-cell office:value-type="string" table:style-name="ce1">
            <text:p>體育-撞球</text:p>
          </table:table-cell>
          <table:table-cell office:value-type="string" table:style-name="ce1">
            <text:p>PE-Billiards</text:p>
          </table:table-cell>
          <table:table-cell office:value-type="string" table:style-name="ce1">
            <text:p>林君樺</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4" table:style-name="ce1">
            <text:p>4</text:p>
          </table:table-cell>
          <table:table-cell office:value-type="string" table:style-name="ce1">
            <text:p>6,7</text:p>
          </table:table-cell>
          <table:table-cell office:value-type="string" table:style-name="ce1">
            <text:p>1.第一階段志願選，僅由健四一Ａ、資四一Ｂ、醫二一Ａ、健四一Ｂ互相跨班選課。</text:p>
            <text:p>2.第二階段加退選，開放全校二技一般生及四技一般生選課。</text:p>
            <text:p>3.上課地點請洽體育室，一學期至多修習2門必修體育。</text:p>
          </table:table-cell>
          <table:table-cell office:value-type="string" table:style-name="ce1">
            <text:p>本課程旨在培養撞球運動基本認知與技術能力，並籍由撞</text:p>
            <text:p>球運動的學習,促進學生身心機能的發展，增進人際關係及規律運動習慣之養成。</text:p>
          </table:table-cell>
          <table:table-cell office:value-type="string" table:style-name="ce1">
            <text:p>The aim of the course is to learn billiard in mind and learn skills through</text:p>
            <text:p>the game of billiard, so that learners experience the fun of learning golf</text:p>
            <text:p>skills, and thus become the future health-related physical fitness and</text:p>
            <text:p>life-long sports movement option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01320122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32" table:style-name="ce1">
            <text:p>132</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系統分析與設計</text:p>
          </table:table-cell>
          <table:table-cell office:value-type="string" table:style-name="ce1">
            <text:p>System Analysis and Design</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4" table:style-name="ce1">
            <text:p>4</text:p>
          </table:table-cell>
          <table:table-cell office:value-type="string" table:style-name="ce1">
            <text:p>2,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修習本課程，同學將瞭解資訊系統開發方法。傳統之結構化分析與設計系統發展方法將先行介紹，另物件導向式系統分析與設計方法為另一主要主題。</text:p>
          </table:table-cell>
          <table:table-cell office:value-type="string" table:style-name="ce1">
            <text:p>In this course, the students will learn how to implement a complete information system. The traditional SASD (structure analysis and design) methodology first introduced. The most important topic is the Object-oriented system analysis and design methodolo</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01570122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57" table:style-name="ce1">
            <text:p>157</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創意品質專題研討</text:p>
          </table:table-cell>
          <table:table-cell office:value-type="string" table:style-name="ce1">
            <text:p>Advanced Healthcare Quality management</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402</text:p>
          </table:table-cell>
          <table:table-cell office:value-type="float" office:value="4" table:style-name="ce1">
            <text:p>4</text:p>
          </table:table-cell>
          <table:table-cell office:value-type="string" table:style-name="ce1">
            <text:p>6,7,8</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內容包括(1)品質理論；(2)進階品質管理的工具；(3)風險暨危機管理(4)國際醫療機構評鑑。期望經由教師講授，配合學生報告及討論，使學生能對醫療品質管理有整體性的概念與瞭解。</text:p>
          </table:table-cell>
          <table:table-cell office:value-type="string" table:style-name="ce1">
            <text:p>This course is designed to introduce the advanced quality concept and various quality management theories in health care. Major topics concerning international orgnization of standerlization, balance score card, root cause analysis,failure mode and effect</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00560122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56" table:style-name="ce1">
            <text:p>56</text:p>
          </table:table-cell>
          <table:table-cell office:value-type="float" office:value="1" table:style-name="ce1">
            <text:p>1</text:p>
          </table:table-cell>
          <table:table-cell office:value-type="float" office:value="2" table:style-name="ce1">
            <text:p>2</text:p>
          </table:table-cell>
          <table:table-cell office:value-type="float" office:value="20" table:style-name="ce1">
            <text:p>20</text:p>
          </table:table-cell>
          <table:table-cell office:value-type="string" table:style-name="ce1">
            <text:p>解剖生理學</text:p>
          </table:table-cell>
          <table:table-cell office:value-type="string" table:style-name="ce1">
            <text:p>Anatomy and Physiology</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5</text:p>
          </table:table-cell>
          <table:table-cell office:value-type="float" office:value="2" table:style-name="ce1">
            <text:p>2</text:p>
          </table:table-cell>
          <table:table-cell office:value-type="string" table:style-name="ce1">
            <text:p>2,3,4</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以學生的生物學及化學知識為基礎，協助其更進一步瞭解人體一般解剖生理學原理、組織構造與功能，並強調各器官系統間之調節機轉。內容包括細胞生理學、皮膚、骨骼與肌肉生理學、神經系統、循環系統、呼吸系統、消化系統、泌尿生殖系統、代謝之調節及內分泌系統。</text:p>
          </table:table-cell>
          <table:table-cell office:value-type="string" table:style-name="ce1">
            <text:p>The purpose of this course is to introduce anatomy and physiological principles and regulatory mechanisms and to help students to integrate related concepts and understand the relationship between structures and their functions. The contents include gener</text:p>
          </table:table-cell>
          <table:table-cell table:number-columns-repeated="16361"/>
        </table:table-row>
        <table:table-row table:style-name="ro2">
          <table:table-cell office:value-type="float" office:value="1132" table:style-name="ce4">
            <text:p>1132</text:p>
          </table:table-cell>
          <table:table-cell office:value-type="string" table:style-name="ce1">
            <text:p>朝日美智代</text:p>
          </table:table-cell>
          <table:table-cell office:value-type="string" table:style-name="ce1">
            <text:p>211400030012A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朝日美智代</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G308</text:p>
          </table:table-cell>
          <table:table-cell office:value-type="float" office:value="5" table:style-name="ce1">
            <text:p>5</text:p>
          </table:table-cell>
          <table:table-cell office:value-type="string" table:style-name="ce1">
            <text:p>1,2</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林進隆</text:p>
          </table:table-cell>
          <table:table-cell office:value-type="string" table:style-name="ce1">
            <text:p>211401716012A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2" table:style-name="ce1">
            <text:p>2</text:p>
          </table:table-cell>
          <table:table-cell office:value-type="string" table:style-name="ce1">
            <text:p>A0</text:p>
          </table:table-cell>
          <table:table-cell office:value-type="string" table:style-name="ce1">
            <text:p>體育-桌球2</text:p>
          </table:table-cell>
          <table:table-cell office:value-type="string" table:style-name="ce1">
            <text:p>PE-Table Tennis2</text:p>
          </table:table-cell>
          <table:table-cell office:value-type="string" table:style-name="ce1">
            <text:p>林進隆</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3,4</text:p>
          </table:table-cell>
          <table:table-cell office:value-type="string" table:style-name="ce1">
            <text:p>1.第一階段志願選，僅由高四二Ａ、健四二Ａ、健四二Ｂ、休四二Ａ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text:p>
            <text:p>術的應用與結合，以期能在桌球比賽中獲得有效成果。如有優質的各種基本技術及搭配</text:p>
            <text:p>單打戰術應用就能在比賽中直接得分與攻擊。在比賽技術中有良好優質的接發球戰術就</text:p>
            <text:p>能先發制人，且能有效控制對方直接攻擊得分，其贏球機率高。因此在單打技術、戰術</text:p>
            <text:p>應用桌球技術中佔有極重要性。</text:p>
          </table:table-cell>
          <table:table-cell office:value-type="string" table:style-name="ce1">
            <text:p>After learning and cultivating various kinds of basic skills,<text:s/></text:p>
            <text:p>a player should reinforce the applications and combinations of singles and<text:s/></text:p>
            <text:p>tactics, aiming to have effective results in table tennis games. If a player has<text:s/></text:p>
            <text:p>various kinds of superior basic skills combined with the applications of singles<text:s/></text:p>
            <text:p>tactics, he/she can score and attack directly in a game. In terms of singles, if a<text:s/></text:p>
            <text:p>player has superior tactics for receiving and serving the ball, he/she can take<text:s/></text:p>
            <text:p>the initiative and control his/her opponent effectively to attack and score<text:s/></text:p>
            <text:p>directly, so that he/she will have a greater chance to win the game; therefore,<text:s/></text:p>
            <text:p>such tactics has great importance in table tennis skills regarding singles and<text:s/></text:p>
            <text:p>tactics applications.</text:p>
          </table:table-cell>
          <table:table-cell table:number-columns-repeated="16361"/>
        </table:table-row>
        <table:table-row table:style-name="ro2">
          <table:table-cell office:value-type="float" office:value="1132" table:style-name="ce4">
            <text:p>1132</text:p>
          </table:table-cell>
          <table:table-cell office:value-type="string" table:style-name="ce1">
            <text:p>吳旻穎</text:p>
          </table:table-cell>
          <table:table-cell office:value-type="string" table:style-name="ce1">
            <text:p>211400030012B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30" table:style-name="ce1">
            <text:p>30</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當代藝術導論</text:p>
          </table:table-cell>
          <table:table-cell office:value-type="string" table:style-name="ce1">
            <text:p>Introduction to Contemporary Art</text:p>
          </table:table-cell>
          <table:table-cell office:value-type="string" table:style-name="ce1">
            <text:p>吳旻穎</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7</text:p>
          </table:table-cell>
          <table:table-cell office:value-type="float" office:value="5" table:style-name="ce1">
            <text:p>5</text:p>
          </table:table-cell>
          <table:table-cell office:value-type="string" table:style-name="ce1">
            <text:p>6,7</text:p>
          </table:table-cell>
          <table:table-cell office:value-type="string" table:style-name="ce1">
            <text:p>1.第二階段開放修習「當代藝術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以現代性的概念，貫連二十世紀至當前的藝術潮流發展，探討當代藝術的幾個重要流派、特性與不同面向，呈現藝術發展的獨特性與創造性。培養藝術涵養及建立個人對審美的主體觀，並瞭解當前社會藝術文化脈動，對當代的文化思潮有其見地，以開展學生發展自我潛能，並將藝術融入生活，提升生命境界。</text:p>
          </table:table-cell>
          <table:table-cell office:value-type="string" table:style-name="ce1">
            <text:p>This course employs the concept of modernity as a framework to establish connections between the evolution of artistic trends from the 20th century to the present day. The course delves into various significant genres, characteristics, and different aspects of contemporary art, thereby highlighting the distinctiveness and creativity of artistic development. The objective of this course is to cultivate artistic appreciation, establish personal aesthetic perspectives and comprehend the prevailing social and cultural trends in art. The course further aims to enhance students' capacity for self-growth, integrate art into their daily lives, and elevate their overall living experience.</text:p>
          </table:table-cell>
          <table:table-cell table:number-columns-repeated="16361"/>
        </table:table-row>
        <table:table-row table:style-name="ro2">
          <table:table-cell office:value-type="float" office:value="1132" table:style-name="ce4">
            <text:p>1132</text:p>
          </table:table-cell>
          <table:table-cell office:value-type="string" table:style-name="ce1">
            <text:p>曹健仲</text:p>
          </table:table-cell>
          <table:table-cell office:value-type="string" table:style-name="ce1">
            <text:p>211401719012B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719" table:style-name="ce1">
            <text:p>1719</text:p>
          </table:table-cell>
          <table:table-cell office:value-type="float" office:value="1" table:style-name="ce1">
            <text:p>1</text:p>
          </table:table-cell>
          <table:table-cell office:value-type="float" office:value="2" table:style-name="ce1">
            <text:p>2</text:p>
          </table:table-cell>
          <table:table-cell office:value-type="string" table:style-name="ce1">
            <text:p>B0</text:p>
          </table:table-cell>
          <table:table-cell office:value-type="string" table:style-name="ce1">
            <text:p>體育-籃球2</text:p>
          </table:table-cell>
          <table:table-cell office:value-type="string" table:style-name="ce1">
            <text:p>PE-Basketball2</text:p>
          </table:table-cell>
          <table:table-cell office:value-type="string" table:style-name="ce1">
            <text:p>曹健仲</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5" table:style-name="ce1">
            <text:p>5</text:p>
          </table:table-cell>
          <table:table-cell office:value-type="string" table:style-name="ce1">
            <text:p>3,4</text:p>
          </table:table-cell>
          <table:table-cell office:value-type="string" table:style-name="ce1">
            <text:p>1.第一階段志願選，僅由高四二Ａ、健四二Ａ、健四二Ｂ、休四二Ａ互相跨班選課。</text:p>
            <text:p>2.第二階段加退選，開放全校二技一般生及四技一般生選課。</text:p>
            <text:p>3.上課地點請洽體育室，一學期至多修習2門必修體育。</text:p>
          </table:table-cell>
          <table:table-cell office:value-type="string" table:style-name="ce1">
            <text:p>本課程透過對籃球運動二人、三人進攻和防守組合的戰</text:p>
            <text:p>術與技術介紹，增進學生半場賽對抗的技能，並享受團隊互助合作與默契的樂趣，以及</text:p>
            <text:p>裁判能力的養成。課程內容包括二人組合進攻、防守戰術與技術，三人組合進攻、防守</text:p>
            <text:p>戰術與技術。規則部分各種違例、犯規的介紹，半場比賽裁判執法演練。</text:p>
          </table:table-cell>
          <table:table-cell office:value-type="string" table:style-name="ce1">
            <text:p>This program is through the introduction of tactics and techniques of two man<text:s/></text:p>
            <text:p>and three man basketball defensive and offensive combinations to strengthen<text:s/></text:p>
            <text:p>student’s techniques of half court matches and enjoy the fun of team work and<text:s/></text:p>
            <text:p>spoken consensus and the establishment of the ability of referee. The<text:s/></text:p>
            <text:p>program content has include the tactics and techniques of basketball team on<text:s/></text:p>
            <text:p>two people , three people with defensive and offensive combinations to<text:s/></text:p>
            <text:p>strengthen student’s techniques of matches ,rules of games include to<text:s/></text:p>
            <text:p>introduction of breach of rules and foul, a referee judge practice from half court<text:s/></text:p>
            <text:p>match.</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167101330" table:style-name="ce1">
            <text:p>2.11402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671" table:style-name="ce1">
            <text:p>1671</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疾病分類實務</text:p>
          </table:table-cell>
          <table:table-cell office:value-type="string" table:style-name="ce1">
            <text:p>undefined</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3" table:style-name="ce1">
            <text:p>3</text:p>
          </table:table-cell>
          <table:table-cell office:value-type="string" table:style-name="ce1">
            <text:p>8,9</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旨在訓練學生習得疾病分類相關醫學字辭、疾病分類編碼內容架構、</text:p>
            <text:p>編碼規則與技術，以及疾病分類作業在醫院的角色與任務，使學生在健康保險制</text:p>
            <text:p>度下的醫院疾病分類作業，具有紮實的認知與解析能力，不但落實輔導其就業之</text:p>
            <text:p>專業實務能力，進而取得疾病分類員資格，與醫院需具備專業證照的實務工作無</text:p>
            <text:p>縫接軌。</text:p>
          </table:table-cell>
          <table:table-cell office:value-type="string" table:style-name="ce1">
            <text:p>undefined</text:p>
          </table:table-cell>
          <table:table-cell table:number-columns-repeated="16361"/>
        </table:table-row>
        <table:table-row table:style-name="ro2">
          <table:table-cell office:value-type="float" office:value="1132" table:style-name="ce4">
            <text:p>1132</text:p>
          </table:table-cell>
          <table:table-cell office:value-type="string" table:style-name="ce1">
            <text:p>張育通</text:p>
          </table:table-cell>
          <table:table-cell office:value-type="float" office:value="21140117601330" table:style-name="ce1">
            <text:p>2.11401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176" table:style-name="ce1">
            <text:p>1176</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健康空間資料分析</text:p>
          </table:table-cell>
          <table:table-cell office:value-type="string" table:style-name="ce1">
            <text:p>Spatial Data Analysis</text:p>
          </table:table-cell>
          <table:table-cell office:value-type="string" table:style-name="ce1">
            <text:p>張育通</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2" table:style-name="ce1">
            <text:p>2</text:p>
          </table:table-cell>
          <table:table-cell office:value-type="string" table:style-name="ce1">
            <text:p>6,7</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課程主要將介紹如何運用地理資訊系統(Geographic Information System-GIS)來呈現與健康相關之資</text:p>
            <text:p>料，此課程主要的目標在於利用實務操作的方式來提昇學生管理與呈現健康相關資料之能力。課程中</text:p>
            <text:p>將運用 ArcGIS 地理資訊套裝軟體來學習以下相關資料管理與分析策略：1) 基本空間資料呈現與空間</text:p>
            <text:p>資料的特性；2) 座標投影系統的介紹；3) 如何將住址轉換成空間座標；以及 4) 空間資料的分析方式。</text:p>
            <text:p>本課程主要的教學方式為課程講授並且利用實際練習操作 ArcGIS 地理資訊套裝軟體等方法，落實學</text:p>
            <text:p>習分析空間計量資料與管理的技能。</text:p>
          </table:table-cell>
          <table:table-cell office:value-type="string" table:style-name="ce1">
            <text:p>This course provides a basic understanding of the concepts of Geographic Information System (GIS) and</text:p>
            <text:p>how to apply this skill to public health-related research. Basic descriptive and analytical function of GIS will be introduced along with additional spatial concepts including 1) the features of spatial data, 2) map projections, 3) coordinate systems and geocoding, and 4) spatial data analysis. This is an course with a strong emphasis on students gaining a hands-on experience in the use of GIS software to manage health-related spatial data.</text:p>
          </table:table-cell>
          <table:table-cell table:number-columns-repeated="16361"/>
        </table:table-row>
        <table:table-row table:style-name="ro2">
          <table:table-cell office:value-type="float" office:value="1132" table:style-name="ce4">
            <text:p>1132</text:p>
          </table:table-cell>
          <table:table-cell office:value-type="string" table:style-name="ce1">
            <text:p>李麗惠</text:p>
          </table:table-cell>
          <table:table-cell office:value-type="float" office:value="2114000730133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73" table:style-name="ce1">
            <text:p>73</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健康照護資料分析與決策</text:p>
          </table:table-cell>
          <table:table-cell office:value-type="string" table:style-name="ce1">
            <text:p>Data analysis and decision making in health care and management</text:p>
          </table:table-cell>
          <table:table-cell office:value-type="string" table:style-name="ce1">
            <text:p>李麗惠</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804</text:p>
          </table:table-cell>
          <table:table-cell office:value-type="float" office:value="1" table:style-name="ce1">
            <text:p>1</text:p>
          </table:table-cell>
          <table:table-cell office:value-type="string" table:style-name="ce1">
            <text:p>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科目於教學設計上，乃著眼於進階資料庫管理與統合健康資料分析方法之實務操作，目標在於提昇學生臨床資料分析、獨立個案分析、管理與分析統計相關資料之能力。課程中將運用SAS統計套裝軟體來學習以下統計資料管理與分析策略：1)建立資料庫關聯檔案並進行資料庫整合工作；2)迴歸分析統計策略；3)分類與診斷分析; 4)臨床試驗分析等。整體而言，選修本課程之學生，將透過課程講授、實際練習操作統計套裝軟體及實例研討等方法，落實學習進階計量資料分析與管理。</text:p>
          </table:table-cell>
          <table:table-cell office:value-type="string" table:style-name="ce1">
            <text:p>The objective of this course is to provide students with advanced practical applications of bio-statistical methods by running the SAS statistical software. Several clinical data in the health related agendas will demonstrate and analyze effectively. Major topics and headings will include (1) overview of SAS statistical software, (2) data arrangement, (3) regression analysis, (4) classification and diagnosis analysis, (5) clinical trial. The advance ability toward the management of quantity data will be the core of teaching plan and interactive procedure. The aims of this course are to promote and reinforce students actually understand the whole-spectrum of advanced statistics and its practical directions.</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010001330" table:style-name="ce1">
            <text:p>2.114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00" table:style-name="ce1">
            <text:p>100</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專案管理</text:p>
          </table:table-cell>
          <table:table-cell office:value-type="string" table:style-name="ce1">
            <text:p>Project management</text:p>
          </table:table-cell>
          <table:table-cell office:value-type="string" table:style-name="ce1">
            <text:p>undefined</text:p>
          </table:table-cell>
          <table:table-cell office:value-type="float" office:value="3" table:style-name="ce1">
            <text:p>3</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20</text:p>
          </table:table-cell>
          <table:table-cell office:value-type="float" office:value="1" table:style-name="ce1">
            <text:p>1</text:p>
          </table:table-cell>
          <table:table-cell office:value-type="string" table:style-name="ce1">
            <text:p>6,7,8</text:p>
          </table:table-cell>
          <table:table-cell office:value-type="string" table:style-name="ce1">
            <text:p>修課限制：本系二技一般生、本系四技一般生、本系二技進修部、外系二技一般生、外系四技一般生、外系二技進修部、本所、外所、（研究生下修，不計入畢業學分）、學士後、跨校</text:p>
          </table:table-cell>
          <table:table-cell office:value-type="string" table:style-name="ce1">
            <text:p>本課程旨在系統性地介紹專案管理知識體系及在醫療服務產業的應用。內容將從專案管理的概念架構開始，引述相關基本原理，包括專案、專案管哩，及專案管理系統架構(包括專案起始、專案規劃、專案執行、專案控制)等，進而將探討前述概念與方法在醫療服務產業的應用。此外，配合課程內容及國際專案管理學會專案管理證照考試制度，輔導學生經由對專案管理知識體系的完整認知。專案專題實作，及模擬考試等措施協助學生在就學期間考取國際通行的專案管理IPMA D級證照，有效增強學生就業及問題解決的實務能力。</text:p>
          </table:table-cell>
          <table:table-cell office:value-type="string" table:style-name="ce1">
            <text:p>The purpose of the lesson is to provide students with organized understanding on international body of knowledge in project management, and helping students complete certifying assessment of IPMA level D.</text:p>
          </table:table-cell>
          <table:table-cell table:number-columns-repeated="16361"/>
        </table:table-row>
        <table:table-row table:style-name="ro2">
          <table:table-cell office:value-type="float" office:value="1132" table:style-name="ce4">
            <text:p>1132</text:p>
          </table:table-cell>
          <table:table-cell office:value-type="string" table:style-name="ce1">
            <text:p>undefined</text:p>
          </table:table-cell>
          <table:table-cell office:value-type="float" office:value="21140117501330" table:style-name="ce1">
            <text:p>2.11401E+13</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175" table:style-name="ce1">
            <text:p>1175</text:p>
          </table:table-cell>
          <table:table-cell office:value-type="float" office:value="1" table:style-name="ce1">
            <text:p>1</text:p>
          </table:table-cell>
          <table:table-cell office:value-type="float" office:value="3" table:style-name="ce1">
            <text:p>3</text:p>
          </table:table-cell>
          <table:table-cell office:value-type="float" office:value="30" table:style-name="ce1">
            <text:p>30</text:p>
          </table:table-cell>
          <table:table-cell office:value-type="string" table:style-name="ce1">
            <text:p>衛生統計</text:p>
          </table:table-cell>
          <table:table-cell office:value-type="string" table:style-name="ce1">
            <text:p>Health Statistics</text:p>
          </table:table-cell>
          <table:table-cell office:value-type="string" table:style-name="ce1">
            <text:p>undefined</text:p>
          </table:table-cell>
          <table:table-cell office:value-type="float" office:value="2" table:style-name="ce1">
            <text:p>2</text:p>
          </table:table-cell>
          <table:table-cell office:value-type="string" table:style-name="ce1">
            <text:p>全18週</text:p>
          </table:table-cell>
          <table:table-cell office:value-type="float" office:value="7" table:style-name="ce1">
            <text:p>7</text:p>
          </table:table-cell>
          <table:table-cell office:value-type="string" table:style-name="ce1">
            <text:p>專業選修(系所)</text:p>
          </table:table-cell>
          <table:table-cell office:value-type="string" table:style-name="ce1">
            <text:p>F920</text:p>
          </table:table-cell>
          <table:table-cell office:value-type="float" office:value="5" table:style-name="ce1">
            <text:p>5</text:p>
          </table:table-cell>
          <table:table-cell office:value-type="string" table:style-name="ce1">
            <text:p>3,4</text:p>
          </table:table-cell>
          <table:table-cell office:value-type="string" table:style-name="ce1">
            <text:p>修課限制：學程課程、本系二技一般生、本系四技一般生、本系二技進修部、外系二技一般生、外系四技一般生、外系二技進修部、本所、外所、（研究生下修，不計入畢業學分）、學士後、跨校</text:p>
          </table:table-cell>
          <table:table-cell office:value-type="string" table:style-name="ce1">
            <text:p>本課程為介紹衛生及健康照護領域常用之統計指標及定義，藉由課程的安排，引領學生瞭解衛生統計涵蓋內容。課程安排分為二部分：第一部分以醫管實務為主，包括介紹統計指標之範疇及概念、醫療機構及醫療保健服務常用之統計指標，以及死因統計、生命表。第二部分以公共衛生統計為主，包括標準化率、靜態及動態分析，以及人口、醫療、健康促進、國際比較等專題。</text:p>
          </table:table-cell>
          <table:table-cell office:value-type="string" table:style-name="ce1">
            <text:p>This course provides a practical introduction to statistical methods used in a variety of health and human service settings. Concepts are illustrated with examples that demonstrate how principles operate and are applied to common health problems.</text:p>
          </table:table-cell>
          <table:table-cell table:number-columns-repeated="16361"/>
        </table:table-row>
        <table:table-row table:style-name="ro2">
          <table:table-cell office:value-type="float" office:value="1132" table:style-name="ce4">
            <text:p>1132</text:p>
          </table:table-cell>
          <table:table-cell office:value-type="string" table:style-name="ce1">
            <text:p>李筱苓</text:p>
          </table:table-cell>
          <table:table-cell office:value-type="string" table:style-name="ce1">
            <text:p>211400026013A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26" table:style-name="ce1">
            <text:p>2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應用法規導論</text:p>
          </table:table-cell>
          <table:table-cell office:value-type="string" table:style-name="ce1">
            <text:p>Introduction of Professional Law</text:p>
          </table:table-cell>
          <table:table-cell office:value-type="string" table:style-name="ce1">
            <text:p>李筱苓</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403</text:p>
          </table:table-cell>
          <table:table-cell office:value-type="float" office:value="2" table:style-name="ce1">
            <text:p>2</text:p>
          </table:table-cell>
          <table:table-cell office:value-type="string" table:style-name="ce1">
            <text:p>3,4</text:p>
          </table:table-cell>
          <table:table-cell office:value-type="string" table:style-name="ce1">
            <text:p>1.第二階段開放修習護理/高照/醫教/助產/健管/長照/聽語「應用法規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醫護法學之介紹，使學生對法律結構、法學理念及我國現行法有一整體性的認知，以奠定法學啟發基礎。從醫護正義概念出發，就醫護法規、醫護法制、護理法律責任與訴訟、醫護人員切身法律問題等，深入淺出有系統的介紹，以培養現代醫護人員正確的法律觀。並從醫護業務與法律實務的角度，點出護理人員與其他醫事人員的責任分際、臨床醫護人員與公共衛生醫護人員面臨法律問題的不同、醫病糾紛的預防與處理等，以強化醫護人員處理法律問題的能力。</text:p>
          </table:table-cell>
          <table:table-cell office:value-type="string" table:style-name="ce1">
            <text:p>This subject is taught by way of the introduction of the basic law to let the students to understand the whole outline of the construction of law，the virtue of the jurisprudence and the <text:s/>present law in Taiwan. <text:s/>It begins as the teaching of the concept of the professional justice and is succeeded by introducing the medical and nursing law，the institution of the professional law，the responsibility and litigation as well as the professional liability of the member of professional society to ensure the students to know the exact concept of the law and to develop problem-solving abilities .</text:p>
          </table:table-cell>
          <table:table-cell table:number-columns-repeated="16361"/>
        </table:table-row>
        <table:table-row table:style-name="ro2">
          <table:table-cell office:value-type="float" office:value="1132" table:style-name="ce4">
            <text:p>1132</text:p>
          </table:table-cell>
          <table:table-cell office:value-type="string" table:style-name="ce1">
            <text:p>簡名豪</text:p>
          </table:table-cell>
          <table:table-cell office:value-type="string" table:style-name="ce1">
            <text:p>211401726013A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726" table:style-name="ce1">
            <text:p>1726</text:p>
          </table:table-cell>
          <table:table-cell office:value-type="float" office:value="1" table:style-name="ce1">
            <text:p>1</text:p>
          </table:table-cell>
          <table:table-cell office:value-type="float" office:value="3" table:style-name="ce1">
            <text:p>3</text:p>
          </table:table-cell>
          <table:table-cell office:value-type="string" table:style-name="ce1">
            <text:p>A0</text:p>
          </table:table-cell>
          <table:table-cell office:value-type="string" table:style-name="ce1">
            <text:p>體育-匹克球</text:p>
          </table:table-cell>
          <table:table-cell office:value-type="string" table:style-name="ce1">
            <text:p>PE- Pickleball</text:p>
          </table:table-cell>
          <table:table-cell office:value-type="string" table:style-name="ce1">
            <text:p>簡名豪</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1,2</text:p>
          </table:table-cell>
          <table:table-cell office:value-type="string" table:style-name="ce1">
            <text:p>1.第一階段志願選，僅由健四三Ａ、健四三Ｂ、高四一Ａ、運四三Ｂ互相跨班選課。</text:p>
            <text:p>2.第二階段加退選，開放全校二技一般生及四技一般生選課。</text:p>
            <text:p>3.上課地點請洽體育室，一學期至多修習2門必修體育。</text:p>
          </table:table-cell>
          <table:table-cell office:value-type="string" table:style-name="ce1">
            <text:p>利用循序漸進的教學方式，教導學生匹克球的基本動作，</text:p>
            <text:p>透過對匹克球基本動作的熟練，進而提昇學生對匹克球比賽的興趣、享受匹克球運動的</text:p>
            <text:p>樂趣。講授匹克球運動的規則及比賽策略。強調運動員必須在規則範圍內做合法的競賽，</text:p>
            <text:p>透過匹克球運動來幫助學生守法、守分與合作的精神，並協助運動習慣的養成，期望學</text:p>
            <text:p>生能以匹克球運動作為終身運動。</text:p>
          </table:table-cell>
          <table:table-cell office:value-type="string" table:style-name="ce1">
            <text:p>The content of course is to instruct students’ Pickleball skill by using<text:s/></text:p>
            <text:p>step-by-step teaching method. Over the basic movement of the skilled is to<text:s/></text:p>
            <text:p>enhance the students' interest in Pickleball game and enjoyment the fun of<text:s/></text:p>
            <text:p>Pickleball. The rules and strategies of teaching Pickleball to emphasize that<text:s/></text:p>
            <text:p>athletes must be legitimate competition in the scope of the rules through the<text:s/></text:p>
            <text:p>sport of Pickleball to help students to obey the law, be law-abiding and<text:s/></text:p>
            <text:p>cooperation spirit, Therefor, students are expected to develop the habit of<text:s/></text:p>
            <text:p>exercise and to choice Pickleball as a lifetime of activity.</text:p>
          </table:table-cell>
          <table:table-cell table:number-columns-repeated="16361"/>
        </table:table-row>
        <table:table-row table:style-name="ro2">
          <table:table-cell office:value-type="float" office:value="1132" table:style-name="ce4">
            <text:p>1132</text:p>
          </table:table-cell>
          <table:table-cell office:value-type="string" table:style-name="ce1">
            <text:p>邱慧洳</text:p>
          </table:table-cell>
          <table:table-cell office:value-type="string" table:style-name="ce1">
            <text:p>211400026013B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26" table:style-name="ce1">
            <text:p>26</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應用法規導論</text:p>
          </table:table-cell>
          <table:table-cell office:value-type="string" table:style-name="ce1">
            <text:p>Introduction of Professional Law</text:p>
          </table:table-cell>
          <table:table-cell office:value-type="string" table:style-name="ce1">
            <text:p>邱慧洳</text:p>
          </table:table-cell>
          <table:table-cell office:value-type="float" office:value="2" table:style-name="ce1">
            <text:p>2</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F607</text:p>
          </table:table-cell>
          <table:table-cell office:value-type="float" office:value="2" table:style-name="ce1">
            <text:p>2</text:p>
          </table:table-cell>
          <table:table-cell office:value-type="string" table:style-name="ce1">
            <text:p>3,4</text:p>
          </table:table-cell>
          <table:table-cell office:value-type="string" table:style-name="ce1">
            <text:p>1.第二階段開放修習護理/高照/醫教/助產/健管/長照/聽語「應用法規導論」課程之學生及重修生互相跨班選課。2.全部網路選課，無紙本加選。3.因轉學轉系或修習雙聯學位同學如欲提早修課，經中心同意後，請於第三階段開放其選課，名單會於第二階段選課結束後送交教務處。</text:p>
          </table:table-cell>
          <table:table-cell office:value-type="string" table:style-name="ce1">
            <text:p>本課程醫護法學之介紹，使學生對法律結構、法學理念及我國現行法有一整體性的認知，以奠定法學啟發基礎。從醫護正義概念出發，就醫護法規、醫護法制、護理法律責任與訴訟、醫護人員切身法律問題等，深入淺出有系統的介紹，以培養現代醫護人員正確的法律觀。並從醫護業務與法律實務的角度，點出護理人員與其他醫事人員的責任分際、臨床醫護人員與公共衛生醫護人員面臨法律問題的不同、醫病糾紛的預防與處理等，以強化醫護人員處理法律問題的能力。</text:p>
          </table:table-cell>
          <table:table-cell office:value-type="string" table:style-name="ce1">
            <text:p>This subject is taught by way of the introduction of the basic law to let the students to understand the whole outline of the construction of law，the virtue of the jurisprudence and the <text:s/>present law in Taiwan. <text:s/>It begins as the teaching of the concept of the professional justice and is succeeded by introducing the medical and nursing law，the institution of the professional law，the responsibility and litigation as well as the professional liability of the member of professional society to ensure the students to know the exact concept of the law and to develop problem-solving abilities .</text:p>
          </table:table-cell>
          <table:table-cell table:number-columns-repeated="16361"/>
        </table:table-row>
        <table:table-row table:style-name="ro2">
          <table:table-cell office:value-type="float" office:value="1132" table:style-name="ce4">
            <text:p>1132</text:p>
          </table:table-cell>
          <table:table-cell office:value-type="string" table:style-name="ce1">
            <text:p>吳承螢</text:p>
          </table:table-cell>
          <table:table-cell office:value-type="string" table:style-name="ce1">
            <text:p>211401716013B0</text:p>
          </table:table-cell>
          <table:table-cell office:value-type="float" office:value="21140" table:style-name="ce1">
            <text:p>21140</text:p>
          </table:table-cell>
          <table:table-cell office:value-type="string" table:style-name="ce1">
            <text:p>健康事業管理系</text:p>
          </table:table-cell>
          <table:table-cell office:value-type="string" table:style-name="ce1">
            <text:p>四年制</text:p>
          </table:table-cell>
          <table:table-cell office:value-type="float" office:value="1716" table:style-name="ce1">
            <text:p>1716</text:p>
          </table:table-cell>
          <table:table-cell office:value-type="float" office:value="1" table:style-name="ce1">
            <text:p>1</text:p>
          </table:table-cell>
          <table:table-cell office:value-type="float" office:value="3" table:style-name="ce1">
            <text:p>3</text:p>
          </table:table-cell>
          <table:table-cell office:value-type="string" table:style-name="ce1">
            <text:p>B0</text:p>
          </table:table-cell>
          <table:table-cell office:value-type="string" table:style-name="ce1">
            <text:p>體育-桌球2</text:p>
          </table:table-cell>
          <table:table-cell office:value-type="string" table:style-name="ce1">
            <text:p>PE-Table Tennis2</text:p>
          </table:table-cell>
          <table:table-cell office:value-type="string" table:style-name="ce1">
            <text:p>吳承螢</text:p>
          </table:table-cell>
          <table:table-cell office:value-type="float" office:value="0" table:style-name="ce1">
            <text:p>0</text:p>
          </table:table-cell>
          <table:table-cell office:value-type="string" table:style-name="ce1">
            <text:p>全18週</text:p>
          </table:table-cell>
          <table:table-cell office:value-type="float" office:value="1" table:style-name="ce1">
            <text:p>1</text:p>
          </table:table-cell>
          <table:table-cell office:value-type="string" table:style-name="ce1">
            <text:p>通識必修(通識)</text:p>
          </table:table-cell>
          <table:table-cell office:value-type="string" table:style-name="ce1">
            <text:p>undefined</text:p>
          </table:table-cell>
          <table:table-cell office:value-type="float" office:value="2" table:style-name="ce1">
            <text:p>2</text:p>
          </table:table-cell>
          <table:table-cell office:value-type="string" table:style-name="ce1">
            <text:p>1,2</text:p>
          </table:table-cell>
          <table:table-cell office:value-type="string" table:style-name="ce1">
            <text:p>1.第一階段志願選，僅由健四三Ａ、健四三Ｂ、高四一Ａ、運四三Ｂ互相跨班選課。</text:p>
            <text:p>2.第二階段加退選，開放全校二技一般生及四技一般生選課。</text:p>
            <text:p>3.上課地點請洽體育室，一學期至多修習2門必修體育。</text:p>
          </table:table-cell>
          <table:table-cell office:value-type="string" table:style-name="ce1">
            <text:p>學習與養成良好的各種基本技術後並加強比賽技術、戰</text:p>
            <text:p>術的應用與結合，以期能在桌球比賽中獲得有效成果。如有優質的各種基本技術及搭配</text:p>
            <text:p>單打戰術應用就能在比賽中直接得分與攻擊。在比賽技術中有良好優質的接發球戰術就</text:p>
            <text:p>能先發制人，且能有效控制對方直接攻擊得分，其贏球機率高。因此在單打技術、戰術</text:p>
            <text:p>應用桌球技術中佔有極重要性。</text:p>
          </table:table-cell>
          <table:table-cell office:value-type="string" table:style-name="ce1">
            <text:p>After learning and cultivating various kinds of basic skills,<text:s/></text:p>
            <text:p>a player should reinforce the applications and combinations of singles and<text:s/></text:p>
            <text:p>tactics, aiming to have effective results in table tennis games. If a player has<text:s/></text:p>
            <text:p>various kinds of superior basic skills combined with the applications of singles<text:s/></text:p>
            <text:p>tactics, he/she can score and attack directly in a game. In terms of singles, if a<text:s/></text:p>
            <text:p>player has superior tactics for receiving and serving the ball, he/she can take<text:s/></text:p>
            <text:p>the initiative and control his/her opponent effectively to attack and score<text:s/></text:p>
            <text:p>directly, so that he/she will have a greater chance to win the game; therefore,<text:s/></text:p>
            <text:p>such tactics has great importance in table tennis skills regarding singles and<text:s/></text:p>
            <text:p>tactics applications.</text:p>
          </table:table-cell>
          <table:table-cell table:number-columns-repeated="16361"/>
        </table:table-row>
        <table:table-row table:style-name="ro18">
          <table:table-cell office:value-type="float" office:value="1132" table:style-name="ce4">
            <text:p>1132</text:p>
          </table:table-cell>
          <table:table-cell office:value-type="string" table:style-name="ce1">
            <text:p>張老師</text:p>
          </table:table-cell>
          <table:table-cell office:value-type="string" table:style-name="ce1">
            <text:p>undefined</text:p>
          </table:table-cell>
          <table:table-cell office:value-type="string" table:style-name="ce1">
            <text:p>undefined</text:p>
          </table:table-cell>
          <table:table-cell office:value-type="string" table:style-name="ce1">
            <text:p>資訊管理系</text:p>
          </table:table-cell>
          <table:table-cell office:value-type="string" table:style-name="ce1">
            <text:p>四年制</text:p>
          </table:table-cell>
          <table:table-cell office:value-type="float" office:value="15666651" table:style-name="ce1">
            <text:p>15666651</text:p>
          </table:table-cell>
          <table:table-cell office:value-type="string" table:style-name="ce1">
            <text:p>undefined</text:p>
          </table:table-cell>
          <table:table-cell office:value-type="float" office:value="1" table:style-name="ce1">
            <text:p>1</text:p>
          </table:table-cell>
          <table:table-cell office:value-type="string" table:style-name="ce1">
            <text:p>undefined</text:p>
          </table:table-cell>
          <table:table-cell office:value-type="string" table:style-name="ce1">
            <text:p>程式設計基礎</text:p>
          </table:table-cell>
          <table:table-cell office:value-type="string" table:style-name="ce1">
            <text:p>undefined</text:p>
          </table:table-cell>
          <table:table-cell office:value-type="string" table:style-name="ce1">
            <text:p>張老師,王老師</text:p>
          </table:table-cell>
          <table:table-cell office:value-type="float" office:value="4" table:style-name="ce1">
            <text:p>4</text:p>
          </table:table-cell>
          <table:table-cell office:value-type="string" table:style-name="ce1">
            <text:p>undefined</text:p>
          </table:table-cell>
          <table:table-cell office:value-type="string" table:style-name="ce1">
            <text:p>undefined</text:p>
          </table:table-cell>
          <table:table-cell office:value-type="string" table:style-name="ce1">
            <text:p>通識必修</text:p>
          </table:table-cell>
          <table:table-cell office:value-type="string" table:style-name="ce1">
            <text:p>B101</text:p>
          </table:table-cell>
          <table:table-cell office:value-type="string" table:style-name="ce1">
            <text:p>undefined</text:p>
          </table:table-cell>
          <table:table-cell office:value-type="string" table:style-name="ce1">
            <text:p>undefined</text:p>
          </table:table-cell>
          <table:table-cell office:value-type="string" table:style-name="ce1">
            <text:p>本課程適合程式設計初學者</text:p>
          </table:table-cell>
          <table:table-cell office:value-type="string" table:style-name="ce1">
            <text:p>本課程教導基本程式設計觀念。</text:p>
          </table:table-cell>
          <table:table-cell office:value-type="string" table:style-name="ce1">
            <text:p>This course introduces fundamental programming concepts.</text:p>
          </table:table-cell>
          <table:table-cell table:number-columns-repeated="16361"/>
        </table:table-row>
        <table:table-row table:style-name="ro19">
          <table:table-cell office:value-type="float" office:value="1132" table:style-name="ce4">
            <text:p>1132</text:p>
          </table:table-cell>
          <table:table-cell office:value-type="string" table:style-name="ce1">
            <text:p>sdf</text:p>
          </table:table-cell>
          <table:table-cell office:value-type="string" table:style-name="ce1">
            <text:p>undefined</text:p>
          </table:table-cell>
          <table:table-cell office:value-type="string" table:style-name="ce1">
            <text:p>undefined</text:p>
          </table:table-cell>
          <table:table-cell office:value-type="string" table:style-name="ce1">
            <text:p>資訊管理系</text:p>
          </table:table-cell>
          <table:table-cell office:value-type="string" table:style-name="ce1">
            <text:p>學士後系</text:p>
          </table:table-cell>
          <table:table-cell office:value-type="string" table:style-name="ce1">
            <text:p>sfs</text:p>
          </table:table-cell>
          <table:table-cell office:value-type="string" table:style-name="ce1">
            <text:p>undefined</text:p>
          </table:table-cell>
          <table:table-cell office:value-type="string" table:style-name="ce1">
            <text:p>三年級</text:p>
          </table:table-cell>
          <table:table-cell office:value-type="string" table:style-name="ce1">
            <text:p>undefined</text:p>
          </table:table-cell>
          <table:table-cell office:value-type="string" table:style-name="ce1">
            <text:p>sfd</text:p>
          </table:table-cell>
          <table:table-cell office:value-type="string" table:style-name="ce1">
            <text:p>undefined</text:p>
          </table:table-cell>
          <table:table-cell office:value-type="string" table:style-name="ce1">
            <text:p>fsd</text:p>
          </table:table-cell>
          <table:table-cell office:value-type="float" office:value="21" table:style-name="ce1">
            <text:p>21</text:p>
          </table:table-cell>
          <table:table-cell office:value-type="string" table:style-name="ce1">
            <text:p>undefined</text:p>
          </table:table-cell>
          <table:table-cell office:value-type="string" table:style-name="ce1">
            <text:p>undefined</text:p>
          </table:table-cell>
          <table:table-cell office:value-type="string" table:style-name="ce1">
            <text:p>通識選修(通識)</text:p>
          </table:table-cell>
          <table:table-cell office:value-type="string" table:style-name="ce1">
            <text:p>sfd</text:p>
          </table:table-cell>
          <table:table-cell office:value-type="string" table:style-name="ce1">
            <text:p>undefined</text:p>
          </table:table-cell>
          <table:table-cell office:value-type="string" table:style-name="ce1">
            <text:p>undefined</text:p>
          </table:table-cell>
          <table:table-cell office:value-type="string" table:style-name="ce1">
            <text:p>sdf</text:p>
          </table:table-cell>
          <table:table-cell office:value-type="string" table:style-name="ce1">
            <text:p>sdf</text:p>
          </table:table-cell>
          <table:table-cell office:value-type="string" table:style-name="ce1">
            <text:p>sdf</text:p>
          </table:table-cell>
          <table:table-cell table:number-columns-repeated="16361"/>
        </table:table-row>
        <table:table-row table:number-rows-repeated="2" table:style-name="ro2">
          <table:table-cell office:value-type="float" office:value="1132" table:style-name="ce4">
            <text:p>1132</text:p>
          </table:table-cell>
          <table:table-cell office:value-type="string" table:style-name="ce1">
            <text:p>周雪棻</text:p>
          </table:table-cell>
          <table:table-cell office:value-type="string" table:style-name="ce1">
            <text:p>undefined</text:p>
          </table:table-cell>
          <table:table-cell office:value-type="string" table:style-name="ce1">
            <text:p>undefined</text:p>
          </table:table-cell>
          <table:table-cell office:value-type="string" table:style-name="ce1">
            <text:p>護理系</text:p>
          </table:table-cell>
          <table:table-cell office:value-type="string" table:style-name="ce1">
            <text:p>學士後系</text:p>
          </table:table-cell>
          <table:table-cell office:value-type="float" office:value="58" table:style-name="ce1">
            <text:p>58</text:p>
          </table:table-cell>
          <table:table-cell office:value-type="string" table:style-name="ce1">
            <text:p>undefined</text:p>
          </table:table-cell>
          <table:table-cell office:value-type="float" office:value="1" table:style-name="ce1">
            <text:p>1</text:p>
          </table:table-cell>
          <table:table-cell office:value-type="string" table:style-name="ce1">
            <text:p>undefined</text:p>
          </table:table-cell>
          <table:table-cell office:value-type="string" table:style-name="ce1">
            <text:p>研究概論</text:p>
          </table:table-cell>
          <table:table-cell office:value-type="string" table:style-name="ce1">
            <text:p>undefined</text:p>
          </table:table-cell>
          <table:table-cell office:value-type="string" table:style-name="ce1">
            <text:p>周雪棻</text:p>
          </table:table-cell>
          <table:table-cell office:value-type="float" office:value="2" table:style-name="ce1">
            <text:p>2</text:p>
          </table:table-cell>
          <table:table-cell office:value-type="string" table:style-name="ce1">
            <text:p>undefined</text:p>
          </table:table-cell>
          <table:table-cell office:value-type="string" table:style-name="ce1">
            <text:p>undefined</text:p>
          </table:table-cell>
          <table:table-cell office:value-type="string" table:style-name="ce1">
            <text:p>專業選修(系所)</text:p>
          </table:table-cell>
          <table:table-cell office:value-type="string" table:style-name="ce1">
            <text:p>G304</text:p>
          </table:table-cell>
          <table:table-cell office:value-type="string" table:style-name="ce1">
            <text:p>undefined</text:p>
          </table:table-cell>
          <table:table-cell office:value-type="string" table:style-name="ce1">
            <text:p>undefined</text:p>
          </table:table-cell>
          <table:table-cell office:value-type="string" table:style-name="ce1">
            <text:p>1.修課限制：學士後、本系四技三年級以上、本系二技一般生。</text:p>
            <text:p>2.此為學士後護理系「實證健康照護」課程先修條件，建議選修。</text:p>
          </table:table-cell>
          <table:table-cell office:value-type="string" table:style-name="ce1">
            <text:p>本課程旨在提供學生基本的研究知識與批判技能，了解理論與知識之建立依據，並建立應用研究科學方法探索解決健康照護實務問題之基本概念，在實作課程中學生經由研究文獻批判之討論，提升對護理實務現象之研究質疑，進而能了解各類研究設計及相關之研究信效度等基本概念，提升團隊合作、克盡職責、批判性思考等能力，並反思臨床實務所面對之情境或問題。</text:p>
          </table:table-cell>
          <table:table-cell office:value-type="string" table:style-name="ce1">
            <text:p>This course provides students with the foundation of nursing research. Steps in the research process are introduced. This course prepares students to explore and solve problems regarding to scientific underpinnings of nursing research. A major emphasis of this course is to increase students' ability to formulate nursing research questions, to understand basic concepts such as research design and research-related reliability and validity, as well as to enhance students’ ability in teamwork, dedication, and critical thinking, and to reflect the contributions of research to advance nursing knowledge and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周雪棻</text:p>
          </table:table-cell>
          <table:table-cell office:value-type="string" table:style-name="ce1">
            <text:p>undefined</text:p>
          </table:table-cell>
          <table:table-cell office:value-type="string" table:style-name="ce1">
            <text:p>undefined</text:p>
          </table:table-cell>
          <table:table-cell office:value-type="string" table:style-name="ce1">
            <text:p>護理系</text:p>
          </table:table-cell>
          <table:table-cell office:value-type="string" table:style-name="ce1">
            <text:p>學士後系</text:p>
          </table:table-cell>
          <table:table-cell office:value-type="float" office:value="58" table:style-name="ce1">
            <text:p>58</text:p>
          </table:table-cell>
          <table:table-cell office:value-type="string" table:style-name="ce1">
            <text:p>undefined</text:p>
          </table:table-cell>
          <table:table-cell office:value-type="string" table:style-name="ce1">
            <text:p>一年級</text:p>
          </table:table-cell>
          <table:table-cell office:value-type="string" table:style-name="ce1">
            <text:p>undefined</text:p>
          </table:table-cell>
          <table:table-cell office:value-type="string" table:style-name="ce1">
            <text:p>研究概論</text:p>
          </table:table-cell>
          <table:table-cell office:value-type="string" table:style-name="ce1">
            <text:p>undefined</text:p>
          </table:table-cell>
          <table:table-cell office:value-type="string" table:style-name="ce1">
            <text:p>周雪棻</text:p>
          </table:table-cell>
          <table:table-cell office:value-type="float" office:value="2" table:style-name="ce1">
            <text:p>2</text:p>
          </table:table-cell>
          <table:table-cell office:value-type="string" table:style-name="ce1">
            <text:p>undefined</text:p>
          </table:table-cell>
          <table:table-cell office:value-type="string" table:style-name="ce1">
            <text:p>undefined</text:p>
          </table:table-cell>
          <table:table-cell office:value-type="string" table:style-name="ce1">
            <text:p>專業選修(系所)</text:p>
          </table:table-cell>
          <table:table-cell office:value-type="string" table:style-name="ce1">
            <text:p>G304</text:p>
          </table:table-cell>
          <table:table-cell office:value-type="string" table:style-name="ce1">
            <text:p>undefined</text:p>
          </table:table-cell>
          <table:table-cell office:value-type="string" table:style-name="ce1">
            <text:p>undefined</text:p>
          </table:table-cell>
          <table:table-cell office:value-type="string" table:style-name="ce1">
            <text:p>1.修課限制：學士後、本系四技三年級以上、本系二技一般生。</text:p>
            <text:p>2.此為學士後護理系「實證健康照護」課程先修條件，建議選修。</text:p>
          </table:table-cell>
          <table:table-cell office:value-type="string" table:style-name="ce1">
            <text:p>本課程旨在提供學生基本的研究知識與批判技能，了解理論與知識之建立依據，並建立應用研究科學方法探索解決健康照護實務問題之基本概念，在實作課程中學生經由研究文獻批判之討論，提升對護理實務現象之研究質疑，進而能了解各類研究設計及相關之研究信效度等基本概念，提升團隊合作、克盡職責、批判性思考等能力，並反思臨床實務所面對之情境或問題。</text:p>
          </table:table-cell>
          <table:table-cell office:value-type="string" table:style-name="ce1">
            <text:p>This course provides students with the foundation of nursing research. Steps in the research process are introduced. This course prepares students to explore and solve problems regarding to scientific underpinnings of nursing research. A major emphasis of this course is to increase students' ability to formulate nursing research questions, to understand basic concepts such as research design and research-related reliability and validity, as well as to enhance students’ ability in teamwork, dedication, and critical thinking, and to reflect the contributions of research to advance nursing knowledge and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周雪棻</text:p>
          </table:table-cell>
          <table:table-cell office:value-type="string" table:style-name="ce1">
            <text:p>undefined</text:p>
          </table:table-cell>
          <table:table-cell office:value-type="string" table:style-name="ce1">
            <text:p>undefined</text:p>
          </table:table-cell>
          <table:table-cell office:value-type="string" table:style-name="ce1">
            <text:p>護理系</text:p>
          </table:table-cell>
          <table:table-cell office:value-type="string" table:style-name="ce1">
            <text:p>學士後系</text:p>
          </table:table-cell>
          <table:table-cell office:value-type="float" office:value="58" table:style-name="ce1">
            <text:p>58</text:p>
          </table:table-cell>
          <table:table-cell office:value-type="string" table:style-name="ce1">
            <text:p>undefined</text:p>
          </table:table-cell>
          <table:table-cell office:value-type="string" table:style-name="ce1">
            <text:p>二年級</text:p>
          </table:table-cell>
          <table:table-cell office:value-type="string" table:style-name="ce1">
            <text:p>undefined</text:p>
          </table:table-cell>
          <table:table-cell office:value-type="string" table:style-name="ce1">
            <text:p>研究概論</text:p>
          </table:table-cell>
          <table:table-cell office:value-type="string" table:style-name="ce1">
            <text:p>undefined</text:p>
          </table:table-cell>
          <table:table-cell office:value-type="string" table:style-name="ce1">
            <text:p>周雪棻</text:p>
          </table:table-cell>
          <table:table-cell office:value-type="float" office:value="2" table:style-name="ce1">
            <text:p>2</text:p>
          </table:table-cell>
          <table:table-cell office:value-type="string" table:style-name="ce1">
            <text:p>undefined</text:p>
          </table:table-cell>
          <table:table-cell office:value-type="string" table:style-name="ce1">
            <text:p>undefined</text:p>
          </table:table-cell>
          <table:table-cell office:value-type="string" table:style-name="ce1">
            <text:p>專業選修(系所)</text:p>
          </table:table-cell>
          <table:table-cell office:value-type="string" table:style-name="ce1">
            <text:p>G304</text:p>
          </table:table-cell>
          <table:table-cell office:value-type="string" table:style-name="ce1">
            <text:p>undefined</text:p>
          </table:table-cell>
          <table:table-cell office:value-type="string" table:style-name="ce1">
            <text:p>undefined</text:p>
          </table:table-cell>
          <table:table-cell office:value-type="string" table:style-name="ce1">
            <text:p>1.修課限制：學士後、本系四技三年級以上、本系二技一般生。</text:p>
            <text:p>2.此為學士後護理系「實證健康照護」課程先修條件，建議選修。</text:p>
          </table:table-cell>
          <table:table-cell office:value-type="string" table:style-name="ce1">
            <text:p>本課程旨在提供學生基本的研究知識與批判技能，了解理論與知識之建立依據，並建立應用研究科學方法探索解決健康照護實務問題之基本概念，在實作課程中學生經由研究文獻批判之討論，提升對護理實務現象之研究質疑，進而能了解各類研究設計及相關之研究信效度等基本概念，提升團隊合作、克盡職責、批判性思考等能力，並反思臨床實務所面對之情境或問題。</text:p>
          </table:table-cell>
          <table:table-cell office:value-type="string" table:style-name="ce1">
            <text:p>This course provides students with the foundation of nursing research. Steps in the research process are introduced. This course prepares students to explore and solve problems regarding to scientific underpinnings of nursing research. A major emphasis of this course is to increase students' ability to formulate nursing research questions, to understand basic concepts such as research design and research-related reliability and validity, as well as to enhance students’ ability in teamwork, dedication, and critical thinking, and to reflect the contributions of research to advance nursing knowledge and practice.</text:p>
          </table:table-cell>
          <table:table-cell table:number-columns-repeated="16361"/>
        </table:table-row>
        <table:table-row table:style-name="ro2">
          <table:table-cell office:value-type="float" office:value="1132" table:style-name="ce4">
            <text:p>1132</text:p>
          </table:table-cell>
          <table:table-cell office:value-type="string" table:style-name="ce1">
            <text:p>周雪棻</text:p>
          </table:table-cell>
          <table:table-cell office:value-type="string" table:style-name="ce1">
            <text:p>undefined</text:p>
          </table:table-cell>
          <table:table-cell office:value-type="string" table:style-name="ce1">
            <text:p>undefined</text:p>
          </table:table-cell>
          <table:table-cell office:value-type="string" table:style-name="ce1">
            <text:p>護理系</text:p>
          </table:table-cell>
          <table:table-cell office:value-type="string" table:style-name="ce1">
            <text:p>學士後系</text:p>
          </table:table-cell>
          <table:table-cell office:value-type="float" office:value="58" table:style-name="ce1">
            <text:p>58</text:p>
          </table:table-cell>
          <table:table-cell office:value-type="string" table:style-name="ce1">
            <text:p>undefined</text:p>
          </table:table-cell>
          <table:table-cell office:value-type="string" table:style-name="ce1">
            <text:p>一年級</text:p>
          </table:table-cell>
          <table:table-cell office:value-type="string" table:style-name="ce1">
            <text:p>undefined</text:p>
          </table:table-cell>
          <table:table-cell office:value-type="string" table:style-name="ce1">
            <text:p>研究概論</text:p>
          </table:table-cell>
          <table:table-cell office:value-type="string" table:style-name="ce1">
            <text:p>undefined</text:p>
          </table:table-cell>
          <table:table-cell office:value-type="string" table:style-name="ce1">
            <text:p>周雪棻</text:p>
          </table:table-cell>
          <table:table-cell office:value-type="float" office:value="2" table:style-name="ce1">
            <text:p>2</text:p>
          </table:table-cell>
          <table:table-cell office:value-type="string" table:style-name="ce1">
            <text:p>undefined</text:p>
          </table:table-cell>
          <table:table-cell office:value-type="string" table:style-name="ce1">
            <text:p>undefined</text:p>
          </table:table-cell>
          <table:table-cell office:value-type="string" table:style-name="ce1">
            <text:p>專業選修(系所)</text:p>
          </table:table-cell>
          <table:table-cell office:value-type="string" table:style-name="ce1">
            <text:p>G304</text:p>
          </table:table-cell>
          <table:table-cell office:value-type="string" table:style-name="ce1">
            <text:p>undefined</text:p>
          </table:table-cell>
          <table:table-cell office:value-type="string" table:style-name="ce1">
            <text:p>undefined</text:p>
          </table:table-cell>
          <table:table-cell office:value-type="string" table:style-name="ce1">
            <text:p>1.修課限制：學士後、本系四技三年級以上、本系二技一般生。</text:p>
            <text:p>2.此為學士後護理系「實證健康照護」課程先修條件，建議選修。</text:p>
          </table:table-cell>
          <table:table-cell office:value-type="string" table:style-name="ce1">
            <text:p>本課程旨在提供學生基本的研究知識與批判技能，了解理論與知識之建立依據，並建立應用研究科學方法探索解決健康照護實務問題之基本概念，在實作課程中學生經由研究文獻批判之討論，提升對護理實務現象之研究質疑，進而能了解各類研究設計及相關之研究信效度等基本概念，提升團隊合作、克盡職責、批判性思考等能力，並反思臨床實務所面對之情境或問題。</text:p>
          </table:table-cell>
          <table:table-cell office:value-type="string" table:style-name="ce1">
            <text:p>This course provides students with the foundation of nursing research. Steps in the research process are introduced. This course prepares students to explore and solve problems regarding to scientific underpinnings of nursing research. A major emphasis of this course is to increase students' ability to formulate nursing research questions, to understand basic concepts such as research design and research-related reliability and validity, as well as to enhance students’ ability in teamwork, dedication, and critical thinking, and to reflect the contributions of research to advance nursing knowledge and practice.</text:p>
          </table:table-cell>
          <table:table-cell table:number-columns-repeated="16361"/>
        </table:table-row>
        <table:table-row table:style-name="ro20">
          <table:table-cell office:value-type="float" office:value="1132" table:style-name="ce4">
            <text:p>1132</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運動保健系</text:p>
          </table:table-cell>
          <table:table-cell office:value-type="string" table:style-name="ce1">
            <text:p>學士後學位學程</text:p>
          </table:table-cell>
          <table:table-cell office:value-type="float" office:value="2" table:style-name="ce1">
            <text:p>2</text:p>
          </table:table-cell>
          <table:table-cell office:value-type="string" table:style-name="ce1">
            <text:p>undefined</text:p>
          </table:table-cell>
          <table:table-cell office:value-type="string" table:style-name="ce1">
            <text:p>一年級</text:p>
          </table:table-cell>
          <table:table-cell office:value-type="string" table:style-name="ce1">
            <text:p>undefined</text:p>
          </table:table-cell>
          <table:table-cell office:value-type="float" office:value="1" table:style-name="ce1">
            <text:p>1</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通識必修(通識)</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1"/>
        </table:table-row>
        <table:table-row table:style-name="ro20">
          <table:table-cell office:value-type="float" office:value="1132" table:style-name="ce4">
            <text:p>1132</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運動保健系</text:p>
          </table:table-cell>
          <table:table-cell office:value-type="string" table:style-name="ce1">
            <text:p>學士後學位學程</text:p>
          </table:table-cell>
          <table:table-cell office:value-type="float" office:value="1" table:style-name="ce1">
            <text:p>1</text:p>
          </table:table-cell>
          <table:table-cell office:value-type="string" table:style-name="ce1">
            <text:p>undefined</text:p>
          </table:table-cell>
          <table:table-cell office:value-type="string" table:style-name="ce1">
            <text:p>一年級</text:p>
          </table:table-cell>
          <table:table-cell office:value-type="string" table:style-name="ce1">
            <text:p>undefined</text:p>
          </table:table-cell>
          <table:table-cell office:value-type="float" office:value="1" table:style-name="ce1">
            <text:p>1</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通識必修(通識)</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1"/>
        </table:table-row>
        <table:table-row table:style-name="ro19">
          <table:table-cell office:value-type="float" office:value="1132" table:style-name="ce4">
            <text:p>1132</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運動保健系</text:p>
          </table:table-cell>
          <table:table-cell office:value-type="string" table:style-name="ce1">
            <text:p>四年制</text:p>
          </table:table-cell>
          <table:table-cell office:value-type="float" office:value="4" table:style-name="ce1">
            <text:p>4</text:p>
          </table:table-cell>
          <table:table-cell office:value-type="string" table:style-name="ce1">
            <text:p>undefined</text:p>
          </table:table-cell>
          <table:table-cell office:value-type="string" table:style-name="ce1">
            <text:p>一年級</text:p>
          </table:table-cell>
          <table:table-cell office:value-type="string" table:style-name="ce1">
            <text:p>undefined</text:p>
          </table:table-cell>
          <table:table-cell office:value-type="float" office:value="1" table:style-name="ce1">
            <text:p>1</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string" table:style-name="ce1">
            <text:p>專業必修(系所)</text:p>
          </table:table-cell>
          <table:table-cell office:value-type="float" office:value="1" table:style-name="ce1">
            <text:p>1</text:p>
          </table:table-cell>
          <table:table-cell office:value-type="string" table:style-name="ce1">
            <text:p>undefined</text:p>
          </table:table-cell>
          <table:table-cell office:value-type="string" table:style-name="ce1">
            <text:p>undefined</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1"/>
        </table:table-row>
        <table:table-row table:style-name="ro19">
          <table:table-cell office:value-type="float" office:value="1132" table:style-name="ce7">
            <text:p>1132</text:p>
          </table:table-cell>
          <table:table-cell office:value-type="float" office:value="2" table:style-name="ce8">
            <text:p>2</text:p>
          </table:table-cell>
          <table:table-cell office:value-type="string" table:style-name="ce8">
            <text:p>undefined</text:p>
          </table:table-cell>
          <table:table-cell office:value-type="string" table:style-name="ce8">
            <text:p>undefined</text:p>
          </table:table-cell>
          <table:table-cell office:value-type="string" table:style-name="ce8">
            <text:p>語言治療與聽力學系</text:p>
          </table:table-cell>
          <table:table-cell office:value-type="string" table:style-name="ce8">
            <text:p>碩士班</text:p>
          </table:table-cell>
          <table:table-cell office:value-type="float" office:value="2" table:style-name="ce8">
            <text:p>2</text:p>
          </table:table-cell>
          <table:table-cell office:value-type="string" table:style-name="ce8">
            <text:p>undefined</text:p>
          </table:table-cell>
          <table:table-cell office:value-type="string" table:style-name="ce8">
            <text:p>一年級</text:p>
          </table:table-cell>
          <table:table-cell office:value-type="string" table:style-name="ce8">
            <text:p>undefined</text:p>
          </table:table-cell>
          <table:table-cell office:value-type="float" office:value="2" table:style-name="ce8">
            <text:p>2</text:p>
          </table:table-cell>
          <table:table-cell office:value-type="string" table:style-name="ce8">
            <text:p>undefined</text:p>
          </table:table-cell>
          <table:table-cell office:value-type="float" office:value="2" table:style-name="ce8">
            <text:p>2</text:p>
          </table:table-cell>
          <table:table-cell office:value-type="float" office:value="2" table:style-name="ce8">
            <text:p>2</text:p>
          </table:table-cell>
          <table:table-cell office:value-type="string" table:style-name="ce8">
            <text:p>undefined</text:p>
          </table:table-cell>
          <table:table-cell office:value-type="string" table:style-name="ce8">
            <text:p>undefined</text:p>
          </table:table-cell>
          <table:table-cell office:value-type="string" table:style-name="ce8">
            <text:p>專業必修(系所)</text:p>
          </table:table-cell>
          <table:table-cell office:value-type="float" office:value="2" table:style-name="ce8">
            <text:p>2</text:p>
          </table:table-cell>
          <table:table-cell office:value-type="string" table:style-name="ce8">
            <text:p>undefined</text:p>
          </table:table-cell>
          <table:table-cell office:value-type="string" table:style-name="ce8">
            <text:p>undefined</text:p>
          </table:table-cell>
          <table:table-cell office:value-type="float" office:value="2" table:style-name="ce8">
            <text:p>2</text:p>
          </table:table-cell>
          <table:table-cell office:value-type="float" office:value="2" table:style-name="ce8">
            <text:p>2</text:p>
          </table:table-cell>
          <table:table-cell office:value-type="float" office:value="2" table:style-name="ce8">
            <text:p>2</text:p>
          </table:table-cell>
          <table:table-cell table:number-columns-repeated="16361"/>
        </table:table-row>
        <table:table-row table:number-rows-repeated="1047892" table:style-name="ro1">
          <table:table-cell table:number-columns-repeated="16384"/>
        </table:table-row>
      </table:table>
      <table:database-ranges>
        <table:database-range table:target-range-address="courses_(6).A1:courses_(6).W684" table:name="表格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新細明體" svg:font-family="新細明體"/>
  </office:font-face-decls>
  <office:styles>
    <number:number-style style:name="N0">
      <number:number number:min-integer-digits="1"/>
    </number:number-style>
    <style:style style:name="_50_0_37__32_-_32__36628__33394_1" style:display-name="20% - 輔色1" style:family="table-cell" style:data-style-name="N0">
      <style:table-cell-properties fo:background-color="#D9E1F2"/>
    </style:style>
    <style:style style:name="_50_0_37__32_-_32__36628__33394_2" style:display-name="20% - 輔色2" style:family="table-cell" style:data-style-name="N0">
      <style:table-cell-properties fo:background-color="#FCE4D6"/>
    </style:style>
    <style:style style:name="_50_0_37__32_-_32__36628__33394_3" style:display-name="20% - 輔色3" style:family="table-cell" style:data-style-name="N0">
      <style:table-cell-properties fo:background-color="#EDEDED"/>
    </style:style>
    <style:style style:name="_50_0_37__32_-_32__36628__33394_4" style:display-name="20% - 輔色4" style:family="table-cell" style:data-style-name="N0">
      <style:table-cell-properties fo:background-color="#FFF2CC"/>
    </style:style>
    <style:style style:name="_50_0_37__32_-_32__36628__33394_5" style:display-name="20% - 輔色5" style:family="table-cell" style:data-style-name="N0">
      <style:table-cell-properties fo:background-color="#DDEBF7"/>
    </style:style>
    <style:style style:name="_50_0_37__32_-_32__36628__33394_6" style:display-name="20% - 輔色6" style:family="table-cell" style:data-style-name="N0">
      <style:table-cell-properties fo:background-color="#E2EFDA"/>
    </style:style>
    <style:style style:name="_52_0_37__32_-_32__36628__33394_1" style:display-name="40% - 輔色1" style:family="table-cell" style:data-style-name="N0">
      <style:table-cell-properties fo:background-color="#B4C6E7"/>
    </style:style>
    <style:style style:name="_52_0_37__32_-_32__36628__33394_2" style:display-name="40% - 輔色2" style:family="table-cell" style:data-style-name="N0">
      <style:table-cell-properties fo:background-color="#F8CBAD"/>
    </style:style>
    <style:style style:name="_52_0_37__32_-_32__36628__33394_3" style:display-name="40% - 輔色3" style:family="table-cell" style:data-style-name="N0">
      <style:table-cell-properties fo:background-color="#DBDBDB"/>
    </style:style>
    <style:style style:name="_52_0_37__32_-_32__36628__33394_4" style:display-name="40% - 輔色4" style:family="table-cell" style:data-style-name="N0">
      <style:table-cell-properties fo:background-color="#FFE699"/>
    </style:style>
    <style:style style:name="_52_0_37__32_-_32__36628__33394_5" style:display-name="40% - 輔色5" style:family="table-cell" style:data-style-name="N0">
      <style:table-cell-properties fo:background-color="#BDD7EE"/>
    </style:style>
    <style:style style:name="_52_0_37__32_-_32__36628__33394_6" style:display-name="40% - 輔色6" style:family="table-cell" style:data-style-name="N0">
      <style:table-cell-properties fo:background-color="#C6E0B4"/>
    </style:style>
    <style:style style:name="_54_0_37__32_-_32__36628__33394_1" style:display-name="60% - 輔色1" style:family="table-cell" style:data-style-name="N0">
      <style:table-cell-properties fo:background-color="#8EA9DB"/>
    </style:style>
    <style:style style:name="_54_0_37__32_-_32__36628__33394_2" style:display-name="60% - 輔色2" style:family="table-cell" style:data-style-name="N0">
      <style:table-cell-properties fo:background-color="#F4B084"/>
    </style:style>
    <style:style style:name="_54_0_37__32_-_32__36628__33394_3" style:display-name="60% - 輔色3" style:family="table-cell" style:data-style-name="N0">
      <style:table-cell-properties fo:background-color="#C9C9C9"/>
    </style:style>
    <style:style style:name="_54_0_37__32_-_32__36628__33394_4" style:display-name="60% - 輔色4" style:family="table-cell" style:data-style-name="N0">
      <style:table-cell-properties fo:background-color="#FFD966"/>
    </style:style>
    <style:style style:name="_54_0_37__32_-_32__36628__33394_5" style:display-name="60% - 輔色5" style:family="table-cell" style:data-style-name="N0">
      <style:table-cell-properties fo:background-color="#9BC2E6"/>
    </style:style>
    <style:style style:name="_54_0_37__32_-_32__36628__33394_6" style:display-name="60% - 輔色6" style:family="table-cell" style:data-style-name="N0">
      <style:table-cell-properties fo:background-color="#A9D08E"/>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0013__31561_" style:display-name="中等" style:family="table-cell" style:data-style-name="N0">
      <style:table-cell-properties fo:background-color="#FFEB9C"/>
      <style:text-properties fo:color="#9C5700"/>
    </style:style>
    <style:style style:name="_21512__35336_" style:display-name="合計"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_22909_" style:display-name="好" style:family="table-cell" style:data-style-name="N0">
      <style:table-cell-properties fo:background-color="#C6EFCE"/>
      <style:text-properties fo:color="#006100"/>
    </style:style>
    <style:style style:name="_35336__31639__26041__24335_" style:display-name="計算方式" style:family="table-cell" style:data-style-name="N0">
      <style:table-cell-properties fo:border="thin solid #7F7F7F" fo:background-color="#F2F2F2"/>
      <style:text-properties fo:color="#FA7D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8001" fo:border-left="none" fo:border-right="none"/>
      <style:text-properties fo:color="#FA7D00"/>
    </style:style>
    <style:style style:name="_20633__35387_" style:display-name="備註" style:family="table-cell" style:data-style-name="N0">
      <style:table-cell-properties fo:border="thin solid #B2B2B2" fo:background-color="#FFFFCC"/>
    </style:style>
    <style:style style:name="_35498__26126__25991__23383_" style:display-name="說明文字" style:family="table-cell" style:data-style-name="N0">
      <style:text-properties fo:color="#7F7F7F" fo:font-style="italic" style:font-style-asian="italic" style:font-style-complex="italic"/>
    </style:style>
    <style:style style:name="_36628__33394_1" style:display-name="輔色1" style:family="table-cell" style:data-style-name="N0">
      <style:table-cell-properties fo:background-color="#4472C4"/>
      <style:text-properties fo:color="#FFFFFF"/>
    </style:style>
    <style:style style:name="_36628__33394_2" style:display-name="輔色2" style:family="table-cell" style:data-style-name="N0">
      <style:table-cell-properties fo:background-color="#ED7D31"/>
      <style:text-properties fo:color="#FFFFFF"/>
    </style:style>
    <style:style style:name="_36628__33394_3" style:display-name="輔色3" style:family="table-cell" style:data-style-name="N0">
      <style:table-cell-properties fo:background-color="#A5A5A5"/>
      <style:text-properties fo:color="#FFFFFF"/>
    </style:style>
    <style:style style:name="_36628__33394_4" style:display-name="輔色4" style:family="table-cell" style:data-style-name="N0">
      <style:table-cell-properties fo:background-color="#FFC000"/>
      <style:text-properties fo:color="#FFFFFF"/>
    </style:style>
    <style:style style:name="_36628__33394_5" style:display-name="輔色5" style:family="table-cell" style:data-style-name="N0">
      <style:table-cell-properties fo:background-color="#5B9BD5"/>
      <style:text-properties fo:color="#FFFFFF"/>
    </style:style>
    <style:style style:name="_36628__33394_6" style:display-name="輔色6" style:family="table-cell" style:data-style-name="N0">
      <style:table-cell-properties fo:background-color="#70AD47"/>
      <style:text-properties fo:color="#FFFFFF"/>
    </style:style>
    <style:style style:name="_27161__38988_" style:display-name="標題" style:family="table-cell" style:data-style-name="N0">
      <style:text-properties fo:color="#44546A" fo:font-size="18pt" style:font-size-asian="18pt" style:font-size-complex="18pt"/>
    </style:style>
    <style:style style:name="_27161__38988__32_1" style:display-name="標題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_27161__38988__32_4" style:display-name="標題 4" style:family="table-cell" style:data-style-name="N0">
      <style:text-properties fo:color="#44546A" fo:font-size="11pt" style:font-size-asian="11pt" style:font-size-complex="11pt" fo:font-weight="bold" style:font-weight-asian="bold" style:font-weight-complex="bold"/>
    </style:style>
    <style:style style:name="_36664__20837_" style:display-name="輸入" style:family="table-cell" style:data-style-name="N0">
      <style:table-cell-properties fo:border="thin solid #7F7F7F" fo:background-color="#FFCC99"/>
      <style:text-properties fo:color="#3F3F76"/>
    </style:style>
    <style:style style:name="_36664__20986_" style:display-name="輸出" style:family="table-cell" style:data-style-name="N0">
      <style:table-cell-properties fo:border="thin solid #3F3F3F" fo:background-color="#F2F2F2"/>
      <style:text-properties fo:color="#3F3F3F" fo:font-weight="bold" style:font-weight-asian="bold" style:font-weight-complex="bold"/>
    </style:style>
    <style:style style:name="_27298__26597__20786__23384__26684_" style:display-name="檢查儲存格" style:family="table-cell" style:data-style-name="N0">
      <style:table-cell-properties fo:border="thin double #3F3F3F" fo:background-color="#A5A5A5"/>
      <style:text-properties fo:color="#FFFFFF" fo:font-weight="bold" style:font-weight-asian="bold" style:font-weight-complex="bold"/>
    </style:style>
    <style:style style:name="_22750_" style:display-name="壞" style:family="table-cell" style:data-style-name="N0">
      <style:table-cell-properties fo:background-color="#FFC7CE"/>
      <style:text-properties fo:color="#9C0006"/>
    </style:style>
    <style:style style:name="_35686__21578__25991__23383_" style:display-name="警告文字" style:family="table-cell" style:data-style-name="N0">
      <style:text-properties fo:color="#FF0000"/>
    </style:style>
  </office:styles>
  <office:automatic-styles>
    <style:page-layout style:name="pm1">
      <style:page-layout-properties fo:margin-top="0.3in" fo:margin-bottom="0.3in" fo:margin-left="0.7in" fo:margin-right="0.7in" style:print-orientation="landscape"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meta:initial-creator>yuting</meta:initial-creator>
    <dc:creator>郁婷 孫</dc:creator>
    <meta:creation-date>2024-12-24T10:57:31Z</meta:creation-date>
    <dc:date>2024-12-24T11:14:55Z</dc:date>
    <meta:print-date>2024-12-24T11:08:51Z</meta:print-date>
  </office:meta>
</office:document-meta>
</file>